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I1:'10 percent'.I1 '10 percent'.I2:'10 percent'.I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J1:'10 percent'.J1 '10 percent'.J2:'10 percent'.J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K1:'10 percent'.K1 '10 percent'.K2:'10 percent'.K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5">
            <text:p>0.0000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5">
            <text:p>0.0000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1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1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7.9">
            <text:p>1397.9</text:p>
          </table:table-cell>
          <table:table-cell table:formula="of:=[.Q3]*1000000" office:value-type="float" office:value="0.18281">
            <text:p>0.18281</text:p>
          </table:table-cell>
          <table:table-cell table:formula="of:=[.R3]*1000000" office:value-type="float" office:value="0.021004">
            <text:p>0.021004</text:p>
          </table:table-cell>
          <table:table-cell table:formula="of:=[.S3]*1000000" office:value-type="float" office:value="0.17559">
            <text:p>0.17559</text:p>
          </table:table-cell>
          <table:table-cell table:formula="of:=[.T3]*1000000" office:value-type="float" office:value="0.010766">
            <text:p>0.010766</text:p>
          </table:table-cell>
          <table:table-cell table:formula="of:=[.U3]*1000000" office:value-type="float" office:value="19.007">
            <text:p>19.007</text:p>
          </table:table-cell>
          <table:table-cell table:formula="of:=[.V3]*1000000" office:value-type="float" office:value="0.000039837">
            <text:p>0.000039837</text:p>
          </table:table-cell>
          <table:table-cell table:formula="of:=[.W3]*1000000" office:value-type="float" office:value="1397.9">
            <text:p>1397.9</text:p>
          </table:table-cell>
          <table:table-cell table:formula="of:=[.X3]*1000000" office:value-type="float" office:value="0.18356">
            <text:p>0.18356</text:p>
          </table:table-cell>
          <table:table-cell table:formula="of:=[.Y3]*1000000" office:value-type="float" office:value="0.021535">
            <text:p>0.021535</text:p>
          </table:table-cell>
          <table:table-cell table:formula="of:=[.Z3]*1000000" office:value-type="float" office:value="0.17992">
            <text:p>0.17992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9.007">
            <text:p>19.007</text:p>
          </table:table-cell>
          <table:table-cell table:formula="of:=[.AC3]*1000000" office:value-type="float" office:value="0.000039837">
            <text:p>0.000039837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1.8281e-07</text:p>
          </table:table-cell>
          <table:table-cell table:style-name="ce1" office:value-type="string">
            <text:p>2.1004e-08</text:p>
          </table:table-cell>
          <table:table-cell table:style-name="ce1" office:value-type="string">
            <text:p>1.7559e-07</text:p>
          </table:table-cell>
          <table:table-cell table:style-name="ce1" office:value-type="string">
            <text:p>1.0766e-08</text:p>
          </table:table-cell>
          <table:table-cell table:style-name="ce1" office:value-type="string">
            <text:p>1.9007e-05</text:p>
          </table:table-cell>
          <table:table-cell table:style-name="ce1" office:value-type="string">
            <text:p>3.9837e-11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1.8356e-07</text:p>
          </table:table-cell>
          <table:table-cell table:style-name="ce1" office:value-type="string">
            <text:p>2.1535e-08</text:p>
          </table:table-cell>
          <table:table-cell table:style-name="ce1" office:value-type="string">
            <text:p>1.7992e-07</text:p>
          </table:table-cell>
          <table:table-cell office:value-type="float" office:value="0">
            <text:p>0</text:p>
          </table:table-cell>
          <table:table-cell table:style-name="ce1" office:value-type="string">
            <text:p>1.9007e-05</text:p>
          </table:table-cell>
          <table:table-cell table:style-name="ce1" office:value-type="string">
            <text:p>3.9837e-11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4.6">
            <text:p>1394.6</text:p>
          </table:table-cell>
          <table:table-cell table:formula="of:=[.Q4]*1000000" office:value-type="float" office:value="1.0359">
            <text:p>1.0359</text:p>
          </table:table-cell>
          <table:table-cell table:formula="of:=[.R4]*1000000" office:value-type="float" office:value="0.14576">
            <text:p>0.14576</text:p>
          </table:table-cell>
          <table:table-cell table:formula="of:=[.S4]*1000000" office:value-type="float" office:value="1.5313">
            <text:p>1.5313</text:p>
          </table:table-cell>
          <table:table-cell table:formula="of:=[.T4]*1000000" office:value-type="float" office:value="0.037356">
            <text:p>0.037356</text:p>
          </table:table-cell>
          <table:table-cell table:formula="of:=[.U4]*1000000" office:value-type="float" office:value="17.913">
            <text:p>17.913</text:p>
          </table:table-cell>
          <table:table-cell table:formula="of:=[.V4]*1000000" office:value-type="float" office:value="0.000031469">
            <text:p>0.000031469</text:p>
          </table:table-cell>
          <table:table-cell table:formula="of:=[.W4]*1000000" office:value-type="float" office:value="1394.6">
            <text:p>1394.6</text:p>
          </table:table-cell>
          <table:table-cell table:formula="of:=[.X4]*1000000" office:value-type="float" office:value="1.0353">
            <text:p>1.0353</text:p>
          </table:table-cell>
          <table:table-cell table:formula="of:=[.Y4]*1000000" office:value-type="float" office:value="0.14713">
            <text:p>0.14713</text:p>
          </table:table-cell>
          <table:table-cell table:formula="of:=[.Z4]*1000000" office:value-type="float" office:value="1.6429">
            <text:p>1.6429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7.912">
            <text:p>17.912</text:p>
          </table:table-cell>
          <table:table-cell table:formula="of:=[.AC4]*1000000" office:value-type="float" office:value="0.00003147">
            <text:p>0.00003147</text:p>
          </table:table-cell>
          <table:table-cell office:value-type="float" office:value="0.0013946">
            <text:p>0.0013946</text:p>
          </table:table-cell>
          <table:table-cell table:style-name="ce1" office:value-type="string">
            <text:p>1.0359e-06</text:p>
          </table:table-cell>
          <table:table-cell table:style-name="ce1" office:value-type="string">
            <text:p>1.4576e-07</text:p>
          </table:table-cell>
          <table:table-cell table:style-name="ce1" office:value-type="string">
            <text:p>1.5313e-06</text:p>
          </table:table-cell>
          <table:table-cell table:style-name="ce1" office:value-type="string">
            <text:p>3.7356e-08</text:p>
          </table:table-cell>
          <table:table-cell table:style-name="ce1" office:value-type="string">
            <text:p>1.7913e-05</text:p>
          </table:table-cell>
          <table:table-cell table:style-name="ce1" office:value-type="string">
            <text:p>3.1469e-11</text:p>
          </table:table-cell>
          <table:table-cell office:value-type="float" office:value="0.0013946">
            <text:p>0.0013946</text:p>
          </table:table-cell>
          <table:table-cell table:style-name="ce1" office:value-type="string">
            <text:p>1.0353e-06</text:p>
          </table:table-cell>
          <table:table-cell table:style-name="ce1" office:value-type="string">
            <text:p>1.4713e-07</text:p>
          </table:table-cell>
          <table:table-cell table:style-name="ce1" office:value-type="string">
            <text:p>1.6429e-06</text:p>
          </table:table-cell>
          <table:table-cell office:value-type="float" office:value="0">
            <text:p>0</text:p>
          </table:table-cell>
          <table:table-cell table:style-name="ce1" office:value-type="string">
            <text:p>1.7912e-05</text:p>
          </table:table-cell>
          <table:table-cell table:style-name="ce1" office:value-type="string">
            <text:p>3.147e-11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82.3">
            <text:p>1382.3</text:p>
          </table:table-cell>
          <table:table-cell table:formula="of:=[.Q5]*1000000" office:value-type="float" office:value="4.6262">
            <text:p>4.6262</text:p>
          </table:table-cell>
          <table:table-cell table:formula="of:=[.R5]*1000000" office:value-type="float" office:value="0.64669">
            <text:p>0.64669</text:p>
          </table:table-cell>
          <table:table-cell table:formula="of:=[.S5]*1000000" office:value-type="float" office:value="3.8206">
            <text:p>3.8206</text:p>
          </table:table-cell>
          <table:table-cell table:formula="of:=[.T5]*1000000" office:value-type="float" office:value="0.076883">
            <text:p>0.076883</text:p>
          </table:table-cell>
          <table:table-cell table:formula="of:=[.U5]*1000000" office:value-type="float" office:value="15.617">
            <text:p>15.617</text:p>
          </table:table-cell>
          <table:table-cell table:formula="of:=[.V5]*1000000" office:value-type="float" office:value="0.000022729">
            <text:p>0.000022729</text:p>
          </table:table-cell>
          <table:table-cell table:formula="of:=[.W5]*1000000" office:value-type="float" office:value="1382.3">
            <text:p>1382.3</text:p>
          </table:table-cell>
          <table:table-cell table:formula="of:=[.X5]*1000000" office:value-type="float" office:value="4.6236">
            <text:p>4.6236</text:p>
          </table:table-cell>
          <table:table-cell table:formula="of:=[.Y5]*1000000" office:value-type="float" office:value="0.64894">
            <text:p>0.64894</text:p>
          </table:table-cell>
          <table:table-cell table:formula="of:=[.Z5]*1000000" office:value-type="float" office:value="4.2726">
            <text:p>4.2726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5.616">
            <text:p>15.616</text:p>
          </table:table-cell>
          <table:table-cell table:formula="of:=[.AC5]*1000000" office:value-type="float" office:value="0.000022729">
            <text:p>0.000022729</text:p>
          </table:table-cell>
          <table:table-cell office:value-type="float" office:value="0.0013823">
            <text:p>0.0013823</text:p>
          </table:table-cell>
          <table:table-cell table:style-name="ce1" office:value-type="string">
            <text:p>4.6262e-06</text:p>
          </table:table-cell>
          <table:table-cell table:style-name="ce1" office:value-type="string">
            <text:p>6.4669e-07</text:p>
          </table:table-cell>
          <table:table-cell table:style-name="ce1" office:value-type="string">
            <text:p>3.8206e-06</text:p>
          </table:table-cell>
          <table:table-cell table:style-name="ce1" office:value-type="string">
            <text:p>7.6883e-08</text:p>
          </table:table-cell>
          <table:table-cell table:style-name="ce1" office:value-type="string">
            <text:p>1.5617e-05</text:p>
          </table:table-cell>
          <table:table-cell table:style-name="ce1" office:value-type="string">
            <text:p>2.2729e-11</text:p>
          </table:table-cell>
          <table:table-cell office:value-type="float" office:value="0.0013823">
            <text:p>0.0013823</text:p>
          </table:table-cell>
          <table:table-cell table:style-name="ce1" office:value-type="string">
            <text:p>4.6236e-06</text:p>
          </table:table-cell>
          <table:table-cell table:style-name="ce1" office:value-type="string">
            <text:p>6.4894e-07</text:p>
          </table:table-cell>
          <table:table-cell table:style-name="ce1" office:value-type="string">
            <text:p>4.2726e-06</text:p>
          </table:table-cell>
          <table:table-cell office:value-type="float" office:value="0">
            <text:p>0</text:p>
          </table:table-cell>
          <table:table-cell table:style-name="ce1" office:value-type="string">
            <text:p>1.5616e-05</text:p>
          </table:table-cell>
          <table:table-cell table:style-name="ce1" office:value-type="string">
            <text:p>2.2729e-11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58.5">
            <text:p>1358.5</text:p>
          </table:table-cell>
          <table:table-cell table:formula="of:=[.Q6]*1000000" office:value-type="float" office:value="14.8">
            <text:p>14.8</text:p>
          </table:table-cell>
          <table:table-cell table:formula="of:=[.R6]*1000000" office:value-type="float" office:value="2.4299">
            <text:p>2.4299</text:p>
          </table:table-cell>
          <table:table-cell table:formula="of:=[.S6]*1000000" office:value-type="float" office:value="6.8106">
            <text:p>6.8106</text:p>
          </table:table-cell>
          <table:table-cell table:formula="of:=[.T6]*1000000" office:value-type="float" office:value="0.13704">
            <text:p>0.13704</text:p>
          </table:table-cell>
          <table:table-cell table:formula="of:=[.U6]*1000000" office:value-type="float" office:value="12.037">
            <text:p>12.037</text:p>
          </table:table-cell>
          <table:table-cell table:formula="of:=[.V6]*1000000" office:value-type="float" office:value="0.000013763">
            <text:p>0.000013763</text:p>
          </table:table-cell>
          <table:table-cell table:formula="of:=[.W6]*1000000" office:value-type="float" office:value="1358.5">
            <text:p>1358.5</text:p>
          </table:table-cell>
          <table:table-cell table:formula="of:=[.X6]*1000000" office:value-type="float" office:value="14.794">
            <text:p>14.794</text:p>
          </table:table-cell>
          <table:table-cell table:formula="of:=[.Y6]*1000000" office:value-type="float" office:value="2.4335">
            <text:p>2.4335</text:p>
          </table:table-cell>
          <table:table-cell table:formula="of:=[.Z6]*1000000" office:value-type="float" office:value="7.9369">
            <text:p>7.9369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2.035">
            <text:p>12.035</text:p>
          </table:table-cell>
          <table:table-cell table:formula="of:=[.AC6]*1000000" office:value-type="float" office:value="0.000013763">
            <text:p>0.000013763</text:p>
          </table:table-cell>
          <table:table-cell office:value-type="float" office:value="0.0013585">
            <text:p>0.0013585</text:p>
          </table:table-cell>
          <table:table-cell table:style-name="ce1" office:value-type="string">
            <text:p>1.48e-05</text:p>
          </table:table-cell>
          <table:table-cell table:style-name="ce1" office:value-type="string">
            <text:p>2.4299e-06</text:p>
          </table:table-cell>
          <table:table-cell table:style-name="ce1" office:value-type="string">
            <text:p>6.8106e-06</text:p>
          </table:table-cell>
          <table:table-cell table:style-name="ce1" office:value-type="string">
            <text:p>1.3704e-07</text:p>
          </table:table-cell>
          <table:table-cell table:style-name="ce1" office:value-type="string">
            <text:p>1.2037e-05</text:p>
          </table:table-cell>
          <table:table-cell table:style-name="ce1" office:value-type="string">
            <text:p>1.3763e-11</text:p>
          </table:table-cell>
          <table:table-cell office:value-type="float" office:value="0.0013585">
            <text:p>0.0013585</text:p>
          </table:table-cell>
          <table:table-cell table:style-name="ce1" office:value-type="string">
            <text:p>1.4794e-05</text:p>
          </table:table-cell>
          <table:table-cell table:style-name="ce1" office:value-type="string">
            <text:p>2.4335e-06</text:p>
          </table:table-cell>
          <table:table-cell table:style-name="ce1" office:value-type="string">
            <text:p>7.9369e-06</text:p>
          </table:table-cell>
          <table:table-cell office:value-type="float" office:value="0">
            <text:p>0</text:p>
          </table:table-cell>
          <table:table-cell table:style-name="ce1" office:value-type="string">
            <text:p>1.2035e-05</text:p>
          </table:table-cell>
          <table:table-cell table:style-name="ce1" office:value-type="string">
            <text:p>1.3763e-11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30.7">
            <text:p>1330.7</text:p>
          </table:table-cell>
          <table:table-cell table:formula="of:=[.Q7]*1000000" office:value-type="float" office:value="29.627">
            <text:p>29.627</text:p>
          </table:table-cell>
          <table:table-cell table:formula="of:=[.R7]*1000000" office:value-type="float" office:value="6.4552">
            <text:p>6.4552</text:p>
          </table:table-cell>
          <table:table-cell table:formula="of:=[.S7]*1000000" office:value-type="float" office:value="9.7228">
            <text:p>9.7228</text:p>
          </table:table-cell>
          <table:table-cell table:formula="of:=[.T7]*1000000" office:value-type="float" office:value="0.21673">
            <text:p>0.21673</text:p>
          </table:table-cell>
          <table:table-cell table:formula="of:=[.U7]*1000000" office:value-type="float" office:value="8.0424">
            <text:p>8.0424</text:p>
          </table:table-cell>
          <table:table-cell table:formula="of:=[.V7]*1000000" office:value-type="float" office:value="0.000006865">
            <text:p>0.000006865</text:p>
          </table:table-cell>
          <table:table-cell table:formula="of:=[.W7]*1000000" office:value-type="float" office:value="1330.7">
            <text:p>1330.7</text:p>
          </table:table-cell>
          <table:table-cell table:formula="of:=[.X7]*1000000" office:value-type="float" office:value="29.615">
            <text:p>29.615</text:p>
          </table:table-cell>
          <table:table-cell table:formula="of:=[.Y7]*1000000" office:value-type="float" office:value="6.4609">
            <text:p>6.4609</text:p>
          </table:table-cell>
          <table:table-cell table:formula="of:=[.Z7]*1000000" office:value-type="float" office:value="11.939">
            <text:p>11.939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8.0413">
            <text:p>8.0413</text:p>
          </table:table-cell>
          <table:table-cell table:formula="of:=[.AC7]*1000000" office:value-type="float" office:value="0.0000068652">
            <text:p>6.8652E-006</text:p>
          </table:table-cell>
          <table:table-cell office:value-type="float" office:value="0.0013307">
            <text:p>0.0013307</text:p>
          </table:table-cell>
          <table:table-cell table:style-name="ce1" office:value-type="string">
            <text:p>2.9627e-05</text:p>
          </table:table-cell>
          <table:table-cell table:style-name="ce1" office:value-type="string">
            <text:p>6.4552e-06</text:p>
          </table:table-cell>
          <table:table-cell table:style-name="ce1" office:value-type="string">
            <text:p>9.7228e-06</text:p>
          </table:table-cell>
          <table:table-cell table:style-name="ce1" office:value-type="string">
            <text:p>2.1673e-07</text:p>
          </table:table-cell>
          <table:table-cell table:style-name="ce1" office:value-type="string">
            <text:p>8.0424e-06</text:p>
          </table:table-cell>
          <table:table-cell table:style-name="ce1" office:value-type="string">
            <text:p>6.865e-12</text:p>
          </table:table-cell>
          <table:table-cell office:value-type="float" office:value="0.0013307">
            <text:p>0.0013307</text:p>
          </table:table-cell>
          <table:table-cell table:style-name="ce1" office:value-type="string">
            <text:p>2.9615e-05</text:p>
          </table:table-cell>
          <table:table-cell table:style-name="ce1" office:value-type="string">
            <text:p>6.4609e-06</text:p>
          </table:table-cell>
          <table:table-cell table:style-name="ce1" office:value-type="string">
            <text:p>1.1939e-05</text:p>
          </table:table-cell>
          <table:table-cell office:value-type="float" office:value="0">
            <text:p>0</text:p>
          </table:table-cell>
          <table:table-cell table:style-name="ce1" office:value-type="string">
            <text:p>8.0413e-06</text:p>
          </table:table-cell>
          <table:table-cell table:style-name="ce1" office:value-type="string">
            <text:p>6.8652e-12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02.7">
            <text:p>1302.7</text:p>
          </table:table-cell>
          <table:table-cell table:formula="of:=[.Q8]*1000000" office:value-type="float" office:value="45.192">
            <text:p>45.192</text:p>
          </table:table-cell>
          <table:table-cell table:formula="of:=[.R8]*1000000" office:value-type="float" office:value="13.013">
            <text:p>13.013</text:p>
          </table:table-cell>
          <table:table-cell table:formula="of:=[.S8]*1000000" office:value-type="float" office:value="11.321">
            <text:p>11.321</text:p>
          </table:table-cell>
          <table:table-cell table:formula="of:=[.T8]*1000000" office:value-type="float" office:value="0.31321">
            <text:p>0.31321</text:p>
          </table:table-cell>
          <table:table-cell table:formula="of:=[.U8]*1000000" office:value-type="float" office:value="4.8719">
            <text:p>4.8719</text:p>
          </table:table-cell>
          <table:table-cell table:formula="of:=[.V8]*1000000" office:value-type="float" office:value="0.0000029801">
            <text:p>2.9801E-006</text:p>
          </table:table-cell>
          <table:table-cell table:formula="of:=[.W8]*1000000" office:value-type="float" office:value="1302.7">
            <text:p>1302.7</text:p>
          </table:table-cell>
          <table:table-cell table:formula="of:=[.X8]*1000000" office:value-type="float" office:value="45.174">
            <text:p>45.174</text:p>
          </table:table-cell>
          <table:table-cell table:formula="of:=[.Y8]*1000000" office:value-type="float" office:value="13.021">
            <text:p>13.021</text:p>
          </table:table-cell>
          <table:table-cell table:formula="of:=[.Z8]*1000000" office:value-type="float" office:value="15.112">
            <text:p>15.112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4.8715">
            <text:p>4.8715</text:p>
          </table:table-cell>
          <table:table-cell table:formula="of:=[.AC8]*1000000" office:value-type="float" office:value="0.0000029802">
            <text:p>2.9802E-006</text:p>
          </table:table-cell>
          <table:table-cell office:value-type="float" office:value="0.0013027">
            <text:p>0.0013027</text:p>
          </table:table-cell>
          <table:table-cell table:style-name="ce1" office:value-type="string">
            <text:p>4.5192e-05</text:p>
          </table:table-cell>
          <table:table-cell table:style-name="ce1" office:value-type="string">
            <text:p>1.3013e-05</text:p>
          </table:table-cell>
          <table:table-cell table:style-name="ce1" office:value-type="string">
            <text:p>1.1321e-05</text:p>
          </table:table-cell>
          <table:table-cell table:style-name="ce1" office:value-type="string">
            <text:p>3.1321e-07</text:p>
          </table:table-cell>
          <table:table-cell table:style-name="ce1" office:value-type="string">
            <text:p>4.8719e-06</text:p>
          </table:table-cell>
          <table:table-cell table:style-name="ce1" office:value-type="string">
            <text:p>2.9801e-12</text:p>
          </table:table-cell>
          <table:table-cell office:value-type="float" office:value="0.0013027">
            <text:p>0.0013027</text:p>
          </table:table-cell>
          <table:table-cell table:style-name="ce1" office:value-type="string">
            <text:p>4.5174e-05</text:p>
          </table:table-cell>
          <table:table-cell table:style-name="ce1" office:value-type="string">
            <text:p>1.3021e-05</text:p>
          </table:table-cell>
          <table:table-cell table:style-name="ce1" office:value-type="string">
            <text:p>1.5112e-05</text:p>
          </table:table-cell>
          <table:table-cell office:value-type="float" office:value="0">
            <text:p>0</text:p>
          </table:table-cell>
          <table:table-cell table:style-name="ce1" office:value-type="string">
            <text:p>4.8715e-06</text:p>
          </table:table-cell>
          <table:table-cell table:style-name="ce1" office:value-type="string">
            <text:p>2.9802e-12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274.8">
            <text:p>1274.8</text:p>
          </table:table-cell>
          <table:table-cell table:formula="of:=[.Q9]*1000000" office:value-type="float" office:value="60.128">
            <text:p>60.128</text:p>
          </table:table-cell>
          <table:table-cell table:formula="of:=[.R9]*1000000" office:value-type="float" office:value="22.374">
            <text:p>22.374</text:p>
          </table:table-cell>
          <table:table-cell table:formula="of:=[.S9]*1000000" office:value-type="float" office:value="10.952">
            <text:p>10.952</text:p>
          </table:table-cell>
          <table:table-cell table:formula="of:=[.T9]*1000000" office:value-type="float" office:value="0.42552">
            <text:p>0.42552</text:p>
          </table:table-cell>
          <table:table-cell table:formula="of:=[.U9]*1000000" office:value-type="float" office:value="3.1705">
            <text:p>3.1705</text:p>
          </table:table-cell>
          <table:table-cell table:formula="of:=[.V9]*1000000" office:value-type="float" office:value="0.0000012433">
            <text:p>1.2433E-006</text:p>
          </table:table-cell>
          <table:table-cell table:formula="of:=[.W9]*1000000" office:value-type="float" office:value="1274.8">
            <text:p>1274.8</text:p>
          </table:table-cell>
          <table:table-cell table:formula="of:=[.X9]*1000000" office:value-type="float" office:value="60.102">
            <text:p>60.102</text:p>
          </table:table-cell>
          <table:table-cell table:formula="of:=[.Y9]*1000000" office:value-type="float" office:value="22.387">
            <text:p>22.387</text:p>
          </table:table-cell>
          <table:table-cell table:formula="of:=[.Z9]*1000000" office:value-type="float" office:value="16.823">
            <text:p>16.823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3.1707">
            <text:p>3.1707</text:p>
          </table:table-cell>
          <table:table-cell table:formula="of:=[.AC9]*1000000" office:value-type="float" office:value="0.0000012434">
            <text:p>1.2434E-006</text:p>
          </table:table-cell>
          <table:table-cell office:value-type="float" office:value="0.0012748">
            <text:p>0.0012748</text:p>
          </table:table-cell>
          <table:table-cell table:style-name="ce1" office:value-type="string">
            <text:p>6.0128e-05</text:p>
          </table:table-cell>
          <table:table-cell table:style-name="ce1" office:value-type="string">
            <text:p>2.2374e-05</text:p>
          </table:table-cell>
          <table:table-cell table:style-name="ce1" office:value-type="string">
            <text:p>1.0952e-05</text:p>
          </table:table-cell>
          <table:table-cell table:style-name="ce1" office:value-type="string">
            <text:p>4.2552e-07</text:p>
          </table:table-cell>
          <table:table-cell table:style-name="ce1" office:value-type="string">
            <text:p>3.1705e-06</text:p>
          </table:table-cell>
          <table:table-cell table:style-name="ce1" office:value-type="string">
            <text:p>1.2433e-12</text:p>
          </table:table-cell>
          <table:table-cell office:value-type="float" office:value="0.0012748">
            <text:p>0.0012748</text:p>
          </table:table-cell>
          <table:table-cell table:style-name="ce1" office:value-type="string">
            <text:p>6.0102e-05</text:p>
          </table:table-cell>
          <table:table-cell table:style-name="ce1" office:value-type="string">
            <text:p>2.2387e-05</text:p>
          </table:table-cell>
          <table:table-cell table:style-name="ce1" office:value-type="string">
            <text:p>1.6823e-05</text:p>
          </table:table-cell>
          <table:table-cell office:value-type="float" office:value="0">
            <text:p>0</text:p>
          </table:table-cell>
          <table:table-cell table:style-name="ce1" office:value-type="string">
            <text:p>3.1707e-06</text:p>
          </table:table-cell>
          <table:table-cell table:style-name="ce1" office:value-type="string">
            <text:p>1.2434e-12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250.6">
            <text:p>1250.6</text:p>
          </table:table-cell>
          <table:table-cell table:formula="of:=[.Q10]*1000000" office:value-type="float" office:value="71.903">
            <text:p>71.903</text:p>
          </table:table-cell>
          <table:table-cell table:formula="of:=[.R10]*1000000" office:value-type="float" office:value="32.972">
            <text:p>32.972</text:p>
          </table:table-cell>
          <table:table-cell table:formula="of:=[.S10]*1000000" office:value-type="float" office:value="9.6395">
            <text:p>9.6395</text:p>
          </table:table-cell>
          <table:table-cell table:formula="of:=[.T10]*1000000" office:value-type="float" office:value="0.53117">
            <text:p>0.53117</text:p>
          </table:table-cell>
          <table:table-cell table:formula="of:=[.U10]*1000000" office:value-type="float" office:value="2.436">
            <text:p>2.436</text:p>
          </table:table-cell>
          <table:table-cell table:formula="of:=[.V10]*1000000" office:value-type="float" office:value="0.00000065429">
            <text:p>6.5429E-007</text:p>
          </table:table-cell>
          <table:table-cell table:formula="of:=[.W10]*1000000" office:value-type="float" office:value="1250.6">
            <text:p>1250.6</text:p>
          </table:table-cell>
          <table:table-cell table:formula="of:=[.X10]*1000000" office:value-type="float" office:value="71.871">
            <text:p>71.871</text:p>
          </table:table-cell>
          <table:table-cell table:formula="of:=[.Y10]*1000000" office:value-type="float" office:value="32.988">
            <text:p>32.988</text:p>
          </table:table-cell>
          <table:table-cell table:formula="of:=[.Z10]*1000000" office:value-type="float" office:value="17.565">
            <text:p>17.565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2.4363">
            <text:p>2.4363</text:p>
          </table:table-cell>
          <table:table-cell table:formula="of:=[.AC10]*1000000" office:value-type="float" office:value="0.00000065431">
            <text:p>6.5431E-007</text:p>
          </table:table-cell>
          <table:table-cell office:value-type="float" office:value="0.0012506">
            <text:p>0.0012506</text:p>
          </table:table-cell>
          <table:table-cell table:style-name="ce1" office:value-type="string">
            <text:p>7.1903e-05</text:p>
          </table:table-cell>
          <table:table-cell table:style-name="ce1" office:value-type="string">
            <text:p>3.2972e-05</text:p>
          </table:table-cell>
          <table:table-cell table:style-name="ce1" office:value-type="string">
            <text:p>9.6395e-06</text:p>
          </table:table-cell>
          <table:table-cell table:style-name="ce1" office:value-type="string">
            <text:p>5.3117e-07</text:p>
          </table:table-cell>
          <table:table-cell table:style-name="ce1" office:value-type="string">
            <text:p>2.436e-06</text:p>
          </table:table-cell>
          <table:table-cell table:style-name="ce1" office:value-type="string">
            <text:p>6.5429e-13</text:p>
          </table:table-cell>
          <table:table-cell office:value-type="float" office:value="0.0012506">
            <text:p>0.0012506</text:p>
          </table:table-cell>
          <table:table-cell table:style-name="ce1" office:value-type="string">
            <text:p>7.1871e-05</text:p>
          </table:table-cell>
          <table:table-cell table:style-name="ce1" office:value-type="string">
            <text:p>3.2988e-05</text:p>
          </table:table-cell>
          <table:table-cell table:style-name="ce1" office:value-type="string">
            <text:p>1.7565e-05</text:p>
          </table:table-cell>
          <table:table-cell office:value-type="float" office:value="0">
            <text:p>0</text:p>
          </table:table-cell>
          <table:table-cell table:style-name="ce1" office:value-type="string">
            <text:p>2.4363e-06</text:p>
          </table:table-cell>
          <table:table-cell table:style-name="ce1" office:value-type="string">
            <text:p>6.5431e-13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227.4">
            <text:p>1227.4</text:p>
          </table:table-cell>
          <table:table-cell table:formula="of:=[.Q11]*1000000" office:value-type="float" office:value="81.802">
            <text:p>81.802</text:p>
          </table:table-cell>
          <table:table-cell table:formula="of:=[.R11]*1000000" office:value-type="float" office:value="45.387">
            <text:p>45.387</text:p>
          </table:table-cell>
          <table:table-cell table:formula="of:=[.S11]*1000000" office:value-type="float" office:value="8.1874">
            <text:p>8.1874</text:p>
          </table:table-cell>
          <table:table-cell table:formula="of:=[.T11]*1000000" office:value-type="float" office:value="0.63305">
            <text:p>0.63305</text:p>
          </table:table-cell>
          <table:table-cell table:formula="of:=[.U11]*1000000" office:value-type="float" office:value="1.9207">
            <text:p>1.9207</text:p>
          </table:table-cell>
          <table:table-cell table:formula="of:=[.V11]*1000000" office:value-type="float" office:value="0.0000004523">
            <text:p>4.523E-007</text:p>
          </table:table-cell>
          <table:table-cell table:formula="of:=[.W11]*1000000" office:value-type="float" office:value="1227.4">
            <text:p>1227.4</text:p>
          </table:table-cell>
          <table:table-cell table:formula="of:=[.X11]*1000000" office:value-type="float" office:value="81.764">
            <text:p>81.764</text:p>
          </table:table-cell>
          <table:table-cell table:formula="of:=[.Y11]*1000000" office:value-type="float" office:value="45.407">
            <text:p>45.407</text:p>
          </table:table-cell>
          <table:table-cell table:formula="of:=[.Z11]*1000000" office:value-type="float" office:value="18.084">
            <text:p>18.084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.9209">
            <text:p>1.9209</text:p>
          </table:table-cell>
          <table:table-cell table:formula="of:=[.AC11]*1000000" office:value-type="float" office:value="0.00000045231">
            <text:p>4.5231E-007</text:p>
          </table:table-cell>
          <table:table-cell office:value-type="float" office:value="0.0012274">
            <text:p>0.0012274</text:p>
          </table:table-cell>
          <table:table-cell table:style-name="ce1" office:value-type="string">
            <text:p>8.1802e-05</text:p>
          </table:table-cell>
          <table:table-cell table:style-name="ce1" office:value-type="string">
            <text:p>4.5387e-05</text:p>
          </table:table-cell>
          <table:table-cell table:style-name="ce1" office:value-type="string">
            <text:p>8.1874e-06</text:p>
          </table:table-cell>
          <table:table-cell table:style-name="ce1" office:value-type="string">
            <text:p>6.3305e-07</text:p>
          </table:table-cell>
          <table:table-cell table:style-name="ce1" office:value-type="string">
            <text:p>1.9207e-06</text:p>
          </table:table-cell>
          <table:table-cell table:style-name="ce1" office:value-type="string">
            <text:p>4.523e-13</text:p>
          </table:table-cell>
          <table:table-cell office:value-type="float" office:value="0.0012274">
            <text:p>0.0012274</text:p>
          </table:table-cell>
          <table:table-cell table:style-name="ce1" office:value-type="string">
            <text:p>8.1764e-05</text:p>
          </table:table-cell>
          <table:table-cell table:style-name="ce1" office:value-type="string">
            <text:p>4.5407e-05</text:p>
          </table:table-cell>
          <table:table-cell table:style-name="ce1" office:value-type="string">
            <text:p>1.80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9209e-06</text:p>
          </table:table-cell>
          <table:table-cell table:style-name="ce1" office:value-type="string">
            <text:p>4.5231e-13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205.6">
            <text:p>1205.6</text:p>
          </table:table-cell>
          <table:table-cell table:formula="of:=[.Q12]*1000000" office:value-type="float" office:value="89.703">
            <text:p>89.703</text:p>
          </table:table-cell>
          <table:table-cell table:formula="of:=[.R12]*1000000" office:value-type="float" office:value="59.076">
            <text:p>59.076</text:p>
          </table:table-cell>
          <table:table-cell table:formula="of:=[.S12]*1000000" office:value-type="float" office:value="6.9031">
            <text:p>6.9031</text:p>
          </table:table-cell>
          <table:table-cell table:formula="of:=[.T12]*1000000" office:value-type="float" office:value="0.72343">
            <text:p>0.72343</text:p>
          </table:table-cell>
          <table:table-cell table:formula="of:=[.U12]*1000000" office:value-type="float" office:value="1.4958">
            <text:p>1.4958</text:p>
          </table:table-cell>
          <table:table-cell table:formula="of:=[.V12]*1000000" office:value-type="float" office:value="0.00000037825">
            <text:p>3.7825E-007</text:p>
          </table:table-cell>
          <table:table-cell table:formula="of:=[.W12]*1000000" office:value-type="float" office:value="1205.6">
            <text:p>1205.6</text:p>
          </table:table-cell>
          <table:table-cell table:formula="of:=[.X12]*1000000" office:value-type="float" office:value="89.661">
            <text:p>89.661</text:p>
          </table:table-cell>
          <table:table-cell table:formula="of:=[.Y12]*1000000" office:value-type="float" office:value="59.099">
            <text:p>59.099</text:p>
          </table:table-cell>
          <table:table-cell table:formula="of:=[.Z12]*1000000" office:value-type="float" office:value="18.51">
            <text:p>18.51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1.496">
            <text:p>1.496</text:p>
          </table:table-cell>
          <table:table-cell table:formula="of:=[.AC12]*1000000" office:value-type="float" office:value="0.00000037825">
            <text:p>3.7825E-007</text:p>
          </table:table-cell>
          <table:table-cell office:value-type="float" office:value="0.0012056">
            <text:p>0.0012056</text:p>
          </table:table-cell>
          <table:table-cell table:style-name="ce1" office:value-type="string">
            <text:p>8.9703e-05</text:p>
          </table:table-cell>
          <table:table-cell table:style-name="ce1" office:value-type="string">
            <text:p>5.9076e-05</text:p>
          </table:table-cell>
          <table:table-cell table:style-name="ce1" office:value-type="string">
            <text:p>6.9031e-06</text:p>
          </table:table-cell>
          <table:table-cell table:style-name="ce1" office:value-type="string">
            <text:p>7.2343e-07</text:p>
          </table:table-cell>
          <table:table-cell table:style-name="ce1" office:value-type="string">
            <text:p>1.4958e-06</text:p>
          </table:table-cell>
          <table:table-cell table:style-name="ce1" office:value-type="string">
            <text:p>3.7825e-13</text:p>
          </table:table-cell>
          <table:table-cell office:value-type="float" office:value="0.0012056">
            <text:p>0.0012056</text:p>
          </table:table-cell>
          <table:table-cell table:style-name="ce1" office:value-type="string">
            <text:p>8.9661e-05</text:p>
          </table:table-cell>
          <table:table-cell table:style-name="ce1" office:value-type="string">
            <text:p>5.9099e-05</text:p>
          </table:table-cell>
          <table:table-cell table:style-name="ce1" office:value-type="string">
            <text:p>1.851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6e-06</text:p>
          </table:table-cell>
          <table:table-cell table:style-name="ce1" office:value-type="string">
            <text:p>3.7825e-13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186.2">
            <text:p>1186.2</text:p>
          </table:table-cell>
          <table:table-cell table:formula="of:=[.Q13]*1000000" office:value-type="float" office:value="95.452">
            <text:p>95.452</text:p>
          </table:table-cell>
          <table:table-cell table:formula="of:=[.R13]*1000000" office:value-type="float" office:value="72.73">
            <text:p>72.73</text:p>
          </table:table-cell>
          <table:table-cell table:formula="of:=[.S13]*1000000" office:value-type="float" office:value="5.9108">
            <text:p>5.9108</text:p>
          </table:table-cell>
          <table:table-cell table:formula="of:=[.T13]*1000000" office:value-type="float" office:value="0.79277">
            <text:p>0.79277</text:p>
          </table:table-cell>
          <table:table-cell table:formula="of:=[.U13]*1000000" office:value-type="float" office:value="1.1556">
            <text:p>1.1556</text:p>
          </table:table-cell>
          <table:table-cell table:formula="of:=[.V13]*1000000" office:value-type="float" office:value="0.00000034212">
            <text:p>3.4212E-007</text:p>
          </table:table-cell>
          <table:table-cell table:formula="of:=[.W13]*1000000" office:value-type="float" office:value="1186.2">
            <text:p>1186.2</text:p>
          </table:table-cell>
          <table:table-cell table:formula="of:=[.X13]*1000000" office:value-type="float" office:value="95.406">
            <text:p>95.406</text:p>
          </table:table-cell>
          <table:table-cell table:formula="of:=[.Y13]*1000000" office:value-type="float" office:value="72.755">
            <text:p>72.755</text:p>
          </table:table-cell>
          <table:table-cell table:formula="of:=[.Z13]*1000000" office:value-type="float" office:value="18.85">
            <text:p>18.85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1.1559">
            <text:p>1.1559</text:p>
          </table:table-cell>
          <table:table-cell table:formula="of:=[.AC13]*1000000" office:value-type="float" office:value="0.00000034212">
            <text:p>3.4212E-007</text:p>
          </table:table-cell>
          <table:table-cell office:value-type="float" office:value="0.0011862">
            <text:p>0.0011862</text:p>
          </table:table-cell>
          <table:table-cell table:style-name="ce1" office:value-type="string">
            <text:p>9.5452e-05</text:p>
          </table:table-cell>
          <table:table-cell table:style-name="ce1" office:value-type="string">
            <text:p>7.273e-05</text:p>
          </table:table-cell>
          <table:table-cell table:style-name="ce1" office:value-type="string">
            <text:p>5.9108e-06</text:p>
          </table:table-cell>
          <table:table-cell table:style-name="ce1" office:value-type="string">
            <text:p>7.9277e-07</text:p>
          </table:table-cell>
          <table:table-cell table:style-name="ce1" office:value-type="string">
            <text:p>1.1556e-06</text:p>
          </table:table-cell>
          <table:table-cell table:style-name="ce1" office:value-type="string">
            <text:p>3.4212e-13</text:p>
          </table:table-cell>
          <table:table-cell office:value-type="float" office:value="0.0011862">
            <text:p>0.0011862</text:p>
          </table:table-cell>
          <table:table-cell table:style-name="ce1" office:value-type="string">
            <text:p>9.5406e-05</text:p>
          </table:table-cell>
          <table:table-cell table:style-name="ce1" office:value-type="string">
            <text:p>7.2755e-05</text:p>
          </table:table-cell>
          <table:table-cell table:style-name="ce1" office:value-type="string">
            <text:p>1.88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59e-06</text:p>
          </table:table-cell>
          <table:table-cell table:style-name="ce1" office:value-type="string">
            <text:p>3.4212e-13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168.1">
            <text:p>1168.1</text:p>
          </table:table-cell>
          <table:table-cell table:formula="of:=[.Q14]*1000000" office:value-type="float" office:value="99.788">
            <text:p>99.788</text:p>
          </table:table-cell>
          <table:table-cell table:formula="of:=[.R14]*1000000" office:value-type="float" office:value="86.664">
            <text:p>86.664</text:p>
          </table:table-cell>
          <table:table-cell table:formula="of:=[.S14]*1000000" office:value-type="float" office:value="5.1227">
            <text:p>5.1227</text:p>
          </table:table-cell>
          <table:table-cell table:formula="of:=[.T14]*1000000" office:value-type="float" office:value="0.84693">
            <text:p>0.84693</text:p>
          </table:table-cell>
          <table:table-cell table:formula="of:=[.U14]*1000000" office:value-type="float" office:value="0.86949">
            <text:p>0.86949</text:p>
          </table:table-cell>
          <table:table-cell table:formula="of:=[.V14]*1000000" office:value-type="float" office:value="0.00000031769">
            <text:p>3.1769E-007</text:p>
          </table:table-cell>
          <table:table-cell table:formula="of:=[.W14]*1000000" office:value-type="float" office:value="1168.1">
            <text:p>1168.1</text:p>
          </table:table-cell>
          <table:table-cell table:formula="of:=[.X14]*1000000" office:value-type="float" office:value="99.741">
            <text:p>99.741</text:p>
          </table:table-cell>
          <table:table-cell table:formula="of:=[.Y14]*1000000" office:value-type="float" office:value="86.691">
            <text:p>86.691</text:p>
          </table:table-cell>
          <table:table-cell table:formula="of:=[.Z14]*1000000" office:value-type="float" office:value="19.137">
            <text:p>19.137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0.86972">
            <text:p>0.86972</text:p>
          </table:table-cell>
          <table:table-cell table:formula="of:=[.AC14]*1000000" office:value-type="float" office:value="0.0000003177">
            <text:p>3.177E-007</text:p>
          </table:table-cell>
          <table:table-cell office:value-type="float" office:value="0.0011681">
            <text:p>0.0011681</text:p>
          </table:table-cell>
          <table:table-cell table:style-name="ce1" office:value-type="string">
            <text:p>9.9788e-05</text:p>
          </table:table-cell>
          <table:table-cell table:style-name="ce1" office:value-type="string">
            <text:p>8.6664e-05</text:p>
          </table:table-cell>
          <table:table-cell table:style-name="ce1" office:value-type="string">
            <text:p>5.1227e-06</text:p>
          </table:table-cell>
          <table:table-cell table:style-name="ce1" office:value-type="string">
            <text:p>8.4693e-07</text:p>
          </table:table-cell>
          <table:table-cell table:style-name="ce1" office:value-type="string">
            <text:p>8.6949e-07</text:p>
          </table:table-cell>
          <table:table-cell table:style-name="ce1" office:value-type="string">
            <text:p>3.1769e-13</text:p>
          </table:table-cell>
          <table:table-cell office:value-type="float" office:value="0.0011681">
            <text:p>0.0011681</text:p>
          </table:table-cell>
          <table:table-cell table:style-name="ce1" office:value-type="string">
            <text:p>9.9741e-05</text:p>
          </table:table-cell>
          <table:table-cell table:style-name="ce1" office:value-type="string">
            <text:p>8.6691e-05</text:p>
          </table:table-cell>
          <table:table-cell table:style-name="ce1" office:value-type="string">
            <text:p>1.9137e-05</text:p>
          </table:table-cell>
          <table:table-cell office:value-type="float" office:value="0">
            <text:p>0</text:p>
          </table:table-cell>
          <table:table-cell table:style-name="ce1" office:value-type="string">
            <text:p>8.6972e-07</text:p>
          </table:table-cell>
          <table:table-cell table:style-name="ce1" office:value-type="string">
            <text:p>3.177e-13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151.1">
            <text:p>1151.1</text:p>
          </table:table-cell>
          <table:table-cell table:formula="of:=[.Q15]*1000000" office:value-type="float" office:value="103.03">
            <text:p>103.03</text:p>
          </table:table-cell>
          <table:table-cell table:formula="of:=[.R15]*1000000" office:value-type="float" office:value="100.68">
            <text:p>100.68</text:p>
          </table:table-cell>
          <table:table-cell table:formula="of:=[.S15]*1000000" office:value-type="float" office:value="4.4922">
            <text:p>4.4922</text:p>
          </table:table-cell>
          <table:table-cell table:formula="of:=[.T15]*1000000" office:value-type="float" office:value="0.88841">
            <text:p>0.88841</text:p>
          </table:table-cell>
          <table:table-cell table:formula="of:=[.U15]*1000000" office:value-type="float" office:value="0.63297">
            <text:p>0.63297</text:p>
          </table:table-cell>
          <table:table-cell table:formula="of:=[.V15]*1000000" office:value-type="float" office:value="0.00000029913">
            <text:p>2.9913E-007</text:p>
          </table:table-cell>
          <table:table-cell table:formula="of:=[.W15]*1000000" office:value-type="float" office:value="1151.1">
            <text:p>1151.1</text:p>
          </table:table-cell>
          <table:table-cell table:formula="of:=[.X15]*1000000" office:value-type="float" office:value="102.98">
            <text:p>102.98</text:p>
          </table:table-cell>
          <table:table-cell table:formula="of:=[.Y15]*1000000" office:value-type="float" office:value="100.71">
            <text:p>100.71</text:p>
          </table:table-cell>
          <table:table-cell table:formula="of:=[.Z15]*1000000" office:value-type="float" office:value="19.374">
            <text:p>19.374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0.63318">
            <text:p>0.63318</text:p>
          </table:table-cell>
          <table:table-cell table:formula="of:=[.AC15]*1000000" office:value-type="float" office:value="0.00000029913">
            <text:p>2.9913E-007</text:p>
          </table:table-cell>
          <table:table-cell office:value-type="float" office:value="0.0011511">
            <text:p>0.0011511</text:p>
          </table:table-cell>
          <table:table-cell office:value-type="float" office:value="0.00010303">
            <text:p>0.00010303</text:p>
          </table:table-cell>
          <table:table-cell office:value-type="float" office:value="0.00010068">
            <text:p>0.00010068</text:p>
          </table:table-cell>
          <table:table-cell table:style-name="ce1" office:value-type="string">
            <text:p>4.4922e-06</text:p>
          </table:table-cell>
          <table:table-cell table:style-name="ce1" office:value-type="string">
            <text:p>8.8841e-07</text:p>
          </table:table-cell>
          <table:table-cell table:style-name="ce1" office:value-type="string">
            <text:p>6.3297e-07</text:p>
          </table:table-cell>
          <table:table-cell table:style-name="ce1" office:value-type="string">
            <text:p>2.9913e-13</text:p>
          </table:table-cell>
          <table:table-cell office:value-type="float" office:value="0.0011511">
            <text:p>0.0011511</text:p>
          </table:table-cell>
          <table:table-cell office:value-type="float" office:value="0.00010298">
            <text:p>0.00010298</text:p>
          </table:table-cell>
          <table:table-cell office:value-type="float" office:value="0.00010071">
            <text:p>0.00010071</text:p>
          </table:table-cell>
          <table:table-cell table:style-name="ce1" office:value-type="string">
            <text:p>1.9374e-05</text:p>
          </table:table-cell>
          <table:table-cell office:value-type="float" office:value="0">
            <text:p>0</text:p>
          </table:table-cell>
          <table:table-cell table:style-name="ce1" office:value-type="string">
            <text:p>6.3318e-07</text:p>
          </table:table-cell>
          <table:table-cell table:style-name="ce1" office:value-type="string">
            <text:p>2.9913e-13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135.1">
            <text:p>1135.1</text:p>
          </table:table-cell>
          <table:table-cell table:formula="of:=[.Q16]*1000000" office:value-type="float" office:value="105.41">
            <text:p>105.41</text:p>
          </table:table-cell>
          <table:table-cell table:formula="of:=[.R16]*1000000" office:value-type="float" office:value="114.65">
            <text:p>114.65</text:p>
          </table:table-cell>
          <table:table-cell table:formula="of:=[.S16]*1000000" office:value-type="float" office:value="3.9728">
            <text:p>3.9728</text:p>
          </table:table-cell>
          <table:table-cell table:formula="of:=[.T16]*1000000" office:value-type="float" office:value="0.92057">
            <text:p>0.92057</text:p>
          </table:table-cell>
          <table:table-cell table:formula="of:=[.U16]*1000000" office:value-type="float" office:value="0.44346">
            <text:p>0.44346</text:p>
          </table:table-cell>
          <table:table-cell table:formula="of:=[.V16]*1000000" office:value-type="float" office:value="0.0000002842">
            <text:p>2.842E-007</text:p>
          </table:table-cell>
          <table:table-cell table:formula="of:=[.W16]*1000000" office:value-type="float" office:value="1135.1">
            <text:p>1135.1</text:p>
          </table:table-cell>
          <table:table-cell table:formula="of:=[.X16]*1000000" office:value-type="float" office:value="105.36">
            <text:p>105.36</text:p>
          </table:table-cell>
          <table:table-cell table:formula="of:=[.Y16]*1000000" office:value-type="float" office:value="114.68">
            <text:p>114.68</text:p>
          </table:table-cell>
          <table:table-cell table:formula="of:=[.Z16]*1000000" office:value-type="float" office:value="19.563">
            <text:p>19.563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0.44365">
            <text:p>0.44365</text:p>
          </table:table-cell>
          <table:table-cell table:formula="of:=[.AC16]*1000000" office:value-type="float" office:value="0.0000002842">
            <text:p>2.842E-007</text:p>
          </table:table-cell>
          <table:table-cell office:value-type="float" office:value="0.0011351">
            <text:p>0.0011351</text:p>
          </table:table-cell>
          <table:table-cell office:value-type="float" office:value="0.00010541">
            <text:p>0.00010541</text:p>
          </table:table-cell>
          <table:table-cell office:value-type="float" office:value="0.00011465">
            <text:p>0.00011465</text:p>
          </table:table-cell>
          <table:table-cell table:style-name="ce1" office:value-type="string">
            <text:p>3.9728e-06</text:p>
          </table:table-cell>
          <table:table-cell table:style-name="ce1" office:value-type="string">
            <text:p>9.2057e-07</text:p>
          </table:table-cell>
          <table:table-cell table:style-name="ce1" office:value-type="string">
            <text:p>4.4346e-07</text:p>
          </table:table-cell>
          <table:table-cell table:style-name="ce1" office:value-type="string">
            <text:p>2.842e-13</text:p>
          </table:table-cell>
          <table:table-cell office:value-type="float" office:value="0.0011351">
            <text:p>0.0011351</text:p>
          </table:table-cell>
          <table:table-cell office:value-type="float" office:value="0.00010536">
            <text:p>0.00010536</text:p>
          </table:table-cell>
          <table:table-cell office:value-type="float" office:value="0.00011468">
            <text:p>0.00011468</text:p>
          </table:table-cell>
          <table:table-cell table:style-name="ce1" office:value-type="string">
            <text:p>1.9563e-05</text:p>
          </table:table-cell>
          <table:table-cell office:value-type="float" office:value="0">
            <text:p>0</text:p>
          </table:table-cell>
          <table:table-cell table:style-name="ce1" office:value-type="string">
            <text:p>4.4365e-07</text:p>
          </table:table-cell>
          <table:table-cell table:style-name="ce1" office:value-type="string">
            <text:p>2.842e-13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119.9">
            <text:p>1119.9</text:p>
          </table:table-cell>
          <table:table-cell table:formula="of:=[.Q17]*1000000" office:value-type="float" office:value="107.12">
            <text:p>107.12</text:p>
          </table:table-cell>
          <table:table-cell table:formula="of:=[.R17]*1000000" office:value-type="float" office:value="128.46">
            <text:p>128.46</text:p>
          </table:table-cell>
          <table:table-cell table:formula="of:=[.S17]*1000000" office:value-type="float" office:value="3.5275">
            <text:p>3.5275</text:p>
          </table:table-cell>
          <table:table-cell table:formula="of:=[.T17]*1000000" office:value-type="float" office:value="0.94662">
            <text:p>0.94662</text:p>
          </table:table-cell>
          <table:table-cell table:formula="of:=[.U17]*1000000" office:value-type="float" office:value="0.29795">
            <text:p>0.29795</text:p>
          </table:table-cell>
          <table:table-cell table:formula="of:=[.V17]*1000000" office:value-type="float" office:value="0.00000027173">
            <text:p>2.7173E-007</text:p>
          </table:table-cell>
          <table:table-cell table:formula="of:=[.W17]*1000000" office:value-type="float" office:value="1119.9">
            <text:p>1119.9</text:p>
          </table:table-cell>
          <table:table-cell table:formula="of:=[.X17]*1000000" office:value-type="float" office:value="107.07">
            <text:p>107.07</text:p>
          </table:table-cell>
          <table:table-cell table:formula="of:=[.Y17]*1000000" office:value-type="float" office:value="128.49">
            <text:p>128.49</text:p>
          </table:table-cell>
          <table:table-cell table:formula="of:=[.Z17]*1000000" office:value-type="float" office:value="19.709">
            <text:p>19.709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0.29811">
            <text:p>0.29811</text:p>
          </table:table-cell>
          <table:table-cell table:formula="of:=[.AC17]*1000000" office:value-type="float" office:value="0.00000027173">
            <text:p>2.7173E-007</text:p>
          </table:table-cell>
          <table:table-cell office:value-type="float" office:value="0.0011199">
            <text:p>0.0011199</text:p>
          </table:table-cell>
          <table:table-cell office:value-type="float" office:value="0.00010712">
            <text:p>0.00010712</text:p>
          </table:table-cell>
          <table:table-cell office:value-type="float" office:value="0.00012846">
            <text:p>0.00012846</text:p>
          </table:table-cell>
          <table:table-cell table:style-name="ce1" office:value-type="string">
            <text:p>3.5275e-06</text:p>
          </table:table-cell>
          <table:table-cell table:style-name="ce1" office:value-type="string">
            <text:p>9.4662e-07</text:p>
          </table:table-cell>
          <table:table-cell table:style-name="ce1" office:value-type="string">
            <text:p>2.9795e-07</text:p>
          </table:table-cell>
          <table:table-cell table:style-name="ce1" office:value-type="string">
            <text:p>2.7173e-13</text:p>
          </table:table-cell>
          <table:table-cell office:value-type="float" office:value="0.0011199">
            <text:p>0.0011199</text:p>
          </table:table-cell>
          <table:table-cell office:value-type="float" office:value="0.00010707">
            <text:p>0.00010707</text:p>
          </table:table-cell>
          <table:table-cell office:value-type="float" office:value="0.00012849">
            <text:p>0.00012849</text:p>
          </table:table-cell>
          <table:table-cell table:style-name="ce1" office:value-type="string">
            <text:p>1.9709e-05</text:p>
          </table:table-cell>
          <table:table-cell office:value-type="float" office:value="0">
            <text:p>0</text:p>
          </table:table-cell>
          <table:table-cell table:style-name="ce1" office:value-type="string">
            <text:p>2.9811e-07</text:p>
          </table:table-cell>
          <table:table-cell table:style-name="ce1" office:value-type="string">
            <text:p>2.7173e-13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105.4">
            <text:p>1105.4</text:p>
          </table:table-cell>
          <table:table-cell table:formula="of:=[.Q18]*1000000" office:value-type="float" office:value="108.3">
            <text:p>108.3</text:p>
          </table:table-cell>
          <table:table-cell table:formula="of:=[.R18]*1000000" office:value-type="float" office:value="142.05">
            <text:p>142.05</text:p>
          </table:table-cell>
          <table:table-cell table:formula="of:=[.S18]*1000000" office:value-type="float" office:value="3.1316">
            <text:p>3.1316</text:p>
          </table:table-cell>
          <table:table-cell table:formula="of:=[.T18]*1000000" office:value-type="float" office:value="0.96904">
            <text:p>0.96904</text:p>
          </table:table-cell>
          <table:table-cell table:formula="of:=[.U18]*1000000" office:value-type="float" office:value="0.19165">
            <text:p>0.19165</text:p>
          </table:table-cell>
          <table:table-cell table:formula="of:=[.V18]*1000000" office:value-type="float" office:value="0.00000026096">
            <text:p>0.000000261</text:p>
          </table:table-cell>
          <table:table-cell table:formula="of:=[.W18]*1000000" office:value-type="float" office:value="1105.4">
            <text:p>1105.4</text:p>
          </table:table-cell>
          <table:table-cell table:formula="of:=[.X18]*1000000" office:value-type="float" office:value="108.25">
            <text:p>108.25</text:p>
          </table:table-cell>
          <table:table-cell table:formula="of:=[.Y18]*1000000" office:value-type="float" office:value="142.08">
            <text:p>142.08</text:p>
          </table:table-cell>
          <table:table-cell table:formula="of:=[.Z18]*1000000" office:value-type="float" office:value="19.816">
            <text:p>19.816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0.19177">
            <text:p>0.19177</text:p>
          </table:table-cell>
          <table:table-cell table:formula="of:=[.AC18]*1000000" office:value-type="float" office:value="0.00000026096">
            <text:p>0.000000261</text:p>
          </table:table-cell>
          <table:table-cell office:value-type="float" office:value="0.0011054">
            <text:p>0.0011054</text:p>
          </table:table-cell>
          <table:table-cell office:value-type="float" office:value="0.0001083">
            <text:p>0.0001083</text:p>
          </table:table-cell>
          <table:table-cell office:value-type="float" office:value="0.00014205">
            <text:p>0.00014205</text:p>
          </table:table-cell>
          <table:table-cell table:style-name="ce1" office:value-type="string">
            <text:p>3.1316e-06</text:p>
          </table:table-cell>
          <table:table-cell table:style-name="ce1" office:value-type="string">
            <text:p>9.6904e-07</text:p>
          </table:table-cell>
          <table:table-cell table:style-name="ce1" office:value-type="string">
            <text:p>1.9165e-07</text:p>
          </table:table-cell>
          <table:table-cell table:style-name="ce1" office:value-type="string">
            <text:p>2.6096e-13</text:p>
          </table:table-cell>
          <table:table-cell office:value-type="float" office:value="0.0011054">
            <text:p>0.0011054</text:p>
          </table:table-cell>
          <table:table-cell office:value-type="float" office:value="0.00010825">
            <text:p>0.00010825</text:p>
          </table:table-cell>
          <table:table-cell office:value-type="float" office:value="0.00014208">
            <text:p>0.00014208</text:p>
          </table:table-cell>
          <table:table-cell table:style-name="ce1" office:value-type="string">
            <text:p>1.9816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77e-07</text:p>
          </table:table-cell>
          <table:table-cell table:style-name="ce1" office:value-type="string">
            <text:p>2.6096e-13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091.7">
            <text:p>1091.7</text:p>
          </table:table-cell>
          <table:table-cell table:formula="of:=[.Q19]*1000000" office:value-type="float" office:value="109.09">
            <text:p>109.09</text:p>
          </table:table-cell>
          <table:table-cell table:formula="of:=[.R19]*1000000" office:value-type="float" office:value="155.38">
            <text:p>155.38</text:p>
          </table:table-cell>
          <table:table-cell table:formula="of:=[.S19]*1000000" office:value-type="float" office:value="2.7708">
            <text:p>2.7708</text:p>
          </table:table-cell>
          <table:table-cell table:formula="of:=[.T19]*1000000" office:value-type="float" office:value="0.98953">
            <text:p>0.98953</text:p>
          </table:table-cell>
          <table:table-cell table:formula="of:=[.U19]*1000000" office:value-type="float" office:value="0.11801">
            <text:p>0.11801</text:p>
          </table:table-cell>
          <table:table-cell table:formula="of:=[.V19]*1000000" office:value-type="float" office:value="0.00000025138">
            <text:p>2.5138E-007</text:p>
          </table:table-cell>
          <table:table-cell table:formula="of:=[.W19]*1000000" office:value-type="float" office:value="1091.7">
            <text:p>1091.7</text:p>
          </table:table-cell>
          <table:table-cell table:formula="of:=[.X19]*1000000" office:value-type="float" office:value="109.03">
            <text:p>109.03</text:p>
          </table:table-cell>
          <table:table-cell table:formula="of:=[.Y19]*1000000" office:value-type="float" office:value="155.41">
            <text:p>155.41</text:p>
          </table:table-cell>
          <table:table-cell table:formula="of:=[.Z19]*1000000" office:value-type="float" office:value="19.89">
            <text:p>19.89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0.11811">
            <text:p>0.11811</text:p>
          </table:table-cell>
          <table:table-cell table:formula="of:=[.AC19]*1000000" office:value-type="float" office:value="0.00000025138">
            <text:p>2.5138E-007</text:p>
          </table:table-cell>
          <table:table-cell office:value-type="float" office:value="0.0010917">
            <text:p>0.0010917</text:p>
          </table:table-cell>
          <table:table-cell office:value-type="float" office:value="0.00010909">
            <text:p>0.00010909</text:p>
          </table:table-cell>
          <table:table-cell office:value-type="float" office:value="0.00015538">
            <text:p>0.00015538</text:p>
          </table:table-cell>
          <table:table-cell table:style-name="ce1" office:value-type="string">
            <text:p>2.7708e-06</text:p>
          </table:table-cell>
          <table:table-cell table:style-name="ce1" office:value-type="string">
            <text:p>9.8953e-07</text:p>
          </table:table-cell>
          <table:table-cell table:style-name="ce1" office:value-type="string">
            <text:p>1.1801e-07</text:p>
          </table:table-cell>
          <table:table-cell table:style-name="ce1" office:value-type="string">
            <text:p>2.5138e-13</text:p>
          </table:table-cell>
          <table:table-cell office:value-type="float" office:value="0.0010917">
            <text:p>0.0010917</text:p>
          </table:table-cell>
          <table:table-cell office:value-type="float" office:value="0.00010903">
            <text:p>0.00010903</text:p>
          </table:table-cell>
          <table:table-cell office:value-type="float" office:value="0.00015541">
            <text:p>0.00015541</text:p>
          </table:table-cell>
          <table:table-cell table:style-name="ce1" office:value-type="string">
            <text:p>1.98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11e-07</text:p>
          </table:table-cell>
          <table:table-cell table:style-name="ce1" office:value-type="string">
            <text:p>2.5138e-13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078.5">
            <text:p>1078.5</text:p>
          </table:table-cell>
          <table:table-cell table:formula="of:=[.Q20]*1000000" office:value-type="float" office:value="109.55">
            <text:p>109.55</text:p>
          </table:table-cell>
          <table:table-cell table:formula="of:=[.R20]*1000000" office:value-type="float" office:value="168.42">
            <text:p>168.42</text:p>
          </table:table-cell>
          <table:table-cell table:formula="of:=[.S20]*1000000" office:value-type="float" office:value="2.4381">
            <text:p>2.4381</text:p>
          </table:table-cell>
          <table:table-cell table:formula="of:=[.T20]*1000000" office:value-type="float" office:value="1.0092">
            <text:p>1.0092</text:p>
          </table:table-cell>
          <table:table-cell table:formula="of:=[.U20]*1000000" office:value-type="float" office:value="0.069661">
            <text:p>0.069661</text:p>
          </table:table-cell>
          <table:table-cell table:formula="of:=[.V20]*1000000" office:value-type="float" office:value="0.00000024262">
            <text:p>2.4262E-007</text:p>
          </table:table-cell>
          <table:table-cell table:formula="of:=[.W20]*1000000" office:value-type="float" office:value="1078.5">
            <text:p>1078.5</text:p>
          </table:table-cell>
          <table:table-cell table:formula="of:=[.X20]*1000000" office:value-type="float" office:value="109.5">
            <text:p>109.5</text:p>
          </table:table-cell>
          <table:table-cell table:formula="of:=[.Y20]*1000000" office:value-type="float" office:value="168.46">
            <text:p>168.46</text:p>
          </table:table-cell>
          <table:table-cell table:formula="of:=[.Z20]*1000000" office:value-type="float" office:value="19.938">
            <text:p>19.938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0.069728">
            <text:p>0.069728</text:p>
          </table:table-cell>
          <table:table-cell table:formula="of:=[.AC20]*1000000" office:value-type="float" office:value="0.00000024263">
            <text:p>2.4263E-007</text:p>
          </table:table-cell>
          <table:table-cell office:value-type="float" office:value="0.0010785">
            <text:p>0.0010785</text:p>
          </table:table-cell>
          <table:table-cell office:value-type="float" office:value="0.00010955">
            <text:p>0.00010955</text:p>
          </table:table-cell>
          <table:table-cell office:value-type="float" office:value="0.00016842">
            <text:p>0.00016842</text:p>
          </table:table-cell>
          <table:table-cell table:style-name="ce1" office:value-type="string">
            <text:p>2.4381e-06</text:p>
          </table:table-cell>
          <table:table-cell table:style-name="ce1" office:value-type="string">
            <text:p>1.0092e-06</text:p>
          </table:table-cell>
          <table:table-cell table:style-name="ce1" office:value-type="string">
            <text:p>6.9661e-08</text:p>
          </table:table-cell>
          <table:table-cell table:style-name="ce1" office:value-type="string">
            <text:p>2.4262e-13</text:p>
          </table:table-cell>
          <table:table-cell office:value-type="float" office:value="0.0010785">
            <text:p>0.0010785</text:p>
          </table:table-cell>
          <table:table-cell office:value-type="float" office:value="0.0001095">
            <text:p>0.0001095</text:p>
          </table:table-cell>
          <table:table-cell office:value-type="float" office:value="0.00016846">
            <text:p>0.00016846</text:p>
          </table:table-cell>
          <table:table-cell table:style-name="ce1" office:value-type="string">
            <text:p>1.9938e-05</text:p>
          </table:table-cell>
          <table:table-cell office:value-type="float" office:value="0">
            <text:p>0</text:p>
          </table:table-cell>
          <table:table-cell table:style-name="ce1" office:value-type="string">
            <text:p>6.9728e-08</text:p>
          </table:table-cell>
          <table:table-cell table:style-name="ce1" office:value-type="string">
            <text:p>2.4263e-13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065.9">
            <text:p>1065.9</text:p>
          </table:table-cell>
          <table:table-cell table:formula="of:=[.Q21]*1000000" office:value-type="float" office:value="109.78">
            <text:p>109.78</text:p>
          </table:table-cell>
          <table:table-cell table:formula="of:=[.R21]*1000000" office:value-type="float" office:value="181.16">
            <text:p>181.16</text:p>
          </table:table-cell>
          <table:table-cell table:formula="of:=[.S21]*1000000" office:value-type="float" office:value="2.1311">
            <text:p>2.1311</text:p>
          </table:table-cell>
          <table:table-cell table:formula="of:=[.T21]*1000000" office:value-type="float" office:value="1.0285">
            <text:p>1.0285</text:p>
          </table:table-cell>
          <table:table-cell table:formula="of:=[.U21]*1000000" office:value-type="float" office:value="0.03951">
            <text:p>0.03951</text:p>
          </table:table-cell>
          <table:table-cell table:formula="of:=[.V21]*1000000" office:value-type="float" office:value="0.00000023447">
            <text:p>2.3447E-007</text:p>
          </table:table-cell>
          <table:table-cell table:formula="of:=[.W21]*1000000" office:value-type="float" office:value="1065.9">
            <text:p>1065.9</text:p>
          </table:table-cell>
          <table:table-cell table:formula="of:=[.X21]*1000000" office:value-type="float" office:value="109.72">
            <text:p>109.72</text:p>
          </table:table-cell>
          <table:table-cell table:formula="of:=[.Y21]*1000000" office:value-type="float" office:value="181.19">
            <text:p>181.19</text:p>
          </table:table-cell>
          <table:table-cell table:formula="of:=[.Z21]*1000000" office:value-type="float" office:value="19.969">
            <text:p>19.969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0.039555">
            <text:p>0.039555</text:p>
          </table:table-cell>
          <table:table-cell table:formula="of:=[.AC21]*1000000" office:value-type="float" office:value="0.00000023447">
            <text:p>2.3447E-007</text:p>
          </table:table-cell>
          <table:table-cell office:value-type="float" office:value="0.0010659">
            <text:p>0.0010659</text:p>
          </table:table-cell>
          <table:table-cell office:value-type="float" office:value="0.00010978">
            <text:p>0.00010978</text:p>
          </table:table-cell>
          <table:table-cell office:value-type="float" office:value="0.00018116">
            <text:p>0.00018116</text:p>
          </table:table-cell>
          <table:table-cell table:style-name="ce1" office:value-type="string">
            <text:p>2.1311e-06</text:p>
          </table:table-cell>
          <table:table-cell table:style-name="ce1" office:value-type="string">
            <text:p>1.0285e-06</text:p>
          </table:table-cell>
          <table:table-cell table:style-name="ce1" office:value-type="string">
            <text:p>3.951e-08</text:p>
          </table:table-cell>
          <table:table-cell table:style-name="ce1" office:value-type="string">
            <text:p>2.3447e-13</text:p>
          </table:table-cell>
          <table:table-cell office:value-type="float" office:value="0.0010659">
            <text:p>0.0010659</text:p>
          </table:table-cell>
          <table:table-cell office:value-type="float" office:value="0.00010972">
            <text:p>0.00010972</text:p>
          </table:table-cell>
          <table:table-cell office:value-type="float" office:value="0.00018119">
            <text:p>0.00018119</text:p>
          </table:table-cell>
          <table:table-cell table:style-name="ce1" office:value-type="string">
            <text:p>1.9969e-05</text:p>
          </table:table-cell>
          <table:table-cell office:value-type="float" office:value="0">
            <text:p>0</text:p>
          </table:table-cell>
          <table:table-cell table:style-name="ce1" office:value-type="string">
            <text:p>3.9555e-08</text:p>
          </table:table-cell>
          <table:table-cell table:style-name="ce1" office:value-type="string">
            <text:p>2.3447e-13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053.7">
            <text:p>1053.7</text:p>
          </table:table-cell>
          <table:table-cell table:formula="of:=[.Q22]*1000000" office:value-type="float" office:value="109.81">
            <text:p>109.81</text:p>
          </table:table-cell>
          <table:table-cell table:formula="of:=[.R22]*1000000" office:value-type="float" office:value="193.58">
            <text:p>193.58</text:p>
          </table:table-cell>
          <table:table-cell table:formula="of:=[.S22]*1000000" office:value-type="float" office:value="1.849">
            <text:p>1.849</text:p>
          </table:table-cell>
          <table:table-cell table:formula="of:=[.T22]*1000000" office:value-type="float" office:value="1.048">
            <text:p>1.048</text:p>
          </table:table-cell>
          <table:table-cell table:formula="of:=[.U22]*1000000" office:value-type="float" office:value="0.021591">
            <text:p>0.021591</text:p>
          </table:table-cell>
          <table:table-cell table:formula="of:=[.V22]*1000000" office:value-type="float" office:value="0.00000022678">
            <text:p>2.2678E-007</text:p>
          </table:table-cell>
          <table:table-cell table:formula="of:=[.W22]*1000000" office:value-type="float" office:value="1053.7">
            <text:p>1053.7</text:p>
          </table:table-cell>
          <table:table-cell table:formula="of:=[.X22]*1000000" office:value-type="float" office:value="109.76">
            <text:p>109.76</text:p>
          </table:table-cell>
          <table:table-cell table:formula="of:=[.Y22]*1000000" office:value-type="float" office:value="193.62">
            <text:p>193.62</text:p>
          </table:table-cell>
          <table:table-cell table:formula="of:=[.Z22]*1000000" office:value-type="float" office:value="19.987">
            <text:p>19.987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0.02162">
            <text:p>0.02162</text:p>
          </table:table-cell>
          <table:table-cell table:formula="of:=[.AC22]*1000000" office:value-type="float" office:value="0.00000022678">
            <text:p>2.2678E-007</text:p>
          </table:table-cell>
          <table:table-cell office:value-type="float" office:value="0.0010537">
            <text:p>0.0010537</text:p>
          </table:table-cell>
          <table:table-cell office:value-type="float" office:value="0.00010981">
            <text:p>0.00010981</text:p>
          </table:table-cell>
          <table:table-cell office:value-type="float" office:value="0.00019358">
            <text:p>0.00019358</text:p>
          </table:table-cell>
          <table:table-cell table:style-name="ce1" office:value-type="string">
            <text:p>1.849e-06</text:p>
          </table:table-cell>
          <table:table-cell table:style-name="ce1" office:value-type="string">
            <text:p>1.048e-06</text:p>
          </table:table-cell>
          <table:table-cell table:style-name="ce1" office:value-type="string">
            <text:p>2.1591e-08</text:p>
          </table:table-cell>
          <table:table-cell table:style-name="ce1" office:value-type="string">
            <text:p>2.2678e-13</text:p>
          </table:table-cell>
          <table:table-cell office:value-type="float" office:value="0.0010537">
            <text:p>0.0010537</text:p>
          </table:table-cell>
          <table:table-cell office:value-type="float" office:value="0.00010976">
            <text:p>0.00010976</text:p>
          </table:table-cell>
          <table:table-cell office:value-type="float" office:value="0.00019362">
            <text:p>0.00019362</text:p>
          </table:table-cell>
          <table:table-cell table:style-name="ce1" office:value-type="string">
            <text:p>1.9987e-05</text:p>
          </table:table-cell>
          <table:table-cell office:value-type="float" office:value="0">
            <text:p>0</text:p>
          </table:table-cell>
          <table:table-cell table:style-name="ce1" office:value-type="string">
            <text:p>2.162e-08</text:p>
          </table:table-cell>
          <table:table-cell table:style-name="ce1" office:value-type="string">
            <text:p>2.2678e-13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042.1">
            <text:p>1042.1</text:p>
          </table:table-cell>
          <table:table-cell table:formula="of:=[.Q23]*1000000" office:value-type="float" office:value="109.7">
            <text:p>109.7</text:p>
          </table:table-cell>
          <table:table-cell table:formula="of:=[.R23]*1000000" office:value-type="float" office:value="205.7">
            <text:p>205.7</text:p>
          </table:table-cell>
          <table:table-cell table:formula="of:=[.S23]*1000000" office:value-type="float" office:value="1.5921">
            <text:p>1.5921</text:p>
          </table:table-cell>
          <table:table-cell table:formula="of:=[.T23]*1000000" office:value-type="float" office:value="1.0676">
            <text:p>1.0676</text:p>
          </table:table-cell>
          <table:table-cell table:formula="of:=[.U23]*1000000" office:value-type="float" office:value="0.011402">
            <text:p>0.011402</text:p>
          </table:table-cell>
          <table:table-cell table:formula="of:=[.V23]*1000000" office:value-type="float" office:value="0.00000021945">
            <text:p>2.1945E-007</text:p>
          </table:table-cell>
          <table:table-cell table:formula="of:=[.W23]*1000000" office:value-type="float" office:value="1042.1">
            <text:p>1042.1</text:p>
          </table:table-cell>
          <table:table-cell table:formula="of:=[.X23]*1000000" office:value-type="float" office:value="109.64">
            <text:p>109.64</text:p>
          </table:table-cell>
          <table:table-cell table:formula="of:=[.Y23]*1000000" office:value-type="float" office:value="205.74">
            <text:p>205.74</text:p>
          </table:table-cell>
          <table:table-cell table:formula="of:=[.Z23]*1000000" office:value-type="float" office:value="19.998">
            <text:p>19.998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01142">
            <text:p>0.01142</text:p>
          </table:table-cell>
          <table:table-cell table:formula="of:=[.AC23]*1000000" office:value-type="float" office:value="0.00000021945">
            <text:p>2.1945E-007</text:p>
          </table:table-cell>
          <table:table-cell office:value-type="float" office:value="0.0010421">
            <text:p>0.0010421</text:p>
          </table:table-cell>
          <table:table-cell office:value-type="float" office:value="0.0001097">
            <text:p>0.0001097</text:p>
          </table:table-cell>
          <table:table-cell office:value-type="float" office:value="0.0002057">
            <text:p>0.0002057</text:p>
          </table:table-cell>
          <table:table-cell table:style-name="ce1" office:value-type="string">
            <text:p>1.5921e-06</text:p>
          </table:table-cell>
          <table:table-cell table:style-name="ce1" office:value-type="string">
            <text:p>1.0676e-06</text:p>
          </table:table-cell>
          <table:table-cell table:style-name="ce1" office:value-type="string">
            <text:p>1.1402e-08</text:p>
          </table:table-cell>
          <table:table-cell table:style-name="ce1" office:value-type="string">
            <text:p>2.1945e-13</text:p>
          </table:table-cell>
          <table:table-cell office:value-type="float" office:value="0.0010421">
            <text:p>0.0010421</text:p>
          </table:table-cell>
          <table:table-cell office:value-type="float" office:value="0.00010964">
            <text:p>0.00010964</text:p>
          </table:table-cell>
          <table:table-cell office:value-type="float" office:value="0.00020574">
            <text:p>0.00020574</text:p>
          </table:table-cell>
          <table:table-cell table:style-name="ce1" office:value-type="string">
            <text:p>1.9998e-05</text:p>
          </table:table-cell>
          <table:table-cell office:value-type="float" office:value="0">
            <text:p>0</text:p>
          </table:table-cell>
          <table:table-cell table:style-name="ce1" office:value-type="string">
            <text:p>1.142e-08</text:p>
          </table:table-cell>
          <table:table-cell table:style-name="ce1" office:value-type="string">
            <text:p>2.1945e-13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1030.8">
            <text:p>1030.8</text:p>
          </table:table-cell>
          <table:table-cell table:formula="of:=[.Q24]*1000000" office:value-type="float" office:value="109.47">
            <text:p>109.47</text:p>
          </table:table-cell>
          <table:table-cell table:formula="of:=[.R24]*1000000" office:value-type="float" office:value="217.51">
            <text:p>217.51</text:p>
          </table:table-cell>
          <table:table-cell table:formula="of:=[.S24]*1000000" office:value-type="float" office:value="1.3603">
            <text:p>1.3603</text:p>
          </table:table-cell>
          <table:table-cell table:formula="of:=[.T24]*1000000" office:value-type="float" office:value="1.0875">
            <text:p>1.0875</text:p>
          </table:table-cell>
          <table:table-cell table:formula="of:=[.U24]*1000000" office:value-type="float" office:value="0.0058358">
            <text:p>0.0058358</text:p>
          </table:table-cell>
          <table:table-cell table:formula="of:=[.V24]*1000000" office:value-type="float" office:value="0.00000021243">
            <text:p>2.1243E-007</text:p>
          </table:table-cell>
          <table:table-cell table:formula="of:=[.W24]*1000000" office:value-type="float" office:value="1030.8">
            <text:p>1030.8</text:p>
          </table:table-cell>
          <table:table-cell table:formula="of:=[.X24]*1000000" office:value-type="float" office:value="109.42">
            <text:p>109.42</text:p>
          </table:table-cell>
          <table:table-cell table:formula="of:=[.Y24]*1000000" office:value-type="float" office:value="217.55">
            <text:p>217.55</text:p>
          </table:table-cell>
          <table:table-cell table:formula="of:=[.Z24]*1000000" office:value-type="float" office:value="20.003">
            <text:p>20.003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0058459">
            <text:p>0.0058459</text:p>
          </table:table-cell>
          <table:table-cell table:formula="of:=[.AC24]*1000000" office:value-type="float" office:value="0.00000021244">
            <text:p>2.1244E-007</text:p>
          </table:table-cell>
          <table:table-cell office:value-type="float" office:value="0.0010308">
            <text:p>0.0010308</text:p>
          </table:table-cell>
          <table:table-cell office:value-type="float" office:value="0.00010947">
            <text:p>0.00010947</text:p>
          </table:table-cell>
          <table:table-cell office:value-type="float" office:value="0.00021751">
            <text:p>0.00021751</text:p>
          </table:table-cell>
          <table:table-cell table:style-name="ce1" office:value-type="string">
            <text:p>1.3603e-06</text:p>
          </table:table-cell>
          <table:table-cell table:style-name="ce1" office:value-type="string">
            <text:p>1.0875e-06</text:p>
          </table:table-cell>
          <table:table-cell table:style-name="ce1" office:value-type="string">
            <text:p>5.8358e-09</text:p>
          </table:table-cell>
          <table:table-cell table:style-name="ce1" office:value-type="string">
            <text:p>2.1243e-13</text:p>
          </table:table-cell>
          <table:table-cell office:value-type="float" office:value="0.0010308">
            <text:p>0.0010308</text:p>
          </table:table-cell>
          <table:table-cell office:value-type="float" office:value="0.00010942">
            <text:p>0.00010942</text:p>
          </table:table-cell>
          <table:table-cell office:value-type="float" office:value="0.00021755">
            <text:p>0.00021755</text:p>
          </table:table-cell>
          <table:table-cell table:style-name="ce1" office:value-type="string">
            <text:p>2.0003e-05</text:p>
          </table:table-cell>
          <table:table-cell office:value-type="float" office:value="0">
            <text:p>0</text:p>
          </table:table-cell>
          <table:table-cell table:style-name="ce1" office:value-type="string">
            <text:p>5.8459e-09</text:p>
          </table:table-cell>
          <table:table-cell table:style-name="ce1" office:value-type="string">
            <text:p>2.1244e-13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1019.9">
            <text:p>1019.9</text:p>
          </table:table-cell>
          <table:table-cell table:formula="of:=[.Q25]*1000000" office:value-type="float" office:value="109.16">
            <text:p>109.16</text:p>
          </table:table-cell>
          <table:table-cell table:formula="of:=[.R25]*1000000" office:value-type="float" office:value="229.03">
            <text:p>229.03</text:p>
          </table:table-cell>
          <table:table-cell table:formula="of:=[.S25]*1000000" office:value-type="float" office:value="1.153">
            <text:p>1.153</text:p>
          </table:table-cell>
          <table:table-cell table:formula="of:=[.T25]*1000000" office:value-type="float" office:value="1.1077">
            <text:p>1.1077</text:p>
          </table:table-cell>
          <table:table-cell table:formula="of:=[.U25]*1000000" office:value-type="float" office:value="0.0029023">
            <text:p>0.0029023</text:p>
          </table:table-cell>
          <table:table-cell table:formula="of:=[.V25]*1000000" office:value-type="float" office:value="0.00000020569">
            <text:p>2.0569E-007</text:p>
          </table:table-cell>
          <table:table-cell table:formula="of:=[.W25]*1000000" office:value-type="float" office:value="1019.9">
            <text:p>1019.9</text:p>
          </table:table-cell>
          <table:table-cell table:formula="of:=[.X25]*1000000" office:value-type="float" office:value="109.1">
            <text:p>109.1</text:p>
          </table:table-cell>
          <table:table-cell table:formula="of:=[.Y25]*1000000" office:value-type="float" office:value="229.07">
            <text:p>229.07</text:p>
          </table:table-cell>
          <table:table-cell table:formula="of:=[.Z25]*1000000" office:value-type="float" office:value="20.007">
            <text:p>20.007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0029079">
            <text:p>0.0029079</text:p>
          </table:table-cell>
          <table:table-cell table:formula="of:=[.AC25]*1000000" office:value-type="float" office:value="0.00000020569">
            <text:p>2.0569E-007</text:p>
          </table:table-cell>
          <table:table-cell office:value-type="float" office:value="0.0010199">
            <text:p>0.0010199</text:p>
          </table:table-cell>
          <table:table-cell office:value-type="float" office:value="0.00010916">
            <text:p>0.00010916</text:p>
          </table:table-cell>
          <table:table-cell office:value-type="float" office:value="0.00022903">
            <text:p>0.00022903</text:p>
          </table:table-cell>
          <table:table-cell table:style-name="ce1" office:value-type="string">
            <text:p>1.153e-06</text:p>
          </table:table-cell>
          <table:table-cell table:style-name="ce1" office:value-type="string">
            <text:p>1.1077e-06</text:p>
          </table:table-cell>
          <table:table-cell table:style-name="ce1" office:value-type="string">
            <text:p>2.9023e-09</text:p>
          </table:table-cell>
          <table:table-cell table:style-name="ce1" office:value-type="string">
            <text:p>2.0569e-13</text:p>
          </table:table-cell>
          <table:table-cell office:value-type="float" office:value="0.0010199">
            <text:p>0.0010199</text:p>
          </table:table-cell>
          <table:table-cell office:value-type="float" office:value="0.0001091">
            <text:p>0.0001091</text:p>
          </table:table-cell>
          <table:table-cell office:value-type="float" office:value="0.00022907">
            <text:p>0.0002290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9079e-09</text:p>
          </table:table-cell>
          <table:table-cell table:style-name="ce1" office:value-type="string">
            <text:p>2.0569e-13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1009.3">
            <text:p>1009.3</text:p>
          </table:table-cell>
          <table:table-cell table:formula="of:=[.Q26]*1000000" office:value-type="float" office:value="108.78">
            <text:p>108.78</text:p>
          </table:table-cell>
          <table:table-cell table:formula="of:=[.R26]*1000000" office:value-type="float" office:value="240.27">
            <text:p>240.27</text:p>
          </table:table-cell>
          <table:table-cell table:formula="of:=[.S26]*1000000" office:value-type="float" office:value="0.96965">
            <text:p>0.96965</text:p>
          </table:table-cell>
          <table:table-cell table:formula="of:=[.T26]*1000000" office:value-type="float" office:value="1.1281">
            <text:p>1.1281</text:p>
          </table:table-cell>
          <table:table-cell table:formula="of:=[.U26]*1000000" office:value-type="float" office:value="0.0014058">
            <text:p>0.0014058</text:p>
          </table:table-cell>
          <table:table-cell table:formula="of:=[.V26]*1000000" office:value-type="float" office:value="0.00000019919">
            <text:p>1.9919E-007</text:p>
          </table:table-cell>
          <table:table-cell table:formula="of:=[.W26]*1000000" office:value-type="float" office:value="1009.3">
            <text:p>1009.3</text:p>
          </table:table-cell>
          <table:table-cell table:formula="of:=[.X26]*1000000" office:value-type="float" office:value="108.73">
            <text:p>108.73</text:p>
          </table:table-cell>
          <table:table-cell table:formula="of:=[.Y26]*1000000" office:value-type="float" office:value="240.31">
            <text:p>240.31</text:p>
          </table:table-cell>
          <table:table-cell table:formula="of:=[.Z26]*1000000" office:value-type="float" office:value="20.008">
            <text:p>20.008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0014088">
            <text:p>0.0014088</text:p>
          </table:table-cell>
          <table:table-cell table:formula="of:=[.AC26]*1000000" office:value-type="float" office:value="0.00000019919">
            <text:p>1.9919E-007</text:p>
          </table:table-cell>
          <table:table-cell office:value-type="float" office:value="0.0010093">
            <text:p>0.0010093</text:p>
          </table:table-cell>
          <table:table-cell office:value-type="float" office:value="0.00010878">
            <text:p>0.00010878</text:p>
          </table:table-cell>
          <table:table-cell office:value-type="float" office:value="0.00024027">
            <text:p>0.00024027</text:p>
          </table:table-cell>
          <table:table-cell table:style-name="ce1" office:value-type="string">
            <text:p>9.6965e-07</text:p>
          </table:table-cell>
          <table:table-cell table:style-name="ce1" office:value-type="string">
            <text:p>1.1281e-06</text:p>
          </table:table-cell>
          <table:table-cell table:style-name="ce1" office:value-type="string">
            <text:p>1.4058e-09</text:p>
          </table:table-cell>
          <table:table-cell table:style-name="ce1" office:value-type="string">
            <text:p>1.9919e-13</text:p>
          </table:table-cell>
          <table:table-cell office:value-type="float" office:value="0.0010093">
            <text:p>0.0010093</text:p>
          </table:table-cell>
          <table:table-cell office:value-type="float" office:value="0.00010873">
            <text:p>0.00010873</text:p>
          </table:table-cell>
          <table:table-cell office:value-type="float" office:value="0.00024031">
            <text:p>0.00024031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88e-09</text:p>
          </table:table-cell>
          <table:table-cell table:style-name="ce1" office:value-type="string">
            <text:p>1.9919e-13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999.05">
            <text:p>999.05</text:p>
          </table:table-cell>
          <table:table-cell table:formula="of:=[.Q27]*1000000" office:value-type="float" office:value="108.35">
            <text:p>108.35</text:p>
          </table:table-cell>
          <table:table-cell table:formula="of:=[.R27]*1000000" office:value-type="float" office:value="251.23">
            <text:p>251.23</text:p>
          </table:table-cell>
          <table:table-cell table:formula="of:=[.S27]*1000000" office:value-type="float" office:value="0.80892">
            <text:p>0.80892</text:p>
          </table:table-cell>
          <table:table-cell table:formula="of:=[.T27]*1000000" office:value-type="float" office:value="1.1488">
            <text:p>1.1488</text:p>
          </table:table-cell>
          <table:table-cell table:formula="of:=[.U27]*1000000" office:value-type="float" office:value="0.00066457">
            <text:p>0.00066457</text:p>
          </table:table-cell>
          <table:table-cell table:formula="of:=[.V27]*1000000" office:value-type="float" office:value="0.00000019292">
            <text:p>1.9292E-007</text:p>
          </table:table-cell>
          <table:table-cell table:formula="of:=[.W27]*1000000" office:value-type="float" office:value="999.05">
            <text:p>999.05</text:p>
          </table:table-cell>
          <table:table-cell table:formula="of:=[.X27]*1000000" office:value-type="float" office:value="108.3">
            <text:p>108.3</text:p>
          </table:table-cell>
          <table:table-cell table:formula="of:=[.Y27]*1000000" office:value-type="float" office:value="251.27">
            <text:p>251.27</text:p>
          </table:table-cell>
          <table:table-cell table:formula="of:=[.Z27]*1000000" office:value-type="float" office:value="20.009">
            <text:p>20.009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00066616">
            <text:p>0.00066616</text:p>
          </table:table-cell>
          <table:table-cell table:formula="of:=[.AC27]*1000000" office:value-type="float" office:value="0.00000019292">
            <text:p>1.9292E-007</text:p>
          </table:table-cell>
          <table:table-cell office:value-type="float" office:value="0.00099905">
            <text:p>0.00099905</text:p>
          </table:table-cell>
          <table:table-cell office:value-type="float" office:value="0.00010835">
            <text:p>0.00010835</text:p>
          </table:table-cell>
          <table:table-cell office:value-type="float" office:value="0.00025123">
            <text:p>0.00025123</text:p>
          </table:table-cell>
          <table:table-cell table:style-name="ce1" office:value-type="string">
            <text:p>8.0892e-07</text:p>
          </table:table-cell>
          <table:table-cell table:style-name="ce1" office:value-type="string">
            <text:p>1.1488e-06</text:p>
          </table:table-cell>
          <table:table-cell table:style-name="ce1" office:value-type="string">
            <text:p>6.6457e-10</text:p>
          </table:table-cell>
          <table:table-cell table:style-name="ce1" office:value-type="string">
            <text:p>1.9292e-13</text:p>
          </table:table-cell>
          <table:table-cell office:value-type="float" office:value="0.00099905">
            <text:p>0.00099905</text:p>
          </table:table-cell>
          <table:table-cell office:value-type="float" office:value="0.0001083">
            <text:p>0.0001083</text:p>
          </table:table-cell>
          <table:table-cell office:value-type="float" office:value="0.00025127">
            <text:p>0.00025127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6.6616e-10</text:p>
          </table:table-cell>
          <table:table-cell table:style-name="ce1" office:value-type="string">
            <text:p>1.9292e-13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989.09">
            <text:p>989.09</text:p>
          </table:table-cell>
          <table:table-cell table:formula="of:=[.Q28]*1000000" office:value-type="float" office:value="107.89">
            <text:p>107.89</text:p>
          </table:table-cell>
          <table:table-cell table:formula="of:=[.R28]*1000000" office:value-type="float" office:value="261.93">
            <text:p>261.93</text:p>
          </table:table-cell>
          <table:table-cell table:formula="of:=[.S28]*1000000" office:value-type="float" office:value="0.6694">
            <text:p>0.6694</text:p>
          </table:table-cell>
          <table:table-cell table:formula="of:=[.T28]*1000000" office:value-type="float" office:value="1.1695">
            <text:p>1.1695</text:p>
          </table:table-cell>
          <table:table-cell table:formula="of:=[.U28]*1000000" office:value-type="float" office:value="0.00030717">
            <text:p>0.00030717</text:p>
          </table:table-cell>
          <table:table-cell table:formula="of:=[.V28]*1000000" office:value-type="float" office:value="0.00000018687">
            <text:p>1.8687E-007</text:p>
          </table:table-cell>
          <table:table-cell table:formula="of:=[.W28]*1000000" office:value-type="float" office:value="989.09">
            <text:p>989.09</text:p>
          </table:table-cell>
          <table:table-cell table:formula="of:=[.X28]*1000000" office:value-type="float" office:value="107.84">
            <text:p>107.84</text:p>
          </table:table-cell>
          <table:table-cell table:formula="of:=[.Y28]*1000000" office:value-type="float" office:value="261.97">
            <text:p>261.97</text:p>
          </table:table-cell>
          <table:table-cell table:formula="of:=[.Z28]*1000000" office:value-type="float" office:value="20.01">
            <text:p>20.01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0030798">
            <text:p>0.00030798</text:p>
          </table:table-cell>
          <table:table-cell table:formula="of:=[.AC28]*1000000" office:value-type="float" office:value="0.00000018687">
            <text:p>1.8687E-007</text:p>
          </table:table-cell>
          <table:table-cell office:value-type="float" office:value="0.00098909">
            <text:p>0.00098909</text:p>
          </table:table-cell>
          <table:table-cell office:value-type="float" office:value="0.00010789">
            <text:p>0.00010789</text:p>
          </table:table-cell>
          <table:table-cell office:value-type="float" office:value="0.00026193">
            <text:p>0.00026193</text:p>
          </table:table-cell>
          <table:table-cell table:style-name="ce1" office:value-type="string">
            <text:p>6.694e-07</text:p>
          </table:table-cell>
          <table:table-cell table:style-name="ce1" office:value-type="string">
            <text:p>1.1695e-06</text:p>
          </table:table-cell>
          <table:table-cell table:style-name="ce1" office:value-type="string">
            <text:p>3.0717e-10</text:p>
          </table:table-cell>
          <table:table-cell table:style-name="ce1" office:value-type="string">
            <text:p>1.8687e-13</text:p>
          </table:table-cell>
          <table:table-cell office:value-type="float" office:value="0.00098909">
            <text:p>0.00098909</text:p>
          </table:table-cell>
          <table:table-cell office:value-type="float" office:value="0.00010784">
            <text:p>0.00010784</text:p>
          </table:table-cell>
          <table:table-cell office:value-type="float" office:value="0.00026197">
            <text:p>0.00026197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3.0798e-10</text:p>
          </table:table-cell>
          <table:table-cell table:style-name="ce1" office:value-type="string">
            <text:p>1.8687e-13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979.4">
            <text:p>979.4</text:p>
          </table:table-cell>
          <table:table-cell table:formula="of:=[.Q29]*1000000" office:value-type="float" office:value="107.4">
            <text:p>107.4</text:p>
          </table:table-cell>
          <table:table-cell table:formula="of:=[.R29]*1000000" office:value-type="float" office:value="272.39">
            <text:p>272.39</text:p>
          </table:table-cell>
          <table:table-cell table:formula="of:=[.S29]*1000000" office:value-type="float" office:value="0.54947">
            <text:p>0.54947</text:p>
          </table:table-cell>
          <table:table-cell table:formula="of:=[.T29]*1000000" office:value-type="float" office:value="1.1905">
            <text:p>1.1905</text:p>
          </table:table-cell>
          <table:table-cell table:formula="of:=[.U29]*1000000" office:value-type="float" office:value="0.00013903">
            <text:p>0.00013903</text:p>
          </table:table-cell>
          <table:table-cell table:formula="of:=[.V29]*1000000" office:value-type="float" office:value="0.00000018102">
            <text:p>0.000000181</text:p>
          </table:table-cell>
          <table:table-cell table:formula="of:=[.W29]*1000000" office:value-type="float" office:value="979.4">
            <text:p>979.4</text:p>
          </table:table-cell>
          <table:table-cell table:formula="of:=[.X29]*1000000" office:value-type="float" office:value="107.34">
            <text:p>107.34</text:p>
          </table:table-cell>
          <table:table-cell table:formula="of:=[.Y29]*1000000" office:value-type="float" office:value="272.43">
            <text:p>272.43</text:p>
          </table:table-cell>
          <table:table-cell table:formula="of:=[.Z29]*1000000" office:value-type="float" office:value="20.01">
            <text:p>20.01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0013943">
            <text:p>0.00013943</text:p>
          </table:table-cell>
          <table:table-cell table:formula="of:=[.AC29]*1000000" office:value-type="float" office:value="0.00000018102">
            <text:p>0.000000181</text:p>
          </table:table-cell>
          <table:table-cell office:value-type="float" office:value="0.0009794">
            <text:p>0.0009794</text:p>
          </table:table-cell>
          <table:table-cell office:value-type="float" office:value="0.0001074">
            <text:p>0.0001074</text:p>
          </table:table-cell>
          <table:table-cell office:value-type="float" office:value="0.00027239">
            <text:p>0.00027239</text:p>
          </table:table-cell>
          <table:table-cell table:style-name="ce1" office:value-type="string">
            <text:p>5.4947e-07</text:p>
          </table:table-cell>
          <table:table-cell table:style-name="ce1" office:value-type="string">
            <text:p>1.1905e-06</text:p>
          </table:table-cell>
          <table:table-cell table:style-name="ce1" office:value-type="string">
            <text:p>1.3903e-10</text:p>
          </table:table-cell>
          <table:table-cell table:style-name="ce1" office:value-type="string">
            <text:p>1.8102e-13</text:p>
          </table:table-cell>
          <table:table-cell office:value-type="float" office:value="0.0009794">
            <text:p>0.0009794</text:p>
          </table:table-cell>
          <table:table-cell office:value-type="float" office:value="0.00010734">
            <text:p>0.00010734</text:p>
          </table:table-cell>
          <table:table-cell office:value-type="float" office:value="0.00027243">
            <text:p>0.00027243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43e-10</text:p>
          </table:table-cell>
          <table:table-cell table:style-name="ce1" office:value-type="string">
            <text:p>1.8102e-13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969.95">
            <text:p>969.95</text:p>
          </table:table-cell>
          <table:table-cell table:formula="of:=[.Q30]*1000000" office:value-type="float" office:value="106.88">
            <text:p>106.88</text:p>
          </table:table-cell>
          <table:table-cell table:formula="of:=[.R30]*1000000" office:value-type="float" office:value="282.61">
            <text:p>282.61</text:p>
          </table:table-cell>
          <table:table-cell table:formula="of:=[.S30]*1000000" office:value-type="float" office:value="0.44737">
            <text:p>0.44737</text:p>
          </table:table-cell>
          <table:table-cell table:formula="of:=[.T30]*1000000" office:value-type="float" office:value="1.2115">
            <text:p>1.2115</text:p>
          </table:table-cell>
          <table:table-cell table:formula="of:=[.U30]*1000000" office:value-type="float" office:value="0.000061709">
            <text:p>0.000061709</text:p>
          </table:table-cell>
          <table:table-cell table:formula="of:=[.V30]*1000000" office:value-type="float" office:value="0.00000017536">
            <text:p>1.7536E-007</text:p>
          </table:table-cell>
          <table:table-cell table:formula="of:=[.W30]*1000000" office:value-type="float" office:value="969.95">
            <text:p>969.95</text:p>
          </table:table-cell>
          <table:table-cell table:formula="of:=[.X30]*1000000" office:value-type="float" office:value="106.83">
            <text:p>106.83</text:p>
          </table:table-cell>
          <table:table-cell table:formula="of:=[.Y30]*1000000" office:value-type="float" office:value="282.65">
            <text:p>282.65</text:p>
          </table:table-cell>
          <table:table-cell table:formula="of:=[.Z30]*1000000" office:value-type="float" office:value="20.01">
            <text:p>20.01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000619">
            <text:p>0.0000619</text:p>
          </table:table-cell>
          <table:table-cell table:formula="of:=[.AC30]*1000000" office:value-type="float" office:value="0.00000017537">
            <text:p>1.7537E-007</text:p>
          </table:table-cell>
          <table:table-cell office:value-type="float" office:value="0.00096995">
            <text:p>0.00096995</text:p>
          </table:table-cell>
          <table:table-cell office:value-type="float" office:value="0.00010688">
            <text:p>0.00010688</text:p>
          </table:table-cell>
          <table:table-cell office:value-type="float" office:value="0.00028261">
            <text:p>0.00028261</text:p>
          </table:table-cell>
          <table:table-cell table:style-name="ce1" office:value-type="string">
            <text:p>4.4737e-07</text:p>
          </table:table-cell>
          <table:table-cell table:style-name="ce1" office:value-type="string">
            <text:p>1.2115e-06</text:p>
          </table:table-cell>
          <table:table-cell table:style-name="ce1" office:value-type="string">
            <text:p>6.1709e-11</text:p>
          </table:table-cell>
          <table:table-cell table:style-name="ce1" office:value-type="string">
            <text:p>1.7536e-13</text:p>
          </table:table-cell>
          <table:table-cell office:value-type="float" office:value="0.00096995">
            <text:p>0.00096995</text:p>
          </table:table-cell>
          <table:table-cell office:value-type="float" office:value="0.00010683">
            <text:p>0.00010683</text:p>
          </table:table-cell>
          <table:table-cell office:value-type="float" office:value="0.00028265">
            <text:p>0.00028265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6.19e-11</text:p>
          </table:table-cell>
          <table:table-cell table:style-name="ce1" office:value-type="string">
            <text:p>1.7537e-13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960.74">
            <text:p>960.74</text:p>
          </table:table-cell>
          <table:table-cell table:formula="of:=[.Q31]*1000000" office:value-type="float" office:value="106.36">
            <text:p>106.36</text:p>
          </table:table-cell>
          <table:table-cell table:formula="of:=[.R31]*1000000" office:value-type="float" office:value="292.61">
            <text:p>292.61</text:p>
          </table:table-cell>
          <table:table-cell table:formula="of:=[.S31]*1000000" office:value-type="float" office:value="0.36127">
            <text:p>0.36127</text:p>
          </table:table-cell>
          <table:table-cell table:formula="of:=[.T31]*1000000" office:value-type="float" office:value="1.2326">
            <text:p>1.2326</text:p>
          </table:table-cell>
          <table:table-cell table:formula="of:=[.U31]*1000000" office:value-type="float" office:value="0.000026889">
            <text:p>0.000026889</text:p>
          </table:table-cell>
          <table:table-cell table:formula="of:=[.V31]*1000000" office:value-type="float" office:value="0.0000001699">
            <text:p>1.699E-007</text:p>
          </table:table-cell>
          <table:table-cell table:formula="of:=[.W31]*1000000" office:value-type="float" office:value="960.74">
            <text:p>960.74</text:p>
          </table:table-cell>
          <table:table-cell table:formula="of:=[.X31]*1000000" office:value-type="float" office:value="106.3">
            <text:p>106.3</text:p>
          </table:table-cell>
          <table:table-cell table:formula="of:=[.Y31]*1000000" office:value-type="float" office:value="292.65">
            <text:p>292.65</text:p>
          </table:table-cell>
          <table:table-cell table:formula="of:=[.Z31]*1000000" office:value-type="float" office:value="20.01">
            <text:p>20.01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0026979">
            <text:p>0.000026979</text:p>
          </table:table-cell>
          <table:table-cell table:formula="of:=[.AC31]*1000000" office:value-type="float" office:value="0.0000001699">
            <text:p>1.699E-007</text:p>
          </table:table-cell>
          <table:table-cell office:value-type="float" office:value="0.00096074">
            <text:p>0.00096074</text:p>
          </table:table-cell>
          <table:table-cell office:value-type="float" office:value="0.00010636">
            <text:p>0.00010636</text:p>
          </table:table-cell>
          <table:table-cell office:value-type="float" office:value="0.00029261">
            <text:p>0.00029261</text:p>
          </table:table-cell>
          <table:table-cell table:style-name="ce1" office:value-type="string">
            <text:p>3.6127e-07</text:p>
          </table:table-cell>
          <table:table-cell table:style-name="ce1" office:value-type="string">
            <text:p>1.2326e-06</text:p>
          </table:table-cell>
          <table:table-cell table:style-name="ce1" office:value-type="string">
            <text:p>2.6889e-11</text:p>
          </table:table-cell>
          <table:table-cell table:style-name="ce1" office:value-type="string">
            <text:p>1.699e-13</text:p>
          </table:table-cell>
          <table:table-cell office:value-type="float" office:value="0.00096074">
            <text:p>0.00096074</text:p>
          </table:table-cell>
          <table:table-cell office:value-type="float" office:value="0.0001063">
            <text:p>0.0001063</text:p>
          </table:table-cell>
          <table:table-cell office:value-type="float" office:value="0.00029265">
            <text:p>0.00029265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6979e-11</text:p>
          </table:table-cell>
          <table:table-cell table:style-name="ce1" office:value-type="string">
            <text:p>1.699e-13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951.74">
            <text:p>951.74</text:p>
          </table:table-cell>
          <table:table-cell table:formula="of:=[.Q32]*1000000" office:value-type="float" office:value="105.82">
            <text:p>105.82</text:p>
          </table:table-cell>
          <table:table-cell table:formula="of:=[.R32]*1000000" office:value-type="float" office:value="302.41">
            <text:p>302.41</text:p>
          </table:table-cell>
          <table:table-cell table:formula="of:=[.S32]*1000000" office:value-type="float" office:value="0.28937">
            <text:p>0.28937</text:p>
          </table:table-cell>
          <table:table-cell table:formula="of:=[.T32]*1000000" office:value-type="float" office:value="1.2539">
            <text:p>1.2539</text:p>
          </table:table-cell>
          <table:table-cell table:formula="of:=[.U32]*1000000" office:value-type="float" office:value="0.000011515">
            <text:p>0.000011515</text:p>
          </table:table-cell>
          <table:table-cell table:formula="of:=[.V32]*1000000" office:value-type="float" office:value="0.00000016461">
            <text:p>1.6461E-007</text:p>
          </table:table-cell>
          <table:table-cell table:formula="of:=[.W32]*1000000" office:value-type="float" office:value="951.74">
            <text:p>951.74</text:p>
          </table:table-cell>
          <table:table-cell table:formula="of:=[.X32]*1000000" office:value-type="float" office:value="105.76">
            <text:p>105.76</text:p>
          </table:table-cell>
          <table:table-cell table:formula="of:=[.Y32]*1000000" office:value-type="float" office:value="302.44">
            <text:p>302.44</text:p>
          </table:table-cell>
          <table:table-cell table:formula="of:=[.Z32]*1000000" office:value-type="float" office:value="20.01">
            <text:p>20.01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0011557">
            <text:p>0.000011557</text:p>
          </table:table-cell>
          <table:table-cell table:formula="of:=[.AC32]*1000000" office:value-type="float" office:value="0.00000016461">
            <text:p>1.6461E-007</text:p>
          </table:table-cell>
          <table:table-cell office:value-type="float" office:value="0.00095174">
            <text:p>0.00095174</text:p>
          </table:table-cell>
          <table:table-cell office:value-type="float" office:value="0.00010582">
            <text:p>0.00010582</text:p>
          </table:table-cell>
          <table:table-cell office:value-type="float" office:value="0.00030241">
            <text:p>0.00030241</text:p>
          </table:table-cell>
          <table:table-cell table:style-name="ce1" office:value-type="string">
            <text:p>2.8937e-07</text:p>
          </table:table-cell>
          <table:table-cell table:style-name="ce1" office:value-type="string">
            <text:p>1.2539e-06</text:p>
          </table:table-cell>
          <table:table-cell table:style-name="ce1" office:value-type="string">
            <text:p>1.1515e-11</text:p>
          </table:table-cell>
          <table:table-cell table:style-name="ce1" office:value-type="string">
            <text:p>1.6461e-13</text:p>
          </table:table-cell>
          <table:table-cell office:value-type="float" office:value="0.00095174">
            <text:p>0.00095174</text:p>
          </table:table-cell>
          <table:table-cell office:value-type="float" office:value="0.00010576">
            <text:p>0.00010576</text:p>
          </table:table-cell>
          <table:table-cell office:value-type="float" office:value="0.00030244">
            <text:p>0.00030244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57e-11</text:p>
          </table:table-cell>
          <table:table-cell table:style-name="ce1" office:value-type="string">
            <text:p>1.6461e-13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942.94">
            <text:p>942.94</text:p>
          </table:table-cell>
          <table:table-cell table:formula="of:=[.Q33]*1000000" office:value-type="float" office:value="105.27">
            <text:p>105.27</text:p>
          </table:table-cell>
          <table:table-cell table:formula="of:=[.R33]*1000000" office:value-type="float" office:value="312">
            <text:p>312</text:p>
          </table:table-cell>
          <table:table-cell table:formula="of:=[.S33]*1000000" office:value-type="float" office:value="0.22989">
            <text:p>0.22989</text:p>
          </table:table-cell>
          <table:table-cell table:formula="of:=[.T33]*1000000" office:value-type="float" office:value="1.2752">
            <text:p>1.2752</text:p>
          </table:table-cell>
          <table:table-cell table:formula="of:=[.U33]*1000000" office:value-type="float" office:value="0.0000048513">
            <text:p>4.8513E-006</text:p>
          </table:table-cell>
          <table:table-cell table:formula="of:=[.V33]*1000000" office:value-type="float" office:value="0.00000015949">
            <text:p>1.5949E-007</text:p>
          </table:table-cell>
          <table:table-cell table:formula="of:=[.W33]*1000000" office:value-type="float" office:value="942.94">
            <text:p>942.94</text:p>
          </table:table-cell>
          <table:table-cell table:formula="of:=[.X33]*1000000" office:value-type="float" office:value="105.21">
            <text:p>105.21</text:p>
          </table:table-cell>
          <table:table-cell table:formula="of:=[.Y33]*1000000" office:value-type="float" office:value="312.04">
            <text:p>312.04</text:p>
          </table:table-cell>
          <table:table-cell table:formula="of:=[.Z33]*1000000" office:value-type="float" office:value="20.01">
            <text:p>20.01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00048699">
            <text:p>4.8699E-006</text:p>
          </table:table-cell>
          <table:table-cell table:formula="of:=[.AC33]*1000000" office:value-type="float" office:value="0.0000001595">
            <text:p>1.595E-007</text:p>
          </table:table-cell>
          <table:table-cell office:value-type="float" office:value="0.00094294">
            <text:p>0.00094294</text:p>
          </table:table-cell>
          <table:table-cell office:value-type="float" office:value="0.00010527">
            <text:p>0.00010527</text:p>
          </table:table-cell>
          <table:table-cell office:value-type="float" office:value="0.000312">
            <text:p>0.000312</text:p>
          </table:table-cell>
          <table:table-cell table:style-name="ce1" office:value-type="string">
            <text:p>2.2989e-07</text:p>
          </table:table-cell>
          <table:table-cell table:style-name="ce1" office:value-type="string">
            <text:p>1.2752e-06</text:p>
          </table:table-cell>
          <table:table-cell table:style-name="ce1" office:value-type="string">
            <text:p>4.8513e-12</text:p>
          </table:table-cell>
          <table:table-cell table:style-name="ce1" office:value-type="string">
            <text:p>1.5949e-13</text:p>
          </table:table-cell>
          <table:table-cell office:value-type="float" office:value="0.00094294">
            <text:p>0.00094294</text:p>
          </table:table-cell>
          <table:table-cell office:value-type="float" office:value="0.00010521">
            <text:p>0.00010521</text:p>
          </table:table-cell>
          <table:table-cell office:value-type="float" office:value="0.00031204">
            <text:p>0.00031204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4.8699e-12</text:p>
          </table:table-cell>
          <table:table-cell table:style-name="ce1" office:value-type="string">
            <text:p>1.595e-13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934.32">
            <text:p>934.32</text:p>
          </table:table-cell>
          <table:table-cell table:formula="of:=[.Q34]*1000000" office:value-type="float" office:value="104.71">
            <text:p>104.71</text:p>
          </table:table-cell>
          <table:table-cell table:formula="of:=[.R34]*1000000" office:value-type="float" office:value="321.41">
            <text:p>321.41</text:p>
          </table:table-cell>
          <table:table-cell table:formula="of:=[.S34]*1000000" office:value-type="float" office:value="0.18115">
            <text:p>0.18115</text:p>
          </table:table-cell>
          <table:table-cell table:formula="of:=[.T34]*1000000" office:value-type="float" office:value="1.2967">
            <text:p>1.2967</text:p>
          </table:table-cell>
          <table:table-cell table:formula="of:=[.U34]*1000000" office:value-type="float" office:value="0.0000020122">
            <text:p>2.0122E-006</text:p>
          </table:table-cell>
          <table:table-cell table:formula="of:=[.V34]*1000000" office:value-type="float" office:value="0.00000015454">
            <text:p>1.5454E-007</text:p>
          </table:table-cell>
          <table:table-cell table:formula="of:=[.W34]*1000000" office:value-type="float" office:value="934.32">
            <text:p>934.32</text:p>
          </table:table-cell>
          <table:table-cell table:formula="of:=[.X34]*1000000" office:value-type="float" office:value="104.66">
            <text:p>104.66</text:p>
          </table:table-cell>
          <table:table-cell table:formula="of:=[.Y34]*1000000" office:value-type="float" office:value="321.45">
            <text:p>321.45</text:p>
          </table:table-cell>
          <table:table-cell table:formula="of:=[.Z34]*1000000" office:value-type="float" office:value="20.01">
            <text:p>20.01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00020204">
            <text:p>2.0204E-006</text:p>
          </table:table-cell>
          <table:table-cell table:formula="of:=[.AC34]*1000000" office:value-type="float" office:value="0.00000015455">
            <text:p>1.5455E-007</text:p>
          </table:table-cell>
          <table:table-cell office:value-type="float" office:value="0.00093432">
            <text:p>0.00093432</text:p>
          </table:table-cell>
          <table:table-cell office:value-type="float" office:value="0.00010471">
            <text:p>0.00010471</text:p>
          </table:table-cell>
          <table:table-cell office:value-type="float" office:value="0.00032141">
            <text:p>0.00032141</text:p>
          </table:table-cell>
          <table:table-cell table:style-name="ce1" office:value-type="string">
            <text:p>1.8115e-07</text:p>
          </table:table-cell>
          <table:table-cell table:style-name="ce1" office:value-type="string">
            <text:p>1.2967e-06</text:p>
          </table:table-cell>
          <table:table-cell table:style-name="ce1" office:value-type="string">
            <text:p>2.0122e-12</text:p>
          </table:table-cell>
          <table:table-cell table:style-name="ce1" office:value-type="string">
            <text:p>1.5454e-13</text:p>
          </table:table-cell>
          <table:table-cell office:value-type="float" office:value="0.00093432">
            <text:p>0.00093432</text:p>
          </table:table-cell>
          <table:table-cell office:value-type="float" office:value="0.00010466">
            <text:p>0.00010466</text:p>
          </table:table-cell>
          <table:table-cell office:value-type="float" office:value="0.00032145">
            <text:p>0.00032145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0204e-12</text:p>
          </table:table-cell>
          <table:table-cell table:style-name="ce1" office:value-type="string">
            <text:p>1.5455e-13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925.88">
            <text:p>925.88</text:p>
          </table:table-cell>
          <table:table-cell table:formula="of:=[.Q35]*1000000" office:value-type="float" office:value="104.16">
            <text:p>104.16</text:p>
          </table:table-cell>
          <table:table-cell table:formula="of:=[.R35]*1000000" office:value-type="float" office:value="330.64">
            <text:p>330.64</text:p>
          </table:table-cell>
          <table:table-cell table:formula="of:=[.S35]*1000000" office:value-type="float" office:value="0.14159">
            <text:p>0.14159</text:p>
          </table:table-cell>
          <table:table-cell table:formula="of:=[.T35]*1000000" office:value-type="float" office:value="1.3183">
            <text:p>1.3183</text:p>
          </table:table-cell>
          <table:table-cell table:formula="of:=[.U35]*1000000" office:value-type="float" office:value="0.00000082242">
            <text:p>8.2242E-007</text:p>
          </table:table-cell>
          <table:table-cell table:formula="of:=[.V35]*1000000" office:value-type="float" office:value="0.00000014975">
            <text:p>1.4975E-007</text:p>
          </table:table-cell>
          <table:table-cell table:formula="of:=[.W35]*1000000" office:value-type="float" office:value="925.88">
            <text:p>925.88</text:p>
          </table:table-cell>
          <table:table-cell table:formula="of:=[.X35]*1000000" office:value-type="float" office:value="104.1">
            <text:p>104.1</text:p>
          </table:table-cell>
          <table:table-cell table:formula="of:=[.Y35]*1000000" office:value-type="float" office:value="330.68">
            <text:p>330.68</text:p>
          </table:table-cell>
          <table:table-cell table:formula="of:=[.Z35]*1000000" office:value-type="float" office:value="20.01">
            <text:p>20.01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00082597">
            <text:p>0.000000826</text:p>
          </table:table-cell>
          <table:table-cell table:formula="of:=[.AC35]*1000000" office:value-type="float" office:value="0.00000014976">
            <text:p>1.4976E-007</text:p>
          </table:table-cell>
          <table:table-cell office:value-type="float" office:value="0.00092588">
            <text:p>0.00092588</text:p>
          </table:table-cell>
          <table:table-cell office:value-type="float" office:value="0.00010416">
            <text:p>0.00010416</text:p>
          </table:table-cell>
          <table:table-cell office:value-type="float" office:value="0.00033064">
            <text:p>0.00033064</text:p>
          </table:table-cell>
          <table:table-cell table:style-name="ce1" office:value-type="string">
            <text:p>1.4159e-07</text:p>
          </table:table-cell>
          <table:table-cell table:style-name="ce1" office:value-type="string">
            <text:p>1.3183e-06</text:p>
          </table:table-cell>
          <table:table-cell table:style-name="ce1" office:value-type="string">
            <text:p>8.2242e-13</text:p>
          </table:table-cell>
          <table:table-cell table:style-name="ce1" office:value-type="string">
            <text:p>1.4975e-13</text:p>
          </table:table-cell>
          <table:table-cell office:value-type="float" office:value="0.00092588">
            <text:p>0.00092588</text:p>
          </table:table-cell>
          <table:table-cell office:value-type="float" office:value="0.0001041">
            <text:p>0.0001041</text:p>
          </table:table-cell>
          <table:table-cell office:value-type="float" office:value="0.00033068">
            <text:p>0.00033068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8.2597e-13</text:p>
          </table:table-cell>
          <table:table-cell table:style-name="ce1" office:value-type="string">
            <text:p>1.4976e-13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917.6">
            <text:p>917.6</text:p>
          </table:table-cell>
          <table:table-cell table:formula="of:=[.Q36]*1000000" office:value-type="float" office:value="103.6">
            <text:p>103.6</text:p>
          </table:table-cell>
          <table:table-cell table:formula="of:=[.R36]*1000000" office:value-type="float" office:value="339.7">
            <text:p>339.7</text:p>
          </table:table-cell>
          <table:table-cell table:formula="of:=[.S36]*1000000" office:value-type="float" office:value="0.10977">
            <text:p>0.10977</text:p>
          </table:table-cell>
          <table:table-cell table:formula="of:=[.T36]*1000000" office:value-type="float" office:value="1.3401">
            <text:p>1.3401</text:p>
          </table:table-cell>
          <table:table-cell table:formula="of:=[.U36]*1000000" office:value-type="float" office:value="0.00000033143">
            <text:p>3.3143E-007</text:p>
          </table:table-cell>
          <table:table-cell table:formula="of:=[.V36]*1000000" office:value-type="float" office:value="0.00000014512">
            <text:p>1.4512E-007</text:p>
          </table:table-cell>
          <table:table-cell table:formula="of:=[.W36]*1000000" office:value-type="float" office:value="917.6">
            <text:p>917.6</text:p>
          </table:table-cell>
          <table:table-cell table:formula="of:=[.X36]*1000000" office:value-type="float" office:value="103.54">
            <text:p>103.54</text:p>
          </table:table-cell>
          <table:table-cell table:formula="of:=[.Y36]*1000000" office:value-type="float" office:value="339.74">
            <text:p>339.74</text:p>
          </table:table-cell>
          <table:table-cell table:formula="of:=[.Z36]*1000000" office:value-type="float" office:value="20.01">
            <text:p>20.01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00033294">
            <text:p>3.3294E-007</text:p>
          </table:table-cell>
          <table:table-cell table:formula="of:=[.AC36]*1000000" office:value-type="float" office:value="0.00000014512">
            <text:p>1.4512E-007</text:p>
          </table:table-cell>
          <table:table-cell office:value-type="float" office:value="0.0009176">
            <text:p>0.0009176</text:p>
          </table:table-cell>
          <table:table-cell office:value-type="float" office:value="0.0001036">
            <text:p>0.0001036</text:p>
          </table:table-cell>
          <table:table-cell office:value-type="float" office:value="0.0003397">
            <text:p>0.0003397</text:p>
          </table:table-cell>
          <table:table-cell table:style-name="ce1" office:value-type="string">
            <text:p>1.0977e-07</text:p>
          </table:table-cell>
          <table:table-cell table:style-name="ce1" office:value-type="string">
            <text:p>1.3401e-06</text:p>
          </table:table-cell>
          <table:table-cell table:style-name="ce1" office:value-type="string">
            <text:p>3.3143e-13</text:p>
          </table:table-cell>
          <table:table-cell table:style-name="ce1" office:value-type="string">
            <text:p>1.4512e-13</text:p>
          </table:table-cell>
          <table:table-cell office:value-type="float" office:value="0.0009176">
            <text:p>0.0009176</text:p>
          </table:table-cell>
          <table:table-cell office:value-type="float" office:value="0.00010354">
            <text:p>0.00010354</text:p>
          </table:table-cell>
          <table:table-cell office:value-type="float" office:value="0.00033974">
            <text:p>0.00033974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3.3294e-13</text:p>
          </table:table-cell>
          <table:table-cell table:style-name="ce1" office:value-type="string">
            <text:p>1.4512e-13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909.48">
            <text:p>909.48</text:p>
          </table:table-cell>
          <table:table-cell table:formula="of:=[.Q37]*1000000" office:value-type="float" office:value="103.04">
            <text:p>103.04</text:p>
          </table:table-cell>
          <table:table-cell table:formula="of:=[.R37]*1000000" office:value-type="float" office:value="348.61">
            <text:p>348.61</text:p>
          </table:table-cell>
          <table:table-cell table:formula="of:=[.S37]*1000000" office:value-type="float" office:value="0.084418">
            <text:p>0.084418</text:p>
          </table:table-cell>
          <table:table-cell table:formula="of:=[.T37]*1000000" office:value-type="float" office:value="1.3621">
            <text:p>1.3621</text:p>
          </table:table-cell>
          <table:table-cell table:formula="of:=[.U37]*1000000" office:value-type="float" office:value="0.0000001318">
            <text:p>1.318E-007</text:p>
          </table:table-cell>
          <table:table-cell table:formula="of:=[.V37]*1000000" office:value-type="float" office:value="0.00000014063">
            <text:p>1.4063E-007</text:p>
          </table:table-cell>
          <table:table-cell table:formula="of:=[.W37]*1000000" office:value-type="float" office:value="909.48">
            <text:p>909.48</text:p>
          </table:table-cell>
          <table:table-cell table:formula="of:=[.X37]*1000000" office:value-type="float" office:value="102.98">
            <text:p>102.98</text:p>
          </table:table-cell>
          <table:table-cell table:formula="of:=[.Y37]*1000000" office:value-type="float" office:value="348.64">
            <text:p>348.64</text:p>
          </table:table-cell>
          <table:table-cell table:formula="of:=[.Z37]*1000000" office:value-type="float" office:value="20.01">
            <text:p>20.01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00013243">
            <text:p>1.3243E-007</text:p>
          </table:table-cell>
          <table:table-cell table:formula="of:=[.AC37]*1000000" office:value-type="float" office:value="0.00000014063">
            <text:p>1.4063E-007</text:p>
          </table:table-cell>
          <table:table-cell office:value-type="float" office:value="0.00090948">
            <text:p>0.00090948</text:p>
          </table:table-cell>
          <table:table-cell office:value-type="float" office:value="0.00010304">
            <text:p>0.00010304</text:p>
          </table:table-cell>
          <table:table-cell office:value-type="float" office:value="0.00034861">
            <text:p>0.00034861</text:p>
          </table:table-cell>
          <table:table-cell table:style-name="ce1" office:value-type="string">
            <text:p>8.4418e-08</text:p>
          </table:table-cell>
          <table:table-cell table:style-name="ce1" office:value-type="string">
            <text:p>1.3621e-06</text:p>
          </table:table-cell>
          <table:table-cell table:style-name="ce1" office:value-type="string">
            <text:p>1.318e-13</text:p>
          </table:table-cell>
          <table:table-cell table:style-name="ce1" office:value-type="string">
            <text:p>1.4063e-13</text:p>
          </table:table-cell>
          <table:table-cell office:value-type="float" office:value="0.00090948">
            <text:p>0.00090948</text:p>
          </table:table-cell>
          <table:table-cell office:value-type="float" office:value="0.00010298">
            <text:p>0.00010298</text:p>
          </table:table-cell>
          <table:table-cell office:value-type="float" office:value="0.00034864">
            <text:p>0.00034864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43e-13</text:p>
          </table:table-cell>
          <table:table-cell table:style-name="ce1" office:value-type="string">
            <text:p>1.4063e-13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901.5">
            <text:p>901.5</text:p>
          </table:table-cell>
          <table:table-cell table:formula="of:=[.Q38]*1000000" office:value-type="float" office:value="102.48">
            <text:p>102.48</text:p>
          </table:table-cell>
          <table:table-cell table:formula="of:=[.R38]*1000000" office:value-type="float" office:value="357.36">
            <text:p>357.36</text:p>
          </table:table-cell>
          <table:table-cell table:formula="of:=[.S38]*1000000" office:value-type="float" office:value="0.064412">
            <text:p>0.064412</text:p>
          </table:table-cell>
          <table:table-cell table:formula="of:=[.T38]*1000000" office:value-type="float" office:value="1.3842">
            <text:p>1.3842</text:p>
          </table:table-cell>
          <table:table-cell table:formula="of:=[.U38]*1000000" office:value-type="float" office:value="0.000000051753">
            <text:p>5.1753E-008</text:p>
          </table:table-cell>
          <table:table-cell table:formula="of:=[.V38]*1000000" office:value-type="float" office:value="0.00000013629">
            <text:p>1.3629E-007</text:p>
          </table:table-cell>
          <table:table-cell table:formula="of:=[.W38]*1000000" office:value-type="float" office:value="901.5">
            <text:p>901.5</text:p>
          </table:table-cell>
          <table:table-cell table:formula="of:=[.X38]*1000000" office:value-type="float" office:value="102.42">
            <text:p>102.42</text:p>
          </table:table-cell>
          <table:table-cell table:formula="of:=[.Y38]*1000000" office:value-type="float" office:value="357.4">
            <text:p>357.4</text:p>
          </table:table-cell>
          <table:table-cell table:formula="of:=[.Z38]*1000000" office:value-type="float" office:value="20.01">
            <text:p>20.01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00052012">
            <text:p>0.000000052</text:p>
          </table:table-cell>
          <table:table-cell table:formula="of:=[.AC38]*1000000" office:value-type="float" office:value="0.00000013629">
            <text:p>1.3629E-007</text:p>
          </table:table-cell>
          <table:table-cell office:value-type="float" office:value="0.0009015">
            <text:p>0.0009015</text:p>
          </table:table-cell>
          <table:table-cell office:value-type="float" office:value="0.00010248">
            <text:p>0.00010248</text:p>
          </table:table-cell>
          <table:table-cell office:value-type="float" office:value="0.00035736">
            <text:p>0.00035736</text:p>
          </table:table-cell>
          <table:table-cell table:style-name="ce1" office:value-type="string">
            <text:p>6.4412e-08</text:p>
          </table:table-cell>
          <table:table-cell table:style-name="ce1" office:value-type="string">
            <text:p>1.3842e-06</text:p>
          </table:table-cell>
          <table:table-cell table:style-name="ce1" office:value-type="string">
            <text:p>5.1753e-14</text:p>
          </table:table-cell>
          <table:table-cell table:style-name="ce1" office:value-type="string">
            <text:p>1.3629e-13</text:p>
          </table:table-cell>
          <table:table-cell office:value-type="float" office:value="0.0009015">
            <text:p>0.0009015</text:p>
          </table:table-cell>
          <table:table-cell office:value-type="float" office:value="0.00010242">
            <text:p>0.00010242</text:p>
          </table:table-cell>
          <table:table-cell office:value-type="float" office:value="0.0003574">
            <text:p>0.0003574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5.2012e-14</text:p>
          </table:table-cell>
          <table:table-cell table:style-name="ce1" office:value-type="string">
            <text:p>1.3629e-13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893.66">
            <text:p>893.66</text:p>
          </table:table-cell>
          <table:table-cell table:formula="of:=[.Q39]*1000000" office:value-type="float" office:value="101.92">
            <text:p>101.92</text:p>
          </table:table-cell>
          <table:table-cell table:formula="of:=[.R39]*1000000" office:value-type="float" office:value="365.98">
            <text:p>365.98</text:p>
          </table:table-cell>
          <table:table-cell table:formula="of:=[.S39]*1000000" office:value-type="float" office:value="0.048774">
            <text:p>0.048774</text:p>
          </table:table-cell>
          <table:table-cell table:formula="of:=[.T39]*1000000" office:value-type="float" office:value="1.4066">
            <text:p>1.4066</text:p>
          </table:table-cell>
          <table:table-cell table:formula="of:=[.U39]*1000000" office:value-type="float" office:value="0.000000020078">
            <text:p>2.0078E-008</text:p>
          </table:table-cell>
          <table:table-cell table:formula="of:=[.V39]*1000000" office:value-type="float" office:value="0.00000013208">
            <text:p>1.3208E-007</text:p>
          </table:table-cell>
          <table:table-cell table:formula="of:=[.W39]*1000000" office:value-type="float" office:value="893.66">
            <text:p>893.66</text:p>
          </table:table-cell>
          <table:table-cell table:formula="of:=[.X39]*1000000" office:value-type="float" office:value="101.86">
            <text:p>101.86</text:p>
          </table:table-cell>
          <table:table-cell table:formula="of:=[.Y39]*1000000" office:value-type="float" office:value="366.02">
            <text:p>366.02</text:p>
          </table:table-cell>
          <table:table-cell table:formula="of:=[.Z39]*1000000" office:value-type="float" office:value="20.01">
            <text:p>20.01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00020177">
            <text:p>2.0177E-008</text:p>
          </table:table-cell>
          <table:table-cell table:formula="of:=[.AC39]*1000000" office:value-type="float" office:value="0.00000013209">
            <text:p>1.3209E-007</text:p>
          </table:table-cell>
          <table:table-cell office:value-type="float" office:value="0.00089366">
            <text:p>0.00089366</text:p>
          </table:table-cell>
          <table:table-cell office:value-type="float" office:value="0.00010192">
            <text:p>0.00010192</text:p>
          </table:table-cell>
          <table:table-cell office:value-type="float" office:value="0.00036598">
            <text:p>0.00036598</text:p>
          </table:table-cell>
          <table:table-cell table:style-name="ce1" office:value-type="string">
            <text:p>4.8774e-08</text:p>
          </table:table-cell>
          <table:table-cell table:style-name="ce1" office:value-type="string">
            <text:p>1.4066e-06</text:p>
          </table:table-cell>
          <table:table-cell table:style-name="ce1" office:value-type="string">
            <text:p>2.0078e-14</text:p>
          </table:table-cell>
          <table:table-cell table:style-name="ce1" office:value-type="string">
            <text:p>1.3208e-13</text:p>
          </table:table-cell>
          <table:table-cell office:value-type="float" office:value="0.00089366">
            <text:p>0.00089366</text:p>
          </table:table-cell>
          <table:table-cell office:value-type="float" office:value="0.00010186">
            <text:p>0.00010186</text:p>
          </table:table-cell>
          <table:table-cell office:value-type="float" office:value="0.00036602">
            <text:p>0.00036602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0177e-14</text:p>
          </table:table-cell>
          <table:table-cell table:style-name="ce1" office:value-type="string">
            <text:p>1.3209e-13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885.94">
            <text:p>885.94</text:p>
          </table:table-cell>
          <table:table-cell table:formula="of:=[.Q40]*1000000" office:value-type="float" office:value="101.36">
            <text:p>101.36</text:p>
          </table:table-cell>
          <table:table-cell table:formula="of:=[.R40]*1000000" office:value-type="float" office:value="374.46">
            <text:p>374.46</text:p>
          </table:table-cell>
          <table:table-cell table:formula="of:=[.S40]*1000000" office:value-type="float" office:value="0.036664">
            <text:p>0.036664</text:p>
          </table:table-cell>
          <table:table-cell table:formula="of:=[.T40]*1000000" office:value-type="float" office:value="1.4292">
            <text:p>1.4292</text:p>
          </table:table-cell>
          <table:table-cell table:formula="of:=[.U40]*1000000" office:value-type="float" office:value="0.0000000077026">
            <text:p>7.7026E-009</text:p>
          </table:table-cell>
          <table:table-cell table:formula="of:=[.V40]*1000000" office:value-type="float" office:value="0.00000012801">
            <text:p>0.000000128</text:p>
          </table:table-cell>
          <table:table-cell table:formula="of:=[.W40]*1000000" office:value-type="float" office:value="885.94">
            <text:p>885.94</text:p>
          </table:table-cell>
          <table:table-cell table:formula="of:=[.X40]*1000000" office:value-type="float" office:value="101.3">
            <text:p>101.3</text:p>
          </table:table-cell>
          <table:table-cell table:formula="of:=[.Y40]*1000000" office:value-type="float" office:value="374.5">
            <text:p>374.5</text:p>
          </table:table-cell>
          <table:table-cell table:formula="of:=[.Z40]*1000000" office:value-type="float" office:value="20.01">
            <text:p>20.01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00077467">
            <text:p>7.7467E-009</text:p>
          </table:table-cell>
          <table:table-cell table:formula="of:=[.AC40]*1000000" office:value-type="float" office:value="0.00000012801">
            <text:p>0.000000128</text:p>
          </table:table-cell>
          <table:table-cell office:value-type="float" office:value="0.00088594">
            <text:p>0.00088594</text:p>
          </table:table-cell>
          <table:table-cell office:value-type="float" office:value="0.00010136">
            <text:p>0.00010136</text:p>
          </table:table-cell>
          <table:table-cell office:value-type="float" office:value="0.00037446">
            <text:p>0.00037446</text:p>
          </table:table-cell>
          <table:table-cell table:style-name="ce1" office:value-type="string">
            <text:p>3.6664e-08</text:p>
          </table:table-cell>
          <table:table-cell table:style-name="ce1" office:value-type="string">
            <text:p>1.4292e-06</text:p>
          </table:table-cell>
          <table:table-cell table:style-name="ce1" office:value-type="string">
            <text:p>7.7026e-15</text:p>
          </table:table-cell>
          <table:table-cell table:style-name="ce1" office:value-type="string">
            <text:p>1.2801e-13</text:p>
          </table:table-cell>
          <table:table-cell office:value-type="float" office:value="0.00088594">
            <text:p>0.00088594</text:p>
          </table:table-cell>
          <table:table-cell office:value-type="float" office:value="0.0001013">
            <text:p>0.0001013</text:p>
          </table:table-cell>
          <table:table-cell office:value-type="float" office:value="0.0003745">
            <text:p>0.0003745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7.7467e-15</text:p>
          </table:table-cell>
          <table:table-cell table:style-name="ce1" office:value-type="string">
            <text:p>1.2801e-13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878.35">
            <text:p>878.35</text:p>
          </table:table-cell>
          <table:table-cell table:formula="of:=[.Q41]*1000000" office:value-type="float" office:value="100.8">
            <text:p>100.8</text:p>
          </table:table-cell>
          <table:table-cell table:formula="of:=[.R41]*1000000" office:value-type="float" office:value="382.81">
            <text:p>382.81</text:p>
          </table:table-cell>
          <table:table-cell table:formula="of:=[.S41]*1000000" office:value-type="float" office:value="0.027378">
            <text:p>0.027378</text:p>
          </table:table-cell>
          <table:table-cell table:formula="of:=[.T41]*1000000" office:value-type="float" office:value="1.452">
            <text:p>1.452</text:p>
          </table:table-cell>
          <table:table-cell table:formula="of:=[.U41]*1000000" office:value-type="float" office:value="0.0000000029237">
            <text:p>2.9237E-009</text:p>
          </table:table-cell>
          <table:table-cell table:formula="of:=[.V41]*1000000" office:value-type="float" office:value="0.00000012407">
            <text:p>1.2407E-007</text:p>
          </table:table-cell>
          <table:table-cell table:formula="of:=[.W41]*1000000" office:value-type="float" office:value="878.35">
            <text:p>878.35</text:p>
          </table:table-cell>
          <table:table-cell table:formula="of:=[.X41]*1000000" office:value-type="float" office:value="100.74">
            <text:p>100.74</text:p>
          </table:table-cell>
          <table:table-cell table:formula="of:=[.Y41]*1000000" office:value-type="float" office:value="382.85">
            <text:p>382.85</text:p>
          </table:table-cell>
          <table:table-cell table:formula="of:=[.Z41]*1000000" office:value-type="float" office:value="20.01">
            <text:p>20.01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0029419">
            <text:p>2.9419E-009</text:p>
          </table:table-cell>
          <table:table-cell table:formula="of:=[.AC41]*1000000" office:value-type="float" office:value="0.00000012407">
            <text:p>1.2407E-007</text:p>
          </table:table-cell>
          <table:table-cell office:value-type="float" office:value="0.00087835">
            <text:p>0.00087835</text:p>
          </table:table-cell>
          <table:table-cell office:value-type="float" office:value="0.0001008">
            <text:p>0.0001008</text:p>
          </table:table-cell>
          <table:table-cell office:value-type="float" office:value="0.00038281">
            <text:p>0.00038281</text:p>
          </table:table-cell>
          <table:table-cell table:style-name="ce1" office:value-type="string">
            <text:p>2.7378e-08</text:p>
          </table:table-cell>
          <table:table-cell table:style-name="ce1" office:value-type="string">
            <text:p>1.452e-06</text:p>
          </table:table-cell>
          <table:table-cell table:style-name="ce1" office:value-type="string">
            <text:p>2.9237e-15</text:p>
          </table:table-cell>
          <table:table-cell table:style-name="ce1" office:value-type="string">
            <text:p>1.2407e-13</text:p>
          </table:table-cell>
          <table:table-cell office:value-type="float" office:value="0.00087835">
            <text:p>0.00087835</text:p>
          </table:table-cell>
          <table:table-cell office:value-type="float" office:value="0.00010074">
            <text:p>0.00010074</text:p>
          </table:table-cell>
          <table:table-cell office:value-type="float" office:value="0.00038285">
            <text:p>0.00038285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9419e-15</text:p>
          </table:table-cell>
          <table:table-cell table:style-name="ce1" office:value-type="string">
            <text:p>1.2407e-13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870.87">
            <text:p>870.87</text:p>
          </table:table-cell>
          <table:table-cell table:formula="of:=[.Q42]*1000000" office:value-type="float" office:value="100.24">
            <text:p>100.24</text:p>
          </table:table-cell>
          <table:table-cell table:formula="of:=[.R42]*1000000" office:value-type="float" office:value="391.05">
            <text:p>391.05</text:p>
          </table:table-cell>
          <table:table-cell table:formula="of:=[.S42]*1000000" office:value-type="float" office:value="0.020326">
            <text:p>0.020326</text:p>
          </table:table-cell>
          <table:table-cell table:formula="of:=[.T42]*1000000" office:value-type="float" office:value="1.4749">
            <text:p>1.4749</text:p>
          </table:table-cell>
          <table:table-cell table:formula="of:=[.U42]*1000000" office:value-type="float" office:value="0.0000000011012">
            <text:p>1.1012E-009</text:p>
          </table:table-cell>
          <table:table-cell table:formula="of:=[.V42]*1000000" office:value-type="float" office:value="0.00000012025">
            <text:p>1.2025E-007</text:p>
          </table:table-cell>
          <table:table-cell table:formula="of:=[.W42]*1000000" office:value-type="float" office:value="870.87">
            <text:p>870.87</text:p>
          </table:table-cell>
          <table:table-cell table:formula="of:=[.X42]*1000000" office:value-type="float" office:value="100.18">
            <text:p>100.18</text:p>
          </table:table-cell>
          <table:table-cell table:formula="of:=[.Y42]*1000000" office:value-type="float" office:value="391.08">
            <text:p>391.08</text:p>
          </table:table-cell>
          <table:table-cell table:formula="of:=[.Z42]*1000000" office:value-type="float" office:value="20.01">
            <text:p>20.01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000011001">
            <text:p>1.1001E-009</text:p>
          </table:table-cell>
          <table:table-cell table:formula="of:=[.AC42]*1000000" office:value-type="float" office:value="0.00000012026">
            <text:p>1.2026E-007</text:p>
          </table:table-cell>
          <table:table-cell office:value-type="float" office:value="0.00087087">
            <text:p>0.00087087</text:p>
          </table:table-cell>
          <table:table-cell office:value-type="float" office:value="0.00010024">
            <text:p>0.00010024</text:p>
          </table:table-cell>
          <table:table-cell office:value-type="float" office:value="0.00039105">
            <text:p>0.00039105</text:p>
          </table:table-cell>
          <table:table-cell table:style-name="ce1" office:value-type="string">
            <text:p>2.0326e-08</text:p>
          </table:table-cell>
          <table:table-cell table:style-name="ce1" office:value-type="string">
            <text:p>1.4749e-06</text:p>
          </table:table-cell>
          <table:table-cell table:style-name="ce1" office:value-type="string">
            <text:p>1.1012e-15</text:p>
          </table:table-cell>
          <table:table-cell table:style-name="ce1" office:value-type="string">
            <text:p>1.2025e-13</text:p>
          </table:table-cell>
          <table:table-cell office:value-type="float" office:value="0.00087087">
            <text:p>0.00087087</text:p>
          </table:table-cell>
          <table:table-cell office:value-type="float" office:value="0.00010018">
            <text:p>0.00010018</text:p>
          </table:table-cell>
          <table:table-cell office:value-type="float" office:value="0.00039108">
            <text:p>0.00039108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1001e-15</text:p>
          </table:table-cell>
          <table:table-cell table:style-name="ce1" office:value-type="string">
            <text:p>1.2026e-13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863.5">
            <text:p>863.5</text:p>
          </table:table-cell>
          <table:table-cell table:formula="of:=[.Q43]*1000000" office:value-type="float" office:value="99.679">
            <text:p>99.679</text:p>
          </table:table-cell>
          <table:table-cell table:formula="of:=[.R43]*1000000" office:value-type="float" office:value="399.16">
            <text:p>399.16</text:p>
          </table:table-cell>
          <table:table-cell table:formula="of:=[.S43]*1000000" office:value-type="float" office:value="0.015022">
            <text:p>0.015022</text:p>
          </table:table-cell>
          <table:table-cell table:formula="of:=[.T43]*1000000" office:value-type="float" office:value="1.4981">
            <text:p>1.4981</text:p>
          </table:table-cell>
          <table:table-cell table:formula="of:=[.U43]*1000000" office:value-type="float" office:value="0.00000000041412">
            <text:p>4.1412E-010</text:p>
          </table:table-cell>
          <table:table-cell table:formula="of:=[.V43]*1000000" office:value-type="float" office:value="0.00000011656">
            <text:p>1.1656E-007</text:p>
          </table:table-cell>
          <table:table-cell table:formula="of:=[.W43]*1000000" office:value-type="float" office:value="863.5">
            <text:p>863.5</text:p>
          </table:table-cell>
          <table:table-cell table:formula="of:=[.X43]*1000000" office:value-type="float" office:value="99.624">
            <text:p>99.624</text:p>
          </table:table-cell>
          <table:table-cell table:formula="of:=[.Y43]*1000000" office:value-type="float" office:value="399.2">
            <text:p>399.2</text:p>
          </table:table-cell>
          <table:table-cell table:formula="of:=[.Z43]*1000000" office:value-type="float" office:value="20.01">
            <text:p>20.01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000040649">
            <text:p>4.0649E-010</text:p>
          </table:table-cell>
          <table:table-cell table:formula="of:=[.AC43]*1000000" office:value-type="float" office:value="0.00000011656">
            <text:p>1.1656E-007</text:p>
          </table:table-cell>
          <table:table-cell office:value-type="float" office:value="0.0008635">
            <text:p>0.0008635</text:p>
          </table:table-cell>
          <table:table-cell table:style-name="ce1" office:value-type="string">
            <text:p>9.9679e-05</text:p>
          </table:table-cell>
          <table:table-cell office:value-type="float" office:value="0.00039916">
            <text:p>0.00039916</text:p>
          </table:table-cell>
          <table:table-cell table:style-name="ce1" office:value-type="string">
            <text:p>1.5022e-08</text:p>
          </table:table-cell>
          <table:table-cell table:style-name="ce1" office:value-type="string">
            <text:p>1.4981e-06</text:p>
          </table:table-cell>
          <table:table-cell table:style-name="ce1" office:value-type="string">
            <text:p>4.1412e-16</text:p>
          </table:table-cell>
          <table:table-cell table:style-name="ce1" office:value-type="string">
            <text:p>1.1656e-13</text:p>
          </table:table-cell>
          <table:table-cell office:value-type="float" office:value="0.0008635">
            <text:p>0.0008635</text:p>
          </table:table-cell>
          <table:table-cell table:style-name="ce1" office:value-type="string">
            <text:p>9.9624e-05</text:p>
          </table:table-cell>
          <table:table-cell office:value-type="float" office:value="0.0003992">
            <text:p>0.0003992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4.0649e-16</text:p>
          </table:table-cell>
          <table:table-cell table:style-name="ce1" office:value-type="string">
            <text:p>1.1656e-13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856.24">
            <text:p>856.24</text:p>
          </table:table-cell>
          <table:table-cell table:formula="of:=[.Q44]*1000000" office:value-type="float" office:value="99.122">
            <text:p>99.122</text:p>
          </table:table-cell>
          <table:table-cell table:formula="of:=[.R44]*1000000" office:value-type="float" office:value="407.17">
            <text:p>407.17</text:p>
          </table:table-cell>
          <table:table-cell table:formula="of:=[.S44]*1000000" office:value-type="float" office:value="0.011072">
            <text:p>0.011072</text:p>
          </table:table-cell>
          <table:table-cell table:formula="of:=[.T44]*1000000" office:value-type="float" office:value="1.5215">
            <text:p>1.5215</text:p>
          </table:table-cell>
          <table:table-cell table:formula="of:=[.U44]*1000000" office:value-type="float" office:value="0.00000000015293">
            <text:p>1.5293E-010</text:p>
          </table:table-cell>
          <table:table-cell table:formula="of:=[.V44]*1000000" office:value-type="float" office:value="0.00000011298">
            <text:p>0.000000113</text:p>
          </table:table-cell>
          <table:table-cell table:formula="of:=[.W44]*1000000" office:value-type="float" office:value="856.24">
            <text:p>856.24</text:p>
          </table:table-cell>
          <table:table-cell table:formula="of:=[.X44]*1000000" office:value-type="float" office:value="99.066">
            <text:p>99.066</text:p>
          </table:table-cell>
          <table:table-cell table:formula="of:=[.Y44]*1000000" office:value-type="float" office:value="407.21">
            <text:p>407.21</text:p>
          </table:table-cell>
          <table:table-cell table:formula="of:=[.Z44]*1000000" office:value-type="float" office:value="20.01">
            <text:p>20.01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000014913">
            <text:p>1.4913E-010</text:p>
          </table:table-cell>
          <table:table-cell table:formula="of:=[.AC44]*1000000" office:value-type="float" office:value="0.00000011298">
            <text:p>0.000000113</text:p>
          </table:table-cell>
          <table:table-cell office:value-type="float" office:value="0.00085624">
            <text:p>0.00085624</text:p>
          </table:table-cell>
          <table:table-cell table:style-name="ce1" office:value-type="string">
            <text:p>9.9122e-05</text:p>
          </table:table-cell>
          <table:table-cell office:value-type="float" office:value="0.00040717">
            <text:p>0.00040717</text:p>
          </table:table-cell>
          <table:table-cell table:style-name="ce1" office:value-type="string">
            <text:p>1.1072e-08</text:p>
          </table:table-cell>
          <table:table-cell table:style-name="ce1" office:value-type="string">
            <text:p>1.5215e-06</text:p>
          </table:table-cell>
          <table:table-cell table:style-name="ce1" office:value-type="string">
            <text:p>1.5293e-16</text:p>
          </table:table-cell>
          <table:table-cell table:style-name="ce1" office:value-type="string">
            <text:p>1.1298e-13</text:p>
          </table:table-cell>
          <table:table-cell office:value-type="float" office:value="0.00085624">
            <text:p>0.00085624</text:p>
          </table:table-cell>
          <table:table-cell table:style-name="ce1" office:value-type="string">
            <text:p>9.9066e-05</text:p>
          </table:table-cell>
          <table:table-cell office:value-type="float" office:value="0.00040721">
            <text:p>0.00040721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13e-16</text:p>
          </table:table-cell>
          <table:table-cell table:style-name="ce1" office:value-type="string">
            <text:p>1.1298e-13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849.07">
            <text:p>849.07</text:p>
          </table:table-cell>
          <table:table-cell table:formula="of:=[.Q45]*1000000" office:value-type="float" office:value="98.565">
            <text:p>98.565</text:p>
          </table:table-cell>
          <table:table-cell table:formula="of:=[.R45]*1000000" office:value-type="float" office:value="415.07">
            <text:p>415.07</text:p>
          </table:table-cell>
          <table:table-cell table:formula="of:=[.S45]*1000000" office:value-type="float" office:value="0.0081582">
            <text:p>0.0081582</text:p>
          </table:table-cell>
          <table:table-cell table:formula="of:=[.T45]*1000000" office:value-type="float" office:value="1.5451">
            <text:p>1.5451</text:p>
          </table:table-cell>
          <table:table-cell table:formula="of:=[.U45]*1000000" office:value-type="float" office:value="0.000000000052217">
            <text:p>5.2217E-011</text:p>
          </table:table-cell>
          <table:table-cell table:formula="of:=[.V45]*1000000" office:value-type="float" office:value="0.00000010951">
            <text:p>1.0951E-007</text:p>
          </table:table-cell>
          <table:table-cell table:formula="of:=[.W45]*1000000" office:value-type="float" office:value="849.07">
            <text:p>849.07</text:p>
          </table:table-cell>
          <table:table-cell table:formula="of:=[.X45]*1000000" office:value-type="float" office:value="98.509">
            <text:p>98.509</text:p>
          </table:table-cell>
          <table:table-cell table:formula="of:=[.Y45]*1000000" office:value-type="float" office:value="415.11">
            <text:p>415.11</text:p>
          </table:table-cell>
          <table:table-cell table:formula="of:=[.Z45]*1000000" office:value-type="float" office:value="20.01">
            <text:p>20.01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00000055897">
            <text:p>5.5897E-011</text:p>
          </table:table-cell>
          <table:table-cell table:formula="of:=[.AC45]*1000000" office:value-type="float" office:value="0.00000010951">
            <text:p>1.0951E-007</text:p>
          </table:table-cell>
          <table:table-cell office:value-type="float" office:value="0.00084907">
            <text:p>0.00084907</text:p>
          </table:table-cell>
          <table:table-cell table:style-name="ce1" office:value-type="string">
            <text:p>9.8565e-05</text:p>
          </table:table-cell>
          <table:table-cell office:value-type="float" office:value="0.00041507">
            <text:p>0.00041507</text:p>
          </table:table-cell>
          <table:table-cell table:style-name="ce1" office:value-type="string">
            <text:p>8.1582e-09</text:p>
          </table:table-cell>
          <table:table-cell table:style-name="ce1" office:value-type="string">
            <text:p>1.5451e-06</text:p>
          </table:table-cell>
          <table:table-cell table:style-name="ce1" office:value-type="string">
            <text:p>5.2217e-17</text:p>
          </table:table-cell>
          <table:table-cell table:style-name="ce1" office:value-type="string">
            <text:p>1.0951e-13</text:p>
          </table:table-cell>
          <table:table-cell office:value-type="float" office:value="0.00084907">
            <text:p>0.00084907</text:p>
          </table:table-cell>
          <table:table-cell table:style-name="ce1" office:value-type="string">
            <text:p>9.8509e-05</text:p>
          </table:table-cell>
          <table:table-cell office:value-type="float" office:value="0.00041511">
            <text:p>0.00041511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5.5897e-17</text:p>
          </table:table-cell>
          <table:table-cell table:style-name="ce1" office:value-type="string">
            <text:p>1.0951e-13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842">
            <text:p>842</text:p>
          </table:table-cell>
          <table:table-cell table:formula="of:=[.Q46]*1000000" office:value-type="float" office:value="98.009">
            <text:p>98.009</text:p>
          </table:table-cell>
          <table:table-cell table:formula="of:=[.R46]*1000000" office:value-type="float" office:value="422.87">
            <text:p>422.87</text:p>
          </table:table-cell>
          <table:table-cell table:formula="of:=[.S46]*1000000" office:value-type="float" office:value="0.0060287">
            <text:p>0.0060287</text:p>
          </table:table-cell>
          <table:table-cell table:formula="of:=[.T46]*1000000" office:value-type="float" office:value="1.5688">
            <text:p>1.5688</text:p>
          </table:table-cell>
          <table:table-cell table:formula="of:=[.U46]*1000000" office:value-type="float" office:value="0.000000000015202">
            <text:p>1.5202E-011</text:p>
          </table:table-cell>
          <table:table-cell table:formula="of:=[.V46]*1000000" office:value-type="float" office:value="0.00000010615">
            <text:p>1.0615E-007</text:p>
          </table:table-cell>
          <table:table-cell table:formula="of:=[.W46]*1000000" office:value-type="float" office:value="842">
            <text:p>842</text:p>
          </table:table-cell>
          <table:table-cell table:formula="of:=[.X46]*1000000" office:value-type="float" office:value="97.953">
            <text:p>97.953</text:p>
          </table:table-cell>
          <table:table-cell table:formula="of:=[.Y46]*1000000" office:value-type="float" office:value="422.91">
            <text:p>422.91</text:p>
          </table:table-cell>
          <table:table-cell table:formula="of:=[.Z46]*1000000" office:value-type="float" office:value="20.01">
            <text:p>20.01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00013969">
            <text:p>1.3969E-011</text:p>
          </table:table-cell>
          <table:table-cell table:formula="of:=[.AC46]*1000000" office:value-type="float" office:value="0.00000010615">
            <text:p>1.0615E-007</text:p>
          </table:table-cell>
          <table:table-cell office:value-type="float" office:value="0.000842">
            <text:p>0.000842</text:p>
          </table:table-cell>
          <table:table-cell table:style-name="ce1" office:value-type="string">
            <text:p>9.8009e-05</text:p>
          </table:table-cell>
          <table:table-cell office:value-type="float" office:value="0.00042287">
            <text:p>0.00042287</text:p>
          </table:table-cell>
          <table:table-cell table:style-name="ce1" office:value-type="string">
            <text:p>6.0287e-09</text:p>
          </table:table-cell>
          <table:table-cell table:style-name="ce1" office:value-type="string">
            <text:p>1.5688e-06</text:p>
          </table:table-cell>
          <table:table-cell table:style-name="ce1" office:value-type="string">
            <text:p>1.5202e-17</text:p>
          </table:table-cell>
          <table:table-cell table:style-name="ce1" office:value-type="string">
            <text:p>1.0615e-13</text:p>
          </table:table-cell>
          <table:table-cell office:value-type="float" office:value="0.000842">
            <text:p>0.000842</text:p>
          </table:table-cell>
          <table:table-cell table:style-name="ce1" office:value-type="string">
            <text:p>9.7953e-05</text:p>
          </table:table-cell>
          <table:table-cell office:value-type="float" office:value="0.00042291">
            <text:p>0.00042291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969e-17</text:p>
          </table:table-cell>
          <table:table-cell table:style-name="ce1" office:value-type="string">
            <text:p>1.0615e-13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835.03">
            <text:p>835.03</text:p>
          </table:table-cell>
          <table:table-cell table:formula="of:=[.Q47]*1000000" office:value-type="float" office:value="97.454">
            <text:p>97.454</text:p>
          </table:table-cell>
          <table:table-cell table:formula="of:=[.R47]*1000000" office:value-type="float" office:value="430.58">
            <text:p>430.58</text:p>
          </table:table-cell>
          <table:table-cell table:formula="of:=[.S47]*1000000" office:value-type="float" office:value="0.0044861">
            <text:p>0.0044861</text:p>
          </table:table-cell>
          <table:table-cell table:formula="of:=[.T47]*1000000" office:value-type="float" office:value="1.5927">
            <text:p>1.5927</text:p>
          </table:table-cell>
          <table:table-cell table:formula="of:=[.U47]*1000000" office:value-type="float" office:value="0.0000000000011248">
            <text:p>1.1248E-012</text:p>
          </table:table-cell>
          <table:table-cell table:formula="of:=[.V47]*1000000" office:value-type="float" office:value="0.0000001029">
            <text:p>1.029E-007</text:p>
          </table:table-cell>
          <table:table-cell table:formula="of:=[.W47]*1000000" office:value-type="float" office:value="835.02">
            <text:p>835.02</text:p>
          </table:table-cell>
          <table:table-cell table:formula="of:=[.X47]*1000000" office:value-type="float" office:value="97.398">
            <text:p>97.398</text:p>
          </table:table-cell>
          <table:table-cell table:formula="of:=[.Y47]*1000000" office:value-type="float" office:value="430.62">
            <text:p>430.62</text:p>
          </table:table-cell>
          <table:table-cell table:formula="of:=[.Z47]*1000000" office:value-type="float" office:value="20.01">
            <text:p>20.01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00000095728">
            <text:p>9.5728E-012</text:p>
          </table:table-cell>
          <table:table-cell table:formula="of:=[.AC47]*1000000" office:value-type="float" office:value="0.0000001029">
            <text:p>1.029E-007</text:p>
          </table:table-cell>
          <table:table-cell office:value-type="float" office:value="0.00083503">
            <text:p>0.00083503</text:p>
          </table:table-cell>
          <table:table-cell table:style-name="ce1" office:value-type="string">
            <text:p>9.7454e-05</text:p>
          </table:table-cell>
          <table:table-cell office:value-type="float" office:value="0.00043058">
            <text:p>0.00043058</text:p>
          </table:table-cell>
          <table:table-cell table:style-name="ce1" office:value-type="string">
            <text:p>4.4861e-09</text:p>
          </table:table-cell>
          <table:table-cell table:style-name="ce1" office:value-type="string">
            <text:p>1.5927e-06</text:p>
          </table:table-cell>
          <table:table-cell table:style-name="ce1" office:value-type="string">
            <text:p>1.1248e-18</text:p>
          </table:table-cell>
          <table:table-cell table:style-name="ce1" office:value-type="string">
            <text:p>1.029e-13</text:p>
          </table:table-cell>
          <table:table-cell office:value-type="float" office:value="0.00083502">
            <text:p>0.00083502</text:p>
          </table:table-cell>
          <table:table-cell table:style-name="ce1" office:value-type="string">
            <text:p>9.7398e-05</text:p>
          </table:table-cell>
          <table:table-cell office:value-type="float" office:value="0.00043062">
            <text:p>0.00043062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9.5728e-18</text:p>
          </table:table-cell>
          <table:table-cell table:style-name="ce1" office:value-type="string">
            <text:p>1.029e-13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828.14">
            <text:p>828.14</text:p>
          </table:table-cell>
          <table:table-cell table:formula="of:=[.Q48]*1000000" office:value-type="float" office:value="96.899">
            <text:p>96.899</text:p>
          </table:table-cell>
          <table:table-cell table:formula="of:=[.R48]*1000000" office:value-type="float" office:value="438.19">
            <text:p>438.19</text:p>
          </table:table-cell>
          <table:table-cell table:formula="of:=[.S48]*1000000" office:value-type="float" office:value="0.0033777">
            <text:p>0.0033777</text:p>
          </table:table-cell>
          <table:table-cell table:formula="of:=[.T48]*1000000" office:value-type="float" office:value="1.6166">
            <text:p>1.6166</text:p>
          </table:table-cell>
          <table:table-cell table:formula="of:=[.U48]*1000000" office:value-type="float" office:value="-0.0000000000043273">
            <text:p>-4.3273E-012</text:p>
          </table:table-cell>
          <table:table-cell table:formula="of:=[.V48]*1000000" office:value-type="float" office:value="0.000000099749">
            <text:p>9.9749E-008</text:p>
          </table:table-cell>
          <table:table-cell table:formula="of:=[.W48]*1000000" office:value-type="float" office:value="828.13">
            <text:p>828.13</text:p>
          </table:table-cell>
          <table:table-cell table:formula="of:=[.X48]*1000000" office:value-type="float" office:value="96.843">
            <text:p>96.843</text:p>
          </table:table-cell>
          <table:table-cell table:formula="of:=[.Y48]*1000000" office:value-type="float" office:value="438.23">
            <text:p>438.23</text:p>
          </table:table-cell>
          <table:table-cell table:formula="of:=[.Z48]*1000000" office:value-type="float" office:value="20.01">
            <text:p>20.01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00000087485">
            <text:p>8.7485E-012</text:p>
          </table:table-cell>
          <table:table-cell table:formula="of:=[.AC48]*1000000" office:value-type="float" office:value="0.00000009975">
            <text:p>9.975E-008</text:p>
          </table:table-cell>
          <table:table-cell office:value-type="float" office:value="0.00082814">
            <text:p>0.00082814</text:p>
          </table:table-cell>
          <table:table-cell table:style-name="ce1" office:value-type="string">
            <text:p>9.6899e-05</text:p>
          </table:table-cell>
          <table:table-cell office:value-type="float" office:value="0.00043819">
            <text:p>0.00043819</text:p>
          </table:table-cell>
          <table:table-cell table:style-name="ce1" office:value-type="string">
            <text:p>3.3777e-09</text:p>
          </table:table-cell>
          <table:table-cell table:style-name="ce1" office:value-type="string">
            <text:p>1.6166e-06</text:p>
          </table:table-cell>
          <table:table-cell table:style-name="ce1" office:value-type="string">
            <text:p>-4.3273e-18</text:p>
          </table:table-cell>
          <table:table-cell table:style-name="ce1" office:value-type="string">
            <text:p>9.9749e-14</text:p>
          </table:table-cell>
          <table:table-cell office:value-type="float" office:value="0.00082813">
            <text:p>0.00082813</text:p>
          </table:table-cell>
          <table:table-cell table:style-name="ce1" office:value-type="string">
            <text:p>9.6843e-05</text:p>
          </table:table-cell>
          <table:table-cell office:value-type="float" office:value="0.00043823">
            <text:p>0.00043823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8.7485e-18</text:p>
          </table:table-cell>
          <table:table-cell table:style-name="ce1" office:value-type="string">
            <text:p>9.975e-14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821.33">
            <text:p>821.33</text:p>
          </table:table-cell>
          <table:table-cell table:formula="of:=[.Q49]*1000000" office:value-type="float" office:value="96.345">
            <text:p>96.345</text:p>
          </table:table-cell>
          <table:table-cell table:formula="of:=[.R49]*1000000" office:value-type="float" office:value="445.72">
            <text:p>445.72</text:p>
          </table:table-cell>
          <table:table-cell table:formula="of:=[.S49]*1000000" office:value-type="float" office:value="0.0025867">
            <text:p>0.0025867</text:p>
          </table:table-cell>
          <table:table-cell table:formula="of:=[.T49]*1000000" office:value-type="float" office:value="1.6407">
            <text:p>1.6407</text:p>
          </table:table-cell>
          <table:table-cell table:formula="of:=[.U49]*1000000" office:value-type="float" office:value="-0.000000000006614">
            <text:p>-6.614E-012</text:p>
          </table:table-cell>
          <table:table-cell table:formula="of:=[.V49]*1000000" office:value-type="float" office:value="0.000000096697">
            <text:p>9.6697E-008</text:p>
          </table:table-cell>
          <table:table-cell table:formula="of:=[.W49]*1000000" office:value-type="float" office:value="821.33">
            <text:p>821.33</text:p>
          </table:table-cell>
          <table:table-cell table:formula="of:=[.X49]*1000000" office:value-type="float" office:value="96.289">
            <text:p>96.289</text:p>
          </table:table-cell>
          <table:table-cell table:formula="of:=[.Y49]*1000000" office:value-type="float" office:value="445.75">
            <text:p>445.75</text:p>
          </table:table-cell>
          <table:table-cell table:formula="of:=[.Z49]*1000000" office:value-type="float" office:value="20.01">
            <text:p>20.01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00000043336">
            <text:p>4.3336E-012</text:p>
          </table:table-cell>
          <table:table-cell table:formula="of:=[.AC49]*1000000" office:value-type="float" office:value="0.000000096698">
            <text:p>9.6698E-008</text:p>
          </table:table-cell>
          <table:table-cell office:value-type="float" office:value="0.00082133">
            <text:p>0.00082133</text:p>
          </table:table-cell>
          <table:table-cell table:style-name="ce1" office:value-type="string">
            <text:p>9.6345e-05</text:p>
          </table:table-cell>
          <table:table-cell office:value-type="float" office:value="0.00044572">
            <text:p>0.00044572</text:p>
          </table:table-cell>
          <table:table-cell table:style-name="ce1" office:value-type="string">
            <text:p>2.5867e-09</text:p>
          </table:table-cell>
          <table:table-cell table:style-name="ce1" office:value-type="string">
            <text:p>1.6407e-06</text:p>
          </table:table-cell>
          <table:table-cell table:style-name="ce1" office:value-type="string">
            <text:p>-6.614e-18</text:p>
          </table:table-cell>
          <table:table-cell table:style-name="ce1" office:value-type="string">
            <text:p>9.6697e-14</text:p>
          </table:table-cell>
          <table:table-cell office:value-type="float" office:value="0.00082133">
            <text:p>0.00082133</text:p>
          </table:table-cell>
          <table:table-cell table:style-name="ce1" office:value-type="string">
            <text:p>9.6289e-05</text:p>
          </table:table-cell>
          <table:table-cell office:value-type="float" office:value="0.00044575">
            <text:p>0.00044575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4.3336e-18</text:p>
          </table:table-cell>
          <table:table-cell table:style-name="ce1" office:value-type="string">
            <text:p>9.6698e-14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814.61">
            <text:p>814.61</text:p>
          </table:table-cell>
          <table:table-cell table:formula="of:=[.Q50]*1000000" office:value-type="float" office:value="95.792">
            <text:p>95.792</text:p>
          </table:table-cell>
          <table:table-cell table:formula="of:=[.R50]*1000000" office:value-type="float" office:value="453.16">
            <text:p>453.16</text:p>
          </table:table-cell>
          <table:table-cell table:formula="of:=[.S50]*1000000" office:value-type="float" office:value="0.0020252">
            <text:p>0.0020252</text:p>
          </table:table-cell>
          <table:table-cell table:formula="of:=[.T50]*1000000" office:value-type="float" office:value="1.6649">
            <text:p>1.6649</text:p>
          </table:table-cell>
          <table:table-cell table:formula="of:=[.U50]*1000000" office:value-type="float" office:value="-0.0000000000098694">
            <text:p>-9.8694E-012</text:p>
          </table:table-cell>
          <table:table-cell table:formula="of:=[.V50]*1000000" office:value-type="float" office:value="0.00000009374">
            <text:p>9.374E-008</text:p>
          </table:table-cell>
          <table:table-cell table:formula="of:=[.W50]*1000000" office:value-type="float" office:value="814.6">
            <text:p>814.6</text:p>
          </table:table-cell>
          <table:table-cell table:formula="of:=[.X50]*1000000" office:value-type="float" office:value="95.736">
            <text:p>95.736</text:p>
          </table:table-cell>
          <table:table-cell table:formula="of:=[.Y50]*1000000" office:value-type="float" office:value="453.19">
            <text:p>453.19</text:p>
          </table:table-cell>
          <table:table-cell table:formula="of:=[.Z50]*1000000" office:value-type="float" office:value="20.01">
            <text:p>20.01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-0.0000000000010379">
            <text:p>-1.0379E-012</text:p>
          </table:table-cell>
          <table:table-cell table:formula="of:=[.AC50]*1000000" office:value-type="float" office:value="0.000000093741">
            <text:p>9.3741E-008</text:p>
          </table:table-cell>
          <table:table-cell office:value-type="float" office:value="0.00081461">
            <text:p>0.00081461</text:p>
          </table:table-cell>
          <table:table-cell table:style-name="ce1" office:value-type="string">
            <text:p>9.5792e-05</text:p>
          </table:table-cell>
          <table:table-cell office:value-type="float" office:value="0.00045316">
            <text:p>0.00045316</text:p>
          </table:table-cell>
          <table:table-cell table:style-name="ce1" office:value-type="string">
            <text:p>2.0252e-09</text:p>
          </table:table-cell>
          <table:table-cell table:style-name="ce1" office:value-type="string">
            <text:p>1.6649e-06</text:p>
          </table:table-cell>
          <table:table-cell table:style-name="ce1" office:value-type="string">
            <text:p>-9.8694e-18</text:p>
          </table:table-cell>
          <table:table-cell table:style-name="ce1" office:value-type="string">
            <text:p>9.374e-14</text:p>
          </table:table-cell>
          <table:table-cell office:value-type="float" office:value="0.0008146">
            <text:p>0.0008146</text:p>
          </table:table-cell>
          <table:table-cell table:style-name="ce1" office:value-type="string">
            <text:p>9.5736e-05</text:p>
          </table:table-cell>
          <table:table-cell office:value-type="float" office:value="0.00045319">
            <text:p>0.00045319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379e-18</text:p>
          </table:table-cell>
          <table:table-cell table:style-name="ce1" office:value-type="string">
            <text:p>9.3741e-14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807.96">
            <text:p>807.96</text:p>
          </table:table-cell>
          <table:table-cell table:formula="of:=[.Q51]*1000000" office:value-type="float" office:value="95.239">
            <text:p>95.239</text:p>
          </table:table-cell>
          <table:table-cell table:formula="of:=[.R51]*1000000" office:value-type="float" office:value="460.51">
            <text:p>460.51</text:p>
          </table:table-cell>
          <table:table-cell table:formula="of:=[.S51]*1000000" office:value-type="float" office:value="0.0016275">
            <text:p>0.0016275</text:p>
          </table:table-cell>
          <table:table-cell table:formula="of:=[.T51]*1000000" office:value-type="float" office:value="1.6892">
            <text:p>1.6892</text:p>
          </table:table-cell>
          <table:table-cell table:formula="of:=[.U51]*1000000" office:value-type="float" office:value="-0.0000000000083758">
            <text:p>-8.3758E-012</text:p>
          </table:table-cell>
          <table:table-cell table:formula="of:=[.V51]*1000000" office:value-type="float" office:value="0.000000090876">
            <text:p>9.0876E-008</text:p>
          </table:table-cell>
          <table:table-cell table:formula="of:=[.W51]*1000000" office:value-type="float" office:value="807.96">
            <text:p>807.96</text:p>
          </table:table-cell>
          <table:table-cell table:formula="of:=[.X51]*1000000" office:value-type="float" office:value="95.183">
            <text:p>95.183</text:p>
          </table:table-cell>
          <table:table-cell table:formula="of:=[.Y51]*1000000" office:value-type="float" office:value="460.55">
            <text:p>460.55</text:p>
          </table:table-cell>
          <table:table-cell table:formula="of:=[.Z51]*1000000" office:value-type="float" office:value="20.01">
            <text:p>20.01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00000048564">
            <text:p>4.8564E-012</text:p>
          </table:table-cell>
          <table:table-cell table:formula="of:=[.AC51]*1000000" office:value-type="float" office:value="0.000000090877">
            <text:p>9.0877E-008</text:p>
          </table:table-cell>
          <table:table-cell office:value-type="float" office:value="0.00080796">
            <text:p>0.00080796</text:p>
          </table:table-cell>
          <table:table-cell table:style-name="ce1" office:value-type="string">
            <text:p>9.5239e-05</text:p>
          </table:table-cell>
          <table:table-cell office:value-type="float" office:value="0.00046051">
            <text:p>0.00046051</text:p>
          </table:table-cell>
          <table:table-cell table:style-name="ce1" office:value-type="string">
            <text:p>1.6275e-09</text:p>
          </table:table-cell>
          <table:table-cell table:style-name="ce1" office:value-type="string">
            <text:p>1.6892e-06</text:p>
          </table:table-cell>
          <table:table-cell table:style-name="ce1" office:value-type="string">
            <text:p>-8.3758e-18</text:p>
          </table:table-cell>
          <table:table-cell table:style-name="ce1" office:value-type="string">
            <text:p>9.0876e-14</text:p>
          </table:table-cell>
          <table:table-cell office:value-type="float" office:value="0.00080796">
            <text:p>0.00080796</text:p>
          </table:table-cell>
          <table:table-cell table:style-name="ce1" office:value-type="string">
            <text:p>9.5183e-05</text:p>
          </table:table-cell>
          <table:table-cell office:value-type="float" office:value="0.00046055">
            <text:p>0.00046055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4.8564e-18</text:p>
          </table:table-cell>
          <table:table-cell table:style-name="ce1" office:value-type="string">
            <text:p>9.0877e-14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801.39">
            <text:p>801.39</text:p>
          </table:table-cell>
          <table:table-cell table:formula="of:=[.Q52]*1000000" office:value-type="float" office:value="94.687">
            <text:p>94.687</text:p>
          </table:table-cell>
          <table:table-cell table:formula="of:=[.R52]*1000000" office:value-type="float" office:value="467.79">
            <text:p>467.79</text:p>
          </table:table-cell>
          <table:table-cell table:formula="of:=[.S52]*1000000" office:value-type="float" office:value="0.0013455">
            <text:p>0.0013455</text:p>
          </table:table-cell>
          <table:table-cell table:formula="of:=[.T52]*1000000" office:value-type="float" office:value="1.7135">
            <text:p>1.7135</text:p>
          </table:table-cell>
          <table:table-cell table:formula="of:=[.U52]*1000000" office:value-type="float" office:value="-0.0000000000071007">
            <text:p>-7.1007E-012</text:p>
          </table:table-cell>
          <table:table-cell table:formula="of:=[.V52]*1000000" office:value-type="float" office:value="0.000000088101">
            <text:p>8.8101E-008</text:p>
          </table:table-cell>
          <table:table-cell table:formula="of:=[.W52]*1000000" office:value-type="float" office:value="801.39">
            <text:p>801.39</text:p>
          </table:table-cell>
          <table:table-cell table:formula="of:=[.X52]*1000000" office:value-type="float" office:value="94.631">
            <text:p>94.631</text:p>
          </table:table-cell>
          <table:table-cell table:formula="of:=[.Y52]*1000000" office:value-type="float" office:value="467.82">
            <text:p>467.82</text:p>
          </table:table-cell>
          <table:table-cell table:formula="of:=[.Z52]*1000000" office:value-type="float" office:value="20.01">
            <text:p>20.01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-0.000000000001509">
            <text:p>-1.509E-012</text:p>
          </table:table-cell>
          <table:table-cell table:formula="of:=[.AC52]*1000000" office:value-type="float" office:value="0.000000088102">
            <text:p>8.8102E-008</text:p>
          </table:table-cell>
          <table:table-cell office:value-type="float" office:value="0.00080139">
            <text:p>0.00080139</text:p>
          </table:table-cell>
          <table:table-cell table:style-name="ce1" office:value-type="string">
            <text:p>9.4687e-05</text:p>
          </table:table-cell>
          <table:table-cell office:value-type="float" office:value="0.00046779">
            <text:p>0.00046779</text:p>
          </table:table-cell>
          <table:table-cell table:style-name="ce1" office:value-type="string">
            <text:p>1.3455e-09</text:p>
          </table:table-cell>
          <table:table-cell table:style-name="ce1" office:value-type="string">
            <text:p>1.7135e-06</text:p>
          </table:table-cell>
          <table:table-cell table:style-name="ce1" office:value-type="string">
            <text:p>-7.1007e-18</text:p>
          </table:table-cell>
          <table:table-cell table:style-name="ce1" office:value-type="string">
            <text:p>8.8101e-14</text:p>
          </table:table-cell>
          <table:table-cell office:value-type="float" office:value="0.00080139">
            <text:p>0.00080139</text:p>
          </table:table-cell>
          <table:table-cell table:style-name="ce1" office:value-type="string">
            <text:p>9.4631e-05</text:p>
          </table:table-cell>
          <table:table-cell office:value-type="float" office:value="0.00046782">
            <text:p>0.00046782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09e-18</text:p>
          </table:table-cell>
          <table:table-cell table:style-name="ce1" office:value-type="string">
            <text:p>8.8102e-14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794.89">
            <text:p>794.89</text:p>
          </table:table-cell>
          <table:table-cell table:formula="of:=[.Q53]*1000000" office:value-type="float" office:value="94.134">
            <text:p>94.134</text:p>
          </table:table-cell>
          <table:table-cell table:formula="of:=[.R53]*1000000" office:value-type="float" office:value="474.99">
            <text:p>474.99</text:p>
          </table:table-cell>
          <table:table-cell table:formula="of:=[.S53]*1000000" office:value-type="float" office:value="0.0011444">
            <text:p>0.0011444</text:p>
          </table:table-cell>
          <table:table-cell table:formula="of:=[.T53]*1000000" office:value-type="float" office:value="1.7378">
            <text:p>1.7378</text:p>
          </table:table-cell>
          <table:table-cell table:formula="of:=[.U53]*1000000" office:value-type="float" office:value="-0.0000000000078685">
            <text:p>-7.8685E-012</text:p>
          </table:table-cell>
          <table:table-cell table:formula="of:=[.V53]*1000000" office:value-type="float" office:value="0.000000085412">
            <text:p>8.5412E-008</text:p>
          </table:table-cell>
          <table:table-cell table:formula="of:=[.W53]*1000000" office:value-type="float" office:value="794.89">
            <text:p>794.89</text:p>
          </table:table-cell>
          <table:table-cell table:formula="of:=[.X53]*1000000" office:value-type="float" office:value="94.078">
            <text:p>94.078</text:p>
          </table:table-cell>
          <table:table-cell table:formula="of:=[.Y53]*1000000" office:value-type="float" office:value="475.02">
            <text:p>475.02</text:p>
          </table:table-cell>
          <table:table-cell table:formula="of:=[.Z53]*1000000" office:value-type="float" office:value="20.01">
            <text:p>20.01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-0.0000000000029014">
            <text:p>-2.9014E-012</text:p>
          </table:table-cell>
          <table:table-cell table:formula="of:=[.AC53]*1000000" office:value-type="float" office:value="0.000000085413">
            <text:p>8.5413E-008</text:p>
          </table:table-cell>
          <table:table-cell office:value-type="float" office:value="0.00079489">
            <text:p>0.00079489</text:p>
          </table:table-cell>
          <table:table-cell table:style-name="ce1" office:value-type="string">
            <text:p>9.4134e-05</text:p>
          </table:table-cell>
          <table:table-cell office:value-type="float" office:value="0.00047499">
            <text:p>0.00047499</text:p>
          </table:table-cell>
          <table:table-cell table:style-name="ce1" office:value-type="string">
            <text:p>1.1444e-09</text:p>
          </table:table-cell>
          <table:table-cell table:style-name="ce1" office:value-type="string">
            <text:p>1.7378e-06</text:p>
          </table:table-cell>
          <table:table-cell table:style-name="ce1" office:value-type="string">
            <text:p>-7.8685e-18</text:p>
          </table:table-cell>
          <table:table-cell table:style-name="ce1" office:value-type="string">
            <text:p>8.5412e-14</text:p>
          </table:table-cell>
          <table:table-cell office:value-type="float" office:value="0.00079489">
            <text:p>0.00079489</text:p>
          </table:table-cell>
          <table:table-cell table:style-name="ce1" office:value-type="string">
            <text:p>9.4078e-05</text:p>
          </table:table-cell>
          <table:table-cell office:value-type="float" office:value="0.00047502">
            <text:p>0.00047502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014e-18</text:p>
          </table:table-cell>
          <table:table-cell table:style-name="ce1" office:value-type="string">
            <text:p>8.5413e-14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788.47">
            <text:p>788.47</text:p>
          </table:table-cell>
          <table:table-cell table:formula="of:=[.Q54]*1000000" office:value-type="float" office:value="93.583">
            <text:p>93.583</text:p>
          </table:table-cell>
          <table:table-cell table:formula="of:=[.R54]*1000000" office:value-type="float" office:value="482.11">
            <text:p>482.11</text:p>
          </table:table-cell>
          <table:table-cell table:formula="of:=[.S54]*1000000" office:value-type="float" office:value="0.00099929">
            <text:p>0.00099929</text:p>
          </table:table-cell>
          <table:table-cell table:formula="of:=[.T54]*1000000" office:value-type="float" office:value="1.7622">
            <text:p>1.7622</text:p>
          </table:table-cell>
          <table:table-cell table:formula="of:=[.U54]*1000000" office:value-type="float" office:value="-0.0000000000061842">
            <text:p>-6.1842E-012</text:p>
          </table:table-cell>
          <table:table-cell table:formula="of:=[.V54]*1000000" office:value-type="float" office:value="0.000000082807">
            <text:p>8.2807E-008</text:p>
          </table:table-cell>
          <table:table-cell table:formula="of:=[.W54]*1000000" office:value-type="float" office:value="788.47">
            <text:p>788.47</text:p>
          </table:table-cell>
          <table:table-cell table:formula="of:=[.X54]*1000000" office:value-type="float" office:value="93.527">
            <text:p>93.527</text:p>
          </table:table-cell>
          <table:table-cell table:formula="of:=[.Y54]*1000000" office:value-type="float" office:value="482.14">
            <text:p>482.14</text:p>
          </table:table-cell>
          <table:table-cell table:formula="of:=[.Z54]*1000000" office:value-type="float" office:value="20.01">
            <text:p>20.01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-0.00000000000035075">
            <text:p>-3.5075E-013</text:p>
          </table:table-cell>
          <table:table-cell table:formula="of:=[.AC54]*1000000" office:value-type="float" office:value="0.000000082808">
            <text:p>8.2808E-008</text:p>
          </table:table-cell>
          <table:table-cell office:value-type="float" office:value="0.00078847">
            <text:p>0.00078847</text:p>
          </table:table-cell>
          <table:table-cell table:style-name="ce1" office:value-type="string">
            <text:p>9.3583e-05</text:p>
          </table:table-cell>
          <table:table-cell office:value-type="float" office:value="0.00048211">
            <text:p>0.00048211</text:p>
          </table:table-cell>
          <table:table-cell table:style-name="ce1" office:value-type="string">
            <text:p>9.9929e-10</text:p>
          </table:table-cell>
          <table:table-cell table:style-name="ce1" office:value-type="string">
            <text:p>1.7622e-06</text:p>
          </table:table-cell>
          <table:table-cell table:style-name="ce1" office:value-type="string">
            <text:p>-6.1842e-18</text:p>
          </table:table-cell>
          <table:table-cell table:style-name="ce1" office:value-type="string">
            <text:p>8.2807e-14</text:p>
          </table:table-cell>
          <table:table-cell office:value-type="float" office:value="0.00078847">
            <text:p>0.00078847</text:p>
          </table:table-cell>
          <table:table-cell table:style-name="ce1" office:value-type="string">
            <text:p>9.3527e-05</text:p>
          </table:table-cell>
          <table:table-cell office:value-type="float" office:value="0.00048214">
            <text:p>0.00048214</text:p>
          </table:table-cell>
          <table:table-cell table:style-name="ce1" office:value-type="string">
            <text:p>2.001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075e-19</text:p>
          </table:table-cell>
          <table:table-cell table:style-name="ce1" office:value-type="string">
            <text:p>8.2808e-14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782.11">
            <text:p>782.11</text:p>
          </table:table-cell>
          <table:table-cell table:formula="of:=[.Q55]*1000000" office:value-type="float" office:value="93.031">
            <text:p>93.031</text:p>
          </table:table-cell>
          <table:table-cell table:formula="of:=[.R55]*1000000" office:value-type="float" office:value="489.16">
            <text:p>489.16</text:p>
          </table:table-cell>
          <table:table-cell table:formula="of:=[.S55]*1000000" office:value-type="float" office:value="0.00089255">
            <text:p>0.00089255</text:p>
          </table:table-cell>
          <table:table-cell table:formula="of:=[.T55]*1000000" office:value-type="float" office:value="1.7865">
            <text:p>1.7865</text:p>
          </table:table-cell>
          <table:table-cell table:formula="of:=[.U55]*1000000" office:value-type="float" office:value="-0.0000000000083998">
            <text:p>-8.3998E-012</text:p>
          </table:table-cell>
          <table:table-cell table:formula="of:=[.V55]*1000000" office:value-type="float" office:value="0.000000080283">
            <text:p>8.0283E-008</text:p>
          </table:table-cell>
          <table:table-cell table:formula="of:=[.W55]*1000000" office:value-type="float" office:value="782.11">
            <text:p>782.11</text:p>
          </table:table-cell>
          <table:table-cell table:formula="of:=[.X55]*1000000" office:value-type="float" office:value="92.975">
            <text:p>92.975</text:p>
          </table:table-cell>
          <table:table-cell table:formula="of:=[.Y55]*1000000" office:value-type="float" office:value="489.19">
            <text:p>489.19</text:p>
          </table:table-cell>
          <table:table-cell table:formula="of:=[.Z55]*1000000" office:value-type="float" office:value="20.009">
            <text:p>20.009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-0.00000000000064724">
            <text:p>-6.4724E-013</text:p>
          </table:table-cell>
          <table:table-cell table:formula="of:=[.AC55]*1000000" office:value-type="float" office:value="0.000000080284">
            <text:p>8.0284E-008</text:p>
          </table:table-cell>
          <table:table-cell office:value-type="float" office:value="0.00078211">
            <text:p>0.00078211</text:p>
          </table:table-cell>
          <table:table-cell table:style-name="ce1" office:value-type="string">
            <text:p>9.3031e-05</text:p>
          </table:table-cell>
          <table:table-cell office:value-type="float" office:value="0.00048916">
            <text:p>0.00048916</text:p>
          </table:table-cell>
          <table:table-cell table:style-name="ce1" office:value-type="string">
            <text:p>8.9255e-10</text:p>
          </table:table-cell>
          <table:table-cell table:style-name="ce1" office:value-type="string">
            <text:p>1.7865e-06</text:p>
          </table:table-cell>
          <table:table-cell table:style-name="ce1" office:value-type="string">
            <text:p>-8.3998e-18</text:p>
          </table:table-cell>
          <table:table-cell table:style-name="ce1" office:value-type="string">
            <text:p>8.0283e-14</text:p>
          </table:table-cell>
          <table:table-cell office:value-type="float" office:value="0.00078211">
            <text:p>0.00078211</text:p>
          </table:table-cell>
          <table:table-cell table:style-name="ce1" office:value-type="string">
            <text:p>9.2975e-05</text:p>
          </table:table-cell>
          <table:table-cell office:value-type="float" office:value="0.00048919">
            <text:p>0.00048919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4724e-19</text:p>
          </table:table-cell>
          <table:table-cell table:style-name="ce1" office:value-type="string">
            <text:p>8.0284e-14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775.82">
            <text:p>775.82</text:p>
          </table:table-cell>
          <table:table-cell table:formula="of:=[.Q56]*1000000" office:value-type="float" office:value="92.48">
            <text:p>92.48</text:p>
          </table:table-cell>
          <table:table-cell table:formula="of:=[.R56]*1000000" office:value-type="float" office:value="496.14">
            <text:p>496.14</text:p>
          </table:table-cell>
          <table:table-cell table:formula="of:=[.S56]*1000000" office:value-type="float" office:value="0.00081197">
            <text:p>0.00081197</text:p>
          </table:table-cell>
          <table:table-cell table:formula="of:=[.T56]*1000000" office:value-type="float" office:value="1.8109">
            <text:p>1.8109</text:p>
          </table:table-cell>
          <table:table-cell table:formula="of:=[.U56]*1000000" office:value-type="float" office:value="-0.0000000000088244">
            <text:p>-8.8244E-012</text:p>
          </table:table-cell>
          <table:table-cell table:formula="of:=[.V56]*1000000" office:value-type="float" office:value="0.000000077838">
            <text:p>7.7838E-008</text:p>
          </table:table-cell>
          <table:table-cell table:formula="of:=[.W56]*1000000" office:value-type="float" office:value="775.82">
            <text:p>775.82</text:p>
          </table:table-cell>
          <table:table-cell table:formula="of:=[.X56]*1000000" office:value-type="float" office:value="92.424">
            <text:p>92.424</text:p>
          </table:table-cell>
          <table:table-cell table:formula="of:=[.Y56]*1000000" office:value-type="float" office:value="496.17">
            <text:p>496.17</text:p>
          </table:table-cell>
          <table:table-cell table:formula="of:=[.Z56]*1000000" office:value-type="float" office:value="20.009">
            <text:p>20.009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43699">
            <text:p>-4.3699E-012</text:p>
          </table:table-cell>
          <table:table-cell table:formula="of:=[.AC56]*1000000" office:value-type="float" office:value="0.000000077839">
            <text:p>7.7839E-008</text:p>
          </table:table-cell>
          <table:table-cell office:value-type="float" office:value="0.00077582">
            <text:p>0.00077582</text:p>
          </table:table-cell>
          <table:table-cell table:style-name="ce1" office:value-type="string">
            <text:p>9.248e-05</text:p>
          </table:table-cell>
          <table:table-cell office:value-type="float" office:value="0.00049614">
            <text:p>0.00049614</text:p>
          </table:table-cell>
          <table:table-cell table:style-name="ce1" office:value-type="string">
            <text:p>8.1197e-10</text:p>
          </table:table-cell>
          <table:table-cell table:style-name="ce1" office:value-type="string">
            <text:p>1.8109e-06</text:p>
          </table:table-cell>
          <table:table-cell table:style-name="ce1" office:value-type="string">
            <text:p>-8.8244e-18</text:p>
          </table:table-cell>
          <table:table-cell table:style-name="ce1" office:value-type="string">
            <text:p>7.7838e-14</text:p>
          </table:table-cell>
          <table:table-cell office:value-type="float" office:value="0.00077582">
            <text:p>0.00077582</text:p>
          </table:table-cell>
          <table:table-cell table:style-name="ce1" office:value-type="string">
            <text:p>9.2424e-05</text:p>
          </table:table-cell>
          <table:table-cell office:value-type="float" office:value="0.00049617">
            <text:p>0.00049617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699e-18</text:p>
          </table:table-cell>
          <table:table-cell table:style-name="ce1" office:value-type="string">
            <text:p>7.7839e-14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769.6">
            <text:p>769.6</text:p>
          </table:table-cell>
          <table:table-cell table:formula="of:=[.Q57]*1000000" office:value-type="float" office:value="91.93">
            <text:p>91.93</text:p>
          </table:table-cell>
          <table:table-cell table:formula="of:=[.R57]*1000000" office:value-type="float" office:value="503.05">
            <text:p>503.05</text:p>
          </table:table-cell>
          <table:table-cell table:formula="of:=[.S57]*1000000" office:value-type="float" office:value="0.00074916">
            <text:p>0.00074916</text:p>
          </table:table-cell>
          <table:table-cell table:formula="of:=[.T57]*1000000" office:value-type="float" office:value="1.8352">
            <text:p>1.8352</text:p>
          </table:table-cell>
          <table:table-cell table:formula="of:=[.U57]*1000000" office:value-type="float" office:value="-0.000000000008287">
            <text:p>-8.287E-012</text:p>
          </table:table-cell>
          <table:table-cell table:formula="of:=[.V57]*1000000" office:value-type="float" office:value="0.000000075468">
            <text:p>7.5468E-008</text:p>
          </table:table-cell>
          <table:table-cell table:formula="of:=[.W57]*1000000" office:value-type="float" office:value="769.6">
            <text:p>769.6</text:p>
          </table:table-cell>
          <table:table-cell table:formula="of:=[.X57]*1000000" office:value-type="float" office:value="91.874">
            <text:p>91.874</text:p>
          </table:table-cell>
          <table:table-cell table:formula="of:=[.Y57]*1000000" office:value-type="float" office:value="503.08">
            <text:p>503.08</text:p>
          </table:table-cell>
          <table:table-cell table:formula="of:=[.Z57]*1000000" office:value-type="float" office:value="20.009">
            <text:p>20.009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-0.0000000000043419">
            <text:p>-4.3419E-012</text:p>
          </table:table-cell>
          <table:table-cell table:formula="of:=[.AC57]*1000000" office:value-type="float" office:value="0.000000075469">
            <text:p>7.5469E-008</text:p>
          </table:table-cell>
          <table:table-cell office:value-type="float" office:value="0.0007696">
            <text:p>0.0007696</text:p>
          </table:table-cell>
          <table:table-cell table:style-name="ce1" office:value-type="string">
            <text:p>9.193e-05</text:p>
          </table:table-cell>
          <table:table-cell office:value-type="float" office:value="0.00050305">
            <text:p>0.00050305</text:p>
          </table:table-cell>
          <table:table-cell table:style-name="ce1" office:value-type="string">
            <text:p>7.4916e-10</text:p>
          </table:table-cell>
          <table:table-cell table:style-name="ce1" office:value-type="string">
            <text:p>1.8352e-06</text:p>
          </table:table-cell>
          <table:table-cell table:style-name="ce1" office:value-type="string">
            <text:p>-8.287e-18</text:p>
          </table:table-cell>
          <table:table-cell table:style-name="ce1" office:value-type="string">
            <text:p>7.5468e-14</text:p>
          </table:table-cell>
          <table:table-cell office:value-type="float" office:value="0.0007696">
            <text:p>0.0007696</text:p>
          </table:table-cell>
          <table:table-cell table:style-name="ce1" office:value-type="string">
            <text:p>9.1874e-05</text:p>
          </table:table-cell>
          <table:table-cell office:value-type="float" office:value="0.00050308">
            <text:p>0.00050308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419e-18</text:p>
          </table:table-cell>
          <table:table-cell table:style-name="ce1" office:value-type="string">
            <text:p>7.5469e-14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763.44">
            <text:p>763.44</text:p>
          </table:table-cell>
          <table:table-cell table:formula="of:=[.Q58]*1000000" office:value-type="float" office:value="91.379">
            <text:p>91.379</text:p>
          </table:table-cell>
          <table:table-cell table:formula="of:=[.R58]*1000000" office:value-type="float" office:value="509.89">
            <text:p>509.89</text:p>
          </table:table-cell>
          <table:table-cell table:formula="of:=[.S58]*1000000" office:value-type="float" office:value="0.00069844">
            <text:p>0.00069844</text:p>
          </table:table-cell>
          <table:table-cell table:formula="of:=[.T58]*1000000" office:value-type="float" office:value="1.8595">
            <text:p>1.8595</text:p>
          </table:table-cell>
          <table:table-cell table:formula="of:=[.U58]*1000000" office:value-type="float" office:value="-0.0000000000076497">
            <text:p>-7.6497E-012</text:p>
          </table:table-cell>
          <table:table-cell table:formula="of:=[.V58]*1000000" office:value-type="float" office:value="0.000000073172">
            <text:p>7.3172E-008</text:p>
          </table:table-cell>
          <table:table-cell table:formula="of:=[.W58]*1000000" office:value-type="float" office:value="763.44">
            <text:p>763.44</text:p>
          </table:table-cell>
          <table:table-cell table:formula="of:=[.X58]*1000000" office:value-type="float" office:value="91.323">
            <text:p>91.323</text:p>
          </table:table-cell>
          <table:table-cell table:formula="of:=[.Y58]*1000000" office:value-type="float" office:value="509.92">
            <text:p>509.92</text:p>
          </table:table-cell>
          <table:table-cell table:formula="of:=[.Z58]*1000000" office:value-type="float" office:value="20.009">
            <text:p>20.009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-0.0000000000039471">
            <text:p>-3.9471E-012</text:p>
          </table:table-cell>
          <table:table-cell table:formula="of:=[.AC58]*1000000" office:value-type="float" office:value="0.000000073173">
            <text:p>7.3173E-008</text:p>
          </table:table-cell>
          <table:table-cell office:value-type="float" office:value="0.00076344">
            <text:p>0.00076344</text:p>
          </table:table-cell>
          <table:table-cell table:style-name="ce1" office:value-type="string">
            <text:p>9.1379e-05</text:p>
          </table:table-cell>
          <table:table-cell office:value-type="float" office:value="0.00050989">
            <text:p>0.00050989</text:p>
          </table:table-cell>
          <table:table-cell table:style-name="ce1" office:value-type="string">
            <text:p>6.9844e-10</text:p>
          </table:table-cell>
          <table:table-cell table:style-name="ce1" office:value-type="string">
            <text:p>1.8595e-06</text:p>
          </table:table-cell>
          <table:table-cell table:style-name="ce1" office:value-type="string">
            <text:p>-7.6497e-18</text:p>
          </table:table-cell>
          <table:table-cell table:style-name="ce1" office:value-type="string">
            <text:p>7.3172e-14</text:p>
          </table:table-cell>
          <table:table-cell office:value-type="float" office:value="0.00076344">
            <text:p>0.00076344</text:p>
          </table:table-cell>
          <table:table-cell table:style-name="ce1" office:value-type="string">
            <text:p>9.1323e-05</text:p>
          </table:table-cell>
          <table:table-cell office:value-type="float" office:value="0.00050992">
            <text:p>0.00050992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471e-18</text:p>
          </table:table-cell>
          <table:table-cell table:style-name="ce1" office:value-type="string">
            <text:p>7.3173e-14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757.34">
            <text:p>757.34</text:p>
          </table:table-cell>
          <table:table-cell table:formula="of:=[.Q59]*1000000" office:value-type="float" office:value="90.829">
            <text:p>90.829</text:p>
          </table:table-cell>
          <table:table-cell table:formula="of:=[.R59]*1000000" office:value-type="float" office:value="516.67">
            <text:p>516.67</text:p>
          </table:table-cell>
          <table:table-cell table:formula="of:=[.S59]*1000000" office:value-type="float" office:value="0.000656">
            <text:p>0.000656</text:p>
          </table:table-cell>
          <table:table-cell table:formula="of:=[.T59]*1000000" office:value-type="float" office:value="1.8837">
            <text:p>1.8837</text:p>
          </table:table-cell>
          <table:table-cell table:formula="of:=[.U59]*1000000" office:value-type="float" office:value="-0.0000000000067921">
            <text:p>-6.7921E-012</text:p>
          </table:table-cell>
          <table:table-cell table:formula="of:=[.V59]*1000000" office:value-type="float" office:value="0.000000070947">
            <text:p>7.0947E-008</text:p>
          </table:table-cell>
          <table:table-cell table:formula="of:=[.W59]*1000000" office:value-type="float" office:value="757.34">
            <text:p>757.34</text:p>
          </table:table-cell>
          <table:table-cell table:formula="of:=[.X59]*1000000" office:value-type="float" office:value="90.773">
            <text:p>90.773</text:p>
          </table:table-cell>
          <table:table-cell table:formula="of:=[.Y59]*1000000" office:value-type="float" office:value="516.7">
            <text:p>516.7</text:p>
          </table:table-cell>
          <table:table-cell table:formula="of:=[.Z59]*1000000" office:value-type="float" office:value="20.009">
            <text:p>20.009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000019881">
            <text:p>1.9881E-013</text:p>
          </table:table-cell>
          <table:table-cell table:formula="of:=[.AC59]*1000000" office:value-type="float" office:value="0.000000070947">
            <text:p>7.0947E-008</text:p>
          </table:table-cell>
          <table:table-cell office:value-type="float" office:value="0.00075734">
            <text:p>0.00075734</text:p>
          </table:table-cell>
          <table:table-cell table:style-name="ce1" office:value-type="string">
            <text:p>9.0829e-05</text:p>
          </table:table-cell>
          <table:table-cell office:value-type="float" office:value="0.00051667">
            <text:p>0.00051667</text:p>
          </table:table-cell>
          <table:table-cell table:style-name="ce1" office:value-type="string">
            <text:p>6.56e-10</text:p>
          </table:table-cell>
          <table:table-cell table:style-name="ce1" office:value-type="string">
            <text:p>1.8837e-06</text:p>
          </table:table-cell>
          <table:table-cell table:style-name="ce1" office:value-type="string">
            <text:p>-6.7921e-18</text:p>
          </table:table-cell>
          <table:table-cell table:style-name="ce1" office:value-type="string">
            <text:p>7.0947e-14</text:p>
          </table:table-cell>
          <table:table-cell office:value-type="float" office:value="0.00075734">
            <text:p>0.00075734</text:p>
          </table:table-cell>
          <table:table-cell table:style-name="ce1" office:value-type="string">
            <text:p>9.0773e-05</text:p>
          </table:table-cell>
          <table:table-cell office:value-type="float" office:value="0.0005167">
            <text:p>0.0005167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1.9881e-19</text:p>
          </table:table-cell>
          <table:table-cell table:style-name="ce1" office:value-type="string">
            <text:p>7.0947e-14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751.31">
            <text:p>751.31</text:p>
          </table:table-cell>
          <table:table-cell table:formula="of:=[.Q60]*1000000" office:value-type="float" office:value="90.279">
            <text:p>90.279</text:p>
          </table:table-cell>
          <table:table-cell table:formula="of:=[.R60]*1000000" office:value-type="float" office:value="523.38">
            <text:p>523.38</text:p>
          </table:table-cell>
          <table:table-cell table:formula="of:=[.S60]*1000000" office:value-type="float" office:value="0.00061929">
            <text:p>0.00061929</text:p>
          </table:table-cell>
          <table:table-cell table:formula="of:=[.T60]*1000000" office:value-type="float" office:value="1.908">
            <text:p>1.908</text:p>
          </table:table-cell>
          <table:table-cell table:formula="of:=[.U60]*1000000" office:value-type="float" office:value="-0.0000000000097538">
            <text:p>-9.7538E-012</text:p>
          </table:table-cell>
          <table:table-cell table:formula="of:=[.V60]*1000000" office:value-type="float" office:value="0.00000006879">
            <text:p>6.879E-008</text:p>
          </table:table-cell>
          <table:table-cell table:formula="of:=[.W60]*1000000" office:value-type="float" office:value="751.31">
            <text:p>751.31</text:p>
          </table:table-cell>
          <table:table-cell table:formula="of:=[.X60]*1000000" office:value-type="float" office:value="90.223">
            <text:p>90.223</text:p>
          </table:table-cell>
          <table:table-cell table:formula="of:=[.Y60]*1000000" office:value-type="float" office:value="523.41">
            <text:p>523.41</text:p>
          </table:table-cell>
          <table:table-cell table:formula="of:=[.Z60]*1000000" office:value-type="float" office:value="20.009">
            <text:p>20.009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-0.00000000000022383">
            <text:p>-2.2383E-013</text:p>
          </table:table-cell>
          <table:table-cell table:formula="of:=[.AC60]*1000000" office:value-type="float" office:value="0.000000068791">
            <text:p>6.8791E-008</text:p>
          </table:table-cell>
          <table:table-cell office:value-type="float" office:value="0.00075131">
            <text:p>0.00075131</text:p>
          </table:table-cell>
          <table:table-cell table:style-name="ce1" office:value-type="string">
            <text:p>9.0279e-05</text:p>
          </table:table-cell>
          <table:table-cell office:value-type="float" office:value="0.00052338">
            <text:p>0.00052338</text:p>
          </table:table-cell>
          <table:table-cell table:style-name="ce1" office:value-type="string">
            <text:p>6.1929e-10</text:p>
          </table:table-cell>
          <table:table-cell table:style-name="ce1" office:value-type="string">
            <text:p>1.908e-06</text:p>
          </table:table-cell>
          <table:table-cell table:style-name="ce1" office:value-type="string">
            <text:p>-9.7538e-18</text:p>
          </table:table-cell>
          <table:table-cell table:style-name="ce1" office:value-type="string">
            <text:p>6.879e-14</text:p>
          </table:table-cell>
          <table:table-cell office:value-type="float" office:value="0.00075131">
            <text:p>0.00075131</text:p>
          </table:table-cell>
          <table:table-cell table:style-name="ce1" office:value-type="string">
            <text:p>9.0223e-05</text:p>
          </table:table-cell>
          <table:table-cell office:value-type="float" office:value="0.00052341">
            <text:p>0.00052341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383e-19</text:p>
          </table:table-cell>
          <table:table-cell table:style-name="ce1" office:value-type="string">
            <text:p>6.8791e-14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745.33">
            <text:p>745.33</text:p>
          </table:table-cell>
          <table:table-cell table:formula="of:=[.Q61]*1000000" office:value-type="float" office:value="89.73">
            <text:p>89.73</text:p>
          </table:table-cell>
          <table:table-cell table:formula="of:=[.R61]*1000000" office:value-type="float" office:value="530.03">
            <text:p>530.03</text:p>
          </table:table-cell>
          <table:table-cell table:formula="of:=[.S61]*1000000" office:value-type="float" office:value="0.00058668">
            <text:p>0.00058668</text:p>
          </table:table-cell>
          <table:table-cell table:formula="of:=[.T61]*1000000" office:value-type="float" office:value="1.9321">
            <text:p>1.9321</text:p>
          </table:table-cell>
          <table:table-cell table:formula="of:=[.U61]*1000000" office:value-type="float" office:value="-0.000000000010121">
            <text:p>-1.0121E-011</text:p>
          </table:table-cell>
          <table:table-cell table:formula="of:=[.V61]*1000000" office:value-type="float" office:value="0.000000066701">
            <text:p>6.6701E-008</text:p>
          </table:table-cell>
          <table:table-cell table:formula="of:=[.W61]*1000000" office:value-type="float" office:value="745.33">
            <text:p>745.33</text:p>
          </table:table-cell>
          <table:table-cell table:formula="of:=[.X61]*1000000" office:value-type="float" office:value="89.674">
            <text:p>89.674</text:p>
          </table:table-cell>
          <table:table-cell table:formula="of:=[.Y61]*1000000" office:value-type="float" office:value="530.06">
            <text:p>530.06</text:p>
          </table:table-cell>
          <table:table-cell table:formula="of:=[.Z61]*1000000" office:value-type="float" office:value="20.009">
            <text:p>20.009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0.0000000000013155">
            <text:p>1.3155E-012</text:p>
          </table:table-cell>
          <table:table-cell table:formula="of:=[.AC61]*1000000" office:value-type="float" office:value="0.000000066702">
            <text:p>6.6702E-008</text:p>
          </table:table-cell>
          <table:table-cell office:value-type="float" office:value="0.00074533">
            <text:p>0.00074533</text:p>
          </table:table-cell>
          <table:table-cell table:style-name="ce1" office:value-type="string">
            <text:p>8.973e-05</text:p>
          </table:table-cell>
          <table:table-cell office:value-type="float" office:value="0.00053003">
            <text:p>0.00053003</text:p>
          </table:table-cell>
          <table:table-cell table:style-name="ce1" office:value-type="string">
            <text:p>5.8668e-10</text:p>
          </table:table-cell>
          <table:table-cell table:style-name="ce1" office:value-type="string">
            <text:p>1.9321e-06</text:p>
          </table:table-cell>
          <table:table-cell table:style-name="ce1" office:value-type="string">
            <text:p>-1.0121e-17</text:p>
          </table:table-cell>
          <table:table-cell table:style-name="ce1" office:value-type="string">
            <text:p>6.6701e-14</text:p>
          </table:table-cell>
          <table:table-cell office:value-type="float" office:value="0.00074533">
            <text:p>0.00074533</text:p>
          </table:table-cell>
          <table:table-cell table:style-name="ce1" office:value-type="string">
            <text:p>8.9674e-05</text:p>
          </table:table-cell>
          <table:table-cell office:value-type="float" office:value="0.00053006">
            <text:p>0.00053006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55e-18</text:p>
          </table:table-cell>
          <table:table-cell table:style-name="ce1" office:value-type="string">
            <text:p>6.6702e-14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739.42">
            <text:p>739.42</text:p>
          </table:table-cell>
          <table:table-cell table:formula="of:=[.Q62]*1000000" office:value-type="float" office:value="89.181">
            <text:p>89.181</text:p>
          </table:table-cell>
          <table:table-cell table:formula="of:=[.R62]*1000000" office:value-type="float" office:value="536.61">
            <text:p>536.61</text:p>
          </table:table-cell>
          <table:table-cell table:formula="of:=[.S62]*1000000" office:value-type="float" office:value="0.00055706">
            <text:p>0.00055706</text:p>
          </table:table-cell>
          <table:table-cell table:formula="of:=[.T62]*1000000" office:value-type="float" office:value="1.9562">
            <text:p>1.9562</text:p>
          </table:table-cell>
          <table:table-cell table:formula="of:=[.U62]*1000000" office:value-type="float" office:value="-0.000000000007778">
            <text:p>-7.778E-012</text:p>
          </table:table-cell>
          <table:table-cell table:formula="of:=[.V62]*1000000" office:value-type="float" office:value="0.000000064676">
            <text:p>6.4676E-008</text:p>
          </table:table-cell>
          <table:table-cell table:formula="of:=[.W62]*1000000" office:value-type="float" office:value="739.42">
            <text:p>739.42</text:p>
          </table:table-cell>
          <table:table-cell table:formula="of:=[.X62]*1000000" office:value-type="float" office:value="89.125">
            <text:p>89.125</text:p>
          </table:table-cell>
          <table:table-cell table:formula="of:=[.Y62]*1000000" office:value-type="float" office:value="536.64">
            <text:p>536.64</text:p>
          </table:table-cell>
          <table:table-cell table:formula="of:=[.Z62]*1000000" office:value-type="float" office:value="20.009">
            <text:p>20.009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-0.0000000000009265">
            <text:p>-9.265E-013</text:p>
          </table:table-cell>
          <table:table-cell table:formula="of:=[.AC62]*1000000" office:value-type="float" office:value="0.000000064677">
            <text:p>6.4677E-008</text:p>
          </table:table-cell>
          <table:table-cell office:value-type="float" office:value="0.00073942">
            <text:p>0.00073942</text:p>
          </table:table-cell>
          <table:table-cell table:style-name="ce1" office:value-type="string">
            <text:p>8.9181e-05</text:p>
          </table:table-cell>
          <table:table-cell office:value-type="float" office:value="0.00053661">
            <text:p>0.00053661</text:p>
          </table:table-cell>
          <table:table-cell table:style-name="ce1" office:value-type="string">
            <text:p>5.5706e-10</text:p>
          </table:table-cell>
          <table:table-cell table:style-name="ce1" office:value-type="string">
            <text:p>1.9562e-06</text:p>
          </table:table-cell>
          <table:table-cell table:style-name="ce1" office:value-type="string">
            <text:p>-7.778e-18</text:p>
          </table:table-cell>
          <table:table-cell table:style-name="ce1" office:value-type="string">
            <text:p>6.4676e-14</text:p>
          </table:table-cell>
          <table:table-cell office:value-type="float" office:value="0.00073942">
            <text:p>0.00073942</text:p>
          </table:table-cell>
          <table:table-cell table:style-name="ce1" office:value-type="string">
            <text:p>8.9125e-05</text:p>
          </table:table-cell>
          <table:table-cell office:value-type="float" office:value="0.00053664">
            <text:p>0.00053664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65e-19</text:p>
          </table:table-cell>
          <table:table-cell table:style-name="ce1" office:value-type="string">
            <text:p>6.4677e-14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733.56">
            <text:p>733.56</text:p>
          </table:table-cell>
          <table:table-cell table:formula="of:=[.Q63]*1000000" office:value-type="float" office:value="88.632">
            <text:p>88.632</text:p>
          </table:table-cell>
          <table:table-cell table:formula="of:=[.R63]*1000000" office:value-type="float" office:value="543.14">
            <text:p>543.14</text:p>
          </table:table-cell>
          <table:table-cell table:formula="of:=[.S63]*1000000" office:value-type="float" office:value="0.00052975">
            <text:p>0.00052975</text:p>
          </table:table-cell>
          <table:table-cell table:formula="of:=[.T63]*1000000" office:value-type="float" office:value="1.9802">
            <text:p>1.9802</text:p>
          </table:table-cell>
          <table:table-cell table:formula="of:=[.U63]*1000000" office:value-type="float" office:value="-0.0000000000073927">
            <text:p>-7.3927E-012</text:p>
          </table:table-cell>
          <table:table-cell table:formula="of:=[.V63]*1000000" office:value-type="float" office:value="0.000000062714">
            <text:p>6.2714E-008</text:p>
          </table:table-cell>
          <table:table-cell table:formula="of:=[.W63]*1000000" office:value-type="float" office:value="733.56">
            <text:p>733.56</text:p>
          </table:table-cell>
          <table:table-cell table:formula="of:=[.X63]*1000000" office:value-type="float" office:value="88.576">
            <text:p>88.576</text:p>
          </table:table-cell>
          <table:table-cell table:formula="of:=[.Y63]*1000000" office:value-type="float" office:value="543.17">
            <text:p>543.17</text:p>
          </table:table-cell>
          <table:table-cell table:formula="of:=[.Z63]*1000000" office:value-type="float" office:value="20.009">
            <text:p>20.009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0.0000000000029197">
            <text:p>2.9197E-012</text:p>
          </table:table-cell>
          <table:table-cell table:formula="of:=[.AC63]*1000000" office:value-type="float" office:value="0.000000062714">
            <text:p>6.2714E-008</text:p>
          </table:table-cell>
          <table:table-cell office:value-type="float" office:value="0.00073356">
            <text:p>0.00073356</text:p>
          </table:table-cell>
          <table:table-cell table:style-name="ce1" office:value-type="string">
            <text:p>8.8632e-05</text:p>
          </table:table-cell>
          <table:table-cell office:value-type="float" office:value="0.00054314">
            <text:p>0.00054314</text:p>
          </table:table-cell>
          <table:table-cell table:style-name="ce1" office:value-type="string">
            <text:p>5.2975e-10</text:p>
          </table:table-cell>
          <table:table-cell table:style-name="ce1" office:value-type="string">
            <text:p>1.9802e-06</text:p>
          </table:table-cell>
          <table:table-cell table:style-name="ce1" office:value-type="string">
            <text:p>-7.3927e-18</text:p>
          </table:table-cell>
          <table:table-cell table:style-name="ce1" office:value-type="string">
            <text:p>6.2714e-14</text:p>
          </table:table-cell>
          <table:table-cell office:value-type="float" office:value="0.00073356">
            <text:p>0.00073356</text:p>
          </table:table-cell>
          <table:table-cell table:style-name="ce1" office:value-type="string">
            <text:p>8.8576e-05</text:p>
          </table:table-cell>
          <table:table-cell office:value-type="float" office:value="0.00054317">
            <text:p>0.00054317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2.9197e-18</text:p>
          </table:table-cell>
          <table:table-cell table:style-name="ce1" office:value-type="string">
            <text:p>6.2714e-14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727.76">
            <text:p>727.76</text:p>
          </table:table-cell>
          <table:table-cell table:formula="of:=[.Q64]*1000000" office:value-type="float" office:value="88.084">
            <text:p>88.084</text:p>
          </table:table-cell>
          <table:table-cell table:formula="of:=[.R64]*1000000" office:value-type="float" office:value="549.61">
            <text:p>549.61</text:p>
          </table:table-cell>
          <table:table-cell table:formula="of:=[.S64]*1000000" office:value-type="float" office:value="0.00050427">
            <text:p>0.00050427</text:p>
          </table:table-cell>
          <table:table-cell table:formula="of:=[.T64]*1000000" office:value-type="float" office:value="2.0042">
            <text:p>2.0042</text:p>
          </table:table-cell>
          <table:table-cell table:formula="of:=[.U64]*1000000" office:value-type="float" office:value="-0.0000000000049034">
            <text:p>-4.9034E-012</text:p>
          </table:table-cell>
          <table:table-cell table:formula="of:=[.V64]*1000000" office:value-type="float" office:value="0.000000060812">
            <text:p>6.0812E-008</text:p>
          </table:table-cell>
          <table:table-cell table:formula="of:=[.W64]*1000000" office:value-type="float" office:value="727.76">
            <text:p>727.76</text:p>
          </table:table-cell>
          <table:table-cell table:formula="of:=[.X64]*1000000" office:value-type="float" office:value="88.028">
            <text:p>88.028</text:p>
          </table:table-cell>
          <table:table-cell table:formula="of:=[.Y64]*1000000" office:value-type="float" office:value="549.63">
            <text:p>549.63</text:p>
          </table:table-cell>
          <table:table-cell table:formula="of:=[.Z64]*1000000" office:value-type="float" office:value="20.009">
            <text:p>20.009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-0.0000000000016138">
            <text:p>-1.6138E-012</text:p>
          </table:table-cell>
          <table:table-cell table:formula="of:=[.AC64]*1000000" office:value-type="float" office:value="0.000000060813">
            <text:p>6.0813E-008</text:p>
          </table:table-cell>
          <table:table-cell office:value-type="float" office:value="0.00072776">
            <text:p>0.00072776</text:p>
          </table:table-cell>
          <table:table-cell table:style-name="ce1" office:value-type="string">
            <text:p>8.8084e-05</text:p>
          </table:table-cell>
          <table:table-cell office:value-type="float" office:value="0.00054961">
            <text:p>0.00054961</text:p>
          </table:table-cell>
          <table:table-cell table:style-name="ce1" office:value-type="string">
            <text:p>5.0427e-10</text:p>
          </table:table-cell>
          <table:table-cell table:style-name="ce1" office:value-type="string">
            <text:p>2.0042e-06</text:p>
          </table:table-cell>
          <table:table-cell table:style-name="ce1" office:value-type="string">
            <text:p>-4.9034e-18</text:p>
          </table:table-cell>
          <table:table-cell table:style-name="ce1" office:value-type="string">
            <text:p>6.0812e-14</text:p>
          </table:table-cell>
          <table:table-cell office:value-type="float" office:value="0.00072776">
            <text:p>0.00072776</text:p>
          </table:table-cell>
          <table:table-cell table:style-name="ce1" office:value-type="string">
            <text:p>8.8028e-05</text:p>
          </table:table-cell>
          <table:table-cell office:value-type="float" office:value="0.00054963">
            <text:p>0.00054963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138e-18</text:p>
          </table:table-cell>
          <table:table-cell table:style-name="ce1" office:value-type="string">
            <text:p>6.0813e-14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722.01">
            <text:p>722.01</text:p>
          </table:table-cell>
          <table:table-cell table:formula="of:=[.Q65]*1000000" office:value-type="float" office:value="87.536">
            <text:p>87.536</text:p>
          </table:table-cell>
          <table:table-cell table:formula="of:=[.R65]*1000000" office:value-type="float" office:value="556.01">
            <text:p>556.01</text:p>
          </table:table-cell>
          <table:table-cell table:formula="of:=[.S65]*1000000" office:value-type="float" office:value="0.00048032">
            <text:p>0.00048032</text:p>
          </table:table-cell>
          <table:table-cell table:formula="of:=[.T65]*1000000" office:value-type="float" office:value="2.0281">
            <text:p>2.0281</text:p>
          </table:table-cell>
          <table:table-cell table:formula="of:=[.U65]*1000000" office:value-type="float" office:value="-0.000000000010503">
            <text:p>-1.0503E-011</text:p>
          </table:table-cell>
          <table:table-cell table:formula="of:=[.V65]*1000000" office:value-type="float" office:value="0.000000058969">
            <text:p>0.000000059</text:p>
          </table:table-cell>
          <table:table-cell table:formula="of:=[.W65]*1000000" office:value-type="float" office:value="722.01">
            <text:p>722.01</text:p>
          </table:table-cell>
          <table:table-cell table:formula="of:=[.X65]*1000000" office:value-type="float" office:value="87.48">
            <text:p>87.48</text:p>
          </table:table-cell>
          <table:table-cell table:formula="of:=[.Y65]*1000000" office:value-type="float" office:value="556.04">
            <text:p>556.04</text:p>
          </table:table-cell>
          <table:table-cell table:formula="of:=[.Z65]*1000000" office:value-type="float" office:value="20.009">
            <text:p>20.009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016082">
            <text:p>-1.6082E-012</text:p>
          </table:table-cell>
          <table:table-cell table:formula="of:=[.AC65]*1000000" office:value-type="float" office:value="0.00000005897">
            <text:p>0.000000059</text:p>
          </table:table-cell>
          <table:table-cell office:value-type="float" office:value="0.00072201">
            <text:p>0.00072201</text:p>
          </table:table-cell>
          <table:table-cell table:style-name="ce1" office:value-type="string">
            <text:p>8.7536e-05</text:p>
          </table:table-cell>
          <table:table-cell office:value-type="float" office:value="0.00055601">
            <text:p>0.00055601</text:p>
          </table:table-cell>
          <table:table-cell table:style-name="ce1" office:value-type="string">
            <text:p>4.8032e-10</text:p>
          </table:table-cell>
          <table:table-cell table:style-name="ce1" office:value-type="string">
            <text:p>2.0281e-06</text:p>
          </table:table-cell>
          <table:table-cell table:style-name="ce1" office:value-type="string">
            <text:p>-1.0503e-17</text:p>
          </table:table-cell>
          <table:table-cell table:style-name="ce1" office:value-type="string">
            <text:p>5.8969e-14</text:p>
          </table:table-cell>
          <table:table-cell office:value-type="float" office:value="0.00072201">
            <text:p>0.00072201</text:p>
          </table:table-cell>
          <table:table-cell table:style-name="ce1" office:value-type="string">
            <text:p>8.748e-05</text:p>
          </table:table-cell>
          <table:table-cell office:value-type="float" office:value="0.00055604">
            <text:p>0.00055604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082e-18</text:p>
          </table:table-cell>
          <table:table-cell table:style-name="ce1" office:value-type="string">
            <text:p>5.897e-14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716.32">
            <text:p>716.32</text:p>
          </table:table-cell>
          <table:table-cell table:formula="of:=[.Q66]*1000000" office:value-type="float" office:value="86.988">
            <text:p>86.988</text:p>
          </table:table-cell>
          <table:table-cell table:formula="of:=[.R66]*1000000" office:value-type="float" office:value="562.36">
            <text:p>562.36</text:p>
          </table:table-cell>
          <table:table-cell table:formula="of:=[.S66]*1000000" office:value-type="float" office:value="0.00045769">
            <text:p>0.00045769</text:p>
          </table:table-cell>
          <table:table-cell table:formula="of:=[.T66]*1000000" office:value-type="float" office:value="2.0519">
            <text:p>2.0519</text:p>
          </table:table-cell>
          <table:table-cell table:formula="of:=[.U66]*1000000" office:value-type="float" office:value="-0.0000000000078363">
            <text:p>-7.8363E-012</text:p>
          </table:table-cell>
          <table:table-cell table:formula="of:=[.V66]*1000000" office:value-type="float" office:value="0.000000057182">
            <text:p>5.7182E-008</text:p>
          </table:table-cell>
          <table:table-cell table:formula="of:=[.W66]*1000000" office:value-type="float" office:value="716.32">
            <text:p>716.32</text:p>
          </table:table-cell>
          <table:table-cell table:formula="of:=[.X66]*1000000" office:value-type="float" office:value="86.932">
            <text:p>86.932</text:p>
          </table:table-cell>
          <table:table-cell table:formula="of:=[.Y66]*1000000" office:value-type="float" office:value="562.39">
            <text:p>562.39</text:p>
          </table:table-cell>
          <table:table-cell table:formula="of:=[.Z66]*1000000" office:value-type="float" office:value="20.009">
            <text:p>20.009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-0.0000000000023278">
            <text:p>-2.3278E-012</text:p>
          </table:table-cell>
          <table:table-cell table:formula="of:=[.AC66]*1000000" office:value-type="float" office:value="0.000000057183">
            <text:p>5.7183E-008</text:p>
          </table:table-cell>
          <table:table-cell office:value-type="float" office:value="0.00071632">
            <text:p>0.00071632</text:p>
          </table:table-cell>
          <table:table-cell table:style-name="ce1" office:value-type="string">
            <text:p>8.6988e-05</text:p>
          </table:table-cell>
          <table:table-cell office:value-type="float" office:value="0.00056236">
            <text:p>0.00056236</text:p>
          </table:table-cell>
          <table:table-cell table:style-name="ce1" office:value-type="string">
            <text:p>4.5769e-10</text:p>
          </table:table-cell>
          <table:table-cell table:style-name="ce1" office:value-type="string">
            <text:p>2.0519e-06</text:p>
          </table:table-cell>
          <table:table-cell table:style-name="ce1" office:value-type="string">
            <text:p>-7.8363e-18</text:p>
          </table:table-cell>
          <table:table-cell table:style-name="ce1" office:value-type="string">
            <text:p>5.7182e-14</text:p>
          </table:table-cell>
          <table:table-cell office:value-type="float" office:value="0.00071632">
            <text:p>0.00071632</text:p>
          </table:table-cell>
          <table:table-cell table:style-name="ce1" office:value-type="string">
            <text:p>8.6932e-05</text:p>
          </table:table-cell>
          <table:table-cell office:value-type="float" office:value="0.00056239">
            <text:p>0.00056239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278e-18</text:p>
          </table:table-cell>
          <table:table-cell table:style-name="ce1" office:value-type="string">
            <text:p>5.7183e-14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710.68">
            <text:p>710.68</text:p>
          </table:table-cell>
          <table:table-cell table:formula="of:=[.Q67]*1000000" office:value-type="float" office:value="86.442">
            <text:p>86.442</text:p>
          </table:table-cell>
          <table:table-cell table:formula="of:=[.R67]*1000000" office:value-type="float" office:value="568.65">
            <text:p>568.65</text:p>
          </table:table-cell>
          <table:table-cell table:formula="of:=[.S67]*1000000" office:value-type="float" office:value="0.00043624">
            <text:p>0.00043624</text:p>
          </table:table-cell>
          <table:table-cell table:formula="of:=[.T67]*1000000" office:value-type="float" office:value="2.0757">
            <text:p>2.0757</text:p>
          </table:table-cell>
          <table:table-cell table:formula="of:=[.U67]*1000000" office:value-type="float" office:value="-0.0000000000083043">
            <text:p>-8.3043E-012</text:p>
          </table:table-cell>
          <table:table-cell table:formula="of:=[.V67]*1000000" office:value-type="float" office:value="0.000000055451">
            <text:p>5.5451E-008</text:p>
          </table:table-cell>
          <table:table-cell table:formula="of:=[.W67]*1000000" office:value-type="float" office:value="710.68">
            <text:p>710.68</text:p>
          </table:table-cell>
          <table:table-cell table:formula="of:=[.X67]*1000000" office:value-type="float" office:value="86.386">
            <text:p>86.386</text:p>
          </table:table-cell>
          <table:table-cell table:formula="of:=[.Y67]*1000000" office:value-type="float" office:value="568.68">
            <text:p>568.68</text:p>
          </table:table-cell>
          <table:table-cell table:formula="of:=[.Z67]*1000000" office:value-type="float" office:value="20.009">
            <text:p>20.009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-0.0000000000015323">
            <text:p>-1.5323E-012</text:p>
          </table:table-cell>
          <table:table-cell table:formula="of:=[.AC67]*1000000" office:value-type="float" office:value="0.000000055452">
            <text:p>5.5452E-008</text:p>
          </table:table-cell>
          <table:table-cell office:value-type="float" office:value="0.00071068">
            <text:p>0.00071068</text:p>
          </table:table-cell>
          <table:table-cell table:style-name="ce1" office:value-type="string">
            <text:p>8.6442e-05</text:p>
          </table:table-cell>
          <table:table-cell office:value-type="float" office:value="0.00056865">
            <text:p>0.00056865</text:p>
          </table:table-cell>
          <table:table-cell table:style-name="ce1" office:value-type="string">
            <text:p>4.3624e-10</text:p>
          </table:table-cell>
          <table:table-cell table:style-name="ce1" office:value-type="string">
            <text:p>2.0757e-06</text:p>
          </table:table-cell>
          <table:table-cell table:style-name="ce1" office:value-type="string">
            <text:p>-8.3043e-18</text:p>
          </table:table-cell>
          <table:table-cell table:style-name="ce1" office:value-type="string">
            <text:p>5.5451e-14</text:p>
          </table:table-cell>
          <table:table-cell office:value-type="float" office:value="0.00071068">
            <text:p>0.00071068</text:p>
          </table:table-cell>
          <table:table-cell table:style-name="ce1" office:value-type="string">
            <text:p>8.6386e-05</text:p>
          </table:table-cell>
          <table:table-cell office:value-type="float" office:value="0.00056868">
            <text:p>0.00056868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323e-18</text:p>
          </table:table-cell>
          <table:table-cell table:style-name="ce1" office:value-type="string">
            <text:p>5.5452e-14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705.1">
            <text:p>705.1</text:p>
          </table:table-cell>
          <table:table-cell table:formula="of:=[.Q68]*1000000" office:value-type="float" office:value="85.895">
            <text:p>85.895</text:p>
          </table:table-cell>
          <table:table-cell table:formula="of:=[.R68]*1000000" office:value-type="float" office:value="574.89">
            <text:p>574.89</text:p>
          </table:table-cell>
          <table:table-cell table:formula="of:=[.S68]*1000000" office:value-type="float" office:value="0.00041586">
            <text:p>0.00041586</text:p>
          </table:table-cell>
          <table:table-cell table:formula="of:=[.T68]*1000000" office:value-type="float" office:value="2.0994">
            <text:p>2.0994</text:p>
          </table:table-cell>
          <table:table-cell table:formula="of:=[.U68]*1000000" office:value-type="float" office:value="-0.000000000010628">
            <text:p>-1.0628E-011</text:p>
          </table:table-cell>
          <table:table-cell table:formula="of:=[.V68]*1000000" office:value-type="float" office:value="0.000000053773">
            <text:p>5.3773E-008</text:p>
          </table:table-cell>
          <table:table-cell table:formula="of:=[.W68]*1000000" office:value-type="float" office:value="705.1">
            <text:p>705.1</text:p>
          </table:table-cell>
          <table:table-cell table:formula="of:=[.X68]*1000000" office:value-type="float" office:value="85.839">
            <text:p>85.839</text:p>
          </table:table-cell>
          <table:table-cell table:formula="of:=[.Y68]*1000000" office:value-type="float" office:value="574.92">
            <text:p>574.92</text:p>
          </table:table-cell>
          <table:table-cell table:formula="of:=[.Z68]*1000000" office:value-type="float" office:value="20.009">
            <text:p>20.009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059131">
            <text:p>5.9131E-013</text:p>
          </table:table-cell>
          <table:table-cell table:formula="of:=[.AC68]*1000000" office:value-type="float" office:value="0.000000053774">
            <text:p>5.3774E-008</text:p>
          </table:table-cell>
          <table:table-cell office:value-type="float" office:value="0.0007051">
            <text:p>0.0007051</text:p>
          </table:table-cell>
          <table:table-cell table:style-name="ce1" office:value-type="string">
            <text:p>8.5895e-05</text:p>
          </table:table-cell>
          <table:table-cell office:value-type="float" office:value="0.00057489">
            <text:p>0.00057489</text:p>
          </table:table-cell>
          <table:table-cell table:style-name="ce1" office:value-type="string">
            <text:p>4.1586e-10</text:p>
          </table:table-cell>
          <table:table-cell table:style-name="ce1" office:value-type="string">
            <text:p>2.0994e-06</text:p>
          </table:table-cell>
          <table:table-cell table:style-name="ce1" office:value-type="string">
            <text:p>-1.0628e-17</text:p>
          </table:table-cell>
          <table:table-cell table:style-name="ce1" office:value-type="string">
            <text:p>5.3773e-14</text:p>
          </table:table-cell>
          <table:table-cell office:value-type="float" office:value="0.0007051">
            <text:p>0.0007051</text:p>
          </table:table-cell>
          <table:table-cell table:style-name="ce1" office:value-type="string">
            <text:p>8.5839e-05</text:p>
          </table:table-cell>
          <table:table-cell office:value-type="float" office:value="0.00057492">
            <text:p>0.00057492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5.9131e-19</text:p>
          </table:table-cell>
          <table:table-cell table:style-name="ce1" office:value-type="string">
            <text:p>5.3774e-14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699.57">
            <text:p>699.57</text:p>
          </table:table-cell>
          <table:table-cell table:formula="of:=[.Q69]*1000000" office:value-type="float" office:value="85.35">
            <text:p>85.35</text:p>
          </table:table-cell>
          <table:table-cell table:formula="of:=[.R69]*1000000" office:value-type="float" office:value="581.07">
            <text:p>581.07</text:p>
          </table:table-cell>
          <table:table-cell table:formula="of:=[.S69]*1000000" office:value-type="float" office:value="0.00039648">
            <text:p>0.00039648</text:p>
          </table:table-cell>
          <table:table-cell table:formula="of:=[.T69]*1000000" office:value-type="float" office:value="2.123">
            <text:p>2.123</text:p>
          </table:table-cell>
          <table:table-cell table:formula="of:=[.U69]*1000000" office:value-type="float" office:value="-0.0000000000077902">
            <text:p>-7.7902E-012</text:p>
          </table:table-cell>
          <table:table-cell table:formula="of:=[.V69]*1000000" office:value-type="float" office:value="0.000000052147">
            <text:p>5.2147E-008</text:p>
          </table:table-cell>
          <table:table-cell table:formula="of:=[.W69]*1000000" office:value-type="float" office:value="699.57">
            <text:p>699.57</text:p>
          </table:table-cell>
          <table:table-cell table:formula="of:=[.X69]*1000000" office:value-type="float" office:value="85.294">
            <text:p>85.294</text:p>
          </table:table-cell>
          <table:table-cell table:formula="of:=[.Y69]*1000000" office:value-type="float" office:value="581.1">
            <text:p>581.1</text:p>
          </table:table-cell>
          <table:table-cell table:formula="of:=[.Z69]*1000000" office:value-type="float" office:value="20.009">
            <text:p>20.009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0.0000000000067775">
            <text:p>6.7775E-012</text:p>
          </table:table-cell>
          <table:table-cell table:formula="of:=[.AC69]*1000000" office:value-type="float" office:value="0.000000052148">
            <text:p>5.2148E-008</text:p>
          </table:table-cell>
          <table:table-cell office:value-type="float" office:value="0.00069957">
            <text:p>0.00069957</text:p>
          </table:table-cell>
          <table:table-cell table:style-name="ce1" office:value-type="string">
            <text:p>8.535e-05</text:p>
          </table:table-cell>
          <table:table-cell office:value-type="float" office:value="0.00058107">
            <text:p>0.00058107</text:p>
          </table:table-cell>
          <table:table-cell table:style-name="ce1" office:value-type="string">
            <text:p>3.9648e-10</text:p>
          </table:table-cell>
          <table:table-cell table:style-name="ce1" office:value-type="string">
            <text:p>2.123e-06</text:p>
          </table:table-cell>
          <table:table-cell table:style-name="ce1" office:value-type="string">
            <text:p>-7.7902e-18</text:p>
          </table:table-cell>
          <table:table-cell table:style-name="ce1" office:value-type="string">
            <text:p>5.2147e-14</text:p>
          </table:table-cell>
          <table:table-cell office:value-type="float" office:value="0.00069957">
            <text:p>0.00069957</text:p>
          </table:table-cell>
          <table:table-cell table:style-name="ce1" office:value-type="string">
            <text:p>8.5294e-05</text:p>
          </table:table-cell>
          <table:table-cell office:value-type="float" office:value="0.0005811">
            <text:p>0.0005811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6.7775e-18</text:p>
          </table:table-cell>
          <table:table-cell table:style-name="ce1" office:value-type="string">
            <text:p>5.2148e-14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694.09">
            <text:p>694.09</text:p>
          </table:table-cell>
          <table:table-cell table:formula="of:=[.Q70]*1000000" office:value-type="float" office:value="84.805">
            <text:p>84.805</text:p>
          </table:table-cell>
          <table:table-cell table:formula="of:=[.R70]*1000000" office:value-type="float" office:value="587.2">
            <text:p>587.2</text:p>
          </table:table-cell>
          <table:table-cell table:formula="of:=[.S70]*1000000" office:value-type="float" office:value="0.00037802">
            <text:p>0.00037802</text:p>
          </table:table-cell>
          <table:table-cell table:formula="of:=[.T70]*1000000" office:value-type="float" office:value="2.1465">
            <text:p>2.1465</text:p>
          </table:table-cell>
          <table:table-cell table:formula="of:=[.U70]*1000000" office:value-type="float" office:value="-0.0000000000083428">
            <text:p>-8.3428E-012</text:p>
          </table:table-cell>
          <table:table-cell table:formula="of:=[.V70]*1000000" office:value-type="float" office:value="0.000000050571">
            <text:p>5.0571E-008</text:p>
          </table:table-cell>
          <table:table-cell table:formula="of:=[.W70]*1000000" office:value-type="float" office:value="694.09">
            <text:p>694.09</text:p>
          </table:table-cell>
          <table:table-cell table:formula="of:=[.X70]*1000000" office:value-type="float" office:value="84.749">
            <text:p>84.749</text:p>
          </table:table-cell>
          <table:table-cell table:formula="of:=[.Y70]*1000000" office:value-type="float" office:value="587.22">
            <text:p>587.22</text:p>
          </table:table-cell>
          <table:table-cell table:formula="of:=[.Z70]*1000000" office:value-type="float" office:value="20.009">
            <text:p>20.009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0.00000000000019243">
            <text:p>1.9243E-013</text:p>
          </table:table-cell>
          <table:table-cell table:formula="of:=[.AC70]*1000000" office:value-type="float" office:value="0.000000050572">
            <text:p>5.0572E-008</text:p>
          </table:table-cell>
          <table:table-cell office:value-type="float" office:value="0.00069409">
            <text:p>0.00069409</text:p>
          </table:table-cell>
          <table:table-cell table:style-name="ce1" office:value-type="string">
            <text:p>8.4805e-05</text:p>
          </table:table-cell>
          <table:table-cell office:value-type="float" office:value="0.0005872">
            <text:p>0.0005872</text:p>
          </table:table-cell>
          <table:table-cell table:style-name="ce1" office:value-type="string">
            <text:p>3.7802e-10</text:p>
          </table:table-cell>
          <table:table-cell table:style-name="ce1" office:value-type="string">
            <text:p>2.1465e-06</text:p>
          </table:table-cell>
          <table:table-cell table:style-name="ce1" office:value-type="string">
            <text:p>-8.3428e-18</text:p>
          </table:table-cell>
          <table:table-cell table:style-name="ce1" office:value-type="string">
            <text:p>5.0571e-14</text:p>
          </table:table-cell>
          <table:table-cell office:value-type="float" office:value="0.00069409">
            <text:p>0.00069409</text:p>
          </table:table-cell>
          <table:table-cell table:style-name="ce1" office:value-type="string">
            <text:p>8.4749e-05</text:p>
          </table:table-cell>
          <table:table-cell office:value-type="float" office:value="0.00058722">
            <text:p>0.00058722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1.9243e-19</text:p>
          </table:table-cell>
          <table:table-cell table:style-name="ce1" office:value-type="string">
            <text:p>5.0572e-14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688.66">
            <text:p>688.66</text:p>
          </table:table-cell>
          <table:table-cell table:formula="of:=[.Q71]*1000000" office:value-type="float" office:value="84.261">
            <text:p>84.261</text:p>
          </table:table-cell>
          <table:table-cell table:formula="of:=[.R71]*1000000" office:value-type="float" office:value="593.27">
            <text:p>593.27</text:p>
          </table:table-cell>
          <table:table-cell table:formula="of:=[.S71]*1000000" office:value-type="float" office:value="0.00036043">
            <text:p>0.00036043</text:p>
          </table:table-cell>
          <table:table-cell table:formula="of:=[.T71]*1000000" office:value-type="float" office:value="2.1699">
            <text:p>2.1699</text:p>
          </table:table-cell>
          <table:table-cell table:formula="of:=[.U71]*1000000" office:value-type="float" office:value="-0.0000000000088112">
            <text:p>-8.8112E-012</text:p>
          </table:table-cell>
          <table:table-cell table:formula="of:=[.V71]*1000000" office:value-type="float" office:value="0.000000049044">
            <text:p>0.000000049</text:p>
          </table:table-cell>
          <table:table-cell table:formula="of:=[.W71]*1000000" office:value-type="float" office:value="688.66">
            <text:p>688.66</text:p>
          </table:table-cell>
          <table:table-cell table:formula="of:=[.X71]*1000000" office:value-type="float" office:value="84.205">
            <text:p>84.205</text:p>
          </table:table-cell>
          <table:table-cell table:formula="of:=[.Y71]*1000000" office:value-type="float" office:value="593.29">
            <text:p>593.29</text:p>
          </table:table-cell>
          <table:table-cell table:formula="of:=[.Z71]*1000000" office:value-type="float" office:value="20.009">
            <text:p>20.009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034659">
            <text:p>-3.4659E-012</text:p>
          </table:table-cell>
          <table:table-cell table:formula="of:=[.AC71]*1000000" office:value-type="float" office:value="0.000000049044">
            <text:p>0.000000049</text:p>
          </table:table-cell>
          <table:table-cell office:value-type="float" office:value="0.00068866">
            <text:p>0.00068866</text:p>
          </table:table-cell>
          <table:table-cell table:style-name="ce1" office:value-type="string">
            <text:p>8.4261e-05</text:p>
          </table:table-cell>
          <table:table-cell office:value-type="float" office:value="0.00059327">
            <text:p>0.00059327</text:p>
          </table:table-cell>
          <table:table-cell table:style-name="ce1" office:value-type="string">
            <text:p>3.6043e-10</text:p>
          </table:table-cell>
          <table:table-cell table:style-name="ce1" office:value-type="string">
            <text:p>2.1699e-06</text:p>
          </table:table-cell>
          <table:table-cell table:style-name="ce1" office:value-type="string">
            <text:p>-8.8112e-18</text:p>
          </table:table-cell>
          <table:table-cell table:style-name="ce1" office:value-type="string">
            <text:p>4.9044e-14</text:p>
          </table:table-cell>
          <table:table-cell office:value-type="float" office:value="0.00068866">
            <text:p>0.00068866</text:p>
          </table:table-cell>
          <table:table-cell table:style-name="ce1" office:value-type="string">
            <text:p>8.4205e-05</text:p>
          </table:table-cell>
          <table:table-cell office:value-type="float" office:value="0.00059329">
            <text:p>0.00059329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4659e-18</text:p>
          </table:table-cell>
          <table:table-cell table:style-name="ce1" office:value-type="string">
            <text:p>4.9044e-14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683.28">
            <text:p>683.28</text:p>
          </table:table-cell>
          <table:table-cell table:formula="of:=[.Q72]*1000000" office:value-type="float" office:value="83.717">
            <text:p>83.717</text:p>
          </table:table-cell>
          <table:table-cell table:formula="of:=[.R72]*1000000" office:value-type="float" office:value="599.29">
            <text:p>599.29</text:p>
          </table:table-cell>
          <table:table-cell table:formula="of:=[.S72]*1000000" office:value-type="float" office:value="0.00034366">
            <text:p>0.00034366</text:p>
          </table:table-cell>
          <table:table-cell table:formula="of:=[.T72]*1000000" office:value-type="float" office:value="2.1933">
            <text:p>2.1933</text:p>
          </table:table-cell>
          <table:table-cell table:formula="of:=[.U72]*1000000" office:value-type="float" office:value="-0.0000000000082564">
            <text:p>-8.2564E-012</text:p>
          </table:table-cell>
          <table:table-cell table:formula="of:=[.V72]*1000000" office:value-type="float" office:value="0.000000047563">
            <text:p>4.7563E-008</text:p>
          </table:table-cell>
          <table:table-cell table:formula="of:=[.W72]*1000000" office:value-type="float" office:value="683.28">
            <text:p>683.28</text:p>
          </table:table-cell>
          <table:table-cell table:formula="of:=[.X72]*1000000" office:value-type="float" office:value="83.661">
            <text:p>83.661</text:p>
          </table:table-cell>
          <table:table-cell table:formula="of:=[.Y72]*1000000" office:value-type="float" office:value="599.31">
            <text:p>599.31</text:p>
          </table:table-cell>
          <table:table-cell table:formula="of:=[.Z72]*1000000" office:value-type="float" office:value="20.009">
            <text:p>20.009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-0.0000000000037021">
            <text:p>-3.7021E-012</text:p>
          </table:table-cell>
          <table:table-cell table:formula="of:=[.AC72]*1000000" office:value-type="float" office:value="0.000000047564">
            <text:p>4.7564E-008</text:p>
          </table:table-cell>
          <table:table-cell office:value-type="float" office:value="0.00068328">
            <text:p>0.00068328</text:p>
          </table:table-cell>
          <table:table-cell table:style-name="ce1" office:value-type="string">
            <text:p>8.3717e-05</text:p>
          </table:table-cell>
          <table:table-cell office:value-type="float" office:value="0.00059929">
            <text:p>0.00059929</text:p>
          </table:table-cell>
          <table:table-cell table:style-name="ce1" office:value-type="string">
            <text:p>3.4366e-10</text:p>
          </table:table-cell>
          <table:table-cell table:style-name="ce1" office:value-type="string">
            <text:p>2.1933e-06</text:p>
          </table:table-cell>
          <table:table-cell table:style-name="ce1" office:value-type="string">
            <text:p>-8.2564e-18</text:p>
          </table:table-cell>
          <table:table-cell table:style-name="ce1" office:value-type="string">
            <text:p>4.7563e-14</text:p>
          </table:table-cell>
          <table:table-cell office:value-type="float" office:value="0.00068328">
            <text:p>0.00068328</text:p>
          </table:table-cell>
          <table:table-cell table:style-name="ce1" office:value-type="string">
            <text:p>8.3661e-05</text:p>
          </table:table-cell>
          <table:table-cell office:value-type="float" office:value="0.00059931">
            <text:p>0.00059931</text:p>
          </table:table-cell>
          <table:table-cell table:style-name="ce1" office:value-type="string">
            <text:p>2.0009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021e-18</text:p>
          </table:table-cell>
          <table:table-cell table:style-name="ce1" office:value-type="string">
            <text:p>4.7564e-14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677.95">
            <text:p>677.95</text:p>
          </table:table-cell>
          <table:table-cell table:formula="of:=[.Q73]*1000000" office:value-type="float" office:value="83.175">
            <text:p>83.175</text:p>
          </table:table-cell>
          <table:table-cell table:formula="of:=[.R73]*1000000" office:value-type="float" office:value="605.25">
            <text:p>605.25</text:p>
          </table:table-cell>
          <table:table-cell table:formula="of:=[.S73]*1000000" office:value-type="float" office:value="0.00032767">
            <text:p>0.00032767</text:p>
          </table:table-cell>
          <table:table-cell table:formula="of:=[.T73]*1000000" office:value-type="float" office:value="2.2166">
            <text:p>2.2166</text:p>
          </table:table-cell>
          <table:table-cell table:formula="of:=[.U73]*1000000" office:value-type="float" office:value="-0.0000000000085062">
            <text:p>-8.5062E-012</text:p>
          </table:table-cell>
          <table:table-cell table:formula="of:=[.V73]*1000000" office:value-type="float" office:value="0.000000046128">
            <text:p>4.6128E-008</text:p>
          </table:table-cell>
          <table:table-cell table:formula="of:=[.W73]*1000000" office:value-type="float" office:value="677.95">
            <text:p>677.95</text:p>
          </table:table-cell>
          <table:table-cell table:formula="of:=[.X73]*1000000" office:value-type="float" office:value="83.119">
            <text:p>83.119</text:p>
          </table:table-cell>
          <table:table-cell table:formula="of:=[.Y73]*1000000" office:value-type="float" office:value="605.28">
            <text:p>605.28</text:p>
          </table:table-cell>
          <table:table-cell table:formula="of:=[.Z73]*1000000" office:value-type="float" office:value="20.008">
            <text:p>20.008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0.0000000000023118">
            <text:p>2.3118E-012</text:p>
          </table:table-cell>
          <table:table-cell table:formula="of:=[.AC73]*1000000" office:value-type="float" office:value="0.000000046128">
            <text:p>4.6128E-008</text:p>
          </table:table-cell>
          <table:table-cell office:value-type="float" office:value="0.00067795">
            <text:p>0.00067795</text:p>
          </table:table-cell>
          <table:table-cell table:style-name="ce1" office:value-type="string">
            <text:p>8.3175e-05</text:p>
          </table:table-cell>
          <table:table-cell office:value-type="float" office:value="0.00060525">
            <text:p>0.00060525</text:p>
          </table:table-cell>
          <table:table-cell table:style-name="ce1" office:value-type="string">
            <text:p>3.2767e-10</text:p>
          </table:table-cell>
          <table:table-cell table:style-name="ce1" office:value-type="string">
            <text:p>2.2166e-06</text:p>
          </table:table-cell>
          <table:table-cell table:style-name="ce1" office:value-type="string">
            <text:p>-8.5062e-18</text:p>
          </table:table-cell>
          <table:table-cell table:style-name="ce1" office:value-type="string">
            <text:p>4.6128e-14</text:p>
          </table:table-cell>
          <table:table-cell office:value-type="float" office:value="0.00067795">
            <text:p>0.00067795</text:p>
          </table:table-cell>
          <table:table-cell table:style-name="ce1" office:value-type="string">
            <text:p>8.3119e-05</text:p>
          </table:table-cell>
          <table:table-cell office:value-type="float" office:value="0.00060528">
            <text:p>0.00060528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2.3118e-18</text:p>
          </table:table-cell>
          <table:table-cell table:style-name="ce1" office:value-type="string">
            <text:p>4.6128e-14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672.67">
            <text:p>672.67</text:p>
          </table:table-cell>
          <table:table-cell table:formula="of:=[.Q74]*1000000" office:value-type="float" office:value="82.633">
            <text:p>82.633</text:p>
          </table:table-cell>
          <table:table-cell table:formula="of:=[.R74]*1000000" office:value-type="float" office:value="611.17">
            <text:p>611.17</text:p>
          </table:table-cell>
          <table:table-cell table:formula="of:=[.S74]*1000000" office:value-type="float" office:value="0.00031242">
            <text:p>0.00031242</text:p>
          </table:table-cell>
          <table:table-cell table:formula="of:=[.T74]*1000000" office:value-type="float" office:value="2.2399">
            <text:p>2.2399</text:p>
          </table:table-cell>
          <table:table-cell table:formula="of:=[.U74]*1000000" office:value-type="float" office:value="-0.000000000014361">
            <text:p>-1.4361E-011</text:p>
          </table:table-cell>
          <table:table-cell table:formula="of:=[.V74]*1000000" office:value-type="float" office:value="0.000000044737">
            <text:p>4.4737E-008</text:p>
          </table:table-cell>
          <table:table-cell table:formula="of:=[.W74]*1000000" office:value-type="float" office:value="672.67">
            <text:p>672.67</text:p>
          </table:table-cell>
          <table:table-cell table:formula="of:=[.X74]*1000000" office:value-type="float" office:value="82.577">
            <text:p>82.577</text:p>
          </table:table-cell>
          <table:table-cell table:formula="of:=[.Y74]*1000000" office:value-type="float" office:value="611.19">
            <text:p>611.19</text:p>
          </table:table-cell>
          <table:table-cell table:formula="of:=[.Z74]*1000000" office:value-type="float" office:value="20.008">
            <text:p>20.008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0.00000000000016919">
            <text:p>1.6919E-013</text:p>
          </table:table-cell>
          <table:table-cell table:formula="of:=[.AC74]*1000000" office:value-type="float" office:value="0.000000044737">
            <text:p>4.4737E-008</text:p>
          </table:table-cell>
          <table:table-cell office:value-type="float" office:value="0.00067267">
            <text:p>0.00067267</text:p>
          </table:table-cell>
          <table:table-cell table:style-name="ce1" office:value-type="string">
            <text:p>8.2633e-05</text:p>
          </table:table-cell>
          <table:table-cell office:value-type="float" office:value="0.00061117">
            <text:p>0.00061117</text:p>
          </table:table-cell>
          <table:table-cell table:style-name="ce1" office:value-type="string">
            <text:p>3.1242e-10</text:p>
          </table:table-cell>
          <table:table-cell table:style-name="ce1" office:value-type="string">
            <text:p>2.2399e-06</text:p>
          </table:table-cell>
          <table:table-cell table:style-name="ce1" office:value-type="string">
            <text:p>-1.4361e-17</text:p>
          </table:table-cell>
          <table:table-cell table:style-name="ce1" office:value-type="string">
            <text:p>4.4737e-14</text:p>
          </table:table-cell>
          <table:table-cell office:value-type="float" office:value="0.00067267">
            <text:p>0.00067267</text:p>
          </table:table-cell>
          <table:table-cell table:style-name="ce1" office:value-type="string">
            <text:p>8.2577e-05</text:p>
          </table:table-cell>
          <table:table-cell office:value-type="float" office:value="0.00061119">
            <text:p>0.00061119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919e-19</text:p>
          </table:table-cell>
          <table:table-cell table:style-name="ce1" office:value-type="string">
            <text:p>4.4737e-14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667.44">
            <text:p>667.44</text:p>
          </table:table-cell>
          <table:table-cell table:formula="of:=[.Q75]*1000000" office:value-type="float" office:value="82.093">
            <text:p>82.093</text:p>
          </table:table-cell>
          <table:table-cell table:formula="of:=[.R75]*1000000" office:value-type="float" office:value="617.03">
            <text:p>617.03</text:p>
          </table:table-cell>
          <table:table-cell table:formula="of:=[.S75]*1000000" office:value-type="float" office:value="0.00029787">
            <text:p>0.00029787</text:p>
          </table:table-cell>
          <table:table-cell table:formula="of:=[.T75]*1000000" office:value-type="float" office:value="2.263">
            <text:p>2.263</text:p>
          </table:table-cell>
          <table:table-cell table:formula="of:=[.U75]*1000000" office:value-type="float" office:value="-0.000000000015436">
            <text:p>-1.5436E-011</text:p>
          </table:table-cell>
          <table:table-cell table:formula="of:=[.V75]*1000000" office:value-type="float" office:value="0.000000043389">
            <text:p>4.3389E-008</text:p>
          </table:table-cell>
          <table:table-cell table:formula="of:=[.W75]*1000000" office:value-type="float" office:value="667.44">
            <text:p>667.44</text:p>
          </table:table-cell>
          <table:table-cell table:formula="of:=[.X75]*1000000" office:value-type="float" office:value="82.037">
            <text:p>82.037</text:p>
          </table:table-cell>
          <table:table-cell table:formula="of:=[.Y75]*1000000" office:value-type="float" office:value="617.05">
            <text:p>617.05</text:p>
          </table:table-cell>
          <table:table-cell table:formula="of:=[.Z75]*1000000" office:value-type="float" office:value="20.008">
            <text:p>20.008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0.00000000000097398">
            <text:p>9.7398E-013</text:p>
          </table:table-cell>
          <table:table-cell table:formula="of:=[.AC75]*1000000" office:value-type="float" office:value="0.000000043389">
            <text:p>4.3389E-008</text:p>
          </table:table-cell>
          <table:table-cell office:value-type="float" office:value="0.00066744">
            <text:p>0.00066744</text:p>
          </table:table-cell>
          <table:table-cell table:style-name="ce1" office:value-type="string">
            <text:p>8.2093e-05</text:p>
          </table:table-cell>
          <table:table-cell office:value-type="float" office:value="0.00061703">
            <text:p>0.00061703</text:p>
          </table:table-cell>
          <table:table-cell table:style-name="ce1" office:value-type="string">
            <text:p>2.9787e-10</text:p>
          </table:table-cell>
          <table:table-cell table:style-name="ce1" office:value-type="string">
            <text:p>2.263e-06</text:p>
          </table:table-cell>
          <table:table-cell table:style-name="ce1" office:value-type="string">
            <text:p>-1.5436e-17</text:p>
          </table:table-cell>
          <table:table-cell table:style-name="ce1" office:value-type="string">
            <text:p>4.3389e-14</text:p>
          </table:table-cell>
          <table:table-cell office:value-type="float" office:value="0.00066744">
            <text:p>0.00066744</text:p>
          </table:table-cell>
          <table:table-cell table:style-name="ce1" office:value-type="string">
            <text:p>8.2037e-05</text:p>
          </table:table-cell>
          <table:table-cell office:value-type="float" office:value="0.00061705">
            <text:p>0.00061705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9.7398e-19</text:p>
          </table:table-cell>
          <table:table-cell table:style-name="ce1" office:value-type="string">
            <text:p>4.3389e-14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662.25">
            <text:p>662.25</text:p>
          </table:table-cell>
          <table:table-cell table:formula="of:=[.Q76]*1000000" office:value-type="float" office:value="81.553">
            <text:p>81.553</text:p>
          </table:table-cell>
          <table:table-cell table:formula="of:=[.R76]*1000000" office:value-type="float" office:value="622.84">
            <text:p>622.84</text:p>
          </table:table-cell>
          <table:table-cell table:formula="of:=[.S76]*1000000" office:value-type="float" office:value="0.00028398">
            <text:p>0.00028398</text:p>
          </table:table-cell>
          <table:table-cell table:formula="of:=[.T76]*1000000" office:value-type="float" office:value="2.2861">
            <text:p>2.2861</text:p>
          </table:table-cell>
          <table:table-cell table:formula="of:=[.U76]*1000000" office:value-type="float" office:value="-0.000000000015498">
            <text:p>-1.5498E-011</text:p>
          </table:table-cell>
          <table:table-cell table:formula="of:=[.V76]*1000000" office:value-type="float" office:value="0.000000042082">
            <text:p>4.2082E-008</text:p>
          </table:table-cell>
          <table:table-cell table:formula="of:=[.W76]*1000000" office:value-type="float" office:value="662.25">
            <text:p>662.25</text:p>
          </table:table-cell>
          <table:table-cell table:formula="of:=[.X76]*1000000" office:value-type="float" office:value="81.497">
            <text:p>81.497</text:p>
          </table:table-cell>
          <table:table-cell table:formula="of:=[.Y76]*1000000" office:value-type="float" office:value="622.86">
            <text:p>622.86</text:p>
          </table:table-cell>
          <table:table-cell table:formula="of:=[.Z76]*1000000" office:value-type="float" office:value="20.008">
            <text:p>20.008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0.0000000000022945">
            <text:p>2.2945E-012</text:p>
          </table:table-cell>
          <table:table-cell table:formula="of:=[.AC76]*1000000" office:value-type="float" office:value="0.000000042082">
            <text:p>4.2082E-008</text:p>
          </table:table-cell>
          <table:table-cell office:value-type="float" office:value="0.00066225">
            <text:p>0.00066225</text:p>
          </table:table-cell>
          <table:table-cell table:style-name="ce1" office:value-type="string">
            <text:p>8.1553e-05</text:p>
          </table:table-cell>
          <table:table-cell office:value-type="float" office:value="0.00062284">
            <text:p>0.00062284</text:p>
          </table:table-cell>
          <table:table-cell table:style-name="ce1" office:value-type="string">
            <text:p>2.8398e-10</text:p>
          </table:table-cell>
          <table:table-cell table:style-name="ce1" office:value-type="string">
            <text:p>2.2861e-06</text:p>
          </table:table-cell>
          <table:table-cell table:style-name="ce1" office:value-type="string">
            <text:p>-1.5498e-17</text:p>
          </table:table-cell>
          <table:table-cell table:style-name="ce1" office:value-type="string">
            <text:p>4.2082e-14</text:p>
          </table:table-cell>
          <table:table-cell office:value-type="float" office:value="0.00066225">
            <text:p>0.00066225</text:p>
          </table:table-cell>
          <table:table-cell table:style-name="ce1" office:value-type="string">
            <text:p>8.1497e-05</text:p>
          </table:table-cell>
          <table:table-cell office:value-type="float" office:value="0.00062286">
            <text:p>0.00062286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945e-18</text:p>
          </table:table-cell>
          <table:table-cell table:style-name="ce1" office:value-type="string">
            <text:p>4.2082e-14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657.12">
            <text:p>657.12</text:p>
          </table:table-cell>
          <table:table-cell table:formula="of:=[.Q77]*1000000" office:value-type="float" office:value="81.014">
            <text:p>81.014</text:p>
          </table:table-cell>
          <table:table-cell table:formula="of:=[.R77]*1000000" office:value-type="float" office:value="628.6">
            <text:p>628.6</text:p>
          </table:table-cell>
          <table:table-cell table:formula="of:=[.S77]*1000000" office:value-type="float" office:value="0.00027072">
            <text:p>0.00027072</text:p>
          </table:table-cell>
          <table:table-cell table:formula="of:=[.T77]*1000000" office:value-type="float" office:value="2.3091">
            <text:p>2.3091</text:p>
          </table:table-cell>
          <table:table-cell table:formula="of:=[.U77]*1000000" office:value-type="float" office:value="-0.00000000001439">
            <text:p>-1.439E-011</text:p>
          </table:table-cell>
          <table:table-cell table:formula="of:=[.V77]*1000000" office:value-type="float" office:value="0.000000040815">
            <text:p>4.0815E-008</text:p>
          </table:table-cell>
          <table:table-cell table:formula="of:=[.W77]*1000000" office:value-type="float" office:value="657.12">
            <text:p>657.12</text:p>
          </table:table-cell>
          <table:table-cell table:formula="of:=[.X77]*1000000" office:value-type="float" office:value="80.959">
            <text:p>80.959</text:p>
          </table:table-cell>
          <table:table-cell table:formula="of:=[.Y77]*1000000" office:value-type="float" office:value="628.62">
            <text:p>628.62</text:p>
          </table:table-cell>
          <table:table-cell table:formula="of:=[.Z77]*1000000" office:value-type="float" office:value="20.008">
            <text:p>20.008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015231">
            <text:p>-1.5231E-012</text:p>
          </table:table-cell>
          <table:table-cell table:formula="of:=[.AC77]*1000000" office:value-type="float" office:value="0.000000040816">
            <text:p>4.0816E-008</text:p>
          </table:table-cell>
          <table:table-cell office:value-type="float" office:value="0.00065712">
            <text:p>0.00065712</text:p>
          </table:table-cell>
          <table:table-cell table:style-name="ce1" office:value-type="string">
            <text:p>8.1014e-05</text:p>
          </table:table-cell>
          <table:table-cell office:value-type="float" office:value="0.0006286">
            <text:p>0.0006286</text:p>
          </table:table-cell>
          <table:table-cell table:style-name="ce1" office:value-type="string">
            <text:p>2.7072e-10</text:p>
          </table:table-cell>
          <table:table-cell table:style-name="ce1" office:value-type="string">
            <text:p>2.3091e-06</text:p>
          </table:table-cell>
          <table:table-cell table:style-name="ce1" office:value-type="string">
            <text:p>-1.439e-17</text:p>
          </table:table-cell>
          <table:table-cell table:style-name="ce1" office:value-type="string">
            <text:p>4.0815e-14</text:p>
          </table:table-cell>
          <table:table-cell office:value-type="float" office:value="0.00065712">
            <text:p>0.00065712</text:p>
          </table:table-cell>
          <table:table-cell table:style-name="ce1" office:value-type="string">
            <text:p>8.0959e-05</text:p>
          </table:table-cell>
          <table:table-cell office:value-type="float" office:value="0.00062862">
            <text:p>0.00062862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231e-18</text:p>
          </table:table-cell>
          <table:table-cell table:style-name="ce1" office:value-type="string">
            <text:p>4.0816e-14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652.03">
            <text:p>652.03</text:p>
          </table:table-cell>
          <table:table-cell table:formula="of:=[.Q78]*1000000" office:value-type="float" office:value="80.477">
            <text:p>80.477</text:p>
          </table:table-cell>
          <table:table-cell table:formula="of:=[.R78]*1000000" office:value-type="float" office:value="634.31">
            <text:p>634.31</text:p>
          </table:table-cell>
          <table:table-cell table:formula="of:=[.S78]*1000000" office:value-type="float" office:value="0.00025807">
            <text:p>0.00025807</text:p>
          </table:table-cell>
          <table:table-cell table:formula="of:=[.T78]*1000000" office:value-type="float" office:value="2.332">
            <text:p>2.332</text:p>
          </table:table-cell>
          <table:table-cell table:formula="of:=[.U78]*1000000" office:value-type="float" office:value="-0.000000000014599">
            <text:p>-1.4599E-011</text:p>
          </table:table-cell>
          <table:table-cell table:formula="of:=[.V78]*1000000" office:value-type="float" office:value="0.000000039587">
            <text:p>3.9587E-008</text:p>
          </table:table-cell>
          <table:table-cell table:formula="of:=[.W78]*1000000" office:value-type="float" office:value="652.03">
            <text:p>652.03</text:p>
          </table:table-cell>
          <table:table-cell table:formula="of:=[.X78]*1000000" office:value-type="float" office:value="80.421">
            <text:p>80.421</text:p>
          </table:table-cell>
          <table:table-cell table:formula="of:=[.Y78]*1000000" office:value-type="float" office:value="634.33">
            <text:p>634.33</text:p>
          </table:table-cell>
          <table:table-cell table:formula="of:=[.Z78]*1000000" office:value-type="float" office:value="20.008">
            <text:p>20.008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054208">
            <text:p>-5.4208E-013</text:p>
          </table:table-cell>
          <table:table-cell table:formula="of:=[.AC78]*1000000" office:value-type="float" office:value="0.000000039588">
            <text:p>3.9588E-008</text:p>
          </table:table-cell>
          <table:table-cell office:value-type="float" office:value="0.00065203">
            <text:p>0.00065203</text:p>
          </table:table-cell>
          <table:table-cell table:style-name="ce1" office:value-type="string">
            <text:p>8.0477e-05</text:p>
          </table:table-cell>
          <table:table-cell office:value-type="float" office:value="0.00063431">
            <text:p>0.00063431</text:p>
          </table:table-cell>
          <table:table-cell table:style-name="ce1" office:value-type="string">
            <text:p>2.5807e-10</text:p>
          </table:table-cell>
          <table:table-cell table:style-name="ce1" office:value-type="string">
            <text:p>2.332e-06</text:p>
          </table:table-cell>
          <table:table-cell table:style-name="ce1" office:value-type="string">
            <text:p>-1.4599e-17</text:p>
          </table:table-cell>
          <table:table-cell table:style-name="ce1" office:value-type="string">
            <text:p>3.9587e-14</text:p>
          </table:table-cell>
          <table:table-cell office:value-type="float" office:value="0.00065203">
            <text:p>0.00065203</text:p>
          </table:table-cell>
          <table:table-cell table:style-name="ce1" office:value-type="string">
            <text:p>8.0421e-05</text:p>
          </table:table-cell>
          <table:table-cell office:value-type="float" office:value="0.00063433">
            <text:p>0.00063433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4208e-19</text:p>
          </table:table-cell>
          <table:table-cell table:style-name="ce1" office:value-type="string">
            <text:p>3.9588e-14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646.99">
            <text:p>646.99</text:p>
          </table:table-cell>
          <table:table-cell table:formula="of:=[.Q79]*1000000" office:value-type="float" office:value="79.941">
            <text:p>79.941</text:p>
          </table:table-cell>
          <table:table-cell table:formula="of:=[.R79]*1000000" office:value-type="float" office:value="639.97">
            <text:p>639.97</text:p>
          </table:table-cell>
          <table:table-cell table:formula="of:=[.S79]*1000000" office:value-type="float" office:value="0.00024598">
            <text:p>0.00024598</text:p>
          </table:table-cell>
          <table:table-cell table:formula="of:=[.T79]*1000000" office:value-type="float" office:value="2.3548">
            <text:p>2.3548</text:p>
          </table:table-cell>
          <table:table-cell table:formula="of:=[.U79]*1000000" office:value-type="float" office:value="-0.000000000015767">
            <text:p>-1.5767E-011</text:p>
          </table:table-cell>
          <table:table-cell table:formula="of:=[.V79]*1000000" office:value-type="float" office:value="0.000000038397">
            <text:p>3.8397E-008</text:p>
          </table:table-cell>
          <table:table-cell table:formula="of:=[.W79]*1000000" office:value-type="float" office:value="646.99">
            <text:p>646.99</text:p>
          </table:table-cell>
          <table:table-cell table:formula="of:=[.X79]*1000000" office:value-type="float" office:value="79.885">
            <text:p>79.885</text:p>
          </table:table-cell>
          <table:table-cell table:formula="of:=[.Y79]*1000000" office:value-type="float" office:value="639.99">
            <text:p>639.99</text:p>
          </table:table-cell>
          <table:table-cell table:formula="of:=[.Z79]*1000000" office:value-type="float" office:value="20.008">
            <text:p>20.008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0.000000000000080238">
            <text:p>8.0238E-014</text:p>
          </table:table-cell>
          <table:table-cell table:formula="of:=[.AC79]*1000000" office:value-type="float" office:value="0.000000038398">
            <text:p>3.8398E-008</text:p>
          </table:table-cell>
          <table:table-cell office:value-type="float" office:value="0.00064699">
            <text:p>0.00064699</text:p>
          </table:table-cell>
          <table:table-cell table:style-name="ce1" office:value-type="string">
            <text:p>7.9941e-05</text:p>
          </table:table-cell>
          <table:table-cell office:value-type="float" office:value="0.00063997">
            <text:p>0.00063997</text:p>
          </table:table-cell>
          <table:table-cell table:style-name="ce1" office:value-type="string">
            <text:p>2.4598e-10</text:p>
          </table:table-cell>
          <table:table-cell table:style-name="ce1" office:value-type="string">
            <text:p>2.3548e-06</text:p>
          </table:table-cell>
          <table:table-cell table:style-name="ce1" office:value-type="string">
            <text:p>-1.5767e-17</text:p>
          </table:table-cell>
          <table:table-cell table:style-name="ce1" office:value-type="string">
            <text:p>3.8397e-14</text:p>
          </table:table-cell>
          <table:table-cell office:value-type="float" office:value="0.00064699">
            <text:p>0.00064699</text:p>
          </table:table-cell>
          <table:table-cell table:style-name="ce1" office:value-type="string">
            <text:p>7.9885e-05</text:p>
          </table:table-cell>
          <table:table-cell office:value-type="float" office:value="0.00063999">
            <text:p>0.00063999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8.0238e-20</text:p>
          </table:table-cell>
          <table:table-cell table:style-name="ce1" office:value-type="string">
            <text:p>3.8398e-14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641.99">
            <text:p>641.99</text:p>
          </table:table-cell>
          <table:table-cell table:formula="of:=[.Q80]*1000000" office:value-type="float" office:value="79.406">
            <text:p>79.406</text:p>
          </table:table-cell>
          <table:table-cell table:formula="of:=[.R80]*1000000" office:value-type="float" office:value="645.58">
            <text:p>645.58</text:p>
          </table:table-cell>
          <table:table-cell table:formula="of:=[.S80]*1000000" office:value-type="float" office:value="0.00023445">
            <text:p>0.00023445</text:p>
          </table:table-cell>
          <table:table-cell table:formula="of:=[.T80]*1000000" office:value-type="float" office:value="2.3776">
            <text:p>2.3776</text:p>
          </table:table-cell>
          <table:table-cell table:formula="of:=[.U80]*1000000" office:value-type="float" office:value="-0.000000000014153">
            <text:p>-1.4153E-011</text:p>
          </table:table-cell>
          <table:table-cell table:formula="of:=[.V80]*1000000" office:value-type="float" office:value="0.000000037243">
            <text:p>3.7243E-008</text:p>
          </table:table-cell>
          <table:table-cell table:formula="of:=[.W80]*1000000" office:value-type="float" office:value="641.99">
            <text:p>641.99</text:p>
          </table:table-cell>
          <table:table-cell table:formula="of:=[.X80]*1000000" office:value-type="float" office:value="79.35">
            <text:p>79.35</text:p>
          </table:table-cell>
          <table:table-cell table:formula="of:=[.Y80]*1000000" office:value-type="float" office:value="645.6">
            <text:p>645.6</text:p>
          </table:table-cell>
          <table:table-cell table:formula="of:=[.Z80]*1000000" office:value-type="float" office:value="20.008">
            <text:p>20.008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-0.0000000000021557">
            <text:p>-2.1557E-012</text:p>
          </table:table-cell>
          <table:table-cell table:formula="of:=[.AC80]*1000000" office:value-type="float" office:value="0.000000037244">
            <text:p>3.7244E-008</text:p>
          </table:table-cell>
          <table:table-cell office:value-type="float" office:value="0.00064199">
            <text:p>0.00064199</text:p>
          </table:table-cell>
          <table:table-cell table:style-name="ce1" office:value-type="string">
            <text:p>7.9406e-05</text:p>
          </table:table-cell>
          <table:table-cell office:value-type="float" office:value="0.00064558">
            <text:p>0.00064558</text:p>
          </table:table-cell>
          <table:table-cell table:style-name="ce1" office:value-type="string">
            <text:p>2.3445e-10</text:p>
          </table:table-cell>
          <table:table-cell table:style-name="ce1" office:value-type="string">
            <text:p>2.3776e-06</text:p>
          </table:table-cell>
          <table:table-cell table:style-name="ce1" office:value-type="string">
            <text:p>-1.4153e-17</text:p>
          </table:table-cell>
          <table:table-cell table:style-name="ce1" office:value-type="string">
            <text:p>3.7243e-14</text:p>
          </table:table-cell>
          <table:table-cell office:value-type="float" office:value="0.00064199">
            <text:p>0.00064199</text:p>
          </table:table-cell>
          <table:table-cell table:style-name="ce1" office:value-type="string">
            <text:p>7.935e-05</text:p>
          </table:table-cell>
          <table:table-cell office:value-type="float" office:value="0.0006456">
            <text:p>0.0006456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557e-18</text:p>
          </table:table-cell>
          <table:table-cell table:style-name="ce1" office:value-type="string">
            <text:p>3.7244e-14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637.04">
            <text:p>637.04</text:p>
          </table:table-cell>
          <table:table-cell table:formula="of:=[.Q81]*1000000" office:value-type="float" office:value="78.872">
            <text:p>78.872</text:p>
          </table:table-cell>
          <table:table-cell table:formula="of:=[.R81]*1000000" office:value-type="float" office:value="651.14">
            <text:p>651.14</text:p>
          </table:table-cell>
          <table:table-cell table:formula="of:=[.S81]*1000000" office:value-type="float" office:value="0.00022343">
            <text:p>0.00022343</text:p>
          </table:table-cell>
          <table:table-cell table:formula="of:=[.T81]*1000000" office:value-type="float" office:value="2.4003">
            <text:p>2.4003</text:p>
          </table:table-cell>
          <table:table-cell table:formula="of:=[.U81]*1000000" office:value-type="float" office:value="-0.000000000013693">
            <text:p>-1.3693E-011</text:p>
          </table:table-cell>
          <table:table-cell table:formula="of:=[.V81]*1000000" office:value-type="float" office:value="0.000000036125">
            <text:p>3.6125E-008</text:p>
          </table:table-cell>
          <table:table-cell table:formula="of:=[.W81]*1000000" office:value-type="float" office:value="637.04">
            <text:p>637.04</text:p>
          </table:table-cell>
          <table:table-cell table:formula="of:=[.X81]*1000000" office:value-type="float" office:value="78.817">
            <text:p>78.817</text:p>
          </table:table-cell>
          <table:table-cell table:formula="of:=[.Y81]*1000000" office:value-type="float" office:value="651.16">
            <text:p>651.16</text:p>
          </table:table-cell>
          <table:table-cell table:formula="of:=[.Z81]*1000000" office:value-type="float" office:value="20.008">
            <text:p>20.008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-0.00000000000037919">
            <text:p>-3.7919E-013</text:p>
          </table:table-cell>
          <table:table-cell table:formula="of:=[.AC81]*1000000" office:value-type="float" office:value="0.000000036126">
            <text:p>3.6126E-008</text:p>
          </table:table-cell>
          <table:table-cell office:value-type="float" office:value="0.00063704">
            <text:p>0.00063704</text:p>
          </table:table-cell>
          <table:table-cell table:style-name="ce1" office:value-type="string">
            <text:p>7.8872e-05</text:p>
          </table:table-cell>
          <table:table-cell office:value-type="float" office:value="0.00065114">
            <text:p>0.00065114</text:p>
          </table:table-cell>
          <table:table-cell table:style-name="ce1" office:value-type="string">
            <text:p>2.2343e-10</text:p>
          </table:table-cell>
          <table:table-cell table:style-name="ce1" office:value-type="string">
            <text:p>2.4003e-06</text:p>
          </table:table-cell>
          <table:table-cell table:style-name="ce1" office:value-type="string">
            <text:p>-1.3693e-17</text:p>
          </table:table-cell>
          <table:table-cell table:style-name="ce1" office:value-type="string">
            <text:p>3.6125e-14</text:p>
          </table:table-cell>
          <table:table-cell office:value-type="float" office:value="0.00063704">
            <text:p>0.00063704</text:p>
          </table:table-cell>
          <table:table-cell table:style-name="ce1" office:value-type="string">
            <text:p>7.8817e-05</text:p>
          </table:table-cell>
          <table:table-cell office:value-type="float" office:value="0.00065116">
            <text:p>0.00065116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919e-19</text:p>
          </table:table-cell>
          <table:table-cell table:style-name="ce1" office:value-type="string">
            <text:p>3.6126e-14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632.14">
            <text:p>632.14</text:p>
          </table:table-cell>
          <table:table-cell table:formula="of:=[.Q82]*1000000" office:value-type="float" office:value="78.34">
            <text:p>78.34</text:p>
          </table:table-cell>
          <table:table-cell table:formula="of:=[.R82]*1000000" office:value-type="float" office:value="656.66">
            <text:p>656.66</text:p>
          </table:table-cell>
          <table:table-cell table:formula="of:=[.S82]*1000000" office:value-type="float" office:value="0.00021291">
            <text:p>0.00021291</text:p>
          </table:table-cell>
          <table:table-cell table:formula="of:=[.T82]*1000000" office:value-type="float" office:value="2.4229">
            <text:p>2.4229</text:p>
          </table:table-cell>
          <table:table-cell table:formula="of:=[.U82]*1000000" office:value-type="float" office:value="-0.000000000015419">
            <text:p>-1.5419E-011</text:p>
          </table:table-cell>
          <table:table-cell table:formula="of:=[.V82]*1000000" office:value-type="float" office:value="0.000000035041">
            <text:p>0.000000035</text:p>
          </table:table-cell>
          <table:table-cell table:formula="of:=[.W82]*1000000" office:value-type="float" office:value="632.13">
            <text:p>632.13</text:p>
          </table:table-cell>
          <table:table-cell table:formula="of:=[.X82]*1000000" office:value-type="float" office:value="78.285">
            <text:p>78.285</text:p>
          </table:table-cell>
          <table:table-cell table:formula="of:=[.Y82]*1000000" office:value-type="float" office:value="656.68">
            <text:p>656.68</text:p>
          </table:table-cell>
          <table:table-cell table:formula="of:=[.Z82]*1000000" office:value-type="float" office:value="20.008">
            <text:p>20.008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0.0000000000015178">
            <text:p>1.5178E-012</text:p>
          </table:table-cell>
          <table:table-cell table:formula="of:=[.AC82]*1000000" office:value-type="float" office:value="0.000000035042">
            <text:p>0.000000035</text:p>
          </table:table-cell>
          <table:table-cell office:value-type="float" office:value="0.00063214">
            <text:p>0.00063214</text:p>
          </table:table-cell>
          <table:table-cell table:style-name="ce1" office:value-type="string">
            <text:p>7.834e-05</text:p>
          </table:table-cell>
          <table:table-cell office:value-type="float" office:value="0.00065666">
            <text:p>0.00065666</text:p>
          </table:table-cell>
          <table:table-cell table:style-name="ce1" office:value-type="string">
            <text:p>2.1291e-10</text:p>
          </table:table-cell>
          <table:table-cell table:style-name="ce1" office:value-type="string">
            <text:p>2.4229e-06</text:p>
          </table:table-cell>
          <table:table-cell table:style-name="ce1" office:value-type="string">
            <text:p>-1.5419e-17</text:p>
          </table:table-cell>
          <table:table-cell table:style-name="ce1" office:value-type="string">
            <text:p>3.5041e-14</text:p>
          </table:table-cell>
          <table:table-cell office:value-type="float" office:value="0.00063213">
            <text:p>0.00063213</text:p>
          </table:table-cell>
          <table:table-cell table:style-name="ce1" office:value-type="string">
            <text:p>7.8285e-05</text:p>
          </table:table-cell>
          <table:table-cell office:value-type="float" office:value="0.00065668">
            <text:p>0.00065668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5178e-18</text:p>
          </table:table-cell>
          <table:table-cell table:style-name="ce1" office:value-type="string">
            <text:p>3.5042e-14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627.28">
            <text:p>627.28</text:p>
          </table:table-cell>
          <table:table-cell table:formula="of:=[.Q83]*1000000" office:value-type="float" office:value="77.809">
            <text:p>77.809</text:p>
          </table:table-cell>
          <table:table-cell table:formula="of:=[.R83]*1000000" office:value-type="float" office:value="662.12">
            <text:p>662.12</text:p>
          </table:table-cell>
          <table:table-cell table:formula="of:=[.S83]*1000000" office:value-type="float" office:value="0.00020286">
            <text:p>0.00020286</text:p>
          </table:table-cell>
          <table:table-cell table:formula="of:=[.T83]*1000000" office:value-type="float" office:value="2.4454">
            <text:p>2.4454</text:p>
          </table:table-cell>
          <table:table-cell table:formula="of:=[.U83]*1000000" office:value-type="float" office:value="-0.00000000001489">
            <text:p>-1.489E-011</text:p>
          </table:table-cell>
          <table:table-cell table:formula="of:=[.V83]*1000000" office:value-type="float" office:value="0.00000003399">
            <text:p>0.000000034</text:p>
          </table:table-cell>
          <table:table-cell table:formula="of:=[.W83]*1000000" office:value-type="float" office:value="627.27">
            <text:p>627.27</text:p>
          </table:table-cell>
          <table:table-cell table:formula="of:=[.X83]*1000000" office:value-type="float" office:value="77.754">
            <text:p>77.754</text:p>
          </table:table-cell>
          <table:table-cell table:formula="of:=[.Y83]*1000000" office:value-type="float" office:value="662.14">
            <text:p>662.14</text:p>
          </table:table-cell>
          <table:table-cell table:formula="of:=[.Z83]*1000000" office:value-type="float" office:value="20.008">
            <text:p>20.008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0.0000000000019396">
            <text:p>1.9396E-012</text:p>
          </table:table-cell>
          <table:table-cell table:formula="of:=[.AC83]*1000000" office:value-type="float" office:value="0.000000033991">
            <text:p>0.000000034</text:p>
          </table:table-cell>
          <table:table-cell office:value-type="float" office:value="0.00062728">
            <text:p>0.00062728</text:p>
          </table:table-cell>
          <table:table-cell table:style-name="ce1" office:value-type="string">
            <text:p>7.7809e-05</text:p>
          </table:table-cell>
          <table:table-cell office:value-type="float" office:value="0.00066212">
            <text:p>0.00066212</text:p>
          </table:table-cell>
          <table:table-cell table:style-name="ce1" office:value-type="string">
            <text:p>2.0286e-10</text:p>
          </table:table-cell>
          <table:table-cell table:style-name="ce1" office:value-type="string">
            <text:p>2.4454e-06</text:p>
          </table:table-cell>
          <table:table-cell table:style-name="ce1" office:value-type="string">
            <text:p>-1.489e-17</text:p>
          </table:table-cell>
          <table:table-cell table:style-name="ce1" office:value-type="string">
            <text:p>3.399e-14</text:p>
          </table:table-cell>
          <table:table-cell office:value-type="float" office:value="0.00062727">
            <text:p>0.00062727</text:p>
          </table:table-cell>
          <table:table-cell table:style-name="ce1" office:value-type="string">
            <text:p>7.7754e-05</text:p>
          </table:table-cell>
          <table:table-cell office:value-type="float" office:value="0.00066214">
            <text:p>0.00066214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9396e-18</text:p>
          </table:table-cell>
          <table:table-cell table:style-name="ce1" office:value-type="string">
            <text:p>3.3991e-14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622.46">
            <text:p>622.46</text:p>
          </table:table-cell>
          <table:table-cell table:formula="of:=[.Q84]*1000000" office:value-type="float" office:value="77.28">
            <text:p>77.28</text:p>
          </table:table-cell>
          <table:table-cell table:formula="of:=[.R84]*1000000" office:value-type="float" office:value="667.54">
            <text:p>667.54</text:p>
          </table:table-cell>
          <table:table-cell table:formula="of:=[.S84]*1000000" office:value-type="float" office:value="0.00019326">
            <text:p>0.00019326</text:p>
          </table:table-cell>
          <table:table-cell table:formula="of:=[.T84]*1000000" office:value-type="float" office:value="2.4678">
            <text:p>2.4678</text:p>
          </table:table-cell>
          <table:table-cell table:formula="of:=[.U84]*1000000" office:value-type="float" office:value="-0.000000000015891">
            <text:p>-1.5891E-011</text:p>
          </table:table-cell>
          <table:table-cell table:formula="of:=[.V84]*1000000" office:value-type="float" office:value="0.000000032972">
            <text:p>0.000000033</text:p>
          </table:table-cell>
          <table:table-cell table:formula="of:=[.W84]*1000000" office:value-type="float" office:value="622.46">
            <text:p>622.46</text:p>
          </table:table-cell>
          <table:table-cell table:formula="of:=[.X84]*1000000" office:value-type="float" office:value="77.225">
            <text:p>77.225</text:p>
          </table:table-cell>
          <table:table-cell table:formula="of:=[.Y84]*1000000" office:value-type="float" office:value="667.56">
            <text:p>667.56</text:p>
          </table:table-cell>
          <table:table-cell table:formula="of:=[.Z84]*1000000" office:value-type="float" office:value="20.008">
            <text:p>20.008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0.00000000000026635">
            <text:p>2.6635E-013</text:p>
          </table:table-cell>
          <table:table-cell table:formula="of:=[.AC84]*1000000" office:value-type="float" office:value="0.000000032972">
            <text:p>0.000000033</text:p>
          </table:table-cell>
          <table:table-cell office:value-type="float" office:value="0.00062246">
            <text:p>0.00062246</text:p>
          </table:table-cell>
          <table:table-cell table:style-name="ce1" office:value-type="string">
            <text:p>7.728e-05</text:p>
          </table:table-cell>
          <table:table-cell office:value-type="float" office:value="0.00066754">
            <text:p>0.00066754</text:p>
          </table:table-cell>
          <table:table-cell table:style-name="ce1" office:value-type="string">
            <text:p>1.9326e-10</text:p>
          </table:table-cell>
          <table:table-cell table:style-name="ce1" office:value-type="string">
            <text:p>2.4678e-06</text:p>
          </table:table-cell>
          <table:table-cell table:style-name="ce1" office:value-type="string">
            <text:p>-1.5891e-17</text:p>
          </table:table-cell>
          <table:table-cell table:style-name="ce1" office:value-type="string">
            <text:p>3.2972e-14</text:p>
          </table:table-cell>
          <table:table-cell office:value-type="float" office:value="0.00062246">
            <text:p>0.00062246</text:p>
          </table:table-cell>
          <table:table-cell table:style-name="ce1" office:value-type="string">
            <text:p>7.7225e-05</text:p>
          </table:table-cell>
          <table:table-cell office:value-type="float" office:value="0.00066756">
            <text:p>0.00066756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2.6635e-19</text:p>
          </table:table-cell>
          <table:table-cell table:style-name="ce1" office:value-type="string">
            <text:p>3.2972e-14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617.69">
            <text:p>617.69</text:p>
          </table:table-cell>
          <table:table-cell table:formula="of:=[.Q85]*1000000" office:value-type="float" office:value="76.752">
            <text:p>76.752</text:p>
          </table:table-cell>
          <table:table-cell table:formula="of:=[.R85]*1000000" office:value-type="float" office:value="672.91">
            <text:p>672.91</text:p>
          </table:table-cell>
          <table:table-cell table:formula="of:=[.S85]*1000000" office:value-type="float" office:value="0.00018409">
            <text:p>0.00018409</text:p>
          </table:table-cell>
          <table:table-cell table:formula="of:=[.T85]*1000000" office:value-type="float" office:value="2.4902">
            <text:p>2.4902</text:p>
          </table:table-cell>
          <table:table-cell table:formula="of:=[.U85]*1000000" office:value-type="float" office:value="-0.000000000014364">
            <text:p>-1.4364E-011</text:p>
          </table:table-cell>
          <table:table-cell table:formula="of:=[.V85]*1000000" office:value-type="float" office:value="0.000000031985">
            <text:p>0.000000032</text:p>
          </table:table-cell>
          <table:table-cell table:formula="of:=[.W85]*1000000" office:value-type="float" office:value="617.69">
            <text:p>617.69</text:p>
          </table:table-cell>
          <table:table-cell table:formula="of:=[.X85]*1000000" office:value-type="float" office:value="76.697">
            <text:p>76.697</text:p>
          </table:table-cell>
          <table:table-cell table:formula="of:=[.Y85]*1000000" office:value-type="float" office:value="672.93">
            <text:p>672.93</text:p>
          </table:table-cell>
          <table:table-cell table:formula="of:=[.Z85]*1000000" office:value-type="float" office:value="20.008">
            <text:p>20.008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-0.00000000000023322">
            <text:p>-2.3322E-013</text:p>
          </table:table-cell>
          <table:table-cell table:formula="of:=[.AC85]*1000000" office:value-type="float" office:value="0.000000031985">
            <text:p>0.000000032</text:p>
          </table:table-cell>
          <table:table-cell office:value-type="float" office:value="0.00061769">
            <text:p>0.00061769</text:p>
          </table:table-cell>
          <table:table-cell table:style-name="ce1" office:value-type="string">
            <text:p>7.6752e-05</text:p>
          </table:table-cell>
          <table:table-cell office:value-type="float" office:value="0.00067291">
            <text:p>0.00067291</text:p>
          </table:table-cell>
          <table:table-cell table:style-name="ce1" office:value-type="string">
            <text:p>1.8409e-10</text:p>
          </table:table-cell>
          <table:table-cell table:style-name="ce1" office:value-type="string">
            <text:p>2.4902e-06</text:p>
          </table:table-cell>
          <table:table-cell table:style-name="ce1" office:value-type="string">
            <text:p>-1.4364e-17</text:p>
          </table:table-cell>
          <table:table-cell table:style-name="ce1" office:value-type="string">
            <text:p>3.1985e-14</text:p>
          </table:table-cell>
          <table:table-cell office:value-type="float" office:value="0.00061769">
            <text:p>0.00061769</text:p>
          </table:table-cell>
          <table:table-cell table:style-name="ce1" office:value-type="string">
            <text:p>7.6697e-05</text:p>
          </table:table-cell>
          <table:table-cell office:value-type="float" office:value="0.00067293">
            <text:p>0.00067293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322e-19</text:p>
          </table:table-cell>
          <table:table-cell table:style-name="ce1" office:value-type="string">
            <text:p>3.1985e-14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612.96">
            <text:p>612.96</text:p>
          </table:table-cell>
          <table:table-cell table:formula="of:=[.Q86]*1000000" office:value-type="float" office:value="76.226">
            <text:p>76.226</text:p>
          </table:table-cell>
          <table:table-cell table:formula="of:=[.R86]*1000000" office:value-type="float" office:value="678.24">
            <text:p>678.24</text:p>
          </table:table-cell>
          <table:table-cell table:formula="of:=[.S86]*1000000" office:value-type="float" office:value="0.00017532">
            <text:p>0.00017532</text:p>
          </table:table-cell>
          <table:table-cell table:formula="of:=[.T86]*1000000" office:value-type="float" office:value="2.5125">
            <text:p>2.5125</text:p>
          </table:table-cell>
          <table:table-cell table:formula="of:=[.U86]*1000000" office:value-type="float" office:value="-0.000000000013522">
            <text:p>-1.3522E-011</text:p>
          </table:table-cell>
          <table:table-cell table:formula="of:=[.V86]*1000000" office:value-type="float" office:value="0.000000031027">
            <text:p>0.000000031</text:p>
          </table:table-cell>
          <table:table-cell table:formula="of:=[.W86]*1000000" office:value-type="float" office:value="612.96">
            <text:p>612.96</text:p>
          </table:table-cell>
          <table:table-cell table:formula="of:=[.X86]*1000000" office:value-type="float" office:value="76.171">
            <text:p>76.171</text:p>
          </table:table-cell>
          <table:table-cell table:formula="of:=[.Y86]*1000000" office:value-type="float" office:value="678.26">
            <text:p>678.26</text:p>
          </table:table-cell>
          <table:table-cell table:formula="of:=[.Z86]*1000000" office:value-type="float" office:value="20.008">
            <text:p>20.008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0.0000000000013748">
            <text:p>1.3748E-012</text:p>
          </table:table-cell>
          <table:table-cell table:formula="of:=[.AC86]*1000000" office:value-type="float" office:value="0.000000031028">
            <text:p>0.000000031</text:p>
          </table:table-cell>
          <table:table-cell office:value-type="float" office:value="0.00061296">
            <text:p>0.00061296</text:p>
          </table:table-cell>
          <table:table-cell table:style-name="ce1" office:value-type="string">
            <text:p>7.6226e-05</text:p>
          </table:table-cell>
          <table:table-cell office:value-type="float" office:value="0.00067824">
            <text:p>0.00067824</text:p>
          </table:table-cell>
          <table:table-cell table:style-name="ce1" office:value-type="string">
            <text:p>1.7532e-10</text:p>
          </table:table-cell>
          <table:table-cell table:style-name="ce1" office:value-type="string">
            <text:p>2.5125e-06</text:p>
          </table:table-cell>
          <table:table-cell table:style-name="ce1" office:value-type="string">
            <text:p>-1.3522e-17</text:p>
          </table:table-cell>
          <table:table-cell table:style-name="ce1" office:value-type="string">
            <text:p>3.1027e-14</text:p>
          </table:table-cell>
          <table:table-cell office:value-type="float" office:value="0.00061296">
            <text:p>0.00061296</text:p>
          </table:table-cell>
          <table:table-cell table:style-name="ce1" office:value-type="string">
            <text:p>7.6171e-05</text:p>
          </table:table-cell>
          <table:table-cell office:value-type="float" office:value="0.00067826">
            <text:p>0.00067826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48e-18</text:p>
          </table:table-cell>
          <table:table-cell table:style-name="ce1" office:value-type="string">
            <text:p>3.1028e-14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608.27">
            <text:p>608.27</text:p>
          </table:table-cell>
          <table:table-cell table:formula="of:=[.Q87]*1000000" office:value-type="float" office:value="75.701">
            <text:p>75.701</text:p>
          </table:table-cell>
          <table:table-cell table:formula="of:=[.R87]*1000000" office:value-type="float" office:value="683.52">
            <text:p>683.52</text:p>
          </table:table-cell>
          <table:table-cell table:formula="of:=[.S87]*1000000" office:value-type="float" office:value="0.00016695">
            <text:p>0.00016695</text:p>
          </table:table-cell>
          <table:table-cell table:formula="of:=[.T87]*1000000" office:value-type="float" office:value="2.5347">
            <text:p>2.5347</text:p>
          </table:table-cell>
          <table:table-cell table:formula="of:=[.U87]*1000000" office:value-type="float" office:value="-0.00000000001327">
            <text:p>-1.327E-011</text:p>
          </table:table-cell>
          <table:table-cell table:formula="of:=[.V87]*1000000" office:value-type="float" office:value="0.0000000301">
            <text:p>3.01E-008</text:p>
          </table:table-cell>
          <table:table-cell table:formula="of:=[.W87]*1000000" office:value-type="float" office:value="608.27">
            <text:p>608.27</text:p>
          </table:table-cell>
          <table:table-cell table:formula="of:=[.X87]*1000000" office:value-type="float" office:value="75.646">
            <text:p>75.646</text:p>
          </table:table-cell>
          <table:table-cell table:formula="of:=[.Y87]*1000000" office:value-type="float" office:value="683.53">
            <text:p>683.53</text:p>
          </table:table-cell>
          <table:table-cell table:formula="of:=[.Z87]*1000000" office:value-type="float" office:value="20.008">
            <text:p>20.008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-0.0000000000006642">
            <text:p>-6.642E-013</text:p>
          </table:table-cell>
          <table:table-cell table:formula="of:=[.AC87]*1000000" office:value-type="float" office:value="0.0000000301">
            <text:p>3.01E-008</text:p>
          </table:table-cell>
          <table:table-cell office:value-type="float" office:value="0.00060827">
            <text:p>0.00060827</text:p>
          </table:table-cell>
          <table:table-cell table:style-name="ce1" office:value-type="string">
            <text:p>7.5701e-05</text:p>
          </table:table-cell>
          <table:table-cell office:value-type="float" office:value="0.00068352">
            <text:p>0.00068352</text:p>
          </table:table-cell>
          <table:table-cell table:style-name="ce1" office:value-type="string">
            <text:p>1.6695e-10</text:p>
          </table:table-cell>
          <table:table-cell table:style-name="ce1" office:value-type="string">
            <text:p>2.5347e-06</text:p>
          </table:table-cell>
          <table:table-cell table:style-name="ce1" office:value-type="string">
            <text:p>-1.327e-17</text:p>
          </table:table-cell>
          <table:table-cell table:style-name="ce1" office:value-type="string">
            <text:p>3.01e-14</text:p>
          </table:table-cell>
          <table:table-cell office:value-type="float" office:value="0.00060827">
            <text:p>0.00060827</text:p>
          </table:table-cell>
          <table:table-cell table:style-name="ce1" office:value-type="string">
            <text:p>7.5646e-05</text:p>
          </table:table-cell>
          <table:table-cell office:value-type="float" office:value="0.00068353">
            <text:p>0.00068353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42e-19</text:p>
          </table:table-cell>
          <table:table-cell table:style-name="ce1" office:value-type="string">
            <text:p>3.01e-14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603.63">
            <text:p>603.63</text:p>
          </table:table-cell>
          <table:table-cell table:formula="of:=[.Q88]*1000000" office:value-type="float" office:value="75.179">
            <text:p>75.179</text:p>
          </table:table-cell>
          <table:table-cell table:formula="of:=[.R88]*1000000" office:value-type="float" office:value="688.75">
            <text:p>688.75</text:p>
          </table:table-cell>
          <table:table-cell table:formula="of:=[.S88]*1000000" office:value-type="float" office:value="0.00015896">
            <text:p>0.00015896</text:p>
          </table:table-cell>
          <table:table-cell table:formula="of:=[.T88]*1000000" office:value-type="float" office:value="2.5568">
            <text:p>2.5568</text:p>
          </table:table-cell>
          <table:table-cell table:formula="of:=[.U88]*1000000" office:value-type="float" office:value="-0.000000000013808">
            <text:p>-1.3808E-011</text:p>
          </table:table-cell>
          <table:table-cell table:formula="of:=[.V88]*1000000" office:value-type="float" office:value="0.0000000292">
            <text:p>2.92E-008</text:p>
          </table:table-cell>
          <table:table-cell table:formula="of:=[.W88]*1000000" office:value-type="float" office:value="603.63">
            <text:p>603.63</text:p>
          </table:table-cell>
          <table:table-cell table:formula="of:=[.X88]*1000000" office:value-type="float" office:value="75.123">
            <text:p>75.123</text:p>
          </table:table-cell>
          <table:table-cell table:formula="of:=[.Y88]*1000000" office:value-type="float" office:value="688.77">
            <text:p>688.77</text:p>
          </table:table-cell>
          <table:table-cell table:formula="of:=[.Z88]*1000000" office:value-type="float" office:value="20.008">
            <text:p>20.008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-0.00000000000085651">
            <text:p>-8.5651E-013</text:p>
          </table:table-cell>
          <table:table-cell table:formula="of:=[.AC88]*1000000" office:value-type="float" office:value="0.000000029201">
            <text:p>2.9201E-008</text:p>
          </table:table-cell>
          <table:table-cell office:value-type="float" office:value="0.00060363">
            <text:p>0.00060363</text:p>
          </table:table-cell>
          <table:table-cell table:style-name="ce1" office:value-type="string">
            <text:p>7.5179e-05</text:p>
          </table:table-cell>
          <table:table-cell office:value-type="float" office:value="0.00068875">
            <text:p>0.00068875</text:p>
          </table:table-cell>
          <table:table-cell table:style-name="ce1" office:value-type="string">
            <text:p>1.5896e-10</text:p>
          </table:table-cell>
          <table:table-cell table:style-name="ce1" office:value-type="string">
            <text:p>2.5568e-06</text:p>
          </table:table-cell>
          <table:table-cell table:style-name="ce1" office:value-type="string">
            <text:p>-1.3808e-17</text:p>
          </table:table-cell>
          <table:table-cell table:style-name="ce1" office:value-type="string">
            <text:p>2.92e-14</text:p>
          </table:table-cell>
          <table:table-cell office:value-type="float" office:value="0.00060363">
            <text:p>0.00060363</text:p>
          </table:table-cell>
          <table:table-cell table:style-name="ce1" office:value-type="string">
            <text:p>7.5123e-05</text:p>
          </table:table-cell>
          <table:table-cell office:value-type="float" office:value="0.00068877">
            <text:p>0.00068877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8.5651e-19</text:p>
          </table:table-cell>
          <table:table-cell table:style-name="ce1" office:value-type="string">
            <text:p>2.9201e-14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599.03">
            <text:p>599.03</text:p>
          </table:table-cell>
          <table:table-cell table:formula="of:=[.Q89]*1000000" office:value-type="float" office:value="74.657">
            <text:p>74.657</text:p>
          </table:table-cell>
          <table:table-cell table:formula="of:=[.R89]*1000000" office:value-type="float" office:value="693.94">
            <text:p>693.94</text:p>
          </table:table-cell>
          <table:table-cell table:formula="of:=[.S89]*1000000" office:value-type="float" office:value="0.00015132">
            <text:p>0.00015132</text:p>
          </table:table-cell>
          <table:table-cell table:formula="of:=[.T89]*1000000" office:value-type="float" office:value="2.5789">
            <text:p>2.5789</text:p>
          </table:table-cell>
          <table:table-cell table:formula="of:=[.U89]*1000000" office:value-type="float" office:value="-0.000000000014128">
            <text:p>-1.4128E-011</text:p>
          </table:table-cell>
          <table:table-cell table:formula="of:=[.V89]*1000000" office:value-type="float" office:value="0.000000028329">
            <text:p>2.8329E-008</text:p>
          </table:table-cell>
          <table:table-cell table:formula="of:=[.W89]*1000000" office:value-type="float" office:value="599.03">
            <text:p>599.03</text:p>
          </table:table-cell>
          <table:table-cell table:formula="of:=[.X89]*1000000" office:value-type="float" office:value="74.602">
            <text:p>74.602</text:p>
          </table:table-cell>
          <table:table-cell table:formula="of:=[.Y89]*1000000" office:value-type="float" office:value="693.95">
            <text:p>693.95</text:p>
          </table:table-cell>
          <table:table-cell table:formula="of:=[.Z89]*1000000" office:value-type="float" office:value="20.008">
            <text:p>20.008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-0.0000000000021503">
            <text:p>-2.1503E-012</text:p>
          </table:table-cell>
          <table:table-cell table:formula="of:=[.AC89]*1000000" office:value-type="float" office:value="0.000000028329">
            <text:p>2.8329E-008</text:p>
          </table:table-cell>
          <table:table-cell office:value-type="float" office:value="0.00059903">
            <text:p>0.00059903</text:p>
          </table:table-cell>
          <table:table-cell table:style-name="ce1" office:value-type="string">
            <text:p>7.4657e-05</text:p>
          </table:table-cell>
          <table:table-cell office:value-type="float" office:value="0.00069394">
            <text:p>0.00069394</text:p>
          </table:table-cell>
          <table:table-cell table:style-name="ce1" office:value-type="string">
            <text:p>1.5132e-10</text:p>
          </table:table-cell>
          <table:table-cell table:style-name="ce1" office:value-type="string">
            <text:p>2.5789e-06</text:p>
          </table:table-cell>
          <table:table-cell table:style-name="ce1" office:value-type="string">
            <text:p>-1.4128e-17</text:p>
          </table:table-cell>
          <table:table-cell table:style-name="ce1" office:value-type="string">
            <text:p>2.8329e-14</text:p>
          </table:table-cell>
          <table:table-cell office:value-type="float" office:value="0.00059903">
            <text:p>0.00059903</text:p>
          </table:table-cell>
          <table:table-cell table:style-name="ce1" office:value-type="string">
            <text:p>7.4602e-05</text:p>
          </table:table-cell>
          <table:table-cell office:value-type="float" office:value="0.00069395">
            <text:p>0.00069395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503e-18</text:p>
          </table:table-cell>
          <table:table-cell table:style-name="ce1" office:value-type="string">
            <text:p>2.8329e-14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594.47">
            <text:p>594.47</text:p>
          </table:table-cell>
          <table:table-cell table:formula="of:=[.Q90]*1000000" office:value-type="float" office:value="74.138">
            <text:p>74.138</text:p>
          </table:table-cell>
          <table:table-cell table:formula="of:=[.R90]*1000000" office:value-type="float" office:value="699.08">
            <text:p>699.08</text:p>
          </table:table-cell>
          <table:table-cell table:formula="of:=[.S90]*1000000" office:value-type="float" office:value="0.00014402">
            <text:p>0.00014402</text:p>
          </table:table-cell>
          <table:table-cell table:formula="of:=[.T90]*1000000" office:value-type="float" office:value="2.6008">
            <text:p>2.6008</text:p>
          </table:table-cell>
          <table:table-cell table:formula="of:=[.U90]*1000000" office:value-type="float" office:value="-0.000000000013646">
            <text:p>-1.3646E-011</text:p>
          </table:table-cell>
          <table:table-cell table:formula="of:=[.V90]*1000000" office:value-type="float" office:value="0.000000027483">
            <text:p>2.7483E-008</text:p>
          </table:table-cell>
          <table:table-cell table:formula="of:=[.W90]*1000000" office:value-type="float" office:value="594.47">
            <text:p>594.47</text:p>
          </table:table-cell>
          <table:table-cell table:formula="of:=[.X90]*1000000" office:value-type="float" office:value="74.083">
            <text:p>74.083</text:p>
          </table:table-cell>
          <table:table-cell table:formula="of:=[.Y90]*1000000" office:value-type="float" office:value="699.09">
            <text:p>699.09</text:p>
          </table:table-cell>
          <table:table-cell table:formula="of:=[.Z90]*1000000" office:value-type="float" office:value="20.008">
            <text:p>20.008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-0.0000000000012919">
            <text:p>-1.2919E-012</text:p>
          </table:table-cell>
          <table:table-cell table:formula="of:=[.AC90]*1000000" office:value-type="float" office:value="0.000000027484">
            <text:p>2.7484E-008</text:p>
          </table:table-cell>
          <table:table-cell office:value-type="float" office:value="0.00059447">
            <text:p>0.00059447</text:p>
          </table:table-cell>
          <table:table-cell table:style-name="ce1" office:value-type="string">
            <text:p>7.4138e-05</text:p>
          </table:table-cell>
          <table:table-cell office:value-type="float" office:value="0.00069908">
            <text:p>0.00069908</text:p>
          </table:table-cell>
          <table:table-cell table:style-name="ce1" office:value-type="string">
            <text:p>1.4402e-10</text:p>
          </table:table-cell>
          <table:table-cell table:style-name="ce1" office:value-type="string">
            <text:p>2.6008e-06</text:p>
          </table:table-cell>
          <table:table-cell table:style-name="ce1" office:value-type="string">
            <text:p>-1.3646e-17</text:p>
          </table:table-cell>
          <table:table-cell table:style-name="ce1" office:value-type="string">
            <text:p>2.7483e-14</text:p>
          </table:table-cell>
          <table:table-cell office:value-type="float" office:value="0.00059447">
            <text:p>0.00059447</text:p>
          </table:table-cell>
          <table:table-cell table:style-name="ce1" office:value-type="string">
            <text:p>7.4083e-05</text:p>
          </table:table-cell>
          <table:table-cell office:value-type="float" office:value="0.00069909">
            <text:p>0.00069909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919e-18</text:p>
          </table:table-cell>
          <table:table-cell table:style-name="ce1" office:value-type="string">
            <text:p>2.7484e-14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589.95">
            <text:p>589.95</text:p>
          </table:table-cell>
          <table:table-cell table:formula="of:=[.Q91]*1000000" office:value-type="float" office:value="73.621">
            <text:p>73.621</text:p>
          </table:table-cell>
          <table:table-cell table:formula="of:=[.R91]*1000000" office:value-type="float" office:value="704.18">
            <text:p>704.18</text:p>
          </table:table-cell>
          <table:table-cell table:formula="of:=[.S91]*1000000" office:value-type="float" office:value="0.00013704">
            <text:p>0.00013704</text:p>
          </table:table-cell>
          <table:table-cell table:formula="of:=[.T91]*1000000" office:value-type="float" office:value="2.6227">
            <text:p>2.6227</text:p>
          </table:table-cell>
          <table:table-cell table:formula="of:=[.U91]*1000000" office:value-type="float" office:value="-0.000000000012397">
            <text:p>-1.2397E-011</text:p>
          </table:table-cell>
          <table:table-cell table:formula="of:=[.V91]*1000000" office:value-type="float" office:value="0.000000026664">
            <text:p>2.6664E-008</text:p>
          </table:table-cell>
          <table:table-cell table:formula="of:=[.W91]*1000000" office:value-type="float" office:value="589.95">
            <text:p>589.95</text:p>
          </table:table-cell>
          <table:table-cell table:formula="of:=[.X91]*1000000" office:value-type="float" office:value="73.566">
            <text:p>73.566</text:p>
          </table:table-cell>
          <table:table-cell table:formula="of:=[.Y91]*1000000" office:value-type="float" office:value="704.19">
            <text:p>704.19</text:p>
          </table:table-cell>
          <table:table-cell table:formula="of:=[.Z91]*1000000" office:value-type="float" office:value="20.008">
            <text:p>20.008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-0.0000000000031431">
            <text:p>-3.1431E-012</text:p>
          </table:table-cell>
          <table:table-cell table:formula="of:=[.AC91]*1000000" office:value-type="float" office:value="0.000000026664">
            <text:p>2.6664E-008</text:p>
          </table:table-cell>
          <table:table-cell office:value-type="float" office:value="0.00058995">
            <text:p>0.00058995</text:p>
          </table:table-cell>
          <table:table-cell table:style-name="ce1" office:value-type="string">
            <text:p>7.3621e-05</text:p>
          </table:table-cell>
          <table:table-cell office:value-type="float" office:value="0.00070418">
            <text:p>0.00070418</text:p>
          </table:table-cell>
          <table:table-cell table:style-name="ce1" office:value-type="string">
            <text:p>1.3704e-10</text:p>
          </table:table-cell>
          <table:table-cell table:style-name="ce1" office:value-type="string">
            <text:p>2.6227e-06</text:p>
          </table:table-cell>
          <table:table-cell table:style-name="ce1" office:value-type="string">
            <text:p>-1.2397e-17</text:p>
          </table:table-cell>
          <table:table-cell table:style-name="ce1" office:value-type="string">
            <text:p>2.6664e-14</text:p>
          </table:table-cell>
          <table:table-cell office:value-type="float" office:value="0.00058995">
            <text:p>0.00058995</text:p>
          </table:table-cell>
          <table:table-cell table:style-name="ce1" office:value-type="string">
            <text:p>7.3566e-05</text:p>
          </table:table-cell>
          <table:table-cell office:value-type="float" office:value="0.00070419">
            <text:p>0.00070419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431e-18</text:p>
          </table:table-cell>
          <table:table-cell table:style-name="ce1" office:value-type="string">
            <text:p>2.6664e-14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585.48">
            <text:p>585.48</text:p>
          </table:table-cell>
          <table:table-cell table:formula="of:=[.Q92]*1000000" office:value-type="float" office:value="73.105">
            <text:p>73.105</text:p>
          </table:table-cell>
          <table:table-cell table:formula="of:=[.R92]*1000000" office:value-type="float" office:value="709.23">
            <text:p>709.23</text:p>
          </table:table-cell>
          <table:table-cell table:formula="of:=[.S92]*1000000" office:value-type="float" office:value="0.00013038">
            <text:p>0.00013038</text:p>
          </table:table-cell>
          <table:table-cell table:formula="of:=[.T92]*1000000" office:value-type="float" office:value="2.6445">
            <text:p>2.6445</text:p>
          </table:table-cell>
          <table:table-cell table:formula="of:=[.U92]*1000000" office:value-type="float" office:value="-0.0000000000131">
            <text:p>-1.31E-011</text:p>
          </table:table-cell>
          <table:table-cell table:formula="of:=[.V92]*1000000" office:value-type="float" office:value="0.00000002587">
            <text:p>2.587E-008</text:p>
          </table:table-cell>
          <table:table-cell table:formula="of:=[.W92]*1000000" office:value-type="float" office:value="585.47">
            <text:p>585.47</text:p>
          </table:table-cell>
          <table:table-cell table:formula="of:=[.X92]*1000000" office:value-type="float" office:value="73.05">
            <text:p>73.05</text:p>
          </table:table-cell>
          <table:table-cell table:formula="of:=[.Y92]*1000000" office:value-type="float" office:value="709.24">
            <text:p>709.24</text:p>
          </table:table-cell>
          <table:table-cell table:formula="of:=[.Z92]*1000000" office:value-type="float" office:value="20.008">
            <text:p>20.008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-0.0000000000010119">
            <text:p>-1.0119E-012</text:p>
          </table:table-cell>
          <table:table-cell table:formula="of:=[.AC92]*1000000" office:value-type="float" office:value="0.00000002587">
            <text:p>2.587E-008</text:p>
          </table:table-cell>
          <table:table-cell office:value-type="float" office:value="0.00058548">
            <text:p>0.00058548</text:p>
          </table:table-cell>
          <table:table-cell table:style-name="ce1" office:value-type="string">
            <text:p>7.3105e-05</text:p>
          </table:table-cell>
          <table:table-cell office:value-type="float" office:value="0.00070923">
            <text:p>0.00070923</text:p>
          </table:table-cell>
          <table:table-cell table:style-name="ce1" office:value-type="string">
            <text:p>1.3038e-10</text:p>
          </table:table-cell>
          <table:table-cell table:style-name="ce1" office:value-type="string">
            <text:p>2.6445e-06</text:p>
          </table:table-cell>
          <table:table-cell table:style-name="ce1" office:value-type="string">
            <text:p>-1.31e-17</text:p>
          </table:table-cell>
          <table:table-cell table:style-name="ce1" office:value-type="string">
            <text:p>2.587e-14</text:p>
          </table:table-cell>
          <table:table-cell office:value-type="float" office:value="0.00058547">
            <text:p>0.00058547</text:p>
          </table:table-cell>
          <table:table-cell table:style-name="ce1" office:value-type="string">
            <text:p>7.305e-05</text:p>
          </table:table-cell>
          <table:table-cell office:value-type="float" office:value="0.00070924">
            <text:p>0.00070924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119e-18</text:p>
          </table:table-cell>
          <table:table-cell table:style-name="ce1" office:value-type="string">
            <text:p>2.587e-14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581.04">
            <text:p>581.04</text:p>
          </table:table-cell>
          <table:table-cell table:formula="of:=[.Q93]*1000000" office:value-type="float" office:value="72.591">
            <text:p>72.591</text:p>
          </table:table-cell>
          <table:table-cell table:formula="of:=[.R93]*1000000" office:value-type="float" office:value="714.24">
            <text:p>714.24</text:p>
          </table:table-cell>
          <table:table-cell table:formula="of:=[.S93]*1000000" office:value-type="float" office:value="0.00012401">
            <text:p>0.00012401</text:p>
          </table:table-cell>
          <table:table-cell table:formula="of:=[.T93]*1000000" office:value-type="float" office:value="2.6662">
            <text:p>2.6662</text:p>
          </table:table-cell>
          <table:table-cell table:formula="of:=[.U93]*1000000" office:value-type="float" office:value="-0.000000000013059">
            <text:p>-1.3059E-011</text:p>
          </table:table-cell>
          <table:table-cell table:formula="of:=[.V93]*1000000" office:value-type="float" office:value="0.0000000251">
            <text:p>2.51E-008</text:p>
          </table:table-cell>
          <table:table-cell table:formula="of:=[.W93]*1000000" office:value-type="float" office:value="581.04">
            <text:p>581.04</text:p>
          </table:table-cell>
          <table:table-cell table:formula="of:=[.X93]*1000000" office:value-type="float" office:value="72.537">
            <text:p>72.537</text:p>
          </table:table-cell>
          <table:table-cell table:formula="of:=[.Y93]*1000000" office:value-type="float" office:value="714.25">
            <text:p>714.25</text:p>
          </table:table-cell>
          <table:table-cell table:formula="of:=[.Z93]*1000000" office:value-type="float" office:value="20.008">
            <text:p>20.008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-0.00000000000086548">
            <text:p>-8.6548E-013</text:p>
          </table:table-cell>
          <table:table-cell table:formula="of:=[.AC93]*1000000" office:value-type="float" office:value="0.0000000251">
            <text:p>2.51E-008</text:p>
          </table:table-cell>
          <table:table-cell office:value-type="float" office:value="0.00058104">
            <text:p>0.00058104</text:p>
          </table:table-cell>
          <table:table-cell table:style-name="ce1" office:value-type="string">
            <text:p>7.2591e-05</text:p>
          </table:table-cell>
          <table:table-cell office:value-type="float" office:value="0.00071424">
            <text:p>0.00071424</text:p>
          </table:table-cell>
          <table:table-cell table:style-name="ce1" office:value-type="string">
            <text:p>1.2401e-10</text:p>
          </table:table-cell>
          <table:table-cell table:style-name="ce1" office:value-type="string">
            <text:p>2.6662e-06</text:p>
          </table:table-cell>
          <table:table-cell table:style-name="ce1" office:value-type="string">
            <text:p>-1.3059e-17</text:p>
          </table:table-cell>
          <table:table-cell table:style-name="ce1" office:value-type="string">
            <text:p>2.51e-14</text:p>
          </table:table-cell>
          <table:table-cell office:value-type="float" office:value="0.00058104">
            <text:p>0.00058104</text:p>
          </table:table-cell>
          <table:table-cell table:style-name="ce1" office:value-type="string">
            <text:p>7.2537e-05</text:p>
          </table:table-cell>
          <table:table-cell office:value-type="float" office:value="0.00071425">
            <text:p>0.00071425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8.6548e-19</text:p>
          </table:table-cell>
          <table:table-cell table:style-name="ce1" office:value-type="string">
            <text:p>2.51e-14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576.65">
            <text:p>576.65</text:p>
          </table:table-cell>
          <table:table-cell table:formula="of:=[.Q94]*1000000" office:value-type="float" office:value="72.08">
            <text:p>72.08</text:p>
          </table:table-cell>
          <table:table-cell table:formula="of:=[.R94]*1000000" office:value-type="float" office:value="719.2">
            <text:p>719.2</text:p>
          </table:table-cell>
          <table:table-cell table:formula="of:=[.S94]*1000000" office:value-type="float" office:value="0.00011793">
            <text:p>0.00011793</text:p>
          </table:table-cell>
          <table:table-cell table:formula="of:=[.T94]*1000000" office:value-type="float" office:value="2.6878">
            <text:p>2.6878</text:p>
          </table:table-cell>
          <table:table-cell table:formula="of:=[.U94]*1000000" office:value-type="float" office:value="-0.000000000013256">
            <text:p>-1.3256E-011</text:p>
          </table:table-cell>
          <table:table-cell table:formula="of:=[.V94]*1000000" office:value-type="float" office:value="0.000000024354">
            <text:p>2.4354E-008</text:p>
          </table:table-cell>
          <table:table-cell table:formula="of:=[.W94]*1000000" office:value-type="float" office:value="576.64">
            <text:p>576.64</text:p>
          </table:table-cell>
          <table:table-cell table:formula="of:=[.X94]*1000000" office:value-type="float" office:value="72.025">
            <text:p>72.025</text:p>
          </table:table-cell>
          <table:table-cell table:formula="of:=[.Y94]*1000000" office:value-type="float" office:value="719.21">
            <text:p>719.21</text:p>
          </table:table-cell>
          <table:table-cell table:formula="of:=[.Z94]*1000000" office:value-type="float" office:value="20.008">
            <text:p>20.008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-0.00000000000074596">
            <text:p>-7.4596E-013</text:p>
          </table:table-cell>
          <table:table-cell table:formula="of:=[.AC94]*1000000" office:value-type="float" office:value="0.000000024354">
            <text:p>2.4354E-008</text:p>
          </table:table-cell>
          <table:table-cell office:value-type="float" office:value="0.00057665">
            <text:p>0.00057665</text:p>
          </table:table-cell>
          <table:table-cell table:style-name="ce1" office:value-type="string">
            <text:p>7.208e-05</text:p>
          </table:table-cell>
          <table:table-cell office:value-type="float" office:value="0.0007192">
            <text:p>0.0007192</text:p>
          </table:table-cell>
          <table:table-cell table:style-name="ce1" office:value-type="string">
            <text:p>1.1793e-10</text:p>
          </table:table-cell>
          <table:table-cell table:style-name="ce1" office:value-type="string">
            <text:p>2.6878e-06</text:p>
          </table:table-cell>
          <table:table-cell table:style-name="ce1" office:value-type="string">
            <text:p>-1.3256e-17</text:p>
          </table:table-cell>
          <table:table-cell table:style-name="ce1" office:value-type="string">
            <text:p>2.4354e-14</text:p>
          </table:table-cell>
          <table:table-cell office:value-type="float" office:value="0.00057664">
            <text:p>0.00057664</text:p>
          </table:table-cell>
          <table:table-cell table:style-name="ce1" office:value-type="string">
            <text:p>7.2025e-05</text:p>
          </table:table-cell>
          <table:table-cell office:value-type="float" office:value="0.00071921">
            <text:p>0.00071921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4596e-19</text:p>
          </table:table-cell>
          <table:table-cell table:style-name="ce1" office:value-type="string">
            <text:p>2.4354e-14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572.29">
            <text:p>572.29</text:p>
          </table:table-cell>
          <table:table-cell table:formula="of:=[.Q95]*1000000" office:value-type="float" office:value="71.57">
            <text:p>71.57</text:p>
          </table:table-cell>
          <table:table-cell table:formula="of:=[.R95]*1000000" office:value-type="float" office:value="724.12">
            <text:p>724.12</text:p>
          </table:table-cell>
          <table:table-cell table:formula="of:=[.S95]*1000000" office:value-type="float" office:value="0.00011212">
            <text:p>0.00011212</text:p>
          </table:table-cell>
          <table:table-cell table:formula="of:=[.T95]*1000000" office:value-type="float" office:value="2.7094">
            <text:p>2.7094</text:p>
          </table:table-cell>
          <table:table-cell table:formula="of:=[.U95]*1000000" office:value-type="float" office:value="-0.000000000012144">
            <text:p>-1.2144E-011</text:p>
          </table:table-cell>
          <table:table-cell table:formula="of:=[.V95]*1000000" office:value-type="float" office:value="0.00000002363">
            <text:p>2.363E-008</text:p>
          </table:table-cell>
          <table:table-cell table:formula="of:=[.W95]*1000000" office:value-type="float" office:value="572.29">
            <text:p>572.29</text:p>
          </table:table-cell>
          <table:table-cell table:formula="of:=[.X95]*1000000" office:value-type="float" office:value="71.515">
            <text:p>71.515</text:p>
          </table:table-cell>
          <table:table-cell table:formula="of:=[.Y95]*1000000" office:value-type="float" office:value="724.14">
            <text:p>724.14</text:p>
          </table:table-cell>
          <table:table-cell table:formula="of:=[.Z95]*1000000" office:value-type="float" office:value="20.008">
            <text:p>20.008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-0.0000000000001242">
            <text:p>-1.242E-013</text:p>
          </table:table-cell>
          <table:table-cell table:formula="of:=[.AC95]*1000000" office:value-type="float" office:value="0.000000023631">
            <text:p>2.3631E-008</text:p>
          </table:table-cell>
          <table:table-cell office:value-type="float" office:value="0.00057229">
            <text:p>0.00057229</text:p>
          </table:table-cell>
          <table:table-cell table:style-name="ce1" office:value-type="string">
            <text:p>7.157e-05</text:p>
          </table:table-cell>
          <table:table-cell office:value-type="float" office:value="0.00072412">
            <text:p>0.00072412</text:p>
          </table:table-cell>
          <table:table-cell table:style-name="ce1" office:value-type="string">
            <text:p>1.1212e-10</text:p>
          </table:table-cell>
          <table:table-cell table:style-name="ce1" office:value-type="string">
            <text:p>2.7094e-06</text:p>
          </table:table-cell>
          <table:table-cell table:style-name="ce1" office:value-type="string">
            <text:p>-1.2144e-17</text:p>
          </table:table-cell>
          <table:table-cell table:style-name="ce1" office:value-type="string">
            <text:p>2.363e-14</text:p>
          </table:table-cell>
          <table:table-cell office:value-type="float" office:value="0.00057229">
            <text:p>0.00057229</text:p>
          </table:table-cell>
          <table:table-cell table:style-name="ce1" office:value-type="string">
            <text:p>7.1515e-05</text:p>
          </table:table-cell>
          <table:table-cell office:value-type="float" office:value="0.00072414">
            <text:p>0.00072414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42e-19</text:p>
          </table:table-cell>
          <table:table-cell table:style-name="ce1" office:value-type="string">
            <text:p>2.3631e-14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567.98">
            <text:p>567.98</text:p>
          </table:table-cell>
          <table:table-cell table:formula="of:=[.Q96]*1000000" office:value-type="float" office:value="71.062">
            <text:p>71.062</text:p>
          </table:table-cell>
          <table:table-cell table:formula="of:=[.R96]*1000000" office:value-type="float" office:value="729">
            <text:p>729</text:p>
          </table:table-cell>
          <table:table-cell table:formula="of:=[.S96]*1000000" office:value-type="float" office:value="0.00010658">
            <text:p>0.00010658</text:p>
          </table:table-cell>
          <table:table-cell table:formula="of:=[.T96]*1000000" office:value-type="float" office:value="2.7308">
            <text:p>2.7308</text:p>
          </table:table-cell>
          <table:table-cell table:formula="of:=[.U96]*1000000" office:value-type="float" office:value="-0.00000000001197">
            <text:p>-1.197E-011</text:p>
          </table:table-cell>
          <table:table-cell table:formula="of:=[.V96]*1000000" office:value-type="float" office:value="0.000000022929">
            <text:p>2.2929E-008</text:p>
          </table:table-cell>
          <table:table-cell table:formula="of:=[.W96]*1000000" office:value-type="float" office:value="567.97">
            <text:p>567.97</text:p>
          </table:table-cell>
          <table:table-cell table:formula="of:=[.X96]*1000000" office:value-type="float" office:value="71.008">
            <text:p>71.008</text:p>
          </table:table-cell>
          <table:table-cell table:formula="of:=[.Y96]*1000000" office:value-type="float" office:value="729.01">
            <text:p>729.01</text:p>
          </table:table-cell>
          <table:table-cell table:formula="of:=[.Z96]*1000000" office:value-type="float" office:value="20.008">
            <text:p>20.008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-0.0000000000022344">
            <text:p>-2.2344E-012</text:p>
          </table:table-cell>
          <table:table-cell table:formula="of:=[.AC96]*1000000" office:value-type="float" office:value="0.000000022929">
            <text:p>2.2929E-008</text:p>
          </table:table-cell>
          <table:table-cell office:value-type="float" office:value="0.00056798">
            <text:p>0.00056798</text:p>
          </table:table-cell>
          <table:table-cell table:style-name="ce1" office:value-type="string">
            <text:p>7.1062e-05</text:p>
          </table:table-cell>
          <table:table-cell office:value-type="float" office:value="0.000729">
            <text:p>0.000729</text:p>
          </table:table-cell>
          <table:table-cell table:style-name="ce1" office:value-type="string">
            <text:p>1.0658e-10</text:p>
          </table:table-cell>
          <table:table-cell table:style-name="ce1" office:value-type="string">
            <text:p>2.7308e-06</text:p>
          </table:table-cell>
          <table:table-cell table:style-name="ce1" office:value-type="string">
            <text:p>-1.197e-17</text:p>
          </table:table-cell>
          <table:table-cell table:style-name="ce1" office:value-type="string">
            <text:p>2.2929e-14</text:p>
          </table:table-cell>
          <table:table-cell office:value-type="float" office:value="0.00056797">
            <text:p>0.00056797</text:p>
          </table:table-cell>
          <table:table-cell table:style-name="ce1" office:value-type="string">
            <text:p>7.1008e-05</text:p>
          </table:table-cell>
          <table:table-cell office:value-type="float" office:value="0.00072901">
            <text:p>0.00072901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344e-18</text:p>
          </table:table-cell>
          <table:table-cell table:style-name="ce1" office:value-type="string">
            <text:p>2.2929e-14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563.7">
            <text:p>563.7</text:p>
          </table:table-cell>
          <table:table-cell table:formula="of:=[.Q97]*1000000" office:value-type="float" office:value="70.557">
            <text:p>70.557</text:p>
          </table:table-cell>
          <table:table-cell table:formula="of:=[.R97]*1000000" office:value-type="float" office:value="733.84">
            <text:p>733.84</text:p>
          </table:table-cell>
          <table:table-cell table:formula="of:=[.S97]*1000000" office:value-type="float" office:value="0.00010128">
            <text:p>0.00010128</text:p>
          </table:table-cell>
          <table:table-cell table:formula="of:=[.T97]*1000000" office:value-type="float" office:value="2.7522">
            <text:p>2.7522</text:p>
          </table:table-cell>
          <table:table-cell table:formula="of:=[.U97]*1000000" office:value-type="float" office:value="-0.000000000012163">
            <text:p>-1.2163E-011</text:p>
          </table:table-cell>
          <table:table-cell table:formula="of:=[.V97]*1000000" office:value-type="float" office:value="0.000000022249">
            <text:p>2.2249E-008</text:p>
          </table:table-cell>
          <table:table-cell table:formula="of:=[.W97]*1000000" office:value-type="float" office:value="563.7">
            <text:p>563.7</text:p>
          </table:table-cell>
          <table:table-cell table:formula="of:=[.X97]*1000000" office:value-type="float" office:value="70.502">
            <text:p>70.502</text:p>
          </table:table-cell>
          <table:table-cell table:formula="of:=[.Y97]*1000000" office:value-type="float" office:value="733.85">
            <text:p>733.85</text:p>
          </table:table-cell>
          <table:table-cell table:formula="of:=[.Z97]*1000000" office:value-type="float" office:value="20.008">
            <text:p>20.008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-0.0000000000011">
            <text:p>-1.1E-012</text:p>
          </table:table-cell>
          <table:table-cell table:formula="of:=[.AC97]*1000000" office:value-type="float" office:value="0.000000022249">
            <text:p>2.2249E-008</text:p>
          </table:table-cell>
          <table:table-cell office:value-type="float" office:value="0.0005637">
            <text:p>0.0005637</text:p>
          </table:table-cell>
          <table:table-cell table:style-name="ce1" office:value-type="string">
            <text:p>7.0557e-05</text:p>
          </table:table-cell>
          <table:table-cell office:value-type="float" office:value="0.00073384">
            <text:p>0.00073384</text:p>
          </table:table-cell>
          <table:table-cell table:style-name="ce1" office:value-type="string">
            <text:p>1.0128e-10</text:p>
          </table:table-cell>
          <table:table-cell table:style-name="ce1" office:value-type="string">
            <text:p>2.7522e-06</text:p>
          </table:table-cell>
          <table:table-cell table:style-name="ce1" office:value-type="string">
            <text:p>-1.2163e-17</text:p>
          </table:table-cell>
          <table:table-cell table:style-name="ce1" office:value-type="string">
            <text:p>2.2249e-14</text:p>
          </table:table-cell>
          <table:table-cell office:value-type="float" office:value="0.0005637">
            <text:p>0.0005637</text:p>
          </table:table-cell>
          <table:table-cell table:style-name="ce1" office:value-type="string">
            <text:p>7.0502e-05</text:p>
          </table:table-cell>
          <table:table-cell office:value-type="float" office:value="0.00073385">
            <text:p>0.00073385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e-18</text:p>
          </table:table-cell>
          <table:table-cell table:style-name="ce1" office:value-type="string">
            <text:p>2.2249e-14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559.46">
            <text:p>559.46</text:p>
          </table:table-cell>
          <table:table-cell table:formula="of:=[.Q98]*1000000" office:value-type="float" office:value="70.053">
            <text:p>70.053</text:p>
          </table:table-cell>
          <table:table-cell table:formula="of:=[.R98]*1000000" office:value-type="float" office:value="738.63">
            <text:p>738.63</text:p>
          </table:table-cell>
          <table:table-cell table:formula="of:=[.S98]*1000000" office:value-type="float" office:value="0.000096215">
            <text:p>0.000096215</text:p>
          </table:table-cell>
          <table:table-cell table:formula="of:=[.T98]*1000000" office:value-type="float" office:value="2.7735">
            <text:p>2.7735</text:p>
          </table:table-cell>
          <table:table-cell table:formula="of:=[.U98]*1000000" office:value-type="float" office:value="-0.000000000012158">
            <text:p>-1.2158E-011</text:p>
          </table:table-cell>
          <table:table-cell table:formula="of:=[.V98]*1000000" office:value-type="float" office:value="0.00000002159">
            <text:p>2.159E-008</text:p>
          </table:table-cell>
          <table:table-cell table:formula="of:=[.W98]*1000000" office:value-type="float" office:value="559.46">
            <text:p>559.46</text:p>
          </table:table-cell>
          <table:table-cell table:formula="of:=[.X98]*1000000" office:value-type="float" office:value="69.999">
            <text:p>69.999</text:p>
          </table:table-cell>
          <table:table-cell table:formula="of:=[.Y98]*1000000" office:value-type="float" office:value="738.64">
            <text:p>738.64</text:p>
          </table:table-cell>
          <table:table-cell table:formula="of:=[.Z98]*1000000" office:value-type="float" office:value="20.008">
            <text:p>20.008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-0.0000000000034488">
            <text:p>-3.4488E-012</text:p>
          </table:table-cell>
          <table:table-cell table:formula="of:=[.AC98]*1000000" office:value-type="float" office:value="0.00000002159">
            <text:p>2.159E-008</text:p>
          </table:table-cell>
          <table:table-cell office:value-type="float" office:value="0.00055946">
            <text:p>0.00055946</text:p>
          </table:table-cell>
          <table:table-cell table:style-name="ce1" office:value-type="string">
            <text:p>7.0053e-05</text:p>
          </table:table-cell>
          <table:table-cell office:value-type="float" office:value="0.00073863">
            <text:p>0.00073863</text:p>
          </table:table-cell>
          <table:table-cell table:style-name="ce1" office:value-type="string">
            <text:p>9.6215e-11</text:p>
          </table:table-cell>
          <table:table-cell table:style-name="ce1" office:value-type="string">
            <text:p>2.7735e-06</text:p>
          </table:table-cell>
          <table:table-cell table:style-name="ce1" office:value-type="string">
            <text:p>-1.2158e-17</text:p>
          </table:table-cell>
          <table:table-cell table:style-name="ce1" office:value-type="string">
            <text:p>2.159e-14</text:p>
          </table:table-cell>
          <table:table-cell office:value-type="float" office:value="0.00055946">
            <text:p>0.00055946</text:p>
          </table:table-cell>
          <table:table-cell table:style-name="ce1" office:value-type="string">
            <text:p>6.9999e-05</text:p>
          </table:table-cell>
          <table:table-cell office:value-type="float" office:value="0.00073864">
            <text:p>0.00073864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4488e-18</text:p>
          </table:table-cell>
          <table:table-cell table:style-name="ce1" office:value-type="string">
            <text:p>2.159e-14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555.26">
            <text:p>555.26</text:p>
          </table:table-cell>
          <table:table-cell table:formula="of:=[.Q99]*1000000" office:value-type="float" office:value="69.552">
            <text:p>69.552</text:p>
          </table:table-cell>
          <table:table-cell table:formula="of:=[.R99]*1000000" office:value-type="float" office:value="743.38">
            <text:p>743.38</text:p>
          </table:table-cell>
          <table:table-cell table:formula="of:=[.S99]*1000000" office:value-type="float" office:value="0.000091382">
            <text:p>0.000091382</text:p>
          </table:table-cell>
          <table:table-cell table:formula="of:=[.T99]*1000000" office:value-type="float" office:value="2.7947">
            <text:p>2.7947</text:p>
          </table:table-cell>
          <table:table-cell table:formula="of:=[.U99]*1000000" office:value-type="float" office:value="-0.000000000011169">
            <text:p>-1.1169E-011</text:p>
          </table:table-cell>
          <table:table-cell table:formula="of:=[.V99]*1000000" office:value-type="float" office:value="0.000000020951">
            <text:p>0.000000021</text:p>
          </table:table-cell>
          <table:table-cell table:formula="of:=[.W99]*1000000" office:value-type="float" office:value="555.26">
            <text:p>555.26</text:p>
          </table:table-cell>
          <table:table-cell table:formula="of:=[.X99]*1000000" office:value-type="float" office:value="69.498">
            <text:p>69.498</text:p>
          </table:table-cell>
          <table:table-cell table:formula="of:=[.Y99]*1000000" office:value-type="float" office:value="743.39">
            <text:p>743.39</text:p>
          </table:table-cell>
          <table:table-cell table:formula="of:=[.Z99]*1000000" office:value-type="float" office:value="20.008">
            <text:p>20.008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0.00000000000031898">
            <text:p>3.1898E-013</text:p>
          </table:table-cell>
          <table:table-cell table:formula="of:=[.AC99]*1000000" office:value-type="float" office:value="0.000000020951">
            <text:p>0.000000021</text:p>
          </table:table-cell>
          <table:table-cell office:value-type="float" office:value="0.00055526">
            <text:p>0.00055526</text:p>
          </table:table-cell>
          <table:table-cell table:style-name="ce1" office:value-type="string">
            <text:p>6.9552e-05</text:p>
          </table:table-cell>
          <table:table-cell office:value-type="float" office:value="0.00074338">
            <text:p>0.00074338</text:p>
          </table:table-cell>
          <table:table-cell table:style-name="ce1" office:value-type="string">
            <text:p>9.1382e-11</text:p>
          </table:table-cell>
          <table:table-cell table:style-name="ce1" office:value-type="string">
            <text:p>2.7947e-06</text:p>
          </table:table-cell>
          <table:table-cell table:style-name="ce1" office:value-type="string">
            <text:p>-1.1169e-17</text:p>
          </table:table-cell>
          <table:table-cell table:style-name="ce1" office:value-type="string">
            <text:p>2.0951e-14</text:p>
          </table:table-cell>
          <table:table-cell office:value-type="float" office:value="0.00055526">
            <text:p>0.00055526</text:p>
          </table:table-cell>
          <table:table-cell table:style-name="ce1" office:value-type="string">
            <text:p>6.9498e-05</text:p>
          </table:table-cell>
          <table:table-cell office:value-type="float" office:value="0.00074339">
            <text:p>0.00074339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3.1898e-19</text:p>
          </table:table-cell>
          <table:table-cell table:style-name="ce1" office:value-type="string">
            <text:p>2.0951e-14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551.1">
            <text:p>551.1</text:p>
          </table:table-cell>
          <table:table-cell table:formula="of:=[.Q100]*1000000" office:value-type="float" office:value="69.053">
            <text:p>69.053</text:p>
          </table:table-cell>
          <table:table-cell table:formula="of:=[.R100]*1000000" office:value-type="float" office:value="748.09">
            <text:p>748.09</text:p>
          </table:table-cell>
          <table:table-cell table:formula="of:=[.S100]*1000000" office:value-type="float" office:value="0.000086767">
            <text:p>0.000086767</text:p>
          </table:table-cell>
          <table:table-cell table:formula="of:=[.T100]*1000000" office:value-type="float" office:value="2.8158">
            <text:p>2.8158</text:p>
          </table:table-cell>
          <table:table-cell table:formula="of:=[.U100]*1000000" office:value-type="float" office:value="-0.000000000010283">
            <text:p>-1.0283E-011</text:p>
          </table:table-cell>
          <table:table-cell table:formula="of:=[.V100]*1000000" office:value-type="float" office:value="0.000000020331">
            <text:p>2.0331E-008</text:p>
          </table:table-cell>
          <table:table-cell table:formula="of:=[.W100]*1000000" office:value-type="float" office:value="551.1">
            <text:p>551.1</text:p>
          </table:table-cell>
          <table:table-cell table:formula="of:=[.X100]*1000000" office:value-type="float" office:value="68.999">
            <text:p>68.999</text:p>
          </table:table-cell>
          <table:table-cell table:formula="of:=[.Y100]*1000000" office:value-type="float" office:value="748.1">
            <text:p>748.1</text:p>
          </table:table-cell>
          <table:table-cell table:formula="of:=[.Z100]*1000000" office:value-type="float" office:value="20.008">
            <text:p>20.008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0.0000000000036711">
            <text:p>3.6711E-012</text:p>
          </table:table-cell>
          <table:table-cell table:formula="of:=[.AC100]*1000000" office:value-type="float" office:value="0.000000020332">
            <text:p>2.0332E-008</text:p>
          </table:table-cell>
          <table:table-cell office:value-type="float" office:value="0.0005511">
            <text:p>0.0005511</text:p>
          </table:table-cell>
          <table:table-cell table:style-name="ce1" office:value-type="string">
            <text:p>6.9053e-05</text:p>
          </table:table-cell>
          <table:table-cell office:value-type="float" office:value="0.00074809">
            <text:p>0.00074809</text:p>
          </table:table-cell>
          <table:table-cell table:style-name="ce1" office:value-type="string">
            <text:p>8.6767e-11</text:p>
          </table:table-cell>
          <table:table-cell table:style-name="ce1" office:value-type="string">
            <text:p>2.8158e-06</text:p>
          </table:table-cell>
          <table:table-cell table:style-name="ce1" office:value-type="string">
            <text:p>-1.0283e-17</text:p>
          </table:table-cell>
          <table:table-cell table:style-name="ce1" office:value-type="string">
            <text:p>2.0331e-14</text:p>
          </table:table-cell>
          <table:table-cell office:value-type="float" office:value="0.0005511">
            <text:p>0.0005511</text:p>
          </table:table-cell>
          <table:table-cell table:style-name="ce1" office:value-type="string">
            <text:p>6.8999e-05</text:p>
          </table:table-cell>
          <table:table-cell office:value-type="float" office:value="0.0007481">
            <text:p>0.0007481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3.6711e-18</text:p>
          </table:table-cell>
          <table:table-cell table:style-name="ce1" office:value-type="string">
            <text:p>2.0332e-14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546.98">
            <text:p>546.98</text:p>
          </table:table-cell>
          <table:table-cell table:formula="of:=[.Q101]*1000000" office:value-type="float" office:value="68.556">
            <text:p>68.556</text:p>
          </table:table-cell>
          <table:table-cell table:formula="of:=[.R101]*1000000" office:value-type="float" office:value="752.76">
            <text:p>752.76</text:p>
          </table:table-cell>
          <table:table-cell table:formula="of:=[.S101]*1000000" office:value-type="float" office:value="0.000082362">
            <text:p>0.000082362</text:p>
          </table:table-cell>
          <table:table-cell table:formula="of:=[.T101]*1000000" office:value-type="float" office:value="2.8368">
            <text:p>2.8368</text:p>
          </table:table-cell>
          <table:table-cell table:formula="of:=[.U101]*1000000" office:value-type="float" office:value="-0.0000000000081326">
            <text:p>-8.1326E-012</text:p>
          </table:table-cell>
          <table:table-cell table:formula="of:=[.V101]*1000000" office:value-type="float" office:value="0.000000019731">
            <text:p>1.9731E-008</text:p>
          </table:table-cell>
          <table:table-cell table:formula="of:=[.W101]*1000000" office:value-type="float" office:value="546.98">
            <text:p>546.98</text:p>
          </table:table-cell>
          <table:table-cell table:formula="of:=[.X101]*1000000" office:value-type="float" office:value="68.502">
            <text:p>68.502</text:p>
          </table:table-cell>
          <table:table-cell table:formula="of:=[.Y101]*1000000" office:value-type="float" office:value="752.77">
            <text:p>752.77</text:p>
          </table:table-cell>
          <table:table-cell table:formula="of:=[.Z101]*1000000" office:value-type="float" office:value="20.008">
            <text:p>20.008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0.0000000000018052">
            <text:p>1.8052E-012</text:p>
          </table:table-cell>
          <table:table-cell table:formula="of:=[.AC101]*1000000" office:value-type="float" office:value="0.000000019731">
            <text:p>1.9731E-008</text:p>
          </table:table-cell>
          <table:table-cell office:value-type="float" office:value="0.00054698">
            <text:p>0.00054698</text:p>
          </table:table-cell>
          <table:table-cell table:style-name="ce1" office:value-type="string">
            <text:p>6.8556e-05</text:p>
          </table:table-cell>
          <table:table-cell office:value-type="float" office:value="0.00075276">
            <text:p>0.00075276</text:p>
          </table:table-cell>
          <table:table-cell table:style-name="ce1" office:value-type="string">
            <text:p>8.2362e-11</text:p>
          </table:table-cell>
          <table:table-cell table:style-name="ce1" office:value-type="string">
            <text:p>2.8368e-06</text:p>
          </table:table-cell>
          <table:table-cell table:style-name="ce1" office:value-type="string">
            <text:p>-8.1326e-18</text:p>
          </table:table-cell>
          <table:table-cell table:style-name="ce1" office:value-type="string">
            <text:p>1.9731e-14</text:p>
          </table:table-cell>
          <table:table-cell office:value-type="float" office:value="0.00054698">
            <text:p>0.00054698</text:p>
          </table:table-cell>
          <table:table-cell table:style-name="ce1" office:value-type="string">
            <text:p>6.8502e-05</text:p>
          </table:table-cell>
          <table:table-cell office:value-type="float" office:value="0.00075277">
            <text:p>0.00075277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1.8052e-18</text:p>
          </table:table-cell>
          <table:table-cell table:style-name="ce1" office:value-type="string">
            <text:p>1.9731e-14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542.9">
            <text:p>542.9</text:p>
          </table:table-cell>
          <table:table-cell table:formula="of:=[.Q102]*1000000" office:value-type="float" office:value="68.061">
            <text:p>68.061</text:p>
          </table:table-cell>
          <table:table-cell table:formula="of:=[.R102]*1000000" office:value-type="float" office:value="757.39">
            <text:p>757.39</text:p>
          </table:table-cell>
          <table:table-cell table:formula="of:=[.S102]*1000000" office:value-type="float" office:value="0.000078156">
            <text:p>0.000078156</text:p>
          </table:table-cell>
          <table:table-cell table:formula="of:=[.T102]*1000000" office:value-type="float" office:value="2.8577">
            <text:p>2.8577</text:p>
          </table:table-cell>
          <table:table-cell table:formula="of:=[.U102]*1000000" office:value-type="float" office:value="-0.0000000000080566">
            <text:p>-8.0566E-012</text:p>
          </table:table-cell>
          <table:table-cell table:formula="of:=[.V102]*1000000" office:value-type="float" office:value="0.000000019149">
            <text:p>1.9149E-008</text:p>
          </table:table-cell>
          <table:table-cell table:formula="of:=[.W102]*1000000" office:value-type="float" office:value="542.9">
            <text:p>542.9</text:p>
          </table:table-cell>
          <table:table-cell table:formula="of:=[.X102]*1000000" office:value-type="float" office:value="68.007">
            <text:p>68.007</text:p>
          </table:table-cell>
          <table:table-cell table:formula="of:=[.Y102]*1000000" office:value-type="float" office:value="757.4">
            <text:p>757.4</text:p>
          </table:table-cell>
          <table:table-cell table:formula="of:=[.Z102]*1000000" office:value-type="float" office:value="20.008">
            <text:p>20.008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0.000000000002256">
            <text:p>2.256E-012</text:p>
          </table:table-cell>
          <table:table-cell table:formula="of:=[.AC102]*1000000" office:value-type="float" office:value="0.000000019149">
            <text:p>1.9149E-008</text:p>
          </table:table-cell>
          <table:table-cell office:value-type="float" office:value="0.0005429">
            <text:p>0.0005429</text:p>
          </table:table-cell>
          <table:table-cell table:style-name="ce1" office:value-type="string">
            <text:p>6.8061e-05</text:p>
          </table:table-cell>
          <table:table-cell office:value-type="float" office:value="0.00075739">
            <text:p>0.00075739</text:p>
          </table:table-cell>
          <table:table-cell table:style-name="ce1" office:value-type="string">
            <text:p>7.8156e-11</text:p>
          </table:table-cell>
          <table:table-cell table:style-name="ce1" office:value-type="string">
            <text:p>2.8577e-06</text:p>
          </table:table-cell>
          <table:table-cell table:style-name="ce1" office:value-type="string">
            <text:p>-8.0566e-18</text:p>
          </table:table-cell>
          <table:table-cell table:style-name="ce1" office:value-type="string">
            <text:p>1.9149e-14</text:p>
          </table:table-cell>
          <table:table-cell office:value-type="float" office:value="0.0005429">
            <text:p>0.0005429</text:p>
          </table:table-cell>
          <table:table-cell table:style-name="ce1" office:value-type="string">
            <text:p>6.8007e-05</text:p>
          </table:table-cell>
          <table:table-cell office:value-type="float" office:value="0.0007574">
            <text:p>0.0007574</text:p>
          </table:table-cell>
          <table:table-cell table:style-name="ce1" office:value-type="string">
            <text:p>2.0008e-05</text:p>
          </table:table-cell>
          <table:table-cell office:value-type="float" office:value="0">
            <text:p>0</text:p>
          </table:table-cell>
          <table:table-cell table:style-name="ce1" office:value-type="string">
            <text:p>2.256e-18</text:p>
          </table:table-cell>
          <table:table-cell table:style-name="ce1" office:value-type="string">
            <text:p>1.9149e-14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538.85">
            <text:p>538.85</text:p>
          </table:table-cell>
          <table:table-cell table:formula="of:=[.Q103]*1000000" office:value-type="float" office:value="67.569">
            <text:p>67.569</text:p>
          </table:table-cell>
          <table:table-cell table:formula="of:=[.R103]*1000000" office:value-type="float" office:value="761.97">
            <text:p>761.97</text:p>
          </table:table-cell>
          <table:table-cell table:formula="of:=[.S103]*1000000" office:value-type="float" office:value="0.000074143">
            <text:p>0.000074143</text:p>
          </table:table-cell>
          <table:table-cell table:formula="of:=[.T103]*1000000" office:value-type="float" office:value="2.8786">
            <text:p>2.8786</text:p>
          </table:table-cell>
          <table:table-cell table:formula="of:=[.U103]*1000000" office:value-type="float" office:value="-0.0000000000072553">
            <text:p>-7.2553E-012</text:p>
          </table:table-cell>
          <table:table-cell table:formula="of:=[.V103]*1000000" office:value-type="float" office:value="0.000000018584">
            <text:p>1.8584E-008</text:p>
          </table:table-cell>
          <table:table-cell table:formula="of:=[.W103]*1000000" office:value-type="float" office:value="538.85">
            <text:p>538.85</text:p>
          </table:table-cell>
          <table:table-cell table:formula="of:=[.X103]*1000000" office:value-type="float" office:value="67.515">
            <text:p>67.515</text:p>
          </table:table-cell>
          <table:table-cell table:formula="of:=[.Y103]*1000000" office:value-type="float" office:value="761.98">
            <text:p>761.98</text:p>
          </table:table-cell>
          <table:table-cell table:formula="of:=[.Z103]*1000000" office:value-type="float" office:value="20.007">
            <text:p>20.007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0.0000000000029267">
            <text:p>2.9267E-012</text:p>
          </table:table-cell>
          <table:table-cell table:formula="of:=[.AC103]*1000000" office:value-type="float" office:value="0.000000018585">
            <text:p>1.8585E-008</text:p>
          </table:table-cell>
          <table:table-cell office:value-type="float" office:value="0.00053885">
            <text:p>0.00053885</text:p>
          </table:table-cell>
          <table:table-cell table:style-name="ce1" office:value-type="string">
            <text:p>6.7569e-05</text:p>
          </table:table-cell>
          <table:table-cell office:value-type="float" office:value="0.00076197">
            <text:p>0.00076197</text:p>
          </table:table-cell>
          <table:table-cell table:style-name="ce1" office:value-type="string">
            <text:p>7.4143e-11</text:p>
          </table:table-cell>
          <table:table-cell table:style-name="ce1" office:value-type="string">
            <text:p>2.8786e-06</text:p>
          </table:table-cell>
          <table:table-cell table:style-name="ce1" office:value-type="string">
            <text:p>-7.2553e-18</text:p>
          </table:table-cell>
          <table:table-cell table:style-name="ce1" office:value-type="string">
            <text:p>1.8584e-14</text:p>
          </table:table-cell>
          <table:table-cell office:value-type="float" office:value="0.00053885">
            <text:p>0.00053885</text:p>
          </table:table-cell>
          <table:table-cell table:style-name="ce1" office:value-type="string">
            <text:p>6.7515e-05</text:p>
          </table:table-cell>
          <table:table-cell office:value-type="float" office:value="0.00076198">
            <text:p>0.0007619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9267e-18</text:p>
          </table:table-cell>
          <table:table-cell table:style-name="ce1" office:value-type="string">
            <text:p>1.8585e-14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534.84">
            <text:p>534.84</text:p>
          </table:table-cell>
          <table:table-cell table:formula="of:=[.Q104]*1000000" office:value-type="float" office:value="67.078">
            <text:p>67.078</text:p>
          </table:table-cell>
          <table:table-cell table:formula="of:=[.R104]*1000000" office:value-type="float" office:value="766.52">
            <text:p>766.52</text:p>
          </table:table-cell>
          <table:table-cell table:formula="of:=[.S104]*1000000" office:value-type="float" office:value="0.000070313">
            <text:p>0.000070313</text:p>
          </table:table-cell>
          <table:table-cell table:formula="of:=[.T104]*1000000" office:value-type="float" office:value="2.8993">
            <text:p>2.8993</text:p>
          </table:table-cell>
          <table:table-cell table:formula="of:=[.U104]*1000000" office:value-type="float" office:value="-0.0000000000071305">
            <text:p>-7.1305E-012</text:p>
          </table:table-cell>
          <table:table-cell table:formula="of:=[.V104]*1000000" office:value-type="float" office:value="0.000000018037">
            <text:p>0.000000018</text:p>
          </table:table-cell>
          <table:table-cell table:formula="of:=[.W104]*1000000" office:value-type="float" office:value="534.84">
            <text:p>534.84</text:p>
          </table:table-cell>
          <table:table-cell table:formula="of:=[.X104]*1000000" office:value-type="float" office:value="67.025">
            <text:p>67.025</text:p>
          </table:table-cell>
          <table:table-cell table:formula="of:=[.Y104]*1000000" office:value-type="float" office:value="766.53">
            <text:p>766.53</text:p>
          </table:table-cell>
          <table:table-cell table:formula="of:=[.Z104]*1000000" office:value-type="float" office:value="20.007">
            <text:p>20.007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024407">
            <text:p>2.4407E-012</text:p>
          </table:table-cell>
          <table:table-cell table:formula="of:=[.AC104]*1000000" office:value-type="float" office:value="0.000000018037">
            <text:p>0.000000018</text:p>
          </table:table-cell>
          <table:table-cell office:value-type="float" office:value="0.00053484">
            <text:p>0.00053484</text:p>
          </table:table-cell>
          <table:table-cell table:style-name="ce1" office:value-type="string">
            <text:p>6.7078e-05</text:p>
          </table:table-cell>
          <table:table-cell office:value-type="float" office:value="0.00076652">
            <text:p>0.00076652</text:p>
          </table:table-cell>
          <table:table-cell table:style-name="ce1" office:value-type="string">
            <text:p>7.0313e-11</text:p>
          </table:table-cell>
          <table:table-cell table:style-name="ce1" office:value-type="string">
            <text:p>2.8993e-06</text:p>
          </table:table-cell>
          <table:table-cell table:style-name="ce1" office:value-type="string">
            <text:p>-7.1305e-18</text:p>
          </table:table-cell>
          <table:table-cell table:style-name="ce1" office:value-type="string">
            <text:p>1.8037e-14</text:p>
          </table:table-cell>
          <table:table-cell office:value-type="float" office:value="0.00053484">
            <text:p>0.00053484</text:p>
          </table:table-cell>
          <table:table-cell table:style-name="ce1" office:value-type="string">
            <text:p>6.7025e-05</text:p>
          </table:table-cell>
          <table:table-cell office:value-type="float" office:value="0.00076653">
            <text:p>0.0007665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4407e-18</text:p>
          </table:table-cell>
          <table:table-cell table:style-name="ce1" office:value-type="string">
            <text:p>1.8037e-14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530.87">
            <text:p>530.87</text:p>
          </table:table-cell>
          <table:table-cell table:formula="of:=[.Q105]*1000000" office:value-type="float" office:value="66.591">
            <text:p>66.591</text:p>
          </table:table-cell>
          <table:table-cell table:formula="of:=[.R105]*1000000" office:value-type="float" office:value="771.03">
            <text:p>771.03</text:p>
          </table:table-cell>
          <table:table-cell table:formula="of:=[.S105]*1000000" office:value-type="float" office:value="0.000066658">
            <text:p>0.000066658</text:p>
          </table:table-cell>
          <table:table-cell table:formula="of:=[.T105]*1000000" office:value-type="float" office:value="2.92">
            <text:p>2.92</text:p>
          </table:table-cell>
          <table:table-cell table:formula="of:=[.U105]*1000000" office:value-type="float" office:value="-0.0000000000070859">
            <text:p>-7.0859E-012</text:p>
          </table:table-cell>
          <table:table-cell table:formula="of:=[.V105]*1000000" office:value-type="float" office:value="0.000000017507">
            <text:p>1.7507E-008</text:p>
          </table:table-cell>
          <table:table-cell table:formula="of:=[.W105]*1000000" office:value-type="float" office:value="530.87">
            <text:p>530.87</text:p>
          </table:table-cell>
          <table:table-cell table:formula="of:=[.X105]*1000000" office:value-type="float" office:value="66.537">
            <text:p>66.537</text:p>
          </table:table-cell>
          <table:table-cell table:formula="of:=[.Y105]*1000000" office:value-type="float" office:value="771.03">
            <text:p>771.03</text:p>
          </table:table-cell>
          <table:table-cell table:formula="of:=[.Z105]*1000000" office:value-type="float" office:value="20.007">
            <text:p>20.007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020108">
            <text:p>2.0108E-012</text:p>
          </table:table-cell>
          <table:table-cell table:formula="of:=[.AC105]*1000000" office:value-type="float" office:value="0.000000017507">
            <text:p>1.7507E-008</text:p>
          </table:table-cell>
          <table:table-cell office:value-type="float" office:value="0.00053087">
            <text:p>0.00053087</text:p>
          </table:table-cell>
          <table:table-cell table:style-name="ce1" office:value-type="string">
            <text:p>6.6591e-05</text:p>
          </table:table-cell>
          <table:table-cell office:value-type="float" office:value="0.00077103">
            <text:p>0.00077103</text:p>
          </table:table-cell>
          <table:table-cell table:style-name="ce1" office:value-type="string">
            <text:p>6.6658e-11</text:p>
          </table:table-cell>
          <table:table-cell table:style-name="ce1" office:value-type="string">
            <text:p>2.92e-06</text:p>
          </table:table-cell>
          <table:table-cell table:style-name="ce1" office:value-type="string">
            <text:p>-7.0859e-18</text:p>
          </table:table-cell>
          <table:table-cell table:style-name="ce1" office:value-type="string">
            <text:p>1.7507e-14</text:p>
          </table:table-cell>
          <table:table-cell office:value-type="float" office:value="0.00053087">
            <text:p>0.00053087</text:p>
          </table:table-cell>
          <table:table-cell table:style-name="ce1" office:value-type="string">
            <text:p>6.6537e-05</text:p>
          </table:table-cell>
          <table:table-cell office:value-type="float" office:value="0.00077103">
            <text:p>0.0007710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0108e-18</text:p>
          </table:table-cell>
          <table:table-cell table:style-name="ce1" office:value-type="string">
            <text:p>1.7507e-14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526.93">
            <text:p>526.93</text:p>
          </table:table-cell>
          <table:table-cell table:formula="of:=[.Q106]*1000000" office:value-type="float" office:value="66.105">
            <text:p>66.105</text:p>
          </table:table-cell>
          <table:table-cell table:formula="of:=[.R106]*1000000" office:value-type="float" office:value="775.49">
            <text:p>775.49</text:p>
          </table:table-cell>
          <table:table-cell table:formula="of:=[.S106]*1000000" office:value-type="float" office:value="0.000063173">
            <text:p>0.000063173</text:p>
          </table:table-cell>
          <table:table-cell table:formula="of:=[.T106]*1000000" office:value-type="float" office:value="2.9406">
            <text:p>2.9406</text:p>
          </table:table-cell>
          <table:table-cell table:formula="of:=[.U106]*1000000" office:value-type="float" office:value="-0.0000000000068384">
            <text:p>-6.8384E-012</text:p>
          </table:table-cell>
          <table:table-cell table:formula="of:=[.V106]*1000000" office:value-type="float" office:value="0.000000016993">
            <text:p>0.000000017</text:p>
          </table:table-cell>
          <table:table-cell table:formula="of:=[.W106]*1000000" office:value-type="float" office:value="526.93">
            <text:p>526.93</text:p>
          </table:table-cell>
          <table:table-cell table:formula="of:=[.X106]*1000000" office:value-type="float" office:value="66.052">
            <text:p>66.052</text:p>
          </table:table-cell>
          <table:table-cell table:formula="of:=[.Y106]*1000000" office:value-type="float" office:value="775.5">
            <text:p>775.5</text:p>
          </table:table-cell>
          <table:table-cell table:formula="of:=[.Z106]*1000000" office:value-type="float" office:value="20.007">
            <text:p>20.007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031268">
            <text:p>-3.1268E-013</text:p>
          </table:table-cell>
          <table:table-cell table:formula="of:=[.AC106]*1000000" office:value-type="float" office:value="0.000000016993">
            <text:p>0.000000017</text:p>
          </table:table-cell>
          <table:table-cell office:value-type="float" office:value="0.00052693">
            <text:p>0.00052693</text:p>
          </table:table-cell>
          <table:table-cell table:style-name="ce1" office:value-type="string">
            <text:p>6.6105e-05</text:p>
          </table:table-cell>
          <table:table-cell office:value-type="float" office:value="0.00077549">
            <text:p>0.00077549</text:p>
          </table:table-cell>
          <table:table-cell table:style-name="ce1" office:value-type="string">
            <text:p>6.3173e-11</text:p>
          </table:table-cell>
          <table:table-cell table:style-name="ce1" office:value-type="string">
            <text:p>2.9406e-06</text:p>
          </table:table-cell>
          <table:table-cell table:style-name="ce1" office:value-type="string">
            <text:p>-6.8384e-18</text:p>
          </table:table-cell>
          <table:table-cell table:style-name="ce1" office:value-type="string">
            <text:p>1.6993e-14</text:p>
          </table:table-cell>
          <table:table-cell office:value-type="float" office:value="0.00052693">
            <text:p>0.00052693</text:p>
          </table:table-cell>
          <table:table-cell table:style-name="ce1" office:value-type="string">
            <text:p>6.6052e-05</text:p>
          </table:table-cell>
          <table:table-cell office:value-type="float" office:value="0.0007755">
            <text:p>0.000775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268e-19</text:p>
          </table:table-cell>
          <table:table-cell table:style-name="ce1" office:value-type="string">
            <text:p>1.6993e-14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523.03">
            <text:p>523.03</text:p>
          </table:table-cell>
          <table:table-cell table:formula="of:=[.Q107]*1000000" office:value-type="float" office:value="65.622">
            <text:p>65.622</text:p>
          </table:table-cell>
          <table:table-cell table:formula="of:=[.R107]*1000000" office:value-type="float" office:value="779.92">
            <text:p>779.92</text:p>
          </table:table-cell>
          <table:table-cell table:formula="of:=[.S107]*1000000" office:value-type="float" office:value="0.000059848">
            <text:p>0.000059848</text:p>
          </table:table-cell>
          <table:table-cell table:formula="of:=[.T107]*1000000" office:value-type="float" office:value="2.961">
            <text:p>2.961</text:p>
          </table:table-cell>
          <table:table-cell table:formula="of:=[.U107]*1000000" office:value-type="float" office:value="-0.0000000000061847">
            <text:p>-6.1847E-012</text:p>
          </table:table-cell>
          <table:table-cell table:formula="of:=[.V107]*1000000" office:value-type="float" office:value="0.000000016494">
            <text:p>1.6494E-008</text:p>
          </table:table-cell>
          <table:table-cell table:formula="of:=[.W107]*1000000" office:value-type="float" office:value="523.03">
            <text:p>523.03</text:p>
          </table:table-cell>
          <table:table-cell table:formula="of:=[.X107]*1000000" office:value-type="float" office:value="65.569">
            <text:p>65.569</text:p>
          </table:table-cell>
          <table:table-cell table:formula="of:=[.Y107]*1000000" office:value-type="float" office:value="779.93">
            <text:p>779.93</text:p>
          </table:table-cell>
          <table:table-cell table:formula="of:=[.Z107]*1000000" office:value-type="float" office:value="20.007">
            <text:p>20.007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0047333">
            <text:p>-4.7333E-013</text:p>
          </table:table-cell>
          <table:table-cell table:formula="of:=[.AC107]*1000000" office:value-type="float" office:value="0.000000016494">
            <text:p>1.6494E-008</text:p>
          </table:table-cell>
          <table:table-cell office:value-type="float" office:value="0.00052303">
            <text:p>0.00052303</text:p>
          </table:table-cell>
          <table:table-cell table:style-name="ce1" office:value-type="string">
            <text:p>6.5622e-05</text:p>
          </table:table-cell>
          <table:table-cell office:value-type="float" office:value="0.00077992">
            <text:p>0.00077992</text:p>
          </table:table-cell>
          <table:table-cell table:style-name="ce1" office:value-type="string">
            <text:p>5.9848e-11</text:p>
          </table:table-cell>
          <table:table-cell table:style-name="ce1" office:value-type="string">
            <text:p>2.961e-06</text:p>
          </table:table-cell>
          <table:table-cell table:style-name="ce1" office:value-type="string">
            <text:p>-6.1847e-18</text:p>
          </table:table-cell>
          <table:table-cell table:style-name="ce1" office:value-type="string">
            <text:p>1.6494e-14</text:p>
          </table:table-cell>
          <table:table-cell office:value-type="float" office:value="0.00052303">
            <text:p>0.00052303</text:p>
          </table:table-cell>
          <table:table-cell table:style-name="ce1" office:value-type="string">
            <text:p>6.5569e-05</text:p>
          </table:table-cell>
          <table:table-cell office:value-type="float" office:value="0.00077993">
            <text:p>0.0007799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333e-19</text:p>
          </table:table-cell>
          <table:table-cell table:style-name="ce1" office:value-type="string">
            <text:p>1.6494e-14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519.17">
            <text:p>519.17</text:p>
          </table:table-cell>
          <table:table-cell table:formula="of:=[.Q108]*1000000" office:value-type="float" office:value="65.141">
            <text:p>65.141</text:p>
          </table:table-cell>
          <table:table-cell table:formula="of:=[.R108]*1000000" office:value-type="float" office:value="784.31">
            <text:p>784.31</text:p>
          </table:table-cell>
          <table:table-cell table:formula="of:=[.S108]*1000000" office:value-type="float" office:value="0.000056679">
            <text:p>0.000056679</text:p>
          </table:table-cell>
          <table:table-cell table:formula="of:=[.T108]*1000000" office:value-type="float" office:value="2.9814">
            <text:p>2.9814</text:p>
          </table:table-cell>
          <table:table-cell table:formula="of:=[.U108]*1000000" office:value-type="float" office:value="-0.000000000006037">
            <text:p>-6.037E-012</text:p>
          </table:table-cell>
          <table:table-cell table:formula="of:=[.V108]*1000000" office:value-type="float" office:value="0.000000016011">
            <text:p>0.000000016</text:p>
          </table:table-cell>
          <table:table-cell table:formula="of:=[.W108]*1000000" office:value-type="float" office:value="519.17">
            <text:p>519.17</text:p>
          </table:table-cell>
          <table:table-cell table:formula="of:=[.X108]*1000000" office:value-type="float" office:value="65.088">
            <text:p>65.088</text:p>
          </table:table-cell>
          <table:table-cell table:formula="of:=[.Y108]*1000000" office:value-type="float" office:value="784.31">
            <text:p>784.31</text:p>
          </table:table-cell>
          <table:table-cell table:formula="of:=[.Z108]*1000000" office:value-type="float" office:value="20.007">
            <text:p>20.007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-0.0000000000003548">
            <text:p>-3.548E-013</text:p>
          </table:table-cell>
          <table:table-cell table:formula="of:=[.AC108]*1000000" office:value-type="float" office:value="0.000000016011">
            <text:p>0.000000016</text:p>
          </table:table-cell>
          <table:table-cell office:value-type="float" office:value="0.00051917">
            <text:p>0.00051917</text:p>
          </table:table-cell>
          <table:table-cell table:style-name="ce1" office:value-type="string">
            <text:p>6.5141e-05</text:p>
          </table:table-cell>
          <table:table-cell office:value-type="float" office:value="0.00078431">
            <text:p>0.00078431</text:p>
          </table:table-cell>
          <table:table-cell table:style-name="ce1" office:value-type="string">
            <text:p>5.6679e-11</text:p>
          </table:table-cell>
          <table:table-cell table:style-name="ce1" office:value-type="string">
            <text:p>2.9814e-06</text:p>
          </table:table-cell>
          <table:table-cell table:style-name="ce1" office:value-type="string">
            <text:p>-6.037e-18</text:p>
          </table:table-cell>
          <table:table-cell table:style-name="ce1" office:value-type="string">
            <text:p>1.6011e-14</text:p>
          </table:table-cell>
          <table:table-cell office:value-type="float" office:value="0.00051917">
            <text:p>0.00051917</text:p>
          </table:table-cell>
          <table:table-cell table:style-name="ce1" office:value-type="string">
            <text:p>6.5088e-05</text:p>
          </table:table-cell>
          <table:table-cell office:value-type="float" office:value="0.00078431">
            <text:p>0.0007843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48e-19</text:p>
          </table:table-cell>
          <table:table-cell table:style-name="ce1" office:value-type="string">
            <text:p>1.6011e-14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515.34">
            <text:p>515.34</text:p>
          </table:table-cell>
          <table:table-cell table:formula="of:=[.Q109]*1000000" office:value-type="float" office:value="64.663">
            <text:p>64.663</text:p>
          </table:table-cell>
          <table:table-cell table:formula="of:=[.R109]*1000000" office:value-type="float" office:value="788.66">
            <text:p>788.66</text:p>
          </table:table-cell>
          <table:table-cell table:formula="of:=[.S109]*1000000" office:value-type="float" office:value="0.000053657">
            <text:p>0.000053657</text:p>
          </table:table-cell>
          <table:table-cell table:formula="of:=[.T109]*1000000" office:value-type="float" office:value="3.0017">
            <text:p>3.0017</text:p>
          </table:table-cell>
          <table:table-cell table:formula="of:=[.U109]*1000000" office:value-type="float" office:value="-0.0000000000054818">
            <text:p>-5.4818E-012</text:p>
          </table:table-cell>
          <table:table-cell table:formula="of:=[.V109]*1000000" office:value-type="float" office:value="0.000000015542">
            <text:p>1.5542E-008</text:p>
          </table:table-cell>
          <table:table-cell table:formula="of:=[.W109]*1000000" office:value-type="float" office:value="515.34">
            <text:p>515.34</text:p>
          </table:table-cell>
          <table:table-cell table:formula="of:=[.X109]*1000000" office:value-type="float" office:value="64.61">
            <text:p>64.61</text:p>
          </table:table-cell>
          <table:table-cell table:formula="of:=[.Y109]*1000000" office:value-type="float" office:value="788.66">
            <text:p>788.66</text:p>
          </table:table-cell>
          <table:table-cell table:formula="of:=[.Z109]*1000000" office:value-type="float" office:value="20.007">
            <text:p>20.007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-0.0000000000021297">
            <text:p>-2.1297E-012</text:p>
          </table:table-cell>
          <table:table-cell table:formula="of:=[.AC109]*1000000" office:value-type="float" office:value="0.000000015543">
            <text:p>1.5543E-008</text:p>
          </table:table-cell>
          <table:table-cell office:value-type="float" office:value="0.00051534">
            <text:p>0.00051534</text:p>
          </table:table-cell>
          <table:table-cell table:style-name="ce1" office:value-type="string">
            <text:p>6.4663e-05</text:p>
          </table:table-cell>
          <table:table-cell office:value-type="float" office:value="0.00078866">
            <text:p>0.00078866</text:p>
          </table:table-cell>
          <table:table-cell table:style-name="ce1" office:value-type="string">
            <text:p>5.3657e-11</text:p>
          </table:table-cell>
          <table:table-cell table:style-name="ce1" office:value-type="string">
            <text:p>3.0017e-06</text:p>
          </table:table-cell>
          <table:table-cell table:style-name="ce1" office:value-type="string">
            <text:p>-5.4818e-18</text:p>
          </table:table-cell>
          <table:table-cell table:style-name="ce1" office:value-type="string">
            <text:p>1.5542e-14</text:p>
          </table:table-cell>
          <table:table-cell office:value-type="float" office:value="0.00051534">
            <text:p>0.00051534</text:p>
          </table:table-cell>
          <table:table-cell table:style-name="ce1" office:value-type="string">
            <text:p>6.461e-05</text:p>
          </table:table-cell>
          <table:table-cell office:value-type="float" office:value="0.00078866">
            <text:p>0.00078866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297e-18</text:p>
          </table:table-cell>
          <table:table-cell table:style-name="ce1" office:value-type="string">
            <text:p>1.5543e-14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511.54">
            <text:p>511.54</text:p>
          </table:table-cell>
          <table:table-cell table:formula="of:=[.Q110]*1000000" office:value-type="float" office:value="64.187">
            <text:p>64.187</text:p>
          </table:table-cell>
          <table:table-cell table:formula="of:=[.R110]*1000000" office:value-type="float" office:value="792.97">
            <text:p>792.97</text:p>
          </table:table-cell>
          <table:table-cell table:formula="of:=[.S110]*1000000" office:value-type="float" office:value="0.000050777">
            <text:p>0.000050777</text:p>
          </table:table-cell>
          <table:table-cell table:formula="of:=[.T110]*1000000" office:value-type="float" office:value="3.0219">
            <text:p>3.0219</text:p>
          </table:table-cell>
          <table:table-cell table:formula="of:=[.U110]*1000000" office:value-type="float" office:value="-0.000000000005605">
            <text:p>-5.605E-012</text:p>
          </table:table-cell>
          <table:table-cell table:formula="of:=[.V110]*1000000" office:value-type="float" office:value="0.000000015088">
            <text:p>1.5088E-008</text:p>
          </table:table-cell>
          <table:table-cell table:formula="of:=[.W110]*1000000" office:value-type="float" office:value="511.54">
            <text:p>511.54</text:p>
          </table:table-cell>
          <table:table-cell table:formula="of:=[.X110]*1000000" office:value-type="float" office:value="64.134">
            <text:p>64.134</text:p>
          </table:table-cell>
          <table:table-cell table:formula="of:=[.Y110]*1000000" office:value-type="float" office:value="792.97">
            <text:p>792.97</text:p>
          </table:table-cell>
          <table:table-cell table:formula="of:=[.Z110]*1000000" office:value-type="float" office:value="20.007">
            <text:p>20.007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-0.00000000000071433">
            <text:p>-7.1433E-013</text:p>
          </table:table-cell>
          <table:table-cell table:formula="of:=[.AC110]*1000000" office:value-type="float" office:value="0.000000015088">
            <text:p>1.5088E-008</text:p>
          </table:table-cell>
          <table:table-cell office:value-type="float" office:value="0.00051154">
            <text:p>0.00051154</text:p>
          </table:table-cell>
          <table:table-cell table:style-name="ce1" office:value-type="string">
            <text:p>6.4187e-05</text:p>
          </table:table-cell>
          <table:table-cell office:value-type="float" office:value="0.00079297">
            <text:p>0.00079297</text:p>
          </table:table-cell>
          <table:table-cell table:style-name="ce1" office:value-type="string">
            <text:p>5.0777e-11</text:p>
          </table:table-cell>
          <table:table-cell table:style-name="ce1" office:value-type="string">
            <text:p>3.0219e-06</text:p>
          </table:table-cell>
          <table:table-cell table:style-name="ce1" office:value-type="string">
            <text:p>-5.605e-18</text:p>
          </table:table-cell>
          <table:table-cell table:style-name="ce1" office:value-type="string">
            <text:p>1.5088e-14</text:p>
          </table:table-cell>
          <table:table-cell office:value-type="float" office:value="0.00051154">
            <text:p>0.00051154</text:p>
          </table:table-cell>
          <table:table-cell table:style-name="ce1" office:value-type="string">
            <text:p>6.4134e-05</text:p>
          </table:table-cell>
          <table:table-cell office:value-type="float" office:value="0.00079297">
            <text:p>0.0007929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433e-19</text:p>
          </table:table-cell>
          <table:table-cell table:style-name="ce1" office:value-type="string">
            <text:p>1.5088e-14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507.78">
            <text:p>507.78</text:p>
          </table:table-cell>
          <table:table-cell table:formula="of:=[.Q111]*1000000" office:value-type="float" office:value="63.713">
            <text:p>63.713</text:p>
          </table:table-cell>
          <table:table-cell table:formula="of:=[.R111]*1000000" office:value-type="float" office:value="797.24">
            <text:p>797.24</text:p>
          </table:table-cell>
          <table:table-cell table:formula="of:=[.S111]*1000000" office:value-type="float" office:value="0.000048033">
            <text:p>0.000048033</text:p>
          </table:table-cell>
          <table:table-cell table:formula="of:=[.T111]*1000000" office:value-type="float" office:value="3.042">
            <text:p>3.042</text:p>
          </table:table-cell>
          <table:table-cell table:formula="of:=[.U111]*1000000" office:value-type="float" office:value="-0.0000000000052811">
            <text:p>-5.2811E-012</text:p>
          </table:table-cell>
          <table:table-cell table:formula="of:=[.V111]*1000000" office:value-type="float" office:value="0.000000014648">
            <text:p>1.4648E-008</text:p>
          </table:table-cell>
          <table:table-cell table:formula="of:=[.W111]*1000000" office:value-type="float" office:value="507.78">
            <text:p>507.78</text:p>
          </table:table-cell>
          <table:table-cell table:formula="of:=[.X111]*1000000" office:value-type="float" office:value="63.66">
            <text:p>63.66</text:p>
          </table:table-cell>
          <table:table-cell table:formula="of:=[.Y111]*1000000" office:value-type="float" office:value="797.25">
            <text:p>797.25</text:p>
          </table:table-cell>
          <table:table-cell table:formula="of:=[.Z111]*1000000" office:value-type="float" office:value="20.007">
            <text:p>20.007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-0.000000000001192">
            <text:p>-1.192E-012</text:p>
          </table:table-cell>
          <table:table-cell table:formula="of:=[.AC111]*1000000" office:value-type="float" office:value="0.000000014648">
            <text:p>1.4648E-008</text:p>
          </table:table-cell>
          <table:table-cell office:value-type="float" office:value="0.00050778">
            <text:p>0.00050778</text:p>
          </table:table-cell>
          <table:table-cell table:style-name="ce1" office:value-type="string">
            <text:p>6.3713e-05</text:p>
          </table:table-cell>
          <table:table-cell office:value-type="float" office:value="0.00079724">
            <text:p>0.00079724</text:p>
          </table:table-cell>
          <table:table-cell table:style-name="ce1" office:value-type="string">
            <text:p>4.8033e-11</text:p>
          </table:table-cell>
          <table:table-cell table:style-name="ce1" office:value-type="string">
            <text:p>3.042e-06</text:p>
          </table:table-cell>
          <table:table-cell table:style-name="ce1" office:value-type="string">
            <text:p>-5.2811e-18</text:p>
          </table:table-cell>
          <table:table-cell table:style-name="ce1" office:value-type="string">
            <text:p>1.4648e-14</text:p>
          </table:table-cell>
          <table:table-cell office:value-type="float" office:value="0.00050778">
            <text:p>0.00050778</text:p>
          </table:table-cell>
          <table:table-cell table:style-name="ce1" office:value-type="string">
            <text:p>6.366e-05</text:p>
          </table:table-cell>
          <table:table-cell office:value-type="float" office:value="0.00079725">
            <text:p>0.0007972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92e-18</text:p>
          </table:table-cell>
          <table:table-cell table:style-name="ce1" office:value-type="string">
            <text:p>1.4648e-14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504.06">
            <text:p>504.06</text:p>
          </table:table-cell>
          <table:table-cell table:formula="of:=[.Q112]*1000000" office:value-type="float" office:value="63.242">
            <text:p>63.242</text:p>
          </table:table-cell>
          <table:table-cell table:formula="of:=[.R112]*1000000" office:value-type="float" office:value="801.48">
            <text:p>801.48</text:p>
          </table:table-cell>
          <table:table-cell table:formula="of:=[.S112]*1000000" office:value-type="float" office:value="0.000045419">
            <text:p>0.000045419</text:p>
          </table:table-cell>
          <table:table-cell table:formula="of:=[.T112]*1000000" office:value-type="float" office:value="3.0621">
            <text:p>3.0621</text:p>
          </table:table-cell>
          <table:table-cell table:formula="of:=[.U112]*1000000" office:value-type="float" office:value="-0.0000000000050352">
            <text:p>-5.0352E-012</text:p>
          </table:table-cell>
          <table:table-cell table:formula="of:=[.V112]*1000000" office:value-type="float" office:value="0.000000014221">
            <text:p>1.4221E-008</text:p>
          </table:table-cell>
          <table:table-cell table:formula="of:=[.W112]*1000000" office:value-type="float" office:value="504.06">
            <text:p>504.06</text:p>
          </table:table-cell>
          <table:table-cell table:formula="of:=[.X112]*1000000" office:value-type="float" office:value="63.19">
            <text:p>63.19</text:p>
          </table:table-cell>
          <table:table-cell table:formula="of:=[.Y112]*1000000" office:value-type="float" office:value="801.48">
            <text:p>801.48</text:p>
          </table:table-cell>
          <table:table-cell table:formula="of:=[.Z112]*1000000" office:value-type="float" office:value="20.007">
            <text:p>20.007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-0.00000000000011685">
            <text:p>-1.1685E-013</text:p>
          </table:table-cell>
          <table:table-cell table:formula="of:=[.AC112]*1000000" office:value-type="float" office:value="0.000000014221">
            <text:p>1.4221E-008</text:p>
          </table:table-cell>
          <table:table-cell office:value-type="float" office:value="0.00050406">
            <text:p>0.00050406</text:p>
          </table:table-cell>
          <table:table-cell table:style-name="ce1" office:value-type="string">
            <text:p>6.3242e-05</text:p>
          </table:table-cell>
          <table:table-cell office:value-type="float" office:value="0.00080148">
            <text:p>0.00080148</text:p>
          </table:table-cell>
          <table:table-cell table:style-name="ce1" office:value-type="string">
            <text:p>4.5419e-11</text:p>
          </table:table-cell>
          <table:table-cell table:style-name="ce1" office:value-type="string">
            <text:p>3.0621e-06</text:p>
          </table:table-cell>
          <table:table-cell table:style-name="ce1" office:value-type="string">
            <text:p>-5.0352e-18</text:p>
          </table:table-cell>
          <table:table-cell table:style-name="ce1" office:value-type="string">
            <text:p>1.4221e-14</text:p>
          </table:table-cell>
          <table:table-cell office:value-type="float" office:value="0.00050406">
            <text:p>0.00050406</text:p>
          </table:table-cell>
          <table:table-cell table:style-name="ce1" office:value-type="string">
            <text:p>6.319e-05</text:p>
          </table:table-cell>
          <table:table-cell office:value-type="float" office:value="0.00080148">
            <text:p>0.0008014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685e-19</text:p>
          </table:table-cell>
          <table:table-cell table:style-name="ce1" office:value-type="string">
            <text:p>1.4221e-14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500.37">
            <text:p>500.37</text:p>
          </table:table-cell>
          <table:table-cell table:formula="of:=[.Q113]*1000000" office:value-type="float" office:value="62.774">
            <text:p>62.774</text:p>
          </table:table-cell>
          <table:table-cell table:formula="of:=[.R113]*1000000" office:value-type="float" office:value="805.67">
            <text:p>805.67</text:p>
          </table:table-cell>
          <table:table-cell table:formula="of:=[.S113]*1000000" office:value-type="float" office:value="0.00004293">
            <text:p>0.00004293</text:p>
          </table:table-cell>
          <table:table-cell table:formula="of:=[.T113]*1000000" office:value-type="float" office:value="3.082">
            <text:p>3.082</text:p>
          </table:table-cell>
          <table:table-cell table:formula="of:=[.U113]*1000000" office:value-type="float" office:value="-0.0000000000049352">
            <text:p>-4.9352E-012</text:p>
          </table:table-cell>
          <table:table-cell table:formula="of:=[.V113]*1000000" office:value-type="float" office:value="0.000000013807">
            <text:p>1.3807E-008</text:p>
          </table:table-cell>
          <table:table-cell table:formula="of:=[.W113]*1000000" office:value-type="float" office:value="500.37">
            <text:p>500.37</text:p>
          </table:table-cell>
          <table:table-cell table:formula="of:=[.X113]*1000000" office:value-type="float" office:value="62.721">
            <text:p>62.721</text:p>
          </table:table-cell>
          <table:table-cell table:formula="of:=[.Y113]*1000000" office:value-type="float" office:value="805.68">
            <text:p>805.68</text:p>
          </table:table-cell>
          <table:table-cell table:formula="of:=[.Z113]*1000000" office:value-type="float" office:value="20.007">
            <text:p>20.007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-0.0000000000016088">
            <text:p>-1.6088E-012</text:p>
          </table:table-cell>
          <table:table-cell table:formula="of:=[.AC113]*1000000" office:value-type="float" office:value="0.000000013807">
            <text:p>1.3807E-008</text:p>
          </table:table-cell>
          <table:table-cell office:value-type="float" office:value="0.00050037">
            <text:p>0.00050037</text:p>
          </table:table-cell>
          <table:table-cell table:style-name="ce1" office:value-type="string">
            <text:p>6.2774e-05</text:p>
          </table:table-cell>
          <table:table-cell office:value-type="float" office:value="0.00080567">
            <text:p>0.00080567</text:p>
          </table:table-cell>
          <table:table-cell table:style-name="ce1" office:value-type="string">
            <text:p>4.293e-11</text:p>
          </table:table-cell>
          <table:table-cell table:style-name="ce1" office:value-type="string">
            <text:p>3.082e-06</text:p>
          </table:table-cell>
          <table:table-cell table:style-name="ce1" office:value-type="string">
            <text:p>-4.9352e-18</text:p>
          </table:table-cell>
          <table:table-cell table:style-name="ce1" office:value-type="string">
            <text:p>1.3807e-14</text:p>
          </table:table-cell>
          <table:table-cell office:value-type="float" office:value="0.00050037">
            <text:p>0.00050037</text:p>
          </table:table-cell>
          <table:table-cell table:style-name="ce1" office:value-type="string">
            <text:p>6.2721e-05</text:p>
          </table:table-cell>
          <table:table-cell office:value-type="float" office:value="0.00080568">
            <text:p>0.0008056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088e-18</text:p>
          </table:table-cell>
          <table:table-cell table:style-name="ce1" office:value-type="string">
            <text:p>1.3807e-14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496.71">
            <text:p>496.71</text:p>
          </table:table-cell>
          <table:table-cell table:formula="of:=[.Q114]*1000000" office:value-type="float" office:value="62.308">
            <text:p>62.308</text:p>
          </table:table-cell>
          <table:table-cell table:formula="of:=[.R114]*1000000" office:value-type="float" office:value="809.83">
            <text:p>809.83</text:p>
          </table:table-cell>
          <table:table-cell table:formula="of:=[.S114]*1000000" office:value-type="float" office:value="0.000040561">
            <text:p>0.000040561</text:p>
          </table:table-cell>
          <table:table-cell table:formula="of:=[.T114]*1000000" office:value-type="float" office:value="3.1018">
            <text:p>3.1018</text:p>
          </table:table-cell>
          <table:table-cell table:formula="of:=[.U114]*1000000" office:value-type="float" office:value="-0.0000000000046941">
            <text:p>-4.6941E-012</text:p>
          </table:table-cell>
          <table:table-cell table:formula="of:=[.V114]*1000000" office:value-type="float" office:value="0.000000013406">
            <text:p>1.3406E-008</text:p>
          </table:table-cell>
          <table:table-cell table:formula="of:=[.W114]*1000000" office:value-type="float" office:value="496.71">
            <text:p>496.71</text:p>
          </table:table-cell>
          <table:table-cell table:formula="of:=[.X114]*1000000" office:value-type="float" office:value="62.255">
            <text:p>62.255</text:p>
          </table:table-cell>
          <table:table-cell table:formula="of:=[.Y114]*1000000" office:value-type="float" office:value="809.84">
            <text:p>809.84</text:p>
          </table:table-cell>
          <table:table-cell table:formula="of:=[.Z114]*1000000" office:value-type="float" office:value="20.007">
            <text:p>20.007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0.00000000000028232">
            <text:p>2.8232E-013</text:p>
          </table:table-cell>
          <table:table-cell table:formula="of:=[.AC114]*1000000" office:value-type="float" office:value="0.000000013406">
            <text:p>1.3406E-008</text:p>
          </table:table-cell>
          <table:table-cell office:value-type="float" office:value="0.00049671">
            <text:p>0.00049671</text:p>
          </table:table-cell>
          <table:table-cell table:style-name="ce1" office:value-type="string">
            <text:p>6.2308e-05</text:p>
          </table:table-cell>
          <table:table-cell office:value-type="float" office:value="0.00080983">
            <text:p>0.00080983</text:p>
          </table:table-cell>
          <table:table-cell table:style-name="ce1" office:value-type="string">
            <text:p>4.0561e-11</text:p>
          </table:table-cell>
          <table:table-cell table:style-name="ce1" office:value-type="string">
            <text:p>3.1018e-06</text:p>
          </table:table-cell>
          <table:table-cell table:style-name="ce1" office:value-type="string">
            <text:p>-4.6941e-18</text:p>
          </table:table-cell>
          <table:table-cell table:style-name="ce1" office:value-type="string">
            <text:p>1.3406e-14</text:p>
          </table:table-cell>
          <table:table-cell office:value-type="float" office:value="0.00049671">
            <text:p>0.00049671</text:p>
          </table:table-cell>
          <table:table-cell table:style-name="ce1" office:value-type="string">
            <text:p>6.2255e-05</text:p>
          </table:table-cell>
          <table:table-cell office:value-type="float" office:value="0.00080984">
            <text:p>0.0008098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8232e-19</text:p>
          </table:table-cell>
          <table:table-cell table:style-name="ce1" office:value-type="string">
            <text:p>1.3406e-14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493.09">
            <text:p>493.09</text:p>
          </table:table-cell>
          <table:table-cell table:formula="of:=[.Q115]*1000000" office:value-type="float" office:value="61.844">
            <text:p>61.844</text:p>
          </table:table-cell>
          <table:table-cell table:formula="of:=[.R115]*1000000" office:value-type="float" office:value="813.96">
            <text:p>813.96</text:p>
          </table:table-cell>
          <table:table-cell table:formula="of:=[.S115]*1000000" office:value-type="float" office:value="0.000038305">
            <text:p>0.000038305</text:p>
          </table:table-cell>
          <table:table-cell table:formula="of:=[.T115]*1000000" office:value-type="float" office:value="3.1216">
            <text:p>3.1216</text:p>
          </table:table-cell>
          <table:table-cell table:formula="of:=[.U115]*1000000" office:value-type="float" office:value="-0.0000000000031532">
            <text:p>-3.1532E-012</text:p>
          </table:table-cell>
          <table:table-cell table:formula="of:=[.V115]*1000000" office:value-type="float" office:value="0.000000013017">
            <text:p>0.000000013</text:p>
          </table:table-cell>
          <table:table-cell table:formula="of:=[.W115]*1000000" office:value-type="float" office:value="493.09">
            <text:p>493.09</text:p>
          </table:table-cell>
          <table:table-cell table:formula="of:=[.X115]*1000000" office:value-type="float" office:value="61.792">
            <text:p>61.792</text:p>
          </table:table-cell>
          <table:table-cell table:formula="of:=[.Y115]*1000000" office:value-type="float" office:value="813.96">
            <text:p>813.96</text:p>
          </table:table-cell>
          <table:table-cell table:formula="of:=[.Z115]*1000000" office:value-type="float" office:value="20.007">
            <text:p>20.007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-0.000000000000798">
            <text:p>-7.98E-013</text:p>
          </table:table-cell>
          <table:table-cell table:formula="of:=[.AC115]*1000000" office:value-type="float" office:value="0.000000013017">
            <text:p>0.000000013</text:p>
          </table:table-cell>
          <table:table-cell office:value-type="float" office:value="0.00049309">
            <text:p>0.00049309</text:p>
          </table:table-cell>
          <table:table-cell table:style-name="ce1" office:value-type="string">
            <text:p>6.1844e-05</text:p>
          </table:table-cell>
          <table:table-cell office:value-type="float" office:value="0.00081396">
            <text:p>0.00081396</text:p>
          </table:table-cell>
          <table:table-cell table:style-name="ce1" office:value-type="string">
            <text:p>3.8305e-11</text:p>
          </table:table-cell>
          <table:table-cell table:style-name="ce1" office:value-type="string">
            <text:p>3.1216e-06</text:p>
          </table:table-cell>
          <table:table-cell table:style-name="ce1" office:value-type="string">
            <text:p>-3.1532e-18</text:p>
          </table:table-cell>
          <table:table-cell table:style-name="ce1" office:value-type="string">
            <text:p>1.3017e-14</text:p>
          </table:table-cell>
          <table:table-cell office:value-type="float" office:value="0.00049309">
            <text:p>0.00049309</text:p>
          </table:table-cell>
          <table:table-cell table:style-name="ce1" office:value-type="string">
            <text:p>6.1792e-05</text:p>
          </table:table-cell>
          <table:table-cell office:value-type="float" office:value="0.00081396">
            <text:p>0.00081396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7.98e-19</text:p>
          </table:table-cell>
          <table:table-cell table:style-name="ce1" office:value-type="string">
            <text:p>1.3017e-14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489.5">
            <text:p>489.5</text:p>
          </table:table-cell>
          <table:table-cell table:formula="of:=[.Q116]*1000000" office:value-type="float" office:value="61.383">
            <text:p>61.383</text:p>
          </table:table-cell>
          <table:table-cell table:formula="of:=[.R116]*1000000" office:value-type="float" office:value="818.04">
            <text:p>818.04</text:p>
          </table:table-cell>
          <table:table-cell table:formula="of:=[.S116]*1000000" office:value-type="float" office:value="0.00003616">
            <text:p>0.00003616</text:p>
          </table:table-cell>
          <table:table-cell table:formula="of:=[.T116]*1000000" office:value-type="float" office:value="3.1412">
            <text:p>3.1412</text:p>
          </table:table-cell>
          <table:table-cell table:formula="of:=[.U116]*1000000" office:value-type="float" office:value="-0.0000000000042772">
            <text:p>-4.2772E-012</text:p>
          </table:table-cell>
          <table:table-cell table:formula="of:=[.V116]*1000000" office:value-type="float" office:value="0.00000001264">
            <text:p>1.264E-008</text:p>
          </table:table-cell>
          <table:table-cell table:formula="of:=[.W116]*1000000" office:value-type="float" office:value="489.49">
            <text:p>489.49</text:p>
          </table:table-cell>
          <table:table-cell table:formula="of:=[.X116]*1000000" office:value-type="float" office:value="61.331">
            <text:p>61.331</text:p>
          </table:table-cell>
          <table:table-cell table:formula="of:=[.Y116]*1000000" office:value-type="float" office:value="818.05">
            <text:p>818.05</text:p>
          </table:table-cell>
          <table:table-cell table:formula="of:=[.Z116]*1000000" office:value-type="float" office:value="20.007">
            <text:p>20.007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-0.0000000000011369">
            <text:p>-1.1369E-012</text:p>
          </table:table-cell>
          <table:table-cell table:formula="of:=[.AC116]*1000000" office:value-type="float" office:value="0.00000001264">
            <text:p>1.264E-008</text:p>
          </table:table-cell>
          <table:table-cell office:value-type="float" office:value="0.0004895">
            <text:p>0.0004895</text:p>
          </table:table-cell>
          <table:table-cell table:style-name="ce1" office:value-type="string">
            <text:p>6.1383e-05</text:p>
          </table:table-cell>
          <table:table-cell office:value-type="float" office:value="0.00081804">
            <text:p>0.00081804</text:p>
          </table:table-cell>
          <table:table-cell table:style-name="ce1" office:value-type="string">
            <text:p>3.616e-11</text:p>
          </table:table-cell>
          <table:table-cell table:style-name="ce1" office:value-type="string">
            <text:p>3.1412e-06</text:p>
          </table:table-cell>
          <table:table-cell table:style-name="ce1" office:value-type="string">
            <text:p>-4.2772e-18</text:p>
          </table:table-cell>
          <table:table-cell table:style-name="ce1" office:value-type="string">
            <text:p>1.264e-14</text:p>
          </table:table-cell>
          <table:table-cell office:value-type="float" office:value="0.00048949">
            <text:p>0.00048949</text:p>
          </table:table-cell>
          <table:table-cell table:style-name="ce1" office:value-type="string">
            <text:p>6.1331e-05</text:p>
          </table:table-cell>
          <table:table-cell office:value-type="float" office:value="0.00081805">
            <text:p>0.0008180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369e-18</text:p>
          </table:table-cell>
          <table:table-cell table:style-name="ce1" office:value-type="string">
            <text:p>1.264e-14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485.94">
            <text:p>485.94</text:p>
          </table:table-cell>
          <table:table-cell table:formula="of:=[.Q117]*1000000" office:value-type="float" office:value="60.924">
            <text:p>60.924</text:p>
          </table:table-cell>
          <table:table-cell table:formula="of:=[.R117]*1000000" office:value-type="float" office:value="822.09">
            <text:p>822.09</text:p>
          </table:table-cell>
          <table:table-cell table:formula="of:=[.S117]*1000000" office:value-type="float" office:value="0.000034119">
            <text:p>0.000034119</text:p>
          </table:table-cell>
          <table:table-cell table:formula="of:=[.T117]*1000000" office:value-type="float" office:value="3.1607">
            <text:p>3.1607</text:p>
          </table:table-cell>
          <table:table-cell table:formula="of:=[.U117]*1000000" office:value-type="float" office:value="-0.000000000004661">
            <text:p>-4.661E-012</text:p>
          </table:table-cell>
          <table:table-cell table:formula="of:=[.V117]*1000000" office:value-type="float" office:value="0.000000012274">
            <text:p>1.2274E-008</text:p>
          </table:table-cell>
          <table:table-cell table:formula="of:=[.W117]*1000000" office:value-type="float" office:value="485.94">
            <text:p>485.94</text:p>
          </table:table-cell>
          <table:table-cell table:formula="of:=[.X117]*1000000" office:value-type="float" office:value="60.872">
            <text:p>60.872</text:p>
          </table:table-cell>
          <table:table-cell table:formula="of:=[.Y117]*1000000" office:value-type="float" office:value="822.1">
            <text:p>822.1</text:p>
          </table:table-cell>
          <table:table-cell table:formula="of:=[.Z117]*1000000" office:value-type="float" office:value="20.007">
            <text:p>20.007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013229">
            <text:p>1.3229E-012</text:p>
          </table:table-cell>
          <table:table-cell table:formula="of:=[.AC117]*1000000" office:value-type="float" office:value="0.000000012275">
            <text:p>1.2275E-008</text:p>
          </table:table-cell>
          <table:table-cell office:value-type="float" office:value="0.00048594">
            <text:p>0.00048594</text:p>
          </table:table-cell>
          <table:table-cell table:style-name="ce1" office:value-type="string">
            <text:p>6.0924e-05</text:p>
          </table:table-cell>
          <table:table-cell office:value-type="float" office:value="0.00082209">
            <text:p>0.00082209</text:p>
          </table:table-cell>
          <table:table-cell table:style-name="ce1" office:value-type="string">
            <text:p>3.4119e-11</text:p>
          </table:table-cell>
          <table:table-cell table:style-name="ce1" office:value-type="string">
            <text:p>3.1607e-06</text:p>
          </table:table-cell>
          <table:table-cell table:style-name="ce1" office:value-type="string">
            <text:p>-4.661e-18</text:p>
          </table:table-cell>
          <table:table-cell table:style-name="ce1" office:value-type="string">
            <text:p>1.2274e-14</text:p>
          </table:table-cell>
          <table:table-cell office:value-type="float" office:value="0.00048594">
            <text:p>0.00048594</text:p>
          </table:table-cell>
          <table:table-cell table:style-name="ce1" office:value-type="string">
            <text:p>6.0872e-05</text:p>
          </table:table-cell>
          <table:table-cell office:value-type="float" office:value="0.0008221">
            <text:p>0.000822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229e-18</text:p>
          </table:table-cell>
          <table:table-cell table:style-name="ce1" office:value-type="string">
            <text:p>1.2275e-14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482.42">
            <text:p>482.42</text:p>
          </table:table-cell>
          <table:table-cell table:formula="of:=[.Q118]*1000000" office:value-type="float" office:value="60.468">
            <text:p>60.468</text:p>
          </table:table-cell>
          <table:table-cell table:formula="of:=[.R118]*1000000" office:value-type="float" office:value="826.11">
            <text:p>826.11</text:p>
          </table:table-cell>
          <table:table-cell table:formula="of:=[.S118]*1000000" office:value-type="float" office:value="0.000032178">
            <text:p>0.000032178</text:p>
          </table:table-cell>
          <table:table-cell table:formula="of:=[.T118]*1000000" office:value-type="float" office:value="3.1802">
            <text:p>3.1802</text:p>
          </table:table-cell>
          <table:table-cell table:formula="of:=[.U118]*1000000" office:value-type="float" office:value="-0.0000000000048519">
            <text:p>-4.8519E-012</text:p>
          </table:table-cell>
          <table:table-cell table:formula="of:=[.V118]*1000000" office:value-type="float" office:value="0.00000001192">
            <text:p>1.192E-008</text:p>
          </table:table-cell>
          <table:table-cell table:formula="of:=[.W118]*1000000" office:value-type="float" office:value="482.41">
            <text:p>482.41</text:p>
          </table:table-cell>
          <table:table-cell table:formula="of:=[.X118]*1000000" office:value-type="float" office:value="60.416">
            <text:p>60.416</text:p>
          </table:table-cell>
          <table:table-cell table:formula="of:=[.Y118]*1000000" office:value-type="float" office:value="826.11">
            <text:p>826.11</text:p>
          </table:table-cell>
          <table:table-cell table:formula="of:=[.Z118]*1000000" office:value-type="float" office:value="20.007">
            <text:p>20.007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0.0000000000012346">
            <text:p>1.2346E-012</text:p>
          </table:table-cell>
          <table:table-cell table:formula="of:=[.AC118]*1000000" office:value-type="float" office:value="0.00000001192">
            <text:p>1.192E-008</text:p>
          </table:table-cell>
          <table:table-cell office:value-type="float" office:value="0.00048242">
            <text:p>0.00048242</text:p>
          </table:table-cell>
          <table:table-cell table:style-name="ce1" office:value-type="string">
            <text:p>6.0468e-05</text:p>
          </table:table-cell>
          <table:table-cell office:value-type="float" office:value="0.00082611">
            <text:p>0.00082611</text:p>
          </table:table-cell>
          <table:table-cell table:style-name="ce1" office:value-type="string">
            <text:p>3.2178e-11</text:p>
          </table:table-cell>
          <table:table-cell table:style-name="ce1" office:value-type="string">
            <text:p>3.1802e-06</text:p>
          </table:table-cell>
          <table:table-cell table:style-name="ce1" office:value-type="string">
            <text:p>-4.8519e-18</text:p>
          </table:table-cell>
          <table:table-cell table:style-name="ce1" office:value-type="string">
            <text:p>1.192e-14</text:p>
          </table:table-cell>
          <table:table-cell office:value-type="float" office:value="0.00048241">
            <text:p>0.00048241</text:p>
          </table:table-cell>
          <table:table-cell table:style-name="ce1" office:value-type="string">
            <text:p>6.0416e-05</text:p>
          </table:table-cell>
          <table:table-cell office:value-type="float" office:value="0.00082611">
            <text:p>0.0008261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2346e-18</text:p>
          </table:table-cell>
          <table:table-cell table:style-name="ce1" office:value-type="string">
            <text:p>1.192e-14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478.92">
            <text:p>478.92</text:p>
          </table:table-cell>
          <table:table-cell table:formula="of:=[.Q119]*1000000" office:value-type="float" office:value="60.015">
            <text:p>60.015</text:p>
          </table:table-cell>
          <table:table-cell table:formula="of:=[.R119]*1000000" office:value-type="float" office:value="830.09">
            <text:p>830.09</text:p>
          </table:table-cell>
          <table:table-cell table:formula="of:=[.S119]*1000000" office:value-type="float" office:value="0.000030334">
            <text:p>0.000030334</text:p>
          </table:table-cell>
          <table:table-cell table:formula="of:=[.T119]*1000000" office:value-type="float" office:value="3.1995">
            <text:p>3.1995</text:p>
          </table:table-cell>
          <table:table-cell table:formula="of:=[.U119]*1000000" office:value-type="float" office:value="-0.0000000000043552">
            <text:p>-4.3552E-012</text:p>
          </table:table-cell>
          <table:table-cell table:formula="of:=[.V119]*1000000" office:value-type="float" office:value="0.000000011577">
            <text:p>1.1577E-008</text:p>
          </table:table-cell>
          <table:table-cell table:formula="of:=[.W119]*1000000" office:value-type="float" office:value="478.92">
            <text:p>478.92</text:p>
          </table:table-cell>
          <table:table-cell table:formula="of:=[.X119]*1000000" office:value-type="float" office:value="59.963">
            <text:p>59.963</text:p>
          </table:table-cell>
          <table:table-cell table:formula="of:=[.Y119]*1000000" office:value-type="float" office:value="830.09">
            <text:p>830.09</text:p>
          </table:table-cell>
          <table:table-cell table:formula="of:=[.Z119]*1000000" office:value-type="float" office:value="20.007">
            <text:p>20.007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0.00000000000064175">
            <text:p>6.4175E-013</text:p>
          </table:table-cell>
          <table:table-cell table:formula="of:=[.AC119]*1000000" office:value-type="float" office:value="0.000000011577">
            <text:p>1.1577E-008</text:p>
          </table:table-cell>
          <table:table-cell office:value-type="float" office:value="0.00047892">
            <text:p>0.00047892</text:p>
          </table:table-cell>
          <table:table-cell table:style-name="ce1" office:value-type="string">
            <text:p>6.0015e-05</text:p>
          </table:table-cell>
          <table:table-cell office:value-type="float" office:value="0.00083009">
            <text:p>0.00083009</text:p>
          </table:table-cell>
          <table:table-cell table:style-name="ce1" office:value-type="string">
            <text:p>3.0334e-11</text:p>
          </table:table-cell>
          <table:table-cell table:style-name="ce1" office:value-type="string">
            <text:p>3.1995e-06</text:p>
          </table:table-cell>
          <table:table-cell table:style-name="ce1" office:value-type="string">
            <text:p>-4.3552e-18</text:p>
          </table:table-cell>
          <table:table-cell table:style-name="ce1" office:value-type="string">
            <text:p>1.1577e-14</text:p>
          </table:table-cell>
          <table:table-cell office:value-type="float" office:value="0.00047892">
            <text:p>0.00047892</text:p>
          </table:table-cell>
          <table:table-cell table:style-name="ce1" office:value-type="string">
            <text:p>5.9963e-05</text:p>
          </table:table-cell>
          <table:table-cell office:value-type="float" office:value="0.00083009">
            <text:p>0.0008300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6.4175e-19</text:p>
          </table:table-cell>
          <table:table-cell table:style-name="ce1" office:value-type="string">
            <text:p>1.1577e-14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475.46">
            <text:p>475.46</text:p>
          </table:table-cell>
          <table:table-cell table:formula="of:=[.Q120]*1000000" office:value-type="float" office:value="59.564">
            <text:p>59.564</text:p>
          </table:table-cell>
          <table:table-cell table:formula="of:=[.R120]*1000000" office:value-type="float" office:value="834.03">
            <text:p>834.03</text:p>
          </table:table-cell>
          <table:table-cell table:formula="of:=[.S120]*1000000" office:value-type="float" office:value="0.000028582">
            <text:p>0.000028582</text:p>
          </table:table-cell>
          <table:table-cell table:formula="of:=[.T120]*1000000" office:value-type="float" office:value="3.2188">
            <text:p>3.2188</text:p>
          </table:table-cell>
          <table:table-cell table:formula="of:=[.U120]*1000000" office:value-type="float" office:value="-0.0000000000040558">
            <text:p>-4.0558E-012</text:p>
          </table:table-cell>
          <table:table-cell table:formula="of:=[.V120]*1000000" office:value-type="float" office:value="0.000000011243">
            <text:p>1.1243E-008</text:p>
          </table:table-cell>
          <table:table-cell table:formula="of:=[.W120]*1000000" office:value-type="float" office:value="475.46">
            <text:p>475.46</text:p>
          </table:table-cell>
          <table:table-cell table:formula="of:=[.X120]*1000000" office:value-type="float" office:value="59.512">
            <text:p>59.512</text:p>
          </table:table-cell>
          <table:table-cell table:formula="of:=[.Y120]*1000000" office:value-type="float" office:value="834.03">
            <text:p>834.03</text:p>
          </table:table-cell>
          <table:table-cell table:formula="of:=[.Z120]*1000000" office:value-type="float" office:value="20.007">
            <text:p>20.007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0.00000000000056373">
            <text:p>5.6373E-013</text:p>
          </table:table-cell>
          <table:table-cell table:formula="of:=[.AC120]*1000000" office:value-type="float" office:value="0.000000011244">
            <text:p>1.1244E-008</text:p>
          </table:table-cell>
          <table:table-cell office:value-type="float" office:value="0.00047546">
            <text:p>0.00047546</text:p>
          </table:table-cell>
          <table:table-cell table:style-name="ce1" office:value-type="string">
            <text:p>5.9564e-05</text:p>
          </table:table-cell>
          <table:table-cell office:value-type="float" office:value="0.00083403">
            <text:p>0.00083403</text:p>
          </table:table-cell>
          <table:table-cell table:style-name="ce1" office:value-type="string">
            <text:p>2.8582e-11</text:p>
          </table:table-cell>
          <table:table-cell table:style-name="ce1" office:value-type="string">
            <text:p>3.2188e-06</text:p>
          </table:table-cell>
          <table:table-cell table:style-name="ce1" office:value-type="string">
            <text:p>-4.0558e-18</text:p>
          </table:table-cell>
          <table:table-cell table:style-name="ce1" office:value-type="string">
            <text:p>1.1243e-14</text:p>
          </table:table-cell>
          <table:table-cell office:value-type="float" office:value="0.00047546">
            <text:p>0.00047546</text:p>
          </table:table-cell>
          <table:table-cell table:style-name="ce1" office:value-type="string">
            <text:p>5.9512e-05</text:p>
          </table:table-cell>
          <table:table-cell office:value-type="float" office:value="0.00083403">
            <text:p>0.0008340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5.6373e-19</text:p>
          </table:table-cell>
          <table:table-cell table:style-name="ce1" office:value-type="string">
            <text:p>1.1244e-14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472.03">
            <text:p>472.03</text:p>
          </table:table-cell>
          <table:table-cell table:formula="of:=[.Q121]*1000000" office:value-type="float" office:value="59.115">
            <text:p>59.115</text:p>
          </table:table-cell>
          <table:table-cell table:formula="of:=[.R121]*1000000" office:value-type="float" office:value="837.94">
            <text:p>837.94</text:p>
          </table:table-cell>
          <table:table-cell table:formula="of:=[.S121]*1000000" office:value-type="float" office:value="0.000026918">
            <text:p>0.000026918</text:p>
          </table:table-cell>
          <table:table-cell table:formula="of:=[.T121]*1000000" office:value-type="float" office:value="3.2379">
            <text:p>3.2379</text:p>
          </table:table-cell>
          <table:table-cell table:formula="of:=[.U121]*1000000" office:value-type="float" office:value="-0.0000000000028596">
            <text:p>-2.8596E-012</text:p>
          </table:table-cell>
          <table:table-cell table:formula="of:=[.V121]*1000000" office:value-type="float" office:value="0.000000010921">
            <text:p>1.0921E-008</text:p>
          </table:table-cell>
          <table:table-cell table:formula="of:=[.W121]*1000000" office:value-type="float" office:value="472.03">
            <text:p>472.03</text:p>
          </table:table-cell>
          <table:table-cell table:formula="of:=[.X121]*1000000" office:value-type="float" office:value="59.064">
            <text:p>59.064</text:p>
          </table:table-cell>
          <table:table-cell table:formula="of:=[.Y121]*1000000" office:value-type="float" office:value="837.94">
            <text:p>837.94</text:p>
          </table:table-cell>
          <table:table-cell table:formula="of:=[.Z121]*1000000" office:value-type="float" office:value="20.007">
            <text:p>20.007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0.00000000000078583">
            <text:p>7.8583E-013</text:p>
          </table:table-cell>
          <table:table-cell table:formula="of:=[.AC121]*1000000" office:value-type="float" office:value="0.000000010921">
            <text:p>1.0921E-008</text:p>
          </table:table-cell>
          <table:table-cell office:value-type="float" office:value="0.00047203">
            <text:p>0.00047203</text:p>
          </table:table-cell>
          <table:table-cell table:style-name="ce1" office:value-type="string">
            <text:p>5.9115e-05</text:p>
          </table:table-cell>
          <table:table-cell office:value-type="float" office:value="0.00083794">
            <text:p>0.00083794</text:p>
          </table:table-cell>
          <table:table-cell table:style-name="ce1" office:value-type="string">
            <text:p>2.6918e-11</text:p>
          </table:table-cell>
          <table:table-cell table:style-name="ce1" office:value-type="string">
            <text:p>3.2379e-06</text:p>
          </table:table-cell>
          <table:table-cell table:style-name="ce1" office:value-type="string">
            <text:p>-2.8596e-18</text:p>
          </table:table-cell>
          <table:table-cell table:style-name="ce1" office:value-type="string">
            <text:p>1.0921e-14</text:p>
          </table:table-cell>
          <table:table-cell office:value-type="float" office:value="0.00047203">
            <text:p>0.00047203</text:p>
          </table:table-cell>
          <table:table-cell table:style-name="ce1" office:value-type="string">
            <text:p>5.9064e-05</text:p>
          </table:table-cell>
          <table:table-cell office:value-type="float" office:value="0.00083794">
            <text:p>0.0008379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7.8583e-19</text:p>
          </table:table-cell>
          <table:table-cell table:style-name="ce1" office:value-type="string">
            <text:p>1.0921e-14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468.64">
            <text:p>468.64</text:p>
          </table:table-cell>
          <table:table-cell table:formula="of:=[.Q122]*1000000" office:value-type="float" office:value="58.669">
            <text:p>58.669</text:p>
          </table:table-cell>
          <table:table-cell table:formula="of:=[.R122]*1000000" office:value-type="float" office:value="841.82">
            <text:p>841.82</text:p>
          </table:table-cell>
          <table:table-cell table:formula="of:=[.S122]*1000000" office:value-type="float" office:value="0.000025338">
            <text:p>0.000025338</text:p>
          </table:table-cell>
          <table:table-cell table:formula="of:=[.T122]*1000000" office:value-type="float" office:value="3.257">
            <text:p>3.257</text:p>
          </table:table-cell>
          <table:table-cell table:formula="of:=[.U122]*1000000" office:value-type="float" office:value="-0.0000000000017872">
            <text:p>-1.7872E-012</text:p>
          </table:table-cell>
          <table:table-cell table:formula="of:=[.V122]*1000000" office:value-type="float" office:value="0.000000010608">
            <text:p>1.0608E-008</text:p>
          </table:table-cell>
          <table:table-cell table:formula="of:=[.W122]*1000000" office:value-type="float" office:value="468.63">
            <text:p>468.63</text:p>
          </table:table-cell>
          <table:table-cell table:formula="of:=[.X122]*1000000" office:value-type="float" office:value="58.618">
            <text:p>58.618</text:p>
          </table:table-cell>
          <table:table-cell table:formula="of:=[.Y122]*1000000" office:value-type="float" office:value="841.82">
            <text:p>841.82</text:p>
          </table:table-cell>
          <table:table-cell table:formula="of:=[.Z122]*1000000" office:value-type="float" office:value="20.007">
            <text:p>20.007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0094483">
            <text:p>-9.4483E-013</text:p>
          </table:table-cell>
          <table:table-cell table:formula="of:=[.AC122]*1000000" office:value-type="float" office:value="0.000000010608">
            <text:p>1.0608E-008</text:p>
          </table:table-cell>
          <table:table-cell office:value-type="float" office:value="0.00046864">
            <text:p>0.00046864</text:p>
          </table:table-cell>
          <table:table-cell table:style-name="ce1" office:value-type="string">
            <text:p>5.8669e-05</text:p>
          </table:table-cell>
          <table:table-cell office:value-type="float" office:value="0.00084182">
            <text:p>0.00084182</text:p>
          </table:table-cell>
          <table:table-cell table:style-name="ce1" office:value-type="string">
            <text:p>2.5338e-11</text:p>
          </table:table-cell>
          <table:table-cell table:style-name="ce1" office:value-type="string">
            <text:p>3.257e-06</text:p>
          </table:table-cell>
          <table:table-cell table:style-name="ce1" office:value-type="string">
            <text:p>-1.7872e-18</text:p>
          </table:table-cell>
          <table:table-cell table:style-name="ce1" office:value-type="string">
            <text:p>1.0608e-14</text:p>
          </table:table-cell>
          <table:table-cell office:value-type="float" office:value="0.00046863">
            <text:p>0.00046863</text:p>
          </table:table-cell>
          <table:table-cell table:style-name="ce1" office:value-type="string">
            <text:p>5.8618e-05</text:p>
          </table:table-cell>
          <table:table-cell office:value-type="float" office:value="0.00084182">
            <text:p>0.0008418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9.4483e-19</text:p>
          </table:table-cell>
          <table:table-cell table:style-name="ce1" office:value-type="string">
            <text:p>1.0608e-14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465.27">
            <text:p>465.27</text:p>
          </table:table-cell>
          <table:table-cell table:formula="of:=[.Q123]*1000000" office:value-type="float" office:value="58.226">
            <text:p>58.226</text:p>
          </table:table-cell>
          <table:table-cell table:formula="of:=[.R123]*1000000" office:value-type="float" office:value="845.66">
            <text:p>845.66</text:p>
          </table:table-cell>
          <table:table-cell table:formula="of:=[.S123]*1000000" office:value-type="float" office:value="0.000023839">
            <text:p>0.000023839</text:p>
          </table:table-cell>
          <table:table-cell table:formula="of:=[.T123]*1000000" office:value-type="float" office:value="3.2759">
            <text:p>3.2759</text:p>
          </table:table-cell>
          <table:table-cell table:formula="of:=[.U123]*1000000" office:value-type="float" office:value="-0.0000000000028571">
            <text:p>-2.8571E-012</text:p>
          </table:table-cell>
          <table:table-cell table:formula="of:=[.V123]*1000000" office:value-type="float" office:value="0.000000010304">
            <text:p>1.0304E-008</text:p>
          </table:table-cell>
          <table:table-cell table:formula="of:=[.W123]*1000000" office:value-type="float" office:value="465.27">
            <text:p>465.27</text:p>
          </table:table-cell>
          <table:table-cell table:formula="of:=[.X123]*1000000" office:value-type="float" office:value="58.175">
            <text:p>58.175</text:p>
          </table:table-cell>
          <table:table-cell table:formula="of:=[.Y123]*1000000" office:value-type="float" office:value="845.66">
            <text:p>845.66</text:p>
          </table:table-cell>
          <table:table-cell table:formula="of:=[.Z123]*1000000" office:value-type="float" office:value="20.007">
            <text:p>20.007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0016169">
            <text:p>1.6169E-013</text:p>
          </table:table-cell>
          <table:table-cell table:formula="of:=[.AC123]*1000000" office:value-type="float" office:value="0.000000010304">
            <text:p>1.0304E-008</text:p>
          </table:table-cell>
          <table:table-cell office:value-type="float" office:value="0.00046527">
            <text:p>0.00046527</text:p>
          </table:table-cell>
          <table:table-cell table:style-name="ce1" office:value-type="string">
            <text:p>5.8226e-05</text:p>
          </table:table-cell>
          <table:table-cell office:value-type="float" office:value="0.00084566">
            <text:p>0.00084566</text:p>
          </table:table-cell>
          <table:table-cell table:style-name="ce1" office:value-type="string">
            <text:p>2.3839e-11</text:p>
          </table:table-cell>
          <table:table-cell table:style-name="ce1" office:value-type="string">
            <text:p>3.2759e-06</text:p>
          </table:table-cell>
          <table:table-cell table:style-name="ce1" office:value-type="string">
            <text:p>-2.8571e-18</text:p>
          </table:table-cell>
          <table:table-cell table:style-name="ce1" office:value-type="string">
            <text:p>1.0304e-14</text:p>
          </table:table-cell>
          <table:table-cell office:value-type="float" office:value="0.00046527">
            <text:p>0.00046527</text:p>
          </table:table-cell>
          <table:table-cell table:style-name="ce1" office:value-type="string">
            <text:p>5.8175e-05</text:p>
          </table:table-cell>
          <table:table-cell office:value-type="float" office:value="0.00084566">
            <text:p>0.00084566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69e-19</text:p>
          </table:table-cell>
          <table:table-cell table:style-name="ce1" office:value-type="string">
            <text:p>1.0304e-14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461.94">
            <text:p>461.94</text:p>
          </table:table-cell>
          <table:table-cell table:formula="of:=[.Q124]*1000000" office:value-type="float" office:value="57.785">
            <text:p>57.785</text:p>
          </table:table-cell>
          <table:table-cell table:formula="of:=[.R124]*1000000" office:value-type="float" office:value="849.46">
            <text:p>849.46</text:p>
          </table:table-cell>
          <table:table-cell table:formula="of:=[.S124]*1000000" office:value-type="float" office:value="0.000022417">
            <text:p>0.000022417</text:p>
          </table:table-cell>
          <table:table-cell table:formula="of:=[.T124]*1000000" office:value-type="float" office:value="3.2948">
            <text:p>3.2948</text:p>
          </table:table-cell>
          <table:table-cell table:formula="of:=[.U124]*1000000" office:value-type="float" office:value="-0.00000000000091125">
            <text:p>-9.1125E-013</text:p>
          </table:table-cell>
          <table:table-cell table:formula="of:=[.V124]*1000000" office:value-type="float" office:value="0.00000001001">
            <text:p>0.00000001</text:p>
          </table:table-cell>
          <table:table-cell table:formula="of:=[.W124]*1000000" office:value-type="float" office:value="461.93">
            <text:p>461.93</text:p>
          </table:table-cell>
          <table:table-cell table:formula="of:=[.X124]*1000000" office:value-type="float" office:value="57.734">
            <text:p>57.734</text:p>
          </table:table-cell>
          <table:table-cell table:formula="of:=[.Y124]*1000000" office:value-type="float" office:value="849.46">
            <text:p>849.46</text:p>
          </table:table-cell>
          <table:table-cell table:formula="of:=[.Z124]*1000000" office:value-type="float" office:value="20.007">
            <text:p>20.007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-0.00000000000086012">
            <text:p>-8.6012E-013</text:p>
          </table:table-cell>
          <table:table-cell table:formula="of:=[.AC124]*1000000" office:value-type="float" office:value="0.00000001001">
            <text:p>0.00000001</text:p>
          </table:table-cell>
          <table:table-cell office:value-type="float" office:value="0.00046194">
            <text:p>0.00046194</text:p>
          </table:table-cell>
          <table:table-cell table:style-name="ce1" office:value-type="string">
            <text:p>5.7785e-05</text:p>
          </table:table-cell>
          <table:table-cell office:value-type="float" office:value="0.00084946">
            <text:p>0.00084946</text:p>
          </table:table-cell>
          <table:table-cell table:style-name="ce1" office:value-type="string">
            <text:p>2.2417e-11</text:p>
          </table:table-cell>
          <table:table-cell table:style-name="ce1" office:value-type="string">
            <text:p>3.2948e-06</text:p>
          </table:table-cell>
          <table:table-cell table:style-name="ce1" office:value-type="string">
            <text:p>-9.1125e-19</text:p>
          </table:table-cell>
          <table:table-cell table:style-name="ce1" office:value-type="string">
            <text:p>1.001e-14</text:p>
          </table:table-cell>
          <table:table-cell office:value-type="float" office:value="0.00046193">
            <text:p>0.00046193</text:p>
          </table:table-cell>
          <table:table-cell table:style-name="ce1" office:value-type="string">
            <text:p>5.7734e-05</text:p>
          </table:table-cell>
          <table:table-cell office:value-type="float" office:value="0.00084946">
            <text:p>0.00084946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8.6012e-19</text:p>
          </table:table-cell>
          <table:table-cell table:style-name="ce1" office:value-type="string">
            <text:p>1.001e-14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458.63">
            <text:p>458.63</text:p>
          </table:table-cell>
          <table:table-cell table:formula="of:=[.Q125]*1000000" office:value-type="float" office:value="57.347">
            <text:p>57.347</text:p>
          </table:table-cell>
          <table:table-cell table:formula="of:=[.R125]*1000000" office:value-type="float" office:value="853.23">
            <text:p>853.23</text:p>
          </table:table-cell>
          <table:table-cell table:formula="of:=[.S125]*1000000" office:value-type="float" office:value="0.000021068">
            <text:p>0.000021068</text:p>
          </table:table-cell>
          <table:table-cell table:formula="of:=[.T125]*1000000" office:value-type="float" office:value="3.3135">
            <text:p>3.3135</text:p>
          </table:table-cell>
          <table:table-cell table:formula="of:=[.U125]*1000000" office:value-type="float" office:value="-0.0000000000016328">
            <text:p>-1.6328E-012</text:p>
          </table:table-cell>
          <table:table-cell table:formula="of:=[.V125]*1000000" office:value-type="float" office:value="0.0000000097245">
            <text:p>9.7245E-009</text:p>
          </table:table-cell>
          <table:table-cell table:formula="of:=[.W125]*1000000" office:value-type="float" office:value="458.63">
            <text:p>458.63</text:p>
          </table:table-cell>
          <table:table-cell table:formula="of:=[.X125]*1000000" office:value-type="float" office:value="57.296">
            <text:p>57.296</text:p>
          </table:table-cell>
          <table:table-cell table:formula="of:=[.Y125]*1000000" office:value-type="float" office:value="853.23">
            <text:p>853.23</text:p>
          </table:table-cell>
          <table:table-cell table:formula="of:=[.Z125]*1000000" office:value-type="float" office:value="20.007">
            <text:p>20.007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0.00000000000062919">
            <text:p>6.2919E-013</text:p>
          </table:table-cell>
          <table:table-cell table:formula="of:=[.AC125]*1000000" office:value-type="float" office:value="0.0000000097247">
            <text:p>9.7247E-009</text:p>
          </table:table-cell>
          <table:table-cell office:value-type="float" office:value="0.00045863">
            <text:p>0.00045863</text:p>
          </table:table-cell>
          <table:table-cell table:style-name="ce1" office:value-type="string">
            <text:p>5.7347e-05</text:p>
          </table:table-cell>
          <table:table-cell office:value-type="float" office:value="0.00085323">
            <text:p>0.00085323</text:p>
          </table:table-cell>
          <table:table-cell table:style-name="ce1" office:value-type="string">
            <text:p>2.1068e-11</text:p>
          </table:table-cell>
          <table:table-cell table:style-name="ce1" office:value-type="string">
            <text:p>3.3135e-06</text:p>
          </table:table-cell>
          <table:table-cell table:style-name="ce1" office:value-type="string">
            <text:p>-1.6328e-18</text:p>
          </table:table-cell>
          <table:table-cell table:style-name="ce1" office:value-type="string">
            <text:p>9.7245e-15</text:p>
          </table:table-cell>
          <table:table-cell office:value-type="float" office:value="0.00045863">
            <text:p>0.00045863</text:p>
          </table:table-cell>
          <table:table-cell table:style-name="ce1" office:value-type="string">
            <text:p>5.7296e-05</text:p>
          </table:table-cell>
          <table:table-cell office:value-type="float" office:value="0.00085323">
            <text:p>0.0008532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6.2919e-19</text:p>
          </table:table-cell>
          <table:table-cell table:style-name="ce1" office:value-type="string">
            <text:p>9.7247e-15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455.36">
            <text:p>455.36</text:p>
          </table:table-cell>
          <table:table-cell table:formula="of:=[.Q126]*1000000" office:value-type="float" office:value="56.912">
            <text:p>56.912</text:p>
          </table:table-cell>
          <table:table-cell table:formula="of:=[.R126]*1000000" office:value-type="float" office:value="856.97">
            <text:p>856.97</text:p>
          </table:table-cell>
          <table:table-cell table:formula="of:=[.S126]*1000000" office:value-type="float" office:value="0.00001979">
            <text:p>0.00001979</text:p>
          </table:table-cell>
          <table:table-cell table:formula="of:=[.T126]*1000000" office:value-type="float" office:value="3.3322">
            <text:p>3.3322</text:p>
          </table:table-cell>
          <table:table-cell table:formula="of:=[.U126]*1000000" office:value-type="float" office:value="-0.0000000000023933">
            <text:p>-2.3933E-012</text:p>
          </table:table-cell>
          <table:table-cell table:formula="of:=[.V126]*1000000" office:value-type="float" office:value="0.000000009448">
            <text:p>9.448E-009</text:p>
          </table:table-cell>
          <table:table-cell table:formula="of:=[.W126]*1000000" office:value-type="float" office:value="455.36">
            <text:p>455.36</text:p>
          </table:table-cell>
          <table:table-cell table:formula="of:=[.X126]*1000000" office:value-type="float" office:value="56.86">
            <text:p>56.86</text:p>
          </table:table-cell>
          <table:table-cell table:formula="of:=[.Y126]*1000000" office:value-type="float" office:value="856.97">
            <text:p>856.97</text:p>
          </table:table-cell>
          <table:table-cell table:formula="of:=[.Z126]*1000000" office:value-type="float" office:value="20.007">
            <text:p>20.007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0.00000000000019136">
            <text:p>1.9136E-013</text:p>
          </table:table-cell>
          <table:table-cell table:formula="of:=[.AC126]*1000000" office:value-type="float" office:value="0.0000000094481">
            <text:p>9.4481E-009</text:p>
          </table:table-cell>
          <table:table-cell office:value-type="float" office:value="0.00045536">
            <text:p>0.00045536</text:p>
          </table:table-cell>
          <table:table-cell table:style-name="ce1" office:value-type="string">
            <text:p>5.6912e-05</text:p>
          </table:table-cell>
          <table:table-cell office:value-type="float" office:value="0.00085697">
            <text:p>0.00085697</text:p>
          </table:table-cell>
          <table:table-cell table:style-name="ce1" office:value-type="string">
            <text:p>1.979e-11</text:p>
          </table:table-cell>
          <table:table-cell table:style-name="ce1" office:value-type="string">
            <text:p>3.3322e-06</text:p>
          </table:table-cell>
          <table:table-cell table:style-name="ce1" office:value-type="string">
            <text:p>-2.3933e-18</text:p>
          </table:table-cell>
          <table:table-cell table:style-name="ce1" office:value-type="string">
            <text:p>9.448e-15</text:p>
          </table:table-cell>
          <table:table-cell office:value-type="float" office:value="0.00045536">
            <text:p>0.00045536</text:p>
          </table:table-cell>
          <table:table-cell table:style-name="ce1" office:value-type="string">
            <text:p>5.686e-05</text:p>
          </table:table-cell>
          <table:table-cell office:value-type="float" office:value="0.00085697">
            <text:p>0.0008569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36e-19</text:p>
          </table:table-cell>
          <table:table-cell table:style-name="ce1" office:value-type="string">
            <text:p>9.4481e-15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452.12">
            <text:p>452.12</text:p>
          </table:table-cell>
          <table:table-cell table:formula="of:=[.Q127]*1000000" office:value-type="float" office:value="56.478">
            <text:p>56.478</text:p>
          </table:table-cell>
          <table:table-cell table:formula="of:=[.R127]*1000000" office:value-type="float" office:value="860.68">
            <text:p>860.68</text:p>
          </table:table-cell>
          <table:table-cell table:formula="of:=[.S127]*1000000" office:value-type="float" office:value="0.00001858">
            <text:p>0.00001858</text:p>
          </table:table-cell>
          <table:table-cell table:formula="of:=[.T127]*1000000" office:value-type="float" office:value="3.3508">
            <text:p>3.3508</text:p>
          </table:table-cell>
          <table:table-cell table:formula="of:=[.U127]*1000000" office:value-type="float" office:value="-0.0000000000007209">
            <text:p>-7.209E-013</text:p>
          </table:table-cell>
          <table:table-cell table:formula="of:=[.V127]*1000000" office:value-type="float" office:value="0.0000000091799">
            <text:p>9.1799E-009</text:p>
          </table:table-cell>
          <table:table-cell table:formula="of:=[.W127]*1000000" office:value-type="float" office:value="452.11">
            <text:p>452.11</text:p>
          </table:table-cell>
          <table:table-cell table:formula="of:=[.X127]*1000000" office:value-type="float" office:value="56.427">
            <text:p>56.427</text:p>
          </table:table-cell>
          <table:table-cell table:formula="of:=[.Y127]*1000000" office:value-type="float" office:value="860.68">
            <text:p>860.68</text:p>
          </table:table-cell>
          <table:table-cell table:formula="of:=[.Z127]*1000000" office:value-type="float" office:value="20.007">
            <text:p>20.007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0.00000000000052179">
            <text:p>5.2179E-013</text:p>
          </table:table-cell>
          <table:table-cell table:formula="of:=[.AC127]*1000000" office:value-type="float" office:value="0.00000000918">
            <text:p>9.18E-009</text:p>
          </table:table-cell>
          <table:table-cell office:value-type="float" office:value="0.00045212">
            <text:p>0.00045212</text:p>
          </table:table-cell>
          <table:table-cell table:style-name="ce1" office:value-type="string">
            <text:p>5.6478e-05</text:p>
          </table:table-cell>
          <table:table-cell office:value-type="float" office:value="0.00086068">
            <text:p>0.00086068</text:p>
          </table:table-cell>
          <table:table-cell table:style-name="ce1" office:value-type="string">
            <text:p>1.858e-11</text:p>
          </table:table-cell>
          <table:table-cell table:style-name="ce1" office:value-type="string">
            <text:p>3.3508e-06</text:p>
          </table:table-cell>
          <table:table-cell table:style-name="ce1" office:value-type="string">
            <text:p>-7.209e-19</text:p>
          </table:table-cell>
          <table:table-cell table:style-name="ce1" office:value-type="string">
            <text:p>9.1799e-15</text:p>
          </table:table-cell>
          <table:table-cell office:value-type="float" office:value="0.00045211">
            <text:p>0.00045211</text:p>
          </table:table-cell>
          <table:table-cell table:style-name="ce1" office:value-type="string">
            <text:p>5.6427e-05</text:p>
          </table:table-cell>
          <table:table-cell office:value-type="float" office:value="0.00086068">
            <text:p>0.0008606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5.2179e-19</text:p>
          </table:table-cell>
          <table:table-cell table:style-name="ce1" office:value-type="string">
            <text:p>9.18e-15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448.9">
            <text:p>448.9</text:p>
          </table:table-cell>
          <table:table-cell table:formula="of:=[.Q128]*1000000" office:value-type="float" office:value="56.048">
            <text:p>56.048</text:p>
          </table:table-cell>
          <table:table-cell table:formula="of:=[.R128]*1000000" office:value-type="float" office:value="864.35">
            <text:p>864.35</text:p>
          </table:table-cell>
          <table:table-cell table:formula="of:=[.S128]*1000000" office:value-type="float" office:value="0.000017434">
            <text:p>0.000017434</text:p>
          </table:table-cell>
          <table:table-cell table:formula="of:=[.T128]*1000000" office:value-type="float" office:value="3.3692">
            <text:p>3.3692</text:p>
          </table:table-cell>
          <table:table-cell table:formula="of:=[.U128]*1000000" office:value-type="float" office:value="-0.00000000000015832">
            <text:p>-1.5832E-013</text:p>
          </table:table-cell>
          <table:table-cell table:formula="of:=[.V128]*1000000" office:value-type="float" office:value="0.00000000892">
            <text:p>8.92E-009</text:p>
          </table:table-cell>
          <table:table-cell table:formula="of:=[.W128]*1000000" office:value-type="float" office:value="448.9">
            <text:p>448.9</text:p>
          </table:table-cell>
          <table:table-cell table:formula="of:=[.X128]*1000000" office:value-type="float" office:value="55.997">
            <text:p>55.997</text:p>
          </table:table-cell>
          <table:table-cell table:formula="of:=[.Y128]*1000000" office:value-type="float" office:value="864.35">
            <text:p>864.35</text:p>
          </table:table-cell>
          <table:table-cell table:formula="of:=[.Z128]*1000000" office:value-type="float" office:value="20.007">
            <text:p>20.007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-0.000000000000027079">
            <text:p>-2.7079E-014</text:p>
          </table:table-cell>
          <table:table-cell table:formula="of:=[.AC128]*1000000" office:value-type="float" office:value="0.0000000089201">
            <text:p>8.9201E-009</text:p>
          </table:table-cell>
          <table:table-cell office:value-type="float" office:value="0.0004489">
            <text:p>0.0004489</text:p>
          </table:table-cell>
          <table:table-cell table:style-name="ce1" office:value-type="string">
            <text:p>5.6048e-05</text:p>
          </table:table-cell>
          <table:table-cell office:value-type="float" office:value="0.00086435">
            <text:p>0.00086435</text:p>
          </table:table-cell>
          <table:table-cell table:style-name="ce1" office:value-type="string">
            <text:p>1.7434e-11</text:p>
          </table:table-cell>
          <table:table-cell table:style-name="ce1" office:value-type="string">
            <text:p>3.3692e-06</text:p>
          </table:table-cell>
          <table:table-cell table:style-name="ce1" office:value-type="string">
            <text:p>-1.5832e-19</text:p>
          </table:table-cell>
          <table:table-cell table:style-name="ce1" office:value-type="string">
            <text:p>8.92e-15</text:p>
          </table:table-cell>
          <table:table-cell office:value-type="float" office:value="0.0004489">
            <text:p>0.0004489</text:p>
          </table:table-cell>
          <table:table-cell table:style-name="ce1" office:value-type="string">
            <text:p>5.5997e-05</text:p>
          </table:table-cell>
          <table:table-cell office:value-type="float" office:value="0.00086435">
            <text:p>0.0008643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079e-20</text:p>
          </table:table-cell>
          <table:table-cell table:style-name="ce1" office:value-type="string">
            <text:p>8.9201e-15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445.72">
            <text:p>445.72</text:p>
          </table:table-cell>
          <table:table-cell table:formula="of:=[.Q129]*1000000" office:value-type="float" office:value="55.62">
            <text:p>55.62</text:p>
          </table:table-cell>
          <table:table-cell table:formula="of:=[.R129]*1000000" office:value-type="float" office:value="867.99">
            <text:p>867.99</text:p>
          </table:table-cell>
          <table:table-cell table:formula="of:=[.S129]*1000000" office:value-type="float" office:value="0.000016349">
            <text:p>0.000016349</text:p>
          </table:table-cell>
          <table:table-cell table:formula="of:=[.T129]*1000000" office:value-type="float" office:value="3.3876">
            <text:p>3.3876</text:p>
          </table:table-cell>
          <table:table-cell table:formula="of:=[.U129]*1000000" office:value-type="float" office:value="-0.00000000000061434">
            <text:p>-6.1434E-013</text:p>
          </table:table-cell>
          <table:table-cell table:formula="of:=[.V129]*1000000" office:value-type="float" office:value="0.000000008668">
            <text:p>8.668E-009</text:p>
          </table:table-cell>
          <table:table-cell table:formula="of:=[.W129]*1000000" office:value-type="float" office:value="445.71">
            <text:p>445.71</text:p>
          </table:table-cell>
          <table:table-cell table:formula="of:=[.X129]*1000000" office:value-type="float" office:value="55.569">
            <text:p>55.569</text:p>
          </table:table-cell>
          <table:table-cell table:formula="of:=[.Y129]*1000000" office:value-type="float" office:value="867.99">
            <text:p>867.99</text:p>
          </table:table-cell>
          <table:table-cell table:formula="of:=[.Z129]*1000000" office:value-type="float" office:value="20.007">
            <text:p>20.007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-0.0000000000010901">
            <text:p>-1.0901E-012</text:p>
          </table:table-cell>
          <table:table-cell table:formula="of:=[.AC129]*1000000" office:value-type="float" office:value="0.0000000086681">
            <text:p>8.6681E-009</text:p>
          </table:table-cell>
          <table:table-cell office:value-type="float" office:value="0.00044572">
            <text:p>0.00044572</text:p>
          </table:table-cell>
          <table:table-cell table:style-name="ce1" office:value-type="string">
            <text:p>5.562e-05</text:p>
          </table:table-cell>
          <table:table-cell office:value-type="float" office:value="0.00086799">
            <text:p>0.00086799</text:p>
          </table:table-cell>
          <table:table-cell table:style-name="ce1" office:value-type="string">
            <text:p>1.6349e-11</text:p>
          </table:table-cell>
          <table:table-cell table:style-name="ce1" office:value-type="string">
            <text:p>3.3876e-06</text:p>
          </table:table-cell>
          <table:table-cell table:style-name="ce1" office:value-type="string">
            <text:p>-6.1434e-19</text:p>
          </table:table-cell>
          <table:table-cell table:style-name="ce1" office:value-type="string">
            <text:p>8.668e-15</text:p>
          </table:table-cell>
          <table:table-cell office:value-type="float" office:value="0.00044571">
            <text:p>0.00044571</text:p>
          </table:table-cell>
          <table:table-cell table:style-name="ce1" office:value-type="string">
            <text:p>5.5569e-05</text:p>
          </table:table-cell>
          <table:table-cell office:value-type="float" office:value="0.00086799">
            <text:p>0.0008679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901e-18</text:p>
          </table:table-cell>
          <table:table-cell table:style-name="ce1" office:value-type="string">
            <text:p>8.6681e-15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442.56">
            <text:p>442.56</text:p>
          </table:table-cell>
          <table:table-cell table:formula="of:=[.Q130]*1000000" office:value-type="float" office:value="55.195">
            <text:p>55.195</text:p>
          </table:table-cell>
          <table:table-cell table:formula="of:=[.R130]*1000000" office:value-type="float" office:value="871.59">
            <text:p>871.59</text:p>
          </table:table-cell>
          <table:table-cell table:formula="of:=[.S130]*1000000" office:value-type="float" office:value="0.000015323">
            <text:p>0.000015323</text:p>
          </table:table-cell>
          <table:table-cell table:formula="of:=[.T130]*1000000" office:value-type="float" office:value="3.4058">
            <text:p>3.4058</text:p>
          </table:table-cell>
          <table:table-cell table:formula="of:=[.U130]*1000000" office:value-type="float" office:value="-0.00000000000073951">
            <text:p>-7.3951E-013</text:p>
          </table:table-cell>
          <table:table-cell table:formula="of:=[.V130]*1000000" office:value-type="float" office:value="0.0000000084237">
            <text:p>8.4237E-009</text:p>
          </table:table-cell>
          <table:table-cell table:formula="of:=[.W130]*1000000" office:value-type="float" office:value="442.56">
            <text:p>442.56</text:p>
          </table:table-cell>
          <table:table-cell table:formula="of:=[.X130]*1000000" office:value-type="float" office:value="55.144">
            <text:p>55.144</text:p>
          </table:table-cell>
          <table:table-cell table:formula="of:=[.Y130]*1000000" office:value-type="float" office:value="871.59">
            <text:p>871.59</text:p>
          </table:table-cell>
          <table:table-cell table:formula="of:=[.Z130]*1000000" office:value-type="float" office:value="20.007">
            <text:p>20.007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-0.00000000000011656">
            <text:p>-1.1656E-013</text:p>
          </table:table-cell>
          <table:table-cell table:formula="of:=[.AC130]*1000000" office:value-type="float" office:value="0.0000000084238">
            <text:p>8.4238E-009</text:p>
          </table:table-cell>
          <table:table-cell office:value-type="float" office:value="0.00044256">
            <text:p>0.00044256</text:p>
          </table:table-cell>
          <table:table-cell table:style-name="ce1" office:value-type="string">
            <text:p>5.5195e-05</text:p>
          </table:table-cell>
          <table:table-cell office:value-type="float" office:value="0.00087159">
            <text:p>0.00087159</text:p>
          </table:table-cell>
          <table:table-cell table:style-name="ce1" office:value-type="string">
            <text:p>1.5323e-11</text:p>
          </table:table-cell>
          <table:table-cell table:style-name="ce1" office:value-type="string">
            <text:p>3.4058e-06</text:p>
          </table:table-cell>
          <table:table-cell table:style-name="ce1" office:value-type="string">
            <text:p>-7.3951e-19</text:p>
          </table:table-cell>
          <table:table-cell table:style-name="ce1" office:value-type="string">
            <text:p>8.4237e-15</text:p>
          </table:table-cell>
          <table:table-cell office:value-type="float" office:value="0.00044256">
            <text:p>0.00044256</text:p>
          </table:table-cell>
          <table:table-cell table:style-name="ce1" office:value-type="string">
            <text:p>5.5144e-05</text:p>
          </table:table-cell>
          <table:table-cell office:value-type="float" office:value="0.00087159">
            <text:p>0.0008715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656e-19</text:p>
          </table:table-cell>
          <table:table-cell table:style-name="ce1" office:value-type="string">
            <text:p>8.4238e-15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439.44">
            <text:p>439.44</text:p>
          </table:table-cell>
          <table:table-cell table:formula="of:=[.Q131]*1000000" office:value-type="float" office:value="54.772">
            <text:p>54.772</text:p>
          </table:table-cell>
          <table:table-cell table:formula="of:=[.R131]*1000000" office:value-type="float" office:value="875.17">
            <text:p>875.17</text:p>
          </table:table-cell>
          <table:table-cell table:formula="of:=[.S131]*1000000" office:value-type="float" office:value="0.000014352">
            <text:p>0.000014352</text:p>
          </table:table-cell>
          <table:table-cell table:formula="of:=[.T131]*1000000" office:value-type="float" office:value="3.424">
            <text:p>3.424</text:p>
          </table:table-cell>
          <table:table-cell table:formula="of:=[.U131]*1000000" office:value-type="float" office:value="-0.0000000000013836">
            <text:p>-1.3836E-012</text:p>
          </table:table-cell>
          <table:table-cell table:formula="of:=[.V131]*1000000" office:value-type="float" office:value="0.0000000081869">
            <text:p>8.1869E-009</text:p>
          </table:table-cell>
          <table:table-cell table:formula="of:=[.W131]*1000000" office:value-type="float" office:value="439.43">
            <text:p>439.43</text:p>
          </table:table-cell>
          <table:table-cell table:formula="of:=[.X131]*1000000" office:value-type="float" office:value="54.721">
            <text:p>54.721</text:p>
          </table:table-cell>
          <table:table-cell table:formula="of:=[.Y131]*1000000" office:value-type="float" office:value="875.17">
            <text:p>875.17</text:p>
          </table:table-cell>
          <table:table-cell table:formula="of:=[.Z131]*1000000" office:value-type="float" office:value="20.007">
            <text:p>20.007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0.0000000000008024">
            <text:p>8.024E-013</text:p>
          </table:table-cell>
          <table:table-cell table:formula="of:=[.AC131]*1000000" office:value-type="float" office:value="0.000000008187">
            <text:p>8.187E-009</text:p>
          </table:table-cell>
          <table:table-cell office:value-type="float" office:value="0.00043944">
            <text:p>0.00043944</text:p>
          </table:table-cell>
          <table:table-cell table:style-name="ce1" office:value-type="string">
            <text:p>5.4772e-05</text:p>
          </table:table-cell>
          <table:table-cell office:value-type="float" office:value="0.00087517">
            <text:p>0.00087517</text:p>
          </table:table-cell>
          <table:table-cell table:style-name="ce1" office:value-type="string">
            <text:p>1.4352e-11</text:p>
          </table:table-cell>
          <table:table-cell table:style-name="ce1" office:value-type="string">
            <text:p>3.424e-06</text:p>
          </table:table-cell>
          <table:table-cell table:style-name="ce1" office:value-type="string">
            <text:p>-1.3836e-18</text:p>
          </table:table-cell>
          <table:table-cell table:style-name="ce1" office:value-type="string">
            <text:p>8.1869e-15</text:p>
          </table:table-cell>
          <table:table-cell office:value-type="float" office:value="0.00043943">
            <text:p>0.00043943</text:p>
          </table:table-cell>
          <table:table-cell table:style-name="ce1" office:value-type="string">
            <text:p>5.4721e-05</text:p>
          </table:table-cell>
          <table:table-cell office:value-type="float" office:value="0.00087517">
            <text:p>0.0008751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8.024e-19</text:p>
          </table:table-cell>
          <table:table-cell table:style-name="ce1" office:value-type="string">
            <text:p>8.187e-15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436.34">
            <text:p>436.34</text:p>
          </table:table-cell>
          <table:table-cell table:formula="of:=[.Q132]*1000000" office:value-type="float" office:value="54.352">
            <text:p>54.352</text:p>
          </table:table-cell>
          <table:table-cell table:formula="of:=[.R132]*1000000" office:value-type="float" office:value="878.71">
            <text:p>878.71</text:p>
          </table:table-cell>
          <table:table-cell table:formula="of:=[.S132]*1000000" office:value-type="float" office:value="0.000013436">
            <text:p>0.000013436</text:p>
          </table:table-cell>
          <table:table-cell table:formula="of:=[.T132]*1000000" office:value-type="float" office:value="3.442">
            <text:p>3.442</text:p>
          </table:table-cell>
          <table:table-cell table:formula="of:=[.U132]*1000000" office:value-type="float" office:value="-0.00000000000075547">
            <text:p>-7.5547E-013</text:p>
          </table:table-cell>
          <table:table-cell table:formula="of:=[.V132]*1000000" office:value-type="float" office:value="0.0000000079572">
            <text:p>0.000000008</text:p>
          </table:table-cell>
          <table:table-cell table:formula="of:=[.W132]*1000000" office:value-type="float" office:value="436.34">
            <text:p>436.34</text:p>
          </table:table-cell>
          <table:table-cell table:formula="of:=[.X132]*1000000" office:value-type="float" office:value="54.301">
            <text:p>54.301</text:p>
          </table:table-cell>
          <table:table-cell table:formula="of:=[.Y132]*1000000" office:value-type="float" office:value="878.71">
            <text:p>878.71</text:p>
          </table:table-cell>
          <table:table-cell table:formula="of:=[.Z132]*1000000" office:value-type="float" office:value="20.007">
            <text:p>20.007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-0.00000000000025677">
            <text:p>-2.5677E-013</text:p>
          </table:table-cell>
          <table:table-cell table:formula="of:=[.AC132]*1000000" office:value-type="float" office:value="0.0000000079573">
            <text:p>0.000000008</text:p>
          </table:table-cell>
          <table:table-cell office:value-type="float" office:value="0.00043634">
            <text:p>0.00043634</text:p>
          </table:table-cell>
          <table:table-cell table:style-name="ce1" office:value-type="string">
            <text:p>5.4352e-05</text:p>
          </table:table-cell>
          <table:table-cell office:value-type="float" office:value="0.00087871">
            <text:p>0.00087871</text:p>
          </table:table-cell>
          <table:table-cell table:style-name="ce1" office:value-type="string">
            <text:p>1.3436e-11</text:p>
          </table:table-cell>
          <table:table-cell table:style-name="ce1" office:value-type="string">
            <text:p>3.442e-06</text:p>
          </table:table-cell>
          <table:table-cell table:style-name="ce1" office:value-type="string">
            <text:p>-7.5547e-19</text:p>
          </table:table-cell>
          <table:table-cell table:style-name="ce1" office:value-type="string">
            <text:p>7.9572e-15</text:p>
          </table:table-cell>
          <table:table-cell office:value-type="float" office:value="0.00043634">
            <text:p>0.00043634</text:p>
          </table:table-cell>
          <table:table-cell table:style-name="ce1" office:value-type="string">
            <text:p>5.4301e-05</text:p>
          </table:table-cell>
          <table:table-cell office:value-type="float" office:value="0.00087871">
            <text:p>0.0008787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677e-19</text:p>
          </table:table-cell>
          <table:table-cell table:style-name="ce1" office:value-type="string">
            <text:p>7.9573e-15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433.27">
            <text:p>433.27</text:p>
          </table:table-cell>
          <table:table-cell table:formula="of:=[.Q133]*1000000" office:value-type="float" office:value="53.934">
            <text:p>53.934</text:p>
          </table:table-cell>
          <table:table-cell table:formula="of:=[.R133]*1000000" office:value-type="float" office:value="882.22">
            <text:p>882.22</text:p>
          </table:table-cell>
          <table:table-cell table:formula="of:=[.S133]*1000000" office:value-type="float" office:value="0.00001257">
            <text:p>0.00001257</text:p>
          </table:table-cell>
          <table:table-cell table:formula="of:=[.T133]*1000000" office:value-type="float" office:value="3.4599">
            <text:p>3.4599</text:p>
          </table:table-cell>
          <table:table-cell table:formula="of:=[.U133]*1000000" office:value-type="float" office:value="0.00000000000080242">
            <text:p>8.0242E-013</text:p>
          </table:table-cell>
          <table:table-cell table:formula="of:=[.V133]*1000000" office:value-type="float" office:value="0.0000000077346">
            <text:p>7.7346E-009</text:p>
          </table:table-cell>
          <table:table-cell table:formula="of:=[.W133]*1000000" office:value-type="float" office:value="433.27">
            <text:p>433.27</text:p>
          </table:table-cell>
          <table:table-cell table:formula="of:=[.X133]*1000000" office:value-type="float" office:value="53.884">
            <text:p>53.884</text:p>
          </table:table-cell>
          <table:table-cell table:formula="of:=[.Y133]*1000000" office:value-type="float" office:value="882.22">
            <text:p>882.22</text:p>
          </table:table-cell>
          <table:table-cell table:formula="of:=[.Z133]*1000000" office:value-type="float" office:value="20.007">
            <text:p>20.007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-0.00000000000063423">
            <text:p>-6.3423E-013</text:p>
          </table:table-cell>
          <table:table-cell table:formula="of:=[.AC133]*1000000" office:value-type="float" office:value="0.0000000077347">
            <text:p>7.7347E-009</text:p>
          </table:table-cell>
          <table:table-cell office:value-type="float" office:value="0.00043327">
            <text:p>0.00043327</text:p>
          </table:table-cell>
          <table:table-cell table:style-name="ce1" office:value-type="string">
            <text:p>5.3934e-05</text:p>
          </table:table-cell>
          <table:table-cell office:value-type="float" office:value="0.00088222">
            <text:p>0.00088222</text:p>
          </table:table-cell>
          <table:table-cell table:style-name="ce1" office:value-type="string">
            <text:p>1.257e-11</text:p>
          </table:table-cell>
          <table:table-cell table:style-name="ce1" office:value-type="string">
            <text:p>3.4599e-06</text:p>
          </table:table-cell>
          <table:table-cell table:style-name="ce1" office:value-type="string">
            <text:p>8.0242e-19</text:p>
          </table:table-cell>
          <table:table-cell table:style-name="ce1" office:value-type="string">
            <text:p>7.7346e-15</text:p>
          </table:table-cell>
          <table:table-cell office:value-type="float" office:value="0.00043327">
            <text:p>0.00043327</text:p>
          </table:table-cell>
          <table:table-cell table:style-name="ce1" office:value-type="string">
            <text:p>5.3884e-05</text:p>
          </table:table-cell>
          <table:table-cell office:value-type="float" office:value="0.00088222">
            <text:p>0.0008822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423e-19</text:p>
          </table:table-cell>
          <table:table-cell table:style-name="ce1" office:value-type="string">
            <text:p>7.7347e-15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430.23">
            <text:p>430.23</text:p>
          </table:table-cell>
          <table:table-cell table:formula="of:=[.Q134]*1000000" office:value-type="float" office:value="53.519">
            <text:p>53.519</text:p>
          </table:table-cell>
          <table:table-cell table:formula="of:=[.R134]*1000000" office:value-type="float" office:value="885.7">
            <text:p>885.7</text:p>
          </table:table-cell>
          <table:table-cell table:formula="of:=[.S134]*1000000" office:value-type="float" office:value="0.000011752">
            <text:p>0.000011752</text:p>
          </table:table-cell>
          <table:table-cell table:formula="of:=[.T134]*1000000" office:value-type="float" office:value="3.4778">
            <text:p>3.4778</text:p>
          </table:table-cell>
          <table:table-cell table:formula="of:=[.U134]*1000000" office:value-type="float" office:value="-0.00000000000024043">
            <text:p>-2.4043E-013</text:p>
          </table:table-cell>
          <table:table-cell table:formula="of:=[.V134]*1000000" office:value-type="float" office:value="0.0000000075188">
            <text:p>7.5188E-009</text:p>
          </table:table-cell>
          <table:table-cell table:formula="of:=[.W134]*1000000" office:value-type="float" office:value="430.23">
            <text:p>430.23</text:p>
          </table:table-cell>
          <table:table-cell table:formula="of:=[.X134]*1000000" office:value-type="float" office:value="53.469">
            <text:p>53.469</text:p>
          </table:table-cell>
          <table:table-cell table:formula="of:=[.Y134]*1000000" office:value-type="float" office:value="885.7">
            <text:p>885.7</text:p>
          </table:table-cell>
          <table:table-cell table:formula="of:=[.Z134]*1000000" office:value-type="float" office:value="20.007">
            <text:p>20.007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0.00000000000051015">
            <text:p>5.1015E-013</text:p>
          </table:table-cell>
          <table:table-cell table:formula="of:=[.AC134]*1000000" office:value-type="float" office:value="0.0000000075189">
            <text:p>7.5189E-009</text:p>
          </table:table-cell>
          <table:table-cell office:value-type="float" office:value="0.00043023">
            <text:p>0.00043023</text:p>
          </table:table-cell>
          <table:table-cell table:style-name="ce1" office:value-type="string">
            <text:p>5.3519e-05</text:p>
          </table:table-cell>
          <table:table-cell office:value-type="float" office:value="0.0008857">
            <text:p>0.0008857</text:p>
          </table:table-cell>
          <table:table-cell table:style-name="ce1" office:value-type="string">
            <text:p>1.1752e-11</text:p>
          </table:table-cell>
          <table:table-cell table:style-name="ce1" office:value-type="string">
            <text:p>3.4778e-06</text:p>
          </table:table-cell>
          <table:table-cell table:style-name="ce1" office:value-type="string">
            <text:p>-2.4043e-19</text:p>
          </table:table-cell>
          <table:table-cell table:style-name="ce1" office:value-type="string">
            <text:p>7.5188e-15</text:p>
          </table:table-cell>
          <table:table-cell office:value-type="float" office:value="0.00043023">
            <text:p>0.00043023</text:p>
          </table:table-cell>
          <table:table-cell table:style-name="ce1" office:value-type="string">
            <text:p>5.3469e-05</text:p>
          </table:table-cell>
          <table:table-cell office:value-type="float" office:value="0.0008857">
            <text:p>0.000885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5.1015e-19</text:p>
          </table:table-cell>
          <table:table-cell table:style-name="ce1" office:value-type="string">
            <text:p>7.5189e-15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427.22">
            <text:p>427.22</text:p>
          </table:table-cell>
          <table:table-cell table:formula="of:=[.Q135]*1000000" office:value-type="float" office:value="53.107">
            <text:p>53.107</text:p>
          </table:table-cell>
          <table:table-cell table:formula="of:=[.R135]*1000000" office:value-type="float" office:value="889.15">
            <text:p>889.15</text:p>
          </table:table-cell>
          <table:table-cell table:formula="of:=[.S135]*1000000" office:value-type="float" office:value="0.000010981">
            <text:p>0.000010981</text:p>
          </table:table-cell>
          <table:table-cell table:formula="of:=[.T135]*1000000" office:value-type="float" office:value="3.4955">
            <text:p>3.4955</text:p>
          </table:table-cell>
          <table:table-cell table:formula="of:=[.U135]*1000000" office:value-type="float" office:value="0.00000000000065357">
            <text:p>6.5357E-013</text:p>
          </table:table-cell>
          <table:table-cell table:formula="of:=[.V135]*1000000" office:value-type="float" office:value="0.0000000073096">
            <text:p>7.3096E-009</text:p>
          </table:table-cell>
          <table:table-cell table:formula="of:=[.W135]*1000000" office:value-type="float" office:value="427.21">
            <text:p>427.21</text:p>
          </table:table-cell>
          <table:table-cell table:formula="of:=[.X135]*1000000" office:value-type="float" office:value="53.057">
            <text:p>53.057</text:p>
          </table:table-cell>
          <table:table-cell table:formula="of:=[.Y135]*1000000" office:value-type="float" office:value="889.15">
            <text:p>889.15</text:p>
          </table:table-cell>
          <table:table-cell table:formula="of:=[.Z135]*1000000" office:value-type="float" office:value="20.007">
            <text:p>20.007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-0.00000000000027382">
            <text:p>-2.7382E-013</text:p>
          </table:table-cell>
          <table:table-cell table:formula="of:=[.AC135]*1000000" office:value-type="float" office:value="0.0000000073097">
            <text:p>7.3097E-009</text:p>
          </table:table-cell>
          <table:table-cell office:value-type="float" office:value="0.00042722">
            <text:p>0.00042722</text:p>
          </table:table-cell>
          <table:table-cell table:style-name="ce1" office:value-type="string">
            <text:p>5.3107e-05</text:p>
          </table:table-cell>
          <table:table-cell office:value-type="float" office:value="0.00088915">
            <text:p>0.00088915</text:p>
          </table:table-cell>
          <table:table-cell table:style-name="ce1" office:value-type="string">
            <text:p>1.0981e-11</text:p>
          </table:table-cell>
          <table:table-cell table:style-name="ce1" office:value-type="string">
            <text:p>3.4955e-06</text:p>
          </table:table-cell>
          <table:table-cell table:style-name="ce1" office:value-type="string">
            <text:p>6.5357e-19</text:p>
          </table:table-cell>
          <table:table-cell table:style-name="ce1" office:value-type="string">
            <text:p>7.3096e-15</text:p>
          </table:table-cell>
          <table:table-cell office:value-type="float" office:value="0.00042721">
            <text:p>0.00042721</text:p>
          </table:table-cell>
          <table:table-cell table:style-name="ce1" office:value-type="string">
            <text:p>5.3057e-05</text:p>
          </table:table-cell>
          <table:table-cell office:value-type="float" office:value="0.00088915">
            <text:p>0.0008891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382e-19</text:p>
          </table:table-cell>
          <table:table-cell table:style-name="ce1" office:value-type="string">
            <text:p>7.3097e-15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424.23">
            <text:p>424.23</text:p>
          </table:table-cell>
          <table:table-cell table:formula="of:=[.Q136]*1000000" office:value-type="float" office:value="52.697">
            <text:p>52.697</text:p>
          </table:table-cell>
          <table:table-cell table:formula="of:=[.R136]*1000000" office:value-type="float" office:value="892.57">
            <text:p>892.57</text:p>
          </table:table-cell>
          <table:table-cell table:formula="of:=[.S136]*1000000" office:value-type="float" office:value="0.000010254">
            <text:p>0.000010254</text:p>
          </table:table-cell>
          <table:table-cell table:formula="of:=[.T136]*1000000" office:value-type="float" office:value="3.5131">
            <text:p>3.5131</text:p>
          </table:table-cell>
          <table:table-cell table:formula="of:=[.U136]*1000000" office:value-type="float" office:value="0.000000000000064099">
            <text:p>6.4099E-014</text:p>
          </table:table-cell>
          <table:table-cell table:formula="of:=[.V136]*1000000" office:value-type="float" office:value="0.0000000071068">
            <text:p>7.1068E-009</text:p>
          </table:table-cell>
          <table:table-cell table:formula="of:=[.W136]*1000000" office:value-type="float" office:value="424.23">
            <text:p>424.23</text:p>
          </table:table-cell>
          <table:table-cell table:formula="of:=[.X136]*1000000" office:value-type="float" office:value="52.647">
            <text:p>52.647</text:p>
          </table:table-cell>
          <table:table-cell table:formula="of:=[.Y136]*1000000" office:value-type="float" office:value="892.57">
            <text:p>892.57</text:p>
          </table:table-cell>
          <table:table-cell table:formula="of:=[.Z136]*1000000" office:value-type="float" office:value="20.007">
            <text:p>20.007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0.00000000000015847">
            <text:p>1.5847E-013</text:p>
          </table:table-cell>
          <table:table-cell table:formula="of:=[.AC136]*1000000" office:value-type="float" office:value="0.0000000071069">
            <text:p>7.1069E-009</text:p>
          </table:table-cell>
          <table:table-cell office:value-type="float" office:value="0.00042423">
            <text:p>0.00042423</text:p>
          </table:table-cell>
          <table:table-cell table:style-name="ce1" office:value-type="string">
            <text:p>5.2697e-05</text:p>
          </table:table-cell>
          <table:table-cell office:value-type="float" office:value="0.00089257">
            <text:p>0.00089257</text:p>
          </table:table-cell>
          <table:table-cell table:style-name="ce1" office:value-type="string">
            <text:p>1.0254e-11</text:p>
          </table:table-cell>
          <table:table-cell table:style-name="ce1" office:value-type="string">
            <text:p>3.5131e-06</text:p>
          </table:table-cell>
          <table:table-cell table:style-name="ce1" office:value-type="string">
            <text:p>6.4099e-20</text:p>
          </table:table-cell>
          <table:table-cell table:style-name="ce1" office:value-type="string">
            <text:p>7.1068e-15</text:p>
          </table:table-cell>
          <table:table-cell office:value-type="float" office:value="0.00042423">
            <text:p>0.00042423</text:p>
          </table:table-cell>
          <table:table-cell table:style-name="ce1" office:value-type="string">
            <text:p>5.2647e-05</text:p>
          </table:table-cell>
          <table:table-cell office:value-type="float" office:value="0.00089257">
            <text:p>0.0008925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847e-19</text:p>
          </table:table-cell>
          <table:table-cell table:style-name="ce1" office:value-type="string">
            <text:p>7.1069e-15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421.28">
            <text:p>421.28</text:p>
          </table:table-cell>
          <table:table-cell table:formula="of:=[.Q137]*1000000" office:value-type="float" office:value="52.289">
            <text:p>52.289</text:p>
          </table:table-cell>
          <table:table-cell table:formula="of:=[.R137]*1000000" office:value-type="float" office:value="895.96">
            <text:p>895.96</text:p>
          </table:table-cell>
          <table:table-cell table:formula="of:=[.S137]*1000000" office:value-type="float" office:value="0.000009569">
            <text:p>0.000009569</text:p>
          </table:table-cell>
          <table:table-cell table:formula="of:=[.T137]*1000000" office:value-type="float" office:value="3.5307">
            <text:p>3.5307</text:p>
          </table:table-cell>
          <table:table-cell table:formula="of:=[.U137]*1000000" office:value-type="float" office:value="-0.00000000000074826">
            <text:p>-7.4826E-013</text:p>
          </table:table-cell>
          <table:table-cell table:formula="of:=[.V137]*1000000" office:value-type="float" office:value="0.0000000069101">
            <text:p>6.9101E-009</text:p>
          </table:table-cell>
          <table:table-cell table:formula="of:=[.W137]*1000000" office:value-type="float" office:value="421.27">
            <text:p>421.27</text:p>
          </table:table-cell>
          <table:table-cell table:formula="of:=[.X137]*1000000" office:value-type="float" office:value="52.24">
            <text:p>52.24</text:p>
          </table:table-cell>
          <table:table-cell table:formula="of:=[.Y137]*1000000" office:value-type="float" office:value="895.95">
            <text:p>895.95</text:p>
          </table:table-cell>
          <table:table-cell table:formula="of:=[.Z137]*1000000" office:value-type="float" office:value="20.007">
            <text:p>20.007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056809">
            <text:p>-5.6809E-013</text:p>
          </table:table-cell>
          <table:table-cell table:formula="of:=[.AC137]*1000000" office:value-type="float" office:value="0.0000000069102">
            <text:p>6.9102E-009</text:p>
          </table:table-cell>
          <table:table-cell office:value-type="float" office:value="0.00042128">
            <text:p>0.00042128</text:p>
          </table:table-cell>
          <table:table-cell table:style-name="ce1" office:value-type="string">
            <text:p>5.2289e-05</text:p>
          </table:table-cell>
          <table:table-cell office:value-type="float" office:value="0.00089596">
            <text:p>0.00089596</text:p>
          </table:table-cell>
          <table:table-cell table:style-name="ce1" office:value-type="string">
            <text:p>9.569e-12</text:p>
          </table:table-cell>
          <table:table-cell table:style-name="ce1" office:value-type="string">
            <text:p>3.5307e-06</text:p>
          </table:table-cell>
          <table:table-cell table:style-name="ce1" office:value-type="string">
            <text:p>-7.4826e-19</text:p>
          </table:table-cell>
          <table:table-cell table:style-name="ce1" office:value-type="string">
            <text:p>6.9101e-15</text:p>
          </table:table-cell>
          <table:table-cell office:value-type="float" office:value="0.00042127">
            <text:p>0.00042127</text:p>
          </table:table-cell>
          <table:table-cell table:style-name="ce1" office:value-type="string">
            <text:p>5.224e-05</text:p>
          </table:table-cell>
          <table:table-cell office:value-type="float" office:value="0.00089595">
            <text:p>0.0008959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6809e-19</text:p>
          </table:table-cell>
          <table:table-cell table:style-name="ce1" office:value-type="string">
            <text:p>6.9102e-15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418.35">
            <text:p>418.35</text:p>
          </table:table-cell>
          <table:table-cell table:formula="of:=[.Q138]*1000000" office:value-type="float" office:value="51.885">
            <text:p>51.885</text:p>
          </table:table-cell>
          <table:table-cell table:formula="of:=[.R138]*1000000" office:value-type="float" office:value="899.32">
            <text:p>899.32</text:p>
          </table:table-cell>
          <table:table-cell table:formula="of:=[.S138]*1000000" office:value-type="float" office:value="0.0000089238">
            <text:p>8.9238E-006</text:p>
          </table:table-cell>
          <table:table-cell table:formula="of:=[.T138]*1000000" office:value-type="float" office:value="3.5481">
            <text:p>3.5481</text:p>
          </table:table-cell>
          <table:table-cell table:formula="of:=[.U138]*1000000" office:value-type="float" office:value="-0.00000000000032066">
            <text:p>-3.2066E-013</text:p>
          </table:table-cell>
          <table:table-cell table:formula="of:=[.V138]*1000000" office:value-type="float" office:value="0.0000000067195">
            <text:p>6.7195E-009</text:p>
          </table:table-cell>
          <table:table-cell table:formula="of:=[.W138]*1000000" office:value-type="float" office:value="418.34">
            <text:p>418.34</text:p>
          </table:table-cell>
          <table:table-cell table:formula="of:=[.X138]*1000000" office:value-type="float" office:value="51.835">
            <text:p>51.835</text:p>
          </table:table-cell>
          <table:table-cell table:formula="of:=[.Y138]*1000000" office:value-type="float" office:value="899.31">
            <text:p>899.31</text:p>
          </table:table-cell>
          <table:table-cell table:formula="of:=[.Z138]*1000000" office:value-type="float" office:value="20.007">
            <text:p>20.007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-0.00000000000012417">
            <text:p>-1.2417E-013</text:p>
          </table:table-cell>
          <table:table-cell table:formula="of:=[.AC138]*1000000" office:value-type="float" office:value="0.0000000067196">
            <text:p>6.7196E-009</text:p>
          </table:table-cell>
          <table:table-cell office:value-type="float" office:value="0.00041835">
            <text:p>0.00041835</text:p>
          </table:table-cell>
          <table:table-cell table:style-name="ce1" office:value-type="string">
            <text:p>5.1885e-05</text:p>
          </table:table-cell>
          <table:table-cell office:value-type="float" office:value="0.00089932">
            <text:p>0.00089932</text:p>
          </table:table-cell>
          <table:table-cell table:style-name="ce1" office:value-type="string">
            <text:p>8.9238e-12</text:p>
          </table:table-cell>
          <table:table-cell table:style-name="ce1" office:value-type="string">
            <text:p>3.5481e-06</text:p>
          </table:table-cell>
          <table:table-cell table:style-name="ce1" office:value-type="string">
            <text:p>-3.2066e-19</text:p>
          </table:table-cell>
          <table:table-cell table:style-name="ce1" office:value-type="string">
            <text:p>6.7195e-15</text:p>
          </table:table-cell>
          <table:table-cell office:value-type="float" office:value="0.00041834">
            <text:p>0.00041834</text:p>
          </table:table-cell>
          <table:table-cell table:style-name="ce1" office:value-type="string">
            <text:p>5.1835e-05</text:p>
          </table:table-cell>
          <table:table-cell office:value-type="float" office:value="0.00089931">
            <text:p>0.0008993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417e-19</text:p>
          </table:table-cell>
          <table:table-cell table:style-name="ce1" office:value-type="string">
            <text:p>6.7196e-15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415.44">
            <text:p>415.44</text:p>
          </table:table-cell>
          <table:table-cell table:formula="of:=[.Q139]*1000000" office:value-type="float" office:value="51.482">
            <text:p>51.482</text:p>
          </table:table-cell>
          <table:table-cell table:formula="of:=[.R139]*1000000" office:value-type="float" office:value="902.64">
            <text:p>902.64</text:p>
          </table:table-cell>
          <table:table-cell table:formula="of:=[.S139]*1000000" office:value-type="float" office:value="0.0000083166">
            <text:p>8.3166E-006</text:p>
          </table:table-cell>
          <table:table-cell table:formula="of:=[.T139]*1000000" office:value-type="float" office:value="3.5654">
            <text:p>3.5654</text:p>
          </table:table-cell>
          <table:table-cell table:formula="of:=[.U139]*1000000" office:value-type="float" office:value="0.00000000000025678">
            <text:p>2.5678E-013</text:p>
          </table:table-cell>
          <table:table-cell table:formula="of:=[.V139]*1000000" office:value-type="float" office:value="0.0000000065347">
            <text:p>6.5347E-009</text:p>
          </table:table-cell>
          <table:table-cell table:formula="of:=[.W139]*1000000" office:value-type="float" office:value="415.44">
            <text:p>415.44</text:p>
          </table:table-cell>
          <table:table-cell table:formula="of:=[.X139]*1000000" office:value-type="float" office:value="51.433">
            <text:p>51.433</text:p>
          </table:table-cell>
          <table:table-cell table:formula="of:=[.Y139]*1000000" office:value-type="float" office:value="902.64">
            <text:p>902.64</text:p>
          </table:table-cell>
          <table:table-cell table:formula="of:=[.Z139]*1000000" office:value-type="float" office:value="20.007">
            <text:p>20.007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0.000000000000074114">
            <text:p>7.4114E-014</text:p>
          </table:table-cell>
          <table:table-cell table:formula="of:=[.AC139]*1000000" office:value-type="float" office:value="0.0000000065347">
            <text:p>6.5347E-009</text:p>
          </table:table-cell>
          <table:table-cell office:value-type="float" office:value="0.00041544">
            <text:p>0.00041544</text:p>
          </table:table-cell>
          <table:table-cell table:style-name="ce1" office:value-type="string">
            <text:p>5.1482e-05</text:p>
          </table:table-cell>
          <table:table-cell office:value-type="float" office:value="0.00090264">
            <text:p>0.00090264</text:p>
          </table:table-cell>
          <table:table-cell table:style-name="ce1" office:value-type="string">
            <text:p>8.3166e-12</text:p>
          </table:table-cell>
          <table:table-cell table:style-name="ce1" office:value-type="string">
            <text:p>3.5654e-06</text:p>
          </table:table-cell>
          <table:table-cell table:style-name="ce1" office:value-type="string">
            <text:p>2.5678e-19</text:p>
          </table:table-cell>
          <table:table-cell table:style-name="ce1" office:value-type="string">
            <text:p>6.5347e-15</text:p>
          </table:table-cell>
          <table:table-cell office:value-type="float" office:value="0.00041544">
            <text:p>0.00041544</text:p>
          </table:table-cell>
          <table:table-cell table:style-name="ce1" office:value-type="string">
            <text:p>5.1433e-05</text:p>
          </table:table-cell>
          <table:table-cell office:value-type="float" office:value="0.00090264">
            <text:p>0.0009026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7.4114e-20</text:p>
          </table:table-cell>
          <table:table-cell table:style-name="ce1" office:value-type="string">
            <text:p>6.5347e-15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412.57">
            <text:p>412.57</text:p>
          </table:table-cell>
          <table:table-cell table:formula="of:=[.Q140]*1000000" office:value-type="float" office:value="51.083">
            <text:p>51.083</text:p>
          </table:table-cell>
          <table:table-cell table:formula="of:=[.R140]*1000000" office:value-type="float" office:value="905.94">
            <text:p>905.94</text:p>
          </table:table-cell>
          <table:table-cell table:formula="of:=[.S140]*1000000" office:value-type="float" office:value="0.0000077454">
            <text:p>7.7454E-006</text:p>
          </table:table-cell>
          <table:table-cell table:formula="of:=[.T140]*1000000" office:value-type="float" office:value="3.5826">
            <text:p>3.5826</text:p>
          </table:table-cell>
          <table:table-cell table:formula="of:=[.U140]*1000000" office:value-type="float" office:value="0.000000000001135">
            <text:p>1.135E-012</text:p>
          </table:table-cell>
          <table:table-cell table:formula="of:=[.V140]*1000000" office:value-type="float" office:value="0.0000000063555">
            <text:p>6.3555E-009</text:p>
          </table:table-cell>
          <table:table-cell table:formula="of:=[.W140]*1000000" office:value-type="float" office:value="412.56">
            <text:p>412.56</text:p>
          </table:table-cell>
          <table:table-cell table:formula="of:=[.X140]*1000000" office:value-type="float" office:value="51.033">
            <text:p>51.033</text:p>
          </table:table-cell>
          <table:table-cell table:formula="of:=[.Y140]*1000000" office:value-type="float" office:value="905.94">
            <text:p>905.94</text:p>
          </table:table-cell>
          <table:table-cell table:formula="of:=[.Z140]*1000000" office:value-type="float" office:value="20.007">
            <text:p>20.007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0.00000000000055437">
            <text:p>5.5437E-013</text:p>
          </table:table-cell>
          <table:table-cell table:formula="of:=[.AC140]*1000000" office:value-type="float" office:value="0.0000000063556">
            <text:p>6.3556E-009</text:p>
          </table:table-cell>
          <table:table-cell office:value-type="float" office:value="0.00041257">
            <text:p>0.00041257</text:p>
          </table:table-cell>
          <table:table-cell table:style-name="ce1" office:value-type="string">
            <text:p>5.1083e-05</text:p>
          </table:table-cell>
          <table:table-cell office:value-type="float" office:value="0.00090594">
            <text:p>0.00090594</text:p>
          </table:table-cell>
          <table:table-cell table:style-name="ce1" office:value-type="string">
            <text:p>7.7454e-12</text:p>
          </table:table-cell>
          <table:table-cell table:style-name="ce1" office:value-type="string">
            <text:p>3.5826e-06</text:p>
          </table:table-cell>
          <table:table-cell table:style-name="ce1" office:value-type="string">
            <text:p>1.135e-18</text:p>
          </table:table-cell>
          <table:table-cell table:style-name="ce1" office:value-type="string">
            <text:p>6.3555e-15</text:p>
          </table:table-cell>
          <table:table-cell office:value-type="float" office:value="0.00041256">
            <text:p>0.00041256</text:p>
          </table:table-cell>
          <table:table-cell table:style-name="ce1" office:value-type="string">
            <text:p>5.1033e-05</text:p>
          </table:table-cell>
          <table:table-cell office:value-type="float" office:value="0.00090594">
            <text:p>0.0009059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5.5437e-19</text:p>
          </table:table-cell>
          <table:table-cell table:style-name="ce1" office:value-type="string">
            <text:p>6.3556e-15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409.72">
            <text:p>409.72</text:p>
          </table:table-cell>
          <table:table-cell table:formula="of:=[.Q141]*1000000" office:value-type="float" office:value="50.686">
            <text:p>50.686</text:p>
          </table:table-cell>
          <table:table-cell table:formula="of:=[.R141]*1000000" office:value-type="float" office:value="909.21">
            <text:p>909.21</text:p>
          </table:table-cell>
          <table:table-cell table:formula="of:=[.S141]*1000000" office:value-type="float" office:value="0.0000072084">
            <text:p>7.2084E-006</text:p>
          </table:table-cell>
          <table:table-cell table:formula="of:=[.T141]*1000000" office:value-type="float" office:value="3.5997">
            <text:p>3.5997</text:p>
          </table:table-cell>
          <table:table-cell table:formula="of:=[.U141]*1000000" office:value-type="float" office:value="0.00000000000058588">
            <text:p>5.8588E-013</text:p>
          </table:table-cell>
          <table:table-cell table:formula="of:=[.V141]*1000000" office:value-type="float" office:value="0.0000000061818">
            <text:p>6.1818E-009</text:p>
          </table:table-cell>
          <table:table-cell table:formula="of:=[.W141]*1000000" office:value-type="float" office:value="409.71">
            <text:p>409.71</text:p>
          </table:table-cell>
          <table:table-cell table:formula="of:=[.X141]*1000000" office:value-type="float" office:value="50.636">
            <text:p>50.636</text:p>
          </table:table-cell>
          <table:table-cell table:formula="of:=[.Y141]*1000000" office:value-type="float" office:value="909.21">
            <text:p>909.21</text:p>
          </table:table-cell>
          <table:table-cell table:formula="of:=[.Z141]*1000000" office:value-type="float" office:value="20.007">
            <text:p>20.007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0.00000000000087172">
            <text:p>8.7172E-013</text:p>
          </table:table-cell>
          <table:table-cell table:formula="of:=[.AC141]*1000000" office:value-type="float" office:value="0.0000000061818">
            <text:p>6.1818E-009</text:p>
          </table:table-cell>
          <table:table-cell office:value-type="float" office:value="0.00040972">
            <text:p>0.00040972</text:p>
          </table:table-cell>
          <table:table-cell table:style-name="ce1" office:value-type="string">
            <text:p>5.0686e-05</text:p>
          </table:table-cell>
          <table:table-cell office:value-type="float" office:value="0.00090921">
            <text:p>0.00090921</text:p>
          </table:table-cell>
          <table:table-cell table:style-name="ce1" office:value-type="string">
            <text:p>7.2084e-12</text:p>
          </table:table-cell>
          <table:table-cell table:style-name="ce1" office:value-type="string">
            <text:p>3.5997e-06</text:p>
          </table:table-cell>
          <table:table-cell table:style-name="ce1" office:value-type="string">
            <text:p>5.8588e-19</text:p>
          </table:table-cell>
          <table:table-cell table:style-name="ce1" office:value-type="string">
            <text:p>6.1818e-15</text:p>
          </table:table-cell>
          <table:table-cell office:value-type="float" office:value="0.00040971">
            <text:p>0.00040971</text:p>
          </table:table-cell>
          <table:table-cell table:style-name="ce1" office:value-type="string">
            <text:p>5.0636e-05</text:p>
          </table:table-cell>
          <table:table-cell office:value-type="float" office:value="0.00090921">
            <text:p>0.0009092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8.7172e-19</text:p>
          </table:table-cell>
          <table:table-cell table:style-name="ce1" office:value-type="string">
            <text:p>6.1818e-15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406.89">
            <text:p>406.89</text:p>
          </table:table-cell>
          <table:table-cell table:formula="of:=[.Q142]*1000000" office:value-type="float" office:value="50.291">
            <text:p>50.291</text:p>
          </table:table-cell>
          <table:table-cell table:formula="of:=[.R142]*1000000" office:value-type="float" office:value="912.45">
            <text:p>912.45</text:p>
          </table:table-cell>
          <table:table-cell table:formula="of:=[.S142]*1000000" office:value-type="float" office:value="0.000006704">
            <text:p>0.000006704</text:p>
          </table:table-cell>
          <table:table-cell table:formula="of:=[.T142]*1000000" office:value-type="float" office:value="3.6167">
            <text:p>3.6167</text:p>
          </table:table-cell>
          <table:table-cell table:formula="of:=[.U142]*1000000" office:value-type="float" office:value="0.0000000000010152">
            <text:p>1.0152E-012</text:p>
          </table:table-cell>
          <table:table-cell table:formula="of:=[.V142]*1000000" office:value-type="float" office:value="0.0000000060134">
            <text:p>0.000000006</text:p>
          </table:table-cell>
          <table:table-cell table:formula="of:=[.W142]*1000000" office:value-type="float" office:value="406.89">
            <text:p>406.89</text:p>
          </table:table-cell>
          <table:table-cell table:formula="of:=[.X142]*1000000" office:value-type="float" office:value="50.242">
            <text:p>50.242</text:p>
          </table:table-cell>
          <table:table-cell table:formula="of:=[.Y142]*1000000" office:value-type="float" office:value="912.44">
            <text:p>912.44</text:p>
          </table:table-cell>
          <table:table-cell table:formula="of:=[.Z142]*1000000" office:value-type="float" office:value="20.007">
            <text:p>20.007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0.0000000000013395">
            <text:p>1.3395E-012</text:p>
          </table:table-cell>
          <table:table-cell table:formula="of:=[.AC142]*1000000" office:value-type="float" office:value="0.0000000060134">
            <text:p>0.000000006</text:p>
          </table:table-cell>
          <table:table-cell office:value-type="float" office:value="0.00040689">
            <text:p>0.00040689</text:p>
          </table:table-cell>
          <table:table-cell table:style-name="ce1" office:value-type="string">
            <text:p>5.0291e-05</text:p>
          </table:table-cell>
          <table:table-cell office:value-type="float" office:value="0.00091245">
            <text:p>0.00091245</text:p>
          </table:table-cell>
          <table:table-cell table:style-name="ce1" office:value-type="string">
            <text:p>6.704e-12</text:p>
          </table:table-cell>
          <table:table-cell table:style-name="ce1" office:value-type="string">
            <text:p>3.6167e-06</text:p>
          </table:table-cell>
          <table:table-cell table:style-name="ce1" office:value-type="string">
            <text:p>1.0152e-18</text:p>
          </table:table-cell>
          <table:table-cell table:style-name="ce1" office:value-type="string">
            <text:p>6.0134e-15</text:p>
          </table:table-cell>
          <table:table-cell office:value-type="float" office:value="0.00040689">
            <text:p>0.00040689</text:p>
          </table:table-cell>
          <table:table-cell table:style-name="ce1" office:value-type="string">
            <text:p>5.0242e-05</text:p>
          </table:table-cell>
          <table:table-cell office:value-type="float" office:value="0.00091244">
            <text:p>0.0009124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95e-18</text:p>
          </table:table-cell>
          <table:table-cell table:style-name="ce1" office:value-type="string">
            <text:p>6.0134e-15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404.09">
            <text:p>404.09</text:p>
          </table:table-cell>
          <table:table-cell table:formula="of:=[.Q143]*1000000" office:value-type="float" office:value="49.899">
            <text:p>49.899</text:p>
          </table:table-cell>
          <table:table-cell table:formula="of:=[.R143]*1000000" office:value-type="float" office:value="915.66">
            <text:p>915.66</text:p>
          </table:table-cell>
          <table:table-cell table:formula="of:=[.S143]*1000000" office:value-type="float" office:value="0.0000062305">
            <text:p>6.2305E-006</text:p>
          </table:table-cell>
          <table:table-cell table:formula="of:=[.T143]*1000000" office:value-type="float" office:value="3.6336">
            <text:p>3.6336</text:p>
          </table:table-cell>
          <table:table-cell table:formula="of:=[.U143]*1000000" office:value-type="float" office:value="0.00000000000058398">
            <text:p>5.8398E-013</text:p>
          </table:table-cell>
          <table:table-cell table:formula="of:=[.V143]*1000000" office:value-type="float" office:value="0.0000000058501">
            <text:p>5.8501E-009</text:p>
          </table:table-cell>
          <table:table-cell table:formula="of:=[.W143]*1000000" office:value-type="float" office:value="404.09">
            <text:p>404.09</text:p>
          </table:table-cell>
          <table:table-cell table:formula="of:=[.X143]*1000000" office:value-type="float" office:value="49.85">
            <text:p>49.85</text:p>
          </table:table-cell>
          <table:table-cell table:formula="of:=[.Y143]*1000000" office:value-type="float" office:value="915.66">
            <text:p>915.66</text:p>
          </table:table-cell>
          <table:table-cell table:formula="of:=[.Z143]*1000000" office:value-type="float" office:value="20.007">
            <text:p>20.007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0.0000000000002787">
            <text:p>2.787E-013</text:p>
          </table:table-cell>
          <table:table-cell table:formula="of:=[.AC143]*1000000" office:value-type="float" office:value="0.0000000058502">
            <text:p>5.8502E-009</text:p>
          </table:table-cell>
          <table:table-cell office:value-type="float" office:value="0.00040409">
            <text:p>0.00040409</text:p>
          </table:table-cell>
          <table:table-cell table:style-name="ce1" office:value-type="string">
            <text:p>4.9899e-05</text:p>
          </table:table-cell>
          <table:table-cell office:value-type="float" office:value="0.00091566">
            <text:p>0.00091566</text:p>
          </table:table-cell>
          <table:table-cell table:style-name="ce1" office:value-type="string">
            <text:p>6.2305e-12</text:p>
          </table:table-cell>
          <table:table-cell table:style-name="ce1" office:value-type="string">
            <text:p>3.6336e-06</text:p>
          </table:table-cell>
          <table:table-cell table:style-name="ce1" office:value-type="string">
            <text:p>5.8398e-19</text:p>
          </table:table-cell>
          <table:table-cell table:style-name="ce1" office:value-type="string">
            <text:p>5.8501e-15</text:p>
          </table:table-cell>
          <table:table-cell office:value-type="float" office:value="0.00040409">
            <text:p>0.00040409</text:p>
          </table:table-cell>
          <table:table-cell table:style-name="ce1" office:value-type="string">
            <text:p>4.985e-05</text:p>
          </table:table-cell>
          <table:table-cell office:value-type="float" office:value="0.00091566">
            <text:p>0.00091566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787e-19</text:p>
          </table:table-cell>
          <table:table-cell table:style-name="ce1" office:value-type="string">
            <text:p>5.8502e-15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401.32">
            <text:p>401.32</text:p>
          </table:table-cell>
          <table:table-cell table:formula="of:=[.Q144]*1000000" office:value-type="float" office:value="49.509">
            <text:p>49.509</text:p>
          </table:table-cell>
          <table:table-cell table:formula="of:=[.R144]*1000000" office:value-type="float" office:value="918.84">
            <text:p>918.84</text:p>
          </table:table-cell>
          <table:table-cell table:formula="of:=[.S144]*1000000" office:value-type="float" office:value="0.0000057863">
            <text:p>5.7863E-006</text:p>
          </table:table-cell>
          <table:table-cell table:formula="of:=[.T144]*1000000" office:value-type="float" office:value="3.6504">
            <text:p>3.6504</text:p>
          </table:table-cell>
          <table:table-cell table:formula="of:=[.U144]*1000000" office:value-type="float" office:value="0.00000000000083163">
            <text:p>8.3163E-013</text:p>
          </table:table-cell>
          <table:table-cell table:formula="of:=[.V144]*1000000" office:value-type="float" office:value="0.0000000056918">
            <text:p>5.6918E-009</text:p>
          </table:table-cell>
          <table:table-cell table:formula="of:=[.W144]*1000000" office:value-type="float" office:value="401.32">
            <text:p>401.32</text:p>
          </table:table-cell>
          <table:table-cell table:formula="of:=[.X144]*1000000" office:value-type="float" office:value="49.46">
            <text:p>49.46</text:p>
          </table:table-cell>
          <table:table-cell table:formula="of:=[.Y144]*1000000" office:value-type="float" office:value="918.84">
            <text:p>918.84</text:p>
          </table:table-cell>
          <table:table-cell table:formula="of:=[.Z144]*1000000" office:value-type="float" office:value="20.007">
            <text:p>20.007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0.00000000000021351">
            <text:p>2.1351E-013</text:p>
          </table:table-cell>
          <table:table-cell table:formula="of:=[.AC144]*1000000" office:value-type="float" office:value="0.0000000056919">
            <text:p>5.6919E-009</text:p>
          </table:table-cell>
          <table:table-cell office:value-type="float" office:value="0.00040132">
            <text:p>0.00040132</text:p>
          </table:table-cell>
          <table:table-cell table:style-name="ce1" office:value-type="string">
            <text:p>4.9509e-05</text:p>
          </table:table-cell>
          <table:table-cell office:value-type="float" office:value="0.00091884">
            <text:p>0.00091884</text:p>
          </table:table-cell>
          <table:table-cell table:style-name="ce1" office:value-type="string">
            <text:p>5.7863e-12</text:p>
          </table:table-cell>
          <table:table-cell table:style-name="ce1" office:value-type="string">
            <text:p>3.6504e-06</text:p>
          </table:table-cell>
          <table:table-cell table:style-name="ce1" office:value-type="string">
            <text:p>8.3163e-19</text:p>
          </table:table-cell>
          <table:table-cell table:style-name="ce1" office:value-type="string">
            <text:p>5.6918e-15</text:p>
          </table:table-cell>
          <table:table-cell office:value-type="float" office:value="0.00040132">
            <text:p>0.00040132</text:p>
          </table:table-cell>
          <table:table-cell table:style-name="ce1" office:value-type="string">
            <text:p>4.946e-05</text:p>
          </table:table-cell>
          <table:table-cell office:value-type="float" office:value="0.00091884">
            <text:p>0.0009188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1351e-19</text:p>
          </table:table-cell>
          <table:table-cell table:style-name="ce1" office:value-type="string">
            <text:p>5.6919e-15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398.58">
            <text:p>398.58</text:p>
          </table:table-cell>
          <table:table-cell table:formula="of:=[.Q145]*1000000" office:value-type="float" office:value="49.122">
            <text:p>49.122</text:p>
          </table:table-cell>
          <table:table-cell table:formula="of:=[.R145]*1000000" office:value-type="float" office:value="922">
            <text:p>922</text:p>
          </table:table-cell>
          <table:table-cell table:formula="of:=[.S145]*1000000" office:value-type="float" office:value="0.0000053698">
            <text:p>5.3698E-006</text:p>
          </table:table-cell>
          <table:table-cell table:formula="of:=[.T145]*1000000" office:value-type="float" office:value="3.6671">
            <text:p>3.6671</text:p>
          </table:table-cell>
          <table:table-cell table:formula="of:=[.U145]*1000000" office:value-type="float" office:value="0.000000000000021395">
            <text:p>2.1395E-014</text:p>
          </table:table-cell>
          <table:table-cell table:formula="of:=[.V145]*1000000" office:value-type="float" office:value="0.0000000055383">
            <text:p>5.5383E-009</text:p>
          </table:table-cell>
          <table:table-cell table:formula="of:=[.W145]*1000000" office:value-type="float" office:value="398.57">
            <text:p>398.57</text:p>
          </table:table-cell>
          <table:table-cell table:formula="of:=[.X145]*1000000" office:value-type="float" office:value="49.074">
            <text:p>49.074</text:p>
          </table:table-cell>
          <table:table-cell table:formula="of:=[.Y145]*1000000" office:value-type="float" office:value="921.99">
            <text:p>921.99</text:p>
          </table:table-cell>
          <table:table-cell table:formula="of:=[.Z145]*1000000" office:value-type="float" office:value="20.007">
            <text:p>20.007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0.00000000000026177">
            <text:p>2.6177E-013</text:p>
          </table:table-cell>
          <table:table-cell table:formula="of:=[.AC145]*1000000" office:value-type="float" office:value="0.0000000055384">
            <text:p>5.5384E-009</text:p>
          </table:table-cell>
          <table:table-cell office:value-type="float" office:value="0.00039858">
            <text:p>0.00039858</text:p>
          </table:table-cell>
          <table:table-cell table:style-name="ce1" office:value-type="string">
            <text:p>4.9122e-05</text:p>
          </table:table-cell>
          <table:table-cell office:value-type="float" office:value="0.000922">
            <text:p>0.000922</text:p>
          </table:table-cell>
          <table:table-cell table:style-name="ce1" office:value-type="string">
            <text:p>5.3698e-12</text:p>
          </table:table-cell>
          <table:table-cell table:style-name="ce1" office:value-type="string">
            <text:p>3.6671e-06</text:p>
          </table:table-cell>
          <table:table-cell table:style-name="ce1" office:value-type="string">
            <text:p>2.1395e-20</text:p>
          </table:table-cell>
          <table:table-cell table:style-name="ce1" office:value-type="string">
            <text:p>5.5383e-15</text:p>
          </table:table-cell>
          <table:table-cell office:value-type="float" office:value="0.00039857">
            <text:p>0.00039857</text:p>
          </table:table-cell>
          <table:table-cell table:style-name="ce1" office:value-type="string">
            <text:p>4.9074e-05</text:p>
          </table:table-cell>
          <table:table-cell office:value-type="float" office:value="0.00092199">
            <text:p>0.0009219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6177e-19</text:p>
          </table:table-cell>
          <table:table-cell table:style-name="ce1" office:value-type="string">
            <text:p>5.5384e-15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395.85">
            <text:p>395.85</text:p>
          </table:table-cell>
          <table:table-cell table:formula="of:=[.Q146]*1000000" office:value-type="float" office:value="48.738">
            <text:p>48.738</text:p>
          </table:table-cell>
          <table:table-cell table:formula="of:=[.R146]*1000000" office:value-type="float" office:value="925.12">
            <text:p>925.12</text:p>
          </table:table-cell>
          <table:table-cell table:formula="of:=[.S146]*1000000" office:value-type="float" office:value="0.0000049797">
            <text:p>4.9797E-006</text:p>
          </table:table-cell>
          <table:table-cell table:formula="of:=[.T146]*1000000" office:value-type="float" office:value="3.6837">
            <text:p>3.6837</text:p>
          </table:table-cell>
          <table:table-cell table:formula="of:=[.U146]*1000000" office:value-type="float" office:value="-0.000000000000099126">
            <text:p>-9.9126E-014</text:p>
          </table:table-cell>
          <table:table-cell table:formula="of:=[.V146]*1000000" office:value-type="float" office:value="0.0000000053896">
            <text:p>5.3896E-009</text:p>
          </table:table-cell>
          <table:table-cell table:formula="of:=[.W146]*1000000" office:value-type="float" office:value="395.85">
            <text:p>395.85</text:p>
          </table:table-cell>
          <table:table-cell table:formula="of:=[.X146]*1000000" office:value-type="float" office:value="48.689">
            <text:p>48.689</text:p>
          </table:table-cell>
          <table:table-cell table:formula="of:=[.Y146]*1000000" office:value-type="float" office:value="925.12">
            <text:p>925.12</text:p>
          </table:table-cell>
          <table:table-cell table:formula="of:=[.Z146]*1000000" office:value-type="float" office:value="20.007">
            <text:p>20.007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10535">
            <text:p>-1.0535E-012</text:p>
          </table:table-cell>
          <table:table-cell table:formula="of:=[.AC146]*1000000" office:value-type="float" office:value="0.0000000053896">
            <text:p>5.3896E-009</text:p>
          </table:table-cell>
          <table:table-cell office:value-type="float" office:value="0.00039585">
            <text:p>0.00039585</text:p>
          </table:table-cell>
          <table:table-cell table:style-name="ce1" office:value-type="string">
            <text:p>4.8738e-05</text:p>
          </table:table-cell>
          <table:table-cell office:value-type="float" office:value="0.00092512">
            <text:p>0.00092512</text:p>
          </table:table-cell>
          <table:table-cell table:style-name="ce1" office:value-type="string">
            <text:p>4.9797e-12</text:p>
          </table:table-cell>
          <table:table-cell table:style-name="ce1" office:value-type="string">
            <text:p>3.6837e-06</text:p>
          </table:table-cell>
          <table:table-cell table:style-name="ce1" office:value-type="string">
            <text:p>-9.9126e-20</text:p>
          </table:table-cell>
          <table:table-cell table:style-name="ce1" office:value-type="string">
            <text:p>5.3896e-15</text:p>
          </table:table-cell>
          <table:table-cell office:value-type="float" office:value="0.00039585">
            <text:p>0.00039585</text:p>
          </table:table-cell>
          <table:table-cell table:style-name="ce1" office:value-type="string">
            <text:p>4.8689e-05</text:p>
          </table:table-cell>
          <table:table-cell office:value-type="float" office:value="0.00092512">
            <text:p>0.0009251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535e-18</text:p>
          </table:table-cell>
          <table:table-cell table:style-name="ce1" office:value-type="string">
            <text:p>5.3896e-15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393.16">
            <text:p>393.16</text:p>
          </table:table-cell>
          <table:table-cell table:formula="of:=[.Q147]*1000000" office:value-type="float" office:value="48.356">
            <text:p>48.356</text:p>
          </table:table-cell>
          <table:table-cell table:formula="of:=[.R147]*1000000" office:value-type="float" office:value="928.22">
            <text:p>928.22</text:p>
          </table:table-cell>
          <table:table-cell table:formula="of:=[.S147]*1000000" office:value-type="float" office:value="0.0000046144">
            <text:p>4.6144E-006</text:p>
          </table:table-cell>
          <table:table-cell table:formula="of:=[.T147]*1000000" office:value-type="float" office:value="3.7001">
            <text:p>3.7001</text:p>
          </table:table-cell>
          <table:table-cell table:formula="of:=[.U147]*1000000" office:value-type="float" office:value="0.00000000000083682">
            <text:p>8.3682E-013</text:p>
          </table:table-cell>
          <table:table-cell table:formula="of:=[.V147]*1000000" office:value-type="float" office:value="0.0000000052453">
            <text:p>5.2453E-009</text:p>
          </table:table-cell>
          <table:table-cell table:formula="of:=[.W147]*1000000" office:value-type="float" office:value="393.15">
            <text:p>393.15</text:p>
          </table:table-cell>
          <table:table-cell table:formula="of:=[.X147]*1000000" office:value-type="float" office:value="48.307">
            <text:p>48.307</text:p>
          </table:table-cell>
          <table:table-cell table:formula="of:=[.Y147]*1000000" office:value-type="float" office:value="928.21">
            <text:p>928.21</text:p>
          </table:table-cell>
          <table:table-cell table:formula="of:=[.Z147]*1000000" office:value-type="float" office:value="20.007">
            <text:p>20.007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11812">
            <text:p>-1.1812E-012</text:p>
          </table:table-cell>
          <table:table-cell table:formula="of:=[.AC147]*1000000" office:value-type="float" office:value="0.0000000052454">
            <text:p>5.2454E-009</text:p>
          </table:table-cell>
          <table:table-cell office:value-type="float" office:value="0.00039316">
            <text:p>0.00039316</text:p>
          </table:table-cell>
          <table:table-cell table:style-name="ce1" office:value-type="string">
            <text:p>4.8356e-05</text:p>
          </table:table-cell>
          <table:table-cell office:value-type="float" office:value="0.00092822">
            <text:p>0.00092822</text:p>
          </table:table-cell>
          <table:table-cell table:style-name="ce1" office:value-type="string">
            <text:p>4.6144e-12</text:p>
          </table:table-cell>
          <table:table-cell table:style-name="ce1" office:value-type="string">
            <text:p>3.7001e-06</text:p>
          </table:table-cell>
          <table:table-cell table:style-name="ce1" office:value-type="string">
            <text:p>8.3682e-19</text:p>
          </table:table-cell>
          <table:table-cell table:style-name="ce1" office:value-type="string">
            <text:p>5.2453e-15</text:p>
          </table:table-cell>
          <table:table-cell office:value-type="float" office:value="0.00039315">
            <text:p>0.00039315</text:p>
          </table:table-cell>
          <table:table-cell table:style-name="ce1" office:value-type="string">
            <text:p>4.8307e-05</text:p>
          </table:table-cell>
          <table:table-cell office:value-type="float" office:value="0.00092821">
            <text:p>0.0009282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812e-18</text:p>
          </table:table-cell>
          <table:table-cell table:style-name="ce1" office:value-type="string">
            <text:p>5.2454e-15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390.49">
            <text:p>390.49</text:p>
          </table:table-cell>
          <table:table-cell table:formula="of:=[.Q148]*1000000" office:value-type="float" office:value="47.976">
            <text:p>47.976</text:p>
          </table:table-cell>
          <table:table-cell table:formula="of:=[.R148]*1000000" office:value-type="float" office:value="931.29">
            <text:p>931.29</text:p>
          </table:table-cell>
          <table:table-cell table:formula="of:=[.S148]*1000000" office:value-type="float" office:value="0.0000042727">
            <text:p>4.2727E-006</text:p>
          </table:table-cell>
          <table:table-cell table:formula="of:=[.T148]*1000000" office:value-type="float" office:value="3.7165">
            <text:p>3.7165</text:p>
          </table:table-cell>
          <table:table-cell table:formula="of:=[.U148]*1000000" office:value-type="float" office:value="0.00000000000018496">
            <text:p>1.8496E-013</text:p>
          </table:table-cell>
          <table:table-cell table:formula="of:=[.V148]*1000000" office:value-type="float" office:value="0.0000000051055">
            <text:p>5.1055E-009</text:p>
          </table:table-cell>
          <table:table-cell table:formula="of:=[.W148]*1000000" office:value-type="float" office:value="390.48">
            <text:p>390.48</text:p>
          </table:table-cell>
          <table:table-cell table:formula="of:=[.X148]*1000000" office:value-type="float" office:value="47.928">
            <text:p>47.928</text:p>
          </table:table-cell>
          <table:table-cell table:formula="of:=[.Y148]*1000000" office:value-type="float" office:value="931.28">
            <text:p>931.28</text:p>
          </table:table-cell>
          <table:table-cell table:formula="of:=[.Z148]*1000000" office:value-type="float" office:value="20.007">
            <text:p>20.007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0.0000000000002596">
            <text:p>2.596E-013</text:p>
          </table:table-cell>
          <table:table-cell table:formula="of:=[.AC148]*1000000" office:value-type="float" office:value="0.0000000051056">
            <text:p>5.1056E-009</text:p>
          </table:table-cell>
          <table:table-cell office:value-type="float" office:value="0.00039049">
            <text:p>0.00039049</text:p>
          </table:table-cell>
          <table:table-cell table:style-name="ce1" office:value-type="string">
            <text:p>4.7976e-05</text:p>
          </table:table-cell>
          <table:table-cell office:value-type="float" office:value="0.00093129">
            <text:p>0.00093129</text:p>
          </table:table-cell>
          <table:table-cell table:style-name="ce1" office:value-type="string">
            <text:p>4.2727e-12</text:p>
          </table:table-cell>
          <table:table-cell table:style-name="ce1" office:value-type="string">
            <text:p>3.7165e-06</text:p>
          </table:table-cell>
          <table:table-cell table:style-name="ce1" office:value-type="string">
            <text:p>1.8496e-19</text:p>
          </table:table-cell>
          <table:table-cell table:style-name="ce1" office:value-type="string">
            <text:p>5.1055e-15</text:p>
          </table:table-cell>
          <table:table-cell office:value-type="float" office:value="0.00039048">
            <text:p>0.00039048</text:p>
          </table:table-cell>
          <table:table-cell table:style-name="ce1" office:value-type="string">
            <text:p>4.7928e-05</text:p>
          </table:table-cell>
          <table:table-cell office:value-type="float" office:value="0.00093128">
            <text:p>0.0009312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596e-19</text:p>
          </table:table-cell>
          <table:table-cell table:style-name="ce1" office:value-type="string">
            <text:p>5.1056e-15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387.84">
            <text:p>387.84</text:p>
          </table:table-cell>
          <table:table-cell table:formula="of:=[.Q149]*1000000" office:value-type="float" office:value="47.599">
            <text:p>47.599</text:p>
          </table:table-cell>
          <table:table-cell table:formula="of:=[.R149]*1000000" office:value-type="float" office:value="934.33">
            <text:p>934.33</text:p>
          </table:table-cell>
          <table:table-cell table:formula="of:=[.S149]*1000000" office:value-type="float" office:value="0.0000039533">
            <text:p>3.9533E-006</text:p>
          </table:table-cell>
          <table:table-cell table:formula="of:=[.T149]*1000000" office:value-type="float" office:value="3.7327">
            <text:p>3.7327</text:p>
          </table:table-cell>
          <table:table-cell table:formula="of:=[.U149]*1000000" office:value-type="float" office:value="-0.00000000000027691">
            <text:p>-2.7691E-013</text:p>
          </table:table-cell>
          <table:table-cell table:formula="of:=[.V149]*1000000" office:value-type="float" office:value="0.0000000049699">
            <text:p>0.000000005</text:p>
          </table:table-cell>
          <table:table-cell table:formula="of:=[.W149]*1000000" office:value-type="float" office:value="387.84">
            <text:p>387.84</text:p>
          </table:table-cell>
          <table:table-cell table:formula="of:=[.X149]*1000000" office:value-type="float" office:value="47.551">
            <text:p>47.551</text:p>
          </table:table-cell>
          <table:table-cell table:formula="of:=[.Y149]*1000000" office:value-type="float" office:value="934.33">
            <text:p>934.33</text:p>
          </table:table-cell>
          <table:table-cell table:formula="of:=[.Z149]*1000000" office:value-type="float" office:value="20.007">
            <text:p>20.007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0058322">
            <text:p>-5.8322E-013</text:p>
          </table:table-cell>
          <table:table-cell table:formula="of:=[.AC149]*1000000" office:value-type="float" office:value="0.00000000497">
            <text:p>0.000000005</text:p>
          </table:table-cell>
          <table:table-cell office:value-type="float" office:value="0.00038784">
            <text:p>0.00038784</text:p>
          </table:table-cell>
          <table:table-cell table:style-name="ce1" office:value-type="string">
            <text:p>4.7599e-05</text:p>
          </table:table-cell>
          <table:table-cell office:value-type="float" office:value="0.00093433">
            <text:p>0.00093433</text:p>
          </table:table-cell>
          <table:table-cell table:style-name="ce1" office:value-type="string">
            <text:p>3.9533e-12</text:p>
          </table:table-cell>
          <table:table-cell table:style-name="ce1" office:value-type="string">
            <text:p>3.7327e-06</text:p>
          </table:table-cell>
          <table:table-cell table:style-name="ce1" office:value-type="string">
            <text:p>-2.7691e-19</text:p>
          </table:table-cell>
          <table:table-cell table:style-name="ce1" office:value-type="string">
            <text:p>4.9699e-15</text:p>
          </table:table-cell>
          <table:table-cell office:value-type="float" office:value="0.00038784">
            <text:p>0.00038784</text:p>
          </table:table-cell>
          <table:table-cell table:style-name="ce1" office:value-type="string">
            <text:p>4.7551e-05</text:p>
          </table:table-cell>
          <table:table-cell office:value-type="float" office:value="0.00093433">
            <text:p>0.0009343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8322e-19</text:p>
          </table:table-cell>
          <table:table-cell table:style-name="ce1" office:value-type="string">
            <text:p>4.97e-15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385.22">
            <text:p>385.22</text:p>
          </table:table-cell>
          <table:table-cell table:formula="of:=[.Q150]*1000000" office:value-type="float" office:value="47.225">
            <text:p>47.225</text:p>
          </table:table-cell>
          <table:table-cell table:formula="of:=[.R150]*1000000" office:value-type="float" office:value="937.35">
            <text:p>937.35</text:p>
          </table:table-cell>
          <table:table-cell table:formula="of:=[.S150]*1000000" office:value-type="float" office:value="0.0000036549">
            <text:p>3.6549E-006</text:p>
          </table:table-cell>
          <table:table-cell table:formula="of:=[.T150]*1000000" office:value-type="float" office:value="3.7489">
            <text:p>3.7489</text:p>
          </table:table-cell>
          <table:table-cell table:formula="of:=[.U150]*1000000" office:value-type="float" office:value="0.00000000000053239">
            <text:p>5.3239E-013</text:p>
          </table:table-cell>
          <table:table-cell table:formula="of:=[.V150]*1000000" office:value-type="float" office:value="0.0000000048385">
            <text:p>4.8385E-009</text:p>
          </table:table-cell>
          <table:table-cell table:formula="of:=[.W150]*1000000" office:value-type="float" office:value="385.21">
            <text:p>385.21</text:p>
          </table:table-cell>
          <table:table-cell table:formula="of:=[.X150]*1000000" office:value-type="float" office:value="47.177">
            <text:p>47.177</text:p>
          </table:table-cell>
          <table:table-cell table:formula="of:=[.Y150]*1000000" office:value-type="float" office:value="937.34">
            <text:p>937.34</text:p>
          </table:table-cell>
          <table:table-cell table:formula="of:=[.Z150]*1000000" office:value-type="float" office:value="20.007">
            <text:p>20.007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-0.00000000000090679">
            <text:p>-9.0679E-013</text:p>
          </table:table-cell>
          <table:table-cell table:formula="of:=[.AC150]*1000000" office:value-type="float" office:value="0.0000000048386">
            <text:p>4.8386E-009</text:p>
          </table:table-cell>
          <table:table-cell office:value-type="float" office:value="0.00038522">
            <text:p>0.00038522</text:p>
          </table:table-cell>
          <table:table-cell table:style-name="ce1" office:value-type="string">
            <text:p>4.7225e-05</text:p>
          </table:table-cell>
          <table:table-cell office:value-type="float" office:value="0.00093735">
            <text:p>0.00093735</text:p>
          </table:table-cell>
          <table:table-cell table:style-name="ce1" office:value-type="string">
            <text:p>3.6549e-12</text:p>
          </table:table-cell>
          <table:table-cell table:style-name="ce1" office:value-type="string">
            <text:p>3.7489e-06</text:p>
          </table:table-cell>
          <table:table-cell table:style-name="ce1" office:value-type="string">
            <text:p>5.3239e-19</text:p>
          </table:table-cell>
          <table:table-cell table:style-name="ce1" office:value-type="string">
            <text:p>4.8385e-15</text:p>
          </table:table-cell>
          <table:table-cell office:value-type="float" office:value="0.00038521">
            <text:p>0.00038521</text:p>
          </table:table-cell>
          <table:table-cell table:style-name="ce1" office:value-type="string">
            <text:p>4.7177e-05</text:p>
          </table:table-cell>
          <table:table-cell office:value-type="float" office:value="0.00093734">
            <text:p>0.0009373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9.0679e-19</text:p>
          </table:table-cell>
          <table:table-cell table:style-name="ce1" office:value-type="string">
            <text:p>4.8386e-15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382.62">
            <text:p>382.62</text:p>
          </table:table-cell>
          <table:table-cell table:formula="of:=[.Q151]*1000000" office:value-type="float" office:value="46.853">
            <text:p>46.853</text:p>
          </table:table-cell>
          <table:table-cell table:formula="of:=[.R151]*1000000" office:value-type="float" office:value="940.34">
            <text:p>940.34</text:p>
          </table:table-cell>
          <table:table-cell table:formula="of:=[.S151]*1000000" office:value-type="float" office:value="0.0000033764">
            <text:p>3.3764E-006</text:p>
          </table:table-cell>
          <table:table-cell table:formula="of:=[.T151]*1000000" office:value-type="float" office:value="3.7649">
            <text:p>3.7649</text:p>
          </table:table-cell>
          <table:table-cell table:formula="of:=[.U151]*1000000" office:value-type="float" office:value="0.00000000000070496">
            <text:p>7.0496E-013</text:p>
          </table:table-cell>
          <table:table-cell table:formula="of:=[.V151]*1000000" office:value-type="float" office:value="0.0000000047111">
            <text:p>4.7111E-009</text:p>
          </table:table-cell>
          <table:table-cell table:formula="of:=[.W151]*1000000" office:value-type="float" office:value="382.62">
            <text:p>382.62</text:p>
          </table:table-cell>
          <table:table-cell table:formula="of:=[.X151]*1000000" office:value-type="float" office:value="46.805">
            <text:p>46.805</text:p>
          </table:table-cell>
          <table:table-cell table:formula="of:=[.Y151]*1000000" office:value-type="float" office:value="940.33">
            <text:p>940.33</text:p>
          </table:table-cell>
          <table:table-cell table:formula="of:=[.Z151]*1000000" office:value-type="float" office:value="20.007">
            <text:p>20.007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073286">
            <text:p>-7.3286E-013</text:p>
          </table:table-cell>
          <table:table-cell table:formula="of:=[.AC151]*1000000" office:value-type="float" office:value="0.0000000047112">
            <text:p>4.7112E-009</text:p>
          </table:table-cell>
          <table:table-cell office:value-type="float" office:value="0.00038262">
            <text:p>0.00038262</text:p>
          </table:table-cell>
          <table:table-cell table:style-name="ce1" office:value-type="string">
            <text:p>4.6853e-05</text:p>
          </table:table-cell>
          <table:table-cell office:value-type="float" office:value="0.00094034">
            <text:p>0.00094034</text:p>
          </table:table-cell>
          <table:table-cell table:style-name="ce1" office:value-type="string">
            <text:p>3.3764e-12</text:p>
          </table:table-cell>
          <table:table-cell table:style-name="ce1" office:value-type="string">
            <text:p>3.7649e-06</text:p>
          </table:table-cell>
          <table:table-cell table:style-name="ce1" office:value-type="string">
            <text:p>7.0496e-19</text:p>
          </table:table-cell>
          <table:table-cell table:style-name="ce1" office:value-type="string">
            <text:p>4.7111e-15</text:p>
          </table:table-cell>
          <table:table-cell office:value-type="float" office:value="0.00038262">
            <text:p>0.00038262</text:p>
          </table:table-cell>
          <table:table-cell table:style-name="ce1" office:value-type="string">
            <text:p>4.6805e-05</text:p>
          </table:table-cell>
          <table:table-cell office:value-type="float" office:value="0.00094033">
            <text:p>0.0009403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7.3286e-19</text:p>
          </table:table-cell>
          <table:table-cell table:style-name="ce1" office:value-type="string">
            <text:p>4.7112e-15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380.04">
            <text:p>380.04</text:p>
          </table:table-cell>
          <table:table-cell table:formula="of:=[.Q152]*1000000" office:value-type="float" office:value="46.483">
            <text:p>46.483</text:p>
          </table:table-cell>
          <table:table-cell table:formula="of:=[.R152]*1000000" office:value-type="float" office:value="943.3">
            <text:p>943.3</text:p>
          </table:table-cell>
          <table:table-cell table:formula="of:=[.S152]*1000000" office:value-type="float" office:value="0.0000031166">
            <text:p>3.1166E-006</text:p>
          </table:table-cell>
          <table:table-cell table:formula="of:=[.T152]*1000000" office:value-type="float" office:value="3.7808">
            <text:p>3.7808</text:p>
          </table:table-cell>
          <table:table-cell table:formula="of:=[.U152]*1000000" office:value-type="float" office:value="0.00000000000089284">
            <text:p>8.9284E-013</text:p>
          </table:table-cell>
          <table:table-cell table:formula="of:=[.V152]*1000000" office:value-type="float" office:value="0.0000000045876">
            <text:p>4.5876E-009</text:p>
          </table:table-cell>
          <table:table-cell table:formula="of:=[.W152]*1000000" office:value-type="float" office:value="380.04">
            <text:p>380.04</text:p>
          </table:table-cell>
          <table:table-cell table:formula="of:=[.X152]*1000000" office:value-type="float" office:value="46.435">
            <text:p>46.435</text:p>
          </table:table-cell>
          <table:table-cell table:formula="of:=[.Y152]*1000000" office:value-type="float" office:value="943.29">
            <text:p>943.29</text:p>
          </table:table-cell>
          <table:table-cell table:formula="of:=[.Z152]*1000000" office:value-type="float" office:value="20.007">
            <text:p>20.007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-0.00000000000016618">
            <text:p>-1.6618E-013</text:p>
          </table:table-cell>
          <table:table-cell table:formula="of:=[.AC152]*1000000" office:value-type="float" office:value="0.0000000045876">
            <text:p>4.5876E-009</text:p>
          </table:table-cell>
          <table:table-cell office:value-type="float" office:value="0.00038004">
            <text:p>0.00038004</text:p>
          </table:table-cell>
          <table:table-cell table:style-name="ce1" office:value-type="string">
            <text:p>4.6483e-05</text:p>
          </table:table-cell>
          <table:table-cell office:value-type="float" office:value="0.0009433">
            <text:p>0.0009433</text:p>
          </table:table-cell>
          <table:table-cell table:style-name="ce1" office:value-type="string">
            <text:p>3.1166e-12</text:p>
          </table:table-cell>
          <table:table-cell table:style-name="ce1" office:value-type="string">
            <text:p>3.7808e-06</text:p>
          </table:table-cell>
          <table:table-cell table:style-name="ce1" office:value-type="string">
            <text:p>8.9284e-19</text:p>
          </table:table-cell>
          <table:table-cell table:style-name="ce1" office:value-type="string">
            <text:p>4.5876e-15</text:p>
          </table:table-cell>
          <table:table-cell office:value-type="float" office:value="0.00038004">
            <text:p>0.00038004</text:p>
          </table:table-cell>
          <table:table-cell table:style-name="ce1" office:value-type="string">
            <text:p>4.6435e-05</text:p>
          </table:table-cell>
          <table:table-cell office:value-type="float" office:value="0.00094329">
            <text:p>0.0009432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618e-19</text:p>
          </table:table-cell>
          <table:table-cell table:style-name="ce1" office:value-type="string">
            <text:p>4.5876e-15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377.49">
            <text:p>377.49</text:p>
          </table:table-cell>
          <table:table-cell table:formula="of:=[.Q153]*1000000" office:value-type="float" office:value="46.116">
            <text:p>46.116</text:p>
          </table:table-cell>
          <table:table-cell table:formula="of:=[.R153]*1000000" office:value-type="float" office:value="946.24">
            <text:p>946.24</text:p>
          </table:table-cell>
          <table:table-cell table:formula="of:=[.S153]*1000000" office:value-type="float" office:value="0.0000028745">
            <text:p>2.8745E-006</text:p>
          </table:table-cell>
          <table:table-cell table:formula="of:=[.T153]*1000000" office:value-type="float" office:value="3.7967">
            <text:p>3.7967</text:p>
          </table:table-cell>
          <table:table-cell table:formula="of:=[.U153]*1000000" office:value-type="float" office:value="0.00000000000020328">
            <text:p>2.0328E-013</text:p>
          </table:table-cell>
          <table:table-cell table:formula="of:=[.V153]*1000000" office:value-type="float" office:value="0.0000000044678">
            <text:p>4.4678E-009</text:p>
          </table:table-cell>
          <table:table-cell table:formula="of:=[.W153]*1000000" office:value-type="float" office:value="377.49">
            <text:p>377.49</text:p>
          </table:table-cell>
          <table:table-cell table:formula="of:=[.X153]*1000000" office:value-type="float" office:value="46.068">
            <text:p>46.068</text:p>
          </table:table-cell>
          <table:table-cell table:formula="of:=[.Y153]*1000000" office:value-type="float" office:value="946.23">
            <text:p>946.23</text:p>
          </table:table-cell>
          <table:table-cell table:formula="of:=[.Z153]*1000000" office:value-type="float" office:value="20.007">
            <text:p>20.007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016638">
            <text:p>-1.6638E-013</text:p>
          </table:table-cell>
          <table:table-cell table:formula="of:=[.AC153]*1000000" office:value-type="float" office:value="0.0000000044679">
            <text:p>4.4679E-009</text:p>
          </table:table-cell>
          <table:table-cell office:value-type="float" office:value="0.00037749">
            <text:p>0.00037749</text:p>
          </table:table-cell>
          <table:table-cell table:style-name="ce1" office:value-type="string">
            <text:p>4.6116e-05</text:p>
          </table:table-cell>
          <table:table-cell office:value-type="float" office:value="0.00094624">
            <text:p>0.00094624</text:p>
          </table:table-cell>
          <table:table-cell table:style-name="ce1" office:value-type="string">
            <text:p>2.8745e-12</text:p>
          </table:table-cell>
          <table:table-cell table:style-name="ce1" office:value-type="string">
            <text:p>3.7967e-06</text:p>
          </table:table-cell>
          <table:table-cell table:style-name="ce1" office:value-type="string">
            <text:p>2.0328e-19</text:p>
          </table:table-cell>
          <table:table-cell table:style-name="ce1" office:value-type="string">
            <text:p>4.4678e-15</text:p>
          </table:table-cell>
          <table:table-cell office:value-type="float" office:value="0.00037749">
            <text:p>0.00037749</text:p>
          </table:table-cell>
          <table:table-cell table:style-name="ce1" office:value-type="string">
            <text:p>4.6068e-05</text:p>
          </table:table-cell>
          <table:table-cell office:value-type="float" office:value="0.00094623">
            <text:p>0.0009462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638e-19</text:p>
          </table:table-cell>
          <table:table-cell table:style-name="ce1" office:value-type="string">
            <text:p>4.4679e-15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374.97">
            <text:p>374.97</text:p>
          </table:table-cell>
          <table:table-cell table:formula="of:=[.Q154]*1000000" office:value-type="float" office:value="45.751">
            <text:p>45.751</text:p>
          </table:table-cell>
          <table:table-cell table:formula="of:=[.R154]*1000000" office:value-type="float" office:value="949.15">
            <text:p>949.15</text:p>
          </table:table-cell>
          <table:table-cell table:formula="of:=[.S154]*1000000" office:value-type="float" office:value="0.000002649">
            <text:p>0.000002649</text:p>
          </table:table-cell>
          <table:table-cell table:formula="of:=[.T154]*1000000" office:value-type="float" office:value="3.8124">
            <text:p>3.8124</text:p>
          </table:table-cell>
          <table:table-cell table:formula="of:=[.U154]*1000000" office:value-type="float" office:value="-0.00000000000028387">
            <text:p>-2.8387E-013</text:p>
          </table:table-cell>
          <table:table-cell table:formula="of:=[.V154]*1000000" office:value-type="float" office:value="0.0000000043517">
            <text:p>4.3517E-009</text:p>
          </table:table-cell>
          <table:table-cell table:formula="of:=[.W154]*1000000" office:value-type="float" office:value="374.96">
            <text:p>374.96</text:p>
          </table:table-cell>
          <table:table-cell table:formula="of:=[.X154]*1000000" office:value-type="float" office:value="45.704">
            <text:p>45.704</text:p>
          </table:table-cell>
          <table:table-cell table:formula="of:=[.Y154]*1000000" office:value-type="float" office:value="949.14">
            <text:p>949.14</text:p>
          </table:table-cell>
          <table:table-cell table:formula="of:=[.Z154]*1000000" office:value-type="float" office:value="20.007">
            <text:p>20.007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0.0000000000013332">
            <text:p>1.3332E-012</text:p>
          </table:table-cell>
          <table:table-cell table:formula="of:=[.AC154]*1000000" office:value-type="float" office:value="0.0000000043518">
            <text:p>4.3518E-009</text:p>
          </table:table-cell>
          <table:table-cell office:value-type="float" office:value="0.00037497">
            <text:p>0.00037497</text:p>
          </table:table-cell>
          <table:table-cell table:style-name="ce1" office:value-type="string">
            <text:p>4.5751e-05</text:p>
          </table:table-cell>
          <table:table-cell office:value-type="float" office:value="0.00094915">
            <text:p>0.00094915</text:p>
          </table:table-cell>
          <table:table-cell table:style-name="ce1" office:value-type="string">
            <text:p>2.649e-12</text:p>
          </table:table-cell>
          <table:table-cell table:style-name="ce1" office:value-type="string">
            <text:p>3.8124e-06</text:p>
          </table:table-cell>
          <table:table-cell table:style-name="ce1" office:value-type="string">
            <text:p>-2.8387e-19</text:p>
          </table:table-cell>
          <table:table-cell table:style-name="ce1" office:value-type="string">
            <text:p>4.3517e-15</text:p>
          </table:table-cell>
          <table:table-cell office:value-type="float" office:value="0.00037496">
            <text:p>0.00037496</text:p>
          </table:table-cell>
          <table:table-cell table:style-name="ce1" office:value-type="string">
            <text:p>4.5704e-05</text:p>
          </table:table-cell>
          <table:table-cell office:value-type="float" office:value="0.00094914">
            <text:p>0.0009491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332e-18</text:p>
          </table:table-cell>
          <table:table-cell table:style-name="ce1" office:value-type="string">
            <text:p>4.3518e-15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372.46">
            <text:p>372.46</text:p>
          </table:table-cell>
          <table:table-cell table:formula="of:=[.Q155]*1000000" office:value-type="float" office:value="45.389">
            <text:p>45.389</text:p>
          </table:table-cell>
          <table:table-cell table:formula="of:=[.R155]*1000000" office:value-type="float" office:value="952.03">
            <text:p>952.03</text:p>
          </table:table-cell>
          <table:table-cell table:formula="of:=[.S155]*1000000" office:value-type="float" office:value="0.0000024392">
            <text:p>2.4392E-006</text:p>
          </table:table-cell>
          <table:table-cell table:formula="of:=[.T155]*1000000" office:value-type="float" office:value="3.828">
            <text:p>3.828</text:p>
          </table:table-cell>
          <table:table-cell table:formula="of:=[.U155]*1000000" office:value-type="float" office:value="-0.00000000000094344">
            <text:p>-9.4344E-013</text:p>
          </table:table-cell>
          <table:table-cell table:formula="of:=[.V155]*1000000" office:value-type="float" office:value="0.0000000042392">
            <text:p>4.2392E-009</text:p>
          </table:table-cell>
          <table:table-cell table:formula="of:=[.W155]*1000000" office:value-type="float" office:value="372.46">
            <text:p>372.46</text:p>
          </table:table-cell>
          <table:table-cell table:formula="of:=[.X155]*1000000" office:value-type="float" office:value="45.342">
            <text:p>45.342</text:p>
          </table:table-cell>
          <table:table-cell table:formula="of:=[.Y155]*1000000" office:value-type="float" office:value="952.02">
            <text:p>952.02</text:p>
          </table:table-cell>
          <table:table-cell table:formula="of:=[.Z155]*1000000" office:value-type="float" office:value="20.007">
            <text:p>20.007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0.00000000000064924">
            <text:p>6.4924E-013</text:p>
          </table:table-cell>
          <table:table-cell table:formula="of:=[.AC155]*1000000" office:value-type="float" office:value="0.0000000042392">
            <text:p>4.2392E-009</text:p>
          </table:table-cell>
          <table:table-cell office:value-type="float" office:value="0.00037246">
            <text:p>0.00037246</text:p>
          </table:table-cell>
          <table:table-cell table:style-name="ce1" office:value-type="string">
            <text:p>4.5389e-05</text:p>
          </table:table-cell>
          <table:table-cell office:value-type="float" office:value="0.00095203">
            <text:p>0.00095203</text:p>
          </table:table-cell>
          <table:table-cell table:style-name="ce1" office:value-type="string">
            <text:p>2.4392e-12</text:p>
          </table:table-cell>
          <table:table-cell table:style-name="ce1" office:value-type="string">
            <text:p>3.828e-06</text:p>
          </table:table-cell>
          <table:table-cell table:style-name="ce1" office:value-type="string">
            <text:p>-9.4344e-19</text:p>
          </table:table-cell>
          <table:table-cell table:style-name="ce1" office:value-type="string">
            <text:p>4.2392e-15</text:p>
          </table:table-cell>
          <table:table-cell office:value-type="float" office:value="0.00037246">
            <text:p>0.00037246</text:p>
          </table:table-cell>
          <table:table-cell table:style-name="ce1" office:value-type="string">
            <text:p>4.5342e-05</text:p>
          </table:table-cell>
          <table:table-cell office:value-type="float" office:value="0.00095202">
            <text:p>0.0009520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6.4924e-19</text:p>
          </table:table-cell>
          <table:table-cell table:style-name="ce1" office:value-type="string">
            <text:p>4.2392e-15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369.98">
            <text:p>369.98</text:p>
          </table:table-cell>
          <table:table-cell table:formula="of:=[.Q156]*1000000" office:value-type="float" office:value="45.029">
            <text:p>45.029</text:p>
          </table:table-cell>
          <table:table-cell table:formula="of:=[.R156]*1000000" office:value-type="float" office:value="954.89">
            <text:p>954.89</text:p>
          </table:table-cell>
          <table:table-cell table:formula="of:=[.S156]*1000000" office:value-type="float" office:value="0.0000022441">
            <text:p>2.2441E-006</text:p>
          </table:table-cell>
          <table:table-cell table:formula="of:=[.T156]*1000000" office:value-type="float" office:value="3.8435">
            <text:p>3.8435</text:p>
          </table:table-cell>
          <table:table-cell table:formula="of:=[.U156]*1000000" office:value-type="float" office:value="-0.00000000000013618">
            <text:p>-1.3618E-013</text:p>
          </table:table-cell>
          <table:table-cell table:formula="of:=[.V156]*1000000" office:value-type="float" office:value="0.0000000041301">
            <text:p>4.1301E-009</text:p>
          </table:table-cell>
          <table:table-cell table:formula="of:=[.W156]*1000000" office:value-type="float" office:value="369.98">
            <text:p>369.98</text:p>
          </table:table-cell>
          <table:table-cell table:formula="of:=[.X156]*1000000" office:value-type="float" office:value="44.982">
            <text:p>44.982</text:p>
          </table:table-cell>
          <table:table-cell table:formula="of:=[.Y156]*1000000" office:value-type="float" office:value="954.88">
            <text:p>954.88</text:p>
          </table:table-cell>
          <table:table-cell table:formula="of:=[.Z156]*1000000" office:value-type="float" office:value="20.007">
            <text:p>20.007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0055272">
            <text:p>-5.5272E-014</text:p>
          </table:table-cell>
          <table:table-cell table:formula="of:=[.AC156]*1000000" office:value-type="float" office:value="0.0000000041301">
            <text:p>4.1301E-009</text:p>
          </table:table-cell>
          <table:table-cell office:value-type="float" office:value="0.00036998">
            <text:p>0.00036998</text:p>
          </table:table-cell>
          <table:table-cell table:style-name="ce1" office:value-type="string">
            <text:p>4.5029e-05</text:p>
          </table:table-cell>
          <table:table-cell office:value-type="float" office:value="0.00095489">
            <text:p>0.00095489</text:p>
          </table:table-cell>
          <table:table-cell table:style-name="ce1" office:value-type="string">
            <text:p>2.2441e-12</text:p>
          </table:table-cell>
          <table:table-cell table:style-name="ce1" office:value-type="string">
            <text:p>3.8435e-06</text:p>
          </table:table-cell>
          <table:table-cell table:style-name="ce1" office:value-type="string">
            <text:p>-1.3618e-19</text:p>
          </table:table-cell>
          <table:table-cell table:style-name="ce1" office:value-type="string">
            <text:p>4.1301e-15</text:p>
          </table:table-cell>
          <table:table-cell office:value-type="float" office:value="0.00036998">
            <text:p>0.00036998</text:p>
          </table:table-cell>
          <table:table-cell table:style-name="ce1" office:value-type="string">
            <text:p>4.4982e-05</text:p>
          </table:table-cell>
          <table:table-cell office:value-type="float" office:value="0.00095488">
            <text:p>0.0009548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272e-20</text:p>
          </table:table-cell>
          <table:table-cell table:style-name="ce1" office:value-type="string">
            <text:p>4.1301e-15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367.52">
            <text:p>367.52</text:p>
          </table:table-cell>
          <table:table-cell table:formula="of:=[.Q157]*1000000" office:value-type="float" office:value="44.672">
            <text:p>44.672</text:p>
          </table:table-cell>
          <table:table-cell table:formula="of:=[.R157]*1000000" office:value-type="float" office:value="957.72">
            <text:p>957.72</text:p>
          </table:table-cell>
          <table:table-cell table:formula="of:=[.S157]*1000000" office:value-type="float" office:value="0.0000020629">
            <text:p>2.0629E-006</text:p>
          </table:table-cell>
          <table:table-cell table:formula="of:=[.T157]*1000000" office:value-type="float" office:value="3.8588">
            <text:p>3.8588</text:p>
          </table:table-cell>
          <table:table-cell table:formula="of:=[.U157]*1000000" office:value-type="float" office:value="-0.00000000000091478">
            <text:p>-9.1478E-013</text:p>
          </table:table-cell>
          <table:table-cell table:formula="of:=[.V157]*1000000" office:value-type="float" office:value="0.0000000040243">
            <text:p>0.000000004</text:p>
          </table:table-cell>
          <table:table-cell table:formula="of:=[.W157]*1000000" office:value-type="float" office:value="367.52">
            <text:p>367.52</text:p>
          </table:table-cell>
          <table:table-cell table:formula="of:=[.X157]*1000000" office:value-type="float" office:value="44.625">
            <text:p>44.625</text:p>
          </table:table-cell>
          <table:table-cell table:formula="of:=[.Y157]*1000000" office:value-type="float" office:value="957.71">
            <text:p>957.71</text:p>
          </table:table-cell>
          <table:table-cell table:formula="of:=[.Z157]*1000000" office:value-type="float" office:value="20.007">
            <text:p>20.007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0.00000000000011721">
            <text:p>-1.1721E-013</text:p>
          </table:table-cell>
          <table:table-cell table:formula="of:=[.AC157]*1000000" office:value-type="float" office:value="0.0000000040243">
            <text:p>0.000000004</text:p>
          </table:table-cell>
          <table:table-cell office:value-type="float" office:value="0.00036752">
            <text:p>0.00036752</text:p>
          </table:table-cell>
          <table:table-cell table:style-name="ce1" office:value-type="string">
            <text:p>4.4672e-05</text:p>
          </table:table-cell>
          <table:table-cell office:value-type="float" office:value="0.00095772">
            <text:p>0.00095772</text:p>
          </table:table-cell>
          <table:table-cell table:style-name="ce1" office:value-type="string">
            <text:p>2.0629e-12</text:p>
          </table:table-cell>
          <table:table-cell table:style-name="ce1" office:value-type="string">
            <text:p>3.8588e-06</text:p>
          </table:table-cell>
          <table:table-cell table:style-name="ce1" office:value-type="string">
            <text:p>-9.1478e-19</text:p>
          </table:table-cell>
          <table:table-cell table:style-name="ce1" office:value-type="string">
            <text:p>4.0243e-15</text:p>
          </table:table-cell>
          <table:table-cell office:value-type="float" office:value="0.00036752">
            <text:p>0.00036752</text:p>
          </table:table-cell>
          <table:table-cell table:style-name="ce1" office:value-type="string">
            <text:p>4.4625e-05</text:p>
          </table:table-cell>
          <table:table-cell office:value-type="float" office:value="0.00095771">
            <text:p>0.0009577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721e-19</text:p>
          </table:table-cell>
          <table:table-cell table:style-name="ce1" office:value-type="string">
            <text:p>4.0243e-15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365.09">
            <text:p>365.09</text:p>
          </table:table-cell>
          <table:table-cell table:formula="of:=[.Q158]*1000000" office:value-type="float" office:value="44.317">
            <text:p>44.317</text:p>
          </table:table-cell>
          <table:table-cell table:formula="of:=[.R158]*1000000" office:value-type="float" office:value="960.53">
            <text:p>960.53</text:p>
          </table:table-cell>
          <table:table-cell table:formula="of:=[.S158]*1000000" office:value-type="float" office:value="0.0000018947">
            <text:p>1.8947E-006</text:p>
          </table:table-cell>
          <table:table-cell table:formula="of:=[.T158]*1000000" office:value-type="float" office:value="3.8741">
            <text:p>3.8741</text:p>
          </table:table-cell>
          <table:table-cell table:formula="of:=[.U158]*1000000" office:value-type="float" office:value="-0.00000000000036865">
            <text:p>-3.6865E-013</text:p>
          </table:table-cell>
          <table:table-cell table:formula="of:=[.V158]*1000000" office:value-type="float" office:value="0.0000000039217">
            <text:p>3.9217E-009</text:p>
          </table:table-cell>
          <table:table-cell table:formula="of:=[.W158]*1000000" office:value-type="float" office:value="365.08">
            <text:p>365.08</text:p>
          </table:table-cell>
          <table:table-cell table:formula="of:=[.X158]*1000000" office:value-type="float" office:value="44.27">
            <text:p>44.27</text:p>
          </table:table-cell>
          <table:table-cell table:formula="of:=[.Y158]*1000000" office:value-type="float" office:value="960.52">
            <text:p>960.52</text:p>
          </table:table-cell>
          <table:table-cell table:formula="of:=[.Z158]*1000000" office:value-type="float" office:value="20.007">
            <text:p>20.007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0.00000000000016953">
            <text:p>1.6953E-013</text:p>
          </table:table-cell>
          <table:table-cell table:formula="of:=[.AC158]*1000000" office:value-type="float" office:value="0.0000000039218">
            <text:p>3.9218E-009</text:p>
          </table:table-cell>
          <table:table-cell office:value-type="float" office:value="0.00036509">
            <text:p>0.00036509</text:p>
          </table:table-cell>
          <table:table-cell table:style-name="ce1" office:value-type="string">
            <text:p>4.4317e-05</text:p>
          </table:table-cell>
          <table:table-cell office:value-type="float" office:value="0.00096053">
            <text:p>0.00096053</text:p>
          </table:table-cell>
          <table:table-cell table:style-name="ce1" office:value-type="string">
            <text:p>1.8947e-12</text:p>
          </table:table-cell>
          <table:table-cell table:style-name="ce1" office:value-type="string">
            <text:p>3.8741e-06</text:p>
          </table:table-cell>
          <table:table-cell table:style-name="ce1" office:value-type="string">
            <text:p>-3.6865e-19</text:p>
          </table:table-cell>
          <table:table-cell table:style-name="ce1" office:value-type="string">
            <text:p>3.9217e-15</text:p>
          </table:table-cell>
          <table:table-cell office:value-type="float" office:value="0.00036508">
            <text:p>0.00036508</text:p>
          </table:table-cell>
          <table:table-cell table:style-name="ce1" office:value-type="string">
            <text:p>4.427e-05</text:p>
          </table:table-cell>
          <table:table-cell office:value-type="float" office:value="0.00096052">
            <text:p>0.0009605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6953e-19</text:p>
          </table:table-cell>
          <table:table-cell table:style-name="ce1" office:value-type="string">
            <text:p>3.9218e-15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362.67">
            <text:p>362.67</text:p>
          </table:table-cell>
          <table:table-cell table:formula="of:=[.Q159]*1000000" office:value-type="float" office:value="43.965">
            <text:p>43.965</text:p>
          </table:table-cell>
          <table:table-cell table:formula="of:=[.R159]*1000000" office:value-type="float" office:value="963.31">
            <text:p>963.31</text:p>
          </table:table-cell>
          <table:table-cell table:formula="of:=[.S159]*1000000" office:value-type="float" office:value="0.0000017388">
            <text:p>1.7388E-006</text:p>
          </table:table-cell>
          <table:table-cell table:formula="of:=[.T159]*1000000" office:value-type="float" office:value="3.8893">
            <text:p>3.8893</text:p>
          </table:table-cell>
          <table:table-cell table:formula="of:=[.U159]*1000000" office:value-type="float" office:value="-0.00000000000062872">
            <text:p>-6.2872E-013</text:p>
          </table:table-cell>
          <table:table-cell table:formula="of:=[.V159]*1000000" office:value-type="float" office:value="0.0000000038223">
            <text:p>3.8223E-009</text:p>
          </table:table-cell>
          <table:table-cell table:formula="of:=[.W159]*1000000" office:value-type="float" office:value="362.67">
            <text:p>362.67</text:p>
          </table:table-cell>
          <table:table-cell table:formula="of:=[.X159]*1000000" office:value-type="float" office:value="43.918">
            <text:p>43.918</text:p>
          </table:table-cell>
          <table:table-cell table:formula="of:=[.Y159]*1000000" office:value-type="float" office:value="963.3">
            <text:p>963.3</text:p>
          </table:table-cell>
          <table:table-cell table:formula="of:=[.Z159]*1000000" office:value-type="float" office:value="20.007">
            <text:p>20.007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0.000000000000018693">
            <text:p>1.8693E-014</text:p>
          </table:table-cell>
          <table:table-cell table:formula="of:=[.AC159]*1000000" office:value-type="float" office:value="0.0000000038224">
            <text:p>3.8224E-009</text:p>
          </table:table-cell>
          <table:table-cell office:value-type="float" office:value="0.00036267">
            <text:p>0.00036267</text:p>
          </table:table-cell>
          <table:table-cell table:style-name="ce1" office:value-type="string">
            <text:p>4.3965e-05</text:p>
          </table:table-cell>
          <table:table-cell office:value-type="float" office:value="0.00096331">
            <text:p>0.00096331</text:p>
          </table:table-cell>
          <table:table-cell table:style-name="ce1" office:value-type="string">
            <text:p>1.7388e-12</text:p>
          </table:table-cell>
          <table:table-cell table:style-name="ce1" office:value-type="string">
            <text:p>3.8893e-06</text:p>
          </table:table-cell>
          <table:table-cell table:style-name="ce1" office:value-type="string">
            <text:p>-6.2872e-19</text:p>
          </table:table-cell>
          <table:table-cell table:style-name="ce1" office:value-type="string">
            <text:p>3.8223e-15</text:p>
          </table:table-cell>
          <table:table-cell office:value-type="float" office:value="0.00036267">
            <text:p>0.00036267</text:p>
          </table:table-cell>
          <table:table-cell table:style-name="ce1" office:value-type="string">
            <text:p>4.3918e-05</text:p>
          </table:table-cell>
          <table:table-cell office:value-type="float" office:value="0.0009633">
            <text:p>0.000963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8693e-20</text:p>
          </table:table-cell>
          <table:table-cell table:style-name="ce1" office:value-type="string">
            <text:p>3.8224e-15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360.28">
            <text:p>360.28</text:p>
          </table:table-cell>
          <table:table-cell table:formula="of:=[.Q160]*1000000" office:value-type="float" office:value="43.614">
            <text:p>43.614</text:p>
          </table:table-cell>
          <table:table-cell table:formula="of:=[.R160]*1000000" office:value-type="float" office:value="966.07">
            <text:p>966.07</text:p>
          </table:table-cell>
          <table:table-cell table:formula="of:=[.S160]*1000000" office:value-type="float" office:value="0.0000015942">
            <text:p>1.5942E-006</text:p>
          </table:table-cell>
          <table:table-cell table:formula="of:=[.T160]*1000000" office:value-type="float" office:value="3.9043">
            <text:p>3.9043</text:p>
          </table:table-cell>
          <table:table-cell table:formula="of:=[.U160]*1000000" office:value-type="float" office:value="-0.000000000000071967">
            <text:p>-7.1967E-014</text:p>
          </table:table-cell>
          <table:table-cell table:formula="of:=[.V160]*1000000" office:value-type="float" office:value="0.0000000037259">
            <text:p>3.7259E-009</text:p>
          </table:table-cell>
          <table:table-cell table:formula="of:=[.W160]*1000000" office:value-type="float" office:value="360.28">
            <text:p>360.28</text:p>
          </table:table-cell>
          <table:table-cell table:formula="of:=[.X160]*1000000" office:value-type="float" office:value="43.568">
            <text:p>43.568</text:p>
          </table:table-cell>
          <table:table-cell table:formula="of:=[.Y160]*1000000" office:value-type="float" office:value="966.05">
            <text:p>966.05</text:p>
          </table:table-cell>
          <table:table-cell table:formula="of:=[.Z160]*1000000" office:value-type="float" office:value="20.007">
            <text:p>20.007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0.0000000000013092">
            <text:p>1.3092E-012</text:p>
          </table:table-cell>
          <table:table-cell table:formula="of:=[.AC160]*1000000" office:value-type="float" office:value="0.000000003726">
            <text:p>3.726E-009</text:p>
          </table:table-cell>
          <table:table-cell office:value-type="float" office:value="0.00036028">
            <text:p>0.00036028</text:p>
          </table:table-cell>
          <table:table-cell table:style-name="ce1" office:value-type="string">
            <text:p>4.3614e-05</text:p>
          </table:table-cell>
          <table:table-cell office:value-type="float" office:value="0.00096607">
            <text:p>0.00096607</text:p>
          </table:table-cell>
          <table:table-cell table:style-name="ce1" office:value-type="string">
            <text:p>1.5942e-12</text:p>
          </table:table-cell>
          <table:table-cell table:style-name="ce1" office:value-type="string">
            <text:p>3.9043e-06</text:p>
          </table:table-cell>
          <table:table-cell table:style-name="ce1" office:value-type="string">
            <text:p>-7.1967e-20</text:p>
          </table:table-cell>
          <table:table-cell table:style-name="ce1" office:value-type="string">
            <text:p>3.7259e-15</text:p>
          </table:table-cell>
          <table:table-cell office:value-type="float" office:value="0.00036028">
            <text:p>0.00036028</text:p>
          </table:table-cell>
          <table:table-cell table:style-name="ce1" office:value-type="string">
            <text:p>4.3568e-05</text:p>
          </table:table-cell>
          <table:table-cell office:value-type="float" office:value="0.00096605">
            <text:p>0.0009660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092e-18</text:p>
          </table:table-cell>
          <table:table-cell table:style-name="ce1" office:value-type="string">
            <text:p>3.726e-15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357.91">
            <text:p>357.91</text:p>
          </table:table-cell>
          <table:table-cell table:formula="of:=[.Q161]*1000000" office:value-type="float" office:value="43.267">
            <text:p>43.267</text:p>
          </table:table-cell>
          <table:table-cell table:formula="of:=[.R161]*1000000" office:value-type="float" office:value="968.8">
            <text:p>968.8</text:p>
          </table:table-cell>
          <table:table-cell table:formula="of:=[.S161]*1000000" office:value-type="float" office:value="0.0000014604">
            <text:p>1.4604E-006</text:p>
          </table:table-cell>
          <table:table-cell table:formula="of:=[.T161]*1000000" office:value-type="float" office:value="3.9193">
            <text:p>3.9193</text:p>
          </table:table-cell>
          <table:table-cell table:formula="of:=[.U161]*1000000" office:value-type="float" office:value="-0.00000000000007659">
            <text:p>-7.659E-014</text:p>
          </table:table-cell>
          <table:table-cell table:formula="of:=[.V161]*1000000" office:value-type="float" office:value="0.0000000036325">
            <text:p>3.6325E-009</text:p>
          </table:table-cell>
          <table:table-cell table:formula="of:=[.W161]*1000000" office:value-type="float" office:value="357.91">
            <text:p>357.91</text:p>
          </table:table-cell>
          <table:table-cell table:formula="of:=[.X161]*1000000" office:value-type="float" office:value="43.22">
            <text:p>43.22</text:p>
          </table:table-cell>
          <table:table-cell table:formula="of:=[.Y161]*1000000" office:value-type="float" office:value="968.79">
            <text:p>968.79</text:p>
          </table:table-cell>
          <table:table-cell table:formula="of:=[.Z161]*1000000" office:value-type="float" office:value="20.007">
            <text:p>20.007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0.00000000000017681">
            <text:p>-1.7681E-013</text:p>
          </table:table-cell>
          <table:table-cell table:formula="of:=[.AC161]*1000000" office:value-type="float" office:value="0.0000000036325">
            <text:p>3.6325E-009</text:p>
          </table:table-cell>
          <table:table-cell office:value-type="float" office:value="0.00035791">
            <text:p>0.00035791</text:p>
          </table:table-cell>
          <table:table-cell table:style-name="ce1" office:value-type="string">
            <text:p>4.3267e-05</text:p>
          </table:table-cell>
          <table:table-cell office:value-type="float" office:value="0.0009688">
            <text:p>0.0009688</text:p>
          </table:table-cell>
          <table:table-cell table:style-name="ce1" office:value-type="string">
            <text:p>1.4604e-12</text:p>
          </table:table-cell>
          <table:table-cell table:style-name="ce1" office:value-type="string">
            <text:p>3.9193e-06</text:p>
          </table:table-cell>
          <table:table-cell table:style-name="ce1" office:value-type="string">
            <text:p>-7.659e-20</text:p>
          </table:table-cell>
          <table:table-cell table:style-name="ce1" office:value-type="string">
            <text:p>3.6325e-15</text:p>
          </table:table-cell>
          <table:table-cell office:value-type="float" office:value="0.00035791">
            <text:p>0.00035791</text:p>
          </table:table-cell>
          <table:table-cell table:style-name="ce1" office:value-type="string">
            <text:p>4.322e-05</text:p>
          </table:table-cell>
          <table:table-cell office:value-type="float" office:value="0.00096879">
            <text:p>0.0009687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681e-19</text:p>
          </table:table-cell>
          <table:table-cell table:style-name="ce1" office:value-type="string">
            <text:p>3.6325e-15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355.57">
            <text:p>355.57</text:p>
          </table:table-cell>
          <table:table-cell table:formula="of:=[.Q162]*1000000" office:value-type="float" office:value="42.921">
            <text:p>42.921</text:p>
          </table:table-cell>
          <table:table-cell table:formula="of:=[.R162]*1000000" office:value-type="float" office:value="971.51">
            <text:p>971.51</text:p>
          </table:table-cell>
          <table:table-cell table:formula="of:=[.S162]*1000000" office:value-type="float" office:value="0.0000013366">
            <text:p>1.3366E-006</text:p>
          </table:table-cell>
          <table:table-cell table:formula="of:=[.T162]*1000000" office:value-type="float" office:value="3.9341">
            <text:p>3.9341</text:p>
          </table:table-cell>
          <table:table-cell table:formula="of:=[.U162]*1000000" office:value-type="float" office:value="0.0000000000001245">
            <text:p>1.245E-013</text:p>
          </table:table-cell>
          <table:table-cell table:formula="of:=[.V162]*1000000" office:value-type="float" office:value="0.0000000035419">
            <text:p>3.5419E-009</text:p>
          </table:table-cell>
          <table:table-cell table:formula="of:=[.W162]*1000000" office:value-type="float" office:value="355.56">
            <text:p>355.56</text:p>
          </table:table-cell>
          <table:table-cell table:formula="of:=[.X162]*1000000" office:value-type="float" office:value="42.875">
            <text:p>42.875</text:p>
          </table:table-cell>
          <table:table-cell table:formula="of:=[.Y162]*1000000" office:value-type="float" office:value="971.49">
            <text:p>971.49</text:p>
          </table:table-cell>
          <table:table-cell table:formula="of:=[.Z162]*1000000" office:value-type="float" office:value="20.007">
            <text:p>20.007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0.00000000000024538">
            <text:p>2.4538E-013</text:p>
          </table:table-cell>
          <table:table-cell table:formula="of:=[.AC162]*1000000" office:value-type="float" office:value="0.000000003542">
            <text:p>3.542E-009</text:p>
          </table:table-cell>
          <table:table-cell office:value-type="float" office:value="0.00035557">
            <text:p>0.00035557</text:p>
          </table:table-cell>
          <table:table-cell table:style-name="ce1" office:value-type="string">
            <text:p>4.2921e-05</text:p>
          </table:table-cell>
          <table:table-cell office:value-type="float" office:value="0.00097151">
            <text:p>0.00097151</text:p>
          </table:table-cell>
          <table:table-cell table:style-name="ce1" office:value-type="string">
            <text:p>1.3366e-12</text:p>
          </table:table-cell>
          <table:table-cell table:style-name="ce1" office:value-type="string">
            <text:p>3.9341e-06</text:p>
          </table:table-cell>
          <table:table-cell table:style-name="ce1" office:value-type="string">
            <text:p>1.245e-19</text:p>
          </table:table-cell>
          <table:table-cell table:style-name="ce1" office:value-type="string">
            <text:p>3.5419e-15</text:p>
          </table:table-cell>
          <table:table-cell office:value-type="float" office:value="0.00035556">
            <text:p>0.00035556</text:p>
          </table:table-cell>
          <table:table-cell table:style-name="ce1" office:value-type="string">
            <text:p>4.2875e-05</text:p>
          </table:table-cell>
          <table:table-cell office:value-type="float" office:value="0.00097149">
            <text:p>0.0009714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4538e-19</text:p>
          </table:table-cell>
          <table:table-cell table:style-name="ce1" office:value-type="string">
            <text:p>3.542e-15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353.24">
            <text:p>353.24</text:p>
          </table:table-cell>
          <table:table-cell table:formula="of:=[.Q163]*1000000" office:value-type="float" office:value="42.578">
            <text:p>42.578</text:p>
          </table:table-cell>
          <table:table-cell table:formula="of:=[.R163]*1000000" office:value-type="float" office:value="974.19">
            <text:p>974.19</text:p>
          </table:table-cell>
          <table:table-cell table:formula="of:=[.S163]*1000000" office:value-type="float" office:value="0.0000012222">
            <text:p>1.2222E-006</text:p>
          </table:table-cell>
          <table:table-cell table:formula="of:=[.T163]*1000000" office:value-type="float" office:value="3.9488">
            <text:p>3.9488</text:p>
          </table:table-cell>
          <table:table-cell table:formula="of:=[.U163]*1000000" office:value-type="float" office:value="-0.00000000000006525">
            <text:p>-6.525E-014</text:p>
          </table:table-cell>
          <table:table-cell table:formula="of:=[.V163]*1000000" office:value-type="float" office:value="0.0000000034541">
            <text:p>3.4541E-009</text:p>
          </table:table-cell>
          <table:table-cell table:formula="of:=[.W163]*1000000" office:value-type="float" office:value="353.24">
            <text:p>353.24</text:p>
          </table:table-cell>
          <table:table-cell table:formula="of:=[.X163]*1000000" office:value-type="float" office:value="42.532">
            <text:p>42.532</text:p>
          </table:table-cell>
          <table:table-cell table:formula="of:=[.Y163]*1000000" office:value-type="float" office:value="974.18">
            <text:p>974.18</text:p>
          </table:table-cell>
          <table:table-cell table:formula="of:=[.Z163]*1000000" office:value-type="float" office:value="20.007">
            <text:p>20.007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0.00000000000037109">
            <text:p>-3.7109E-013</text:p>
          </table:table-cell>
          <table:table-cell table:formula="of:=[.AC163]*1000000" office:value-type="float" office:value="0.0000000034541">
            <text:p>3.4541E-009</text:p>
          </table:table-cell>
          <table:table-cell office:value-type="float" office:value="0.00035324">
            <text:p>0.00035324</text:p>
          </table:table-cell>
          <table:table-cell table:style-name="ce1" office:value-type="string">
            <text:p>4.2578e-05</text:p>
          </table:table-cell>
          <table:table-cell office:value-type="float" office:value="0.00097419">
            <text:p>0.00097419</text:p>
          </table:table-cell>
          <table:table-cell table:style-name="ce1" office:value-type="string">
            <text:p>1.2222e-12</text:p>
          </table:table-cell>
          <table:table-cell table:style-name="ce1" office:value-type="string">
            <text:p>3.9488e-06</text:p>
          </table:table-cell>
          <table:table-cell table:style-name="ce1" office:value-type="string">
            <text:p>-6.525e-20</text:p>
          </table:table-cell>
          <table:table-cell table:style-name="ce1" office:value-type="string">
            <text:p>3.4541e-15</text:p>
          </table:table-cell>
          <table:table-cell office:value-type="float" office:value="0.00035324">
            <text:p>0.00035324</text:p>
          </table:table-cell>
          <table:table-cell table:style-name="ce1" office:value-type="string">
            <text:p>4.2532e-05</text:p>
          </table:table-cell>
          <table:table-cell office:value-type="float" office:value="0.00097418">
            <text:p>0.0009741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109e-19</text:p>
          </table:table-cell>
          <table:table-cell table:style-name="ce1" office:value-type="string">
            <text:p>3.4541e-15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350.94">
            <text:p>350.94</text:p>
          </table:table-cell>
          <table:table-cell table:formula="of:=[.Q164]*1000000" office:value-type="float" office:value="42.238">
            <text:p>42.238</text:p>
          </table:table-cell>
          <table:table-cell table:formula="of:=[.R164]*1000000" office:value-type="float" office:value="976.85">
            <text:p>976.85</text:p>
          </table:table-cell>
          <table:table-cell table:formula="of:=[.S164]*1000000" office:value-type="float" office:value="0.0000011166">
            <text:p>1.1166E-006</text:p>
          </table:table-cell>
          <table:table-cell table:formula="of:=[.T164]*1000000" office:value-type="float" office:value="3.9635">
            <text:p>3.9635</text:p>
          </table:table-cell>
          <table:table-cell table:formula="of:=[.U164]*1000000" office:value-type="float" office:value="-0.00000000000001284">
            <text:p>-1.284E-014</text:p>
          </table:table-cell>
          <table:table-cell table:formula="of:=[.V164]*1000000" office:value-type="float" office:value="0.000000003369">
            <text:p>3.369E-009</text:p>
          </table:table-cell>
          <table:table-cell table:formula="of:=[.W164]*1000000" office:value-type="float" office:value="350.93">
            <text:p>350.93</text:p>
          </table:table-cell>
          <table:table-cell table:formula="of:=[.X164]*1000000" office:value-type="float" office:value="42.191">
            <text:p>42.191</text:p>
          </table:table-cell>
          <table:table-cell table:formula="of:=[.Y164]*1000000" office:value-type="float" office:value="976.84">
            <text:p>976.84</text:p>
          </table:table-cell>
          <table:table-cell table:formula="of:=[.Z164]*1000000" office:value-type="float" office:value="20.007">
            <text:p>20.007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0.00000000000091546">
            <text:p>9.1546E-013</text:p>
          </table:table-cell>
          <table:table-cell table:formula="of:=[.AC164]*1000000" office:value-type="float" office:value="0.000000003369">
            <text:p>3.369E-009</text:p>
          </table:table-cell>
          <table:table-cell office:value-type="float" office:value="0.00035094">
            <text:p>0.00035094</text:p>
          </table:table-cell>
          <table:table-cell table:style-name="ce1" office:value-type="string">
            <text:p>4.2238e-05</text:p>
          </table:table-cell>
          <table:table-cell office:value-type="float" office:value="0.00097685">
            <text:p>0.00097685</text:p>
          </table:table-cell>
          <table:table-cell table:style-name="ce1" office:value-type="string">
            <text:p>1.1166e-12</text:p>
          </table:table-cell>
          <table:table-cell table:style-name="ce1" office:value-type="string">
            <text:p>3.9635e-06</text:p>
          </table:table-cell>
          <table:table-cell table:style-name="ce1" office:value-type="string">
            <text:p>-1.284e-20</text:p>
          </table:table-cell>
          <table:table-cell table:style-name="ce1" office:value-type="string">
            <text:p>3.369e-15</text:p>
          </table:table-cell>
          <table:table-cell office:value-type="float" office:value="0.00035093">
            <text:p>0.00035093</text:p>
          </table:table-cell>
          <table:table-cell table:style-name="ce1" office:value-type="string">
            <text:p>4.2191e-05</text:p>
          </table:table-cell>
          <table:table-cell office:value-type="float" office:value="0.00097684">
            <text:p>0.0009768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9.1546e-19</text:p>
          </table:table-cell>
          <table:table-cell table:style-name="ce1" office:value-type="string">
            <text:p>3.369e-15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348.65">
            <text:p>348.65</text:p>
          </table:table-cell>
          <table:table-cell table:formula="of:=[.Q165]*1000000" office:value-type="float" office:value="41.899">
            <text:p>41.899</text:p>
          </table:table-cell>
          <table:table-cell table:formula="of:=[.R165]*1000000" office:value-type="float" office:value="979.49">
            <text:p>979.49</text:p>
          </table:table-cell>
          <table:table-cell table:formula="of:=[.S165]*1000000" office:value-type="float" office:value="0.0000010192">
            <text:p>1.0192E-006</text:p>
          </table:table-cell>
          <table:table-cell table:formula="of:=[.T165]*1000000" office:value-type="float" office:value="3.978">
            <text:p>3.978</text:p>
          </table:table-cell>
          <table:table-cell table:formula="of:=[.U165]*1000000" office:value-type="float" office:value="0.00000000000029579">
            <text:p>2.9579E-013</text:p>
          </table:table-cell>
          <table:table-cell table:formula="of:=[.V165]*1000000" office:value-type="float" office:value="0.0000000032864">
            <text:p>3.2864E-009</text:p>
          </table:table-cell>
          <table:table-cell table:formula="of:=[.W165]*1000000" office:value-type="float" office:value="348.65">
            <text:p>348.65</text:p>
          </table:table-cell>
          <table:table-cell table:formula="of:=[.X165]*1000000" office:value-type="float" office:value="41.853">
            <text:p>41.853</text:p>
          </table:table-cell>
          <table:table-cell table:formula="of:=[.Y165]*1000000" office:value-type="float" office:value="979.47">
            <text:p>979.47</text:p>
          </table:table-cell>
          <table:table-cell table:formula="of:=[.Z165]*1000000" office:value-type="float" office:value="20.007">
            <text:p>20.007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-0.00000000000060524">
            <text:p>-6.0524E-013</text:p>
          </table:table-cell>
          <table:table-cell table:formula="of:=[.AC165]*1000000" office:value-type="float" office:value="0.0000000032865">
            <text:p>3.2865E-009</text:p>
          </table:table-cell>
          <table:table-cell office:value-type="float" office:value="0.00034865">
            <text:p>0.00034865</text:p>
          </table:table-cell>
          <table:table-cell table:style-name="ce1" office:value-type="string">
            <text:p>4.1899e-05</text:p>
          </table:table-cell>
          <table:table-cell office:value-type="float" office:value="0.00097949">
            <text:p>0.00097949</text:p>
          </table:table-cell>
          <table:table-cell table:style-name="ce1" office:value-type="string">
            <text:p>1.0192e-12</text:p>
          </table:table-cell>
          <table:table-cell table:style-name="ce1" office:value-type="string">
            <text:p>3.978e-06</text:p>
          </table:table-cell>
          <table:table-cell table:style-name="ce1" office:value-type="string">
            <text:p>2.9579e-19</text:p>
          </table:table-cell>
          <table:table-cell table:style-name="ce1" office:value-type="string">
            <text:p>3.2864e-15</text:p>
          </table:table-cell>
          <table:table-cell office:value-type="float" office:value="0.00034865">
            <text:p>0.00034865</text:p>
          </table:table-cell>
          <table:table-cell table:style-name="ce1" office:value-type="string">
            <text:p>4.1853e-05</text:p>
          </table:table-cell>
          <table:table-cell office:value-type="float" office:value="0.00097947">
            <text:p>0.0009794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6.0524e-19</text:p>
          </table:table-cell>
          <table:table-cell table:style-name="ce1" office:value-type="string">
            <text:p>3.2865e-15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346.39">
            <text:p>346.39</text:p>
          </table:table-cell>
          <table:table-cell table:formula="of:=[.Q166]*1000000" office:value-type="float" office:value="41.563">
            <text:p>41.563</text:p>
          </table:table-cell>
          <table:table-cell table:formula="of:=[.R166]*1000000" office:value-type="float" office:value="982.1">
            <text:p>982.1</text:p>
          </table:table-cell>
          <table:table-cell table:formula="of:=[.S166]*1000000" office:value-type="float" office:value="0.00000092939">
            <text:p>9.2939E-007</text:p>
          </table:table-cell>
          <table:table-cell table:formula="of:=[.T166]*1000000" office:value-type="float" office:value="3.9924">
            <text:p>3.9924</text:p>
          </table:table-cell>
          <table:table-cell table:formula="of:=[.U166]*1000000" office:value-type="float" office:value="-0.00000000000051072">
            <text:p>-5.1072E-013</text:p>
          </table:table-cell>
          <table:table-cell table:formula="of:=[.V166]*1000000" office:value-type="float" office:value="0.0000000032064">
            <text:p>3.2064E-009</text:p>
          </table:table-cell>
          <table:table-cell table:formula="of:=[.W166]*1000000" office:value-type="float" office:value="346.39">
            <text:p>346.39</text:p>
          </table:table-cell>
          <table:table-cell table:formula="of:=[.X166]*1000000" office:value-type="float" office:value="41.517">
            <text:p>41.517</text:p>
          </table:table-cell>
          <table:table-cell table:formula="of:=[.Y166]*1000000" office:value-type="float" office:value="982.09">
            <text:p>982.09</text:p>
          </table:table-cell>
          <table:table-cell table:formula="of:=[.Z166]*1000000" office:value-type="float" office:value="20.007">
            <text:p>20.007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-0.00000000000026374">
            <text:p>-2.6374E-013</text:p>
          </table:table-cell>
          <table:table-cell table:formula="of:=[.AC166]*1000000" office:value-type="float" office:value="0.0000000032065">
            <text:p>3.2065E-009</text:p>
          </table:table-cell>
          <table:table-cell office:value-type="float" office:value="0.00034639">
            <text:p>0.00034639</text:p>
          </table:table-cell>
          <table:table-cell table:style-name="ce1" office:value-type="string">
            <text:p>4.1563e-05</text:p>
          </table:table-cell>
          <table:table-cell office:value-type="float" office:value="0.0009821">
            <text:p>0.0009821</text:p>
          </table:table-cell>
          <table:table-cell table:style-name="ce1" office:value-type="string">
            <text:p>9.2939e-13</text:p>
          </table:table-cell>
          <table:table-cell table:style-name="ce1" office:value-type="string">
            <text:p>3.9924e-06</text:p>
          </table:table-cell>
          <table:table-cell table:style-name="ce1" office:value-type="string">
            <text:p>-5.1072e-19</text:p>
          </table:table-cell>
          <table:table-cell table:style-name="ce1" office:value-type="string">
            <text:p>3.2064e-15</text:p>
          </table:table-cell>
          <table:table-cell office:value-type="float" office:value="0.00034639">
            <text:p>0.00034639</text:p>
          </table:table-cell>
          <table:table-cell table:style-name="ce1" office:value-type="string">
            <text:p>4.1517e-05</text:p>
          </table:table-cell>
          <table:table-cell office:value-type="float" office:value="0.00098209">
            <text:p>0.0009820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374e-19</text:p>
          </table:table-cell>
          <table:table-cell table:style-name="ce1" office:value-type="string">
            <text:p>3.2065e-15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344.15">
            <text:p>344.15</text:p>
          </table:table-cell>
          <table:table-cell table:formula="of:=[.Q167]*1000000" office:value-type="float" office:value="41.23">
            <text:p>41.23</text:p>
          </table:table-cell>
          <table:table-cell table:formula="of:=[.R167]*1000000" office:value-type="float" office:value="984.69">
            <text:p>984.69</text:p>
          </table:table-cell>
          <table:table-cell table:formula="of:=[.S167]*1000000" office:value-type="float" office:value="0.00000084671">
            <text:p>8.4671E-007</text:p>
          </table:table-cell>
          <table:table-cell table:formula="of:=[.T167]*1000000" office:value-type="float" office:value="4.0066">
            <text:p>4.0066</text:p>
          </table:table-cell>
          <table:table-cell table:formula="of:=[.U167]*1000000" office:value-type="float" office:value="-0.00000000000043519">
            <text:p>-4.3519E-013</text:p>
          </table:table-cell>
          <table:table-cell table:formula="of:=[.V167]*1000000" office:value-type="float" office:value="0.0000000031289">
            <text:p>3.1289E-009</text:p>
          </table:table-cell>
          <table:table-cell table:formula="of:=[.W167]*1000000" office:value-type="float" office:value="344.15">
            <text:p>344.15</text:p>
          </table:table-cell>
          <table:table-cell table:formula="of:=[.X167]*1000000" office:value-type="float" office:value="41.184">
            <text:p>41.184</text:p>
          </table:table-cell>
          <table:table-cell table:formula="of:=[.Y167]*1000000" office:value-type="float" office:value="984.68">
            <text:p>984.68</text:p>
          </table:table-cell>
          <table:table-cell table:formula="of:=[.Z167]*1000000" office:value-type="float" office:value="20.007">
            <text:p>20.007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-0.00000000000033505">
            <text:p>-3.3505E-013</text:p>
          </table:table-cell>
          <table:table-cell table:formula="of:=[.AC167]*1000000" office:value-type="float" office:value="0.0000000031289">
            <text:p>3.1289E-009</text:p>
          </table:table-cell>
          <table:table-cell office:value-type="float" office:value="0.00034415">
            <text:p>0.00034415</text:p>
          </table:table-cell>
          <table:table-cell table:style-name="ce1" office:value-type="string">
            <text:p>4.123e-05</text:p>
          </table:table-cell>
          <table:table-cell office:value-type="float" office:value="0.00098469">
            <text:p>0.00098469</text:p>
          </table:table-cell>
          <table:table-cell table:style-name="ce1" office:value-type="string">
            <text:p>8.4671e-13</text:p>
          </table:table-cell>
          <table:table-cell table:style-name="ce1" office:value-type="string">
            <text:p>4.0066e-06</text:p>
          </table:table-cell>
          <table:table-cell table:style-name="ce1" office:value-type="string">
            <text:p>-4.3519e-19</text:p>
          </table:table-cell>
          <table:table-cell table:style-name="ce1" office:value-type="string">
            <text:p>3.1289e-15</text:p>
          </table:table-cell>
          <table:table-cell office:value-type="float" office:value="0.00034415">
            <text:p>0.00034415</text:p>
          </table:table-cell>
          <table:table-cell table:style-name="ce1" office:value-type="string">
            <text:p>4.1184e-05</text:p>
          </table:table-cell>
          <table:table-cell office:value-type="float" office:value="0.00098468">
            <text:p>0.0009846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505e-19</text:p>
          </table:table-cell>
          <table:table-cell table:style-name="ce1" office:value-type="string">
            <text:p>3.1289e-15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341.93">
            <text:p>341.93</text:p>
          </table:table-cell>
          <table:table-cell table:formula="of:=[.Q168]*1000000" office:value-type="float" office:value="40.898">
            <text:p>40.898</text:p>
          </table:table-cell>
          <table:table-cell table:formula="of:=[.R168]*1000000" office:value-type="float" office:value="987.26">
            <text:p>987.26</text:p>
          </table:table-cell>
          <table:table-cell table:formula="of:=[.S168]*1000000" office:value-type="float" office:value="0.00000077065">
            <text:p>7.7065E-007</text:p>
          </table:table-cell>
          <table:table-cell table:formula="of:=[.T168]*1000000" office:value-type="float" office:value="4.0208">
            <text:p>4.0208</text:p>
          </table:table-cell>
          <table:table-cell table:formula="of:=[.U168]*1000000" office:value-type="float" office:value="-0.000000000000047414">
            <text:p>-4.7414E-014</text:p>
          </table:table-cell>
          <table:table-cell table:formula="of:=[.V168]*1000000" office:value-type="float" office:value="0.0000000030537">
            <text:p>3.0537E-009</text:p>
          </table:table-cell>
          <table:table-cell table:formula="of:=[.W168]*1000000" office:value-type="float" office:value="341.92">
            <text:p>341.92</text:p>
          </table:table-cell>
          <table:table-cell table:formula="of:=[.X168]*1000000" office:value-type="float" office:value="40.853">
            <text:p>40.853</text:p>
          </table:table-cell>
          <table:table-cell table:formula="of:=[.Y168]*1000000" office:value-type="float" office:value="987.24">
            <text:p>987.24</text:p>
          </table:table-cell>
          <table:table-cell table:formula="of:=[.Z168]*1000000" office:value-type="float" office:value="20.007">
            <text:p>20.007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0.00000000000024149">
            <text:p>2.4149E-013</text:p>
          </table:table-cell>
          <table:table-cell table:formula="of:=[.AC168]*1000000" office:value-type="float" office:value="0.0000000030537">
            <text:p>3.0537E-009</text:p>
          </table:table-cell>
          <table:table-cell office:value-type="float" office:value="0.00034193">
            <text:p>0.00034193</text:p>
          </table:table-cell>
          <table:table-cell table:style-name="ce1" office:value-type="string">
            <text:p>4.0898e-05</text:p>
          </table:table-cell>
          <table:table-cell office:value-type="float" office:value="0.00098726">
            <text:p>0.00098726</text:p>
          </table:table-cell>
          <table:table-cell table:style-name="ce1" office:value-type="string">
            <text:p>7.7065e-13</text:p>
          </table:table-cell>
          <table:table-cell table:style-name="ce1" office:value-type="string">
            <text:p>4.0208e-06</text:p>
          </table:table-cell>
          <table:table-cell table:style-name="ce1" office:value-type="string">
            <text:p>-4.7414e-20</text:p>
          </table:table-cell>
          <table:table-cell table:style-name="ce1" office:value-type="string">
            <text:p>3.0537e-15</text:p>
          </table:table-cell>
          <table:table-cell office:value-type="float" office:value="0.00034192">
            <text:p>0.00034192</text:p>
          </table:table-cell>
          <table:table-cell table:style-name="ce1" office:value-type="string">
            <text:p>4.0853e-05</text:p>
          </table:table-cell>
          <table:table-cell office:value-type="float" office:value="0.00098724">
            <text:p>0.0009872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4149e-19</text:p>
          </table:table-cell>
          <table:table-cell table:style-name="ce1" office:value-type="string">
            <text:p>3.0537e-15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339.73">
            <text:p>339.73</text:p>
          </table:table-cell>
          <table:table-cell table:formula="of:=[.Q169]*1000000" office:value-type="float" office:value="40.569">
            <text:p>40.569</text:p>
          </table:table-cell>
          <table:table-cell table:formula="of:=[.R169]*1000000" office:value-type="float" office:value="989.8">
            <text:p>989.8</text:p>
          </table:table-cell>
          <table:table-cell table:formula="of:=[.S169]*1000000" office:value-type="float" office:value="0.00000070075">
            <text:p>7.0075E-007</text:p>
          </table:table-cell>
          <table:table-cell table:formula="of:=[.T169]*1000000" office:value-type="float" office:value="4.0349">
            <text:p>4.0349</text:p>
          </table:table-cell>
          <table:table-cell table:formula="of:=[.U169]*1000000" office:value-type="float" office:value="0.00000000000010223">
            <text:p>1.0223E-013</text:p>
          </table:table-cell>
          <table:table-cell table:formula="of:=[.V169]*1000000" office:value-type="float" office:value="0.0000000029808">
            <text:p>0.000000003</text:p>
          </table:table-cell>
          <table:table-cell table:formula="of:=[.W169]*1000000" office:value-type="float" office:value="339.72">
            <text:p>339.72</text:p>
          </table:table-cell>
          <table:table-cell table:formula="of:=[.X169]*1000000" office:value-type="float" office:value="40.524">
            <text:p>40.524</text:p>
          </table:table-cell>
          <table:table-cell table:formula="of:=[.Y169]*1000000" office:value-type="float" office:value="989.79">
            <text:p>989.79</text:p>
          </table:table-cell>
          <table:table-cell table:formula="of:=[.Z169]*1000000" office:value-type="float" office:value="20.007">
            <text:p>20.007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0.000000000000097241">
            <text:p>9.7241E-014</text:p>
          </table:table-cell>
          <table:table-cell table:formula="of:=[.AC169]*1000000" office:value-type="float" office:value="0.0000000029808">
            <text:p>0.000000003</text:p>
          </table:table-cell>
          <table:table-cell office:value-type="float" office:value="0.00033973">
            <text:p>0.00033973</text:p>
          </table:table-cell>
          <table:table-cell table:style-name="ce1" office:value-type="string">
            <text:p>4.0569e-05</text:p>
          </table:table-cell>
          <table:table-cell office:value-type="float" office:value="0.0009898">
            <text:p>0.0009898</text:p>
          </table:table-cell>
          <table:table-cell table:style-name="ce1" office:value-type="string">
            <text:p>7.0075e-13</text:p>
          </table:table-cell>
          <table:table-cell table:style-name="ce1" office:value-type="string">
            <text:p>4.0349e-06</text:p>
          </table:table-cell>
          <table:table-cell table:style-name="ce1" office:value-type="string">
            <text:p>1.0223e-19</text:p>
          </table:table-cell>
          <table:table-cell table:style-name="ce1" office:value-type="string">
            <text:p>2.9808e-15</text:p>
          </table:table-cell>
          <table:table-cell office:value-type="float" office:value="0.00033972">
            <text:p>0.00033972</text:p>
          </table:table-cell>
          <table:table-cell table:style-name="ce1" office:value-type="string">
            <text:p>4.0524e-05</text:p>
          </table:table-cell>
          <table:table-cell office:value-type="float" office:value="0.00098979">
            <text:p>0.0009897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9.7241e-20</text:p>
          </table:table-cell>
          <table:table-cell table:style-name="ce1" office:value-type="string">
            <text:p>2.9808e-15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337.55">
            <text:p>337.55</text:p>
          </table:table-cell>
          <table:table-cell table:formula="of:=[.Q170]*1000000" office:value-type="float" office:value="40.243">
            <text:p>40.243</text:p>
          </table:table-cell>
          <table:table-cell table:formula="of:=[.R170]*1000000" office:value-type="float" office:value="992.32">
            <text:p>992.32</text:p>
          </table:table-cell>
          <table:table-cell table:formula="of:=[.S170]*1000000" office:value-type="float" office:value="0.00000063658">
            <text:p>6.3658E-007</text:p>
          </table:table-cell>
          <table:table-cell table:formula="of:=[.T170]*1000000" office:value-type="float" office:value="4.0488">
            <text:p>4.0488</text:p>
          </table:table-cell>
          <table:table-cell table:formula="of:=[.U170]*1000000" office:value-type="float" office:value="-0.0000000000001591">
            <text:p>-1.591E-013</text:p>
          </table:table-cell>
          <table:table-cell table:formula="of:=[.V170]*1000000" office:value-type="float" office:value="0.0000000029101">
            <text:p>2.9101E-009</text:p>
          </table:table-cell>
          <table:table-cell table:formula="of:=[.W170]*1000000" office:value-type="float" office:value="337.54">
            <text:p>337.54</text:p>
          </table:table-cell>
          <table:table-cell table:formula="of:=[.X170]*1000000" office:value-type="float" office:value="40.197">
            <text:p>40.197</text:p>
          </table:table-cell>
          <table:table-cell table:formula="of:=[.Y170]*1000000" office:value-type="float" office:value="992.31">
            <text:p>992.31</text:p>
          </table:table-cell>
          <table:table-cell table:formula="of:=[.Z170]*1000000" office:value-type="float" office:value="20.007">
            <text:p>20.007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-2.5524E-015">
            <text:p>-2.5524E-015</text:p>
          </table:table-cell>
          <table:table-cell table:formula="of:=[.AC170]*1000000" office:value-type="float" office:value="0.0000000029101">
            <text:p>2.9101E-009</text:p>
          </table:table-cell>
          <table:table-cell office:value-type="float" office:value="0.00033755">
            <text:p>0.00033755</text:p>
          </table:table-cell>
          <table:table-cell table:style-name="ce1" office:value-type="string">
            <text:p>4.0243e-05</text:p>
          </table:table-cell>
          <table:table-cell office:value-type="float" office:value="0.00099232">
            <text:p>0.00099232</text:p>
          </table:table-cell>
          <table:table-cell table:style-name="ce1" office:value-type="string">
            <text:p>6.3658e-13</text:p>
          </table:table-cell>
          <table:table-cell table:style-name="ce1" office:value-type="string">
            <text:p>4.0488e-06</text:p>
          </table:table-cell>
          <table:table-cell table:style-name="ce1" office:value-type="string">
            <text:p>-1.591e-19</text:p>
          </table:table-cell>
          <table:table-cell table:style-name="ce1" office:value-type="string">
            <text:p>2.9101e-15</text:p>
          </table:table-cell>
          <table:table-cell office:value-type="float" office:value="0.00033754">
            <text:p>0.00033754</text:p>
          </table:table-cell>
          <table:table-cell table:style-name="ce1" office:value-type="string">
            <text:p>4.0197e-05</text:p>
          </table:table-cell>
          <table:table-cell office:value-type="float" office:value="0.00099231">
            <text:p>0.0009923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524e-21</text:p>
          </table:table-cell>
          <table:table-cell table:style-name="ce1" office:value-type="string">
            <text:p>2.9101e-15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335.39">
            <text:p>335.39</text:p>
          </table:table-cell>
          <table:table-cell table:formula="of:=[.Q171]*1000000" office:value-type="float" office:value="39.918">
            <text:p>39.918</text:p>
          </table:table-cell>
          <table:table-cell table:formula="of:=[.R171]*1000000" office:value-type="float" office:value="994.82">
            <text:p>994.82</text:p>
          </table:table-cell>
          <table:table-cell table:formula="of:=[.S171]*1000000" office:value-type="float" office:value="0.00000057772">
            <text:p>5.7772E-007</text:p>
          </table:table-cell>
          <table:table-cell table:formula="of:=[.T171]*1000000" office:value-type="float" office:value="4.0627">
            <text:p>4.0627</text:p>
          </table:table-cell>
          <table:table-cell table:formula="of:=[.U171]*1000000" office:value-type="float" office:value="-0.00000000000028859">
            <text:p>-2.8859E-013</text:p>
          </table:table-cell>
          <table:table-cell table:formula="of:=[.V171]*1000000" office:value-type="float" office:value="0.0000000028416">
            <text:p>2.8416E-009</text:p>
          </table:table-cell>
          <table:table-cell table:formula="of:=[.W171]*1000000" office:value-type="float" office:value="335.38">
            <text:p>335.38</text:p>
          </table:table-cell>
          <table:table-cell table:formula="of:=[.X171]*1000000" office:value-type="float" office:value="39.873">
            <text:p>39.873</text:p>
          </table:table-cell>
          <table:table-cell table:formula="of:=[.Y171]*1000000" office:value-type="float" office:value="994.81">
            <text:p>994.81</text:p>
          </table:table-cell>
          <table:table-cell table:formula="of:=[.Z171]*1000000" office:value-type="float" office:value="20.007">
            <text:p>20.007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-0.000000000000044291">
            <text:p>-4.4291E-014</text:p>
          </table:table-cell>
          <table:table-cell table:formula="of:=[.AC171]*1000000" office:value-type="float" office:value="0.0000000028416">
            <text:p>2.8416E-009</text:p>
          </table:table-cell>
          <table:table-cell office:value-type="float" office:value="0.00033539">
            <text:p>0.00033539</text:p>
          </table:table-cell>
          <table:table-cell table:style-name="ce1" office:value-type="string">
            <text:p>3.9918e-05</text:p>
          </table:table-cell>
          <table:table-cell office:value-type="float" office:value="0.00099482">
            <text:p>0.00099482</text:p>
          </table:table-cell>
          <table:table-cell table:style-name="ce1" office:value-type="string">
            <text:p>5.7772e-13</text:p>
          </table:table-cell>
          <table:table-cell table:style-name="ce1" office:value-type="string">
            <text:p>4.0627e-06</text:p>
          </table:table-cell>
          <table:table-cell table:style-name="ce1" office:value-type="string">
            <text:p>-2.8859e-19</text:p>
          </table:table-cell>
          <table:table-cell table:style-name="ce1" office:value-type="string">
            <text:p>2.8416e-15</text:p>
          </table:table-cell>
          <table:table-cell office:value-type="float" office:value="0.00033538">
            <text:p>0.00033538</text:p>
          </table:table-cell>
          <table:table-cell table:style-name="ce1" office:value-type="string">
            <text:p>3.9873e-05</text:p>
          </table:table-cell>
          <table:table-cell office:value-type="float" office:value="0.00099481">
            <text:p>0.0009948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291e-20</text:p>
          </table:table-cell>
          <table:table-cell table:style-name="ce1" office:value-type="string">
            <text:p>2.8416e-15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333.25">
            <text:p>333.25</text:p>
          </table:table-cell>
          <table:table-cell table:formula="of:=[.Q172]*1000000" office:value-type="float" office:value="39.596">
            <text:p>39.596</text:p>
          </table:table-cell>
          <table:table-cell table:formula="of:=[.R172]*1000000" office:value-type="float" office:value="997.3">
            <text:p>997.3</text:p>
          </table:table-cell>
          <table:table-cell table:formula="of:=[.S172]*1000000" office:value-type="float" office:value="0.00000052379">
            <text:p>5.2379E-007</text:p>
          </table:table-cell>
          <table:table-cell table:formula="of:=[.T172]*1000000" office:value-type="float" office:value="4.0764">
            <text:p>4.0764</text:p>
          </table:table-cell>
          <table:table-cell table:formula="of:=[.U172]*1000000" office:value-type="float" office:value="-0.00000000000017717">
            <text:p>-1.7717E-013</text:p>
          </table:table-cell>
          <table:table-cell table:formula="of:=[.V172]*1000000" office:value-type="float" office:value="0.0000000027752">
            <text:p>2.7752E-009</text:p>
          </table:table-cell>
          <table:table-cell table:formula="of:=[.W172]*1000000" office:value-type="float" office:value="333.24">
            <text:p>333.24</text:p>
          </table:table-cell>
          <table:table-cell table:formula="of:=[.X172]*1000000" office:value-type="float" office:value="39.551">
            <text:p>39.551</text:p>
          </table:table-cell>
          <table:table-cell table:formula="of:=[.Y172]*1000000" office:value-type="float" office:value="997.28">
            <text:p>997.28</text:p>
          </table:table-cell>
          <table:table-cell table:formula="of:=[.Z172]*1000000" office:value-type="float" office:value="20.007">
            <text:p>20.007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-0.00000000000004009">
            <text:p>-4.009E-014</text:p>
          </table:table-cell>
          <table:table-cell table:formula="of:=[.AC172]*1000000" office:value-type="float" office:value="0.0000000027752">
            <text:p>2.7752E-009</text:p>
          </table:table-cell>
          <table:table-cell office:value-type="float" office:value="0.00033325">
            <text:p>0.00033325</text:p>
          </table:table-cell>
          <table:table-cell table:style-name="ce1" office:value-type="string">
            <text:p>3.9596e-05</text:p>
          </table:table-cell>
          <table:table-cell office:value-type="float" office:value="0.0009973">
            <text:p>0.0009973</text:p>
          </table:table-cell>
          <table:table-cell table:style-name="ce1" office:value-type="string">
            <text:p>5.2379e-13</text:p>
          </table:table-cell>
          <table:table-cell table:style-name="ce1" office:value-type="string">
            <text:p>4.0764e-06</text:p>
          </table:table-cell>
          <table:table-cell table:style-name="ce1" office:value-type="string">
            <text:p>-1.7717e-19</text:p>
          </table:table-cell>
          <table:table-cell table:style-name="ce1" office:value-type="string">
            <text:p>2.7752e-15</text:p>
          </table:table-cell>
          <table:table-cell office:value-type="float" office:value="0.00033324">
            <text:p>0.00033324</text:p>
          </table:table-cell>
          <table:table-cell table:style-name="ce1" office:value-type="string">
            <text:p>3.9551e-05</text:p>
          </table:table-cell>
          <table:table-cell office:value-type="float" office:value="0.00099728">
            <text:p>0.00099728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09e-20</text:p>
          </table:table-cell>
          <table:table-cell table:style-name="ce1" office:value-type="string">
            <text:p>2.7752e-15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331.13">
            <text:p>331.13</text:p>
          </table:table-cell>
          <table:table-cell table:formula="of:=[.Q173]*1000000" office:value-type="float" office:value="39.276">
            <text:p>39.276</text:p>
          </table:table-cell>
          <table:table-cell table:formula="of:=[.R173]*1000000" office:value-type="float" office:value="999.75">
            <text:p>999.75</text:p>
          </table:table-cell>
          <table:table-cell table:formula="of:=[.S173]*1000000" office:value-type="float" office:value="0.00000047442">
            <text:p>4.7442E-007</text:p>
          </table:table-cell>
          <table:table-cell table:formula="of:=[.T173]*1000000" office:value-type="float" office:value="4.09">
            <text:p>4.09</text:p>
          </table:table-cell>
          <table:table-cell table:formula="of:=[.U173]*1000000" office:value-type="float" office:value="-0.00000000000017819">
            <text:p>-1.7819E-013</text:p>
          </table:table-cell>
          <table:table-cell table:formula="of:=[.V173]*1000000" office:value-type="float" office:value="0.0000000027108">
            <text:p>2.7108E-009</text:p>
          </table:table-cell>
          <table:table-cell table:formula="of:=[.W173]*1000000" office:value-type="float" office:value="331.12">
            <text:p>331.12</text:p>
          </table:table-cell>
          <table:table-cell table:formula="of:=[.X173]*1000000" office:value-type="float" office:value="39.231">
            <text:p>39.231</text:p>
          </table:table-cell>
          <table:table-cell table:formula="of:=[.Y173]*1000000" office:value-type="float" office:value="999.74">
            <text:p>999.74</text:p>
          </table:table-cell>
          <table:table-cell table:formula="of:=[.Z173]*1000000" office:value-type="float" office:value="20.007">
            <text:p>20.007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0.0000000000002531">
            <text:p>2.531E-013</text:p>
          </table:table-cell>
          <table:table-cell table:formula="of:=[.AC173]*1000000" office:value-type="float" office:value="0.0000000027108">
            <text:p>2.7108E-009</text:p>
          </table:table-cell>
          <table:table-cell office:value-type="float" office:value="0.00033113">
            <text:p>0.00033113</text:p>
          </table:table-cell>
          <table:table-cell table:style-name="ce1" office:value-type="string">
            <text:p>3.9276e-05</text:p>
          </table:table-cell>
          <table:table-cell office:value-type="float" office:value="0.00099975">
            <text:p>0.00099975</text:p>
          </table:table-cell>
          <table:table-cell table:style-name="ce1" office:value-type="string">
            <text:p>4.7442e-13</text:p>
          </table:table-cell>
          <table:table-cell table:style-name="ce1" office:value-type="string">
            <text:p>4.09e-06</text:p>
          </table:table-cell>
          <table:table-cell table:style-name="ce1" office:value-type="string">
            <text:p>-1.7819e-19</text:p>
          </table:table-cell>
          <table:table-cell table:style-name="ce1" office:value-type="string">
            <text:p>2.7108e-15</text:p>
          </table:table-cell>
          <table:table-cell office:value-type="float" office:value="0.00033112">
            <text:p>0.00033112</text:p>
          </table:table-cell>
          <table:table-cell table:style-name="ce1" office:value-type="string">
            <text:p>3.9231e-05</text:p>
          </table:table-cell>
          <table:table-cell office:value-type="float" office:value="0.00099974">
            <text:p>0.0009997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531e-19</text:p>
          </table:table-cell>
          <table:table-cell table:style-name="ce1" office:value-type="string">
            <text:p>2.7108e-15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329.02">
            <text:p>329.02</text:p>
          </table:table-cell>
          <table:table-cell table:formula="of:=[.Q174]*1000000" office:value-type="float" office:value="38.959">
            <text:p>38.959</text:p>
          </table:table-cell>
          <table:table-cell table:formula="of:=[.R174]*1000000" office:value-type="float" office:value="1002.2">
            <text:p>1002.2</text:p>
          </table:table-cell>
          <table:table-cell table:formula="of:=[.S174]*1000000" office:value-type="float" office:value="0.00000042927">
            <text:p>4.2927E-007</text:p>
          </table:table-cell>
          <table:table-cell table:formula="of:=[.T174]*1000000" office:value-type="float" office:value="4.1035">
            <text:p>4.1035</text:p>
          </table:table-cell>
          <table:table-cell table:formula="of:=[.U174]*1000000" office:value-type="float" office:value="0.00000000000043601">
            <text:p>4.3601E-013</text:p>
          </table:table-cell>
          <table:table-cell table:formula="of:=[.V174]*1000000" office:value-type="float" office:value="0.0000000026484">
            <text:p>2.6484E-009</text:p>
          </table:table-cell>
          <table:table-cell table:formula="of:=[.W174]*1000000" office:value-type="float" office:value="329.02">
            <text:p>329.02</text:p>
          </table:table-cell>
          <table:table-cell table:formula="of:=[.X174]*1000000" office:value-type="float" office:value="38.914">
            <text:p>38.914</text:p>
          </table:table-cell>
          <table:table-cell table:formula="of:=[.Y174]*1000000" office:value-type="float" office:value="1002.2">
            <text:p>1002.2</text:p>
          </table:table-cell>
          <table:table-cell table:formula="of:=[.Z174]*1000000" office:value-type="float" office:value="20.007">
            <text:p>20.007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-0.00000000000044998">
            <text:p>-4.4998E-013</text:p>
          </table:table-cell>
          <table:table-cell table:formula="of:=[.AC174]*1000000" office:value-type="float" office:value="0.0000000026484">
            <text:p>2.6484E-009</text:p>
          </table:table-cell>
          <table:table-cell office:value-type="float" office:value="0.00032902">
            <text:p>0.00032902</text:p>
          </table:table-cell>
          <table:table-cell table:style-name="ce1" office:value-type="string">
            <text:p>3.8959e-05</text:p>
          </table:table-cell>
          <table:table-cell office:value-type="float" office:value="0.0010022">
            <text:p>0.0010022</text:p>
          </table:table-cell>
          <table:table-cell table:style-name="ce1" office:value-type="string">
            <text:p>4.2927e-13</text:p>
          </table:table-cell>
          <table:table-cell table:style-name="ce1" office:value-type="string">
            <text:p>4.1035e-06</text:p>
          </table:table-cell>
          <table:table-cell table:style-name="ce1" office:value-type="string">
            <text:p>4.3601e-19</text:p>
          </table:table-cell>
          <table:table-cell table:style-name="ce1" office:value-type="string">
            <text:p>2.6484e-15</text:p>
          </table:table-cell>
          <table:table-cell office:value-type="float" office:value="0.00032902">
            <text:p>0.00032902</text:p>
          </table:table-cell>
          <table:table-cell table:style-name="ce1" office:value-type="string">
            <text:p>3.8914e-05</text:p>
          </table:table-cell>
          <table:table-cell office:value-type="float" office:value="0.0010022">
            <text:p>0.001002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998e-19</text:p>
          </table:table-cell>
          <table:table-cell table:style-name="ce1" office:value-type="string">
            <text:p>2.6484e-15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326.94">
            <text:p>326.94</text:p>
          </table:table-cell>
          <table:table-cell table:formula="of:=[.Q175]*1000000" office:value-type="float" office:value="38.644">
            <text:p>38.644</text:p>
          </table:table-cell>
          <table:table-cell table:formula="of:=[.R175]*1000000" office:value-type="float" office:value="1004.6">
            <text:p>1004.6</text:p>
          </table:table-cell>
          <table:table-cell table:formula="of:=[.S175]*1000000" office:value-type="float" office:value="0.00000038802">
            <text:p>0.000000388</text:p>
          </table:table-cell>
          <table:table-cell table:formula="of:=[.T175]*1000000" office:value-type="float" office:value="4.1169">
            <text:p>4.1169</text:p>
          </table:table-cell>
          <table:table-cell table:formula="of:=[.U175]*1000000" office:value-type="float" office:value="0.00000000000031174">
            <text:p>3.1174E-013</text:p>
          </table:table-cell>
          <table:table-cell table:formula="of:=[.V175]*1000000" office:value-type="float" office:value="0.0000000025878">
            <text:p>2.5878E-009</text:p>
          </table:table-cell>
          <table:table-cell table:formula="of:=[.W175]*1000000" office:value-type="float" office:value="326.94">
            <text:p>326.94</text:p>
          </table:table-cell>
          <table:table-cell table:formula="of:=[.X175]*1000000" office:value-type="float" office:value="38.599">
            <text:p>38.599</text:p>
          </table:table-cell>
          <table:table-cell table:formula="of:=[.Y175]*1000000" office:value-type="float" office:value="1004.6">
            <text:p>1004.6</text:p>
          </table:table-cell>
          <table:table-cell table:formula="of:=[.Z175]*1000000" office:value-type="float" office:value="20.007">
            <text:p>20.007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-0.00000000000055631">
            <text:p>-5.5631E-013</text:p>
          </table:table-cell>
          <table:table-cell table:formula="of:=[.AC175]*1000000" office:value-type="float" office:value="0.0000000025879">
            <text:p>2.5879E-009</text:p>
          </table:table-cell>
          <table:table-cell office:value-type="float" office:value="0.00032694">
            <text:p>0.00032694</text:p>
          </table:table-cell>
          <table:table-cell table:style-name="ce1" office:value-type="string">
            <text:p>3.8644e-05</text:p>
          </table:table-cell>
          <table:table-cell office:value-type="float" office:value="0.0010046">
            <text:p>0.0010046</text:p>
          </table:table-cell>
          <table:table-cell table:style-name="ce1" office:value-type="string">
            <text:p>3.8802e-13</text:p>
          </table:table-cell>
          <table:table-cell table:style-name="ce1" office:value-type="string">
            <text:p>4.1169e-06</text:p>
          </table:table-cell>
          <table:table-cell table:style-name="ce1" office:value-type="string">
            <text:p>3.1174e-19</text:p>
          </table:table-cell>
          <table:table-cell table:style-name="ce1" office:value-type="string">
            <text:p>2.5878e-15</text:p>
          </table:table-cell>
          <table:table-cell office:value-type="float" office:value="0.00032694">
            <text:p>0.00032694</text:p>
          </table:table-cell>
          <table:table-cell table:style-name="ce1" office:value-type="string">
            <text:p>3.8599e-05</text:p>
          </table:table-cell>
          <table:table-cell office:value-type="float" office:value="0.0010046">
            <text:p>0.0010046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631e-19</text:p>
          </table:table-cell>
          <table:table-cell table:style-name="ce1" office:value-type="string">
            <text:p>2.5879e-15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324.88">
            <text:p>324.88</text:p>
          </table:table-cell>
          <table:table-cell table:formula="of:=[.Q176]*1000000" office:value-type="float" office:value="38.33">
            <text:p>38.33</text:p>
          </table:table-cell>
          <table:table-cell table:formula="of:=[.R176]*1000000" office:value-type="float" office:value="1007">
            <text:p>1007</text:p>
          </table:table-cell>
          <table:table-cell table:formula="of:=[.S176]*1000000" office:value-type="float" office:value="0.00000035038">
            <text:p>3.5038E-007</text:p>
          </table:table-cell>
          <table:table-cell table:formula="of:=[.T176]*1000000" office:value-type="float" office:value="4.1302">
            <text:p>4.1302</text:p>
          </table:table-cell>
          <table:table-cell table:formula="of:=[.U176]*1000000" office:value-type="float" office:value="0.00000000000015804">
            <text:p>1.5804E-013</text:p>
          </table:table-cell>
          <table:table-cell table:formula="of:=[.V176]*1000000" office:value-type="float" office:value="0.0000000025292">
            <text:p>2.5292E-009</text:p>
          </table:table-cell>
          <table:table-cell table:formula="of:=[.W176]*1000000" office:value-type="float" office:value="324.87">
            <text:p>324.87</text:p>
          </table:table-cell>
          <table:table-cell table:formula="of:=[.X176]*1000000" office:value-type="float" office:value="38.286">
            <text:p>38.286</text:p>
          </table:table-cell>
          <table:table-cell table:formula="of:=[.Y176]*1000000" office:value-type="float" office:value="1007">
            <text:p>1007</text:p>
          </table:table-cell>
          <table:table-cell table:formula="of:=[.Z176]*1000000" office:value-type="float" office:value="20.007">
            <text:p>20.007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-0.00000000000015328">
            <text:p>-1.5328E-013</text:p>
          </table:table-cell>
          <table:table-cell table:formula="of:=[.AC176]*1000000" office:value-type="float" office:value="0.0000000025292">
            <text:p>2.5292E-009</text:p>
          </table:table-cell>
          <table:table-cell office:value-type="float" office:value="0.00032488">
            <text:p>0.00032488</text:p>
          </table:table-cell>
          <table:table-cell table:style-name="ce1" office:value-type="string">
            <text:p>3.833e-05</text:p>
          </table:table-cell>
          <table:table-cell office:value-type="float" office:value="0.001007">
            <text:p>0.001007</text:p>
          </table:table-cell>
          <table:table-cell table:style-name="ce1" office:value-type="string">
            <text:p>3.5038e-13</text:p>
          </table:table-cell>
          <table:table-cell table:style-name="ce1" office:value-type="string">
            <text:p>4.1302e-06</text:p>
          </table:table-cell>
          <table:table-cell table:style-name="ce1" office:value-type="string">
            <text:p>1.5804e-19</text:p>
          </table:table-cell>
          <table:table-cell table:style-name="ce1" office:value-type="string">
            <text:p>2.5292e-15</text:p>
          </table:table-cell>
          <table:table-cell office:value-type="float" office:value="0.00032487">
            <text:p>0.00032487</text:p>
          </table:table-cell>
          <table:table-cell table:style-name="ce1" office:value-type="string">
            <text:p>3.8286e-05</text:p>
          </table:table-cell>
          <table:table-cell office:value-type="float" office:value="0.001007">
            <text:p>0.00100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328e-19</text:p>
          </table:table-cell>
          <table:table-cell table:style-name="ce1" office:value-type="string">
            <text:p>2.5292e-15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322.83">
            <text:p>322.83</text:p>
          </table:table-cell>
          <table:table-cell table:formula="of:=[.Q177]*1000000" office:value-type="float" office:value="38.02">
            <text:p>38.02</text:p>
          </table:table-cell>
          <table:table-cell table:formula="of:=[.R177]*1000000" office:value-type="float" office:value="1009.4">
            <text:p>1009.4</text:p>
          </table:table-cell>
          <table:table-cell table:formula="of:=[.S177]*1000000" office:value-type="float" office:value="0.00000031607">
            <text:p>3.1607E-007</text:p>
          </table:table-cell>
          <table:table-cell table:formula="of:=[.T177]*1000000" office:value-type="float" office:value="4.1434">
            <text:p>4.1434</text:p>
          </table:table-cell>
          <table:table-cell table:formula="of:=[.U177]*1000000" office:value-type="float" office:value="0.00000000000057255">
            <text:p>5.7255E-013</text:p>
          </table:table-cell>
          <table:table-cell table:formula="of:=[.V177]*1000000" office:value-type="float" office:value="0.0000000024723">
            <text:p>2.4723E-009</text:p>
          </table:table-cell>
          <table:table-cell table:formula="of:=[.W177]*1000000" office:value-type="float" office:value="322.83">
            <text:p>322.83</text:p>
          </table:table-cell>
          <table:table-cell table:formula="of:=[.X177]*1000000" office:value-type="float" office:value="37.975">
            <text:p>37.975</text:p>
          </table:table-cell>
          <table:table-cell table:formula="of:=[.Y177]*1000000" office:value-type="float" office:value="1009.3">
            <text:p>1009.3</text:p>
          </table:table-cell>
          <table:table-cell table:formula="of:=[.Z177]*1000000" office:value-type="float" office:value="20.007">
            <text:p>20.007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-0.00000000000027694">
            <text:p>-2.7694E-013</text:p>
          </table:table-cell>
          <table:table-cell table:formula="of:=[.AC177]*1000000" office:value-type="float" office:value="0.0000000024723">
            <text:p>2.4723E-009</text:p>
          </table:table-cell>
          <table:table-cell office:value-type="float" office:value="0.00032283">
            <text:p>0.00032283</text:p>
          </table:table-cell>
          <table:table-cell table:style-name="ce1" office:value-type="string">
            <text:p>3.802e-05</text:p>
          </table:table-cell>
          <table:table-cell office:value-type="float" office:value="0.0010094">
            <text:p>0.0010094</text:p>
          </table:table-cell>
          <table:table-cell table:style-name="ce1" office:value-type="string">
            <text:p>3.1607e-13</text:p>
          </table:table-cell>
          <table:table-cell table:style-name="ce1" office:value-type="string">
            <text:p>4.1434e-06</text:p>
          </table:table-cell>
          <table:table-cell table:style-name="ce1" office:value-type="string">
            <text:p>5.7255e-19</text:p>
          </table:table-cell>
          <table:table-cell table:style-name="ce1" office:value-type="string">
            <text:p>2.4723e-15</text:p>
          </table:table-cell>
          <table:table-cell office:value-type="float" office:value="0.00032283">
            <text:p>0.00032283</text:p>
          </table:table-cell>
          <table:table-cell table:style-name="ce1" office:value-type="string">
            <text:p>3.7975e-05</text:p>
          </table:table-cell>
          <table:table-cell office:value-type="float" office:value="0.0010093">
            <text:p>0.001009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694e-19</text:p>
          </table:table-cell>
          <table:table-cell table:style-name="ce1" office:value-type="string">
            <text:p>2.4723e-15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320.81">
            <text:p>320.81</text:p>
          </table:table-cell>
          <table:table-cell table:formula="of:=[.Q178]*1000000" office:value-type="float" office:value="37.711">
            <text:p>37.711</text:p>
          </table:table-cell>
          <table:table-cell table:formula="of:=[.R178]*1000000" office:value-type="float" office:value="1011.7">
            <text:p>1011.7</text:p>
          </table:table-cell>
          <table:table-cell table:formula="of:=[.S178]*1000000" office:value-type="float" office:value="0.00000028482">
            <text:p>2.8482E-007</text:p>
          </table:table-cell>
          <table:table-cell table:formula="of:=[.T178]*1000000" office:value-type="float" office:value="4.1565">
            <text:p>4.1565</text:p>
          </table:table-cell>
          <table:table-cell table:formula="of:=[.U178]*1000000" office:value-type="float" office:value="0.00000000000049757">
            <text:p>4.9757E-013</text:p>
          </table:table-cell>
          <table:table-cell table:formula="of:=[.V178]*1000000" office:value-type="float" office:value="0.0000000024172">
            <text:p>2.4172E-009</text:p>
          </table:table-cell>
          <table:table-cell table:formula="of:=[.W178]*1000000" office:value-type="float" office:value="320.8">
            <text:p>320.8</text:p>
          </table:table-cell>
          <table:table-cell table:formula="of:=[.X178]*1000000" office:value-type="float" office:value="37.667">
            <text:p>37.667</text:p>
          </table:table-cell>
          <table:table-cell table:formula="of:=[.Y178]*1000000" office:value-type="float" office:value="1011.7">
            <text:p>1011.7</text:p>
          </table:table-cell>
          <table:table-cell table:formula="of:=[.Z178]*1000000" office:value-type="float" office:value="20.007">
            <text:p>20.007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-0.00000000000044061">
            <text:p>-4.4061E-013</text:p>
          </table:table-cell>
          <table:table-cell table:formula="of:=[.AC178]*1000000" office:value-type="float" office:value="0.0000000024172">
            <text:p>2.4172E-009</text:p>
          </table:table-cell>
          <table:table-cell office:value-type="float" office:value="0.00032081">
            <text:p>0.00032081</text:p>
          </table:table-cell>
          <table:table-cell table:style-name="ce1" office:value-type="string">
            <text:p>3.7711e-05</text:p>
          </table:table-cell>
          <table:table-cell office:value-type="float" office:value="0.0010117">
            <text:p>0.0010117</text:p>
          </table:table-cell>
          <table:table-cell table:style-name="ce1" office:value-type="string">
            <text:p>2.8482e-13</text:p>
          </table:table-cell>
          <table:table-cell table:style-name="ce1" office:value-type="string">
            <text:p>4.1565e-06</text:p>
          </table:table-cell>
          <table:table-cell table:style-name="ce1" office:value-type="string">
            <text:p>4.9757e-19</text:p>
          </table:table-cell>
          <table:table-cell table:style-name="ce1" office:value-type="string">
            <text:p>2.4172e-15</text:p>
          </table:table-cell>
          <table:table-cell office:value-type="float" office:value="0.0003208">
            <text:p>0.0003208</text:p>
          </table:table-cell>
          <table:table-cell table:style-name="ce1" office:value-type="string">
            <text:p>3.7667e-05</text:p>
          </table:table-cell>
          <table:table-cell office:value-type="float" office:value="0.0010117">
            <text:p>0.001011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061e-19</text:p>
          </table:table-cell>
          <table:table-cell table:style-name="ce1" office:value-type="string">
            <text:p>2.4172e-15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318.8">
            <text:p>318.8</text:p>
          </table:table-cell>
          <table:table-cell table:formula="of:=[.Q179]*1000000" office:value-type="float" office:value="37.405">
            <text:p>37.405</text:p>
          </table:table-cell>
          <table:table-cell table:formula="of:=[.R179]*1000000" office:value-type="float" office:value="1014">
            <text:p>1014</text:p>
          </table:table-cell>
          <table:table-cell table:formula="of:=[.S179]*1000000" office:value-type="float" office:value="0.00000025639">
            <text:p>2.5639E-007</text:p>
          </table:table-cell>
          <table:table-cell table:formula="of:=[.T179]*1000000" office:value-type="float" office:value="4.1694">
            <text:p>4.1694</text:p>
          </table:table-cell>
          <table:table-cell table:formula="of:=[.U179]*1000000" office:value-type="float" office:value="0.00000000000074297">
            <text:p>7.4297E-013</text:p>
          </table:table-cell>
          <table:table-cell table:formula="of:=[.V179]*1000000" office:value-type="float" office:value="0.0000000023638">
            <text:p>2.3638E-009</text:p>
          </table:table-cell>
          <table:table-cell table:formula="of:=[.W179]*1000000" office:value-type="float" office:value="318.8">
            <text:p>318.8</text:p>
          </table:table-cell>
          <table:table-cell table:formula="of:=[.X179]*1000000" office:value-type="float" office:value="37.36">
            <text:p>37.36</text:p>
          </table:table-cell>
          <table:table-cell table:formula="of:=[.Y179]*1000000" office:value-type="float" office:value="1014">
            <text:p>1014</text:p>
          </table:table-cell>
          <table:table-cell table:formula="of:=[.Z179]*1000000" office:value-type="float" office:value="20.007">
            <text:p>20.007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-0.00000000000022754">
            <text:p>-2.2754E-013</text:p>
          </table:table-cell>
          <table:table-cell table:formula="of:=[.AC179]*1000000" office:value-type="float" office:value="0.0000000023638">
            <text:p>2.3638E-009</text:p>
          </table:table-cell>
          <table:table-cell office:value-type="float" office:value="0.0003188">
            <text:p>0.0003188</text:p>
          </table:table-cell>
          <table:table-cell table:style-name="ce1" office:value-type="string">
            <text:p>3.7405e-05</text:p>
          </table:table-cell>
          <table:table-cell office:value-type="float" office:value="0.001014">
            <text:p>0.001014</text:p>
          </table:table-cell>
          <table:table-cell table:style-name="ce1" office:value-type="string">
            <text:p>2.5639e-13</text:p>
          </table:table-cell>
          <table:table-cell table:style-name="ce1" office:value-type="string">
            <text:p>4.1694e-06</text:p>
          </table:table-cell>
          <table:table-cell table:style-name="ce1" office:value-type="string">
            <text:p>7.4297e-19</text:p>
          </table:table-cell>
          <table:table-cell table:style-name="ce1" office:value-type="string">
            <text:p>2.3638e-15</text:p>
          </table:table-cell>
          <table:table-cell office:value-type="float" office:value="0.0003188">
            <text:p>0.0003188</text:p>
          </table:table-cell>
          <table:table-cell table:style-name="ce1" office:value-type="string">
            <text:p>3.736e-05</text:p>
          </table:table-cell>
          <table:table-cell office:value-type="float" office:value="0.001014">
            <text:p>0.00101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754e-19</text:p>
          </table:table-cell>
          <table:table-cell table:style-name="ce1" office:value-type="string">
            <text:p>2.3638e-15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316.81">
            <text:p>316.81</text:p>
          </table:table-cell>
          <table:table-cell table:formula="of:=[.Q180]*1000000" office:value-type="float" office:value="37.1">
            <text:p>37.1</text:p>
          </table:table-cell>
          <table:table-cell table:formula="of:=[.R180]*1000000" office:value-type="float" office:value="1016.3">
            <text:p>1016.3</text:p>
          </table:table-cell>
          <table:table-cell table:formula="of:=[.S180]*1000000" office:value-type="float" office:value="0.00000023055">
            <text:p>2.3055E-007</text:p>
          </table:table-cell>
          <table:table-cell table:formula="of:=[.T180]*1000000" office:value-type="float" office:value="4.1823">
            <text:p>4.1823</text:p>
          </table:table-cell>
          <table:table-cell table:formula="of:=[.U180]*1000000" office:value-type="float" office:value="0.00000000000056705">
            <text:p>5.6705E-013</text:p>
          </table:table-cell>
          <table:table-cell table:formula="of:=[.V180]*1000000" office:value-type="float" office:value="0.000000002312">
            <text:p>2.312E-009</text:p>
          </table:table-cell>
          <table:table-cell table:formula="of:=[.W180]*1000000" office:value-type="float" office:value="316.81">
            <text:p>316.81</text:p>
          </table:table-cell>
          <table:table-cell table:formula="of:=[.X180]*1000000" office:value-type="float" office:value="37.056">
            <text:p>37.056</text:p>
          </table:table-cell>
          <table:table-cell table:formula="of:=[.Y180]*1000000" office:value-type="float" office:value="1016.3">
            <text:p>1016.3</text:p>
          </table:table-cell>
          <table:table-cell table:formula="of:=[.Z180]*1000000" office:value-type="float" office:value="20.007">
            <text:p>20.007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0.0000000000004417">
            <text:p>4.417E-013</text:p>
          </table:table-cell>
          <table:table-cell table:formula="of:=[.AC180]*1000000" office:value-type="float" office:value="0.000000002312">
            <text:p>2.312E-009</text:p>
          </table:table-cell>
          <table:table-cell office:value-type="float" office:value="0.00031681">
            <text:p>0.00031681</text:p>
          </table:table-cell>
          <table:table-cell table:style-name="ce1" office:value-type="string">
            <text:p>3.71e-05</text:p>
          </table:table-cell>
          <table:table-cell office:value-type="float" office:value="0.0010163">
            <text:p>0.0010163</text:p>
          </table:table-cell>
          <table:table-cell table:style-name="ce1" office:value-type="string">
            <text:p>2.3055e-13</text:p>
          </table:table-cell>
          <table:table-cell table:style-name="ce1" office:value-type="string">
            <text:p>4.1823e-06</text:p>
          </table:table-cell>
          <table:table-cell table:style-name="ce1" office:value-type="string">
            <text:p>5.6705e-19</text:p>
          </table:table-cell>
          <table:table-cell table:style-name="ce1" office:value-type="string">
            <text:p>2.312e-15</text:p>
          </table:table-cell>
          <table:table-cell office:value-type="float" office:value="0.00031681">
            <text:p>0.00031681</text:p>
          </table:table-cell>
          <table:table-cell table:style-name="ce1" office:value-type="string">
            <text:p>3.7056e-05</text:p>
          </table:table-cell>
          <table:table-cell office:value-type="float" office:value="0.0010163">
            <text:p>0.001016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4.417e-19</text:p>
          </table:table-cell>
          <table:table-cell table:style-name="ce1" office:value-type="string">
            <text:p>2.312e-15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314.84">
            <text:p>314.84</text:p>
          </table:table-cell>
          <table:table-cell table:formula="of:=[.Q181]*1000000" office:value-type="float" office:value="36.798">
            <text:p>36.798</text:p>
          </table:table-cell>
          <table:table-cell table:formula="of:=[.R181]*1000000" office:value-type="float" office:value="1018.6">
            <text:p>1018.6</text:p>
          </table:table-cell>
          <table:table-cell table:formula="of:=[.S181]*1000000" office:value-type="float" office:value="0.0000002071">
            <text:p>2.071E-007</text:p>
          </table:table-cell>
          <table:table-cell table:formula="of:=[.T181]*1000000" office:value-type="float" office:value="4.195">
            <text:p>4.195</text:p>
          </table:table-cell>
          <table:table-cell table:formula="of:=[.U181]*1000000" office:value-type="float" office:value="0.00000000000025415">
            <text:p>2.5415E-013</text:p>
          </table:table-cell>
          <table:table-cell table:formula="of:=[.V181]*1000000" office:value-type="float" office:value="0.0000000022617">
            <text:p>2.2617E-009</text:p>
          </table:table-cell>
          <table:table-cell table:formula="of:=[.W181]*1000000" office:value-type="float" office:value="314.84">
            <text:p>314.84</text:p>
          </table:table-cell>
          <table:table-cell table:formula="of:=[.X181]*1000000" office:value-type="float" office:value="36.754">
            <text:p>36.754</text:p>
          </table:table-cell>
          <table:table-cell table:formula="of:=[.Y181]*1000000" office:value-type="float" office:value="1018.6">
            <text:p>1018.6</text:p>
          </table:table-cell>
          <table:table-cell table:formula="of:=[.Z181]*1000000" office:value-type="float" office:value="20.007">
            <text:p>20.007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-0.000000000000078192">
            <text:p>-7.8192E-014</text:p>
          </table:table-cell>
          <table:table-cell table:formula="of:=[.AC181]*1000000" office:value-type="float" office:value="0.0000000022618">
            <text:p>2.2618E-009</text:p>
          </table:table-cell>
          <table:table-cell office:value-type="float" office:value="0.00031484">
            <text:p>0.00031484</text:p>
          </table:table-cell>
          <table:table-cell table:style-name="ce1" office:value-type="string">
            <text:p>3.6798e-05</text:p>
          </table:table-cell>
          <table:table-cell office:value-type="float" office:value="0.0010186">
            <text:p>0.0010186</text:p>
          </table:table-cell>
          <table:table-cell table:style-name="ce1" office:value-type="string">
            <text:p>2.071e-13</text:p>
          </table:table-cell>
          <table:table-cell table:style-name="ce1" office:value-type="string">
            <text:p>4.195e-06</text:p>
          </table:table-cell>
          <table:table-cell table:style-name="ce1" office:value-type="string">
            <text:p>2.5415e-19</text:p>
          </table:table-cell>
          <table:table-cell table:style-name="ce1" office:value-type="string">
            <text:p>2.2617e-15</text:p>
          </table:table-cell>
          <table:table-cell office:value-type="float" office:value="0.00031484">
            <text:p>0.00031484</text:p>
          </table:table-cell>
          <table:table-cell table:style-name="ce1" office:value-type="string">
            <text:p>3.6754e-05</text:p>
          </table:table-cell>
          <table:table-cell office:value-type="float" office:value="0.0010186">
            <text:p>0.0010186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7.8192e-20</text:p>
          </table:table-cell>
          <table:table-cell table:style-name="ce1" office:value-type="string">
            <text:p>2.2618e-15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312.89">
            <text:p>312.89</text:p>
          </table:table-cell>
          <table:table-cell table:formula="of:=[.Q182]*1000000" office:value-type="float" office:value="36.499">
            <text:p>36.499</text:p>
          </table:table-cell>
          <table:table-cell table:formula="of:=[.R182]*1000000" office:value-type="float" office:value="1020.9">
            <text:p>1020.9</text:p>
          </table:table-cell>
          <table:table-cell table:formula="of:=[.S182]*1000000" office:value-type="float" office:value="0.00000018584">
            <text:p>1.8584E-007</text:p>
          </table:table-cell>
          <table:table-cell table:formula="of:=[.T182]*1000000" office:value-type="float" office:value="4.2076">
            <text:p>4.2076</text:p>
          </table:table-cell>
          <table:table-cell table:formula="of:=[.U182]*1000000" office:value-type="float" office:value="0.000000000000060896">
            <text:p>6.0896E-014</text:p>
          </table:table-cell>
          <table:table-cell table:formula="of:=[.V182]*1000000" office:value-type="float" office:value="0.0000000022131">
            <text:p>2.2131E-009</text:p>
          </table:table-cell>
          <table:table-cell table:formula="of:=[.W182]*1000000" office:value-type="float" office:value="312.88">
            <text:p>312.88</text:p>
          </table:table-cell>
          <table:table-cell table:formula="of:=[.X182]*1000000" office:value-type="float" office:value="36.455">
            <text:p>36.455</text:p>
          </table:table-cell>
          <table:table-cell table:formula="of:=[.Y182]*1000000" office:value-type="float" office:value="1020.9">
            <text:p>1020.9</text:p>
          </table:table-cell>
          <table:table-cell table:formula="of:=[.Z182]*1000000" office:value-type="float" office:value="20.007">
            <text:p>20.007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-0.00000000000064369">
            <text:p>-6.4369E-013</text:p>
          </table:table-cell>
          <table:table-cell table:formula="of:=[.AC182]*1000000" office:value-type="float" office:value="0.0000000022131">
            <text:p>2.2131E-009</text:p>
          </table:table-cell>
          <table:table-cell office:value-type="float" office:value="0.00031289">
            <text:p>0.00031289</text:p>
          </table:table-cell>
          <table:table-cell table:style-name="ce1" office:value-type="string">
            <text:p>3.6499e-05</text:p>
          </table:table-cell>
          <table:table-cell office:value-type="float" office:value="0.0010209">
            <text:p>0.0010209</text:p>
          </table:table-cell>
          <table:table-cell table:style-name="ce1" office:value-type="string">
            <text:p>1.8584e-13</text:p>
          </table:table-cell>
          <table:table-cell table:style-name="ce1" office:value-type="string">
            <text:p>4.2076e-06</text:p>
          </table:table-cell>
          <table:table-cell table:style-name="ce1" office:value-type="string">
            <text:p>6.0896e-20</text:p>
          </table:table-cell>
          <table:table-cell table:style-name="ce1" office:value-type="string">
            <text:p>2.2131e-15</text:p>
          </table:table-cell>
          <table:table-cell office:value-type="float" office:value="0.00031288">
            <text:p>0.00031288</text:p>
          </table:table-cell>
          <table:table-cell table:style-name="ce1" office:value-type="string">
            <text:p>3.6455e-05</text:p>
          </table:table-cell>
          <table:table-cell office:value-type="float" office:value="0.0010209">
            <text:p>0.001020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6.4369e-19</text:p>
          </table:table-cell>
          <table:table-cell table:style-name="ce1" office:value-type="string">
            <text:p>2.2131e-15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310.95">
            <text:p>310.95</text:p>
          </table:table-cell>
          <table:table-cell table:formula="of:=[.Q183]*1000000" office:value-type="float" office:value="36.201">
            <text:p>36.201</text:p>
          </table:table-cell>
          <table:table-cell table:formula="of:=[.R183]*1000000" office:value-type="float" office:value="1023.1">
            <text:p>1023.1</text:p>
          </table:table-cell>
          <table:table-cell table:formula="of:=[.S183]*1000000" office:value-type="float" office:value="0.00000016657">
            <text:p>1.6657E-007</text:p>
          </table:table-cell>
          <table:table-cell table:formula="of:=[.T183]*1000000" office:value-type="float" office:value="4.2201">
            <text:p>4.2201</text:p>
          </table:table-cell>
          <table:table-cell table:formula="of:=[.U183]*1000000" office:value-type="float" office:value="-5.0953E-015">
            <text:p>-5.0953E-015</text:p>
          </table:table-cell>
          <table:table-cell table:formula="of:=[.V183]*1000000" office:value-type="float" office:value="0.0000000021659">
            <text:p>2.1659E-009</text:p>
          </table:table-cell>
          <table:table-cell table:formula="of:=[.W183]*1000000" office:value-type="float" office:value="310.95">
            <text:p>310.95</text:p>
          </table:table-cell>
          <table:table-cell table:formula="of:=[.X183]*1000000" office:value-type="float" office:value="36.157">
            <text:p>36.157</text:p>
          </table:table-cell>
          <table:table-cell table:formula="of:=[.Y183]*1000000" office:value-type="float" office:value="1023.1">
            <text:p>1023.1</text:p>
          </table:table-cell>
          <table:table-cell table:formula="of:=[.Z183]*1000000" office:value-type="float" office:value="20.007">
            <text:p>20.007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-0.00000000000039882">
            <text:p>-3.9882E-013</text:p>
          </table:table-cell>
          <table:table-cell table:formula="of:=[.AC183]*1000000" office:value-type="float" office:value="0.0000000021659">
            <text:p>2.1659E-009</text:p>
          </table:table-cell>
          <table:table-cell office:value-type="float" office:value="0.00031095">
            <text:p>0.00031095</text:p>
          </table:table-cell>
          <table:table-cell table:style-name="ce1" office:value-type="string">
            <text:p>3.6201e-05</text:p>
          </table:table-cell>
          <table:table-cell office:value-type="float" office:value="0.0010231">
            <text:p>0.0010231</text:p>
          </table:table-cell>
          <table:table-cell table:style-name="ce1" office:value-type="string">
            <text:p>1.6657e-13</text:p>
          </table:table-cell>
          <table:table-cell table:style-name="ce1" office:value-type="string">
            <text:p>4.2201e-06</text:p>
          </table:table-cell>
          <table:table-cell table:style-name="ce1" office:value-type="string">
            <text:p>-5.0953e-21</text:p>
          </table:table-cell>
          <table:table-cell table:style-name="ce1" office:value-type="string">
            <text:p>2.1659e-15</text:p>
          </table:table-cell>
          <table:table-cell office:value-type="float" office:value="0.00031095">
            <text:p>0.00031095</text:p>
          </table:table-cell>
          <table:table-cell table:style-name="ce1" office:value-type="string">
            <text:p>3.6157e-05</text:p>
          </table:table-cell>
          <table:table-cell office:value-type="float" office:value="0.0010231">
            <text:p>0.0010231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882e-19</text:p>
          </table:table-cell>
          <table:table-cell table:style-name="ce1" office:value-type="string">
            <text:p>2.1659e-15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309.04">
            <text:p>309.04</text:p>
          </table:table-cell>
          <table:table-cell table:formula="of:=[.Q184]*1000000" office:value-type="float" office:value="35.905">
            <text:p>35.905</text:p>
          </table:table-cell>
          <table:table-cell table:formula="of:=[.R184]*1000000" office:value-type="float" office:value="1025.4">
            <text:p>1025.4</text:p>
          </table:table-cell>
          <table:table-cell table:formula="of:=[.S184]*1000000" office:value-type="float" office:value="0.00000014915">
            <text:p>1.4915E-007</text:p>
          </table:table-cell>
          <table:table-cell table:formula="of:=[.T184]*1000000" office:value-type="float" office:value="4.2326">
            <text:p>4.2326</text:p>
          </table:table-cell>
          <table:table-cell table:formula="of:=[.U184]*1000000" office:value-type="float" office:value="-3.2834E-016">
            <text:p>-3.2834E-016</text:p>
          </table:table-cell>
          <table:table-cell table:formula="of:=[.V184]*1000000" office:value-type="float" office:value="0.0000000021201">
            <text:p>2.1201E-009</text:p>
          </table:table-cell>
          <table:table-cell table:formula="of:=[.W184]*1000000" office:value-type="float" office:value="309.03">
            <text:p>309.03</text:p>
          </table:table-cell>
          <table:table-cell table:formula="of:=[.X184]*1000000" office:value-type="float" office:value="35.862">
            <text:p>35.862</text:p>
          </table:table-cell>
          <table:table-cell table:formula="of:=[.Y184]*1000000" office:value-type="float" office:value="1025.3">
            <text:p>1025.3</text:p>
          </table:table-cell>
          <table:table-cell table:formula="of:=[.Z184]*1000000" office:value-type="float" office:value="20.007">
            <text:p>20.007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-0.00000000000028248">
            <text:p>-2.8248E-013</text:p>
          </table:table-cell>
          <table:table-cell table:formula="of:=[.AC184]*1000000" office:value-type="float" office:value="0.0000000021201">
            <text:p>2.1201E-009</text:p>
          </table:table-cell>
          <table:table-cell office:value-type="float" office:value="0.00030904">
            <text:p>0.00030904</text:p>
          </table:table-cell>
          <table:table-cell table:style-name="ce1" office:value-type="string">
            <text:p>3.5905e-05</text:p>
          </table:table-cell>
          <table:table-cell office:value-type="float" office:value="0.0010254">
            <text:p>0.0010254</text:p>
          </table:table-cell>
          <table:table-cell table:style-name="ce1" office:value-type="string">
            <text:p>1.4915e-13</text:p>
          </table:table-cell>
          <table:table-cell table:style-name="ce1" office:value-type="string">
            <text:p>4.2326e-06</text:p>
          </table:table-cell>
          <table:table-cell table:style-name="ce1" office:value-type="string">
            <text:p>-3.2834e-22</text:p>
          </table:table-cell>
          <table:table-cell table:style-name="ce1" office:value-type="string">
            <text:p>2.1201e-15</text:p>
          </table:table-cell>
          <table:table-cell office:value-type="float" office:value="0.00030903">
            <text:p>0.00030903</text:p>
          </table:table-cell>
          <table:table-cell table:style-name="ce1" office:value-type="string">
            <text:p>3.5862e-05</text:p>
          </table:table-cell>
          <table:table-cell office:value-type="float" office:value="0.0010253">
            <text:p>0.001025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248e-19</text:p>
          </table:table-cell>
          <table:table-cell table:style-name="ce1" office:value-type="string">
            <text:p>2.1201e-15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307.14">
            <text:p>307.14</text:p>
          </table:table-cell>
          <table:table-cell table:formula="of:=[.Q185]*1000000" office:value-type="float" office:value="35.612">
            <text:p>35.612</text:p>
          </table:table-cell>
          <table:table-cell table:formula="of:=[.R185]*1000000" office:value-type="float" office:value="1027.6">
            <text:p>1027.6</text:p>
          </table:table-cell>
          <table:table-cell table:formula="of:=[.S185]*1000000" office:value-type="float" office:value="0.0000001334">
            <text:p>1.334E-007</text:p>
          </table:table-cell>
          <table:table-cell table:formula="of:=[.T185]*1000000" office:value-type="float" office:value="4.2448">
            <text:p>4.2448</text:p>
          </table:table-cell>
          <table:table-cell table:formula="of:=[.U185]*1000000" office:value-type="float" office:value="-5.5271E-018">
            <text:p>-5.5271E-018</text:p>
          </table:table-cell>
          <table:table-cell table:formula="of:=[.V185]*1000000" office:value-type="float" office:value="0.0000000020758">
            <text:p>2.0758E-009</text:p>
          </table:table-cell>
          <table:table-cell table:formula="of:=[.W185]*1000000" office:value-type="float" office:value="307.13">
            <text:p>307.13</text:p>
          </table:table-cell>
          <table:table-cell table:formula="of:=[.X185]*1000000" office:value-type="float" office:value="35.569">
            <text:p>35.569</text:p>
          </table:table-cell>
          <table:table-cell table:formula="of:=[.Y185]*1000000" office:value-type="float" office:value="1027.5">
            <text:p>1027.5</text:p>
          </table:table-cell>
          <table:table-cell table:formula="of:=[.Z185]*1000000" office:value-type="float" office:value="20.007">
            <text:p>20.007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-0.00000000000043383">
            <text:p>-4.3383E-013</text:p>
          </table:table-cell>
          <table:table-cell table:formula="of:=[.AC185]*1000000" office:value-type="float" office:value="0.0000000020758">
            <text:p>2.0758E-009</text:p>
          </table:table-cell>
          <table:table-cell office:value-type="float" office:value="0.00030714">
            <text:p>0.00030714</text:p>
          </table:table-cell>
          <table:table-cell table:style-name="ce1" office:value-type="string">
            <text:p>3.5612e-05</text:p>
          </table:table-cell>
          <table:table-cell office:value-type="float" office:value="0.0010276">
            <text:p>0.0010276</text:p>
          </table:table-cell>
          <table:table-cell table:style-name="ce1" office:value-type="string">
            <text:p>1.334e-13</text:p>
          </table:table-cell>
          <table:table-cell table:style-name="ce1" office:value-type="string">
            <text:p>4.2448e-06</text:p>
          </table:table-cell>
          <table:table-cell table:style-name="ce1" office:value-type="string">
            <text:p>-5.5271e-24</text:p>
          </table:table-cell>
          <table:table-cell table:style-name="ce1" office:value-type="string">
            <text:p>2.0758e-15</text:p>
          </table:table-cell>
          <table:table-cell office:value-type="float" office:value="0.00030713">
            <text:p>0.00030713</text:p>
          </table:table-cell>
          <table:table-cell table:style-name="ce1" office:value-type="string">
            <text:p>3.5569e-05</text:p>
          </table:table-cell>
          <table:table-cell office:value-type="float" office:value="0.0010275">
            <text:p>0.001027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4.3383e-19</text:p>
          </table:table-cell>
          <table:table-cell table:style-name="ce1" office:value-type="string">
            <text:p>2.0758e-15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305.26">
            <text:p>305.26</text:p>
          </table:table-cell>
          <table:table-cell table:formula="of:=[.Q186]*1000000" office:value-type="float" office:value="35.321">
            <text:p>35.321</text:p>
          </table:table-cell>
          <table:table-cell table:formula="of:=[.R186]*1000000" office:value-type="float" office:value="1029.7">
            <text:p>1029.7</text:p>
          </table:table-cell>
          <table:table-cell table:formula="of:=[.S186]*1000000" office:value-type="float" office:value="0.00000011918">
            <text:p>1.1918E-007</text:p>
          </table:table-cell>
          <table:table-cell table:formula="of:=[.T186]*1000000" office:value-type="float" office:value="4.257">
            <text:p>4.257</text:p>
          </table:table-cell>
          <table:table-cell table:formula="of:=[.U186]*1000000" office:value-type="float" office:value="-2.3578E-020">
            <text:p>-2.3578E-020</text:p>
          </table:table-cell>
          <table:table-cell table:formula="of:=[.V186]*1000000" office:value-type="float" office:value="0.0000000020328">
            <text:p>0.000000002</text:p>
          </table:table-cell>
          <table:table-cell table:formula="of:=[.W186]*1000000" office:value-type="float" office:value="305.25">
            <text:p>305.25</text:p>
          </table:table-cell>
          <table:table-cell table:formula="of:=[.X186]*1000000" office:value-type="float" office:value="35.277">
            <text:p>35.277</text:p>
          </table:table-cell>
          <table:table-cell table:formula="of:=[.Y186]*1000000" office:value-type="float" office:value="1029.7">
            <text:p>1029.7</text:p>
          </table:table-cell>
          <table:table-cell table:formula="of:=[.Z186]*1000000" office:value-type="float" office:value="20.007">
            <text:p>20.007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-0.00000000000053988">
            <text:p>-5.3988E-013</text:p>
          </table:table-cell>
          <table:table-cell table:formula="of:=[.AC186]*1000000" office:value-type="float" office:value="0.0000000020328">
            <text:p>0.000000002</text:p>
          </table:table-cell>
          <table:table-cell office:value-type="float" office:value="0.00030526">
            <text:p>0.00030526</text:p>
          </table:table-cell>
          <table:table-cell table:style-name="ce1" office:value-type="string">
            <text:p>3.5321e-05</text:p>
          </table:table-cell>
          <table:table-cell office:value-type="float" office:value="0.0010297">
            <text:p>0.0010297</text:p>
          </table:table-cell>
          <table:table-cell table:style-name="ce1" office:value-type="string">
            <text:p>1.1918e-13</text:p>
          </table:table-cell>
          <table:table-cell table:style-name="ce1" office:value-type="string">
            <text:p>4.257e-06</text:p>
          </table:table-cell>
          <table:table-cell table:style-name="ce1" office:value-type="string">
            <text:p>-2.3578e-26</text:p>
          </table:table-cell>
          <table:table-cell table:style-name="ce1" office:value-type="string">
            <text:p>2.0328e-15</text:p>
          </table:table-cell>
          <table:table-cell office:value-type="float" office:value="0.00030525">
            <text:p>0.00030525</text:p>
          </table:table-cell>
          <table:table-cell table:style-name="ce1" office:value-type="string">
            <text:p>3.5277e-05</text:p>
          </table:table-cell>
          <table:table-cell office:value-type="float" office:value="0.0010297">
            <text:p>0.0010297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988e-19</text:p>
          </table:table-cell>
          <table:table-cell table:style-name="ce1" office:value-type="string">
            <text:p>2.0328e-15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303.39">
            <text:p>303.39</text:p>
          </table:table-cell>
          <table:table-cell table:formula="of:=[.Q187]*1000000" office:value-type="float" office:value="35.032">
            <text:p>35.032</text:p>
          </table:table-cell>
          <table:table-cell table:formula="of:=[.R187]*1000000" office:value-type="float" office:value="1031.9">
            <text:p>1031.9</text:p>
          </table:table-cell>
          <table:table-cell table:formula="of:=[.S187]*1000000" office:value-type="float" office:value="0.00000010636">
            <text:p>1.0636E-007</text:p>
          </table:table-cell>
          <table:table-cell table:formula="of:=[.T187]*1000000" office:value-type="float" office:value="4.2691">
            <text:p>4.2691</text:p>
          </table:table-cell>
          <table:table-cell table:formula="of:=[.U187]*1000000" office:value-type="float" office:value="1.7908E-021">
            <text:p>1.7908E-021</text:p>
          </table:table-cell>
          <table:table-cell table:formula="of:=[.V187]*1000000" office:value-type="float" office:value="0.0000000019911">
            <text:p>0.000000002</text:p>
          </table:table-cell>
          <table:table-cell table:formula="of:=[.W187]*1000000" office:value-type="float" office:value="303.39">
            <text:p>303.39</text:p>
          </table:table-cell>
          <table:table-cell table:formula="of:=[.X187]*1000000" office:value-type="float" office:value="34.989">
            <text:p>34.989</text:p>
          </table:table-cell>
          <table:table-cell table:formula="of:=[.Y187]*1000000" office:value-type="float" office:value="1031.9">
            <text:p>1031.9</text:p>
          </table:table-cell>
          <table:table-cell table:formula="of:=[.Z187]*1000000" office:value-type="float" office:value="20.007">
            <text:p>20.007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0.00000000000039081">
            <text:p>3.9081E-013</text:p>
          </table:table-cell>
          <table:table-cell table:formula="of:=[.AC187]*1000000" office:value-type="float" office:value="0.0000000019911">
            <text:p>0.000000002</text:p>
          </table:table-cell>
          <table:table-cell office:value-type="float" office:value="0.00030339">
            <text:p>0.00030339</text:p>
          </table:table-cell>
          <table:table-cell table:style-name="ce1" office:value-type="string">
            <text:p>3.5032e-05</text:p>
          </table:table-cell>
          <table:table-cell office:value-type="float" office:value="0.0010319">
            <text:p>0.0010319</text:p>
          </table:table-cell>
          <table:table-cell table:style-name="ce1" office:value-type="string">
            <text:p>1.0636e-13</text:p>
          </table:table-cell>
          <table:table-cell table:style-name="ce1" office:value-type="string">
            <text:p>4.2691e-06</text:p>
          </table:table-cell>
          <table:table-cell table:style-name="ce1" office:value-type="string">
            <text:p>1.7908e-27</text:p>
          </table:table-cell>
          <table:table-cell table:style-name="ce1" office:value-type="string">
            <text:p>1.9911e-15</text:p>
          </table:table-cell>
          <table:table-cell office:value-type="float" office:value="0.00030339">
            <text:p>0.00030339</text:p>
          </table:table-cell>
          <table:table-cell table:style-name="ce1" office:value-type="string">
            <text:p>3.4989e-05</text:p>
          </table:table-cell>
          <table:table-cell office:value-type="float" office:value="0.0010319">
            <text:p>0.0010319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3.9081e-19</text:p>
          </table:table-cell>
          <table:table-cell table:style-name="ce1" office:value-type="string">
            <text:p>1.9911e-15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301.54">
            <text:p>301.54</text:p>
          </table:table-cell>
          <table:table-cell table:formula="of:=[.Q188]*1000000" office:value-type="float" office:value="34.745">
            <text:p>34.745</text:p>
          </table:table-cell>
          <table:table-cell table:formula="of:=[.R188]*1000000" office:value-type="float" office:value="1034.1">
            <text:p>1034.1</text:p>
          </table:table-cell>
          <table:table-cell table:formula="of:=[.S188]*1000000" office:value-type="float" office:value="0.000000094809">
            <text:p>9.4809E-008</text:p>
          </table:table-cell>
          <table:table-cell table:formula="of:=[.T188]*1000000" office:value-type="float" office:value="4.2811">
            <text:p>4.2811</text:p>
          </table:table-cell>
          <table:table-cell table:formula="of:=[.U188]*1000000" office:value-type="float" office:value="1.1218E-021">
            <text:p>1.1218E-021</text:p>
          </table:table-cell>
          <table:table-cell table:formula="of:=[.V188]*1000000" office:value-type="float" office:value="0.0000000019507">
            <text:p>0.000000002</text:p>
          </table:table-cell>
          <table:table-cell table:formula="of:=[.W188]*1000000" office:value-type="float" office:value="301.54">
            <text:p>301.54</text:p>
          </table:table-cell>
          <table:table-cell table:formula="of:=[.X188]*1000000" office:value-type="float" office:value="34.702">
            <text:p>34.702</text:p>
          </table:table-cell>
          <table:table-cell table:formula="of:=[.Y188]*1000000" office:value-type="float" office:value="1034">
            <text:p>1034</text:p>
          </table:table-cell>
          <table:table-cell table:formula="of:=[.Z188]*1000000" office:value-type="float" office:value="20.007">
            <text:p>20.007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-0.00000000000036971">
            <text:p>-3.6971E-013</text:p>
          </table:table-cell>
          <table:table-cell table:formula="of:=[.AC188]*1000000" office:value-type="float" office:value="0.0000000019508">
            <text:p>0.000000002</text:p>
          </table:table-cell>
          <table:table-cell office:value-type="float" office:value="0.00030154">
            <text:p>0.00030154</text:p>
          </table:table-cell>
          <table:table-cell table:style-name="ce1" office:value-type="string">
            <text:p>3.4745e-05</text:p>
          </table:table-cell>
          <table:table-cell office:value-type="float" office:value="0.0010341">
            <text:p>0.0010341</text:p>
          </table:table-cell>
          <table:table-cell table:style-name="ce1" office:value-type="string">
            <text:p>9.4809e-14</text:p>
          </table:table-cell>
          <table:table-cell table:style-name="ce1" office:value-type="string">
            <text:p>4.2811e-06</text:p>
          </table:table-cell>
          <table:table-cell table:style-name="ce1" office:value-type="string">
            <text:p>1.1218e-27</text:p>
          </table:table-cell>
          <table:table-cell table:style-name="ce1" office:value-type="string">
            <text:p>1.9507e-15</text:p>
          </table:table-cell>
          <table:table-cell office:value-type="float" office:value="0.00030154">
            <text:p>0.00030154</text:p>
          </table:table-cell>
          <table:table-cell table:style-name="ce1" office:value-type="string">
            <text:p>3.4702e-05</text:p>
          </table:table-cell>
          <table:table-cell office:value-type="float" office:value="0.001034">
            <text:p>0.00103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971e-19</text:p>
          </table:table-cell>
          <table:table-cell table:style-name="ce1" office:value-type="string">
            <text:p>1.9508e-15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299.71">
            <text:p>299.71</text:p>
          </table:table-cell>
          <table:table-cell table:formula="of:=[.Q189]*1000000" office:value-type="float" office:value="34.46">
            <text:p>34.46</text:p>
          </table:table-cell>
          <table:table-cell table:formula="of:=[.R189]*1000000" office:value-type="float" office:value="1036.2">
            <text:p>1036.2</text:p>
          </table:table-cell>
          <table:table-cell table:formula="of:=[.S189]*1000000" office:value-type="float" office:value="0.000000084419">
            <text:p>8.4419E-008</text:p>
          </table:table-cell>
          <table:table-cell table:formula="of:=[.T189]*1000000" office:value-type="float" office:value="4.2929">
            <text:p>4.2929</text:p>
          </table:table-cell>
          <table:table-cell table:formula="of:=[.U189]*1000000" office:value-type="float" office:value="6.4959E-022">
            <text:p>6.4959E-022</text:p>
          </table:table-cell>
          <table:table-cell table:formula="of:=[.V189]*1000000" office:value-type="float" office:value="0.0000000019116">
            <text:p>1.9116E-009</text:p>
          </table:table-cell>
          <table:table-cell table:formula="of:=[.W189]*1000000" office:value-type="float" office:value="299.71">
            <text:p>299.71</text:p>
          </table:table-cell>
          <table:table-cell table:formula="of:=[.X189]*1000000" office:value-type="float" office:value="34.417">
            <text:p>34.417</text:p>
          </table:table-cell>
          <table:table-cell table:formula="of:=[.Y189]*1000000" office:value-type="float" office:value="1036.2">
            <text:p>1036.2</text:p>
          </table:table-cell>
          <table:table-cell table:formula="of:=[.Z189]*1000000" office:value-type="float" office:value="20.007">
            <text:p>20.007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0.00000000000037927">
            <text:p>3.7927E-013</text:p>
          </table:table-cell>
          <table:table-cell table:formula="of:=[.AC189]*1000000" office:value-type="float" office:value="0.0000000019116">
            <text:p>1.9116E-009</text:p>
          </table:table-cell>
          <table:table-cell office:value-type="float" office:value="0.00029971">
            <text:p>0.00029971</text:p>
          </table:table-cell>
          <table:table-cell table:style-name="ce1" office:value-type="string">
            <text:p>3.446e-05</text:p>
          </table:table-cell>
          <table:table-cell office:value-type="float" office:value="0.0010362">
            <text:p>0.0010362</text:p>
          </table:table-cell>
          <table:table-cell table:style-name="ce1" office:value-type="string">
            <text:p>8.4419e-14</text:p>
          </table:table-cell>
          <table:table-cell table:style-name="ce1" office:value-type="string">
            <text:p>4.2929e-06</text:p>
          </table:table-cell>
          <table:table-cell table:style-name="ce1" office:value-type="string">
            <text:p>6.4959e-28</text:p>
          </table:table-cell>
          <table:table-cell table:style-name="ce1" office:value-type="string">
            <text:p>1.9116e-15</text:p>
          </table:table-cell>
          <table:table-cell office:value-type="float" office:value="0.00029971">
            <text:p>0.00029971</text:p>
          </table:table-cell>
          <table:table-cell table:style-name="ce1" office:value-type="string">
            <text:p>3.4417e-05</text:p>
          </table:table-cell>
          <table:table-cell office:value-type="float" office:value="0.0010362">
            <text:p>0.001036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3.7927e-19</text:p>
          </table:table-cell>
          <table:table-cell table:style-name="ce1" office:value-type="string">
            <text:p>1.9116e-15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297.9">
            <text:p>297.9</text:p>
          </table:table-cell>
          <table:table-cell table:formula="of:=[.Q190]*1000000" office:value-type="float" office:value="34.177">
            <text:p>34.177</text:p>
          </table:table-cell>
          <table:table-cell table:formula="of:=[.R190]*1000000" office:value-type="float" office:value="1038.3">
            <text:p>1038.3</text:p>
          </table:table-cell>
          <table:table-cell table:formula="of:=[.S190]*1000000" office:value-type="float" office:value="0.000000075084">
            <text:p>7.5084E-008</text:p>
          </table:table-cell>
          <table:table-cell table:formula="of:=[.T190]*1000000" office:value-type="float" office:value="4.3046">
            <text:p>4.3046</text:p>
          </table:table-cell>
          <table:table-cell table:formula="of:=[.U190]*1000000" office:value-type="float" office:value="3.7003E-022">
            <text:p>3.7003E-022</text:p>
          </table:table-cell>
          <table:table-cell table:formula="of:=[.V190]*1000000" office:value-type="float" office:value="0.0000000018736">
            <text:p>1.8736E-009</text:p>
          </table:table-cell>
          <table:table-cell table:formula="of:=[.W190]*1000000" office:value-type="float" office:value="297.89">
            <text:p>297.89</text:p>
          </table:table-cell>
          <table:table-cell table:formula="of:=[.X190]*1000000" office:value-type="float" office:value="34.135">
            <text:p>34.135</text:p>
          </table:table-cell>
          <table:table-cell table:formula="of:=[.Y190]*1000000" office:value-type="float" office:value="1038.3">
            <text:p>1038.3</text:p>
          </table:table-cell>
          <table:table-cell table:formula="of:=[.Z190]*1000000" office:value-type="float" office:value="20.007">
            <text:p>20.007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0.0000000000010088">
            <text:p>1.0088E-012</text:p>
          </table:table-cell>
          <table:table-cell table:formula="of:=[.AC190]*1000000" office:value-type="float" office:value="0.0000000018736">
            <text:p>1.8736E-009</text:p>
          </table:table-cell>
          <table:table-cell office:value-type="float" office:value="0.0002979">
            <text:p>0.0002979</text:p>
          </table:table-cell>
          <table:table-cell table:style-name="ce1" office:value-type="string">
            <text:p>3.4177e-05</text:p>
          </table:table-cell>
          <table:table-cell office:value-type="float" office:value="0.0010383">
            <text:p>0.0010383</text:p>
          </table:table-cell>
          <table:table-cell table:style-name="ce1" office:value-type="string">
            <text:p>7.5084e-14</text:p>
          </table:table-cell>
          <table:table-cell table:style-name="ce1" office:value-type="string">
            <text:p>4.3046e-06</text:p>
          </table:table-cell>
          <table:table-cell table:style-name="ce1" office:value-type="string">
            <text:p>3.7003e-28</text:p>
          </table:table-cell>
          <table:table-cell table:style-name="ce1" office:value-type="string">
            <text:p>1.8736e-15</text:p>
          </table:table-cell>
          <table:table-cell office:value-type="float" office:value="0.00029789">
            <text:p>0.00029789</text:p>
          </table:table-cell>
          <table:table-cell table:style-name="ce1" office:value-type="string">
            <text:p>3.4135e-05</text:p>
          </table:table-cell>
          <table:table-cell office:value-type="float" office:value="0.0010383">
            <text:p>0.001038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0088e-18</text:p>
          </table:table-cell>
          <table:table-cell table:style-name="ce1" office:value-type="string">
            <text:p>1.8736e-15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296.1">
            <text:p>296.1</text:p>
          </table:table-cell>
          <table:table-cell table:formula="of:=[.Q191]*1000000" office:value-type="float" office:value="33.897">
            <text:p>33.897</text:p>
          </table:table-cell>
          <table:table-cell table:formula="of:=[.R191]*1000000" office:value-type="float" office:value="1040.4">
            <text:p>1040.4</text:p>
          </table:table-cell>
          <table:table-cell table:formula="of:=[.S191]*1000000" office:value-type="float" office:value="0.000000066704">
            <text:p>6.6704E-008</text:p>
          </table:table-cell>
          <table:table-cell table:formula="of:=[.T191]*1000000" office:value-type="float" office:value="4.3163">
            <text:p>4.3163</text:p>
          </table:table-cell>
          <table:table-cell table:formula="of:=[.U191]*1000000" office:value-type="float" office:value="2.0991E-022">
            <text:p>2.0991E-022</text:p>
          </table:table-cell>
          <table:table-cell table:formula="of:=[.V191]*1000000" office:value-type="float" office:value="0.0000000018368">
            <text:p>1.8368E-009</text:p>
          </table:table-cell>
          <table:table-cell table:formula="of:=[.W191]*1000000" office:value-type="float" office:value="296.09">
            <text:p>296.09</text:p>
          </table:table-cell>
          <table:table-cell table:formula="of:=[.X191]*1000000" office:value-type="float" office:value="33.854">
            <text:p>33.854</text:p>
          </table:table-cell>
          <table:table-cell table:formula="of:=[.Y191]*1000000" office:value-type="float" office:value="1040.4">
            <text:p>1040.4</text:p>
          </table:table-cell>
          <table:table-cell table:formula="of:=[.Z191]*1000000" office:value-type="float" office:value="20.007">
            <text:p>20.007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0.00000000000020639">
            <text:p>2.0639E-013</text:p>
          </table:table-cell>
          <table:table-cell table:formula="of:=[.AC191]*1000000" office:value-type="float" office:value="0.0000000018369">
            <text:p>1.8369E-009</text:p>
          </table:table-cell>
          <table:table-cell office:value-type="float" office:value="0.0002961">
            <text:p>0.0002961</text:p>
          </table:table-cell>
          <table:table-cell table:style-name="ce1" office:value-type="string">
            <text:p>3.3897e-05</text:p>
          </table:table-cell>
          <table:table-cell office:value-type="float" office:value="0.0010404">
            <text:p>0.0010404</text:p>
          </table:table-cell>
          <table:table-cell table:style-name="ce1" office:value-type="string">
            <text:p>6.6704e-14</text:p>
          </table:table-cell>
          <table:table-cell table:style-name="ce1" office:value-type="string">
            <text:p>4.3163e-06</text:p>
          </table:table-cell>
          <table:table-cell table:style-name="ce1" office:value-type="string">
            <text:p>2.0991e-28</text:p>
          </table:table-cell>
          <table:table-cell table:style-name="ce1" office:value-type="string">
            <text:p>1.8368e-15</text:p>
          </table:table-cell>
          <table:table-cell office:value-type="float" office:value="0.00029609">
            <text:p>0.00029609</text:p>
          </table:table-cell>
          <table:table-cell table:style-name="ce1" office:value-type="string">
            <text:p>3.3854e-05</text:p>
          </table:table-cell>
          <table:table-cell office:value-type="float" office:value="0.0010404">
            <text:p>0.001040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2.0639e-19</text:p>
          </table:table-cell>
          <table:table-cell table:style-name="ce1" office:value-type="string">
            <text:p>1.8369e-15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294.32">
            <text:p>294.32</text:p>
          </table:table-cell>
          <table:table-cell table:formula="of:=[.Q192]*1000000" office:value-type="float" office:value="33.618">
            <text:p>33.618</text:p>
          </table:table-cell>
          <table:table-cell table:formula="of:=[.R192]*1000000" office:value-type="float" office:value="1042.5">
            <text:p>1042.5</text:p>
          </table:table-cell>
          <table:table-cell table:formula="of:=[.S192]*1000000" office:value-type="float" office:value="0.000000059191">
            <text:p>5.9191E-008</text:p>
          </table:table-cell>
          <table:table-cell table:formula="of:=[.T192]*1000000" office:value-type="float" office:value="4.3278">
            <text:p>4.3278</text:p>
          </table:table-cell>
          <table:table-cell table:formula="of:=[.U192]*1000000" office:value-type="float" office:value="1.1911E-022">
            <text:p>1.1911E-022</text:p>
          </table:table-cell>
          <table:table-cell table:formula="of:=[.V192]*1000000" office:value-type="float" office:value="0.0000000018012">
            <text:p>1.8012E-009</text:p>
          </table:table-cell>
          <table:table-cell table:formula="of:=[.W192]*1000000" office:value-type="float" office:value="294.31">
            <text:p>294.31</text:p>
          </table:table-cell>
          <table:table-cell table:formula="of:=[.X192]*1000000" office:value-type="float" office:value="33.576">
            <text:p>33.576</text:p>
          </table:table-cell>
          <table:table-cell table:formula="of:=[.Y192]*1000000" office:value-type="float" office:value="1042.4">
            <text:p>1042.4</text:p>
          </table:table-cell>
          <table:table-cell table:formula="of:=[.Z192]*1000000" office:value-type="float" office:value="20.007">
            <text:p>20.007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-0.000000000000014104">
            <text:p>-1.4104E-014</text:p>
          </table:table-cell>
          <table:table-cell table:formula="of:=[.AC192]*1000000" office:value-type="float" office:value="0.0000000018012">
            <text:p>1.8012E-009</text:p>
          </table:table-cell>
          <table:table-cell office:value-type="float" office:value="0.00029432">
            <text:p>0.00029432</text:p>
          </table:table-cell>
          <table:table-cell table:style-name="ce1" office:value-type="string">
            <text:p>3.3618e-05</text:p>
          </table:table-cell>
          <table:table-cell office:value-type="float" office:value="0.0010425">
            <text:p>0.0010425</text:p>
          </table:table-cell>
          <table:table-cell table:style-name="ce1" office:value-type="string">
            <text:p>5.9191e-14</text:p>
          </table:table-cell>
          <table:table-cell table:style-name="ce1" office:value-type="string">
            <text:p>4.3278e-06</text:p>
          </table:table-cell>
          <table:table-cell table:style-name="ce1" office:value-type="string">
            <text:p>1.1911e-28</text:p>
          </table:table-cell>
          <table:table-cell table:style-name="ce1" office:value-type="string">
            <text:p>1.8012e-15</text:p>
          </table:table-cell>
          <table:table-cell office:value-type="float" office:value="0.00029431">
            <text:p>0.00029431</text:p>
          </table:table-cell>
          <table:table-cell table:style-name="ce1" office:value-type="string">
            <text:p>3.3576e-05</text:p>
          </table:table-cell>
          <table:table-cell office:value-type="float" office:value="0.0010424">
            <text:p>0.001042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104e-20</text:p>
          </table:table-cell>
          <table:table-cell table:style-name="ce1" office:value-type="string">
            <text:p>1.8012e-15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292.55">
            <text:p>292.55</text:p>
          </table:table-cell>
          <table:table-cell table:formula="of:=[.Q193]*1000000" office:value-type="float" office:value="33.342">
            <text:p>33.342</text:p>
          </table:table-cell>
          <table:table-cell table:formula="of:=[.R193]*1000000" office:value-type="float" office:value="1044.5">
            <text:p>1044.5</text:p>
          </table:table-cell>
          <table:table-cell table:formula="of:=[.S193]*1000000" office:value-type="float" office:value="0.000000052464">
            <text:p>5.2464E-008</text:p>
          </table:table-cell>
          <table:table-cell table:formula="of:=[.T193]*1000000" office:value-type="float" office:value="4.3392">
            <text:p>4.3392</text:p>
          </table:table-cell>
          <table:table-cell table:formula="of:=[.U193]*1000000" office:value-type="float" office:value="6.7701E-023">
            <text:p>6.7701E-023</text:p>
          </table:table-cell>
          <table:table-cell table:formula="of:=[.V193]*1000000" office:value-type="float" office:value="0.0000000017666">
            <text:p>1.7666E-009</text:p>
          </table:table-cell>
          <table:table-cell table:formula="of:=[.W193]*1000000" office:value-type="float" office:value="292.55">
            <text:p>292.55</text:p>
          </table:table-cell>
          <table:table-cell table:formula="of:=[.X193]*1000000" office:value-type="float" office:value="33.299">
            <text:p>33.299</text:p>
          </table:table-cell>
          <table:table-cell table:formula="of:=[.Y193]*1000000" office:value-type="float" office:value="1044.5">
            <text:p>1044.5</text:p>
          </table:table-cell>
          <table:table-cell table:formula="of:=[.Z193]*1000000" office:value-type="float" office:value="20.007">
            <text:p>20.007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-0.00000000000022308">
            <text:p>-2.2308E-013</text:p>
          </table:table-cell>
          <table:table-cell table:formula="of:=[.AC193]*1000000" office:value-type="float" office:value="0.0000000017666">
            <text:p>1.7666E-009</text:p>
          </table:table-cell>
          <table:table-cell office:value-type="float" office:value="0.00029255">
            <text:p>0.00029255</text:p>
          </table:table-cell>
          <table:table-cell table:style-name="ce1" office:value-type="string">
            <text:p>3.3342e-05</text:p>
          </table:table-cell>
          <table:table-cell office:value-type="float" office:value="0.0010445">
            <text:p>0.0010445</text:p>
          </table:table-cell>
          <table:table-cell table:style-name="ce1" office:value-type="string">
            <text:p>5.2464e-14</text:p>
          </table:table-cell>
          <table:table-cell table:style-name="ce1" office:value-type="string">
            <text:p>4.3392e-06</text:p>
          </table:table-cell>
          <table:table-cell table:style-name="ce1" office:value-type="string">
            <text:p>6.7701e-29</text:p>
          </table:table-cell>
          <table:table-cell table:style-name="ce1" office:value-type="string">
            <text:p>1.7666e-15</text:p>
          </table:table-cell>
          <table:table-cell office:value-type="float" office:value="0.00029255">
            <text:p>0.00029255</text:p>
          </table:table-cell>
          <table:table-cell table:style-name="ce1" office:value-type="string">
            <text:p>3.3299e-05</text:p>
          </table:table-cell>
          <table:table-cell office:value-type="float" office:value="0.0010445">
            <text:p>0.001044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308e-19</text:p>
          </table:table-cell>
          <table:table-cell table:style-name="ce1" office:value-type="string">
            <text:p>1.7666e-15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290.8">
            <text:p>290.8</text:p>
          </table:table-cell>
          <table:table-cell table:formula="of:=[.Q194]*1000000" office:value-type="float" office:value="33.068">
            <text:p>33.068</text:p>
          </table:table-cell>
          <table:table-cell table:formula="of:=[.R194]*1000000" office:value-type="float" office:value="1046.5">
            <text:p>1046.5</text:p>
          </table:table-cell>
          <table:table-cell table:formula="of:=[.S194]*1000000" office:value-type="float" office:value="0.000000046447">
            <text:p>4.6447E-008</text:p>
          </table:table-cell>
          <table:table-cell table:formula="of:=[.T194]*1000000" office:value-type="float" office:value="4.3505">
            <text:p>4.3505</text:p>
          </table:table-cell>
          <table:table-cell table:formula="of:=[.U194]*1000000" office:value-type="float" office:value="3.8607E-023">
            <text:p>3.8607E-023</text:p>
          </table:table-cell>
          <table:table-cell table:formula="of:=[.V194]*1000000" office:value-type="float" office:value="0.0000000017331">
            <text:p>1.7331E-009</text:p>
          </table:table-cell>
          <table:table-cell table:formula="of:=[.W194]*1000000" office:value-type="float" office:value="290.8">
            <text:p>290.8</text:p>
          </table:table-cell>
          <table:table-cell table:formula="of:=[.X194]*1000000" office:value-type="float" office:value="33.025">
            <text:p>33.025</text:p>
          </table:table-cell>
          <table:table-cell table:formula="of:=[.Y194]*1000000" office:value-type="float" office:value="1046.5">
            <text:p>1046.5</text:p>
          </table:table-cell>
          <table:table-cell table:formula="of:=[.Z194]*1000000" office:value-type="float" office:value="20.007">
            <text:p>20.007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-0.00000000000037628">
            <text:p>-3.7628E-013</text:p>
          </table:table-cell>
          <table:table-cell table:formula="of:=[.AC194]*1000000" office:value-type="float" office:value="0.0000000017331">
            <text:p>1.7331E-009</text:p>
          </table:table-cell>
          <table:table-cell office:value-type="float" office:value="0.0002908">
            <text:p>0.0002908</text:p>
          </table:table-cell>
          <table:table-cell table:style-name="ce1" office:value-type="string">
            <text:p>3.3068e-05</text:p>
          </table:table-cell>
          <table:table-cell office:value-type="float" office:value="0.0010465">
            <text:p>0.0010465</text:p>
          </table:table-cell>
          <table:table-cell table:style-name="ce1" office:value-type="string">
            <text:p>4.6447e-14</text:p>
          </table:table-cell>
          <table:table-cell table:style-name="ce1" office:value-type="string">
            <text:p>4.3505e-06</text:p>
          </table:table-cell>
          <table:table-cell table:style-name="ce1" office:value-type="string">
            <text:p>3.8607e-29</text:p>
          </table:table-cell>
          <table:table-cell table:style-name="ce1" office:value-type="string">
            <text:p>1.7331e-15</text:p>
          </table:table-cell>
          <table:table-cell office:value-type="float" office:value="0.0002908">
            <text:p>0.0002908</text:p>
          </table:table-cell>
          <table:table-cell table:style-name="ce1" office:value-type="string">
            <text:p>3.3025e-05</text:p>
          </table:table-cell>
          <table:table-cell office:value-type="float" office:value="0.0010465">
            <text:p>0.001046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628e-19</text:p>
          </table:table-cell>
          <table:table-cell table:style-name="ce1" office:value-type="string">
            <text:p>1.7331e-15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289.07">
            <text:p>289.07</text:p>
          </table:table-cell>
          <table:table-cell table:formula="of:=[.Q195]*1000000" office:value-type="float" office:value="32.795">
            <text:p>32.795</text:p>
          </table:table-cell>
          <table:table-cell table:formula="of:=[.R195]*1000000" office:value-type="float" office:value="1048.6">
            <text:p>1048.6</text:p>
          </table:table-cell>
          <table:table-cell table:formula="of:=[.S195]*1000000" office:value-type="float" office:value="0.000000041071">
            <text:p>4.1071E-008</text:p>
          </table:table-cell>
          <table:table-cell table:formula="of:=[.T195]*1000000" office:value-type="float" office:value="4.3617">
            <text:p>4.3617</text:p>
          </table:table-cell>
          <table:table-cell table:formula="of:=[.U195]*1000000" office:value-type="float" office:value="2.2091E-023">
            <text:p>2.2091E-023</text:p>
          </table:table-cell>
          <table:table-cell table:formula="of:=[.V195]*1000000" office:value-type="float" office:value="0.0000000017006">
            <text:p>1.7006E-009</text:p>
          </table:table-cell>
          <table:table-cell table:formula="of:=[.W195]*1000000" office:value-type="float" office:value="289.06">
            <text:p>289.06</text:p>
          </table:table-cell>
          <table:table-cell table:formula="of:=[.X195]*1000000" office:value-type="float" office:value="32.753">
            <text:p>32.753</text:p>
          </table:table-cell>
          <table:table-cell table:formula="of:=[.Y195]*1000000" office:value-type="float" office:value="1048.5">
            <text:p>1048.5</text:p>
          </table:table-cell>
          <table:table-cell table:formula="of:=[.Z195]*1000000" office:value-type="float" office:value="20.007">
            <text:p>20.007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-0.00000000000037044">
            <text:p>-3.7044E-013</text:p>
          </table:table-cell>
          <table:table-cell table:formula="of:=[.AC195]*1000000" office:value-type="float" office:value="0.0000000017006">
            <text:p>1.7006E-009</text:p>
          </table:table-cell>
          <table:table-cell office:value-type="float" office:value="0.00028907">
            <text:p>0.00028907</text:p>
          </table:table-cell>
          <table:table-cell table:style-name="ce1" office:value-type="string">
            <text:p>3.2795e-05</text:p>
          </table:table-cell>
          <table:table-cell office:value-type="float" office:value="0.0010486">
            <text:p>0.0010486</text:p>
          </table:table-cell>
          <table:table-cell table:style-name="ce1" office:value-type="string">
            <text:p>4.1071e-14</text:p>
          </table:table-cell>
          <table:table-cell table:style-name="ce1" office:value-type="string">
            <text:p>4.3617e-06</text:p>
          </table:table-cell>
          <table:table-cell table:style-name="ce1" office:value-type="string">
            <text:p>2.2091e-29</text:p>
          </table:table-cell>
          <table:table-cell table:style-name="ce1" office:value-type="string">
            <text:p>1.7006e-15</text:p>
          </table:table-cell>
          <table:table-cell office:value-type="float" office:value="0.00028906">
            <text:p>0.00028906</text:p>
          </table:table-cell>
          <table:table-cell table:style-name="ce1" office:value-type="string">
            <text:p>3.2753e-05</text:p>
          </table:table-cell>
          <table:table-cell office:value-type="float" office:value="0.0010485">
            <text:p>0.001048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044e-19</text:p>
          </table:table-cell>
          <table:table-cell table:style-name="ce1" office:value-type="string">
            <text:p>1.7006e-15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287.35">
            <text:p>287.35</text:p>
          </table:table-cell>
          <table:table-cell table:formula="of:=[.Q196]*1000000" office:value-type="float" office:value="32.525">
            <text:p>32.525</text:p>
          </table:table-cell>
          <table:table-cell table:formula="of:=[.R196]*1000000" office:value-type="float" office:value="1050.6">
            <text:p>1050.6</text:p>
          </table:table-cell>
          <table:table-cell table:formula="of:=[.S196]*1000000" office:value-type="float" office:value="0.000000036275">
            <text:p>3.6275E-008</text:p>
          </table:table-cell>
          <table:table-cell table:formula="of:=[.T196]*1000000" office:value-type="float" office:value="4.3728">
            <text:p>4.3728</text:p>
          </table:table-cell>
          <table:table-cell table:formula="of:=[.U196]*1000000" office:value-type="float" office:value="1.2684E-023">
            <text:p>1.2684E-023</text:p>
          </table:table-cell>
          <table:table-cell table:formula="of:=[.V196]*1000000" office:value-type="float" office:value="0.0000000016691">
            <text:p>1.6691E-009</text:p>
          </table:table-cell>
          <table:table-cell table:formula="of:=[.W196]*1000000" office:value-type="float" office:value="287.34">
            <text:p>287.34</text:p>
          </table:table-cell>
          <table:table-cell table:formula="of:=[.X196]*1000000" office:value-type="float" office:value="32.483">
            <text:p>32.483</text:p>
          </table:table-cell>
          <table:table-cell table:formula="of:=[.Y196]*1000000" office:value-type="float" office:value="1050.5">
            <text:p>1050.5</text:p>
          </table:table-cell>
          <table:table-cell table:formula="of:=[.Z196]*1000000" office:value-type="float" office:value="20.007">
            <text:p>20.007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-0.00000000000028808">
            <text:p>-2.8808E-013</text:p>
          </table:table-cell>
          <table:table-cell table:formula="of:=[.AC196]*1000000" office:value-type="float" office:value="0.0000000016692">
            <text:p>1.6692E-009</text:p>
          </table:table-cell>
          <table:table-cell office:value-type="float" office:value="0.00028735">
            <text:p>0.00028735</text:p>
          </table:table-cell>
          <table:table-cell table:style-name="ce1" office:value-type="string">
            <text:p>3.2525e-05</text:p>
          </table:table-cell>
          <table:table-cell office:value-type="float" office:value="0.0010506">
            <text:p>0.0010506</text:p>
          </table:table-cell>
          <table:table-cell table:style-name="ce1" office:value-type="string">
            <text:p>3.6275e-14</text:p>
          </table:table-cell>
          <table:table-cell table:style-name="ce1" office:value-type="string">
            <text:p>4.3728e-06</text:p>
          </table:table-cell>
          <table:table-cell table:style-name="ce1" office:value-type="string">
            <text:p>1.2684e-29</text:p>
          </table:table-cell>
          <table:table-cell table:style-name="ce1" office:value-type="string">
            <text:p>1.6691e-15</text:p>
          </table:table-cell>
          <table:table-cell office:value-type="float" office:value="0.00028734">
            <text:p>0.00028734</text:p>
          </table:table-cell>
          <table:table-cell table:style-name="ce1" office:value-type="string">
            <text:p>3.2483e-05</text:p>
          </table:table-cell>
          <table:table-cell office:value-type="float" office:value="0.0010505">
            <text:p>0.001050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808e-19</text:p>
          </table:table-cell>
          <table:table-cell table:style-name="ce1" office:value-type="string">
            <text:p>1.6692e-15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285.65">
            <text:p>285.65</text:p>
          </table:table-cell>
          <table:table-cell table:formula="of:=[.Q197]*1000000" office:value-type="float" office:value="32.257">
            <text:p>32.257</text:p>
          </table:table-cell>
          <table:table-cell table:formula="of:=[.R197]*1000000" office:value-type="float" office:value="1052.5">
            <text:p>1052.5</text:p>
          </table:table-cell>
          <table:table-cell table:formula="of:=[.S197]*1000000" office:value-type="float" office:value="0.000000032001">
            <text:p>0.000000032</text:p>
          </table:table-cell>
          <table:table-cell table:formula="of:=[.T197]*1000000" office:value-type="float" office:value="4.3837">
            <text:p>4.3837</text:p>
          </table:table-cell>
          <table:table-cell table:formula="of:=[.U197]*1000000" office:value-type="float" office:value="7.3089E-024">
            <text:p>7.3089E-024</text:p>
          </table:table-cell>
          <table:table-cell table:formula="of:=[.V197]*1000000" office:value-type="float" office:value="0.0000000016386">
            <text:p>1.6386E-009</text:p>
          </table:table-cell>
          <table:table-cell table:formula="of:=[.W197]*1000000" office:value-type="float" office:value="285.64">
            <text:p>285.64</text:p>
          </table:table-cell>
          <table:table-cell table:formula="of:=[.X197]*1000000" office:value-type="float" office:value="32.215">
            <text:p>32.215</text:p>
          </table:table-cell>
          <table:table-cell table:formula="of:=[.Y197]*1000000" office:value-type="float" office:value="1052.5">
            <text:p>1052.5</text:p>
          </table:table-cell>
          <table:table-cell table:formula="of:=[.Z197]*1000000" office:value-type="float" office:value="20.007">
            <text:p>20.007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0.00000000000017853">
            <text:p>1.7853E-013</text:p>
          </table:table-cell>
          <table:table-cell table:formula="of:=[.AC197]*1000000" office:value-type="float" office:value="0.0000000016386">
            <text:p>1.6386E-009</text:p>
          </table:table-cell>
          <table:table-cell office:value-type="float" office:value="0.00028565">
            <text:p>0.00028565</text:p>
          </table:table-cell>
          <table:table-cell table:style-name="ce1" office:value-type="string">
            <text:p>3.2257e-05</text:p>
          </table:table-cell>
          <table:table-cell office:value-type="float" office:value="0.0010525">
            <text:p>0.0010525</text:p>
          </table:table-cell>
          <table:table-cell table:style-name="ce1" office:value-type="string">
            <text:p>3.2001e-14</text:p>
          </table:table-cell>
          <table:table-cell table:style-name="ce1" office:value-type="string">
            <text:p>4.3837e-06</text:p>
          </table:table-cell>
          <table:table-cell table:style-name="ce1" office:value-type="string">
            <text:p>7.3089e-30</text:p>
          </table:table-cell>
          <table:table-cell table:style-name="ce1" office:value-type="string">
            <text:p>1.6386e-15</text:p>
          </table:table-cell>
          <table:table-cell office:value-type="float" office:value="0.00028564">
            <text:p>0.00028564</text:p>
          </table:table-cell>
          <table:table-cell table:style-name="ce1" office:value-type="string">
            <text:p>3.2215e-05</text:p>
          </table:table-cell>
          <table:table-cell office:value-type="float" office:value="0.0010525">
            <text:p>0.001052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7853e-19</text:p>
          </table:table-cell>
          <table:table-cell table:style-name="ce1" office:value-type="string">
            <text:p>1.6386e-15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283.96">
            <text:p>283.96</text:p>
          </table:table-cell>
          <table:table-cell table:formula="of:=[.Q198]*1000000" office:value-type="float" office:value="31.991">
            <text:p>31.991</text:p>
          </table:table-cell>
          <table:table-cell table:formula="of:=[.R198]*1000000" office:value-type="float" office:value="1054.5">
            <text:p>1054.5</text:p>
          </table:table-cell>
          <table:table-cell table:formula="of:=[.S198]*1000000" office:value-type="float" office:value="0.000000028198">
            <text:p>2.8198E-008</text:p>
          </table:table-cell>
          <table:table-cell table:formula="of:=[.T198]*1000000" office:value-type="float" office:value="4.3946">
            <text:p>4.3946</text:p>
          </table:table-cell>
          <table:table-cell table:formula="of:=[.U198]*1000000" office:value-type="float" office:value="4.2273E-024">
            <text:p>4.2273E-024</text:p>
          </table:table-cell>
          <table:table-cell table:formula="of:=[.V198]*1000000" office:value-type="float" office:value="0.000000001609">
            <text:p>1.609E-009</text:p>
          </table:table-cell>
          <table:table-cell table:formula="of:=[.W198]*1000000" office:value-type="float" office:value="283.96">
            <text:p>283.96</text:p>
          </table:table-cell>
          <table:table-cell table:formula="of:=[.X198]*1000000" office:value-type="float" office:value="31.949">
            <text:p>31.949</text:p>
          </table:table-cell>
          <table:table-cell table:formula="of:=[.Y198]*1000000" office:value-type="float" office:value="1054.5">
            <text:p>1054.5</text:p>
          </table:table-cell>
          <table:table-cell table:formula="of:=[.Z198]*1000000" office:value-type="float" office:value="20.007">
            <text:p>20.007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0.000000000000066608">
            <text:p>6.6608E-014</text:p>
          </table:table-cell>
          <table:table-cell table:formula="of:=[.AC198]*1000000" office:value-type="float" office:value="0.0000000016091">
            <text:p>1.6091E-009</text:p>
          </table:table-cell>
          <table:table-cell office:value-type="float" office:value="0.00028396">
            <text:p>0.00028396</text:p>
          </table:table-cell>
          <table:table-cell table:style-name="ce1" office:value-type="string">
            <text:p>3.1991e-05</text:p>
          </table:table-cell>
          <table:table-cell office:value-type="float" office:value="0.0010545">
            <text:p>0.0010545</text:p>
          </table:table-cell>
          <table:table-cell table:style-name="ce1" office:value-type="string">
            <text:p>2.8198e-14</text:p>
          </table:table-cell>
          <table:table-cell table:style-name="ce1" office:value-type="string">
            <text:p>4.3946e-06</text:p>
          </table:table-cell>
          <table:table-cell table:style-name="ce1" office:value-type="string">
            <text:p>4.2273e-30</text:p>
          </table:table-cell>
          <table:table-cell table:style-name="ce1" office:value-type="string">
            <text:p>1.609e-15</text:p>
          </table:table-cell>
          <table:table-cell office:value-type="float" office:value="0.00028396">
            <text:p>0.00028396</text:p>
          </table:table-cell>
          <table:table-cell table:style-name="ce1" office:value-type="string">
            <text:p>3.1949e-05</text:p>
          </table:table-cell>
          <table:table-cell office:value-type="float" office:value="0.0010545">
            <text:p>0.0010545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6.6608e-20</text:p>
          </table:table-cell>
          <table:table-cell table:style-name="ce1" office:value-type="string">
            <text:p>1.6091e-15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282.29">
            <text:p>282.29</text:p>
          </table:table-cell>
          <table:table-cell table:formula="of:=[.Q199]*1000000" office:value-type="float" office:value="31.727">
            <text:p>31.727</text:p>
          </table:table-cell>
          <table:table-cell table:formula="of:=[.R199]*1000000" office:value-type="float" office:value="1056.5">
            <text:p>1056.5</text:p>
          </table:table-cell>
          <table:table-cell table:formula="of:=[.S199]*1000000" office:value-type="float" office:value="0.000000024815">
            <text:p>2.4815E-008</text:p>
          </table:table-cell>
          <table:table-cell table:formula="of:=[.T199]*1000000" office:value-type="float" office:value="4.4053">
            <text:p>4.4053</text:p>
          </table:table-cell>
          <table:table-cell table:formula="of:=[.U199]*1000000" office:value-type="float" office:value="2.4539E-024">
            <text:p>2.4539E-024</text:p>
          </table:table-cell>
          <table:table-cell table:formula="of:=[.V199]*1000000" office:value-type="float" office:value="0.0000000015804">
            <text:p>1.5804E-009</text:p>
          </table:table-cell>
          <table:table-cell table:formula="of:=[.W199]*1000000" office:value-type="float" office:value="282.28">
            <text:p>282.28</text:p>
          </table:table-cell>
          <table:table-cell table:formula="of:=[.X199]*1000000" office:value-type="float" office:value="31.685">
            <text:p>31.685</text:p>
          </table:table-cell>
          <table:table-cell table:formula="of:=[.Y199]*1000000" office:value-type="float" office:value="1056.4">
            <text:p>1056.4</text:p>
          </table:table-cell>
          <table:table-cell table:formula="of:=[.Z199]*1000000" office:value-type="float" office:value="20.007">
            <text:p>20.007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-0.00000000000016085">
            <text:p>-1.6085E-013</text:p>
          </table:table-cell>
          <table:table-cell table:formula="of:=[.AC199]*1000000" office:value-type="float" office:value="0.0000000015804">
            <text:p>1.5804E-009</text:p>
          </table:table-cell>
          <table:table-cell office:value-type="float" office:value="0.00028229">
            <text:p>0.00028229</text:p>
          </table:table-cell>
          <table:table-cell table:style-name="ce1" office:value-type="string">
            <text:p>3.1727e-05</text:p>
          </table:table-cell>
          <table:table-cell office:value-type="float" office:value="0.0010565">
            <text:p>0.0010565</text:p>
          </table:table-cell>
          <table:table-cell table:style-name="ce1" office:value-type="string">
            <text:p>2.4815e-14</text:p>
          </table:table-cell>
          <table:table-cell table:style-name="ce1" office:value-type="string">
            <text:p>4.4053e-06</text:p>
          </table:table-cell>
          <table:table-cell table:style-name="ce1" office:value-type="string">
            <text:p>2.4539e-30</text:p>
          </table:table-cell>
          <table:table-cell table:style-name="ce1" office:value-type="string">
            <text:p>1.5804e-15</text:p>
          </table:table-cell>
          <table:table-cell office:value-type="float" office:value="0.00028228">
            <text:p>0.00028228</text:p>
          </table:table-cell>
          <table:table-cell table:style-name="ce1" office:value-type="string">
            <text:p>3.1685e-05</text:p>
          </table:table-cell>
          <table:table-cell office:value-type="float" office:value="0.0010564">
            <text:p>0.001056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085e-19</text:p>
          </table:table-cell>
          <table:table-cell table:style-name="ce1" office:value-type="string">
            <text:p>1.5804e-15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280.63">
            <text:p>280.63</text:p>
          </table:table-cell>
          <table:table-cell table:formula="of:=[.Q200]*1000000" office:value-type="float" office:value="31.464">
            <text:p>31.464</text:p>
          </table:table-cell>
          <table:table-cell table:formula="of:=[.R200]*1000000" office:value-type="float" office:value="1058.4">
            <text:p>1058.4</text:p>
          </table:table-cell>
          <table:table-cell table:formula="of:=[.S200]*1000000" office:value-type="float" office:value="0.000000021813">
            <text:p>2.1813E-008</text:p>
          </table:table-cell>
          <table:table-cell table:formula="of:=[.T200]*1000000" office:value-type="float" office:value="4.416">
            <text:p>4.416</text:p>
          </table:table-cell>
          <table:table-cell table:formula="of:=[.U200]*1000000" office:value-type="float" office:value="1.4298E-024">
            <text:p>1.4298E-024</text:p>
          </table:table-cell>
          <table:table-cell table:formula="of:=[.V200]*1000000" office:value-type="float" office:value="0.0000000015526">
            <text:p>1.5526E-009</text:p>
          </table:table-cell>
          <table:table-cell table:formula="of:=[.W200]*1000000" office:value-type="float" office:value="280.63">
            <text:p>280.63</text:p>
          </table:table-cell>
          <table:table-cell table:formula="of:=[.X200]*1000000" office:value-type="float" office:value="31.423">
            <text:p>31.423</text:p>
          </table:table-cell>
          <table:table-cell table:formula="of:=[.Y200]*1000000" office:value-type="float" office:value="1058.4">
            <text:p>1058.4</text:p>
          </table:table-cell>
          <table:table-cell table:formula="of:=[.Z200]*1000000" office:value-type="float" office:value="20.007">
            <text:p>20.007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-0.000000000000096427">
            <text:p>-9.6427E-014</text:p>
          </table:table-cell>
          <table:table-cell table:formula="of:=[.AC200]*1000000" office:value-type="float" office:value="0.0000000015526">
            <text:p>1.5526E-009</text:p>
          </table:table-cell>
          <table:table-cell office:value-type="float" office:value="0.00028063">
            <text:p>0.00028063</text:p>
          </table:table-cell>
          <table:table-cell table:style-name="ce1" office:value-type="string">
            <text:p>3.1464e-05</text:p>
          </table:table-cell>
          <table:table-cell office:value-type="float" office:value="0.0010584">
            <text:p>0.0010584</text:p>
          </table:table-cell>
          <table:table-cell table:style-name="ce1" office:value-type="string">
            <text:p>2.1813e-14</text:p>
          </table:table-cell>
          <table:table-cell table:style-name="ce1" office:value-type="string">
            <text:p>4.416e-06</text:p>
          </table:table-cell>
          <table:table-cell table:style-name="ce1" office:value-type="string">
            <text:p>1.4298e-30</text:p>
          </table:table-cell>
          <table:table-cell table:style-name="ce1" office:value-type="string">
            <text:p>1.5526e-15</text:p>
          </table:table-cell>
          <table:table-cell office:value-type="float" office:value="0.00028063">
            <text:p>0.00028063</text:p>
          </table:table-cell>
          <table:table-cell table:style-name="ce1" office:value-type="string">
            <text:p>3.1423e-05</text:p>
          </table:table-cell>
          <table:table-cell office:value-type="float" office:value="0.0010584">
            <text:p>0.0010584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-9.6427e-20</text:p>
          </table:table-cell>
          <table:table-cell table:style-name="ce1" office:value-type="string">
            <text:p>1.5526e-15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278.99">
            <text:p>278.99</text:p>
          </table:table-cell>
          <table:table-cell table:formula="of:=[.Q201]*1000000" office:value-type="float" office:value="31.204">
            <text:p>31.204</text:p>
          </table:table-cell>
          <table:table-cell table:formula="of:=[.R201]*1000000" office:value-type="float" office:value="1060.3">
            <text:p>1060.3</text:p>
          </table:table-cell>
          <table:table-cell table:formula="of:=[.S201]*1000000" office:value-type="float" office:value="0.000000019151">
            <text:p>1.9151E-008</text:p>
          </table:table-cell>
          <table:table-cell table:formula="of:=[.T201]*1000000" office:value-type="float" office:value="4.4265">
            <text:p>4.4265</text:p>
          </table:table-cell>
          <table:table-cell table:formula="of:=[.U201]*1000000" office:value-type="float" office:value="8.3615E-025">
            <text:p>8.3615E-025</text:p>
          </table:table-cell>
          <table:table-cell table:formula="of:=[.V201]*1000000" office:value-type="float" office:value="0.0000000015257">
            <text:p>1.5257E-009</text:p>
          </table:table-cell>
          <table:table-cell table:formula="of:=[.W201]*1000000" office:value-type="float" office:value="278.98">
            <text:p>278.98</text:p>
          </table:table-cell>
          <table:table-cell table:formula="of:=[.X201]*1000000" office:value-type="float" office:value="31.163">
            <text:p>31.163</text:p>
          </table:table-cell>
          <table:table-cell table:formula="of:=[.Y201]*1000000" office:value-type="float" office:value="1060.3">
            <text:p>1060.3</text:p>
          </table:table-cell>
          <table:table-cell table:formula="of:=[.Z201]*1000000" office:value-type="float" office:value="20.007">
            <text:p>20.007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0.00000000000011509">
            <text:p>1.1509E-013</text:p>
          </table:table-cell>
          <table:table-cell table:formula="of:=[.AC201]*1000000" office:value-type="float" office:value="0.0000000015257">
            <text:p>1.5257E-009</text:p>
          </table:table-cell>
          <table:table-cell office:value-type="float" office:value="0.00027899">
            <text:p>0.00027899</text:p>
          </table:table-cell>
          <table:table-cell table:style-name="ce1" office:value-type="string">
            <text:p>3.1204e-05</text:p>
          </table:table-cell>
          <table:table-cell office:value-type="float" office:value="0.0010603">
            <text:p>0.0010603</text:p>
          </table:table-cell>
          <table:table-cell table:style-name="ce1" office:value-type="string">
            <text:p>1.9151e-14</text:p>
          </table:table-cell>
          <table:table-cell table:style-name="ce1" office:value-type="string">
            <text:p>4.4265e-06</text:p>
          </table:table-cell>
          <table:table-cell table:style-name="ce1" office:value-type="string">
            <text:p>8.3615e-31</text:p>
          </table:table-cell>
          <table:table-cell table:style-name="ce1" office:value-type="string">
            <text:p>1.5257e-15</text:p>
          </table:table-cell>
          <table:table-cell office:value-type="float" office:value="0.00027898">
            <text:p>0.00027898</text:p>
          </table:table-cell>
          <table:table-cell table:style-name="ce1" office:value-type="string">
            <text:p>3.1163e-05</text:p>
          </table:table-cell>
          <table:table-cell office:value-type="float" office:value="0.0010603">
            <text:p>0.0010603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509e-19</text:p>
          </table:table-cell>
          <table:table-cell table:style-name="ce1" office:value-type="string">
            <text:p>1.5257e-15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277.36">
            <text:p>277.36</text:p>
          </table:table-cell>
          <table:table-cell table:formula="of:=[.Q202]*1000000" office:value-type="float" office:value="30.946">
            <text:p>30.946</text:p>
          </table:table-cell>
          <table:table-cell table:formula="of:=[.R202]*1000000" office:value-type="float" office:value="1062.2">
            <text:p>1062.2</text:p>
          </table:table-cell>
          <table:table-cell table:formula="of:=[.S202]*1000000" office:value-type="float" office:value="0.000000016793">
            <text:p>1.6793E-008</text:p>
          </table:table-cell>
          <table:table-cell table:formula="of:=[.T202]*1000000" office:value-type="float" office:value="4.4369">
            <text:p>4.4369</text:p>
          </table:table-cell>
          <table:table-cell table:formula="of:=[.U202]*1000000" office:value-type="float" office:value="4.9078E-025">
            <text:p>4.9078E-025</text:p>
          </table:table-cell>
          <table:table-cell table:formula="of:=[.V202]*1000000" office:value-type="float" office:value="0.0000000014995">
            <text:p>1.4995E-009</text:p>
          </table:table-cell>
          <table:table-cell table:formula="of:=[.W202]*1000000" office:value-type="float" office:value="277.36">
            <text:p>277.36</text:p>
          </table:table-cell>
          <table:table-cell table:formula="of:=[.X202]*1000000" office:value-type="float" office:value="30.905">
            <text:p>30.905</text:p>
          </table:table-cell>
          <table:table-cell table:formula="of:=[.Y202]*1000000" office:value-type="float" office:value="1062.2">
            <text:p>1062.2</text:p>
          </table:table-cell>
          <table:table-cell table:formula="of:=[.Z202]*1000000" office:value-type="float" office:value="20.007">
            <text:p>20.007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0.000000000000059314">
            <text:p>5.9314E-014</text:p>
          </table:table-cell>
          <table:table-cell table:formula="of:=[.AC202]*1000000" office:value-type="float" office:value="0.0000000014996">
            <text:p>1.4996E-009</text:p>
          </table:table-cell>
          <table:table-cell office:value-type="float" office:value="0.00027736">
            <text:p>0.00027736</text:p>
          </table:table-cell>
          <table:table-cell table:style-name="ce1" office:value-type="string">
            <text:p>3.0946e-05</text:p>
          </table:table-cell>
          <table:table-cell office:value-type="float" office:value="0.0010622">
            <text:p>0.0010622</text:p>
          </table:table-cell>
          <table:table-cell table:style-name="ce1" office:value-type="string">
            <text:p>1.6793e-14</text:p>
          </table:table-cell>
          <table:table-cell table:style-name="ce1" office:value-type="string">
            <text:p>4.4369e-06</text:p>
          </table:table-cell>
          <table:table-cell table:style-name="ce1" office:value-type="string">
            <text:p>4.9078e-31</text:p>
          </table:table-cell>
          <table:table-cell table:style-name="ce1" office:value-type="string">
            <text:p>1.4995e-15</text:p>
          </table:table-cell>
          <table:table-cell office:value-type="float" office:value="0.00027736">
            <text:p>0.00027736</text:p>
          </table:table-cell>
          <table:table-cell table:style-name="ce1" office:value-type="string">
            <text:p>3.0905e-05</text:p>
          </table:table-cell>
          <table:table-cell office:value-type="float" office:value="0.0010622">
            <text:p>0.0010622</text:p>
          </table:table-cell>
          <table:table-cell table:style-name="ce1" office:value-type="string">
            <text:p>2.0007e-05</text:p>
          </table:table-cell>
          <table:table-cell office:value-type="float" office:value="0">
            <text:p>0</text:p>
          </table:table-cell>
          <table:table-cell table:style-name="ce1" office:value-type="string">
            <text:p>5.9314e-20</text:p>
          </table:table-cell>
          <table:table-cell table:style-name="ce1" office:value-type="string">
            <text:p>1.4996e-15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30 percent" table:style-name="ta1">
        <table:shapes>
          <draw:frame draw:z-index="0" draw:style-name="gr1" svg:width="6.2988in" svg:height="3.5429in" svg:x="14.2071in" svg:y="0.7299in">
            <draw:object draw:notify-on-update-of-ranges="'30 percent'.A2:'30 percent'.A202 '30 percent'.B1:'30 percent'.B1 '30 percent'.B2:'30 percent'.B202 '30 percent'.A2:'30 percent'.A202 '30 percent'.I1:'30 percent'.I1 '30 percent'.I2:'30 percent'.I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30 percent'.A2:'30 percent'.A202 '30 percent'.C1:'30 percent'.C1 '30 percent'.C2:'30 percent'.C202 '30 percent'.A2:'30 percent'.A202 '30 percent'.J1:'30 percent'.J1 '30 percent'.J2:'30 percent'.J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30 percent'.A2:'30 percent'.A202 '30 percent'.D1:'30 percent'.D1 '30 percent'.D2:'30 percent'.D202 '30 percent'.A2:'30 percent'.A202 '30 percent'.K1:'30 percent'.K1 '30 percent'.K2:'30 percent'.K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15">
            <text:p>0.0001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15">
            <text:p>0.0001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0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0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3.7">
            <text:p>1393.7</text:p>
          </table:table-cell>
          <table:table-cell table:formula="of:=[.Q3]*1000000" office:value-type="float" office:value="0.54068">
            <text:p>0.54068</text:p>
          </table:table-cell>
          <table:table-cell table:formula="of:=[.R3]*1000000" office:value-type="float" office:value="0.061689">
            <text:p>0.061689</text:p>
          </table:table-cell>
          <table:table-cell table:formula="of:=[.S3]*1000000" office:value-type="float" office:value="0.45887">
            <text:p>0.45887</text:p>
          </table:table-cell>
          <table:table-cell table:formula="of:=[.T3]*1000000" office:value-type="float" office:value="0.031235">
            <text:p>0.031235</text:p>
          </table:table-cell>
          <table:table-cell table:formula="of:=[.U3]*1000000" office:value-type="float" office:value="17.42">
            <text:p>17.42</text:p>
          </table:table-cell>
          <table:table-cell table:formula="of:=[.V3]*1000000" office:value-type="float" office:value="0.00012041">
            <text:p>0.00012041</text:p>
          </table:table-cell>
          <table:table-cell table:formula="of:=[.W3]*1000000" office:value-type="float" office:value="1393.7">
            <text:p>1393.7</text:p>
          </table:table-cell>
          <table:table-cell table:formula="of:=[.X3]*1000000" office:value-type="float" office:value="0.54285">
            <text:p>0.54285</text:p>
          </table:table-cell>
          <table:table-cell table:formula="of:=[.Y3]*1000000" office:value-type="float" office:value="0.063243">
            <text:p>0.063243</text:p>
          </table:table-cell>
          <table:table-cell table:formula="of:=[.Z3]*1000000" office:value-type="float" office:value="0.47138">
            <text:p>0.47138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7.419">
            <text:p>17.419</text:p>
          </table:table-cell>
          <table:table-cell table:formula="of:=[.AC3]*1000000" office:value-type="float" office:value="0.00012041">
            <text:p>0.00012041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5.4068e-07</text:p>
          </table:table-cell>
          <table:table-cell table:style-name="ce1" office:value-type="string">
            <text:p>6.1689e-08</text:p>
          </table:table-cell>
          <table:table-cell table:style-name="ce1" office:value-type="string">
            <text:p>4.5887e-07</text:p>
          </table:table-cell>
          <table:table-cell table:style-name="ce1" office:value-type="string">
            <text:p>3.1235e-08</text:p>
          </table:table-cell>
          <table:table-cell table:style-name="ce1" office:value-type="string">
            <text:p>1.742e-05</text:p>
          </table:table-cell>
          <table:table-cell table:style-name="ce1" office:value-type="string">
            <text:p>1.2041e-10</text:p>
          </table:table-cell>
          <table:table-cell office:value-type="float" office:value="0.0013937">
            <text:p>0.0013937</text:p>
          </table:table-cell>
          <table:table-cell table:style-name="ce1" office:value-type="string">
            <text:p>5.4285e-07</text:p>
          </table:table-cell>
          <table:table-cell table:style-name="ce1" office:value-type="string">
            <text:p>6.3243e-08</text:p>
          </table:table-cell>
          <table:table-cell table:style-name="ce1" office:value-type="string">
            <text:p>4.7138e-07</text:p>
          </table:table-cell>
          <table:table-cell office:value-type="float" office:value="0">
            <text:p>0</text:p>
          </table:table-cell>
          <table:table-cell table:style-name="ce1" office:value-type="string">
            <text:p>1.7419e-05</text:p>
          </table:table-cell>
          <table:table-cell table:style-name="ce1" office:value-type="string">
            <text:p>1.2041e-10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84">
            <text:p>1384</text:p>
          </table:table-cell>
          <table:table-cell table:formula="of:=[.Q4]*1000000" office:value-type="float" office:value="3.1913">
            <text:p>3.1913</text:p>
          </table:table-cell>
          <table:table-cell table:formula="of:=[.R4]*1000000" office:value-type="float" office:value="0.42708">
            <text:p>0.42708</text:p>
          </table:table-cell>
          <table:table-cell table:formula="of:=[.S4]*1000000" office:value-type="float" office:value="3.4758">
            <text:p>3.4758</text:p>
          </table:table-cell>
          <table:table-cell table:formula="of:=[.T4]*1000000" office:value-type="float" office:value="0.088208">
            <text:p>0.088208</text:p>
          </table:table-cell>
          <table:table-cell table:formula="of:=[.U4]*1000000" office:value-type="float" office:value="15.4">
            <text:p>15.4</text:p>
          </table:table-cell>
          <table:table-cell table:formula="of:=[.V4]*1000000" office:value-type="float" office:value="0.000097813">
            <text:p>0.000097813</text:p>
          </table:table-cell>
          <table:table-cell table:formula="of:=[.W4]*1000000" office:value-type="float" office:value="1384">
            <text:p>1384</text:p>
          </table:table-cell>
          <table:table-cell table:formula="of:=[.X4]*1000000" office:value-type="float" office:value="3.1887">
            <text:p>3.1887</text:p>
          </table:table-cell>
          <table:table-cell table:formula="of:=[.Y4]*1000000" office:value-type="float" office:value="0.43056">
            <text:p>0.43056</text:p>
          </table:table-cell>
          <table:table-cell table:formula="of:=[.Z4]*1000000" office:value-type="float" office:value="3.8146">
            <text:p>3.8146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5.398">
            <text:p>15.398</text:p>
          </table:table-cell>
          <table:table-cell table:formula="of:=[.AC4]*1000000" office:value-type="float" office:value="0.000097813">
            <text:p>0.000097813</text:p>
          </table:table-cell>
          <table:table-cell office:value-type="float" office:value="0.001384">
            <text:p>0.001384</text:p>
          </table:table-cell>
          <table:table-cell table:style-name="ce1" office:value-type="string">
            <text:p>3.1913e-06</text:p>
          </table:table-cell>
          <table:table-cell table:style-name="ce1" office:value-type="string">
            <text:p>4.2708e-07</text:p>
          </table:table-cell>
          <table:table-cell table:style-name="ce1" office:value-type="string">
            <text:p>3.4758e-06</text:p>
          </table:table-cell>
          <table:table-cell table:style-name="ce1" office:value-type="string">
            <text:p>8.8208e-08</text:p>
          </table:table-cell>
          <table:table-cell table:style-name="ce1" office:value-type="string">
            <text:p>1.54e-05</text:p>
          </table:table-cell>
          <table:table-cell table:style-name="ce1" office:value-type="string">
            <text:p>9.7813e-11</text:p>
          </table:table-cell>
          <table:table-cell office:value-type="float" office:value="0.001384">
            <text:p>0.001384</text:p>
          </table:table-cell>
          <table:table-cell table:style-name="ce1" office:value-type="string">
            <text:p>3.1887e-06</text:p>
          </table:table-cell>
          <table:table-cell table:style-name="ce1" office:value-type="string">
            <text:p>4.3056e-07</text:p>
          </table:table-cell>
          <table:table-cell table:style-name="ce1" office:value-type="string">
            <text:p>3.8146e-06</text:p>
          </table:table-cell>
          <table:table-cell office:value-type="float" office:value="0">
            <text:p>0</text:p>
          </table:table-cell>
          <table:table-cell table:style-name="ce1" office:value-type="string">
            <text:p>1.5398e-05</text:p>
          </table:table-cell>
          <table:table-cell table:style-name="ce1" office:value-type="string">
            <text:p>9.7813e-11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46.7">
            <text:p>1346.7</text:p>
          </table:table-cell>
          <table:table-cell table:formula="of:=[.Q5]*1000000" office:value-type="float" office:value="16.838">
            <text:p>16.838</text:p>
          </table:table-cell>
          <table:table-cell table:formula="of:=[.R5]*1000000" office:value-type="float" office:value="2.1102">
            <text:p>2.1102</text:p>
          </table:table-cell>
          <table:table-cell table:formula="of:=[.S5]*1000000" office:value-type="float" office:value="6.8961">
            <text:p>6.8961</text:p>
          </table:table-cell>
          <table:table-cell table:formula="of:=[.T5]*1000000" office:value-type="float" office:value="0.14977">
            <text:p>0.14977</text:p>
          </table:table-cell>
          <table:table-cell table:formula="of:=[.U5]*1000000" office:value-type="float" office:value="11.934">
            <text:p>11.934</text:p>
          </table:table-cell>
          <table:table-cell table:formula="of:=[.V5]*1000000" office:value-type="float" office:value="0.000071953">
            <text:p>0.000071953</text:p>
          </table:table-cell>
          <table:table-cell table:formula="of:=[.W5]*1000000" office:value-type="float" office:value="1346.7">
            <text:p>1346.7</text:p>
          </table:table-cell>
          <table:table-cell table:formula="of:=[.X5]*1000000" office:value-type="float" office:value="16.831">
            <text:p>16.831</text:p>
          </table:table-cell>
          <table:table-cell table:formula="of:=[.Y5]*1000000" office:value-type="float" office:value="2.1152">
            <text:p>2.1152</text:p>
          </table:table-cell>
          <table:table-cell table:formula="of:=[.Z5]*1000000" office:value-type="float" office:value="8.0983">
            <text:p>8.0983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1.932">
            <text:p>11.932</text:p>
          </table:table-cell>
          <table:table-cell table:formula="of:=[.AC5]*1000000" office:value-type="float" office:value="0.000071953">
            <text:p>0.000071953</text:p>
          </table:table-cell>
          <table:table-cell office:value-type="float" office:value="0.0013467">
            <text:p>0.0013467</text:p>
          </table:table-cell>
          <table:table-cell table:style-name="ce1" office:value-type="string">
            <text:p>1.6838e-05</text:p>
          </table:table-cell>
          <table:table-cell table:style-name="ce1" office:value-type="string">
            <text:p>2.1102e-06</text:p>
          </table:table-cell>
          <table:table-cell table:style-name="ce1" office:value-type="string">
            <text:p>6.8961e-06</text:p>
          </table:table-cell>
          <table:table-cell table:style-name="ce1" office:value-type="string">
            <text:p>1.4977e-07</text:p>
          </table:table-cell>
          <table:table-cell table:style-name="ce1" office:value-type="string">
            <text:p>1.1934e-05</text:p>
          </table:table-cell>
          <table:table-cell table:style-name="ce1" office:value-type="string">
            <text:p>7.1953e-11</text:p>
          </table:table-cell>
          <table:table-cell office:value-type="float" office:value="0.0013467">
            <text:p>0.0013467</text:p>
          </table:table-cell>
          <table:table-cell table:style-name="ce1" office:value-type="string">
            <text:p>1.6831e-05</text:p>
          </table:table-cell>
          <table:table-cell table:style-name="ce1" office:value-type="string">
            <text:p>2.1152e-06</text:p>
          </table:table-cell>
          <table:table-cell table:style-name="ce1" office:value-type="string">
            <text:p>8.0983e-06</text:p>
          </table:table-cell>
          <table:table-cell office:value-type="float" office:value="0">
            <text:p>0</text:p>
          </table:table-cell>
          <table:table-cell table:style-name="ce1" office:value-type="string">
            <text:p>1.1932e-05</text:p>
          </table:table-cell>
          <table:table-cell table:style-name="ce1" office:value-type="string">
            <text:p>7.1953e-11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278.9">
            <text:p>1278.9</text:p>
          </table:table-cell>
          <table:table-cell table:formula="of:=[.Q6]*1000000" office:value-type="float" office:value="55.128">
            <text:p>55.128</text:p>
          </table:table-cell>
          <table:table-cell table:formula="of:=[.R6]*1000000" office:value-type="float" office:value="8.7304">
            <text:p>8.7304</text:p>
          </table:table-cell>
          <table:table-cell table:formula="of:=[.S6]*1000000" office:value-type="float" office:value="9.8998">
            <text:p>9.8998</text:p>
          </table:table-cell>
          <table:table-cell table:formula="of:=[.T6]*1000000" office:value-type="float" office:value="0.23741">
            <text:p>0.23741</text:p>
          </table:table-cell>
          <table:table-cell table:formula="of:=[.U6]*1000000" office:value-type="float" office:value="7.6943">
            <text:p>7.6943</text:p>
          </table:table-cell>
          <table:table-cell table:formula="of:=[.V6]*1000000" office:value-type="float" office:value="0.000043568">
            <text:p>0.000043568</text:p>
          </table:table-cell>
          <table:table-cell table:formula="of:=[.W6]*1000000" office:value-type="float" office:value="1278.9">
            <text:p>1278.9</text:p>
          </table:table-cell>
          <table:table-cell table:formula="of:=[.X6]*1000000" office:value-type="float" office:value="55.116">
            <text:p>55.116</text:p>
          </table:table-cell>
          <table:table-cell table:formula="of:=[.Y6]*1000000" office:value-type="float" office:value="8.7383">
            <text:p>8.7383</text:p>
          </table:table-cell>
          <table:table-cell table:formula="of:=[.Z6]*1000000" office:value-type="float" office:value="12.426">
            <text:p>12.426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7.6928">
            <text:p>7.6928</text:p>
          </table:table-cell>
          <table:table-cell table:formula="of:=[.AC6]*1000000" office:value-type="float" office:value="0.000043568">
            <text:p>0.000043568</text:p>
          </table:table-cell>
          <table:table-cell office:value-type="float" office:value="0.0012789">
            <text:p>0.0012789</text:p>
          </table:table-cell>
          <table:table-cell table:style-name="ce1" office:value-type="string">
            <text:p>5.5128e-05</text:p>
          </table:table-cell>
          <table:table-cell table:style-name="ce1" office:value-type="string">
            <text:p>8.7304e-06</text:p>
          </table:table-cell>
          <table:table-cell table:style-name="ce1" office:value-type="string">
            <text:p>9.8998e-06</text:p>
          </table:table-cell>
          <table:table-cell table:style-name="ce1" office:value-type="string">
            <text:p>2.3741e-07</text:p>
          </table:table-cell>
          <table:table-cell table:style-name="ce1" office:value-type="string">
            <text:p>7.6943e-06</text:p>
          </table:table-cell>
          <table:table-cell table:style-name="ce1" office:value-type="string">
            <text:p>4.3568e-11</text:p>
          </table:table-cell>
          <table:table-cell office:value-type="float" office:value="0.0012789">
            <text:p>0.0012789</text:p>
          </table:table-cell>
          <table:table-cell table:style-name="ce1" office:value-type="string">
            <text:p>5.5116e-05</text:p>
          </table:table-cell>
          <table:table-cell table:style-name="ce1" office:value-type="string">
            <text:p>8.7383e-06</text:p>
          </table:table-cell>
          <table:table-cell table:style-name="ce1" office:value-type="string">
            <text:p>1.2426e-05</text:p>
          </table:table-cell>
          <table:table-cell office:value-type="float" office:value="0">
            <text:p>0</text:p>
          </table:table-cell>
          <table:table-cell table:style-name="ce1" office:value-type="string">
            <text:p>7.6928e-06</text:p>
          </table:table-cell>
          <table:table-cell table:style-name="ce1" office:value-type="string">
            <text:p>4.3568e-11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211.3">
            <text:p>1211.3</text:p>
          </table:table-cell>
          <table:table-cell table:formula="of:=[.Q7]*1000000" office:value-type="float" office:value="99.253">
            <text:p>99.253</text:p>
          </table:table-cell>
          <table:table-cell table:formula="of:=[.R7]*1000000" office:value-type="float" office:value="22.565">
            <text:p>22.565</text:p>
          </table:table-cell>
          <table:table-cell table:formula="of:=[.S7]*1000000" office:value-type="float" office:value="11.417">
            <text:p>11.417</text:p>
          </table:table-cell>
          <table:table-cell table:formula="of:=[.T7]*1000000" office:value-type="float" office:value="0.34366">
            <text:p>0.34366</text:p>
          </table:table-cell>
          <table:table-cell table:formula="of:=[.U7]*1000000" office:value-type="float" office:value="4.4087">
            <text:p>4.4087</text:p>
          </table:table-cell>
          <table:table-cell table:formula="of:=[.V7]*1000000" office:value-type="float" office:value="0.00002215">
            <text:p>0.00002215</text:p>
          </table:table-cell>
          <table:table-cell table:formula="of:=[.W7]*1000000" office:value-type="float" office:value="1211.3">
            <text:p>1211.3</text:p>
          </table:table-cell>
          <table:table-cell table:formula="of:=[.X7]*1000000" office:value-type="float" office:value="99.233">
            <text:p>99.233</text:p>
          </table:table-cell>
          <table:table-cell table:formula="of:=[.Y7]*1000000" office:value-type="float" office:value="22.577">
            <text:p>22.577</text:p>
          </table:table-cell>
          <table:table-cell table:formula="of:=[.Z7]*1000000" office:value-type="float" office:value="15.709">
            <text:p>15.709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4.4081">
            <text:p>4.4081</text:p>
          </table:table-cell>
          <table:table-cell table:formula="of:=[.AC7]*1000000" office:value-type="float" office:value="0.00002215">
            <text:p>0.00002215</text:p>
          </table:table-cell>
          <table:table-cell office:value-type="float" office:value="0.0012113">
            <text:p>0.0012113</text:p>
          </table:table-cell>
          <table:table-cell table:style-name="ce1" office:value-type="string">
            <text:p>9.9253e-05</text:p>
          </table:table-cell>
          <table:table-cell table:style-name="ce1" office:value-type="string">
            <text:p>2.2565e-05</text:p>
          </table:table-cell>
          <table:table-cell table:style-name="ce1" office:value-type="string">
            <text:p>1.1417e-05</text:p>
          </table:table-cell>
          <table:table-cell table:style-name="ce1" office:value-type="string">
            <text:p>3.4366e-07</text:p>
          </table:table-cell>
          <table:table-cell table:style-name="ce1" office:value-type="string">
            <text:p>4.4087e-06</text:p>
          </table:table-cell>
          <table:table-cell table:style-name="ce1" office:value-type="string">
            <text:p>2.215e-11</text:p>
          </table:table-cell>
          <table:table-cell office:value-type="float" office:value="0.0012113">
            <text:p>0.0012113</text:p>
          </table:table-cell>
          <table:table-cell table:style-name="ce1" office:value-type="string">
            <text:p>9.9233e-05</text:p>
          </table:table-cell>
          <table:table-cell table:style-name="ce1" office:value-type="string">
            <text:p>2.2577e-05</text:p>
          </table:table-cell>
          <table:table-cell table:style-name="ce1" office:value-type="string">
            <text:p>1.5709e-05</text:p>
          </table:table-cell>
          <table:table-cell office:value-type="float" office:value="0">
            <text:p>0</text:p>
          </table:table-cell>
          <table:table-cell table:style-name="ce1" office:value-type="string">
            <text:p>4.4081e-06</text:p>
          </table:table-cell>
          <table:table-cell table:style-name="ce1" office:value-type="string">
            <text:p>2.215e-11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150.5">
            <text:p>1150.5</text:p>
          </table:table-cell>
          <table:table-cell table:formula="of:=[.Q8]*1000000" office:value-type="float" office:value="136.73">
            <text:p>136.73</text:p>
          </table:table-cell>
          <table:table-cell table:formula="of:=[.R8]*1000000" office:value-type="float" office:value="42.595">
            <text:p>42.595</text:p>
          </table:table-cell>
          <table:table-cell table:formula="of:=[.S8]*1000000" office:value-type="float" office:value="10.812">
            <text:p>10.812</text:p>
          </table:table-cell>
          <table:table-cell table:formula="of:=[.T8]*1000000" office:value-type="float" office:value="0.46022">
            <text:p>0.46022</text:p>
          </table:table-cell>
          <table:table-cell table:formula="of:=[.U8]*1000000" office:value-type="float" office:value="2.8914">
            <text:p>2.8914</text:p>
          </table:table-cell>
          <table:table-cell table:formula="of:=[.V8]*1000000" office:value-type="float" office:value="0.000009353">
            <text:p>0.000009353</text:p>
          </table:table-cell>
          <table:table-cell table:formula="of:=[.W8]*1000000" office:value-type="float" office:value="1150.5">
            <text:p>1150.5</text:p>
          </table:table-cell>
          <table:table-cell table:formula="of:=[.X8]*1000000" office:value-type="float" office:value="136.7">
            <text:p>136.7</text:p>
          </table:table-cell>
          <table:table-cell table:formula="of:=[.Y8]*1000000" office:value-type="float" office:value="42.611">
            <text:p>42.611</text:p>
          </table:table-cell>
          <table:table-cell table:formula="of:=[.Z8]*1000000" office:value-type="float" office:value="17.218">
            <text:p>17.218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2.8916">
            <text:p>2.8916</text:p>
          </table:table-cell>
          <table:table-cell table:formula="of:=[.AC8]*1000000" office:value-type="float" office:value="0.000009353">
            <text:p>0.000009353</text:p>
          </table:table-cell>
          <table:table-cell office:value-type="float" office:value="0.0011505">
            <text:p>0.0011505</text:p>
          </table:table-cell>
          <table:table-cell office:value-type="float" office:value="0.00013673">
            <text:p>0.00013673</text:p>
          </table:table-cell>
          <table:table-cell table:style-name="ce1" office:value-type="string">
            <text:p>4.2595e-05</text:p>
          </table:table-cell>
          <table:table-cell table:style-name="ce1" office:value-type="string">
            <text:p>1.0812e-05</text:p>
          </table:table-cell>
          <table:table-cell table:style-name="ce1" office:value-type="string">
            <text:p>4.6022e-07</text:p>
          </table:table-cell>
          <table:table-cell table:style-name="ce1" office:value-type="string">
            <text:p>2.8914e-06</text:p>
          </table:table-cell>
          <table:table-cell table:style-name="ce1" office:value-type="string">
            <text:p>9.353e-12</text:p>
          </table:table-cell>
          <table:table-cell office:value-type="float" office:value="0.0011505">
            <text:p>0.0011505</text:p>
          </table:table-cell>
          <table:table-cell office:value-type="float" office:value="0.0001367">
            <text:p>0.0001367</text:p>
          </table:table-cell>
          <table:table-cell table:style-name="ce1" office:value-type="string">
            <text:p>4.2611e-05</text:p>
          </table:table-cell>
          <table:table-cell table:style-name="ce1" office:value-type="string">
            <text:p>1.7218e-05</text:p>
          </table:table-cell>
          <table:table-cell office:value-type="float" office:value="0">
            <text:p>0</text:p>
          </table:table-cell>
          <table:table-cell table:style-name="ce1" office:value-type="string">
            <text:p>2.8916e-06</text:p>
          </table:table-cell>
          <table:table-cell table:style-name="ce1" office:value-type="string">
            <text:p>9.353e-12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094.1">
            <text:p>1094.1</text:p>
          </table:table-cell>
          <table:table-cell table:formula="of:=[.Q9]*1000000" office:value-type="float" office:value="167.26">
            <text:p>167.26</text:p>
          </table:table-cell>
          <table:table-cell table:formula="of:=[.R9]*1000000" office:value-type="float" office:value="68.419">
            <text:p>68.419</text:p>
          </table:table-cell>
          <table:table-cell table:formula="of:=[.S9]*1000000" office:value-type="float" office:value="9.3088">
            <text:p>9.3088</text:p>
          </table:table-cell>
          <table:table-cell table:formula="of:=[.T9]*1000000" office:value-type="float" office:value="0.57755">
            <text:p>0.57755</text:p>
          </table:table-cell>
          <table:table-cell table:formula="of:=[.U9]*1000000" office:value-type="float" office:value="2.141">
            <text:p>2.141</text:p>
          </table:table-cell>
          <table:table-cell table:formula="of:=[.V9]*1000000" office:value-type="float" office:value="0.0000035522">
            <text:p>3.5522E-006</text:p>
          </table:table-cell>
          <table:table-cell table:formula="of:=[.W9]*1000000" office:value-type="float" office:value="1094.1">
            <text:p>1094.1</text:p>
          </table:table-cell>
          <table:table-cell table:formula="of:=[.X9]*1000000" office:value-type="float" office:value="167.23">
            <text:p>167.23</text:p>
          </table:table-cell>
          <table:table-cell table:formula="of:=[.Y9]*1000000" office:value-type="float" office:value="68.439">
            <text:p>68.439</text:p>
          </table:table-cell>
          <table:table-cell table:formula="of:=[.Z9]*1000000" office:value-type="float" office:value="17.952">
            <text:p>17.952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2.1412">
            <text:p>2.1412</text:p>
          </table:table-cell>
          <table:table-cell table:formula="of:=[.AC9]*1000000" office:value-type="float" office:value="0.0000035522">
            <text:p>3.5522E-006</text:p>
          </table:table-cell>
          <table:table-cell office:value-type="float" office:value="0.0010941">
            <text:p>0.0010941</text:p>
          </table:table-cell>
          <table:table-cell office:value-type="float" office:value="0.00016726">
            <text:p>0.00016726</text:p>
          </table:table-cell>
          <table:table-cell table:style-name="ce1" office:value-type="string">
            <text:p>6.8419e-05</text:p>
          </table:table-cell>
          <table:table-cell table:style-name="ce1" office:value-type="string">
            <text:p>9.3088e-06</text:p>
          </table:table-cell>
          <table:table-cell table:style-name="ce1" office:value-type="string">
            <text:p>5.7755e-07</text:p>
          </table:table-cell>
          <table:table-cell table:style-name="ce1" office:value-type="string">
            <text:p>2.141e-06</text:p>
          </table:table-cell>
          <table:table-cell table:style-name="ce1" office:value-type="string">
            <text:p>3.5522e-12</text:p>
          </table:table-cell>
          <table:table-cell office:value-type="float" office:value="0.0010941">
            <text:p>0.0010941</text:p>
          </table:table-cell>
          <table:table-cell office:value-type="float" office:value="0.00016723">
            <text:p>0.00016723</text:p>
          </table:table-cell>
          <table:table-cell table:style-name="ce1" office:value-type="string">
            <text:p>6.8439e-05</text:p>
          </table:table-cell>
          <table:table-cell table:style-name="ce1" office:value-type="string">
            <text:p>1.7952e-05</text:p>
          </table:table-cell>
          <table:table-cell office:value-type="float" office:value="0">
            <text:p>0</text:p>
          </table:table-cell>
          <table:table-cell table:style-name="ce1" office:value-type="string">
            <text:p>2.1412e-06</text:p>
          </table:table-cell>
          <table:table-cell table:style-name="ce1" office:value-type="string">
            <text:p>3.5522e-12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048.2">
            <text:p>1048.2</text:p>
          </table:table-cell>
          <table:table-cell table:formula="of:=[.Q10]*1000000" office:value-type="float" office:value="187.83">
            <text:p>187.83</text:p>
          </table:table-cell>
          <table:table-cell table:formula="of:=[.R10]*1000000" office:value-type="float" office:value="95.343">
            <text:p>95.343</text:p>
          </table:table-cell>
          <table:table-cell table:formula="of:=[.S10]*1000000" office:value-type="float" office:value="7.9582">
            <text:p>7.9582</text:p>
          </table:table-cell>
          <table:table-cell table:formula="of:=[.T10]*1000000" office:value-type="float" office:value="0.67494">
            <text:p>0.67494</text:p>
          </table:table-cell>
          <table:table-cell table:formula="of:=[.U10]*1000000" office:value-type="float" office:value="1.6227">
            <text:p>1.6227</text:p>
          </table:table-cell>
          <table:table-cell table:formula="of:=[.V10]*1000000" office:value-type="float" office:value="0.0000018837">
            <text:p>1.8837E-006</text:p>
          </table:table-cell>
          <table:table-cell table:formula="of:=[.W10]*1000000" office:value-type="float" office:value="1048.2">
            <text:p>1048.2</text:p>
          </table:table-cell>
          <table:table-cell table:formula="of:=[.X10]*1000000" office:value-type="float" office:value="187.78">
            <text:p>187.78</text:p>
          </table:table-cell>
          <table:table-cell table:formula="of:=[.Y10]*1000000" office:value-type="float" office:value="95.367">
            <text:p>95.367</text:p>
          </table:table-cell>
          <table:table-cell table:formula="of:=[.Z10]*1000000" office:value-type="float" office:value="18.456">
            <text:p>18.456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.6228">
            <text:p>1.6228</text:p>
          </table:table-cell>
          <table:table-cell table:formula="of:=[.AC10]*1000000" office:value-type="float" office:value="0.0000018838">
            <text:p>1.8838E-006</text:p>
          </table:table-cell>
          <table:table-cell office:value-type="float" office:value="0.0010482">
            <text:p>0.0010482</text:p>
          </table:table-cell>
          <table:table-cell office:value-type="float" office:value="0.00018783">
            <text:p>0.00018783</text:p>
          </table:table-cell>
          <table:table-cell table:style-name="ce1" office:value-type="string">
            <text:p>9.5343e-05</text:p>
          </table:table-cell>
          <table:table-cell table:style-name="ce1" office:value-type="string">
            <text:p>7.9582e-06</text:p>
          </table:table-cell>
          <table:table-cell table:style-name="ce1" office:value-type="string">
            <text:p>6.7494e-07</text:p>
          </table:table-cell>
          <table:table-cell table:style-name="ce1" office:value-type="string">
            <text:p>1.6227e-06</text:p>
          </table:table-cell>
          <table:table-cell table:style-name="ce1" office:value-type="string">
            <text:p>1.8837e-12</text:p>
          </table:table-cell>
          <table:table-cell office:value-type="float" office:value="0.0010482">
            <text:p>0.0010482</text:p>
          </table:table-cell>
          <table:table-cell office:value-type="float" office:value="0.00018778">
            <text:p>0.00018778</text:p>
          </table:table-cell>
          <table:table-cell table:style-name="ce1" office:value-type="string">
            <text:p>9.5367e-05</text:p>
          </table:table-cell>
          <table:table-cell table:style-name="ce1" office:value-type="string">
            <text:p>1.8456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28e-06</text:p>
          </table:table-cell>
          <table:table-cell table:style-name="ce1" office:value-type="string">
            <text:p>1.8838e-12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006.7">
            <text:p>1006.7</text:p>
          </table:table-cell>
          <table:table-cell table:formula="of:=[.Q11]*1000000" office:value-type="float" office:value="202.21">
            <text:p>202.21</text:p>
          </table:table-cell>
          <table:table-cell table:formula="of:=[.R11]*1000000" office:value-type="float" office:value="124.77">
            <text:p>124.77</text:p>
          </table:table-cell>
          <table:table-cell table:formula="of:=[.S11]*1000000" office:value-type="float" office:value="6.7795">
            <text:p>6.7795</text:p>
          </table:table-cell>
          <table:table-cell table:formula="of:=[.T11]*1000000" office:value-type="float" office:value="0.76068">
            <text:p>0.76068</text:p>
          </table:table-cell>
          <table:table-cell table:formula="of:=[.U11]*1000000" office:value-type="float" office:value="1.1845">
            <text:p>1.1845</text:p>
          </table:table-cell>
          <table:table-cell table:formula="of:=[.V11]*1000000" office:value-type="float" office:value="0.0000014007">
            <text:p>1.4007E-006</text:p>
          </table:table-cell>
          <table:table-cell table:formula="of:=[.W11]*1000000" office:value-type="float" office:value="1006.7">
            <text:p>1006.7</text:p>
          </table:table-cell>
          <table:table-cell table:formula="of:=[.X11]*1000000" office:value-type="float" office:value="202.16">
            <text:p>202.16</text:p>
          </table:table-cell>
          <table:table-cell table:formula="of:=[.Y11]*1000000" office:value-type="float" office:value="124.8">
            <text:p>124.8</text:p>
          </table:table-cell>
          <table:table-cell table:formula="of:=[.Z11]*1000000" office:value-type="float" office:value="18.883">
            <text:p>18.883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.1846">
            <text:p>1.1846</text:p>
          </table:table-cell>
          <table:table-cell table:formula="of:=[.AC11]*1000000" office:value-type="float" office:value="0.0000014007">
            <text:p>1.4007E-006</text:p>
          </table:table-cell>
          <table:table-cell office:value-type="float" office:value="0.0010067">
            <text:p>0.0010067</text:p>
          </table:table-cell>
          <table:table-cell office:value-type="float" office:value="0.00020221">
            <text:p>0.00020221</text:p>
          </table:table-cell>
          <table:table-cell office:value-type="float" office:value="0.00012477">
            <text:p>0.00012477</text:p>
          </table:table-cell>
          <table:table-cell table:style-name="ce1" office:value-type="string">
            <text:p>6.7795e-06</text:p>
          </table:table-cell>
          <table:table-cell table:style-name="ce1" office:value-type="string">
            <text:p>7.6068e-07</text:p>
          </table:table-cell>
          <table:table-cell table:style-name="ce1" office:value-type="string">
            <text:p>1.1845e-06</text:p>
          </table:table-cell>
          <table:table-cell table:style-name="ce1" office:value-type="string">
            <text:p>1.4007e-12</text:p>
          </table:table-cell>
          <table:table-cell office:value-type="float" office:value="0.0010067">
            <text:p>0.0010067</text:p>
          </table:table-cell>
          <table:table-cell office:value-type="float" office:value="0.00020216">
            <text:p>0.00020216</text:p>
          </table:table-cell>
          <table:table-cell office:value-type="float" office:value="0.0001248">
            <text:p>0.0001248</text:p>
          </table:table-cell>
          <table:table-cell table:style-name="ce1" office:value-type="string">
            <text:p>1.8883e-05</text:p>
          </table:table-cell>
          <table:table-cell office:value-type="float" office:value="0">
            <text:p>0</text:p>
          </table:table-cell>
          <table:table-cell table:style-name="ce1" office:value-type="string">
            <text:p>1.1846e-06</text:p>
          </table:table-cell>
          <table:table-cell table:style-name="ce1" office:value-type="string">
            <text:p>1.4007e-12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969.6">
            <text:p>969.6</text:p>
          </table:table-cell>
          <table:table-cell table:formula="of:=[.Q12]*1000000" office:value-type="float" office:value="211.29">
            <text:p>211.29</text:p>
          </table:table-cell>
          <table:table-cell table:formula="of:=[.R12]*1000000" office:value-type="float" office:value="155.26">
            <text:p>155.26</text:p>
          </table:table-cell>
          <table:table-cell table:formula="of:=[.S12]*1000000" office:value-type="float" office:value="5.8231">
            <text:p>5.8231</text:p>
          </table:table-cell>
          <table:table-cell table:formula="of:=[.T12]*1000000" office:value-type="float" office:value="0.83029">
            <text:p>0.83029</text:p>
          </table:table-cell>
          <table:table-cell table:formula="of:=[.U12]*1000000" office:value-type="float" office:value="0.81846">
            <text:p>0.81846</text:p>
          </table:table-cell>
          <table:table-cell table:formula="of:=[.V12]*1000000" office:value-type="float" office:value="0.0000012307">
            <text:p>1.2307E-006</text:p>
          </table:table-cell>
          <table:table-cell table:formula="of:=[.W12]*1000000" office:value-type="float" office:value="969.6">
            <text:p>969.6</text:p>
          </table:table-cell>
          <table:table-cell table:formula="of:=[.X12]*1000000" office:value-type="float" office:value="211.24">
            <text:p>211.24</text:p>
          </table:table-cell>
          <table:table-cell table:formula="of:=[.Y12]*1000000" office:value-type="float" office:value="155.29">
            <text:p>155.29</text:p>
          </table:table-cell>
          <table:table-cell table:formula="of:=[.Z12]*1000000" office:value-type="float" office:value="19.24">
            <text:p>19.24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0.81857">
            <text:p>0.81857</text:p>
          </table:table-cell>
          <table:table-cell table:formula="of:=[.AC12]*1000000" office:value-type="float" office:value="0.0000012307">
            <text:p>1.2307E-006</text:p>
          </table:table-cell>
          <table:table-cell office:value-type="float" office:value="0.0009696">
            <text:p>0.0009696</text:p>
          </table:table-cell>
          <table:table-cell office:value-type="float" office:value="0.00021129">
            <text:p>0.00021129</text:p>
          </table:table-cell>
          <table:table-cell office:value-type="float" office:value="0.00015526">
            <text:p>0.00015526</text:p>
          </table:table-cell>
          <table:table-cell table:style-name="ce1" office:value-type="string">
            <text:p>5.8231e-06</text:p>
          </table:table-cell>
          <table:table-cell table:style-name="ce1" office:value-type="string">
            <text:p>8.3029e-07</text:p>
          </table:table-cell>
          <table:table-cell table:style-name="ce1" office:value-type="string">
            <text:p>8.1846e-07</text:p>
          </table:table-cell>
          <table:table-cell table:style-name="ce1" office:value-type="string">
            <text:p>1.2307e-12</text:p>
          </table:table-cell>
          <table:table-cell office:value-type="float" office:value="0.0009696">
            <text:p>0.0009696</text:p>
          </table:table-cell>
          <table:table-cell office:value-type="float" office:value="0.00021124">
            <text:p>0.00021124</text:p>
          </table:table-cell>
          <table:table-cell office:value-type="float" office:value="0.00015529">
            <text:p>0.00015529</text:p>
          </table:table-cell>
          <table:table-cell table:style-name="ce1" office:value-type="string">
            <text:p>1.924e-05</text:p>
          </table:table-cell>
          <table:table-cell office:value-type="float" office:value="0">
            <text:p>0</text:p>
          </table:table-cell>
          <table:table-cell table:style-name="ce1" office:value-type="string">
            <text:p>8.1857e-07</text:p>
          </table:table-cell>
          <table:table-cell table:style-name="ce1" office:value-type="string">
            <text:p>1.2307e-12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938.14">
            <text:p>938.14</text:p>
          </table:table-cell>
          <table:table-cell table:formula="of:=[.Q13]*1000000" office:value-type="float" office:value="216.12">
            <text:p>216.12</text:p>
          </table:table-cell>
          <table:table-cell table:formula="of:=[.R13]*1000000" office:value-type="float" office:value="184.08">
            <text:p>184.08</text:p>
          </table:table-cell>
          <table:table-cell table:formula="of:=[.S13]*1000000" office:value-type="float" office:value="5.0968">
            <text:p>5.0968</text:p>
          </table:table-cell>
          <table:table-cell table:formula="of:=[.T13]*1000000" office:value-type="float" office:value="0.87979">
            <text:p>0.87979</text:p>
          </table:table-cell>
          <table:table-cell table:formula="of:=[.U13]*1000000" office:value-type="float" office:value="0.53868">
            <text:p>0.53868</text:p>
          </table:table-cell>
          <table:table-cell table:formula="of:=[.V13]*1000000" office:value-type="float" office:value="0.0000011337">
            <text:p>1.1337E-006</text:p>
          </table:table-cell>
          <table:table-cell table:formula="of:=[.W13]*1000000" office:value-type="float" office:value="938.14">
            <text:p>938.14</text:p>
          </table:table-cell>
          <table:table-cell table:formula="of:=[.X13]*1000000" office:value-type="float" office:value="216.07">
            <text:p>216.07</text:p>
          </table:table-cell>
          <table:table-cell table:formula="of:=[.Y13]*1000000" office:value-type="float" office:value="184.11">
            <text:p>184.11</text:p>
          </table:table-cell>
          <table:table-cell table:formula="of:=[.Z13]*1000000" office:value-type="float" office:value="19.514">
            <text:p>19.514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0.53878">
            <text:p>0.53878</text:p>
          </table:table-cell>
          <table:table-cell table:formula="of:=[.AC13]*1000000" office:value-type="float" office:value="0.0000011337">
            <text:p>1.1337E-006</text:p>
          </table:table-cell>
          <table:table-cell office:value-type="float" office:value="0.00093814">
            <text:p>0.00093814</text:p>
          </table:table-cell>
          <table:table-cell office:value-type="float" office:value="0.00021612">
            <text:p>0.00021612</text:p>
          </table:table-cell>
          <table:table-cell office:value-type="float" office:value="0.00018408">
            <text:p>0.00018408</text:p>
          </table:table-cell>
          <table:table-cell table:style-name="ce1" office:value-type="string">
            <text:p>5.0968e-06</text:p>
          </table:table-cell>
          <table:table-cell table:style-name="ce1" office:value-type="string">
            <text:p>8.7979e-07</text:p>
          </table:table-cell>
          <table:table-cell table:style-name="ce1" office:value-type="string">
            <text:p>5.3868e-07</text:p>
          </table:table-cell>
          <table:table-cell table:style-name="ce1" office:value-type="string">
            <text:p>1.1337e-12</text:p>
          </table:table-cell>
          <table:table-cell office:value-type="float" office:value="0.00093814">
            <text:p>0.00093814</text:p>
          </table:table-cell>
          <table:table-cell office:value-type="float" office:value="0.00021607">
            <text:p>0.00021607</text:p>
          </table:table-cell>
          <table:table-cell office:value-type="float" office:value="0.00018411">
            <text:p>0.00018411</text:p>
          </table:table-cell>
          <table:table-cell table:style-name="ce1" office:value-type="string">
            <text:p>1.9514e-05</text:p>
          </table:table-cell>
          <table:table-cell office:value-type="float" office:value="0">
            <text:p>0</text:p>
          </table:table-cell>
          <table:table-cell table:style-name="ce1" office:value-type="string">
            <text:p>5.3878e-07</text:p>
          </table:table-cell>
          <table:table-cell table:style-name="ce1" office:value-type="string">
            <text:p>1.1337e-12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909.81">
            <text:p>909.81</text:p>
          </table:table-cell>
          <table:table-cell table:formula="of:=[.Q14]*1000000" office:value-type="float" office:value="218.29">
            <text:p>218.29</text:p>
          </table:table-cell>
          <table:table-cell table:formula="of:=[.R14]*1000000" office:value-type="float" office:value="212.15">
            <text:p>212.15</text:p>
          </table:table-cell>
          <table:table-cell table:formula="of:=[.S14]*1000000" office:value-type="float" office:value="4.4958">
            <text:p>4.4958</text:p>
          </table:table-cell>
          <table:table-cell table:formula="of:=[.T14]*1000000" office:value-type="float" office:value="0.91735">
            <text:p>0.91735</text:p>
          </table:table-cell>
          <table:table-cell table:formula="of:=[.U14]*1000000" office:value-type="float" office:value="0.32749">
            <text:p>0.32749</text:p>
          </table:table-cell>
          <table:table-cell table:formula="of:=[.V14]*1000000" office:value-type="float" office:value="0.0000010512">
            <text:p>1.0512E-006</text:p>
          </table:table-cell>
          <table:table-cell table:formula="of:=[.W14]*1000000" office:value-type="float" office:value="909.81">
            <text:p>909.81</text:p>
          </table:table-cell>
          <table:table-cell table:formula="of:=[.X14]*1000000" office:value-type="float" office:value="218.24">
            <text:p>218.24</text:p>
          </table:table-cell>
          <table:table-cell table:formula="of:=[.Y14]*1000000" office:value-type="float" office:value="212.18">
            <text:p>212.18</text:p>
          </table:table-cell>
          <table:table-cell table:formula="of:=[.Z14]*1000000" office:value-type="float" office:value="19.721">
            <text:p>19.721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0.32757">
            <text:p>0.32757</text:p>
          </table:table-cell>
          <table:table-cell table:formula="of:=[.AC14]*1000000" office:value-type="float" office:value="0.0000010512">
            <text:p>1.0512E-006</text:p>
          </table:table-cell>
          <table:table-cell office:value-type="float" office:value="0.00090981">
            <text:p>0.00090981</text:p>
          </table:table-cell>
          <table:table-cell office:value-type="float" office:value="0.00021829">
            <text:p>0.00021829</text:p>
          </table:table-cell>
          <table:table-cell office:value-type="float" office:value="0.00021215">
            <text:p>0.00021215</text:p>
          </table:table-cell>
          <table:table-cell table:style-name="ce1" office:value-type="string">
            <text:p>4.4958e-06</text:p>
          </table:table-cell>
          <table:table-cell table:style-name="ce1" office:value-type="string">
            <text:p>9.1735e-07</text:p>
          </table:table-cell>
          <table:table-cell table:style-name="ce1" office:value-type="string">
            <text:p>3.2749e-07</text:p>
          </table:table-cell>
          <table:table-cell table:style-name="ce1" office:value-type="string">
            <text:p>1.0512e-12</text:p>
          </table:table-cell>
          <table:table-cell office:value-type="float" office:value="0.00090981">
            <text:p>0.00090981</text:p>
          </table:table-cell>
          <table:table-cell office:value-type="float" office:value="0.00021824">
            <text:p>0.00021824</text:p>
          </table:table-cell>
          <table:table-cell office:value-type="float" office:value="0.00021218">
            <text:p>0.00021218</text:p>
          </table:table-cell>
          <table:table-cell table:style-name="ce1" office:value-type="string">
            <text:p>1.9721e-05</text:p>
          </table:table-cell>
          <table:table-cell office:value-type="float" office:value="0">
            <text:p>0</text:p>
          </table:table-cell>
          <table:table-cell table:style-name="ce1" office:value-type="string">
            <text:p>3.2757e-07</text:p>
          </table:table-cell>
          <table:table-cell table:style-name="ce1" office:value-type="string">
            <text:p>1.0512e-12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884.05">
            <text:p>884.05</text:p>
          </table:table-cell>
          <table:table-cell table:formula="of:=[.Q15]*1000000" office:value-type="float" office:value="218.64">
            <text:p>218.64</text:p>
          </table:table-cell>
          <table:table-cell table:formula="of:=[.R15]*1000000" office:value-type="float" office:value="239.25">
            <text:p>239.25</text:p>
          </table:table-cell>
          <table:table-cell table:formula="of:=[.S15]*1000000" office:value-type="float" office:value="3.9746">
            <text:p>3.9746</text:p>
          </table:table-cell>
          <table:table-cell table:formula="of:=[.T15]*1000000" office:value-type="float" office:value="0.94672">
            <text:p>0.94672</text:p>
          </table:table-cell>
          <table:table-cell table:formula="of:=[.U15]*1000000" office:value-type="float" office:value="0.18178">
            <text:p>0.18178</text:p>
          </table:table-cell>
          <table:table-cell table:formula="of:=[.V15]*1000000" office:value-type="float" office:value="0.00000097647">
            <text:p>9.7647E-007</text:p>
          </table:table-cell>
          <table:table-cell table:formula="of:=[.W15]*1000000" office:value-type="float" office:value="884.05">
            <text:p>884.05</text:p>
          </table:table-cell>
          <table:table-cell table:formula="of:=[.X15]*1000000" office:value-type="float" office:value="218.58">
            <text:p>218.58</text:p>
          </table:table-cell>
          <table:table-cell table:formula="of:=[.Y15]*1000000" office:value-type="float" office:value="239.29">
            <text:p>239.29</text:p>
          </table:table-cell>
          <table:table-cell table:formula="of:=[.Z15]*1000000" office:value-type="float" office:value="19.863">
            <text:p>19.863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0.18184">
            <text:p>0.18184</text:p>
          </table:table-cell>
          <table:table-cell table:formula="of:=[.AC15]*1000000" office:value-type="float" office:value="0.00000097648">
            <text:p>9.7648E-007</text:p>
          </table:table-cell>
          <table:table-cell office:value-type="float" office:value="0.00088405">
            <text:p>0.00088405</text:p>
          </table:table-cell>
          <table:table-cell office:value-type="float" office:value="0.00021864">
            <text:p>0.00021864</text:p>
          </table:table-cell>
          <table:table-cell office:value-type="float" office:value="0.00023925">
            <text:p>0.00023925</text:p>
          </table:table-cell>
          <table:table-cell table:style-name="ce1" office:value-type="string">
            <text:p>3.9746e-06</text:p>
          </table:table-cell>
          <table:table-cell table:style-name="ce1" office:value-type="string">
            <text:p>9.4672e-07</text:p>
          </table:table-cell>
          <table:table-cell table:style-name="ce1" office:value-type="string">
            <text:p>1.8178e-07</text:p>
          </table:table-cell>
          <table:table-cell table:style-name="ce1" office:value-type="string">
            <text:p>9.7647e-13</text:p>
          </table:table-cell>
          <table:table-cell office:value-type="float" office:value="0.00088405">
            <text:p>0.00088405</text:p>
          </table:table-cell>
          <table:table-cell office:value-type="float" office:value="0.00021858">
            <text:p>0.00021858</text:p>
          </table:table-cell>
          <table:table-cell office:value-type="float" office:value="0.00023929">
            <text:p>0.00023929</text:p>
          </table:table-cell>
          <table:table-cell table:style-name="ce1" office:value-type="string">
            <text:p>1.9863e-05</text:p>
          </table:table-cell>
          <table:table-cell office:value-type="float" office:value="0">
            <text:p>0</text:p>
          </table:table-cell>
          <table:table-cell table:style-name="ce1" office:value-type="string">
            <text:p>1.8184e-07</text:p>
          </table:table-cell>
          <table:table-cell table:style-name="ce1" office:value-type="string">
            <text:p>9.7648e-13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860.47">
            <text:p>860.47</text:p>
          </table:table-cell>
          <table:table-cell table:formula="of:=[.Q16]*1000000" office:value-type="float" office:value="217.72">
            <text:p>217.72</text:p>
          </table:table-cell>
          <table:table-cell table:formula="of:=[.R16]*1000000" office:value-type="float" office:value="265.26">
            <text:p>265.26</text:p>
          </table:table-cell>
          <table:table-cell table:formula="of:=[.S16]*1000000" office:value-type="float" office:value="3.5062">
            <text:p>3.5062</text:p>
          </table:table-cell>
          <table:table-cell table:formula="of:=[.T16]*1000000" office:value-type="float" office:value="0.971">
            <text:p>0.971</text:p>
          </table:table-cell>
          <table:table-cell table:formula="of:=[.U16]*1000000" office:value-type="float" office:value="0.09149">
            <text:p>0.09149</text:p>
          </table:table-cell>
          <table:table-cell table:formula="of:=[.V16]*1000000" office:value-type="float" office:value="0.00000090974">
            <text:p>9.0974E-007</text:p>
          </table:table-cell>
          <table:table-cell table:formula="of:=[.W16]*1000000" office:value-type="float" office:value="860.47">
            <text:p>860.47</text:p>
          </table:table-cell>
          <table:table-cell table:formula="of:=[.X16]*1000000" office:value-type="float" office:value="217.67">
            <text:p>217.67</text:p>
          </table:table-cell>
          <table:table-cell table:formula="of:=[.Y16]*1000000" office:value-type="float" office:value="265.3">
            <text:p>265.3</text:p>
          </table:table-cell>
          <table:table-cell table:formula="of:=[.Z16]*1000000" office:value-type="float" office:value="19.951">
            <text:p>19.951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0.091531">
            <text:p>0.091531</text:p>
          </table:table-cell>
          <table:table-cell table:formula="of:=[.AC16]*1000000" office:value-type="float" office:value="0.00000090974">
            <text:p>9.0974E-007</text:p>
          </table:table-cell>
          <table:table-cell office:value-type="float" office:value="0.00086047">
            <text:p>0.00086047</text:p>
          </table:table-cell>
          <table:table-cell office:value-type="float" office:value="0.00021772">
            <text:p>0.00021772</text:p>
          </table:table-cell>
          <table:table-cell office:value-type="float" office:value="0.00026526">
            <text:p>0.00026526</text:p>
          </table:table-cell>
          <table:table-cell table:style-name="ce1" office:value-type="string">
            <text:p>3.5062e-06</text:p>
          </table:table-cell>
          <table:table-cell table:style-name="ce1" office:value-type="string">
            <text:p>9.71e-07</text:p>
          </table:table-cell>
          <table:table-cell table:style-name="ce1" office:value-type="string">
            <text:p>9.149e-08</text:p>
          </table:table-cell>
          <table:table-cell table:style-name="ce1" office:value-type="string">
            <text:p>9.0974e-13</text:p>
          </table:table-cell>
          <table:table-cell office:value-type="float" office:value="0.00086047">
            <text:p>0.00086047</text:p>
          </table:table-cell>
          <table:table-cell office:value-type="float" office:value="0.00021767">
            <text:p>0.00021767</text:p>
          </table:table-cell>
          <table:table-cell office:value-type="float" office:value="0.0002653">
            <text:p>0.0002653</text:p>
          </table:table-cell>
          <table:table-cell table:style-name="ce1" office:value-type="string">
            <text:p>1.9951e-05</text:p>
          </table:table-cell>
          <table:table-cell office:value-type="float" office:value="0">
            <text:p>0</text:p>
          </table:table-cell>
          <table:table-cell table:style-name="ce1" office:value-type="string">
            <text:p>9.1531e-08</text:p>
          </table:table-cell>
          <table:table-cell table:style-name="ce1" office:value-type="string">
            <text:p>9.0974e-13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838.74">
            <text:p>838.74</text:p>
          </table:table-cell>
          <table:table-cell table:formula="of:=[.Q17]*1000000" office:value-type="float" office:value="215.94">
            <text:p>215.94</text:p>
          </table:table-cell>
          <table:table-cell table:formula="of:=[.R17]*1000000" office:value-type="float" office:value="290.13">
            <text:p>290.13</text:p>
          </table:table-cell>
          <table:table-cell table:formula="of:=[.S17]*1000000" office:value-type="float" office:value="3.0788">
            <text:p>3.0788</text:p>
          </table:table-cell>
          <table:table-cell table:formula="of:=[.T17]*1000000" office:value-type="float" office:value="0.99243">
            <text:p>0.99243</text:p>
          </table:table-cell>
          <table:table-cell table:formula="of:=[.U17]*1000000" office:value-type="float" office:value="0.041684">
            <text:p>0.041684</text:p>
          </table:table-cell>
          <table:table-cell table:formula="of:=[.V17]*1000000" office:value-type="float" office:value="0.0000008508">
            <text:p>8.508E-007</text:p>
          </table:table-cell>
          <table:table-cell table:formula="of:=[.W17]*1000000" office:value-type="float" office:value="838.74">
            <text:p>838.74</text:p>
          </table:table-cell>
          <table:table-cell table:formula="of:=[.X17]*1000000" office:value-type="float" office:value="215.89">
            <text:p>215.89</text:p>
          </table:table-cell>
          <table:table-cell table:formula="of:=[.Y17]*1000000" office:value-type="float" office:value="290.17">
            <text:p>290.17</text:p>
          </table:table-cell>
          <table:table-cell table:formula="of:=[.Z17]*1000000" office:value-type="float" office:value="19.998">
            <text:p>19.998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0.041708">
            <text:p>0.041708</text:p>
          </table:table-cell>
          <table:table-cell table:formula="of:=[.AC17]*1000000" office:value-type="float" office:value="0.00000085081">
            <text:p>8.5081E-007</text:p>
          </table:table-cell>
          <table:table-cell office:value-type="float" office:value="0.00083874">
            <text:p>0.00083874</text:p>
          </table:table-cell>
          <table:table-cell office:value-type="float" office:value="0.00021594">
            <text:p>0.00021594</text:p>
          </table:table-cell>
          <table:table-cell office:value-type="float" office:value="0.00029013">
            <text:p>0.00029013</text:p>
          </table:table-cell>
          <table:table-cell table:style-name="ce1" office:value-type="string">
            <text:p>3.0788e-06</text:p>
          </table:table-cell>
          <table:table-cell table:style-name="ce1" office:value-type="string">
            <text:p>9.9243e-07</text:p>
          </table:table-cell>
          <table:table-cell table:style-name="ce1" office:value-type="string">
            <text:p>4.1684e-08</text:p>
          </table:table-cell>
          <table:table-cell table:style-name="ce1" office:value-type="string">
            <text:p>8.508e-13</text:p>
          </table:table-cell>
          <table:table-cell office:value-type="float" office:value="0.00083874">
            <text:p>0.00083874</text:p>
          </table:table-cell>
          <table:table-cell office:value-type="float" office:value="0.00021589">
            <text:p>0.00021589</text:p>
          </table:table-cell>
          <table:table-cell office:value-type="float" office:value="0.00029017">
            <text:p>0.00029017</text:p>
          </table:table-cell>
          <table:table-cell table:style-name="ce1" office:value-type="string">
            <text:p>1.9998e-05</text:p>
          </table:table-cell>
          <table:table-cell office:value-type="float" office:value="0">
            <text:p>0</text:p>
          </table:table-cell>
          <table:table-cell table:style-name="ce1" office:value-type="string">
            <text:p>4.1708e-08</text:p>
          </table:table-cell>
          <table:table-cell table:style-name="ce1" office:value-type="string">
            <text:p>8.5081e-13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818.59">
            <text:p>818.59</text:p>
          </table:table-cell>
          <table:table-cell table:formula="of:=[.Q18]*1000000" office:value-type="float" office:value="213.59">
            <text:p>213.59</text:p>
          </table:table-cell>
          <table:table-cell table:formula="of:=[.R18]*1000000" office:value-type="float" office:value="313.86">
            <text:p>313.86</text:p>
          </table:table-cell>
          <table:table-cell table:formula="of:=[.S18]*1000000" office:value-type="float" office:value="2.6891">
            <text:p>2.6891</text:p>
          </table:table-cell>
          <table:table-cell table:formula="of:=[.T18]*1000000" office:value-type="float" office:value="1.0125">
            <text:p>1.0125</text:p>
          </table:table-cell>
          <table:table-cell table:formula="of:=[.U18]*1000000" office:value-type="float" office:value="0.017247">
            <text:p>0.017247</text:p>
          </table:table-cell>
          <table:table-cell table:formula="of:=[.V18]*1000000" office:value-type="float" office:value="0.00000079865">
            <text:p>7.9865E-007</text:p>
          </table:table-cell>
          <table:table-cell table:formula="of:=[.W18]*1000000" office:value-type="float" office:value="818.59">
            <text:p>818.59</text:p>
          </table:table-cell>
          <table:table-cell table:formula="of:=[.X18]*1000000" office:value-type="float" office:value="213.54">
            <text:p>213.54</text:p>
          </table:table-cell>
          <table:table-cell table:formula="of:=[.Y18]*1000000" office:value-type="float" office:value="313.9">
            <text:p>313.9</text:p>
          </table:table-cell>
          <table:table-cell table:formula="of:=[.Z18]*1000000" office:value-type="float" office:value="20.021">
            <text:p>20.021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0.017259">
            <text:p>0.017259</text:p>
          </table:table-cell>
          <table:table-cell table:formula="of:=[.AC18]*1000000" office:value-type="float" office:value="0.00000079866">
            <text:p>7.9866E-007</text:p>
          </table:table-cell>
          <table:table-cell office:value-type="float" office:value="0.00081859">
            <text:p>0.00081859</text:p>
          </table:table-cell>
          <table:table-cell office:value-type="float" office:value="0.00021359">
            <text:p>0.00021359</text:p>
          </table:table-cell>
          <table:table-cell office:value-type="float" office:value="0.00031386">
            <text:p>0.00031386</text:p>
          </table:table-cell>
          <table:table-cell table:style-name="ce1" office:value-type="string">
            <text:p>2.6891e-06</text:p>
          </table:table-cell>
          <table:table-cell table:style-name="ce1" office:value-type="string">
            <text:p>1.0125e-06</text:p>
          </table:table-cell>
          <table:table-cell table:style-name="ce1" office:value-type="string">
            <text:p>1.7247e-08</text:p>
          </table:table-cell>
          <table:table-cell table:style-name="ce1" office:value-type="string">
            <text:p>7.9865e-13</text:p>
          </table:table-cell>
          <table:table-cell office:value-type="float" office:value="0.00081859">
            <text:p>0.00081859</text:p>
          </table:table-cell>
          <table:table-cell office:value-type="float" office:value="0.00021354">
            <text:p>0.00021354</text:p>
          </table:table-cell>
          <table:table-cell office:value-type="float" office:value="0.0003139">
            <text:p>0.0003139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1.7259e-08</text:p>
          </table:table-cell>
          <table:table-cell table:style-name="ce1" office:value-type="string">
            <text:p>7.9866e-13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799.81">
            <text:p>799.81</text:p>
          </table:table-cell>
          <table:table-cell table:formula="of:=[.Q19]*1000000" office:value-type="float" office:value="210.87">
            <text:p>210.87</text:p>
          </table:table-cell>
          <table:table-cell table:formula="of:=[.R19]*1000000" office:value-type="float" office:value="336.49">
            <text:p>336.49</text:p>
          </table:table-cell>
          <table:table-cell table:formula="of:=[.S19]*1000000" office:value-type="float" office:value="2.3362">
            <text:p>2.3362</text:p>
          </table:table-cell>
          <table:table-cell table:formula="of:=[.T19]*1000000" office:value-type="float" office:value="1.032">
            <text:p>1.032</text:p>
          </table:table-cell>
          <table:table-cell table:formula="of:=[.U19]*1000000" office:value-type="float" office:value="0.0065215">
            <text:p>0.0065215</text:p>
          </table:table-cell>
          <table:table-cell table:formula="of:=[.V19]*1000000" office:value-type="float" office:value="0.0000007523">
            <text:p>7.523E-007</text:p>
          </table:table-cell>
          <table:table-cell table:formula="of:=[.W19]*1000000" office:value-type="float" office:value="799.81">
            <text:p>799.81</text:p>
          </table:table-cell>
          <table:table-cell table:formula="of:=[.X19]*1000000" office:value-type="float" office:value="210.81">
            <text:p>210.81</text:p>
          </table:table-cell>
          <table:table-cell table:formula="of:=[.Y19]*1000000" office:value-type="float" office:value="336.53">
            <text:p>336.53</text:p>
          </table:table-cell>
          <table:table-cell table:formula="of:=[.Z19]*1000000" office:value-type="float" office:value="20.03">
            <text:p>20.03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0.0065271">
            <text:p>0.0065271</text:p>
          </table:table-cell>
          <table:table-cell table:formula="of:=[.AC19]*1000000" office:value-type="float" office:value="0.0000007523">
            <text:p>7.523E-007</text:p>
          </table:table-cell>
          <table:table-cell office:value-type="float" office:value="0.00079981">
            <text:p>0.00079981</text:p>
          </table:table-cell>
          <table:table-cell office:value-type="float" office:value="0.00021087">
            <text:p>0.00021087</text:p>
          </table:table-cell>
          <table:table-cell office:value-type="float" office:value="0.00033649">
            <text:p>0.00033649</text:p>
          </table:table-cell>
          <table:table-cell table:style-name="ce1" office:value-type="string">
            <text:p>2.3362e-06</text:p>
          </table:table-cell>
          <table:table-cell table:style-name="ce1" office:value-type="string">
            <text:p>1.032e-06</text:p>
          </table:table-cell>
          <table:table-cell table:style-name="ce1" office:value-type="string">
            <text:p>6.5215e-09</text:p>
          </table:table-cell>
          <table:table-cell table:style-name="ce1" office:value-type="string">
            <text:p>7.523e-13</text:p>
          </table:table-cell>
          <table:table-cell office:value-type="float" office:value="0.00079981">
            <text:p>0.00079981</text:p>
          </table:table-cell>
          <table:table-cell office:value-type="float" office:value="0.00021081">
            <text:p>0.00021081</text:p>
          </table:table-cell>
          <table:table-cell office:value-type="float" office:value="0.00033653">
            <text:p>0.00033653</text:p>
          </table:table-cell>
          <table:table-cell table:style-name="ce1" office:value-type="string">
            <text:p>2.003e-05</text:p>
          </table:table-cell>
          <table:table-cell office:value-type="float" office:value="0">
            <text:p>0</text:p>
          </table:table-cell>
          <table:table-cell table:style-name="ce1" office:value-type="string">
            <text:p>6.5271e-09</text:p>
          </table:table-cell>
          <table:table-cell table:style-name="ce1" office:value-type="string">
            <text:p>7.523e-13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782.23">
            <text:p>782.23</text:p>
          </table:table-cell>
          <table:table-cell table:formula="of:=[.Q20]*1000000" office:value-type="float" office:value="207.92">
            <text:p>207.92</text:p>
          </table:table-cell>
          <table:table-cell table:formula="of:=[.R20]*1000000" office:value-type="float" office:value="358.05">
            <text:p>358.05</text:p>
          </table:table-cell>
          <table:table-cell table:formula="of:=[.S20]*1000000" office:value-type="float" office:value="2.0188">
            <text:p>2.0188</text:p>
          </table:table-cell>
          <table:table-cell table:formula="of:=[.T20]*1000000" office:value-type="float" office:value="1.0514">
            <text:p>1.0514</text:p>
          </table:table-cell>
          <table:table-cell table:formula="of:=[.U20]*1000000" office:value-type="float" office:value="0.0022708">
            <text:p>0.0022708</text:p>
          </table:table-cell>
          <table:table-cell table:formula="of:=[.V20]*1000000" office:value-type="float" office:value="0.00000071106">
            <text:p>7.1106E-007</text:p>
          </table:table-cell>
          <table:table-cell table:formula="of:=[.W20]*1000000" office:value-type="float" office:value="782.23">
            <text:p>782.23</text:p>
          </table:table-cell>
          <table:table-cell table:formula="of:=[.X20]*1000000" office:value-type="float" office:value="207.87">
            <text:p>207.87</text:p>
          </table:table-cell>
          <table:table-cell table:formula="of:=[.Y20]*1000000" office:value-type="float" office:value="358.09">
            <text:p>358.09</text:p>
          </table:table-cell>
          <table:table-cell table:formula="of:=[.Z20]*1000000" office:value-type="float" office:value="20.033">
            <text:p>20.033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0.0022731">
            <text:p>0.0022731</text:p>
          </table:table-cell>
          <table:table-cell table:formula="of:=[.AC20]*1000000" office:value-type="float" office:value="0.00000071106">
            <text:p>7.1106E-007</text:p>
          </table:table-cell>
          <table:table-cell office:value-type="float" office:value="0.00078223">
            <text:p>0.00078223</text:p>
          </table:table-cell>
          <table:table-cell office:value-type="float" office:value="0.00020792">
            <text:p>0.00020792</text:p>
          </table:table-cell>
          <table:table-cell office:value-type="float" office:value="0.00035805">
            <text:p>0.00035805</text:p>
          </table:table-cell>
          <table:table-cell table:style-name="ce1" office:value-type="string">
            <text:p>2.0188e-06</text:p>
          </table:table-cell>
          <table:table-cell table:style-name="ce1" office:value-type="string">
            <text:p>1.0514e-06</text:p>
          </table:table-cell>
          <table:table-cell table:style-name="ce1" office:value-type="string">
            <text:p>2.2708e-09</text:p>
          </table:table-cell>
          <table:table-cell table:style-name="ce1" office:value-type="string">
            <text:p>7.1106e-13</text:p>
          </table:table-cell>
          <table:table-cell office:value-type="float" office:value="0.00078223">
            <text:p>0.00078223</text:p>
          </table:table-cell>
          <table:table-cell office:value-type="float" office:value="0.00020787">
            <text:p>0.00020787</text:p>
          </table:table-cell>
          <table:table-cell office:value-type="float" office:value="0.00035809">
            <text:p>0.00035809</text:p>
          </table:table-cell>
          <table:table-cell table:style-name="ce1" office:value-type="string">
            <text:p>2.0033e-05</text:p>
          </table:table-cell>
          <table:table-cell office:value-type="float" office:value="0">
            <text:p>0</text:p>
          </table:table-cell>
          <table:table-cell table:style-name="ce1" office:value-type="string">
            <text:p>2.2731e-09</text:p>
          </table:table-cell>
          <table:table-cell table:style-name="ce1" office:value-type="string">
            <text:p>7.1106e-13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765.68">
            <text:p>765.68</text:p>
          </table:table-cell>
          <table:table-cell table:formula="of:=[.Q21]*1000000" office:value-type="float" office:value="204.86">
            <text:p>204.86</text:p>
          </table:table-cell>
          <table:table-cell table:formula="of:=[.R21]*1000000" office:value-type="float" office:value="378.6">
            <text:p>378.6</text:p>
          </table:table-cell>
          <table:table-cell table:formula="of:=[.S21]*1000000" office:value-type="float" office:value="1.7349">
            <text:p>1.7349</text:p>
          </table:table-cell>
          <table:table-cell table:formula="of:=[.T21]*1000000" office:value-type="float" office:value="1.0711">
            <text:p>1.0711</text:p>
          </table:table-cell>
          <table:table-cell table:formula="of:=[.U21]*1000000" office:value-type="float" office:value="0.00073385">
            <text:p>0.00073385</text:p>
          </table:table-cell>
          <table:table-cell table:formula="of:=[.V21]*1000000" office:value-type="float" office:value="0.00000067443">
            <text:p>6.7443E-007</text:p>
          </table:table-cell>
          <table:table-cell table:formula="of:=[.W21]*1000000" office:value-type="float" office:value="765.68">
            <text:p>765.68</text:p>
          </table:table-cell>
          <table:table-cell table:formula="of:=[.X21]*1000000" office:value-type="float" office:value="204.81">
            <text:p>204.81</text:p>
          </table:table-cell>
          <table:table-cell table:formula="of:=[.Y21]*1000000" office:value-type="float" office:value="378.64">
            <text:p>378.64</text:p>
          </table:table-cell>
          <table:table-cell table:formula="of:=[.Z21]*1000000" office:value-type="float" office:value="20.034">
            <text:p>20.034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0.00073473">
            <text:p>0.00073473</text:p>
          </table:table-cell>
          <table:table-cell table:formula="of:=[.AC21]*1000000" office:value-type="float" office:value="0.00000067444">
            <text:p>6.7444E-007</text:p>
          </table:table-cell>
          <table:table-cell office:value-type="float" office:value="0.00076568">
            <text:p>0.00076568</text:p>
          </table:table-cell>
          <table:table-cell office:value-type="float" office:value="0.00020486">
            <text:p>0.00020486</text:p>
          </table:table-cell>
          <table:table-cell office:value-type="float" office:value="0.0003786">
            <text:p>0.0003786</text:p>
          </table:table-cell>
          <table:table-cell table:style-name="ce1" office:value-type="string">
            <text:p>1.7349e-06</text:p>
          </table:table-cell>
          <table:table-cell table:style-name="ce1" office:value-type="string">
            <text:p>1.0711e-06</text:p>
          </table:table-cell>
          <table:table-cell table:style-name="ce1" office:value-type="string">
            <text:p>7.3385e-10</text:p>
          </table:table-cell>
          <table:table-cell table:style-name="ce1" office:value-type="string">
            <text:p>6.7443e-13</text:p>
          </table:table-cell>
          <table:table-cell office:value-type="float" office:value="0.00076568">
            <text:p>0.00076568</text:p>
          </table:table-cell>
          <table:table-cell office:value-type="float" office:value="0.00020481">
            <text:p>0.00020481</text:p>
          </table:table-cell>
          <table:table-cell office:value-type="float" office:value="0.00037864">
            <text:p>0.00037864</text:p>
          </table:table-cell>
          <table:table-cell table:style-name="ce1" office:value-type="string">
            <text:p>2.0034e-05</text:p>
          </table:table-cell>
          <table:table-cell office:value-type="float" office:value="0">
            <text:p>0</text:p>
          </table:table-cell>
          <table:table-cell table:style-name="ce1" office:value-type="string">
            <text:p>7.3473e-10</text:p>
          </table:table-cell>
          <table:table-cell table:style-name="ce1" office:value-type="string">
            <text:p>6.7444e-13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750.06">
            <text:p>750.06</text:p>
          </table:table-cell>
          <table:table-cell table:formula="of:=[.Q22]*1000000" office:value-type="float" office:value="201.75">
            <text:p>201.75</text:p>
          </table:table-cell>
          <table:table-cell table:formula="of:=[.R22]*1000000" office:value-type="float" office:value="398.22">
            <text:p>398.22</text:p>
          </table:table-cell>
          <table:table-cell table:formula="of:=[.S22]*1000000" office:value-type="float" office:value="1.4819">
            <text:p>1.4819</text:p>
          </table:table-cell>
          <table:table-cell table:formula="of:=[.T22]*1000000" office:value-type="float" office:value="1.091">
            <text:p>1.091</text:p>
          </table:table-cell>
          <table:table-cell table:formula="of:=[.U22]*1000000" office:value-type="float" office:value="0.00022176">
            <text:p>0.00022176</text:p>
          </table:table-cell>
          <table:table-cell table:formula="of:=[.V22]*1000000" office:value-type="float" office:value="0.00000064194">
            <text:p>6.4194E-007</text:p>
          </table:table-cell>
          <table:table-cell table:formula="of:=[.W22]*1000000" office:value-type="float" office:value="750.06">
            <text:p>750.06</text:p>
          </table:table-cell>
          <table:table-cell table:formula="of:=[.X22]*1000000" office:value-type="float" office:value="201.69">
            <text:p>201.69</text:p>
          </table:table-cell>
          <table:table-cell table:formula="of:=[.Y22]*1000000" office:value-type="float" office:value="398.26">
            <text:p>398.26</text:p>
          </table:table-cell>
          <table:table-cell table:formula="of:=[.Z22]*1000000" office:value-type="float" office:value="20.034">
            <text:p>20.034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0.00022206">
            <text:p>0.00022206</text:p>
          </table:table-cell>
          <table:table-cell table:formula="of:=[.AC22]*1000000" office:value-type="float" office:value="0.00000064194">
            <text:p>6.4194E-007</text:p>
          </table:table-cell>
          <table:table-cell office:value-type="float" office:value="0.00075006">
            <text:p>0.00075006</text:p>
          </table:table-cell>
          <table:table-cell office:value-type="float" office:value="0.00020175">
            <text:p>0.00020175</text:p>
          </table:table-cell>
          <table:table-cell office:value-type="float" office:value="0.00039822">
            <text:p>0.00039822</text:p>
          </table:table-cell>
          <table:table-cell table:style-name="ce1" office:value-type="string">
            <text:p>1.4819e-06</text:p>
          </table:table-cell>
          <table:table-cell table:style-name="ce1" office:value-type="string">
            <text:p>1.091e-06</text:p>
          </table:table-cell>
          <table:table-cell table:style-name="ce1" office:value-type="string">
            <text:p>2.2176e-10</text:p>
          </table:table-cell>
          <table:table-cell table:style-name="ce1" office:value-type="string">
            <text:p>6.4194e-13</text:p>
          </table:table-cell>
          <table:table-cell office:value-type="float" office:value="0.00075006">
            <text:p>0.00075006</text:p>
          </table:table-cell>
          <table:table-cell office:value-type="float" office:value="0.00020169">
            <text:p>0.00020169</text:p>
          </table:table-cell>
          <table:table-cell office:value-type="float" office:value="0.00039826">
            <text:p>0.00039826</text:p>
          </table:table-cell>
          <table:table-cell table:style-name="ce1" office:value-type="string">
            <text:p>2.0034e-05</text:p>
          </table:table-cell>
          <table:table-cell office:value-type="float" office:value="0">
            <text:p>0</text:p>
          </table:table-cell>
          <table:table-cell table:style-name="ce1" office:value-type="string">
            <text:p>2.2206e-10</text:p>
          </table:table-cell>
          <table:table-cell table:style-name="ce1" office:value-type="string">
            <text:p>6.4194e-13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735.26">
            <text:p>735.26</text:p>
          </table:table-cell>
          <table:table-cell table:formula="of:=[.Q23]*1000000" office:value-type="float" office:value="198.63">
            <text:p>198.63</text:p>
          </table:table-cell>
          <table:table-cell table:formula="of:=[.R23]*1000000" office:value-type="float" office:value="416.95">
            <text:p>416.95</text:p>
          </table:table-cell>
          <table:table-cell table:formula="of:=[.S23]*1000000" office:value-type="float" office:value="1.2576">
            <text:p>1.2576</text:p>
          </table:table-cell>
          <table:table-cell table:formula="of:=[.T23]*1000000" office:value-type="float" office:value="1.1113">
            <text:p>1.1113</text:p>
          </table:table-cell>
          <table:table-cell table:formula="of:=[.U23]*1000000" office:value-type="float" office:value="0.000063086">
            <text:p>0.000063086</text:p>
          </table:table-cell>
          <table:table-cell table:formula="of:=[.V23]*1000000" office:value-type="float" office:value="0.00000061304">
            <text:p>0.000000613</text:p>
          </table:table-cell>
          <table:table-cell table:formula="of:=[.W23]*1000000" office:value-type="float" office:value="735.25">
            <text:p>735.25</text:p>
          </table:table-cell>
          <table:table-cell table:formula="of:=[.X23]*1000000" office:value-type="float" office:value="198.58">
            <text:p>198.58</text:p>
          </table:table-cell>
          <table:table-cell table:formula="of:=[.Y23]*1000000" office:value-type="float" office:value="416.99">
            <text:p>416.99</text:p>
          </table:table-cell>
          <table:table-cell table:formula="of:=[.Z23]*1000000" office:value-type="float" office:value="20.033">
            <text:p>20.033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000063186">
            <text:p>0.000063186</text:p>
          </table:table-cell>
          <table:table-cell table:formula="of:=[.AC23]*1000000" office:value-type="float" office:value="0.00000061304">
            <text:p>0.000000613</text:p>
          </table:table-cell>
          <table:table-cell office:value-type="float" office:value="0.00073526">
            <text:p>0.00073526</text:p>
          </table:table-cell>
          <table:table-cell office:value-type="float" office:value="0.00019863">
            <text:p>0.00019863</text:p>
          </table:table-cell>
          <table:table-cell office:value-type="float" office:value="0.00041695">
            <text:p>0.00041695</text:p>
          </table:table-cell>
          <table:table-cell table:style-name="ce1" office:value-type="string">
            <text:p>1.2576e-06</text:p>
          </table:table-cell>
          <table:table-cell table:style-name="ce1" office:value-type="string">
            <text:p>1.1113e-06</text:p>
          </table:table-cell>
          <table:table-cell table:style-name="ce1" office:value-type="string">
            <text:p>6.3086e-11</text:p>
          </table:table-cell>
          <table:table-cell table:style-name="ce1" office:value-type="string">
            <text:p>6.1304e-13</text:p>
          </table:table-cell>
          <table:table-cell office:value-type="float" office:value="0.00073525">
            <text:p>0.00073525</text:p>
          </table:table-cell>
          <table:table-cell office:value-type="float" office:value="0.00019858">
            <text:p>0.00019858</text:p>
          </table:table-cell>
          <table:table-cell office:value-type="float" office:value="0.00041699">
            <text:p>0.00041699</text:p>
          </table:table-cell>
          <table:table-cell table:style-name="ce1" office:value-type="string">
            <text:p>2.0033e-05</text:p>
          </table:table-cell>
          <table:table-cell office:value-type="float" office:value="0">
            <text:p>0</text:p>
          </table:table-cell>
          <table:table-cell table:style-name="ce1" office:value-type="string">
            <text:p>6.3186e-11</text:p>
          </table:table-cell>
          <table:table-cell table:style-name="ce1" office:value-type="string">
            <text:p>6.1304e-13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721.18">
            <text:p>721.18</text:p>
          </table:table-cell>
          <table:table-cell table:formula="of:=[.Q24]*1000000" office:value-type="float" office:value="195.56">
            <text:p>195.56</text:p>
          </table:table-cell>
          <table:table-cell table:formula="of:=[.R24]*1000000" office:value-type="float" office:value="434.86">
            <text:p>434.86</text:p>
          </table:table-cell>
          <table:table-cell table:formula="of:=[.S24]*1000000" office:value-type="float" office:value="1.0599">
            <text:p>1.0599</text:p>
          </table:table-cell>
          <table:table-cell table:formula="of:=[.T24]*1000000" office:value-type="float" office:value="1.1318">
            <text:p>1.1318</text:p>
          </table:table-cell>
          <table:table-cell table:formula="of:=[.U24]*1000000" office:value-type="float" office:value="0.000017">
            <text:p>0.000017</text:p>
          </table:table-cell>
          <table:table-cell table:formula="of:=[.V24]*1000000" office:value-type="float" office:value="0.00000058717">
            <text:p>5.8717E-007</text:p>
          </table:table-cell>
          <table:table-cell table:formula="of:=[.W24]*1000000" office:value-type="float" office:value="721.17">
            <text:p>721.17</text:p>
          </table:table-cell>
          <table:table-cell table:formula="of:=[.X24]*1000000" office:value-type="float" office:value="195.5">
            <text:p>195.5</text:p>
          </table:table-cell>
          <table:table-cell table:formula="of:=[.Y24]*1000000" office:value-type="float" office:value="434.9">
            <text:p>434.9</text:p>
          </table:table-cell>
          <table:table-cell table:formula="of:=[.Z24]*1000000" office:value-type="float" office:value="20.033">
            <text:p>20.033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00001703">
            <text:p>0.00001703</text:p>
          </table:table-cell>
          <table:table-cell table:formula="of:=[.AC24]*1000000" office:value-type="float" office:value="0.00000058718">
            <text:p>5.8718E-007</text:p>
          </table:table-cell>
          <table:table-cell office:value-type="float" office:value="0.00072118">
            <text:p>0.00072118</text:p>
          </table:table-cell>
          <table:table-cell office:value-type="float" office:value="0.00019556">
            <text:p>0.00019556</text:p>
          </table:table-cell>
          <table:table-cell office:value-type="float" office:value="0.00043486">
            <text:p>0.00043486</text:p>
          </table:table-cell>
          <table:table-cell table:style-name="ce1" office:value-type="string">
            <text:p>1.0599e-06</text:p>
          </table:table-cell>
          <table:table-cell table:style-name="ce1" office:value-type="string">
            <text:p>1.1318e-06</text:p>
          </table:table-cell>
          <table:table-cell table:style-name="ce1" office:value-type="string">
            <text:p>1.7e-11</text:p>
          </table:table-cell>
          <table:table-cell table:style-name="ce1" office:value-type="string">
            <text:p>5.8717e-13</text:p>
          </table:table-cell>
          <table:table-cell office:value-type="float" office:value="0.00072117">
            <text:p>0.00072117</text:p>
          </table:table-cell>
          <table:table-cell office:value-type="float" office:value="0.0001955">
            <text:p>0.0001955</text:p>
          </table:table-cell>
          <table:table-cell office:value-type="float" office:value="0.0004349">
            <text:p>0.0004349</text:p>
          </table:table-cell>
          <table:table-cell table:style-name="ce1" office:value-type="string">
            <text:p>2.0033e-05</text:p>
          </table:table-cell>
          <table:table-cell office:value-type="float" office:value="0">
            <text:p>0</text:p>
          </table:table-cell>
          <table:table-cell table:style-name="ce1" office:value-type="string">
            <text:p>1.703e-11</text:p>
          </table:table-cell>
          <table:table-cell table:style-name="ce1" office:value-type="string">
            <text:p>5.8718e-13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707.75">
            <text:p>707.75</text:p>
          </table:table-cell>
          <table:table-cell table:formula="of:=[.Q25]*1000000" office:value-type="float" office:value="192.54">
            <text:p>192.54</text:p>
          </table:table-cell>
          <table:table-cell table:formula="of:=[.R25]*1000000" office:value-type="float" office:value="452.02">
            <text:p>452.02</text:p>
          </table:table-cell>
          <table:table-cell table:formula="of:=[.S25]*1000000" office:value-type="float" office:value="0.88662">
            <text:p>0.88662</text:p>
          </table:table-cell>
          <table:table-cell table:formula="of:=[.T25]*1000000" office:value-type="float" office:value="1.1525">
            <text:p>1.1525</text:p>
          </table:table-cell>
          <table:table-cell table:formula="of:=[.U25]*1000000" office:value-type="float" office:value="0.0000043628">
            <text:p>4.3628E-006</text:p>
          </table:table-cell>
          <table:table-cell table:formula="of:=[.V25]*1000000" office:value-type="float" office:value="0.00000056382">
            <text:p>5.6382E-007</text:p>
          </table:table-cell>
          <table:table-cell table:formula="of:=[.W25]*1000000" office:value-type="float" office:value="707.75">
            <text:p>707.75</text:p>
          </table:table-cell>
          <table:table-cell table:formula="of:=[.X25]*1000000" office:value-type="float" office:value="192.48">
            <text:p>192.48</text:p>
          </table:table-cell>
          <table:table-cell table:formula="of:=[.Y25]*1000000" office:value-type="float" office:value="452.06">
            <text:p>452.06</text:p>
          </table:table-cell>
          <table:table-cell table:formula="of:=[.Z25]*1000000" office:value-type="float" office:value="20.032">
            <text:p>20.032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0000043716">
            <text:p>4.3716E-006</text:p>
          </table:table-cell>
          <table:table-cell table:formula="of:=[.AC25]*1000000" office:value-type="float" office:value="0.00000056382">
            <text:p>5.6382E-007</text:p>
          </table:table-cell>
          <table:table-cell office:value-type="float" office:value="0.00070775">
            <text:p>0.00070775</text:p>
          </table:table-cell>
          <table:table-cell office:value-type="float" office:value="0.00019254">
            <text:p>0.00019254</text:p>
          </table:table-cell>
          <table:table-cell office:value-type="float" office:value="0.00045202">
            <text:p>0.00045202</text:p>
          </table:table-cell>
          <table:table-cell table:style-name="ce1" office:value-type="string">
            <text:p>8.8662e-07</text:p>
          </table:table-cell>
          <table:table-cell table:style-name="ce1" office:value-type="string">
            <text:p>1.1525e-06</text:p>
          </table:table-cell>
          <table:table-cell table:style-name="ce1" office:value-type="string">
            <text:p>4.3628e-12</text:p>
          </table:table-cell>
          <table:table-cell table:style-name="ce1" office:value-type="string">
            <text:p>5.6382e-13</text:p>
          </table:table-cell>
          <table:table-cell office:value-type="float" office:value="0.00070775">
            <text:p>0.00070775</text:p>
          </table:table-cell>
          <table:table-cell office:value-type="float" office:value="0.00019248">
            <text:p>0.00019248</text:p>
          </table:table-cell>
          <table:table-cell office:value-type="float" office:value="0.00045206">
            <text:p>0.00045206</text:p>
          </table:table-cell>
          <table:table-cell table:style-name="ce1" office:value-type="string">
            <text:p>2.0032e-05</text:p>
          </table:table-cell>
          <table:table-cell office:value-type="float" office:value="0">
            <text:p>0</text:p>
          </table:table-cell>
          <table:table-cell table:style-name="ce1" office:value-type="string">
            <text:p>4.3716e-12</text:p>
          </table:table-cell>
          <table:table-cell table:style-name="ce1" office:value-type="string">
            <text:p>5.6382e-13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694.9">
            <text:p>694.9</text:p>
          </table:table-cell>
          <table:table-cell table:formula="of:=[.Q26]*1000000" office:value-type="float" office:value="189.59">
            <text:p>189.59</text:p>
          </table:table-cell>
          <table:table-cell table:formula="of:=[.R26]*1000000" office:value-type="float" office:value="468.48">
            <text:p>468.48</text:p>
          </table:table-cell>
          <table:table-cell table:formula="of:=[.S26]*1000000" office:value-type="float" office:value="0.73603">
            <text:p>0.73603</text:p>
          </table:table-cell>
          <table:table-cell table:formula="of:=[.T26]*1000000" office:value-type="float" office:value="1.1735">
            <text:p>1.1735</text:p>
          </table:table-cell>
          <table:table-cell table:formula="of:=[.U26]*1000000" office:value-type="float" office:value="0.0000010716">
            <text:p>1.0716E-006</text:p>
          </table:table-cell>
          <table:table-cell table:formula="of:=[.V26]*1000000" office:value-type="float" office:value="0.0000005425">
            <text:p>5.425E-007</text:p>
          </table:table-cell>
          <table:table-cell table:formula="of:=[.W26]*1000000" office:value-type="float" office:value="694.9">
            <text:p>694.9</text:p>
          </table:table-cell>
          <table:table-cell table:formula="of:=[.X26]*1000000" office:value-type="float" office:value="189.54">
            <text:p>189.54</text:p>
          </table:table-cell>
          <table:table-cell table:formula="of:=[.Y26]*1000000" office:value-type="float" office:value="468.52">
            <text:p>468.52</text:p>
          </table:table-cell>
          <table:table-cell table:formula="of:=[.Z26]*1000000" office:value-type="float" office:value="20.031">
            <text:p>20.031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000001074">
            <text:p>0.000001074</text:p>
          </table:table-cell>
          <table:table-cell table:formula="of:=[.AC26]*1000000" office:value-type="float" office:value="0.0000005425">
            <text:p>5.425E-007</text:p>
          </table:table-cell>
          <table:table-cell office:value-type="float" office:value="0.0006949">
            <text:p>0.0006949</text:p>
          </table:table-cell>
          <table:table-cell office:value-type="float" office:value="0.00018959">
            <text:p>0.00018959</text:p>
          </table:table-cell>
          <table:table-cell office:value-type="float" office:value="0.00046848">
            <text:p>0.00046848</text:p>
          </table:table-cell>
          <table:table-cell table:style-name="ce1" office:value-type="string">
            <text:p>7.3603e-07</text:p>
          </table:table-cell>
          <table:table-cell table:style-name="ce1" office:value-type="string">
            <text:p>1.1735e-06</text:p>
          </table:table-cell>
          <table:table-cell table:style-name="ce1" office:value-type="string">
            <text:p>1.0716e-12</text:p>
          </table:table-cell>
          <table:table-cell table:style-name="ce1" office:value-type="string">
            <text:p>5.425e-13</text:p>
          </table:table-cell>
          <table:table-cell office:value-type="float" office:value="0.0006949">
            <text:p>0.0006949</text:p>
          </table:table-cell>
          <table:table-cell office:value-type="float" office:value="0.00018954">
            <text:p>0.00018954</text:p>
          </table:table-cell>
          <table:table-cell office:value-type="float" office:value="0.00046852">
            <text:p>0.00046852</text:p>
          </table:table-cell>
          <table:table-cell table:style-name="ce1" office:value-type="string">
            <text:p>2.0031e-05</text:p>
          </table:table-cell>
          <table:table-cell office:value-type="float" office:value="0">
            <text:p>0</text:p>
          </table:table-cell>
          <table:table-cell table:style-name="ce1" office:value-type="string">
            <text:p>1.074e-12</text:p>
          </table:table-cell>
          <table:table-cell table:style-name="ce1" office:value-type="string">
            <text:p>5.425e-13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682.59">
            <text:p>682.59</text:p>
          </table:table-cell>
          <table:table-cell table:formula="of:=[.Q27]*1000000" office:value-type="float" office:value="186.72">
            <text:p>186.72</text:p>
          </table:table-cell>
          <table:table-cell table:formula="of:=[.R27]*1000000" office:value-type="float" office:value="484.28">
            <text:p>484.28</text:p>
          </table:table-cell>
          <table:table-cell table:formula="of:=[.S27]*1000000" office:value-type="float" office:value="0.60622">
            <text:p>0.60622</text:p>
          </table:table-cell>
          <table:table-cell table:formula="of:=[.T27]*1000000" office:value-type="float" office:value="1.1946">
            <text:p>1.1946</text:p>
          </table:table-cell>
          <table:table-cell table:formula="of:=[.U27]*1000000" office:value-type="float" office:value="0.00000025301">
            <text:p>0.000000253</text:p>
          </table:table-cell>
          <table:table-cell table:formula="of:=[.V27]*1000000" office:value-type="float" office:value="0.00000052282">
            <text:p>5.2282E-007</text:p>
          </table:table-cell>
          <table:table-cell table:formula="of:=[.W27]*1000000" office:value-type="float" office:value="682.58">
            <text:p>682.58</text:p>
          </table:table-cell>
          <table:table-cell table:formula="of:=[.X27]*1000000" office:value-type="float" office:value="186.67">
            <text:p>186.67</text:p>
          </table:table-cell>
          <table:table-cell table:formula="of:=[.Y27]*1000000" office:value-type="float" office:value="484.32">
            <text:p>484.32</text:p>
          </table:table-cell>
          <table:table-cell table:formula="of:=[.Z27]*1000000" office:value-type="float" office:value="20.031">
            <text:p>20.031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00000025363">
            <text:p>2.5363E-007</text:p>
          </table:table-cell>
          <table:table-cell table:formula="of:=[.AC27]*1000000" office:value-type="float" office:value="0.00000052282">
            <text:p>5.2282E-007</text:p>
          </table:table-cell>
          <table:table-cell office:value-type="float" office:value="0.00068259">
            <text:p>0.00068259</text:p>
          </table:table-cell>
          <table:table-cell office:value-type="float" office:value="0.00018672">
            <text:p>0.00018672</text:p>
          </table:table-cell>
          <table:table-cell office:value-type="float" office:value="0.00048428">
            <text:p>0.00048428</text:p>
          </table:table-cell>
          <table:table-cell table:style-name="ce1" office:value-type="string">
            <text:p>6.0622e-07</text:p>
          </table:table-cell>
          <table:table-cell table:style-name="ce1" office:value-type="string">
            <text:p>1.1946e-06</text:p>
          </table:table-cell>
          <table:table-cell table:style-name="ce1" office:value-type="string">
            <text:p>2.5301e-13</text:p>
          </table:table-cell>
          <table:table-cell table:style-name="ce1" office:value-type="string">
            <text:p>5.2282e-13</text:p>
          </table:table-cell>
          <table:table-cell office:value-type="float" office:value="0.00068258">
            <text:p>0.00068258</text:p>
          </table:table-cell>
          <table:table-cell office:value-type="float" office:value="0.00018667">
            <text:p>0.00018667</text:p>
          </table:table-cell>
          <table:table-cell office:value-type="float" office:value="0.00048432">
            <text:p>0.00048432</text:p>
          </table:table-cell>
          <table:table-cell table:style-name="ce1" office:value-type="string">
            <text:p>2.0031e-05</text:p>
          </table:table-cell>
          <table:table-cell office:value-type="float" office:value="0">
            <text:p>0</text:p>
          </table:table-cell>
          <table:table-cell table:style-name="ce1" office:value-type="string">
            <text:p>2.5363e-13</text:p>
          </table:table-cell>
          <table:table-cell table:style-name="ce1" office:value-type="string">
            <text:p>5.2282e-13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670.75">
            <text:p>670.75</text:p>
          </table:table-cell>
          <table:table-cell table:formula="of:=[.Q28]*1000000" office:value-type="float" office:value="183.94">
            <text:p>183.94</text:p>
          </table:table-cell>
          <table:table-cell table:formula="of:=[.R28]*1000000" office:value-type="float" office:value="499.49">
            <text:p>499.49</text:p>
          </table:table-cell>
          <table:table-cell table:formula="of:=[.S28]*1000000" office:value-type="float" office:value="0.49533">
            <text:p>0.49533</text:p>
          </table:table-cell>
          <table:table-cell table:formula="of:=[.T28]*1000000" office:value-type="float" office:value="1.2159">
            <text:p>1.2159</text:p>
          </table:table-cell>
          <table:table-cell table:formula="of:=[.U28]*1000000" office:value-type="float" office:value="0.000000057645">
            <text:p>5.7645E-008</text:p>
          </table:table-cell>
          <table:table-cell table:formula="of:=[.V28]*1000000" office:value-type="float" office:value="0.00000050446">
            <text:p>5.0446E-007</text:p>
          </table:table-cell>
          <table:table-cell table:formula="of:=[.W28]*1000000" office:value-type="float" office:value="670.75">
            <text:p>670.75</text:p>
          </table:table-cell>
          <table:table-cell table:formula="of:=[.X28]*1000000" office:value-type="float" office:value="183.88">
            <text:p>183.88</text:p>
          </table:table-cell>
          <table:table-cell table:formula="of:=[.Y28]*1000000" office:value-type="float" office:value="499.53">
            <text:p>499.53</text:p>
          </table:table-cell>
          <table:table-cell table:formula="of:=[.Z28]*1000000" office:value-type="float" office:value="20.031">
            <text:p>20.031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00000057798">
            <text:p>5.7798E-008</text:p>
          </table:table-cell>
          <table:table-cell table:formula="of:=[.AC28]*1000000" office:value-type="float" office:value="0.00000050447">
            <text:p>5.0447E-007</text:p>
          </table:table-cell>
          <table:table-cell office:value-type="float" office:value="0.00067075">
            <text:p>0.00067075</text:p>
          </table:table-cell>
          <table:table-cell office:value-type="float" office:value="0.00018394">
            <text:p>0.00018394</text:p>
          </table:table-cell>
          <table:table-cell office:value-type="float" office:value="0.00049949">
            <text:p>0.00049949</text:p>
          </table:table-cell>
          <table:table-cell table:style-name="ce1" office:value-type="string">
            <text:p>4.9533e-07</text:p>
          </table:table-cell>
          <table:table-cell table:style-name="ce1" office:value-type="string">
            <text:p>1.2159e-06</text:p>
          </table:table-cell>
          <table:table-cell table:style-name="ce1" office:value-type="string">
            <text:p>5.7645e-14</text:p>
          </table:table-cell>
          <table:table-cell table:style-name="ce1" office:value-type="string">
            <text:p>5.0446e-13</text:p>
          </table:table-cell>
          <table:table-cell office:value-type="float" office:value="0.00067075">
            <text:p>0.00067075</text:p>
          </table:table-cell>
          <table:table-cell office:value-type="float" office:value="0.00018388">
            <text:p>0.00018388</text:p>
          </table:table-cell>
          <table:table-cell office:value-type="float" office:value="0.00049953">
            <text:p>0.00049953</text:p>
          </table:table-cell>
          <table:table-cell table:style-name="ce1" office:value-type="string">
            <text:p>2.0031e-05</text:p>
          </table:table-cell>
          <table:table-cell office:value-type="float" office:value="0">
            <text:p>0</text:p>
          </table:table-cell>
          <table:table-cell table:style-name="ce1" office:value-type="string">
            <text:p>5.7798e-14</text:p>
          </table:table-cell>
          <table:table-cell table:style-name="ce1" office:value-type="string">
            <text:p>5.0447e-13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659.34">
            <text:p>659.34</text:p>
          </table:table-cell>
          <table:table-cell table:formula="of:=[.Q29]*1000000" office:value-type="float" office:value="181.24">
            <text:p>181.24</text:p>
          </table:table-cell>
          <table:table-cell table:formula="of:=[.R29]*1000000" office:value-type="float" office:value="514.15">
            <text:p>514.15</text:p>
          </table:table-cell>
          <table:table-cell table:formula="of:=[.S29]*1000000" office:value-type="float" office:value="0.40147">
            <text:p>0.40147</text:p>
          </table:table-cell>
          <table:table-cell table:formula="of:=[.T29]*1000000" office:value-type="float" office:value="1.2373">
            <text:p>1.2373</text:p>
          </table:table-cell>
          <table:table-cell table:formula="of:=[.U29]*1000000" office:value-type="float" office:value="0.000000012722">
            <text:p>1.2722E-008</text:p>
          </table:table-cell>
          <table:table-cell table:formula="of:=[.V29]*1000000" office:value-type="float" office:value="0.0000004872">
            <text:p>4.872E-007</text:p>
          </table:table-cell>
          <table:table-cell table:formula="of:=[.W29]*1000000" office:value-type="float" office:value="659.34">
            <text:p>659.34</text:p>
          </table:table-cell>
          <table:table-cell table:formula="of:=[.X29]*1000000" office:value-type="float" office:value="181.19">
            <text:p>181.19</text:p>
          </table:table-cell>
          <table:table-cell table:formula="of:=[.Y29]*1000000" office:value-type="float" office:value="514.19">
            <text:p>514.19</text:p>
          </table:table-cell>
          <table:table-cell table:formula="of:=[.Z29]*1000000" office:value-type="float" office:value="20.03">
            <text:p>20.03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0000001276">
            <text:p>1.276E-008</text:p>
          </table:table-cell>
          <table:table-cell table:formula="of:=[.AC29]*1000000" office:value-type="float" office:value="0.0000004872">
            <text:p>4.872E-007</text:p>
          </table:table-cell>
          <table:table-cell office:value-type="float" office:value="0.00065934">
            <text:p>0.00065934</text:p>
          </table:table-cell>
          <table:table-cell office:value-type="float" office:value="0.00018124">
            <text:p>0.00018124</text:p>
          </table:table-cell>
          <table:table-cell office:value-type="float" office:value="0.00051415">
            <text:p>0.00051415</text:p>
          </table:table-cell>
          <table:table-cell table:style-name="ce1" office:value-type="string">
            <text:p>4.0147e-07</text:p>
          </table:table-cell>
          <table:table-cell table:style-name="ce1" office:value-type="string">
            <text:p>1.2373e-06</text:p>
          </table:table-cell>
          <table:table-cell table:style-name="ce1" office:value-type="string">
            <text:p>1.2722e-14</text:p>
          </table:table-cell>
          <table:table-cell table:style-name="ce1" office:value-type="string">
            <text:p>4.872e-13</text:p>
          </table:table-cell>
          <table:table-cell office:value-type="float" office:value="0.00065934">
            <text:p>0.00065934</text:p>
          </table:table-cell>
          <table:table-cell office:value-type="float" office:value="0.00018119">
            <text:p>0.00018119</text:p>
          </table:table-cell>
          <table:table-cell office:value-type="float" office:value="0.00051419">
            <text:p>0.00051419</text:p>
          </table:table-cell>
          <table:table-cell table:style-name="ce1" office:value-type="string">
            <text:p>2.00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6e-14</text:p>
          </table:table-cell>
          <table:table-cell table:style-name="ce1" office:value-type="string">
            <text:p>4.872e-13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648.34">
            <text:p>648.34</text:p>
          </table:table-cell>
          <table:table-cell table:formula="of:=[.Q30]*1000000" office:value-type="float" office:value="178.63">
            <text:p>178.63</text:p>
          </table:table-cell>
          <table:table-cell table:formula="of:=[.R30]*1000000" office:value-type="float" office:value="528.29">
            <text:p>528.29</text:p>
          </table:table-cell>
          <table:table-cell table:formula="of:=[.S30]*1000000" office:value-type="float" office:value="0.32277">
            <text:p>0.32277</text:p>
          </table:table-cell>
          <table:table-cell table:formula="of:=[.T30]*1000000" office:value-type="float" office:value="1.2588">
            <text:p>1.2588</text:p>
          </table:table-cell>
          <table:table-cell table:formula="of:=[.U30]*1000000" office:value-type="float" office:value="0.0000000027323">
            <text:p>2.7323E-009</text:p>
          </table:table-cell>
          <table:table-cell table:formula="of:=[.V30]*1000000" office:value-type="float" office:value="0.00000047084">
            <text:p>4.7084E-007</text:p>
          </table:table-cell>
          <table:table-cell table:formula="of:=[.W30]*1000000" office:value-type="float" office:value="648.33">
            <text:p>648.33</text:p>
          </table:table-cell>
          <table:table-cell table:formula="of:=[.X30]*1000000" office:value-type="float" office:value="178.57">
            <text:p>178.57</text:p>
          </table:table-cell>
          <table:table-cell table:formula="of:=[.Y30]*1000000" office:value-type="float" office:value="528.33">
            <text:p>528.33</text:p>
          </table:table-cell>
          <table:table-cell table:formula="of:=[.Z30]*1000000" office:value-type="float" office:value="20.03">
            <text:p>20.03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000000027386">
            <text:p>2.7386E-009</text:p>
          </table:table-cell>
          <table:table-cell table:formula="of:=[.AC30]*1000000" office:value-type="float" office:value="0.00000047085">
            <text:p>4.7085E-007</text:p>
          </table:table-cell>
          <table:table-cell office:value-type="float" office:value="0.00064834">
            <text:p>0.00064834</text:p>
          </table:table-cell>
          <table:table-cell office:value-type="float" office:value="0.00017863">
            <text:p>0.00017863</text:p>
          </table:table-cell>
          <table:table-cell office:value-type="float" office:value="0.00052829">
            <text:p>0.00052829</text:p>
          </table:table-cell>
          <table:table-cell table:style-name="ce1" office:value-type="string">
            <text:p>3.2277e-07</text:p>
          </table:table-cell>
          <table:table-cell table:style-name="ce1" office:value-type="string">
            <text:p>1.2588e-06</text:p>
          </table:table-cell>
          <table:table-cell table:style-name="ce1" office:value-type="string">
            <text:p>2.7323e-15</text:p>
          </table:table-cell>
          <table:table-cell table:style-name="ce1" office:value-type="string">
            <text:p>4.7084e-13</text:p>
          </table:table-cell>
          <table:table-cell office:value-type="float" office:value="0.00064833">
            <text:p>0.00064833</text:p>
          </table:table-cell>
          <table:table-cell office:value-type="float" office:value="0.00017857">
            <text:p>0.00017857</text:p>
          </table:table-cell>
          <table:table-cell office:value-type="float" office:value="0.00052833">
            <text:p>0.00052833</text:p>
          </table:table-cell>
          <table:table-cell table:style-name="ce1" office:value-type="string">
            <text:p>2.003e-05</text:p>
          </table:table-cell>
          <table:table-cell office:value-type="float" office:value="0">
            <text:p>0</text:p>
          </table:table-cell>
          <table:table-cell table:style-name="ce1" office:value-type="string">
            <text:p>2.7386e-15</text:p>
          </table:table-cell>
          <table:table-cell table:style-name="ce1" office:value-type="string">
            <text:p>4.7085e-13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637.69">
            <text:p>637.69</text:p>
          </table:table-cell>
          <table:table-cell table:formula="of:=[.Q31]*1000000" office:value-type="float" office:value="176.1">
            <text:p>176.1</text:p>
          </table:table-cell>
          <table:table-cell table:formula="of:=[.R31]*1000000" office:value-type="float" office:value="541.97">
            <text:p>541.97</text:p>
          </table:table-cell>
          <table:table-cell table:formula="of:=[.S31]*1000000" office:value-type="float" office:value="0.2574">
            <text:p>0.2574</text:p>
          </table:table-cell>
          <table:table-cell table:formula="of:=[.T31]*1000000" office:value-type="float" office:value="1.2804">
            <text:p>1.2804</text:p>
          </table:table-cell>
          <table:table-cell table:formula="of:=[.U31]*1000000" office:value-type="float" office:value="0.00000000057633">
            <text:p>5.7633E-010</text:p>
          </table:table-cell>
          <table:table-cell table:formula="of:=[.V31]*1000000" office:value-type="float" office:value="0.00000045527">
            <text:p>4.5527E-007</text:p>
          </table:table-cell>
          <table:table-cell table:formula="of:=[.W31]*1000000" office:value-type="float" office:value="637.69">
            <text:p>637.69</text:p>
          </table:table-cell>
          <table:table-cell table:formula="of:=[.X31]*1000000" office:value-type="float" office:value="176.04">
            <text:p>176.04</text:p>
          </table:table-cell>
          <table:table-cell table:formula="of:=[.Y31]*1000000" office:value-type="float" office:value="542.01">
            <text:p>542.01</text:p>
          </table:table-cell>
          <table:table-cell table:formula="of:=[.Z31]*1000000" office:value-type="float" office:value="20.029">
            <text:p>20.029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000000057833">
            <text:p>5.7833E-010</text:p>
          </table:table-cell>
          <table:table-cell table:formula="of:=[.AC31]*1000000" office:value-type="float" office:value="0.00000045527">
            <text:p>4.5527E-007</text:p>
          </table:table-cell>
          <table:table-cell office:value-type="float" office:value="0.00063769">
            <text:p>0.00063769</text:p>
          </table:table-cell>
          <table:table-cell office:value-type="float" office:value="0.0001761">
            <text:p>0.0001761</text:p>
          </table:table-cell>
          <table:table-cell office:value-type="float" office:value="0.00054197">
            <text:p>0.00054197</text:p>
          </table:table-cell>
          <table:table-cell table:style-name="ce1" office:value-type="string">
            <text:p>2.574e-07</text:p>
          </table:table-cell>
          <table:table-cell table:style-name="ce1" office:value-type="string">
            <text:p>1.2804e-06</text:p>
          </table:table-cell>
          <table:table-cell table:style-name="ce1" office:value-type="string">
            <text:p>5.7633e-16</text:p>
          </table:table-cell>
          <table:table-cell table:style-name="ce1" office:value-type="string">
            <text:p>4.5527e-13</text:p>
          </table:table-cell>
          <table:table-cell office:value-type="float" office:value="0.00063769">
            <text:p>0.00063769</text:p>
          </table:table-cell>
          <table:table-cell office:value-type="float" office:value="0.00017604">
            <text:p>0.00017604</text:p>
          </table:table-cell>
          <table:table-cell office:value-type="float" office:value="0.00054201">
            <text:p>0.00054201</text:p>
          </table:table-cell>
          <table:table-cell table:style-name="ce1" office:value-type="string">
            <text:p>2.0029e-05</text:p>
          </table:table-cell>
          <table:table-cell office:value-type="float" office:value="0">
            <text:p>0</text:p>
          </table:table-cell>
          <table:table-cell table:style-name="ce1" office:value-type="string">
            <text:p>5.7833e-16</text:p>
          </table:table-cell>
          <table:table-cell table:style-name="ce1" office:value-type="string">
            <text:p>4.5527e-13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627.38">
            <text:p>627.38</text:p>
          </table:table-cell>
          <table:table-cell table:formula="of:=[.Q32]*1000000" office:value-type="float" office:value="173.64">
            <text:p>173.64</text:p>
          </table:table-cell>
          <table:table-cell table:formula="of:=[.R32]*1000000" office:value-type="float" office:value="555.2">
            <text:p>555.2</text:p>
          </table:table-cell>
          <table:table-cell table:formula="of:=[.S32]*1000000" office:value-type="float" office:value="0.20362">
            <text:p>0.20362</text:p>
          </table:table-cell>
          <table:table-cell table:formula="of:=[.T32]*1000000" office:value-type="float" office:value="1.3021">
            <text:p>1.3021</text:p>
          </table:table-cell>
          <table:table-cell table:formula="of:=[.U32]*1000000" office:value-type="float" office:value="0.00000000013176">
            <text:p>1.3176E-010</text:p>
          </table:table-cell>
          <table:table-cell table:formula="of:=[.V32]*1000000" office:value-type="float" office:value="0.00000044037">
            <text:p>4.4037E-007</text:p>
          </table:table-cell>
          <table:table-cell table:formula="of:=[.W32]*1000000" office:value-type="float" office:value="627.38">
            <text:p>627.38</text:p>
          </table:table-cell>
          <table:table-cell table:formula="of:=[.X32]*1000000" office:value-type="float" office:value="173.59">
            <text:p>173.59</text:p>
          </table:table-cell>
          <table:table-cell table:formula="of:=[.Y32]*1000000" office:value-type="float" office:value="555.24">
            <text:p>555.24</text:p>
          </table:table-cell>
          <table:table-cell table:formula="of:=[.Z32]*1000000" office:value-type="float" office:value="20.029">
            <text:p>20.029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00000001205">
            <text:p>1.205E-010</text:p>
          </table:table-cell>
          <table:table-cell table:formula="of:=[.AC32]*1000000" office:value-type="float" office:value="0.00000044037">
            <text:p>4.4037E-007</text:p>
          </table:table-cell>
          <table:table-cell office:value-type="float" office:value="0.00062738">
            <text:p>0.00062738</text:p>
          </table:table-cell>
          <table:table-cell office:value-type="float" office:value="0.00017364">
            <text:p>0.00017364</text:p>
          </table:table-cell>
          <table:table-cell office:value-type="float" office:value="0.0005552">
            <text:p>0.0005552</text:p>
          </table:table-cell>
          <table:table-cell table:style-name="ce1" office:value-type="string">
            <text:p>2.0362e-07</text:p>
          </table:table-cell>
          <table:table-cell table:style-name="ce1" office:value-type="string">
            <text:p>1.3021e-06</text:p>
          </table:table-cell>
          <table:table-cell table:style-name="ce1" office:value-type="string">
            <text:p>1.3176e-16</text:p>
          </table:table-cell>
          <table:table-cell table:style-name="ce1" office:value-type="string">
            <text:p>4.4037e-13</text:p>
          </table:table-cell>
          <table:table-cell office:value-type="float" office:value="0.00062738">
            <text:p>0.00062738</text:p>
          </table:table-cell>
          <table:table-cell office:value-type="float" office:value="0.00017359">
            <text:p>0.00017359</text:p>
          </table:table-cell>
          <table:table-cell office:value-type="float" office:value="0.00055524">
            <text:p>0.00055524</text:p>
          </table:table-cell>
          <table:table-cell table:style-name="ce1" office:value-type="string">
            <text:p>2.002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5e-16</text:p>
          </table:table-cell>
          <table:table-cell table:style-name="ce1" office:value-type="string">
            <text:p>4.4037e-13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617.38">
            <text:p>617.38</text:p>
          </table:table-cell>
          <table:table-cell table:formula="of:=[.Q33]*1000000" office:value-type="float" office:value="171.26">
            <text:p>171.26</text:p>
          </table:table-cell>
          <table:table-cell table:formula="of:=[.R33]*1000000" office:value-type="float" office:value="568.03">
            <text:p>568.03</text:p>
          </table:table-cell>
          <table:table-cell table:formula="of:=[.S33]*1000000" office:value-type="float" office:value="0.15979">
            <text:p>0.15979</text:p>
          </table:table-cell>
          <table:table-cell table:formula="of:=[.T33]*1000000" office:value-type="float" office:value="1.324">
            <text:p>1.324</text:p>
          </table:table-cell>
          <table:table-cell table:formula="of:=[.U33]*1000000" office:value-type="float" office:value="0.000000000048345">
            <text:p>4.8345E-011</text:p>
          </table:table-cell>
          <table:table-cell table:formula="of:=[.V33]*1000000" office:value-type="float" office:value="0.00000042609">
            <text:p>4.2609E-007</text:p>
          </table:table-cell>
          <table:table-cell table:formula="of:=[.W33]*1000000" office:value-type="float" office:value="617.37">
            <text:p>617.37</text:p>
          </table:table-cell>
          <table:table-cell table:formula="of:=[.X33]*1000000" office:value-type="float" office:value="171.21">
            <text:p>171.21</text:p>
          </table:table-cell>
          <table:table-cell table:formula="of:=[.Y33]*1000000" office:value-type="float" office:value="568.07">
            <text:p>568.07</text:p>
          </table:table-cell>
          <table:table-cell table:formula="of:=[.Z33]*1000000" office:value-type="float" office:value="20.029">
            <text:p>20.029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0000000023096">
            <text:p>2.3096E-011</text:p>
          </table:table-cell>
          <table:table-cell table:formula="of:=[.AC33]*1000000" office:value-type="float" office:value="0.00000042609">
            <text:p>4.2609E-007</text:p>
          </table:table-cell>
          <table:table-cell office:value-type="float" office:value="0.00061738">
            <text:p>0.00061738</text:p>
          </table:table-cell>
          <table:table-cell office:value-type="float" office:value="0.00017126">
            <text:p>0.00017126</text:p>
          </table:table-cell>
          <table:table-cell office:value-type="float" office:value="0.00056803">
            <text:p>0.00056803</text:p>
          </table:table-cell>
          <table:table-cell table:style-name="ce1" office:value-type="string">
            <text:p>1.5979e-07</text:p>
          </table:table-cell>
          <table:table-cell table:style-name="ce1" office:value-type="string">
            <text:p>1.324e-06</text:p>
          </table:table-cell>
          <table:table-cell table:style-name="ce1" office:value-type="string">
            <text:p>4.8345e-17</text:p>
          </table:table-cell>
          <table:table-cell table:style-name="ce1" office:value-type="string">
            <text:p>4.2609e-13</text:p>
          </table:table-cell>
          <table:table-cell office:value-type="float" office:value="0.00061737">
            <text:p>0.00061737</text:p>
          </table:table-cell>
          <table:table-cell office:value-type="float" office:value="0.00017121">
            <text:p>0.00017121</text:p>
          </table:table-cell>
          <table:table-cell office:value-type="float" office:value="0.00056807">
            <text:p>0.00056807</text:p>
          </table:table-cell>
          <table:table-cell table:style-name="ce1" office:value-type="string">
            <text:p>2.0029e-05</text:p>
          </table:table-cell>
          <table:table-cell office:value-type="float" office:value="0">
            <text:p>0</text:p>
          </table:table-cell>
          <table:table-cell table:style-name="ce1" office:value-type="string">
            <text:p>2.3096e-17</text:p>
          </table:table-cell>
          <table:table-cell table:style-name="ce1" office:value-type="string">
            <text:p>4.2609e-13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607.66">
            <text:p>607.66</text:p>
          </table:table-cell>
          <table:table-cell table:formula="of:=[.Q34]*1000000" office:value-type="float" office:value="168.95">
            <text:p>168.95</text:p>
          </table:table-cell>
          <table:table-cell table:formula="of:=[.R34]*1000000" office:value-type="float" office:value="580.49">
            <text:p>580.49</text:p>
          </table:table-cell>
          <table:table-cell table:formula="of:=[.S34]*1000000" office:value-type="float" office:value="0.1244">
            <text:p>0.1244</text:p>
          </table:table-cell>
          <table:table-cell table:formula="of:=[.T34]*1000000" office:value-type="float" office:value="1.3461">
            <text:p>1.3461</text:p>
          </table:table-cell>
          <table:table-cell table:formula="of:=[.U34]*1000000" office:value-type="float" office:value="0.000000000024208">
            <text:p>2.4208E-011</text:p>
          </table:table-cell>
          <table:table-cell table:formula="of:=[.V34]*1000000" office:value-type="float" office:value="0.00000041236">
            <text:p>4.1236E-007</text:p>
          </table:table-cell>
          <table:table-cell table:formula="of:=[.W34]*1000000" office:value-type="float" office:value="607.65">
            <text:p>607.65</text:p>
          </table:table-cell>
          <table:table-cell table:formula="of:=[.X34]*1000000" office:value-type="float" office:value="168.9">
            <text:p>168.9</text:p>
          </table:table-cell>
          <table:table-cell table:formula="of:=[.Y34]*1000000" office:value-type="float" office:value="580.53">
            <text:p>580.53</text:p>
          </table:table-cell>
          <table:table-cell table:formula="of:=[.Z34]*1000000" office:value-type="float" office:value="20.028">
            <text:p>20.028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00000000060412">
            <text:p>6.0412E-012</text:p>
          </table:table-cell>
          <table:table-cell table:formula="of:=[.AC34]*1000000" office:value-type="float" office:value="0.00000041237">
            <text:p>4.1237E-007</text:p>
          </table:table-cell>
          <table:table-cell office:value-type="float" office:value="0.00060766">
            <text:p>0.00060766</text:p>
          </table:table-cell>
          <table:table-cell office:value-type="float" office:value="0.00016895">
            <text:p>0.00016895</text:p>
          </table:table-cell>
          <table:table-cell office:value-type="float" office:value="0.00058049">
            <text:p>0.00058049</text:p>
          </table:table-cell>
          <table:table-cell table:style-name="ce1" office:value-type="string">
            <text:p>1.244e-07</text:p>
          </table:table-cell>
          <table:table-cell table:style-name="ce1" office:value-type="string">
            <text:p>1.3461e-06</text:p>
          </table:table-cell>
          <table:table-cell table:style-name="ce1" office:value-type="string">
            <text:p>2.4208e-17</text:p>
          </table:table-cell>
          <table:table-cell table:style-name="ce1" office:value-type="string">
            <text:p>4.1236e-13</text:p>
          </table:table-cell>
          <table:table-cell office:value-type="float" office:value="0.00060765">
            <text:p>0.00060765</text:p>
          </table:table-cell>
          <table:table-cell office:value-type="float" office:value="0.0001689">
            <text:p>0.0001689</text:p>
          </table:table-cell>
          <table:table-cell office:value-type="float" office:value="0.00058053">
            <text:p>0.00058053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6.0412e-18</text:p>
          </table:table-cell>
          <table:table-cell table:style-name="ce1" office:value-type="string">
            <text:p>4.1237e-13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598.2">
            <text:p>598.2</text:p>
          </table:table-cell>
          <table:table-cell table:formula="of:=[.Q35]*1000000" office:value-type="float" office:value="166.71">
            <text:p>166.71</text:p>
          </table:table-cell>
          <table:table-cell table:formula="of:=[.R35]*1000000" office:value-type="float" office:value="592.59">
            <text:p>592.59</text:p>
          </table:table-cell>
          <table:table-cell table:formula="of:=[.S35]*1000000" office:value-type="float" office:value="0.096107">
            <text:p>0.096107</text:p>
          </table:table-cell>
          <table:table-cell table:formula="of:=[.T35]*1000000" office:value-type="float" office:value="1.3683">
            <text:p>1.3683</text:p>
          </table:table-cell>
          <table:table-cell table:formula="of:=[.U35]*1000000" office:value-type="float" office:value="0.000000000038454">
            <text:p>3.8454E-011</text:p>
          </table:table-cell>
          <table:table-cell table:formula="of:=[.V35]*1000000" office:value-type="float" office:value="0.00000039916">
            <text:p>3.9916E-007</text:p>
          </table:table-cell>
          <table:table-cell table:formula="of:=[.W35]*1000000" office:value-type="float" office:value="598.2">
            <text:p>598.2</text:p>
          </table:table-cell>
          <table:table-cell table:formula="of:=[.X35]*1000000" office:value-type="float" office:value="166.66">
            <text:p>166.66</text:p>
          </table:table-cell>
          <table:table-cell table:formula="of:=[.Y35]*1000000" office:value-type="float" office:value="592.63">
            <text:p>592.63</text:p>
          </table:table-cell>
          <table:table-cell table:formula="of:=[.Z35]*1000000" office:value-type="float" office:value="20.028">
            <text:p>20.028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0000000034207">
            <text:p>3.4207E-012</text:p>
          </table:table-cell>
          <table:table-cell table:formula="of:=[.AC35]*1000000" office:value-type="float" office:value="0.00000039916">
            <text:p>3.9916E-007</text:p>
          </table:table-cell>
          <table:table-cell office:value-type="float" office:value="0.0005982">
            <text:p>0.0005982</text:p>
          </table:table-cell>
          <table:table-cell office:value-type="float" office:value="0.00016671">
            <text:p>0.00016671</text:p>
          </table:table-cell>
          <table:table-cell office:value-type="float" office:value="0.00059259">
            <text:p>0.00059259</text:p>
          </table:table-cell>
          <table:table-cell table:style-name="ce1" office:value-type="string">
            <text:p>9.6107e-08</text:p>
          </table:table-cell>
          <table:table-cell table:style-name="ce1" office:value-type="string">
            <text:p>1.3683e-06</text:p>
          </table:table-cell>
          <table:table-cell table:style-name="ce1" office:value-type="string">
            <text:p>3.8454e-17</text:p>
          </table:table-cell>
          <table:table-cell table:style-name="ce1" office:value-type="string">
            <text:p>3.9916e-13</text:p>
          </table:table-cell>
          <table:table-cell office:value-type="float" office:value="0.0005982">
            <text:p>0.0005982</text:p>
          </table:table-cell>
          <table:table-cell office:value-type="float" office:value="0.00016666">
            <text:p>0.00016666</text:p>
          </table:table-cell>
          <table:table-cell office:value-type="float" office:value="0.00059263">
            <text:p>0.00059263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3.4207e-18</text:p>
          </table:table-cell>
          <table:table-cell table:style-name="ce1" office:value-type="string">
            <text:p>3.9916e-13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588.98">
            <text:p>588.98</text:p>
          </table:table-cell>
          <table:table-cell table:formula="of:=[.Q36]*1000000" office:value-type="float" office:value="164.53">
            <text:p>164.53</text:p>
          </table:table-cell>
          <table:table-cell table:formula="of:=[.R36]*1000000" office:value-type="float" office:value="604.37">
            <text:p>604.37</text:p>
          </table:table-cell>
          <table:table-cell table:formula="of:=[.S36]*1000000" office:value-type="float" office:value="0.07369">
            <text:p>0.07369</text:p>
          </table:table-cell>
          <table:table-cell table:formula="of:=[.T36]*1000000" office:value-type="float" office:value="1.3907">
            <text:p>1.3907</text:p>
          </table:table-cell>
          <table:table-cell table:formula="of:=[.U36]*1000000" office:value-type="float" office:value="0.000000000042095">
            <text:p>4.2095E-011</text:p>
          </table:table-cell>
          <table:table-cell table:formula="of:=[.V36]*1000000" office:value-type="float" office:value="0.00000038644">
            <text:p>3.8644E-007</text:p>
          </table:table-cell>
          <table:table-cell table:formula="of:=[.W36]*1000000" office:value-type="float" office:value="588.98">
            <text:p>588.98</text:p>
          </table:table-cell>
          <table:table-cell table:formula="of:=[.X36]*1000000" office:value-type="float" office:value="164.48">
            <text:p>164.48</text:p>
          </table:table-cell>
          <table:table-cell table:formula="of:=[.Y36]*1000000" office:value-type="float" office:value="604.41">
            <text:p>604.41</text:p>
          </table:table-cell>
          <table:table-cell table:formula="of:=[.Z36]*1000000" office:value-type="float" office:value="20.028">
            <text:p>20.028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00000000069443">
            <text:p>6.9443E-013</text:p>
          </table:table-cell>
          <table:table-cell table:formula="of:=[.AC36]*1000000" office:value-type="float" office:value="0.00000038644">
            <text:p>3.8644E-007</text:p>
          </table:table-cell>
          <table:table-cell office:value-type="float" office:value="0.00058898">
            <text:p>0.00058898</text:p>
          </table:table-cell>
          <table:table-cell office:value-type="float" office:value="0.00016453">
            <text:p>0.00016453</text:p>
          </table:table-cell>
          <table:table-cell office:value-type="float" office:value="0.00060437">
            <text:p>0.00060437</text:p>
          </table:table-cell>
          <table:table-cell table:style-name="ce1" office:value-type="string">
            <text:p>7.369e-08</text:p>
          </table:table-cell>
          <table:table-cell table:style-name="ce1" office:value-type="string">
            <text:p>1.3907e-06</text:p>
          </table:table-cell>
          <table:table-cell table:style-name="ce1" office:value-type="string">
            <text:p>4.2095e-17</text:p>
          </table:table-cell>
          <table:table-cell table:style-name="ce1" office:value-type="string">
            <text:p>3.8644e-13</text:p>
          </table:table-cell>
          <table:table-cell office:value-type="float" office:value="0.00058898">
            <text:p>0.00058898</text:p>
          </table:table-cell>
          <table:table-cell office:value-type="float" office:value="0.00016448">
            <text:p>0.00016448</text:p>
          </table:table-cell>
          <table:table-cell office:value-type="float" office:value="0.00060441">
            <text:p>0.00060441</text:p>
          </table:table-cell>
          <table:table-cell table:style-name="ce1" office:value-type="string">
            <text:p>2.0028e-05</text:p>
          </table:table-cell>
          <table:table-cell office:value-type="float" office:value="0">
            <text:p>0</text:p>
          </table:table-cell>
          <table:table-cell table:style-name="ce1" office:value-type="string">
            <text:p>6.9443e-19</text:p>
          </table:table-cell>
          <table:table-cell table:style-name="ce1" office:value-type="string">
            <text:p>3.8644e-13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580">
            <text:p>580</text:p>
          </table:table-cell>
          <table:table-cell table:formula="of:=[.Q37]*1000000" office:value-type="float" office:value="162.41">
            <text:p>162.41</text:p>
          </table:table-cell>
          <table:table-cell table:formula="of:=[.R37]*1000000" office:value-type="float" office:value="615.85">
            <text:p>615.85</text:p>
          </table:table-cell>
          <table:table-cell table:formula="of:=[.S37]*1000000" office:value-type="float" office:value="0.056099">
            <text:p>0.056099</text:p>
          </table:table-cell>
          <table:table-cell table:formula="of:=[.T37]*1000000" office:value-type="float" office:value="1.4133">
            <text:p>1.4133</text:p>
          </table:table-cell>
          <table:table-cell table:formula="of:=[.U37]*1000000" office:value-type="float" office:value="0.000000000038055">
            <text:p>3.8055E-011</text:p>
          </table:table-cell>
          <table:table-cell table:formula="of:=[.V37]*1000000" office:value-type="float" office:value="0.00000037417">
            <text:p>3.7417E-007</text:p>
          </table:table-cell>
          <table:table-cell table:formula="of:=[.W37]*1000000" office:value-type="float" office:value="580">
            <text:p>580</text:p>
          </table:table-cell>
          <table:table-cell table:formula="of:=[.X37]*1000000" office:value-type="float" office:value="162.35">
            <text:p>162.35</text:p>
          </table:table-cell>
          <table:table-cell table:formula="of:=[.Y37]*1000000" office:value-type="float" office:value="615.89">
            <text:p>615.89</text:p>
          </table:table-cell>
          <table:table-cell table:formula="of:=[.Z37]*1000000" office:value-type="float" office:value="20.027">
            <text:p>20.027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0000000047528">
            <text:p>4.7528E-012</text:p>
          </table:table-cell>
          <table:table-cell table:formula="of:=[.AC37]*1000000" office:value-type="float" office:value="0.00000037417">
            <text:p>3.7417E-007</text:p>
          </table:table-cell>
          <table:table-cell office:value-type="float" office:value="0.00058">
            <text:p>0.00058</text:p>
          </table:table-cell>
          <table:table-cell office:value-type="float" office:value="0.00016241">
            <text:p>0.00016241</text:p>
          </table:table-cell>
          <table:table-cell office:value-type="float" office:value="0.00061585">
            <text:p>0.00061585</text:p>
          </table:table-cell>
          <table:table-cell table:style-name="ce1" office:value-type="string">
            <text:p>5.6099e-08</text:p>
          </table:table-cell>
          <table:table-cell table:style-name="ce1" office:value-type="string">
            <text:p>1.4133e-06</text:p>
          </table:table-cell>
          <table:table-cell table:style-name="ce1" office:value-type="string">
            <text:p>3.8055e-17</text:p>
          </table:table-cell>
          <table:table-cell table:style-name="ce1" office:value-type="string">
            <text:p>3.7417e-13</text:p>
          </table:table-cell>
          <table:table-cell office:value-type="float" office:value="0.00058">
            <text:p>0.00058</text:p>
          </table:table-cell>
          <table:table-cell office:value-type="float" office:value="0.00016235">
            <text:p>0.00016235</text:p>
          </table:table-cell>
          <table:table-cell office:value-type="float" office:value="0.00061589">
            <text:p>0.00061589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4.7528e-18</text:p>
          </table:table-cell>
          <table:table-cell table:style-name="ce1" office:value-type="string">
            <text:p>3.7417e-13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571.23">
            <text:p>571.23</text:p>
          </table:table-cell>
          <table:table-cell table:formula="of:=[.Q38]*1000000" office:value-type="float" office:value="160.34">
            <text:p>160.34</text:p>
          </table:table-cell>
          <table:table-cell table:formula="of:=[.R38]*1000000" office:value-type="float" office:value="627.05">
            <text:p>627.05</text:p>
          </table:table-cell>
          <table:table-cell table:formula="of:=[.S38]*1000000" office:value-type="float" office:value="0.042426">
            <text:p>0.042426</text:p>
          </table:table-cell>
          <table:table-cell table:formula="of:=[.T38]*1000000" office:value-type="float" office:value="1.4362">
            <text:p>1.4362</text:p>
          </table:table-cell>
          <table:table-cell table:formula="of:=[.U38]*1000000" office:value-type="float" office:value="0.000000000022752">
            <text:p>2.2752E-011</text:p>
          </table:table-cell>
          <table:table-cell table:formula="of:=[.V38]*1000000" office:value-type="float" office:value="0.00000036234">
            <text:p>3.6234E-007</text:p>
          </table:table-cell>
          <table:table-cell table:formula="of:=[.W38]*1000000" office:value-type="float" office:value="571.22">
            <text:p>571.22</text:p>
          </table:table-cell>
          <table:table-cell table:formula="of:=[.X38]*1000000" office:value-type="float" office:value="160.28">
            <text:p>160.28</text:p>
          </table:table-cell>
          <table:table-cell table:formula="of:=[.Y38]*1000000" office:value-type="float" office:value="627.08">
            <text:p>627.08</text:p>
          </table:table-cell>
          <table:table-cell table:formula="of:=[.Z38]*1000000" office:value-type="float" office:value="20.027">
            <text:p>20.027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0000000011052">
            <text:p>1.1052E-013</text:p>
          </table:table-cell>
          <table:table-cell table:formula="of:=[.AC38]*1000000" office:value-type="float" office:value="0.00000036234">
            <text:p>3.6234E-007</text:p>
          </table:table-cell>
          <table:table-cell office:value-type="float" office:value="0.00057123">
            <text:p>0.00057123</text:p>
          </table:table-cell>
          <table:table-cell office:value-type="float" office:value="0.00016034">
            <text:p>0.00016034</text:p>
          </table:table-cell>
          <table:table-cell office:value-type="float" office:value="0.00062705">
            <text:p>0.00062705</text:p>
          </table:table-cell>
          <table:table-cell table:style-name="ce1" office:value-type="string">
            <text:p>4.2426e-08</text:p>
          </table:table-cell>
          <table:table-cell table:style-name="ce1" office:value-type="string">
            <text:p>1.4362e-06</text:p>
          </table:table-cell>
          <table:table-cell table:style-name="ce1" office:value-type="string">
            <text:p>2.2752e-17</text:p>
          </table:table-cell>
          <table:table-cell table:style-name="ce1" office:value-type="string">
            <text:p>3.6234e-13</text:p>
          </table:table-cell>
          <table:table-cell office:value-type="float" office:value="0.00057122">
            <text:p>0.00057122</text:p>
          </table:table-cell>
          <table:table-cell office:value-type="float" office:value="0.00016028">
            <text:p>0.00016028</text:p>
          </table:table-cell>
          <table:table-cell office:value-type="float" office:value="0.00062708">
            <text:p>0.00062708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052e-19</text:p>
          </table:table-cell>
          <table:table-cell table:style-name="ce1" office:value-type="string">
            <text:p>3.6234e-13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562.65">
            <text:p>562.65</text:p>
          </table:table-cell>
          <table:table-cell table:formula="of:=[.Q39]*1000000" office:value-type="float" office:value="158.32">
            <text:p>158.32</text:p>
          </table:table-cell>
          <table:table-cell table:formula="of:=[.R39]*1000000" office:value-type="float" office:value="637.97">
            <text:p>637.97</text:p>
          </table:table-cell>
          <table:table-cell table:formula="of:=[.S39]*1000000" office:value-type="float" office:value="0.0319">
            <text:p>0.0319</text:p>
          </table:table-cell>
          <table:table-cell table:formula="of:=[.T39]*1000000" office:value-type="float" office:value="1.4592">
            <text:p>1.4592</text:p>
          </table:table-cell>
          <table:table-cell table:formula="of:=[.U39]*1000000" office:value-type="float" office:value="0.000000000016779">
            <text:p>1.6779E-011</text:p>
          </table:table-cell>
          <table:table-cell table:formula="of:=[.V39]*1000000" office:value-type="float" office:value="0.00000035091">
            <text:p>3.5091E-007</text:p>
          </table:table-cell>
          <table:table-cell table:formula="of:=[.W39]*1000000" office:value-type="float" office:value="562.65">
            <text:p>562.65</text:p>
          </table:table-cell>
          <table:table-cell table:formula="of:=[.X39]*1000000" office:value-type="float" office:value="158.27">
            <text:p>158.27</text:p>
          </table:table-cell>
          <table:table-cell table:formula="of:=[.Y39]*1000000" office:value-type="float" office:value="638.01">
            <text:p>638.01</text:p>
          </table:table-cell>
          <table:table-cell table:formula="of:=[.Z39]*1000000" office:value-type="float" office:value="20.027">
            <text:p>20.027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-0.0000000000016251">
            <text:p>-1.6251E-012</text:p>
          </table:table-cell>
          <table:table-cell table:formula="of:=[.AC39]*1000000" office:value-type="float" office:value="0.00000035091">
            <text:p>3.5091E-007</text:p>
          </table:table-cell>
          <table:table-cell office:value-type="float" office:value="0.00056265">
            <text:p>0.00056265</text:p>
          </table:table-cell>
          <table:table-cell office:value-type="float" office:value="0.00015832">
            <text:p>0.00015832</text:p>
          </table:table-cell>
          <table:table-cell office:value-type="float" office:value="0.00063797">
            <text:p>0.00063797</text:p>
          </table:table-cell>
          <table:table-cell table:style-name="ce1" office:value-type="string">
            <text:p>3.19e-08</text:p>
          </table:table-cell>
          <table:table-cell table:style-name="ce1" office:value-type="string">
            <text:p>1.4592e-06</text:p>
          </table:table-cell>
          <table:table-cell table:style-name="ce1" office:value-type="string">
            <text:p>1.6779e-17</text:p>
          </table:table-cell>
          <table:table-cell table:style-name="ce1" office:value-type="string">
            <text:p>3.5091e-13</text:p>
          </table:table-cell>
          <table:table-cell office:value-type="float" office:value="0.00056265">
            <text:p>0.00056265</text:p>
          </table:table-cell>
          <table:table-cell office:value-type="float" office:value="0.00015827">
            <text:p>0.00015827</text:p>
          </table:table-cell>
          <table:table-cell office:value-type="float" office:value="0.00063801">
            <text:p>0.00063801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251e-18</text:p>
          </table:table-cell>
          <table:table-cell table:style-name="ce1" office:value-type="string">
            <text:p>3.5091e-13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554.27">
            <text:p>554.27</text:p>
          </table:table-cell>
          <table:table-cell table:formula="of:=[.Q40]*1000000" office:value-type="float" office:value="156.35">
            <text:p>156.35</text:p>
          </table:table-cell>
          <table:table-cell table:formula="of:=[.R40]*1000000" office:value-type="float" office:value="648.65">
            <text:p>648.65</text:p>
          </table:table-cell>
          <table:table-cell table:formula="of:=[.S40]*1000000" office:value-type="float" office:value="0.023873">
            <text:p>0.023873</text:p>
          </table:table-cell>
          <table:table-cell table:formula="of:=[.T40]*1000000" office:value-type="float" office:value="1.4825">
            <text:p>1.4825</text:p>
          </table:table-cell>
          <table:table-cell table:formula="of:=[.U40]*1000000" office:value-type="float" office:value="0.000000000014936">
            <text:p>1.4936E-011</text:p>
          </table:table-cell>
          <table:table-cell table:formula="of:=[.V40]*1000000" office:value-type="float" office:value="0.00000033988">
            <text:p>3.3988E-007</text:p>
          </table:table-cell>
          <table:table-cell table:formula="of:=[.W40]*1000000" office:value-type="float" office:value="554.27">
            <text:p>554.27</text:p>
          </table:table-cell>
          <table:table-cell table:formula="of:=[.X40]*1000000" office:value-type="float" office:value="156.29">
            <text:p>156.29</text:p>
          </table:table-cell>
          <table:table-cell table:formula="of:=[.Y40]*1000000" office:value-type="float" office:value="648.69">
            <text:p>648.69</text:p>
          </table:table-cell>
          <table:table-cell table:formula="of:=[.Z40]*1000000" office:value-type="float" office:value="20.027">
            <text:p>20.027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000000021731">
            <text:p>2.1731E-013</text:p>
          </table:table-cell>
          <table:table-cell table:formula="of:=[.AC40]*1000000" office:value-type="float" office:value="0.00000033988">
            <text:p>3.3988E-007</text:p>
          </table:table-cell>
          <table:table-cell office:value-type="float" office:value="0.00055427">
            <text:p>0.00055427</text:p>
          </table:table-cell>
          <table:table-cell office:value-type="float" office:value="0.00015635">
            <text:p>0.00015635</text:p>
          </table:table-cell>
          <table:table-cell office:value-type="float" office:value="0.00064865">
            <text:p>0.00064865</text:p>
          </table:table-cell>
          <table:table-cell table:style-name="ce1" office:value-type="string">
            <text:p>2.3873e-08</text:p>
          </table:table-cell>
          <table:table-cell table:style-name="ce1" office:value-type="string">
            <text:p>1.4825e-06</text:p>
          </table:table-cell>
          <table:table-cell table:style-name="ce1" office:value-type="string">
            <text:p>1.4936e-17</text:p>
          </table:table-cell>
          <table:table-cell table:style-name="ce1" office:value-type="string">
            <text:p>3.3988e-13</text:p>
          </table:table-cell>
          <table:table-cell office:value-type="float" office:value="0.00055427">
            <text:p>0.00055427</text:p>
          </table:table-cell>
          <table:table-cell office:value-type="float" office:value="0.00015629">
            <text:p>0.00015629</text:p>
          </table:table-cell>
          <table:table-cell office:value-type="float" office:value="0.00064869">
            <text:p>0.00064869</text:p>
          </table:table-cell>
          <table:table-cell table:style-name="ce1" office:value-type="string">
            <text:p>2.0027e-05</text:p>
          </table:table-cell>
          <table:table-cell office:value-type="float" office:value="0">
            <text:p>0</text:p>
          </table:table-cell>
          <table:table-cell table:style-name="ce1" office:value-type="string">
            <text:p>2.1731e-19</text:p>
          </table:table-cell>
          <table:table-cell table:style-name="ce1" office:value-type="string">
            <text:p>3.3988e-13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546.06">
            <text:p>546.06</text:p>
          </table:table-cell>
          <table:table-cell table:formula="of:=[.Q41]*1000000" office:value-type="float" office:value="154.42">
            <text:p>154.42</text:p>
          </table:table-cell>
          <table:table-cell table:formula="of:=[.R41]*1000000" office:value-type="float" office:value="659.1">
            <text:p>659.1</text:p>
          </table:table-cell>
          <table:table-cell table:formula="of:=[.S41]*1000000" office:value-type="float" office:value="0.017812">
            <text:p>0.017812</text:p>
          </table:table-cell>
          <table:table-cell table:formula="of:=[.T41]*1000000" office:value-type="float" office:value="1.5059">
            <text:p>1.5059</text:p>
          </table:table-cell>
          <table:table-cell table:formula="of:=[.U41]*1000000" office:value-type="float" office:value="0.000000000014863">
            <text:p>1.4863E-011</text:p>
          </table:table-cell>
          <table:table-cell table:formula="of:=[.V41]*1000000" office:value-type="float" office:value="0.00000032923">
            <text:p>3.2923E-007</text:p>
          </table:table-cell>
          <table:table-cell table:formula="of:=[.W41]*1000000" office:value-type="float" office:value="546.06">
            <text:p>546.06</text:p>
          </table:table-cell>
          <table:table-cell table:formula="of:=[.X41]*1000000" office:value-type="float" office:value="154.37">
            <text:p>154.37</text:p>
          </table:table-cell>
          <table:table-cell table:formula="of:=[.Y41]*1000000" office:value-type="float" office:value="659.14">
            <text:p>659.14</text:p>
          </table:table-cell>
          <table:table-cell table:formula="of:=[.Z41]*1000000" office:value-type="float" office:value="20.026">
            <text:p>20.026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0000026874">
            <text:p>2.6874E-012</text:p>
          </table:table-cell>
          <table:table-cell table:formula="of:=[.AC41]*1000000" office:value-type="float" office:value="0.00000032923">
            <text:p>3.2923E-007</text:p>
          </table:table-cell>
          <table:table-cell office:value-type="float" office:value="0.00054606">
            <text:p>0.00054606</text:p>
          </table:table-cell>
          <table:table-cell office:value-type="float" office:value="0.00015442">
            <text:p>0.00015442</text:p>
          </table:table-cell>
          <table:table-cell office:value-type="float" office:value="0.0006591">
            <text:p>0.0006591</text:p>
          </table:table-cell>
          <table:table-cell table:style-name="ce1" office:value-type="string">
            <text:p>1.7812e-08</text:p>
          </table:table-cell>
          <table:table-cell table:style-name="ce1" office:value-type="string">
            <text:p>1.5059e-06</text:p>
          </table:table-cell>
          <table:table-cell table:style-name="ce1" office:value-type="string">
            <text:p>1.4863e-17</text:p>
          </table:table-cell>
          <table:table-cell table:style-name="ce1" office:value-type="string">
            <text:p>3.2923e-13</text:p>
          </table:table-cell>
          <table:table-cell office:value-type="float" office:value="0.00054606">
            <text:p>0.00054606</text:p>
          </table:table-cell>
          <table:table-cell office:value-type="float" office:value="0.00015437">
            <text:p>0.00015437</text:p>
          </table:table-cell>
          <table:table-cell office:value-type="float" office:value="0.00065914">
            <text:p>0.00065914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2.6874e-18</text:p>
          </table:table-cell>
          <table:table-cell table:style-name="ce1" office:value-type="string">
            <text:p>3.2923e-13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538.02">
            <text:p>538.02</text:p>
          </table:table-cell>
          <table:table-cell table:formula="of:=[.Q42]*1000000" office:value-type="float" office:value="152.54">
            <text:p>152.54</text:p>
          </table:table-cell>
          <table:table-cell table:formula="of:=[.R42]*1000000" office:value-type="float" office:value="669.32">
            <text:p>669.32</text:p>
          </table:table-cell>
          <table:table-cell table:formula="of:=[.S42]*1000000" office:value-type="float" office:value="0.013277">
            <text:p>0.013277</text:p>
          </table:table-cell>
          <table:table-cell table:formula="of:=[.T42]*1000000" office:value-type="float" office:value="1.5296">
            <text:p>1.5296</text:p>
          </table:table-cell>
          <table:table-cell table:formula="of:=[.U42]*1000000" office:value-type="float" office:value="0.000000000010744">
            <text:p>1.0744E-011</text:p>
          </table:table-cell>
          <table:table-cell table:formula="of:=[.V42]*1000000" office:value-type="float" office:value="0.00000031893">
            <text:p>3.1893E-007</text:p>
          </table:table-cell>
          <table:table-cell table:formula="of:=[.W42]*1000000" office:value-type="float" office:value="538.02">
            <text:p>538.02</text:p>
          </table:table-cell>
          <table:table-cell table:formula="of:=[.X42]*1000000" office:value-type="float" office:value="152.48">
            <text:p>152.48</text:p>
          </table:table-cell>
          <table:table-cell table:formula="of:=[.Y42]*1000000" office:value-type="float" office:value="669.36">
            <text:p>669.36</text:p>
          </table:table-cell>
          <table:table-cell table:formula="of:=[.Z42]*1000000" office:value-type="float" office:value="20.026">
            <text:p>20.026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0000000044944">
            <text:p>4.4944E-013</text:p>
          </table:table-cell>
          <table:table-cell table:formula="of:=[.AC42]*1000000" office:value-type="float" office:value="0.00000031893">
            <text:p>3.1893E-007</text:p>
          </table:table-cell>
          <table:table-cell office:value-type="float" office:value="0.00053802">
            <text:p>0.00053802</text:p>
          </table:table-cell>
          <table:table-cell office:value-type="float" office:value="0.00015254">
            <text:p>0.00015254</text:p>
          </table:table-cell>
          <table:table-cell office:value-type="float" office:value="0.00066932">
            <text:p>0.00066932</text:p>
          </table:table-cell>
          <table:table-cell table:style-name="ce1" office:value-type="string">
            <text:p>1.3277e-08</text:p>
          </table:table-cell>
          <table:table-cell table:style-name="ce1" office:value-type="string">
            <text:p>1.5296e-06</text:p>
          </table:table-cell>
          <table:table-cell table:style-name="ce1" office:value-type="string">
            <text:p>1.0744e-17</text:p>
          </table:table-cell>
          <table:table-cell table:style-name="ce1" office:value-type="string">
            <text:p>3.1893e-13</text:p>
          </table:table-cell>
          <table:table-cell office:value-type="float" office:value="0.00053802">
            <text:p>0.00053802</text:p>
          </table:table-cell>
          <table:table-cell office:value-type="float" office:value="0.00015248">
            <text:p>0.00015248</text:p>
          </table:table-cell>
          <table:table-cell office:value-type="float" office:value="0.00066936">
            <text:p>0.00066936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4.4944e-19</text:p>
          </table:table-cell>
          <table:table-cell table:style-name="ce1" office:value-type="string">
            <text:p>3.1893e-13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530.15">
            <text:p>530.15</text:p>
          </table:table-cell>
          <table:table-cell table:formula="of:=[.Q43]*1000000" office:value-type="float" office:value="150.69">
            <text:p>150.69</text:p>
          </table:table-cell>
          <table:table-cell table:formula="of:=[.R43]*1000000" office:value-type="float" office:value="679.34">
            <text:p>679.34</text:p>
          </table:table-cell>
          <table:table-cell table:formula="of:=[.S43]*1000000" office:value-type="float" office:value="0.0099162">
            <text:p>0.0099162</text:p>
          </table:table-cell>
          <table:table-cell table:formula="of:=[.T43]*1000000" office:value-type="float" office:value="1.5534">
            <text:p>1.5534</text:p>
          </table:table-cell>
          <table:table-cell table:formula="of:=[.U43]*1000000" office:value-type="float" office:value="0.0000000000022957">
            <text:p>2.2957E-012</text:p>
          </table:table-cell>
          <table:table-cell table:formula="of:=[.V43]*1000000" office:value-type="float" office:value="0.00000030898">
            <text:p>0.000000309</text:p>
          </table:table-cell>
          <table:table-cell table:formula="of:=[.W43]*1000000" office:value-type="float" office:value="530.15">
            <text:p>530.15</text:p>
          </table:table-cell>
          <table:table-cell table:formula="of:=[.X43]*1000000" office:value-type="float" office:value="150.63">
            <text:p>150.63</text:p>
          </table:table-cell>
          <table:table-cell table:formula="of:=[.Y43]*1000000" office:value-type="float" office:value="679.38">
            <text:p>679.38</text:p>
          </table:table-cell>
          <table:table-cell table:formula="of:=[.Z43]*1000000" office:value-type="float" office:value="20.026">
            <text:p>20.026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00000018417">
            <text:p>1.8417E-012</text:p>
          </table:table-cell>
          <table:table-cell table:formula="of:=[.AC43]*1000000" office:value-type="float" office:value="0.00000030898">
            <text:p>0.000000309</text:p>
          </table:table-cell>
          <table:table-cell office:value-type="float" office:value="0.00053015">
            <text:p>0.00053015</text:p>
          </table:table-cell>
          <table:table-cell office:value-type="float" office:value="0.00015069">
            <text:p>0.00015069</text:p>
          </table:table-cell>
          <table:table-cell office:value-type="float" office:value="0.00067934">
            <text:p>0.00067934</text:p>
          </table:table-cell>
          <table:table-cell table:style-name="ce1" office:value-type="string">
            <text:p>9.9162e-09</text:p>
          </table:table-cell>
          <table:table-cell table:style-name="ce1" office:value-type="string">
            <text:p>1.5534e-06</text:p>
          </table:table-cell>
          <table:table-cell table:style-name="ce1" office:value-type="string">
            <text:p>2.2957e-18</text:p>
          </table:table-cell>
          <table:table-cell table:style-name="ce1" office:value-type="string">
            <text:p>3.0898e-13</text:p>
          </table:table-cell>
          <table:table-cell office:value-type="float" office:value="0.00053015">
            <text:p>0.00053015</text:p>
          </table:table-cell>
          <table:table-cell office:value-type="float" office:value="0.00015063">
            <text:p>0.00015063</text:p>
          </table:table-cell>
          <table:table-cell office:value-type="float" office:value="0.00067938">
            <text:p>0.00067938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1.8417e-18</text:p>
          </table:table-cell>
          <table:table-cell table:style-name="ce1" office:value-type="string">
            <text:p>3.0898e-13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522.42">
            <text:p>522.42</text:p>
          </table:table-cell>
          <table:table-cell table:formula="of:=[.Q44]*1000000" office:value-type="float" office:value="148.87">
            <text:p>148.87</text:p>
          </table:table-cell>
          <table:table-cell table:formula="of:=[.R44]*1000000" office:value-type="float" office:value="689.16">
            <text:p>689.16</text:p>
          </table:table-cell>
          <table:table-cell table:formula="of:=[.S44]*1000000" office:value-type="float" office:value="0.007447">
            <text:p>0.007447</text:p>
          </table:table-cell>
          <table:table-cell table:formula="of:=[.T44]*1000000" office:value-type="float" office:value="1.5774">
            <text:p>1.5774</text:p>
          </table:table-cell>
          <table:table-cell table:formula="of:=[.U44]*1000000" office:value-type="float" office:value="0.0000000000024289">
            <text:p>2.4289E-012</text:p>
          </table:table-cell>
          <table:table-cell table:formula="of:=[.V44]*1000000" office:value-type="float" office:value="0.00000029936">
            <text:p>2.9936E-007</text:p>
          </table:table-cell>
          <table:table-cell table:formula="of:=[.W44]*1000000" office:value-type="float" office:value="522.42">
            <text:p>522.42</text:p>
          </table:table-cell>
          <table:table-cell table:formula="of:=[.X44]*1000000" office:value-type="float" office:value="148.81">
            <text:p>148.81</text:p>
          </table:table-cell>
          <table:table-cell table:formula="of:=[.Y44]*1000000" office:value-type="float" office:value="689.19">
            <text:p>689.19</text:p>
          </table:table-cell>
          <table:table-cell table:formula="of:=[.Z44]*1000000" office:value-type="float" office:value="20.026">
            <text:p>20.026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-0.0000000000061029">
            <text:p>-6.1029E-012</text:p>
          </table:table-cell>
          <table:table-cell table:formula="of:=[.AC44]*1000000" office:value-type="float" office:value="0.00000029936">
            <text:p>2.9936E-007</text:p>
          </table:table-cell>
          <table:table-cell office:value-type="float" office:value="0.00052242">
            <text:p>0.00052242</text:p>
          </table:table-cell>
          <table:table-cell office:value-type="float" office:value="0.00014887">
            <text:p>0.00014887</text:p>
          </table:table-cell>
          <table:table-cell office:value-type="float" office:value="0.00068916">
            <text:p>0.00068916</text:p>
          </table:table-cell>
          <table:table-cell table:style-name="ce1" office:value-type="string">
            <text:p>7.447e-09</text:p>
          </table:table-cell>
          <table:table-cell table:style-name="ce1" office:value-type="string">
            <text:p>1.5774e-06</text:p>
          </table:table-cell>
          <table:table-cell table:style-name="ce1" office:value-type="string">
            <text:p>2.4289e-18</text:p>
          </table:table-cell>
          <table:table-cell table:style-name="ce1" office:value-type="string">
            <text:p>2.9936e-13</text:p>
          </table:table-cell>
          <table:table-cell office:value-type="float" office:value="0.00052242">
            <text:p>0.00052242</text:p>
          </table:table-cell>
          <table:table-cell office:value-type="float" office:value="0.00014881">
            <text:p>0.00014881</text:p>
          </table:table-cell>
          <table:table-cell office:value-type="float" office:value="0.00068919">
            <text:p>0.00068919</text:p>
          </table:table-cell>
          <table:table-cell table:style-name="ce1" office:value-type="string">
            <text:p>2.0026e-05</text:p>
          </table:table-cell>
          <table:table-cell office:value-type="float" office:value="0">
            <text:p>0</text:p>
          </table:table-cell>
          <table:table-cell table:style-name="ce1" office:value-type="string">
            <text:p>-6.1029e-18</text:p>
          </table:table-cell>
          <table:table-cell table:style-name="ce1" office:value-type="string">
            <text:p>2.9936e-13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514.84">
            <text:p>514.84</text:p>
          </table:table-cell>
          <table:table-cell table:formula="of:=[.Q45]*1000000" office:value-type="float" office:value="147.09">
            <text:p>147.09</text:p>
          </table:table-cell>
          <table:table-cell table:formula="of:=[.R45]*1000000" office:value-type="float" office:value="698.79">
            <text:p>698.79</text:p>
          </table:table-cell>
          <table:table-cell table:formula="of:=[.S45]*1000000" office:value-type="float" office:value="0.0056479">
            <text:p>0.0056479</text:p>
          </table:table-cell>
          <table:table-cell table:formula="of:=[.T45]*1000000" office:value-type="float" office:value="1.6016">
            <text:p>1.6016</text:p>
          </table:table-cell>
          <table:table-cell table:formula="of:=[.U45]*1000000" office:value-type="float" office:value="-0.0000000000040229">
            <text:p>-4.0229E-012</text:p>
          </table:table-cell>
          <table:table-cell table:formula="of:=[.V45]*1000000" office:value-type="float" office:value="0.00000029006">
            <text:p>2.9006E-007</text:p>
          </table:table-cell>
          <table:table-cell table:formula="of:=[.W45]*1000000" office:value-type="float" office:value="514.84">
            <text:p>514.84</text:p>
          </table:table-cell>
          <table:table-cell table:formula="of:=[.X45]*1000000" office:value-type="float" office:value="147.03">
            <text:p>147.03</text:p>
          </table:table-cell>
          <table:table-cell table:formula="of:=[.Y45]*1000000" office:value-type="float" office:value="698.82">
            <text:p>698.82</text:p>
          </table:table-cell>
          <table:table-cell table:formula="of:=[.Z45]*1000000" office:value-type="float" office:value="20.025">
            <text:p>20.025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-0.0000000000002285">
            <text:p>-2.285E-013</text:p>
          </table:table-cell>
          <table:table-cell table:formula="of:=[.AC45]*1000000" office:value-type="float" office:value="0.00000029006">
            <text:p>2.9006E-007</text:p>
          </table:table-cell>
          <table:table-cell office:value-type="float" office:value="0.00051484">
            <text:p>0.00051484</text:p>
          </table:table-cell>
          <table:table-cell office:value-type="float" office:value="0.00014709">
            <text:p>0.00014709</text:p>
          </table:table-cell>
          <table:table-cell office:value-type="float" office:value="0.00069879">
            <text:p>0.00069879</text:p>
          </table:table-cell>
          <table:table-cell table:style-name="ce1" office:value-type="string">
            <text:p>5.6479e-09</text:p>
          </table:table-cell>
          <table:table-cell table:style-name="ce1" office:value-type="string">
            <text:p>1.6016e-06</text:p>
          </table:table-cell>
          <table:table-cell table:style-name="ce1" office:value-type="string">
            <text:p>-4.0229e-18</text:p>
          </table:table-cell>
          <table:table-cell table:style-name="ce1" office:value-type="string">
            <text:p>2.9006e-13</text:p>
          </table:table-cell>
          <table:table-cell office:value-type="float" office:value="0.00051484">
            <text:p>0.00051484</text:p>
          </table:table-cell>
          <table:table-cell office:value-type="float" office:value="0.00014703">
            <text:p>0.00014703</text:p>
          </table:table-cell>
          <table:table-cell office:value-type="float" office:value="0.00069882">
            <text:p>0.00069882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85e-19</text:p>
          </table:table-cell>
          <table:table-cell table:style-name="ce1" office:value-type="string">
            <text:p>2.9006e-13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507.4">
            <text:p>507.4</text:p>
          </table:table-cell>
          <table:table-cell table:formula="of:=[.Q46]*1000000" office:value-type="float" office:value="145.34">
            <text:p>145.34</text:p>
          </table:table-cell>
          <table:table-cell table:formula="of:=[.R46]*1000000" office:value-type="float" office:value="708.24">
            <text:p>708.24</text:p>
          </table:table-cell>
          <table:table-cell table:formula="of:=[.S46]*1000000" office:value-type="float" office:value="0.0043464">
            <text:p>0.0043464</text:p>
          </table:table-cell>
          <table:table-cell table:formula="of:=[.T46]*1000000" office:value-type="float" office:value="1.6259">
            <text:p>1.6259</text:p>
          </table:table-cell>
          <table:table-cell table:formula="of:=[.U46]*1000000" office:value-type="float" office:value="-0.0000000000096263">
            <text:p>-9.6263E-012</text:p>
          </table:table-cell>
          <table:table-cell table:formula="of:=[.V46]*1000000" office:value-type="float" office:value="0.00000028106">
            <text:p>2.8106E-007</text:p>
          </table:table-cell>
          <table:table-cell table:formula="of:=[.W46]*1000000" office:value-type="float" office:value="507.4">
            <text:p>507.4</text:p>
          </table:table-cell>
          <table:table-cell table:formula="of:=[.X46]*1000000" office:value-type="float" office:value="145.28">
            <text:p>145.28</text:p>
          </table:table-cell>
          <table:table-cell table:formula="of:=[.Y46]*1000000" office:value-type="float" office:value="708.27">
            <text:p>708.27</text:p>
          </table:table-cell>
          <table:table-cell table:formula="of:=[.Z46]*1000000" office:value-type="float" office:value="20.025">
            <text:p>20.025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000019249">
            <text:p>1.9249E-012</text:p>
          </table:table-cell>
          <table:table-cell table:formula="of:=[.AC46]*1000000" office:value-type="float" office:value="0.00000028106">
            <text:p>2.8106E-007</text:p>
          </table:table-cell>
          <table:table-cell office:value-type="float" office:value="0.0005074">
            <text:p>0.0005074</text:p>
          </table:table-cell>
          <table:table-cell office:value-type="float" office:value="0.00014534">
            <text:p>0.00014534</text:p>
          </table:table-cell>
          <table:table-cell office:value-type="float" office:value="0.00070824">
            <text:p>0.00070824</text:p>
          </table:table-cell>
          <table:table-cell table:style-name="ce1" office:value-type="string">
            <text:p>4.3464e-09</text:p>
          </table:table-cell>
          <table:table-cell table:style-name="ce1" office:value-type="string">
            <text:p>1.6259e-06</text:p>
          </table:table-cell>
          <table:table-cell table:style-name="ce1" office:value-type="string">
            <text:p>-9.6263e-18</text:p>
          </table:table-cell>
          <table:table-cell table:style-name="ce1" office:value-type="string">
            <text:p>2.8106e-13</text:p>
          </table:table-cell>
          <table:table-cell office:value-type="float" office:value="0.0005074">
            <text:p>0.0005074</text:p>
          </table:table-cell>
          <table:table-cell office:value-type="float" office:value="0.00014528">
            <text:p>0.00014528</text:p>
          </table:table-cell>
          <table:table-cell office:value-type="float" office:value="0.00070827">
            <text:p>0.00070827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9249e-18</text:p>
          </table:table-cell>
          <table:table-cell table:style-name="ce1" office:value-type="string">
            <text:p>2.8106e-13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500.09">
            <text:p>500.09</text:p>
          </table:table-cell>
          <table:table-cell table:formula="of:=[.Q47]*1000000" office:value-type="float" office:value="143.62">
            <text:p>143.62</text:p>
          </table:table-cell>
          <table:table-cell table:formula="of:=[.R47]*1000000" office:value-type="float" office:value="717.52">
            <text:p>717.52</text:p>
          </table:table-cell>
          <table:table-cell table:formula="of:=[.S47]*1000000" office:value-type="float" office:value="0.0034102">
            <text:p>0.0034102</text:p>
          </table:table-cell>
          <table:table-cell table:formula="of:=[.T47]*1000000" office:value-type="float" office:value="1.6503">
            <text:p>1.6503</text:p>
          </table:table-cell>
          <table:table-cell table:formula="of:=[.U47]*1000000" office:value-type="float" office:value="-0.0000000000091444">
            <text:p>-9.1444E-012</text:p>
          </table:table-cell>
          <table:table-cell table:formula="of:=[.V47]*1000000" office:value-type="float" office:value="0.00000027236">
            <text:p>2.7236E-007</text:p>
          </table:table-cell>
          <table:table-cell table:formula="of:=[.W47]*1000000" office:value-type="float" office:value="500.09">
            <text:p>500.09</text:p>
          </table:table-cell>
          <table:table-cell table:formula="of:=[.X47]*1000000" office:value-type="float" office:value="143.56">
            <text:p>143.56</text:p>
          </table:table-cell>
          <table:table-cell table:formula="of:=[.Y47]*1000000" office:value-type="float" office:value="717.55">
            <text:p>717.55</text:p>
          </table:table-cell>
          <table:table-cell table:formula="of:=[.Z47]*1000000" office:value-type="float" office:value="20.025">
            <text:p>20.025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-0.0000000000037953">
            <text:p>-3.7953E-012</text:p>
          </table:table-cell>
          <table:table-cell table:formula="of:=[.AC47]*1000000" office:value-type="float" office:value="0.00000027236">
            <text:p>2.7236E-007</text:p>
          </table:table-cell>
          <table:table-cell office:value-type="float" office:value="0.00050009">
            <text:p>0.00050009</text:p>
          </table:table-cell>
          <table:table-cell office:value-type="float" office:value="0.00014362">
            <text:p>0.00014362</text:p>
          </table:table-cell>
          <table:table-cell office:value-type="float" office:value="0.00071752">
            <text:p>0.00071752</text:p>
          </table:table-cell>
          <table:table-cell table:style-name="ce1" office:value-type="string">
            <text:p>3.4102e-09</text:p>
          </table:table-cell>
          <table:table-cell table:style-name="ce1" office:value-type="string">
            <text:p>1.6503e-06</text:p>
          </table:table-cell>
          <table:table-cell table:style-name="ce1" office:value-type="string">
            <text:p>-9.1444e-18</text:p>
          </table:table-cell>
          <table:table-cell table:style-name="ce1" office:value-type="string">
            <text:p>2.7236e-13</text:p>
          </table:table-cell>
          <table:table-cell office:value-type="float" office:value="0.00050009">
            <text:p>0.00050009</text:p>
          </table:table-cell>
          <table:table-cell office:value-type="float" office:value="0.00014356">
            <text:p>0.00014356</text:p>
          </table:table-cell>
          <table:table-cell office:value-type="float" office:value="0.00071755">
            <text:p>0.00071755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3.7953e-18</text:p>
          </table:table-cell>
          <table:table-cell table:style-name="ce1" office:value-type="string">
            <text:p>2.7236e-13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492.91">
            <text:p>492.91</text:p>
          </table:table-cell>
          <table:table-cell table:formula="of:=[.Q48]*1000000" office:value-type="float" office:value="141.92">
            <text:p>141.92</text:p>
          </table:table-cell>
          <table:table-cell table:formula="of:=[.R48]*1000000" office:value-type="float" office:value="726.63">
            <text:p>726.63</text:p>
          </table:table-cell>
          <table:table-cell table:formula="of:=[.S48]*1000000" office:value-type="float" office:value="0.0027391">
            <text:p>0.0027391</text:p>
          </table:table-cell>
          <table:table-cell table:formula="of:=[.T48]*1000000" office:value-type="float" office:value="1.6749">
            <text:p>1.6749</text:p>
          </table:table-cell>
          <table:table-cell table:formula="of:=[.U48]*1000000" office:value-type="float" office:value="-0.000000000012131">
            <text:p>-1.2131E-011</text:p>
          </table:table-cell>
          <table:table-cell table:formula="of:=[.V48]*1000000" office:value-type="float" office:value="0.00000026394">
            <text:p>2.6394E-007</text:p>
          </table:table-cell>
          <table:table-cell table:formula="of:=[.W48]*1000000" office:value-type="float" office:value="492.91">
            <text:p>492.91</text:p>
          </table:table-cell>
          <table:table-cell table:formula="of:=[.X48]*1000000" office:value-type="float" office:value="141.86">
            <text:p>141.86</text:p>
          </table:table-cell>
          <table:table-cell table:formula="of:=[.Y48]*1000000" office:value-type="float" office:value="726.66">
            <text:p>726.66</text:p>
          </table:table-cell>
          <table:table-cell table:formula="of:=[.Z48]*1000000" office:value-type="float" office:value="20.025">
            <text:p>20.025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-0.0000000000040303">
            <text:p>-4.0303E-012</text:p>
          </table:table-cell>
          <table:table-cell table:formula="of:=[.AC48]*1000000" office:value-type="float" office:value="0.00000026395">
            <text:p>0.000000264</text:p>
          </table:table-cell>
          <table:table-cell office:value-type="float" office:value="0.00049291">
            <text:p>0.00049291</text:p>
          </table:table-cell>
          <table:table-cell office:value-type="float" office:value="0.00014192">
            <text:p>0.00014192</text:p>
          </table:table-cell>
          <table:table-cell office:value-type="float" office:value="0.00072663">
            <text:p>0.00072663</text:p>
          </table:table-cell>
          <table:table-cell table:style-name="ce1" office:value-type="string">
            <text:p>2.7391e-09</text:p>
          </table:table-cell>
          <table:table-cell table:style-name="ce1" office:value-type="string">
            <text:p>1.6749e-06</text:p>
          </table:table-cell>
          <table:table-cell table:style-name="ce1" office:value-type="string">
            <text:p>-1.2131e-17</text:p>
          </table:table-cell>
          <table:table-cell table:style-name="ce1" office:value-type="string">
            <text:p>2.6394e-13</text:p>
          </table:table-cell>
          <table:table-cell office:value-type="float" office:value="0.00049291">
            <text:p>0.00049291</text:p>
          </table:table-cell>
          <table:table-cell office:value-type="float" office:value="0.00014186">
            <text:p>0.00014186</text:p>
          </table:table-cell>
          <table:table-cell office:value-type="float" office:value="0.00072666">
            <text:p>0.00072666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4.0303e-18</text:p>
          </table:table-cell>
          <table:table-cell table:style-name="ce1" office:value-type="string">
            <text:p>2.6395e-13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485.85">
            <text:p>485.85</text:p>
          </table:table-cell>
          <table:table-cell table:formula="of:=[.Q49]*1000000" office:value-type="float" office:value="140.25">
            <text:p>140.25</text:p>
          </table:table-cell>
          <table:table-cell table:formula="of:=[.R49]*1000000" office:value-type="float" office:value="735.59">
            <text:p>735.59</text:p>
          </table:table-cell>
          <table:table-cell table:formula="of:=[.S49]*1000000" office:value-type="float" office:value="0.0022583">
            <text:p>0.0022583</text:p>
          </table:table-cell>
          <table:table-cell table:formula="of:=[.T49]*1000000" office:value-type="float" office:value="1.6995">
            <text:p>1.6995</text:p>
          </table:table-cell>
          <table:table-cell table:formula="of:=[.U49]*1000000" office:value-type="float" office:value="-0.000000000015694">
            <text:p>-1.5694E-011</text:p>
          </table:table-cell>
          <table:table-cell table:formula="of:=[.V49]*1000000" office:value-type="float" office:value="0.0000002558">
            <text:p>2.558E-007</text:p>
          </table:table-cell>
          <table:table-cell table:formula="of:=[.W49]*1000000" office:value-type="float" office:value="485.85">
            <text:p>485.85</text:p>
          </table:table-cell>
          <table:table-cell table:formula="of:=[.X49]*1000000" office:value-type="float" office:value="140.19">
            <text:p>140.19</text:p>
          </table:table-cell>
          <table:table-cell table:formula="of:=[.Y49]*1000000" office:value-type="float" office:value="735.62">
            <text:p>735.62</text:p>
          </table:table-cell>
          <table:table-cell table:formula="of:=[.Z49]*1000000" office:value-type="float" office:value="20.025">
            <text:p>20.025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-0.0000000000057292">
            <text:p>-5.7292E-012</text:p>
          </table:table-cell>
          <table:table-cell table:formula="of:=[.AC49]*1000000" office:value-type="float" office:value="0.0000002558">
            <text:p>2.558E-007</text:p>
          </table:table-cell>
          <table:table-cell office:value-type="float" office:value="0.00048585">
            <text:p>0.00048585</text:p>
          </table:table-cell>
          <table:table-cell office:value-type="float" office:value="0.00014025">
            <text:p>0.00014025</text:p>
          </table:table-cell>
          <table:table-cell office:value-type="float" office:value="0.00073559">
            <text:p>0.00073559</text:p>
          </table:table-cell>
          <table:table-cell table:style-name="ce1" office:value-type="string">
            <text:p>2.2583e-09</text:p>
          </table:table-cell>
          <table:table-cell table:style-name="ce1" office:value-type="string">
            <text:p>1.6995e-06</text:p>
          </table:table-cell>
          <table:table-cell table:style-name="ce1" office:value-type="string">
            <text:p>-1.5694e-17</text:p>
          </table:table-cell>
          <table:table-cell table:style-name="ce1" office:value-type="string">
            <text:p>2.558e-13</text:p>
          </table:table-cell>
          <table:table-cell office:value-type="float" office:value="0.00048585">
            <text:p>0.00048585</text:p>
          </table:table-cell>
          <table:table-cell office:value-type="float" office:value="0.00014019">
            <text:p>0.00014019</text:p>
          </table:table-cell>
          <table:table-cell office:value-type="float" office:value="0.00073562">
            <text:p>0.00073562</text:p>
          </table:table-cell>
          <table:table-cell table:style-name="ce1" office:value-type="string">
            <text:p>2.0025e-05</text:p>
          </table:table-cell>
          <table:table-cell office:value-type="float" office:value="0">
            <text:p>0</text:p>
          </table:table-cell>
          <table:table-cell table:style-name="ce1" office:value-type="string">
            <text:p>-5.7292e-18</text:p>
          </table:table-cell>
          <table:table-cell table:style-name="ce1" office:value-type="string">
            <text:p>2.558e-13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478.92">
            <text:p>478.92</text:p>
          </table:table-cell>
          <table:table-cell table:formula="of:=[.Q50]*1000000" office:value-type="float" office:value="138.61">
            <text:p>138.61</text:p>
          </table:table-cell>
          <table:table-cell table:formula="of:=[.R50]*1000000" office:value-type="float" office:value="744.4">
            <text:p>744.4</text:p>
          </table:table-cell>
          <table:table-cell table:formula="of:=[.S50]*1000000" office:value-type="float" office:value="0.0019124">
            <text:p>0.0019124</text:p>
          </table:table-cell>
          <table:table-cell table:formula="of:=[.T50]*1000000" office:value-type="float" office:value="1.7241">
            <text:p>1.7241</text:p>
          </table:table-cell>
          <table:table-cell table:formula="of:=[.U50]*1000000" office:value-type="float" office:value="-0.000000000017544">
            <text:p>-1.7544E-011</text:p>
          </table:table-cell>
          <table:table-cell table:formula="of:=[.V50]*1000000" office:value-type="float" office:value="0.00000024792">
            <text:p>2.4792E-007</text:p>
          </table:table-cell>
          <table:table-cell table:formula="of:=[.W50]*1000000" office:value-type="float" office:value="478.92">
            <text:p>478.92</text:p>
          </table:table-cell>
          <table:table-cell table:formula="of:=[.X50]*1000000" office:value-type="float" office:value="138.55">
            <text:p>138.55</text:p>
          </table:table-cell>
          <table:table-cell table:formula="of:=[.Y50]*1000000" office:value-type="float" office:value="744.43">
            <text:p>744.43</text:p>
          </table:table-cell>
          <table:table-cell table:formula="of:=[.Z50]*1000000" office:value-type="float" office:value="20.024">
            <text:p>20.024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-0.0000000000031236">
            <text:p>-3.1236E-012</text:p>
          </table:table-cell>
          <table:table-cell table:formula="of:=[.AC50]*1000000" office:value-type="float" office:value="0.00000024792">
            <text:p>2.4792E-007</text:p>
          </table:table-cell>
          <table:table-cell office:value-type="float" office:value="0.00047892">
            <text:p>0.00047892</text:p>
          </table:table-cell>
          <table:table-cell office:value-type="float" office:value="0.00013861">
            <text:p>0.00013861</text:p>
          </table:table-cell>
          <table:table-cell office:value-type="float" office:value="0.0007444">
            <text:p>0.0007444</text:p>
          </table:table-cell>
          <table:table-cell table:style-name="ce1" office:value-type="string">
            <text:p>1.9124e-09</text:p>
          </table:table-cell>
          <table:table-cell table:style-name="ce1" office:value-type="string">
            <text:p>1.7241e-06</text:p>
          </table:table-cell>
          <table:table-cell table:style-name="ce1" office:value-type="string">
            <text:p>-1.7544e-17</text:p>
          </table:table-cell>
          <table:table-cell table:style-name="ce1" office:value-type="string">
            <text:p>2.4792e-13</text:p>
          </table:table-cell>
          <table:table-cell office:value-type="float" office:value="0.00047892">
            <text:p>0.00047892</text:p>
          </table:table-cell>
          <table:table-cell office:value-type="float" office:value="0.00013855">
            <text:p>0.00013855</text:p>
          </table:table-cell>
          <table:table-cell office:value-type="float" office:value="0.00074443">
            <text:p>0.00074443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236e-18</text:p>
          </table:table-cell>
          <table:table-cell table:style-name="ce1" office:value-type="string">
            <text:p>2.4792e-13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472.09">
            <text:p>472.09</text:p>
          </table:table-cell>
          <table:table-cell table:formula="of:=[.Q51]*1000000" office:value-type="float" office:value="136.98">
            <text:p>136.98</text:p>
          </table:table-cell>
          <table:table-cell table:formula="of:=[.R51]*1000000" office:value-type="float" office:value="753.06">
            <text:p>753.06</text:p>
          </table:table-cell>
          <table:table-cell table:formula="of:=[.S51]*1000000" office:value-type="float" office:value="0.0016614">
            <text:p>0.0016614</text:p>
          </table:table-cell>
          <table:table-cell table:formula="of:=[.T51]*1000000" office:value-type="float" office:value="1.7488">
            <text:p>1.7488</text:p>
          </table:table-cell>
          <table:table-cell table:formula="of:=[.U51]*1000000" office:value-type="float" office:value="-0.000000000019517">
            <text:p>-1.9517E-011</text:p>
          </table:table-cell>
          <table:table-cell table:formula="of:=[.V51]*1000000" office:value-type="float" office:value="0.00000024029">
            <text:p>2.4029E-007</text:p>
          </table:table-cell>
          <table:table-cell table:formula="of:=[.W51]*1000000" office:value-type="float" office:value="472.09">
            <text:p>472.09</text:p>
          </table:table-cell>
          <table:table-cell table:formula="of:=[.X51]*1000000" office:value-type="float" office:value="136.93">
            <text:p>136.93</text:p>
          </table:table-cell>
          <table:table-cell table:formula="of:=[.Y51]*1000000" office:value-type="float" office:value="753.09">
            <text:p>753.09</text:p>
          </table:table-cell>
          <table:table-cell table:formula="of:=[.Z51]*1000000" office:value-type="float" office:value="20.024">
            <text:p>20.024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-0.0000000000046379">
            <text:p>-4.6379E-012</text:p>
          </table:table-cell>
          <table:table-cell table:formula="of:=[.AC51]*1000000" office:value-type="float" office:value="0.00000024029">
            <text:p>2.4029E-007</text:p>
          </table:table-cell>
          <table:table-cell office:value-type="float" office:value="0.00047209">
            <text:p>0.00047209</text:p>
          </table:table-cell>
          <table:table-cell office:value-type="float" office:value="0.00013698">
            <text:p>0.00013698</text:p>
          </table:table-cell>
          <table:table-cell office:value-type="float" office:value="0.00075306">
            <text:p>0.00075306</text:p>
          </table:table-cell>
          <table:table-cell table:style-name="ce1" office:value-type="string">
            <text:p>1.6614e-09</text:p>
          </table:table-cell>
          <table:table-cell table:style-name="ce1" office:value-type="string">
            <text:p>1.7488e-06</text:p>
          </table:table-cell>
          <table:table-cell table:style-name="ce1" office:value-type="string">
            <text:p>-1.9517e-17</text:p>
          </table:table-cell>
          <table:table-cell table:style-name="ce1" office:value-type="string">
            <text:p>2.4029e-13</text:p>
          </table:table-cell>
          <table:table-cell office:value-type="float" office:value="0.00047209">
            <text:p>0.00047209</text:p>
          </table:table-cell>
          <table:table-cell office:value-type="float" office:value="0.00013693">
            <text:p>0.00013693</text:p>
          </table:table-cell>
          <table:table-cell office:value-type="float" office:value="0.00075309">
            <text:p>0.00075309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379e-18</text:p>
          </table:table-cell>
          <table:table-cell table:style-name="ce1" office:value-type="string">
            <text:p>2.4029e-13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465.38">
            <text:p>465.38</text:p>
          </table:table-cell>
          <table:table-cell table:formula="of:=[.Q52]*1000000" office:value-type="float" office:value="135.38">
            <text:p>135.38</text:p>
          </table:table-cell>
          <table:table-cell table:formula="of:=[.R52]*1000000" office:value-type="float" office:value="761.58">
            <text:p>761.58</text:p>
          </table:table-cell>
          <table:table-cell table:formula="of:=[.S52]*1000000" office:value-type="float" office:value="0.0014763">
            <text:p>0.0014763</text:p>
          </table:table-cell>
          <table:table-cell table:formula="of:=[.T52]*1000000" office:value-type="float" office:value="1.7735">
            <text:p>1.7735</text:p>
          </table:table-cell>
          <table:table-cell table:formula="of:=[.U52]*1000000" office:value-type="float" office:value="-0.000000000018267">
            <text:p>-1.8267E-011</text:p>
          </table:table-cell>
          <table:table-cell table:formula="of:=[.V52]*1000000" office:value-type="float" office:value="0.00000023291">
            <text:p>2.3291E-007</text:p>
          </table:table-cell>
          <table:table-cell table:formula="of:=[.W52]*1000000" office:value-type="float" office:value="465.38">
            <text:p>465.38</text:p>
          </table:table-cell>
          <table:table-cell table:formula="of:=[.X52]*1000000" office:value-type="float" office:value="135.32">
            <text:p>135.32</text:p>
          </table:table-cell>
          <table:table-cell table:formula="of:=[.Y52]*1000000" office:value-type="float" office:value="761.61">
            <text:p>761.61</text:p>
          </table:table-cell>
          <table:table-cell table:formula="of:=[.Z52]*1000000" office:value-type="float" office:value="20.024">
            <text:p>20.024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-0.000000000007735">
            <text:p>-7.735E-012</text:p>
          </table:table-cell>
          <table:table-cell table:formula="of:=[.AC52]*1000000" office:value-type="float" office:value="0.00000023291">
            <text:p>2.3291E-007</text:p>
          </table:table-cell>
          <table:table-cell office:value-type="float" office:value="0.00046538">
            <text:p>0.00046538</text:p>
          </table:table-cell>
          <table:table-cell office:value-type="float" office:value="0.00013538">
            <text:p>0.00013538</text:p>
          </table:table-cell>
          <table:table-cell office:value-type="float" office:value="0.00076158">
            <text:p>0.00076158</text:p>
          </table:table-cell>
          <table:table-cell table:style-name="ce1" office:value-type="string">
            <text:p>1.4763e-09</text:p>
          </table:table-cell>
          <table:table-cell table:style-name="ce1" office:value-type="string">
            <text:p>1.7735e-06</text:p>
          </table:table-cell>
          <table:table-cell table:style-name="ce1" office:value-type="string">
            <text:p>-1.8267e-17</text:p>
          </table:table-cell>
          <table:table-cell table:style-name="ce1" office:value-type="string">
            <text:p>2.3291e-13</text:p>
          </table:table-cell>
          <table:table-cell office:value-type="float" office:value="0.00046538">
            <text:p>0.00046538</text:p>
          </table:table-cell>
          <table:table-cell office:value-type="float" office:value="0.00013532">
            <text:p>0.00013532</text:p>
          </table:table-cell>
          <table:table-cell office:value-type="float" office:value="0.00076161">
            <text:p>0.00076161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7.735e-18</text:p>
          </table:table-cell>
          <table:table-cell table:style-name="ce1" office:value-type="string">
            <text:p>2.3291e-13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458.78">
            <text:p>458.78</text:p>
          </table:table-cell>
          <table:table-cell table:formula="of:=[.Q53]*1000000" office:value-type="float" office:value="133.8">
            <text:p>133.8</text:p>
          </table:table-cell>
          <table:table-cell table:formula="of:=[.R53]*1000000" office:value-type="float" office:value="769.97">
            <text:p>769.97</text:p>
          </table:table-cell>
          <table:table-cell table:formula="of:=[.S53]*1000000" office:value-type="float" office:value="0.0013369">
            <text:p>0.0013369</text:p>
          </table:table-cell>
          <table:table-cell table:formula="of:=[.T53]*1000000" office:value-type="float" office:value="1.7983">
            <text:p>1.7983</text:p>
          </table:table-cell>
          <table:table-cell table:formula="of:=[.U53]*1000000" office:value-type="float" office:value="-0.000000000018619">
            <text:p>-1.8619E-011</text:p>
          </table:table-cell>
          <table:table-cell table:formula="of:=[.V53]*1000000" office:value-type="float" office:value="0.00000022576">
            <text:p>2.2576E-007</text:p>
          </table:table-cell>
          <table:table-cell table:formula="of:=[.W53]*1000000" office:value-type="float" office:value="458.78">
            <text:p>458.78</text:p>
          </table:table-cell>
          <table:table-cell table:formula="of:=[.X53]*1000000" office:value-type="float" office:value="133.74">
            <text:p>133.74</text:p>
          </table:table-cell>
          <table:table-cell table:formula="of:=[.Y53]*1000000" office:value-type="float" office:value="770">
            <text:p>770</text:p>
          </table:table-cell>
          <table:table-cell table:formula="of:=[.Z53]*1000000" office:value-type="float" office:value="20.024">
            <text:p>20.024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0000011632">
            <text:p>1.1632E-013</text:p>
          </table:table-cell>
          <table:table-cell table:formula="of:=[.AC53]*1000000" office:value-type="float" office:value="0.00000022577">
            <text:p>2.2577E-007</text:p>
          </table:table-cell>
          <table:table-cell office:value-type="float" office:value="0.00045878">
            <text:p>0.00045878</text:p>
          </table:table-cell>
          <table:table-cell office:value-type="float" office:value="0.0001338">
            <text:p>0.0001338</text:p>
          </table:table-cell>
          <table:table-cell office:value-type="float" office:value="0.00076997">
            <text:p>0.00076997</text:p>
          </table:table-cell>
          <table:table-cell table:style-name="ce1" office:value-type="string">
            <text:p>1.3369e-09</text:p>
          </table:table-cell>
          <table:table-cell table:style-name="ce1" office:value-type="string">
            <text:p>1.7983e-06</text:p>
          </table:table-cell>
          <table:table-cell table:style-name="ce1" office:value-type="string">
            <text:p>-1.8619e-17</text:p>
          </table:table-cell>
          <table:table-cell table:style-name="ce1" office:value-type="string">
            <text:p>2.2576e-13</text:p>
          </table:table-cell>
          <table:table-cell office:value-type="float" office:value="0.00045878">
            <text:p>0.00045878</text:p>
          </table:table-cell>
          <table:table-cell office:value-type="float" office:value="0.00013374">
            <text:p>0.00013374</text:p>
          </table:table-cell>
          <table:table-cell office:value-type="float" office:value="0.00077">
            <text:p>0.00077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1.1632e-19</text:p>
          </table:table-cell>
          <table:table-cell table:style-name="ce1" office:value-type="string">
            <text:p>2.2577e-13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452.29">
            <text:p>452.29</text:p>
          </table:table-cell>
          <table:table-cell table:formula="of:=[.Q54]*1000000" office:value-type="float" office:value="132.24">
            <text:p>132.24</text:p>
          </table:table-cell>
          <table:table-cell table:formula="of:=[.R54]*1000000" office:value-type="float" office:value="778.22">
            <text:p>778.22</text:p>
          </table:table-cell>
          <table:table-cell table:formula="of:=[.S54]*1000000" office:value-type="float" office:value="0.0012289">
            <text:p>0.0012289</text:p>
          </table:table-cell>
          <table:table-cell table:formula="of:=[.T54]*1000000" office:value-type="float" office:value="1.823">
            <text:p>1.823</text:p>
          </table:table-cell>
          <table:table-cell table:formula="of:=[.U54]*1000000" office:value-type="float" office:value="-0.000000000019955">
            <text:p>-1.9955E-011</text:p>
          </table:table-cell>
          <table:table-cell table:formula="of:=[.V54]*1000000" office:value-type="float" office:value="0.00000021885">
            <text:p>2.1885E-007</text:p>
          </table:table-cell>
          <table:table-cell table:formula="of:=[.W54]*1000000" office:value-type="float" office:value="452.29">
            <text:p>452.29</text:p>
          </table:table-cell>
          <table:table-cell table:formula="of:=[.X54]*1000000" office:value-type="float" office:value="132.18">
            <text:p>132.18</text:p>
          </table:table-cell>
          <table:table-cell table:formula="of:=[.Y54]*1000000" office:value-type="float" office:value="778.25">
            <text:p>778.25</text:p>
          </table:table-cell>
          <table:table-cell table:formula="of:=[.Z54]*1000000" office:value-type="float" office:value="20.024">
            <text:p>20.024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-0.0000000000077611">
            <text:p>-7.7611E-012</text:p>
          </table:table-cell>
          <table:table-cell table:formula="of:=[.AC54]*1000000" office:value-type="float" office:value="0.00000021885">
            <text:p>2.1885E-007</text:p>
          </table:table-cell>
          <table:table-cell office:value-type="float" office:value="0.00045229">
            <text:p>0.00045229</text:p>
          </table:table-cell>
          <table:table-cell office:value-type="float" office:value="0.00013224">
            <text:p>0.00013224</text:p>
          </table:table-cell>
          <table:table-cell office:value-type="float" office:value="0.00077822">
            <text:p>0.00077822</text:p>
          </table:table-cell>
          <table:table-cell table:style-name="ce1" office:value-type="string">
            <text:p>1.2289e-09</text:p>
          </table:table-cell>
          <table:table-cell table:style-name="ce1" office:value-type="string">
            <text:p>1.823e-06</text:p>
          </table:table-cell>
          <table:table-cell table:style-name="ce1" office:value-type="string">
            <text:p>-1.9955e-17</text:p>
          </table:table-cell>
          <table:table-cell table:style-name="ce1" office:value-type="string">
            <text:p>2.1885e-13</text:p>
          </table:table-cell>
          <table:table-cell office:value-type="float" office:value="0.00045229">
            <text:p>0.00045229</text:p>
          </table:table-cell>
          <table:table-cell office:value-type="float" office:value="0.00013218">
            <text:p>0.00013218</text:p>
          </table:table-cell>
          <table:table-cell office:value-type="float" office:value="0.00077825">
            <text:p>0.00077825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7.7611e-18</text:p>
          </table:table-cell>
          <table:table-cell table:style-name="ce1" office:value-type="string">
            <text:p>2.1885e-13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445.89">
            <text:p>445.89</text:p>
          </table:table-cell>
          <table:table-cell table:formula="of:=[.Q55]*1000000" office:value-type="float" office:value="130.7">
            <text:p>130.7</text:p>
          </table:table-cell>
          <table:table-cell table:formula="of:=[.R55]*1000000" office:value-type="float" office:value="786.35">
            <text:p>786.35</text:p>
          </table:table-cell>
          <table:table-cell table:formula="of:=[.S55]*1000000" office:value-type="float" office:value="0.0011424">
            <text:p>0.0011424</text:p>
          </table:table-cell>
          <table:table-cell table:formula="of:=[.T55]*1000000" office:value-type="float" office:value="1.8477">
            <text:p>1.8477</text:p>
          </table:table-cell>
          <table:table-cell table:formula="of:=[.U55]*1000000" office:value-type="float" office:value="-0.000000000021912">
            <text:p>-2.1912E-011</text:p>
          </table:table-cell>
          <table:table-cell table:formula="of:=[.V55]*1000000" office:value-type="float" office:value="0.00000021215">
            <text:p>2.1215E-007</text:p>
          </table:table-cell>
          <table:table-cell table:formula="of:=[.W55]*1000000" office:value-type="float" office:value="445.89">
            <text:p>445.89</text:p>
          </table:table-cell>
          <table:table-cell table:formula="of:=[.X55]*1000000" office:value-type="float" office:value="130.64">
            <text:p>130.64</text:p>
          </table:table-cell>
          <table:table-cell table:formula="of:=[.Y55]*1000000" office:value-type="float" office:value="786.38">
            <text:p>786.38</text:p>
          </table:table-cell>
          <table:table-cell table:formula="of:=[.Z55]*1000000" office:value-type="float" office:value="20.024">
            <text:p>20.024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-0.0000000000048933">
            <text:p>-4.8933E-012</text:p>
          </table:table-cell>
          <table:table-cell table:formula="of:=[.AC55]*1000000" office:value-type="float" office:value="0.00000021215">
            <text:p>2.1215E-007</text:p>
          </table:table-cell>
          <table:table-cell office:value-type="float" office:value="0.00044589">
            <text:p>0.00044589</text:p>
          </table:table-cell>
          <table:table-cell office:value-type="float" office:value="0.0001307">
            <text:p>0.0001307</text:p>
          </table:table-cell>
          <table:table-cell office:value-type="float" office:value="0.00078635">
            <text:p>0.00078635</text:p>
          </table:table-cell>
          <table:table-cell table:style-name="ce1" office:value-type="string">
            <text:p>1.1424e-09</text:p>
          </table:table-cell>
          <table:table-cell table:style-name="ce1" office:value-type="string">
            <text:p>1.8477e-06</text:p>
          </table:table-cell>
          <table:table-cell table:style-name="ce1" office:value-type="string">
            <text:p>-2.1912e-17</text:p>
          </table:table-cell>
          <table:table-cell table:style-name="ce1" office:value-type="string">
            <text:p>2.1215e-13</text:p>
          </table:table-cell>
          <table:table-cell office:value-type="float" office:value="0.00044589">
            <text:p>0.00044589</text:p>
          </table:table-cell>
          <table:table-cell office:value-type="float" office:value="0.00013064">
            <text:p>0.00013064</text:p>
          </table:table-cell>
          <table:table-cell office:value-type="float" office:value="0.00078638">
            <text:p>0.00078638</text:p>
          </table:table-cell>
          <table:table-cell table:style-name="ce1" office:value-type="string">
            <text:p>2.0024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933e-18</text:p>
          </table:table-cell>
          <table:table-cell table:style-name="ce1" office:value-type="string">
            <text:p>2.1215e-13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439.6">
            <text:p>439.6</text:p>
          </table:table-cell>
          <table:table-cell table:formula="of:=[.Q56]*1000000" office:value-type="float" office:value="129.17">
            <text:p>129.17</text:p>
          </table:table-cell>
          <table:table-cell table:formula="of:=[.R56]*1000000" office:value-type="float" office:value="794.35">
            <text:p>794.35</text:p>
          </table:table-cell>
          <table:table-cell table:formula="of:=[.S56]*1000000" office:value-type="float" office:value="0.0010707">
            <text:p>0.0010707</text:p>
          </table:table-cell>
          <table:table-cell table:formula="of:=[.T56]*1000000" office:value-type="float" office:value="1.8723">
            <text:p>1.8723</text:p>
          </table:table-cell>
          <table:table-cell table:formula="of:=[.U56]*1000000" office:value-type="float" office:value="-0.000000000019364">
            <text:p>-1.9364E-011</text:p>
          </table:table-cell>
          <table:table-cell table:formula="of:=[.V56]*1000000" office:value-type="float" office:value="0.00000020566">
            <text:p>2.0566E-007</text:p>
          </table:table-cell>
          <table:table-cell table:formula="of:=[.W56]*1000000" office:value-type="float" office:value="439.6">
            <text:p>439.6</text:p>
          </table:table-cell>
          <table:table-cell table:formula="of:=[.X56]*1000000" office:value-type="float" office:value="129.12">
            <text:p>129.12</text:p>
          </table:table-cell>
          <table:table-cell table:formula="of:=[.Y56]*1000000" office:value-type="float" office:value="794.38">
            <text:p>794.38</text:p>
          </table:table-cell>
          <table:table-cell table:formula="of:=[.Z56]*1000000" office:value-type="float" office:value="20.023">
            <text:p>20.023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63463">
            <text:p>-6.3463E-012</text:p>
          </table:table-cell>
          <table:table-cell table:formula="of:=[.AC56]*1000000" office:value-type="float" office:value="0.00000020566">
            <text:p>2.0566E-007</text:p>
          </table:table-cell>
          <table:table-cell office:value-type="float" office:value="0.0004396">
            <text:p>0.0004396</text:p>
          </table:table-cell>
          <table:table-cell office:value-type="float" office:value="0.00012917">
            <text:p>0.00012917</text:p>
          </table:table-cell>
          <table:table-cell office:value-type="float" office:value="0.00079435">
            <text:p>0.00079435</text:p>
          </table:table-cell>
          <table:table-cell table:style-name="ce1" office:value-type="string">
            <text:p>1.0707e-09</text:p>
          </table:table-cell>
          <table:table-cell table:style-name="ce1" office:value-type="string">
            <text:p>1.8723e-06</text:p>
          </table:table-cell>
          <table:table-cell table:style-name="ce1" office:value-type="string">
            <text:p>-1.9364e-17</text:p>
          </table:table-cell>
          <table:table-cell table:style-name="ce1" office:value-type="string">
            <text:p>2.0566e-13</text:p>
          </table:table-cell>
          <table:table-cell office:value-type="float" office:value="0.0004396">
            <text:p>0.0004396</text:p>
          </table:table-cell>
          <table:table-cell office:value-type="float" office:value="0.00012912">
            <text:p>0.00012912</text:p>
          </table:table-cell>
          <table:table-cell office:value-type="float" office:value="0.00079438">
            <text:p>0.00079438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463e-18</text:p>
          </table:table-cell>
          <table:table-cell table:style-name="ce1" office:value-type="string">
            <text:p>2.0566e-13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433.4">
            <text:p>433.4</text:p>
          </table:table-cell>
          <table:table-cell table:formula="of:=[.Q57]*1000000" office:value-type="float" office:value="127.67">
            <text:p>127.67</text:p>
          </table:table-cell>
          <table:table-cell table:formula="of:=[.R57]*1000000" office:value-type="float" office:value="802.23">
            <text:p>802.23</text:p>
          </table:table-cell>
          <table:table-cell table:formula="of:=[.S57]*1000000" office:value-type="float" office:value="0.0010094">
            <text:p>0.0010094</text:p>
          </table:table-cell>
          <table:table-cell table:formula="of:=[.T57]*1000000" office:value-type="float" office:value="1.897">
            <text:p>1.897</text:p>
          </table:table-cell>
          <table:table-cell table:formula="of:=[.U57]*1000000" office:value-type="float" office:value="-0.000000000023199">
            <text:p>-2.3199E-011</text:p>
          </table:table-cell>
          <table:table-cell table:formula="of:=[.V57]*1000000" office:value-type="float" office:value="0.00000019938">
            <text:p>1.9938E-007</text:p>
          </table:table-cell>
          <table:table-cell table:formula="of:=[.W57]*1000000" office:value-type="float" office:value="433.4">
            <text:p>433.4</text:p>
          </table:table-cell>
          <table:table-cell table:formula="of:=[.X57]*1000000" office:value-type="float" office:value="127.61">
            <text:p>127.61</text:p>
          </table:table-cell>
          <table:table-cell table:formula="of:=[.Y57]*1000000" office:value-type="float" office:value="802.26">
            <text:p>802.26</text:p>
          </table:table-cell>
          <table:table-cell table:formula="of:=[.Z57]*1000000" office:value-type="float" office:value="20.023">
            <text:p>20.023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-0.0000000000053368">
            <text:p>-5.3368E-012</text:p>
          </table:table-cell>
          <table:table-cell table:formula="of:=[.AC57]*1000000" office:value-type="float" office:value="0.00000019938">
            <text:p>1.9938E-007</text:p>
          </table:table-cell>
          <table:table-cell office:value-type="float" office:value="0.0004334">
            <text:p>0.0004334</text:p>
          </table:table-cell>
          <table:table-cell office:value-type="float" office:value="0.00012767">
            <text:p>0.00012767</text:p>
          </table:table-cell>
          <table:table-cell office:value-type="float" office:value="0.00080223">
            <text:p>0.00080223</text:p>
          </table:table-cell>
          <table:table-cell table:style-name="ce1" office:value-type="string">
            <text:p>1.0094e-09</text:p>
          </table:table-cell>
          <table:table-cell table:style-name="ce1" office:value-type="string">
            <text:p>1.897e-06</text:p>
          </table:table-cell>
          <table:table-cell table:style-name="ce1" office:value-type="string">
            <text:p>-2.3199e-17</text:p>
          </table:table-cell>
          <table:table-cell table:style-name="ce1" office:value-type="string">
            <text:p>1.9938e-13</text:p>
          </table:table-cell>
          <table:table-cell office:value-type="float" office:value="0.0004334">
            <text:p>0.0004334</text:p>
          </table:table-cell>
          <table:table-cell office:value-type="float" office:value="0.00012761">
            <text:p>0.00012761</text:p>
          </table:table-cell>
          <table:table-cell office:value-type="float" office:value="0.00080226">
            <text:p>0.00080226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368e-18</text:p>
          </table:table-cell>
          <table:table-cell table:style-name="ce1" office:value-type="string">
            <text:p>1.9938e-13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427.3">
            <text:p>427.3</text:p>
          </table:table-cell>
          <table:table-cell table:formula="of:=[.Q58]*1000000" office:value-type="float" office:value="126.18">
            <text:p>126.18</text:p>
          </table:table-cell>
          <table:table-cell table:formula="of:=[.R58]*1000000" office:value-type="float" office:value="810">
            <text:p>810</text:p>
          </table:table-cell>
          <table:table-cell table:formula="of:=[.S58]*1000000" office:value-type="float" office:value="0.00095544">
            <text:p>0.00095544</text:p>
          </table:table-cell>
          <table:table-cell table:formula="of:=[.T58]*1000000" office:value-type="float" office:value="1.9216">
            <text:p>1.9216</text:p>
          </table:table-cell>
          <table:table-cell table:formula="of:=[.U58]*1000000" office:value-type="float" office:value="-0.000000000023705">
            <text:p>-2.3705E-011</text:p>
          </table:table-cell>
          <table:table-cell table:formula="of:=[.V58]*1000000" office:value-type="float" office:value="0.0000001933">
            <text:p>1.933E-007</text:p>
          </table:table-cell>
          <table:table-cell table:formula="of:=[.W58]*1000000" office:value-type="float" office:value="427.3">
            <text:p>427.3</text:p>
          </table:table-cell>
          <table:table-cell table:formula="of:=[.X58]*1000000" office:value-type="float" office:value="126.12">
            <text:p>126.12</text:p>
          </table:table-cell>
          <table:table-cell table:formula="of:=[.Y58]*1000000" office:value-type="float" office:value="810.03">
            <text:p>810.03</text:p>
          </table:table-cell>
          <table:table-cell table:formula="of:=[.Z58]*1000000" office:value-type="float" office:value="20.023">
            <text:p>20.023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-0.0000000000051046">
            <text:p>-5.1046E-012</text:p>
          </table:table-cell>
          <table:table-cell table:formula="of:=[.AC58]*1000000" office:value-type="float" office:value="0.0000001933">
            <text:p>1.933E-007</text:p>
          </table:table-cell>
          <table:table-cell office:value-type="float" office:value="0.0004273">
            <text:p>0.0004273</text:p>
          </table:table-cell>
          <table:table-cell office:value-type="float" office:value="0.00012618">
            <text:p>0.00012618</text:p>
          </table:table-cell>
          <table:table-cell office:value-type="float" office:value="0.00081">
            <text:p>0.00081</text:p>
          </table:table-cell>
          <table:table-cell table:style-name="ce1" office:value-type="string">
            <text:p>9.5544e-10</text:p>
          </table:table-cell>
          <table:table-cell table:style-name="ce1" office:value-type="string">
            <text:p>1.9216e-06</text:p>
          </table:table-cell>
          <table:table-cell table:style-name="ce1" office:value-type="string">
            <text:p>-2.3705e-17</text:p>
          </table:table-cell>
          <table:table-cell table:style-name="ce1" office:value-type="string">
            <text:p>1.933e-13</text:p>
          </table:table-cell>
          <table:table-cell office:value-type="float" office:value="0.0004273">
            <text:p>0.0004273</text:p>
          </table:table-cell>
          <table:table-cell office:value-type="float" office:value="0.00012612">
            <text:p>0.00012612</text:p>
          </table:table-cell>
          <table:table-cell office:value-type="float" office:value="0.00081003">
            <text:p>0.00081003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046e-18</text:p>
          </table:table-cell>
          <table:table-cell table:style-name="ce1" office:value-type="string">
            <text:p>1.933e-13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421.3">
            <text:p>421.3</text:p>
          </table:table-cell>
          <table:table-cell table:formula="of:=[.Q59]*1000000" office:value-type="float" office:value="124.7">
            <text:p>124.7</text:p>
          </table:table-cell>
          <table:table-cell table:formula="of:=[.R59]*1000000" office:value-type="float" office:value="817.65">
            <text:p>817.65</text:p>
          </table:table-cell>
          <table:table-cell table:formula="of:=[.S59]*1000000" office:value-type="float" office:value="0.00090682">
            <text:p>0.00090682</text:p>
          </table:table-cell>
          <table:table-cell table:formula="of:=[.T59]*1000000" office:value-type="float" office:value="1.9461">
            <text:p>1.9461</text:p>
          </table:table-cell>
          <table:table-cell table:formula="of:=[.U59]*1000000" office:value-type="float" office:value="-0.000000000022112">
            <text:p>-2.2112E-011</text:p>
          </table:table-cell>
          <table:table-cell table:formula="of:=[.V59]*1000000" office:value-type="float" office:value="0.00000018741">
            <text:p>1.8741E-007</text:p>
          </table:table-cell>
          <table:table-cell table:formula="of:=[.W59]*1000000" office:value-type="float" office:value="421.3">
            <text:p>421.3</text:p>
          </table:table-cell>
          <table:table-cell table:formula="of:=[.X59]*1000000" office:value-type="float" office:value="124.65">
            <text:p>124.65</text:p>
          </table:table-cell>
          <table:table-cell table:formula="of:=[.Y59]*1000000" office:value-type="float" office:value="817.68">
            <text:p>817.68</text:p>
          </table:table-cell>
          <table:table-cell table:formula="of:=[.Z59]*1000000" office:value-type="float" office:value="20.023">
            <text:p>20.023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00009278">
            <text:p>9.278E-013</text:p>
          </table:table-cell>
          <table:table-cell table:formula="of:=[.AC59]*1000000" office:value-type="float" office:value="0.00000018741">
            <text:p>1.8741E-007</text:p>
          </table:table-cell>
          <table:table-cell office:value-type="float" office:value="0.0004213">
            <text:p>0.0004213</text:p>
          </table:table-cell>
          <table:table-cell office:value-type="float" office:value="0.0001247">
            <text:p>0.0001247</text:p>
          </table:table-cell>
          <table:table-cell office:value-type="float" office:value="0.00081765">
            <text:p>0.00081765</text:p>
          </table:table-cell>
          <table:table-cell table:style-name="ce1" office:value-type="string">
            <text:p>9.0682e-10</text:p>
          </table:table-cell>
          <table:table-cell table:style-name="ce1" office:value-type="string">
            <text:p>1.9461e-06</text:p>
          </table:table-cell>
          <table:table-cell table:style-name="ce1" office:value-type="string">
            <text:p>-2.2112e-17</text:p>
          </table:table-cell>
          <table:table-cell table:style-name="ce1" office:value-type="string">
            <text:p>1.8741e-13</text:p>
          </table:table-cell>
          <table:table-cell office:value-type="float" office:value="0.0004213">
            <text:p>0.0004213</text:p>
          </table:table-cell>
          <table:table-cell office:value-type="float" office:value="0.00012465">
            <text:p>0.00012465</text:p>
          </table:table-cell>
          <table:table-cell office:value-type="float" office:value="0.00081768">
            <text:p>0.00081768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9.278e-19</text:p>
          </table:table-cell>
          <table:table-cell table:style-name="ce1" office:value-type="string">
            <text:p>1.8741e-13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415.38">
            <text:p>415.38</text:p>
          </table:table-cell>
          <table:table-cell table:formula="of:=[.Q60]*1000000" office:value-type="float" office:value="123.24">
            <text:p>123.24</text:p>
          </table:table-cell>
          <table:table-cell table:formula="of:=[.R60]*1000000" office:value-type="float" office:value="825.19">
            <text:p>825.19</text:p>
          </table:table-cell>
          <table:table-cell table:formula="of:=[.S60]*1000000" office:value-type="float" office:value="0.00086224">
            <text:p>0.00086224</text:p>
          </table:table-cell>
          <table:table-cell table:formula="of:=[.T60]*1000000" office:value-type="float" office:value="1.9706">
            <text:p>1.9706</text:p>
          </table:table-cell>
          <table:table-cell table:formula="of:=[.U60]*1000000" office:value-type="float" office:value="-0.000000000020337">
            <text:p>-2.0337E-011</text:p>
          </table:table-cell>
          <table:table-cell table:formula="of:=[.V60]*1000000" office:value-type="float" office:value="0.00000018171">
            <text:p>1.8171E-007</text:p>
          </table:table-cell>
          <table:table-cell table:formula="of:=[.W60]*1000000" office:value-type="float" office:value="415.38">
            <text:p>415.38</text:p>
          </table:table-cell>
          <table:table-cell table:formula="of:=[.X60]*1000000" office:value-type="float" office:value="123.19">
            <text:p>123.19</text:p>
          </table:table-cell>
          <table:table-cell table:formula="of:=[.Y60]*1000000" office:value-type="float" office:value="825.22">
            <text:p>825.22</text:p>
          </table:table-cell>
          <table:table-cell table:formula="of:=[.Z60]*1000000" office:value-type="float" office:value="20.023">
            <text:p>20.023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0.0000000000057307">
            <text:p>5.7307E-012</text:p>
          </table:table-cell>
          <table:table-cell table:formula="of:=[.AC60]*1000000" office:value-type="float" office:value="0.00000018171">
            <text:p>1.8171E-007</text:p>
          </table:table-cell>
          <table:table-cell office:value-type="float" office:value="0.00041538">
            <text:p>0.00041538</text:p>
          </table:table-cell>
          <table:table-cell office:value-type="float" office:value="0.00012324">
            <text:p>0.00012324</text:p>
          </table:table-cell>
          <table:table-cell office:value-type="float" office:value="0.00082519">
            <text:p>0.00082519</text:p>
          </table:table-cell>
          <table:table-cell table:style-name="ce1" office:value-type="string">
            <text:p>8.6224e-10</text:p>
          </table:table-cell>
          <table:table-cell table:style-name="ce1" office:value-type="string">
            <text:p>1.9706e-06</text:p>
          </table:table-cell>
          <table:table-cell table:style-name="ce1" office:value-type="string">
            <text:p>-2.0337e-17</text:p>
          </table:table-cell>
          <table:table-cell table:style-name="ce1" office:value-type="string">
            <text:p>1.8171e-13</text:p>
          </table:table-cell>
          <table:table-cell office:value-type="float" office:value="0.00041538">
            <text:p>0.00041538</text:p>
          </table:table-cell>
          <table:table-cell office:value-type="float" office:value="0.00012319">
            <text:p>0.00012319</text:p>
          </table:table-cell>
          <table:table-cell office:value-type="float" office:value="0.00082522">
            <text:p>0.00082522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5.7307e-18</text:p>
          </table:table-cell>
          <table:table-cell table:style-name="ce1" office:value-type="string">
            <text:p>1.8171e-13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409.56">
            <text:p>409.56</text:p>
          </table:table-cell>
          <table:table-cell table:formula="of:=[.Q61]*1000000" office:value-type="float" office:value="121.8">
            <text:p>121.8</text:p>
          </table:table-cell>
          <table:table-cell table:formula="of:=[.R61]*1000000" office:value-type="float" office:value="832.62">
            <text:p>832.62</text:p>
          </table:table-cell>
          <table:table-cell table:formula="of:=[.S61]*1000000" office:value-type="float" office:value="0.00082086">
            <text:p>0.00082086</text:p>
          </table:table-cell>
          <table:table-cell table:formula="of:=[.T61]*1000000" office:value-type="float" office:value="1.995">
            <text:p>1.995</text:p>
          </table:table-cell>
          <table:table-cell table:formula="of:=[.U61]*1000000" office:value-type="float" office:value="-0.000000000017985">
            <text:p>-1.7985E-011</text:p>
          </table:table-cell>
          <table:table-cell table:formula="of:=[.V61]*1000000" office:value-type="float" office:value="0.00000017618">
            <text:p>1.7618E-007</text:p>
          </table:table-cell>
          <table:table-cell table:formula="of:=[.W61]*1000000" office:value-type="float" office:value="409.55">
            <text:p>409.55</text:p>
          </table:table-cell>
          <table:table-cell table:formula="of:=[.X61]*1000000" office:value-type="float" office:value="121.75">
            <text:p>121.75</text:p>
          </table:table-cell>
          <table:table-cell table:formula="of:=[.Y61]*1000000" office:value-type="float" office:value="832.65">
            <text:p>832.65</text:p>
          </table:table-cell>
          <table:table-cell table:formula="of:=[.Z61]*1000000" office:value-type="float" office:value="20.023">
            <text:p>20.023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0.0000000000037757">
            <text:p>3.7757E-012</text:p>
          </table:table-cell>
          <table:table-cell table:formula="of:=[.AC61]*1000000" office:value-type="float" office:value="0.00000017618">
            <text:p>1.7618E-007</text:p>
          </table:table-cell>
          <table:table-cell office:value-type="float" office:value="0.00040956">
            <text:p>0.00040956</text:p>
          </table:table-cell>
          <table:table-cell office:value-type="float" office:value="0.0001218">
            <text:p>0.0001218</text:p>
          </table:table-cell>
          <table:table-cell office:value-type="float" office:value="0.00083262">
            <text:p>0.00083262</text:p>
          </table:table-cell>
          <table:table-cell table:style-name="ce1" office:value-type="string">
            <text:p>8.2086e-10</text:p>
          </table:table-cell>
          <table:table-cell table:style-name="ce1" office:value-type="string">
            <text:p>1.995e-06</text:p>
          </table:table-cell>
          <table:table-cell table:style-name="ce1" office:value-type="string">
            <text:p>-1.7985e-17</text:p>
          </table:table-cell>
          <table:table-cell table:style-name="ce1" office:value-type="string">
            <text:p>1.7618e-13</text:p>
          </table:table-cell>
          <table:table-cell office:value-type="float" office:value="0.00040955">
            <text:p>0.00040955</text:p>
          </table:table-cell>
          <table:table-cell office:value-type="float" office:value="0.00012175">
            <text:p>0.00012175</text:p>
          </table:table-cell>
          <table:table-cell office:value-type="float" office:value="0.00083265">
            <text:p>0.00083265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3.7757e-18</text:p>
          </table:table-cell>
          <table:table-cell table:style-name="ce1" office:value-type="string">
            <text:p>1.7618e-13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403.82">
            <text:p>403.82</text:p>
          </table:table-cell>
          <table:table-cell table:formula="of:=[.Q62]*1000000" office:value-type="float" office:value="120.38">
            <text:p>120.38</text:p>
          </table:table-cell>
          <table:table-cell table:formula="of:=[.R62]*1000000" office:value-type="float" office:value="839.94">
            <text:p>839.94</text:p>
          </table:table-cell>
          <table:table-cell table:formula="of:=[.S62]*1000000" office:value-type="float" office:value="0.00078209">
            <text:p>0.00078209</text:p>
          </table:table-cell>
          <table:table-cell table:formula="of:=[.T62]*1000000" office:value-type="float" office:value="2.0193">
            <text:p>2.0193</text:p>
          </table:table-cell>
          <table:table-cell table:formula="of:=[.U62]*1000000" office:value-type="float" office:value="-0.00000000001935">
            <text:p>-1.935E-011</text:p>
          </table:table-cell>
          <table:table-cell table:formula="of:=[.V62]*1000000" office:value-type="float" office:value="0.00000017083">
            <text:p>1.7083E-007</text:p>
          </table:table-cell>
          <table:table-cell table:formula="of:=[.W62]*1000000" office:value-type="float" office:value="403.82">
            <text:p>403.82</text:p>
          </table:table-cell>
          <table:table-cell table:formula="of:=[.X62]*1000000" office:value-type="float" office:value="120.32">
            <text:p>120.32</text:p>
          </table:table-cell>
          <table:table-cell table:formula="of:=[.Y62]*1000000" office:value-type="float" office:value="839.97">
            <text:p>839.97</text:p>
          </table:table-cell>
          <table:table-cell table:formula="of:=[.Z62]*1000000" office:value-type="float" office:value="20.023">
            <text:p>20.023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0.0000000000025136">
            <text:p>2.5136E-012</text:p>
          </table:table-cell>
          <table:table-cell table:formula="of:=[.AC62]*1000000" office:value-type="float" office:value="0.00000017083">
            <text:p>1.7083E-007</text:p>
          </table:table-cell>
          <table:table-cell office:value-type="float" office:value="0.00040382">
            <text:p>0.00040382</text:p>
          </table:table-cell>
          <table:table-cell office:value-type="float" office:value="0.00012038">
            <text:p>0.00012038</text:p>
          </table:table-cell>
          <table:table-cell office:value-type="float" office:value="0.00083994">
            <text:p>0.00083994</text:p>
          </table:table-cell>
          <table:table-cell table:style-name="ce1" office:value-type="string">
            <text:p>7.8209e-10</text:p>
          </table:table-cell>
          <table:table-cell table:style-name="ce1" office:value-type="string">
            <text:p>2.0193e-06</text:p>
          </table:table-cell>
          <table:table-cell table:style-name="ce1" office:value-type="string">
            <text:p>-1.935e-17</text:p>
          </table:table-cell>
          <table:table-cell table:style-name="ce1" office:value-type="string">
            <text:p>1.7083e-13</text:p>
          </table:table-cell>
          <table:table-cell office:value-type="float" office:value="0.00040382">
            <text:p>0.00040382</text:p>
          </table:table-cell>
          <table:table-cell office:value-type="float" office:value="0.00012032">
            <text:p>0.00012032</text:p>
          </table:table-cell>
          <table:table-cell office:value-type="float" office:value="0.00083997">
            <text:p>0.00083997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2.5136e-18</text:p>
          </table:table-cell>
          <table:table-cell table:style-name="ce1" office:value-type="string">
            <text:p>1.7083e-13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398.16">
            <text:p>398.16</text:p>
          </table:table-cell>
          <table:table-cell table:formula="of:=[.Q63]*1000000" office:value-type="float" office:value="118.96">
            <text:p>118.96</text:p>
          </table:table-cell>
          <table:table-cell table:formula="of:=[.R63]*1000000" office:value-type="float" office:value="847.16">
            <text:p>847.16</text:p>
          </table:table-cell>
          <table:table-cell table:formula="of:=[.S63]*1000000" office:value-type="float" office:value="0.00074555">
            <text:p>0.00074555</text:p>
          </table:table-cell>
          <table:table-cell table:formula="of:=[.T63]*1000000" office:value-type="float" office:value="2.0436">
            <text:p>2.0436</text:p>
          </table:table-cell>
          <table:table-cell table:formula="of:=[.U63]*1000000" office:value-type="float" office:value="-0.000000000020804">
            <text:p>-2.0804E-011</text:p>
          </table:table-cell>
          <table:table-cell table:formula="of:=[.V63]*1000000" office:value-type="float" office:value="0.00000016565">
            <text:p>1.6565E-007</text:p>
          </table:table-cell>
          <table:table-cell table:formula="of:=[.W63]*1000000" office:value-type="float" office:value="398.16">
            <text:p>398.16</text:p>
          </table:table-cell>
          <table:table-cell table:formula="of:=[.X63]*1000000" office:value-type="float" office:value="118.91">
            <text:p>118.91</text:p>
          </table:table-cell>
          <table:table-cell table:formula="of:=[.Y63]*1000000" office:value-type="float" office:value="847.19">
            <text:p>847.19</text:p>
          </table:table-cell>
          <table:table-cell table:formula="of:=[.Z63]*1000000" office:value-type="float" office:value="20.023">
            <text:p>20.023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0.0000000000043957">
            <text:p>4.3957E-012</text:p>
          </table:table-cell>
          <table:table-cell table:formula="of:=[.AC63]*1000000" office:value-type="float" office:value="0.00000016565">
            <text:p>1.6565E-007</text:p>
          </table:table-cell>
          <table:table-cell office:value-type="float" office:value="0.00039816">
            <text:p>0.00039816</text:p>
          </table:table-cell>
          <table:table-cell office:value-type="float" office:value="0.00011896">
            <text:p>0.00011896</text:p>
          </table:table-cell>
          <table:table-cell office:value-type="float" office:value="0.00084716">
            <text:p>0.00084716</text:p>
          </table:table-cell>
          <table:table-cell table:style-name="ce1" office:value-type="string">
            <text:p>7.4555e-10</text:p>
          </table:table-cell>
          <table:table-cell table:style-name="ce1" office:value-type="string">
            <text:p>2.0436e-06</text:p>
          </table:table-cell>
          <table:table-cell table:style-name="ce1" office:value-type="string">
            <text:p>-2.0804e-17</text:p>
          </table:table-cell>
          <table:table-cell table:style-name="ce1" office:value-type="string">
            <text:p>1.6565e-13</text:p>
          </table:table-cell>
          <table:table-cell office:value-type="float" office:value="0.00039816">
            <text:p>0.00039816</text:p>
          </table:table-cell>
          <table:table-cell office:value-type="float" office:value="0.00011891">
            <text:p>0.00011891</text:p>
          </table:table-cell>
          <table:table-cell office:value-type="float" office:value="0.00084719">
            <text:p>0.00084719</text:p>
          </table:table-cell>
          <table:table-cell table:style-name="ce1" office:value-type="string">
            <text:p>2.0023e-05</text:p>
          </table:table-cell>
          <table:table-cell office:value-type="float" office:value="0">
            <text:p>0</text:p>
          </table:table-cell>
          <table:table-cell table:style-name="ce1" office:value-type="string">
            <text:p>4.3957e-18</text:p>
          </table:table-cell>
          <table:table-cell table:style-name="ce1" office:value-type="string">
            <text:p>1.6565e-13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392.6">
            <text:p>392.6</text:p>
          </table:table-cell>
          <table:table-cell table:formula="of:=[.Q64]*1000000" office:value-type="float" office:value="117.56">
            <text:p>117.56</text:p>
          </table:table-cell>
          <table:table-cell table:formula="of:=[.R64]*1000000" office:value-type="float" office:value="854.28">
            <text:p>854.28</text:p>
          </table:table-cell>
          <table:table-cell table:formula="of:=[.S64]*1000000" office:value-type="float" office:value="0.00071097">
            <text:p>0.00071097</text:p>
          </table:table-cell>
          <table:table-cell table:formula="of:=[.T64]*1000000" office:value-type="float" office:value="2.0678">
            <text:p>2.0678</text:p>
          </table:table-cell>
          <table:table-cell table:formula="of:=[.U64]*1000000" office:value-type="float" office:value="-0.000000000021263">
            <text:p>-2.1263E-011</text:p>
          </table:table-cell>
          <table:table-cell table:formula="of:=[.V64]*1000000" office:value-type="float" office:value="0.00000016063">
            <text:p>1.6063E-007</text:p>
          </table:table-cell>
          <table:table-cell table:formula="of:=[.W64]*1000000" office:value-type="float" office:value="392.6">
            <text:p>392.6</text:p>
          </table:table-cell>
          <table:table-cell table:formula="of:=[.X64]*1000000" office:value-type="float" office:value="117.51">
            <text:p>117.51</text:p>
          </table:table-cell>
          <table:table-cell table:formula="of:=[.Y64]*1000000" office:value-type="float" office:value="854.3">
            <text:p>854.3</text:p>
          </table:table-cell>
          <table:table-cell table:formula="of:=[.Z64]*1000000" office:value-type="float" office:value="20.022">
            <text:p>20.022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0.0000000000060827">
            <text:p>6.0827E-012</text:p>
          </table:table-cell>
          <table:table-cell table:formula="of:=[.AC64]*1000000" office:value-type="float" office:value="0.00000016063">
            <text:p>1.6063E-007</text:p>
          </table:table-cell>
          <table:table-cell office:value-type="float" office:value="0.0003926">
            <text:p>0.0003926</text:p>
          </table:table-cell>
          <table:table-cell office:value-type="float" office:value="0.00011756">
            <text:p>0.00011756</text:p>
          </table:table-cell>
          <table:table-cell office:value-type="float" office:value="0.00085428">
            <text:p>0.00085428</text:p>
          </table:table-cell>
          <table:table-cell table:style-name="ce1" office:value-type="string">
            <text:p>7.1097e-10</text:p>
          </table:table-cell>
          <table:table-cell table:style-name="ce1" office:value-type="string">
            <text:p>2.0678e-06</text:p>
          </table:table-cell>
          <table:table-cell table:style-name="ce1" office:value-type="string">
            <text:p>-2.1263e-17</text:p>
          </table:table-cell>
          <table:table-cell table:style-name="ce1" office:value-type="string">
            <text:p>1.6063e-13</text:p>
          </table:table-cell>
          <table:table-cell office:value-type="float" office:value="0.0003926">
            <text:p>0.0003926</text:p>
          </table:table-cell>
          <table:table-cell office:value-type="float" office:value="0.00011751">
            <text:p>0.00011751</text:p>
          </table:table-cell>
          <table:table-cell office:value-type="float" office:value="0.0008543">
            <text:p>0.0008543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6.0827e-18</text:p>
          </table:table-cell>
          <table:table-cell table:style-name="ce1" office:value-type="string">
            <text:p>1.6063e-13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387.11">
            <text:p>387.11</text:p>
          </table:table-cell>
          <table:table-cell table:formula="of:=[.Q65]*1000000" office:value-type="float" office:value="116.18">
            <text:p>116.18</text:p>
          </table:table-cell>
          <table:table-cell table:formula="of:=[.R65]*1000000" office:value-type="float" office:value="861.29">
            <text:p>861.29</text:p>
          </table:table-cell>
          <table:table-cell table:formula="of:=[.S65]*1000000" office:value-type="float" office:value="0.00067817">
            <text:p>0.00067817</text:p>
          </table:table-cell>
          <table:table-cell table:formula="of:=[.T65]*1000000" office:value-type="float" office:value="2.0919">
            <text:p>2.0919</text:p>
          </table:table-cell>
          <table:table-cell table:formula="of:=[.U65]*1000000" office:value-type="float" office:value="-0.000000000019989">
            <text:p>-1.9989E-011</text:p>
          </table:table-cell>
          <table:table-cell table:formula="of:=[.V65]*1000000" office:value-type="float" office:value="0.00000015576">
            <text:p>1.5576E-007</text:p>
          </table:table-cell>
          <table:table-cell table:formula="of:=[.W65]*1000000" office:value-type="float" office:value="387.11">
            <text:p>387.11</text:p>
          </table:table-cell>
          <table:table-cell table:formula="of:=[.X65]*1000000" office:value-type="float" office:value="116.12">
            <text:p>116.12</text:p>
          </table:table-cell>
          <table:table-cell table:formula="of:=[.Y65]*1000000" office:value-type="float" office:value="861.32">
            <text:p>861.32</text:p>
          </table:table-cell>
          <table:table-cell table:formula="of:=[.Z65]*1000000" office:value-type="float" office:value="20.022">
            <text:p>20.022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0.0000000000035947">
            <text:p>3.5947E-012</text:p>
          </table:table-cell>
          <table:table-cell table:formula="of:=[.AC65]*1000000" office:value-type="float" office:value="0.00000015576">
            <text:p>1.5576E-007</text:p>
          </table:table-cell>
          <table:table-cell office:value-type="float" office:value="0.00038711">
            <text:p>0.00038711</text:p>
          </table:table-cell>
          <table:table-cell office:value-type="float" office:value="0.00011618">
            <text:p>0.00011618</text:p>
          </table:table-cell>
          <table:table-cell office:value-type="float" office:value="0.00086129">
            <text:p>0.00086129</text:p>
          </table:table-cell>
          <table:table-cell table:style-name="ce1" office:value-type="string">
            <text:p>6.7817e-10</text:p>
          </table:table-cell>
          <table:table-cell table:style-name="ce1" office:value-type="string">
            <text:p>2.0919e-06</text:p>
          </table:table-cell>
          <table:table-cell table:style-name="ce1" office:value-type="string">
            <text:p>-1.9989e-17</text:p>
          </table:table-cell>
          <table:table-cell table:style-name="ce1" office:value-type="string">
            <text:p>1.5576e-13</text:p>
          </table:table-cell>
          <table:table-cell office:value-type="float" office:value="0.00038711">
            <text:p>0.00038711</text:p>
          </table:table-cell>
          <table:table-cell office:value-type="float" office:value="0.00011612">
            <text:p>0.00011612</text:p>
          </table:table-cell>
          <table:table-cell office:value-type="float" office:value="0.00086132">
            <text:p>0.00086132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3.5947e-18</text:p>
          </table:table-cell>
          <table:table-cell table:style-name="ce1" office:value-type="string">
            <text:p>1.5576e-13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381.71">
            <text:p>381.71</text:p>
          </table:table-cell>
          <table:table-cell table:formula="of:=[.Q66]*1000000" office:value-type="float" office:value="114.81">
            <text:p>114.81</text:p>
          </table:table-cell>
          <table:table-cell table:formula="of:=[.R66]*1000000" office:value-type="float" office:value="868.21">
            <text:p>868.21</text:p>
          </table:table-cell>
          <table:table-cell table:formula="of:=[.S66]*1000000" office:value-type="float" office:value="0.000647">
            <text:p>0.000647</text:p>
          </table:table-cell>
          <table:table-cell table:formula="of:=[.T66]*1000000" office:value-type="float" office:value="2.116">
            <text:p>2.116</text:p>
          </table:table-cell>
          <table:table-cell table:formula="of:=[.U66]*1000000" office:value-type="float" office:value="-0.000000000019011">
            <text:p>-1.9011E-011</text:p>
          </table:table-cell>
          <table:table-cell table:formula="of:=[.V66]*1000000" office:value-type="float" office:value="0.00000015105">
            <text:p>1.5105E-007</text:p>
          </table:table-cell>
          <table:table-cell table:formula="of:=[.W66]*1000000" office:value-type="float" office:value="381.71">
            <text:p>381.71</text:p>
          </table:table-cell>
          <table:table-cell table:formula="of:=[.X66]*1000000" office:value-type="float" office:value="114.75">
            <text:p>114.75</text:p>
          </table:table-cell>
          <table:table-cell table:formula="of:=[.Y66]*1000000" office:value-type="float" office:value="868.23">
            <text:p>868.23</text:p>
          </table:table-cell>
          <table:table-cell table:formula="of:=[.Z66]*1000000" office:value-type="float" office:value="20.022">
            <text:p>20.022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0.0000000000041933">
            <text:p>4.1933E-012</text:p>
          </table:table-cell>
          <table:table-cell table:formula="of:=[.AC66]*1000000" office:value-type="float" office:value="0.00000015105">
            <text:p>1.5105E-007</text:p>
          </table:table-cell>
          <table:table-cell office:value-type="float" office:value="0.00038171">
            <text:p>0.00038171</text:p>
          </table:table-cell>
          <table:table-cell office:value-type="float" office:value="0.00011481">
            <text:p>0.00011481</text:p>
          </table:table-cell>
          <table:table-cell office:value-type="float" office:value="0.00086821">
            <text:p>0.00086821</text:p>
          </table:table-cell>
          <table:table-cell table:style-name="ce1" office:value-type="string">
            <text:p>6.47e-10</text:p>
          </table:table-cell>
          <table:table-cell table:style-name="ce1" office:value-type="string">
            <text:p>2.116e-06</text:p>
          </table:table-cell>
          <table:table-cell table:style-name="ce1" office:value-type="string">
            <text:p>-1.9011e-17</text:p>
          </table:table-cell>
          <table:table-cell table:style-name="ce1" office:value-type="string">
            <text:p>1.5105e-13</text:p>
          </table:table-cell>
          <table:table-cell office:value-type="float" office:value="0.00038171">
            <text:p>0.00038171</text:p>
          </table:table-cell>
          <table:table-cell office:value-type="float" office:value="0.00011475">
            <text:p>0.00011475</text:p>
          </table:table-cell>
          <table:table-cell office:value-type="float" office:value="0.00086823">
            <text:p>0.00086823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4.1933e-18</text:p>
          </table:table-cell>
          <table:table-cell table:style-name="ce1" office:value-type="string">
            <text:p>1.5105e-13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376.38">
            <text:p>376.38</text:p>
          </table:table-cell>
          <table:table-cell table:formula="of:=[.Q67]*1000000" office:value-type="float" office:value="113.45">
            <text:p>113.45</text:p>
          </table:table-cell>
          <table:table-cell table:formula="of:=[.R67]*1000000" office:value-type="float" office:value="875.03">
            <text:p>875.03</text:p>
          </table:table-cell>
          <table:table-cell table:formula="of:=[.S67]*1000000" office:value-type="float" office:value="0.00061734">
            <text:p>0.00061734</text:p>
          </table:table-cell>
          <table:table-cell table:formula="of:=[.T67]*1000000" office:value-type="float" office:value="2.14">
            <text:p>2.14</text:p>
          </table:table-cell>
          <table:table-cell table:formula="of:=[.U67]*1000000" office:value-type="float" office:value="-0.000000000017063">
            <text:p>-1.7063E-011</text:p>
          </table:table-cell>
          <table:table-cell table:formula="of:=[.V67]*1000000" office:value-type="float" office:value="0.00000014648">
            <text:p>1.4648E-007</text:p>
          </table:table-cell>
          <table:table-cell table:formula="of:=[.W67]*1000000" office:value-type="float" office:value="376.38">
            <text:p>376.38</text:p>
          </table:table-cell>
          <table:table-cell table:formula="of:=[.X67]*1000000" office:value-type="float" office:value="113.4">
            <text:p>113.4</text:p>
          </table:table-cell>
          <table:table-cell table:formula="of:=[.Y67]*1000000" office:value-type="float" office:value="875.05">
            <text:p>875.05</text:p>
          </table:table-cell>
          <table:table-cell table:formula="of:=[.Z67]*1000000" office:value-type="float" office:value="20.022">
            <text:p>20.022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0.000000000004893">
            <text:p>4.893E-012</text:p>
          </table:table-cell>
          <table:table-cell table:formula="of:=[.AC67]*1000000" office:value-type="float" office:value="0.00000014648">
            <text:p>1.4648E-007</text:p>
          </table:table-cell>
          <table:table-cell office:value-type="float" office:value="0.00037638">
            <text:p>0.00037638</text:p>
          </table:table-cell>
          <table:table-cell office:value-type="float" office:value="0.00011345">
            <text:p>0.00011345</text:p>
          </table:table-cell>
          <table:table-cell office:value-type="float" office:value="0.00087503">
            <text:p>0.00087503</text:p>
          </table:table-cell>
          <table:table-cell table:style-name="ce1" office:value-type="string">
            <text:p>6.1734e-10</text:p>
          </table:table-cell>
          <table:table-cell table:style-name="ce1" office:value-type="string">
            <text:p>2.14e-06</text:p>
          </table:table-cell>
          <table:table-cell table:style-name="ce1" office:value-type="string">
            <text:p>-1.7063e-17</text:p>
          </table:table-cell>
          <table:table-cell table:style-name="ce1" office:value-type="string">
            <text:p>1.4648e-13</text:p>
          </table:table-cell>
          <table:table-cell office:value-type="float" office:value="0.00037638">
            <text:p>0.00037638</text:p>
          </table:table-cell>
          <table:table-cell office:value-type="float" office:value="0.0001134">
            <text:p>0.0001134</text:p>
          </table:table-cell>
          <table:table-cell office:value-type="float" office:value="0.00087505">
            <text:p>0.00087505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4.893e-18</text:p>
          </table:table-cell>
          <table:table-cell table:style-name="ce1" office:value-type="string">
            <text:p>1.4648e-13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371.14">
            <text:p>371.14</text:p>
          </table:table-cell>
          <table:table-cell table:formula="of:=[.Q68]*1000000" office:value-type="float" office:value="112.11">
            <text:p>112.11</text:p>
          </table:table-cell>
          <table:table-cell table:formula="of:=[.R68]*1000000" office:value-type="float" office:value="881.75">
            <text:p>881.75</text:p>
          </table:table-cell>
          <table:table-cell table:formula="of:=[.S68]*1000000" office:value-type="float" office:value="0.00058909">
            <text:p>0.00058909</text:p>
          </table:table-cell>
          <table:table-cell table:formula="of:=[.T68]*1000000" office:value-type="float" office:value="2.1639">
            <text:p>2.1639</text:p>
          </table:table-cell>
          <table:table-cell table:formula="of:=[.U68]*1000000" office:value-type="float" office:value="-0.000000000016998">
            <text:p>-1.6998E-011</text:p>
          </table:table-cell>
          <table:table-cell table:formula="of:=[.V68]*1000000" office:value-type="float" office:value="0.00000014206">
            <text:p>1.4206E-007</text:p>
          </table:table-cell>
          <table:table-cell table:formula="of:=[.W68]*1000000" office:value-type="float" office:value="371.14">
            <text:p>371.14</text:p>
          </table:table-cell>
          <table:table-cell table:formula="of:=[.X68]*1000000" office:value-type="float" office:value="112.06">
            <text:p>112.06</text:p>
          </table:table-cell>
          <table:table-cell table:formula="of:=[.Y68]*1000000" office:value-type="float" office:value="881.77">
            <text:p>881.77</text:p>
          </table:table-cell>
          <table:table-cell table:formula="of:=[.Z68]*1000000" office:value-type="float" office:value="20.022">
            <text:p>20.022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0.0000000000048333">
            <text:p>4.8333E-012</text:p>
          </table:table-cell>
          <table:table-cell table:formula="of:=[.AC68]*1000000" office:value-type="float" office:value="0.00000014206">
            <text:p>1.4206E-007</text:p>
          </table:table-cell>
          <table:table-cell office:value-type="float" office:value="0.00037114">
            <text:p>0.00037114</text:p>
          </table:table-cell>
          <table:table-cell office:value-type="float" office:value="0.00011211">
            <text:p>0.00011211</text:p>
          </table:table-cell>
          <table:table-cell office:value-type="float" office:value="0.00088175">
            <text:p>0.00088175</text:p>
          </table:table-cell>
          <table:table-cell table:style-name="ce1" office:value-type="string">
            <text:p>5.8909e-10</text:p>
          </table:table-cell>
          <table:table-cell table:style-name="ce1" office:value-type="string">
            <text:p>2.1639e-06</text:p>
          </table:table-cell>
          <table:table-cell table:style-name="ce1" office:value-type="string">
            <text:p>-1.6998e-17</text:p>
          </table:table-cell>
          <table:table-cell table:style-name="ce1" office:value-type="string">
            <text:p>1.4206e-13</text:p>
          </table:table-cell>
          <table:table-cell office:value-type="float" office:value="0.00037114">
            <text:p>0.00037114</text:p>
          </table:table-cell>
          <table:table-cell office:value-type="float" office:value="0.00011206">
            <text:p>0.00011206</text:p>
          </table:table-cell>
          <table:table-cell office:value-type="float" office:value="0.00088177">
            <text:p>0.00088177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4.8333e-18</text:p>
          </table:table-cell>
          <table:table-cell table:style-name="ce1" office:value-type="string">
            <text:p>1.4206e-13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365.97">
            <text:p>365.97</text:p>
          </table:table-cell>
          <table:table-cell table:formula="of:=[.Q69]*1000000" office:value-type="float" office:value="110.78">
            <text:p>110.78</text:p>
          </table:table-cell>
          <table:table-cell table:formula="of:=[.R69]*1000000" office:value-type="float" office:value="888.38">
            <text:p>888.38</text:p>
          </table:table-cell>
          <table:table-cell table:formula="of:=[.S69]*1000000" office:value-type="float" office:value="0.00056219">
            <text:p>0.00056219</text:p>
          </table:table-cell>
          <table:table-cell table:formula="of:=[.T69]*1000000" office:value-type="float" office:value="2.1877">
            <text:p>2.1877</text:p>
          </table:table-cell>
          <table:table-cell table:formula="of:=[.U69]*1000000" office:value-type="float" office:value="-0.000000000015979">
            <text:p>-1.5979E-011</text:p>
          </table:table-cell>
          <table:table-cell table:formula="of:=[.V69]*1000000" office:value-type="float" office:value="0.00000013777">
            <text:p>1.3777E-007</text:p>
          </table:table-cell>
          <table:table-cell table:formula="of:=[.W69]*1000000" office:value-type="float" office:value="365.97">
            <text:p>365.97</text:p>
          </table:table-cell>
          <table:table-cell table:formula="of:=[.X69]*1000000" office:value-type="float" office:value="110.73">
            <text:p>110.73</text:p>
          </table:table-cell>
          <table:table-cell table:formula="of:=[.Y69]*1000000" office:value-type="float" office:value="888.4">
            <text:p>888.4</text:p>
          </table:table-cell>
          <table:table-cell table:formula="of:=[.Z69]*1000000" office:value-type="float" office:value="20.022">
            <text:p>20.022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0.0000000000068967">
            <text:p>6.8967E-012</text:p>
          </table:table-cell>
          <table:table-cell table:formula="of:=[.AC69]*1000000" office:value-type="float" office:value="0.00000013777">
            <text:p>1.3777E-007</text:p>
          </table:table-cell>
          <table:table-cell office:value-type="float" office:value="0.00036597">
            <text:p>0.00036597</text:p>
          </table:table-cell>
          <table:table-cell office:value-type="float" office:value="0.00011078">
            <text:p>0.00011078</text:p>
          </table:table-cell>
          <table:table-cell office:value-type="float" office:value="0.00088838">
            <text:p>0.00088838</text:p>
          </table:table-cell>
          <table:table-cell table:style-name="ce1" office:value-type="string">
            <text:p>5.6219e-10</text:p>
          </table:table-cell>
          <table:table-cell table:style-name="ce1" office:value-type="string">
            <text:p>2.1877e-06</text:p>
          </table:table-cell>
          <table:table-cell table:style-name="ce1" office:value-type="string">
            <text:p>-1.5979e-17</text:p>
          </table:table-cell>
          <table:table-cell table:style-name="ce1" office:value-type="string">
            <text:p>1.3777e-13</text:p>
          </table:table-cell>
          <table:table-cell office:value-type="float" office:value="0.00036597">
            <text:p>0.00036597</text:p>
          </table:table-cell>
          <table:table-cell office:value-type="float" office:value="0.00011073">
            <text:p>0.00011073</text:p>
          </table:table-cell>
          <table:table-cell office:value-type="float" office:value="0.0008884">
            <text:p>0.0008884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6.8967e-18</text:p>
          </table:table-cell>
          <table:table-cell table:style-name="ce1" office:value-type="string">
            <text:p>1.3777e-13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360.88">
            <text:p>360.88</text:p>
          </table:table-cell>
          <table:table-cell table:formula="of:=[.Q70]*1000000" office:value-type="float" office:value="109.47">
            <text:p>109.47</text:p>
          </table:table-cell>
          <table:table-cell table:formula="of:=[.R70]*1000000" office:value-type="float" office:value="894.91">
            <text:p>894.91</text:p>
          </table:table-cell>
          <table:table-cell table:formula="of:=[.S70]*1000000" office:value-type="float" office:value="0.00053655">
            <text:p>0.00053655</text:p>
          </table:table-cell>
          <table:table-cell table:formula="of:=[.T70]*1000000" office:value-type="float" office:value="2.2114">
            <text:p>2.2114</text:p>
          </table:table-cell>
          <table:table-cell table:formula="of:=[.U70]*1000000" office:value-type="float" office:value="-0.000000000013686">
            <text:p>-1.3686E-011</text:p>
          </table:table-cell>
          <table:table-cell table:formula="of:=[.V70]*1000000" office:value-type="float" office:value="0.00000013362">
            <text:p>1.3362E-007</text:p>
          </table:table-cell>
          <table:table-cell table:formula="of:=[.W70]*1000000" office:value-type="float" office:value="360.88">
            <text:p>360.88</text:p>
          </table:table-cell>
          <table:table-cell table:formula="of:=[.X70]*1000000" office:value-type="float" office:value="109.41">
            <text:p>109.41</text:p>
          </table:table-cell>
          <table:table-cell table:formula="of:=[.Y70]*1000000" office:value-type="float" office:value="894.93">
            <text:p>894.93</text:p>
          </table:table-cell>
          <table:table-cell table:formula="of:=[.Z70]*1000000" office:value-type="float" office:value="20.022">
            <text:p>20.022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0.0000000000051821">
            <text:p>5.1821E-012</text:p>
          </table:table-cell>
          <table:table-cell table:formula="of:=[.AC70]*1000000" office:value-type="float" office:value="0.00000013362">
            <text:p>1.3362E-007</text:p>
          </table:table-cell>
          <table:table-cell office:value-type="float" office:value="0.00036088">
            <text:p>0.00036088</text:p>
          </table:table-cell>
          <table:table-cell office:value-type="float" office:value="0.00010947">
            <text:p>0.00010947</text:p>
          </table:table-cell>
          <table:table-cell office:value-type="float" office:value="0.00089491">
            <text:p>0.00089491</text:p>
          </table:table-cell>
          <table:table-cell table:style-name="ce1" office:value-type="string">
            <text:p>5.3655e-10</text:p>
          </table:table-cell>
          <table:table-cell table:style-name="ce1" office:value-type="string">
            <text:p>2.2114e-06</text:p>
          </table:table-cell>
          <table:table-cell table:style-name="ce1" office:value-type="string">
            <text:p>-1.3686e-17</text:p>
          </table:table-cell>
          <table:table-cell table:style-name="ce1" office:value-type="string">
            <text:p>1.3362e-13</text:p>
          </table:table-cell>
          <table:table-cell office:value-type="float" office:value="0.00036088">
            <text:p>0.00036088</text:p>
          </table:table-cell>
          <table:table-cell office:value-type="float" office:value="0.00010941">
            <text:p>0.00010941</text:p>
          </table:table-cell>
          <table:table-cell office:value-type="float" office:value="0.00089493">
            <text:p>0.00089493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5.1821e-18</text:p>
          </table:table-cell>
          <table:table-cell table:style-name="ce1" office:value-type="string">
            <text:p>1.3362e-13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355.86">
            <text:p>355.86</text:p>
          </table:table-cell>
          <table:table-cell table:formula="of:=[.Q71]*1000000" office:value-type="float" office:value="108.16">
            <text:p>108.16</text:p>
          </table:table-cell>
          <table:table-cell table:formula="of:=[.R71]*1000000" office:value-type="float" office:value="901.36">
            <text:p>901.36</text:p>
          </table:table-cell>
          <table:table-cell table:formula="of:=[.S71]*1000000" office:value-type="float" office:value="0.0005121">
            <text:p>0.0005121</text:p>
          </table:table-cell>
          <table:table-cell table:formula="of:=[.T71]*1000000" office:value-type="float" office:value="2.2351">
            <text:p>2.2351</text:p>
          </table:table-cell>
          <table:table-cell table:formula="of:=[.U71]*1000000" office:value-type="float" office:value="-0.00000000001037">
            <text:p>-1.037E-011</text:p>
          </table:table-cell>
          <table:table-cell table:formula="of:=[.V71]*1000000" office:value-type="float" office:value="0.00000012959">
            <text:p>1.2959E-007</text:p>
          </table:table-cell>
          <table:table-cell table:formula="of:=[.W71]*1000000" office:value-type="float" office:value="355.86">
            <text:p>355.86</text:p>
          </table:table-cell>
          <table:table-cell table:formula="of:=[.X71]*1000000" office:value-type="float" office:value="108.11">
            <text:p>108.11</text:p>
          </table:table-cell>
          <table:table-cell table:formula="of:=[.Y71]*1000000" office:value-type="float" office:value="901.38">
            <text:p>901.38</text:p>
          </table:table-cell>
          <table:table-cell table:formula="of:=[.Z71]*1000000" office:value-type="float" office:value="20.022">
            <text:p>20.022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0.0000000000060697">
            <text:p>6.0697E-012</text:p>
          </table:table-cell>
          <table:table-cell table:formula="of:=[.AC71]*1000000" office:value-type="float" office:value="0.00000012959">
            <text:p>1.2959E-007</text:p>
          </table:table-cell>
          <table:table-cell office:value-type="float" office:value="0.00035586">
            <text:p>0.00035586</text:p>
          </table:table-cell>
          <table:table-cell office:value-type="float" office:value="0.00010816">
            <text:p>0.00010816</text:p>
          </table:table-cell>
          <table:table-cell office:value-type="float" office:value="0.00090136">
            <text:p>0.00090136</text:p>
          </table:table-cell>
          <table:table-cell table:style-name="ce1" office:value-type="string">
            <text:p>5.121e-10</text:p>
          </table:table-cell>
          <table:table-cell table:style-name="ce1" office:value-type="string">
            <text:p>2.2351e-06</text:p>
          </table:table-cell>
          <table:table-cell table:style-name="ce1" office:value-type="string">
            <text:p>-1.037e-17</text:p>
          </table:table-cell>
          <table:table-cell table:style-name="ce1" office:value-type="string">
            <text:p>1.2959e-13</text:p>
          </table:table-cell>
          <table:table-cell office:value-type="float" office:value="0.00035586">
            <text:p>0.00035586</text:p>
          </table:table-cell>
          <table:table-cell office:value-type="float" office:value="0.00010811">
            <text:p>0.00010811</text:p>
          </table:table-cell>
          <table:table-cell office:value-type="float" office:value="0.00090138">
            <text:p>0.00090138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6.0697e-18</text:p>
          </table:table-cell>
          <table:table-cell table:style-name="ce1" office:value-type="string">
            <text:p>1.2959e-13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350.92">
            <text:p>350.92</text:p>
          </table:table-cell>
          <table:table-cell table:formula="of:=[.Q72]*1000000" office:value-type="float" office:value="106.87">
            <text:p>106.87</text:p>
          </table:table-cell>
          <table:table-cell table:formula="of:=[.R72]*1000000" office:value-type="float" office:value="907.71">
            <text:p>907.71</text:p>
          </table:table-cell>
          <table:table-cell table:formula="of:=[.S72]*1000000" office:value-type="float" office:value="0.00048879">
            <text:p>0.00048879</text:p>
          </table:table-cell>
          <table:table-cell table:formula="of:=[.T72]*1000000" office:value-type="float" office:value="2.2587">
            <text:p>2.2587</text:p>
          </table:table-cell>
          <table:table-cell table:formula="of:=[.U72]*1000000" office:value-type="float" office:value="-0.000000000014085">
            <text:p>-1.4085E-011</text:p>
          </table:table-cell>
          <table:table-cell table:formula="of:=[.V72]*1000000" office:value-type="float" office:value="0.00000012569">
            <text:p>1.2569E-007</text:p>
          </table:table-cell>
          <table:table-cell table:formula="of:=[.W72]*1000000" office:value-type="float" office:value="350.91">
            <text:p>350.91</text:p>
          </table:table-cell>
          <table:table-cell table:formula="of:=[.X72]*1000000" office:value-type="float" office:value="106.82">
            <text:p>106.82</text:p>
          </table:table-cell>
          <table:table-cell table:formula="of:=[.Y72]*1000000" office:value-type="float" office:value="907.73">
            <text:p>907.73</text:p>
          </table:table-cell>
          <table:table-cell table:formula="of:=[.Z72]*1000000" office:value-type="float" office:value="20.022">
            <text:p>20.022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0.0000000000047767">
            <text:p>4.7767E-012</text:p>
          </table:table-cell>
          <table:table-cell table:formula="of:=[.AC72]*1000000" office:value-type="float" office:value="0.00000012569">
            <text:p>1.2569E-007</text:p>
          </table:table-cell>
          <table:table-cell office:value-type="float" office:value="0.00035092">
            <text:p>0.00035092</text:p>
          </table:table-cell>
          <table:table-cell office:value-type="float" office:value="0.00010687">
            <text:p>0.00010687</text:p>
          </table:table-cell>
          <table:table-cell office:value-type="float" office:value="0.00090771">
            <text:p>0.00090771</text:p>
          </table:table-cell>
          <table:table-cell table:style-name="ce1" office:value-type="string">
            <text:p>4.8879e-10</text:p>
          </table:table-cell>
          <table:table-cell table:style-name="ce1" office:value-type="string">
            <text:p>2.2587e-06</text:p>
          </table:table-cell>
          <table:table-cell table:style-name="ce1" office:value-type="string">
            <text:p>-1.4085e-17</text:p>
          </table:table-cell>
          <table:table-cell table:style-name="ce1" office:value-type="string">
            <text:p>1.2569e-13</text:p>
          </table:table-cell>
          <table:table-cell office:value-type="float" office:value="0.00035091">
            <text:p>0.00035091</text:p>
          </table:table-cell>
          <table:table-cell office:value-type="float" office:value="0.00010682">
            <text:p>0.00010682</text:p>
          </table:table-cell>
          <table:table-cell office:value-type="float" office:value="0.00090773">
            <text:p>0.00090773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4.7767e-18</text:p>
          </table:table-cell>
          <table:table-cell table:style-name="ce1" office:value-type="string">
            <text:p>1.2569e-13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346.04">
            <text:p>346.04</text:p>
          </table:table-cell>
          <table:table-cell table:formula="of:=[.Q73]*1000000" office:value-type="float" office:value="105.6">
            <text:p>105.6</text:p>
          </table:table-cell>
          <table:table-cell table:formula="of:=[.R73]*1000000" office:value-type="float" office:value="913.98">
            <text:p>913.98</text:p>
          </table:table-cell>
          <table:table-cell table:formula="of:=[.S73]*1000000" office:value-type="float" office:value="0.00046655">
            <text:p>0.00046655</text:p>
          </table:table-cell>
          <table:table-cell table:formula="of:=[.T73]*1000000" office:value-type="float" office:value="2.2822">
            <text:p>2.2822</text:p>
          </table:table-cell>
          <table:table-cell table:formula="of:=[.U73]*1000000" office:value-type="float" office:value="-0.000000000010824">
            <text:p>-1.0824E-011</text:p>
          </table:table-cell>
          <table:table-cell table:formula="of:=[.V73]*1000000" office:value-type="float" office:value="0.00000012191">
            <text:p>1.2191E-007</text:p>
          </table:table-cell>
          <table:table-cell table:formula="of:=[.W73]*1000000" office:value-type="float" office:value="346.04">
            <text:p>346.04</text:p>
          </table:table-cell>
          <table:table-cell table:formula="of:=[.X73]*1000000" office:value-type="float" office:value="105.54">
            <text:p>105.54</text:p>
          </table:table-cell>
          <table:table-cell table:formula="of:=[.Y73]*1000000" office:value-type="float" office:value="914">
            <text:p>914</text:p>
          </table:table-cell>
          <table:table-cell table:formula="of:=[.Z73]*1000000" office:value-type="float" office:value="20.022">
            <text:p>20.022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0.0000000000037847">
            <text:p>3.7847E-012</text:p>
          </table:table-cell>
          <table:table-cell table:formula="of:=[.AC73]*1000000" office:value-type="float" office:value="0.00000012192">
            <text:p>1.2192E-007</text:p>
          </table:table-cell>
          <table:table-cell office:value-type="float" office:value="0.00034604">
            <text:p>0.00034604</text:p>
          </table:table-cell>
          <table:table-cell office:value-type="float" office:value="0.0001056">
            <text:p>0.0001056</text:p>
          </table:table-cell>
          <table:table-cell office:value-type="float" office:value="0.00091398">
            <text:p>0.00091398</text:p>
          </table:table-cell>
          <table:table-cell table:style-name="ce1" office:value-type="string">
            <text:p>4.6655e-10</text:p>
          </table:table-cell>
          <table:table-cell table:style-name="ce1" office:value-type="string">
            <text:p>2.2822e-06</text:p>
          </table:table-cell>
          <table:table-cell table:style-name="ce1" office:value-type="string">
            <text:p>-1.0824e-17</text:p>
          </table:table-cell>
          <table:table-cell table:style-name="ce1" office:value-type="string">
            <text:p>1.2191e-13</text:p>
          </table:table-cell>
          <table:table-cell office:value-type="float" office:value="0.00034604">
            <text:p>0.00034604</text:p>
          </table:table-cell>
          <table:table-cell office:value-type="float" office:value="0.00010554">
            <text:p>0.00010554</text:p>
          </table:table-cell>
          <table:table-cell office:value-type="float" office:value="0.000914">
            <text:p>0.000914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3.7847e-18</text:p>
          </table:table-cell>
          <table:table-cell table:style-name="ce1" office:value-type="string">
            <text:p>1.2192e-13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341.24">
            <text:p>341.24</text:p>
          </table:table-cell>
          <table:table-cell table:formula="of:=[.Q74]*1000000" office:value-type="float" office:value="104.33">
            <text:p>104.33</text:p>
          </table:table-cell>
          <table:table-cell table:formula="of:=[.R74]*1000000" office:value-type="float" office:value="920.16">
            <text:p>920.16</text:p>
          </table:table-cell>
          <table:table-cell table:formula="of:=[.S74]*1000000" office:value-type="float" office:value="0.00044534">
            <text:p>0.00044534</text:p>
          </table:table-cell>
          <table:table-cell table:formula="of:=[.T74]*1000000" office:value-type="float" office:value="2.3056">
            <text:p>2.3056</text:p>
          </table:table-cell>
          <table:table-cell table:formula="of:=[.U74]*1000000" office:value-type="float" office:value="-0.000000000009739">
            <text:p>-9.739E-012</text:p>
          </table:table-cell>
          <table:table-cell table:formula="of:=[.V74]*1000000" office:value-type="float" office:value="0.00000011825">
            <text:p>1.1825E-007</text:p>
          </table:table-cell>
          <table:table-cell table:formula="of:=[.W74]*1000000" office:value-type="float" office:value="341.24">
            <text:p>341.24</text:p>
          </table:table-cell>
          <table:table-cell table:formula="of:=[.X74]*1000000" office:value-type="float" office:value="104.28">
            <text:p>104.28</text:p>
          </table:table-cell>
          <table:table-cell table:formula="of:=[.Y74]*1000000" office:value-type="float" office:value="920.18">
            <text:p>920.18</text:p>
          </table:table-cell>
          <table:table-cell table:formula="of:=[.Z74]*1000000" office:value-type="float" office:value="20.022">
            <text:p>20.022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0.0000000000035516">
            <text:p>3.5516E-012</text:p>
          </table:table-cell>
          <table:table-cell table:formula="of:=[.AC74]*1000000" office:value-type="float" office:value="0.00000011825">
            <text:p>1.1825E-007</text:p>
          </table:table-cell>
          <table:table-cell office:value-type="float" office:value="0.00034124">
            <text:p>0.00034124</text:p>
          </table:table-cell>
          <table:table-cell office:value-type="float" office:value="0.00010433">
            <text:p>0.00010433</text:p>
          </table:table-cell>
          <table:table-cell office:value-type="float" office:value="0.00092016">
            <text:p>0.00092016</text:p>
          </table:table-cell>
          <table:table-cell table:style-name="ce1" office:value-type="string">
            <text:p>4.4534e-10</text:p>
          </table:table-cell>
          <table:table-cell table:style-name="ce1" office:value-type="string">
            <text:p>2.3056e-06</text:p>
          </table:table-cell>
          <table:table-cell table:style-name="ce1" office:value-type="string">
            <text:p>-9.739e-18</text:p>
          </table:table-cell>
          <table:table-cell table:style-name="ce1" office:value-type="string">
            <text:p>1.1825e-13</text:p>
          </table:table-cell>
          <table:table-cell office:value-type="float" office:value="0.00034124">
            <text:p>0.00034124</text:p>
          </table:table-cell>
          <table:table-cell office:value-type="float" office:value="0.00010428">
            <text:p>0.00010428</text:p>
          </table:table-cell>
          <table:table-cell office:value-type="float" office:value="0.00092018">
            <text:p>0.00092018</text:p>
          </table:table-cell>
          <table:table-cell table:style-name="ce1" office:value-type="string">
            <text:p>2.0022e-05</text:p>
          </table:table-cell>
          <table:table-cell office:value-type="float" office:value="0">
            <text:p>0</text:p>
          </table:table-cell>
          <table:table-cell table:style-name="ce1" office:value-type="string">
            <text:p>3.5516e-18</text:p>
          </table:table-cell>
          <table:table-cell table:style-name="ce1" office:value-type="string">
            <text:p>1.1825e-13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336.51">
            <text:p>336.51</text:p>
          </table:table-cell>
          <table:table-cell table:formula="of:=[.Q75]*1000000" office:value-type="float" office:value="103.08">
            <text:p>103.08</text:p>
          </table:table-cell>
          <table:table-cell table:formula="of:=[.R75]*1000000" office:value-type="float" office:value="926.26">
            <text:p>926.26</text:p>
          </table:table-cell>
          <table:table-cell table:formula="of:=[.S75]*1000000" office:value-type="float" office:value="0.0004251">
            <text:p>0.0004251</text:p>
          </table:table-cell>
          <table:table-cell table:formula="of:=[.T75]*1000000" office:value-type="float" office:value="2.3289">
            <text:p>2.3289</text:p>
          </table:table-cell>
          <table:table-cell table:formula="of:=[.U75]*1000000" office:value-type="float" office:value="-0.0000000000075335">
            <text:p>-7.5335E-012</text:p>
          </table:table-cell>
          <table:table-cell table:formula="of:=[.V75]*1000000" office:value-type="float" office:value="0.0000001147">
            <text:p>1.147E-007</text:p>
          </table:table-cell>
          <table:table-cell table:formula="of:=[.W75]*1000000" office:value-type="float" office:value="336.51">
            <text:p>336.51</text:p>
          </table:table-cell>
          <table:table-cell table:formula="of:=[.X75]*1000000" office:value-type="float" office:value="103.03">
            <text:p>103.03</text:p>
          </table:table-cell>
          <table:table-cell table:formula="of:=[.Y75]*1000000" office:value-type="float" office:value="926.28">
            <text:p>926.28</text:p>
          </table:table-cell>
          <table:table-cell table:formula="of:=[.Z75]*1000000" office:value-type="float" office:value="20.021">
            <text:p>20.021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0.0000000000030685">
            <text:p>3.0685E-012</text:p>
          </table:table-cell>
          <table:table-cell table:formula="of:=[.AC75]*1000000" office:value-type="float" office:value="0.0000001147">
            <text:p>1.147E-007</text:p>
          </table:table-cell>
          <table:table-cell office:value-type="float" office:value="0.00033651">
            <text:p>0.00033651</text:p>
          </table:table-cell>
          <table:table-cell office:value-type="float" office:value="0.00010308">
            <text:p>0.00010308</text:p>
          </table:table-cell>
          <table:table-cell office:value-type="float" office:value="0.00092626">
            <text:p>0.00092626</text:p>
          </table:table-cell>
          <table:table-cell table:style-name="ce1" office:value-type="string">
            <text:p>4.251e-10</text:p>
          </table:table-cell>
          <table:table-cell table:style-name="ce1" office:value-type="string">
            <text:p>2.3289e-06</text:p>
          </table:table-cell>
          <table:table-cell table:style-name="ce1" office:value-type="string">
            <text:p>-7.5335e-18</text:p>
          </table:table-cell>
          <table:table-cell table:style-name="ce1" office:value-type="string">
            <text:p>1.147e-13</text:p>
          </table:table-cell>
          <table:table-cell office:value-type="float" office:value="0.00033651">
            <text:p>0.00033651</text:p>
          </table:table-cell>
          <table:table-cell office:value-type="float" office:value="0.00010303">
            <text:p>0.00010303</text:p>
          </table:table-cell>
          <table:table-cell office:value-type="float" office:value="0.00092628">
            <text:p>0.00092628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3.0685e-18</text:p>
          </table:table-cell>
          <table:table-cell table:style-name="ce1" office:value-type="string">
            <text:p>1.147e-13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331.85">
            <text:p>331.85</text:p>
          </table:table-cell>
          <table:table-cell table:formula="of:=[.Q76]*1000000" office:value-type="float" office:value="101.84">
            <text:p>101.84</text:p>
          </table:table-cell>
          <table:table-cell table:formula="of:=[.R76]*1000000" office:value-type="float" office:value="932.27">
            <text:p>932.27</text:p>
          </table:table-cell>
          <table:table-cell table:formula="of:=[.S76]*1000000" office:value-type="float" office:value="0.00040579">
            <text:p>0.00040579</text:p>
          </table:table-cell>
          <table:table-cell table:formula="of:=[.T76]*1000000" office:value-type="float" office:value="2.3522">
            <text:p>2.3522</text:p>
          </table:table-cell>
          <table:table-cell table:formula="of:=[.U76]*1000000" office:value-type="float" office:value="-0.000000000012124">
            <text:p>-1.2124E-011</text:p>
          </table:table-cell>
          <table:table-cell table:formula="of:=[.V76]*1000000" office:value-type="float" office:value="0.00000011126">
            <text:p>1.1126E-007</text:p>
          </table:table-cell>
          <table:table-cell table:formula="of:=[.W76]*1000000" office:value-type="float" office:value="331.85">
            <text:p>331.85</text:p>
          </table:table-cell>
          <table:table-cell table:formula="of:=[.X76]*1000000" office:value-type="float" office:value="101.79">
            <text:p>101.79</text:p>
          </table:table-cell>
          <table:table-cell table:formula="of:=[.Y76]*1000000" office:value-type="float" office:value="932.29">
            <text:p>932.29</text:p>
          </table:table-cell>
          <table:table-cell table:formula="of:=[.Z76]*1000000" office:value-type="float" office:value="20.021">
            <text:p>20.021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0.0000000000020641">
            <text:p>2.0641E-012</text:p>
          </table:table-cell>
          <table:table-cell table:formula="of:=[.AC76]*1000000" office:value-type="float" office:value="0.00000011126">
            <text:p>1.1126E-007</text:p>
          </table:table-cell>
          <table:table-cell office:value-type="float" office:value="0.00033185">
            <text:p>0.00033185</text:p>
          </table:table-cell>
          <table:table-cell office:value-type="float" office:value="0.00010184">
            <text:p>0.00010184</text:p>
          </table:table-cell>
          <table:table-cell office:value-type="float" office:value="0.00093227">
            <text:p>0.00093227</text:p>
          </table:table-cell>
          <table:table-cell table:style-name="ce1" office:value-type="string">
            <text:p>4.0579e-10</text:p>
          </table:table-cell>
          <table:table-cell table:style-name="ce1" office:value-type="string">
            <text:p>2.3522e-06</text:p>
          </table:table-cell>
          <table:table-cell table:style-name="ce1" office:value-type="string">
            <text:p>-1.2124e-17</text:p>
          </table:table-cell>
          <table:table-cell table:style-name="ce1" office:value-type="string">
            <text:p>1.1126e-13</text:p>
          </table:table-cell>
          <table:table-cell office:value-type="float" office:value="0.00033185">
            <text:p>0.00033185</text:p>
          </table:table-cell>
          <table:table-cell office:value-type="float" office:value="0.00010179">
            <text:p>0.00010179</text:p>
          </table:table-cell>
          <table:table-cell office:value-type="float" office:value="0.00093229">
            <text:p>0.00093229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2.0641e-18</text:p>
          </table:table-cell>
          <table:table-cell table:style-name="ce1" office:value-type="string">
            <text:p>1.1126e-13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327.26">
            <text:p>327.26</text:p>
          </table:table-cell>
          <table:table-cell table:formula="of:=[.Q77]*1000000" office:value-type="float" office:value="100.62">
            <text:p>100.62</text:p>
          </table:table-cell>
          <table:table-cell table:formula="of:=[.R77]*1000000" office:value-type="float" office:value="938.2">
            <text:p>938.2</text:p>
          </table:table-cell>
          <table:table-cell table:formula="of:=[.S77]*1000000" office:value-type="float" office:value="0.00038736">
            <text:p>0.00038736</text:p>
          </table:table-cell>
          <table:table-cell table:formula="of:=[.T77]*1000000" office:value-type="float" office:value="2.3753">
            <text:p>2.3753</text:p>
          </table:table-cell>
          <table:table-cell table:formula="of:=[.U77]*1000000" office:value-type="float" office:value="-0.000000000012814">
            <text:p>-1.2814E-011</text:p>
          </table:table-cell>
          <table:table-cell table:formula="of:=[.V77]*1000000" office:value-type="float" office:value="0.00000010793">
            <text:p>1.0793E-007</text:p>
          </table:table-cell>
          <table:table-cell table:formula="of:=[.W77]*1000000" office:value-type="float" office:value="327.26">
            <text:p>327.26</text:p>
          </table:table-cell>
          <table:table-cell table:formula="of:=[.X77]*1000000" office:value-type="float" office:value="100.56">
            <text:p>100.56</text:p>
          </table:table-cell>
          <table:table-cell table:formula="of:=[.Y77]*1000000" office:value-type="float" office:value="938.21">
            <text:p>938.21</text:p>
          </table:table-cell>
          <table:table-cell table:formula="of:=[.Z77]*1000000" office:value-type="float" office:value="20.021">
            <text:p>20.021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001013">
            <text:p>-1.013E-013</text:p>
          </table:table-cell>
          <table:table-cell table:formula="of:=[.AC77]*1000000" office:value-type="float" office:value="0.00000010793">
            <text:p>1.0793E-007</text:p>
          </table:table-cell>
          <table:table-cell office:value-type="float" office:value="0.00032726">
            <text:p>0.00032726</text:p>
          </table:table-cell>
          <table:table-cell office:value-type="float" office:value="0.00010062">
            <text:p>0.00010062</text:p>
          </table:table-cell>
          <table:table-cell office:value-type="float" office:value="0.0009382">
            <text:p>0.0009382</text:p>
          </table:table-cell>
          <table:table-cell table:style-name="ce1" office:value-type="string">
            <text:p>3.8736e-10</text:p>
          </table:table-cell>
          <table:table-cell table:style-name="ce1" office:value-type="string">
            <text:p>2.3753e-06</text:p>
          </table:table-cell>
          <table:table-cell table:style-name="ce1" office:value-type="string">
            <text:p>-1.2814e-17</text:p>
          </table:table-cell>
          <table:table-cell table:style-name="ce1" office:value-type="string">
            <text:p>1.0793e-13</text:p>
          </table:table-cell>
          <table:table-cell office:value-type="float" office:value="0.00032726">
            <text:p>0.00032726</text:p>
          </table:table-cell>
          <table:table-cell office:value-type="float" office:value="0.00010056">
            <text:p>0.00010056</text:p>
          </table:table-cell>
          <table:table-cell office:value-type="float" office:value="0.00093821">
            <text:p>0.00093821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13e-19</text:p>
          </table:table-cell>
          <table:table-cell table:style-name="ce1" office:value-type="string">
            <text:p>1.0793e-13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322.73">
            <text:p>322.73</text:p>
          </table:table-cell>
          <table:table-cell table:formula="of:=[.Q78]*1000000" office:value-type="float" office:value="99.402">
            <text:p>99.402</text:p>
          </table:table-cell>
          <table:table-cell table:formula="of:=[.R78]*1000000" office:value-type="float" office:value="944.04">
            <text:p>944.04</text:p>
          </table:table-cell>
          <table:table-cell table:formula="of:=[.S78]*1000000" office:value-type="float" office:value="0.00036976">
            <text:p>0.00036976</text:p>
          </table:table-cell>
          <table:table-cell table:formula="of:=[.T78]*1000000" office:value-type="float" office:value="2.3984">
            <text:p>2.3984</text:p>
          </table:table-cell>
          <table:table-cell table:formula="of:=[.U78]*1000000" office:value-type="float" office:value="-0.000000000011197">
            <text:p>-1.1197E-011</text:p>
          </table:table-cell>
          <table:table-cell table:formula="of:=[.V78]*1000000" office:value-type="float" office:value="0.0000001047">
            <text:p>1.047E-007</text:p>
          </table:table-cell>
          <table:table-cell table:formula="of:=[.W78]*1000000" office:value-type="float" office:value="322.73">
            <text:p>322.73</text:p>
          </table:table-cell>
          <table:table-cell table:formula="of:=[.X78]*1000000" office:value-type="float" office:value="99.346">
            <text:p>99.346</text:p>
          </table:table-cell>
          <table:table-cell table:formula="of:=[.Y78]*1000000" office:value-type="float" office:value="944.06">
            <text:p>944.06</text:p>
          </table:table-cell>
          <table:table-cell table:formula="of:=[.Z78]*1000000" office:value-type="float" office:value="20.021">
            <text:p>20.021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01856">
            <text:p>-1.856E-012</text:p>
          </table:table-cell>
          <table:table-cell table:formula="of:=[.AC78]*1000000" office:value-type="float" office:value="0.0000001047">
            <text:p>1.047E-007</text:p>
          </table:table-cell>
          <table:table-cell office:value-type="float" office:value="0.00032273">
            <text:p>0.00032273</text:p>
          </table:table-cell>
          <table:table-cell table:style-name="ce1" office:value-type="string">
            <text:p>9.9402e-05</text:p>
          </table:table-cell>
          <table:table-cell office:value-type="float" office:value="0.00094404">
            <text:p>0.00094404</text:p>
          </table:table-cell>
          <table:table-cell table:style-name="ce1" office:value-type="string">
            <text:p>3.6976e-10</text:p>
          </table:table-cell>
          <table:table-cell table:style-name="ce1" office:value-type="string">
            <text:p>2.3984e-06</text:p>
          </table:table-cell>
          <table:table-cell table:style-name="ce1" office:value-type="string">
            <text:p>-1.1197e-17</text:p>
          </table:table-cell>
          <table:table-cell table:style-name="ce1" office:value-type="string">
            <text:p>1.047e-13</text:p>
          </table:table-cell>
          <table:table-cell office:value-type="float" office:value="0.00032273">
            <text:p>0.00032273</text:p>
          </table:table-cell>
          <table:table-cell table:style-name="ce1" office:value-type="string">
            <text:p>9.9346e-05</text:p>
          </table:table-cell>
          <table:table-cell office:value-type="float" office:value="0.00094406">
            <text:p>0.00094406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56e-18</text:p>
          </table:table-cell>
          <table:table-cell table:style-name="ce1" office:value-type="string">
            <text:p>1.047e-13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318.27">
            <text:p>318.27</text:p>
          </table:table-cell>
          <table:table-cell table:formula="of:=[.Q79]*1000000" office:value-type="float" office:value="98.2">
            <text:p>98.2</text:p>
          </table:table-cell>
          <table:table-cell table:formula="of:=[.R79]*1000000" office:value-type="float" office:value="949.81">
            <text:p>949.81</text:p>
          </table:table-cell>
          <table:table-cell table:formula="of:=[.S79]*1000000" office:value-type="float" office:value="0.00035297">
            <text:p>0.00035297</text:p>
          </table:table-cell>
          <table:table-cell table:formula="of:=[.T79]*1000000" office:value-type="float" office:value="2.4214">
            <text:p>2.4214</text:p>
          </table:table-cell>
          <table:table-cell table:formula="of:=[.U79]*1000000" office:value-type="float" office:value="-0.0000000000073552">
            <text:p>-7.3552E-012</text:p>
          </table:table-cell>
          <table:table-cell table:formula="of:=[.V79]*1000000" office:value-type="float" office:value="0.00000010157">
            <text:p>1.0157E-007</text:p>
          </table:table-cell>
          <table:table-cell table:formula="of:=[.W79]*1000000" office:value-type="float" office:value="318.27">
            <text:p>318.27</text:p>
          </table:table-cell>
          <table:table-cell table:formula="of:=[.X79]*1000000" office:value-type="float" office:value="98.144">
            <text:p>98.144</text:p>
          </table:table-cell>
          <table:table-cell table:formula="of:=[.Y79]*1000000" office:value-type="float" office:value="949.82">
            <text:p>949.82</text:p>
          </table:table-cell>
          <table:table-cell table:formula="of:=[.Z79]*1000000" office:value-type="float" office:value="20.021">
            <text:p>20.021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0.0000000000021515">
            <text:p>2.1515E-012</text:p>
          </table:table-cell>
          <table:table-cell table:formula="of:=[.AC79]*1000000" office:value-type="float" office:value="0.00000010157">
            <text:p>1.0157E-007</text:p>
          </table:table-cell>
          <table:table-cell office:value-type="float" office:value="0.00031827">
            <text:p>0.00031827</text:p>
          </table:table-cell>
          <table:table-cell table:style-name="ce1" office:value-type="string">
            <text:p>9.82e-05</text:p>
          </table:table-cell>
          <table:table-cell office:value-type="float" office:value="0.00094981">
            <text:p>0.00094981</text:p>
          </table:table-cell>
          <table:table-cell table:style-name="ce1" office:value-type="string">
            <text:p>3.5297e-10</text:p>
          </table:table-cell>
          <table:table-cell table:style-name="ce1" office:value-type="string">
            <text:p>2.4214e-06</text:p>
          </table:table-cell>
          <table:table-cell table:style-name="ce1" office:value-type="string">
            <text:p>-7.3552e-18</text:p>
          </table:table-cell>
          <table:table-cell table:style-name="ce1" office:value-type="string">
            <text:p>1.0157e-13</text:p>
          </table:table-cell>
          <table:table-cell office:value-type="float" office:value="0.00031827">
            <text:p>0.00031827</text:p>
          </table:table-cell>
          <table:table-cell table:style-name="ce1" office:value-type="string">
            <text:p>9.8144e-05</text:p>
          </table:table-cell>
          <table:table-cell office:value-type="float" office:value="0.00094982">
            <text:p>0.00094982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2.1515e-18</text:p>
          </table:table-cell>
          <table:table-cell table:style-name="ce1" office:value-type="string">
            <text:p>1.0157e-13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313.88">
            <text:p>313.88</text:p>
          </table:table-cell>
          <table:table-cell table:formula="of:=[.Q80]*1000000" office:value-type="float" office:value="97.01">
            <text:p>97.01</text:p>
          </table:table-cell>
          <table:table-cell table:formula="of:=[.R80]*1000000" office:value-type="float" office:value="955.49">
            <text:p>955.49</text:p>
          </table:table-cell>
          <table:table-cell table:formula="of:=[.S80]*1000000" office:value-type="float" office:value="0.00033693">
            <text:p>0.00033693</text:p>
          </table:table-cell>
          <table:table-cell table:formula="of:=[.T80]*1000000" office:value-type="float" office:value="2.4444">
            <text:p>2.4444</text:p>
          </table:table-cell>
          <table:table-cell table:formula="of:=[.U80]*1000000" office:value-type="float" office:value="-0.0000000000082495">
            <text:p>-8.2495E-012</text:p>
          </table:table-cell>
          <table:table-cell table:formula="of:=[.V80]*1000000" office:value-type="float" office:value="0.000000098537">
            <text:p>9.8537E-008</text:p>
          </table:table-cell>
          <table:table-cell table:formula="of:=[.W80]*1000000" office:value-type="float" office:value="313.88">
            <text:p>313.88</text:p>
          </table:table-cell>
          <table:table-cell table:formula="of:=[.X80]*1000000" office:value-type="float" office:value="96.955">
            <text:p>96.955</text:p>
          </table:table-cell>
          <table:table-cell table:formula="of:=[.Y80]*1000000" office:value-type="float" office:value="955.51">
            <text:p>955.51</text:p>
          </table:table-cell>
          <table:table-cell table:formula="of:=[.Z80]*1000000" office:value-type="float" office:value="20.021">
            <text:p>20.021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0.00000000000074484">
            <text:p>7.4484E-013</text:p>
          </table:table-cell>
          <table:table-cell table:formula="of:=[.AC80]*1000000" office:value-type="float" office:value="0.000000098537">
            <text:p>9.8537E-008</text:p>
          </table:table-cell>
          <table:table-cell office:value-type="float" office:value="0.00031388">
            <text:p>0.00031388</text:p>
          </table:table-cell>
          <table:table-cell table:style-name="ce1" office:value-type="string">
            <text:p>9.701e-05</text:p>
          </table:table-cell>
          <table:table-cell office:value-type="float" office:value="0.00095549">
            <text:p>0.00095549</text:p>
          </table:table-cell>
          <table:table-cell table:style-name="ce1" office:value-type="string">
            <text:p>3.3693e-10</text:p>
          </table:table-cell>
          <table:table-cell table:style-name="ce1" office:value-type="string">
            <text:p>2.4444e-06</text:p>
          </table:table-cell>
          <table:table-cell table:style-name="ce1" office:value-type="string">
            <text:p>-8.2495e-18</text:p>
          </table:table-cell>
          <table:table-cell table:style-name="ce1" office:value-type="string">
            <text:p>9.8537e-14</text:p>
          </table:table-cell>
          <table:table-cell office:value-type="float" office:value="0.00031388">
            <text:p>0.00031388</text:p>
          </table:table-cell>
          <table:table-cell table:style-name="ce1" office:value-type="string">
            <text:p>9.6955e-05</text:p>
          </table:table-cell>
          <table:table-cell office:value-type="float" office:value="0.00095551">
            <text:p>0.00095551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7.4484e-19</text:p>
          </table:table-cell>
          <table:table-cell table:style-name="ce1" office:value-type="string">
            <text:p>9.8537e-14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309.55">
            <text:p>309.55</text:p>
          </table:table-cell>
          <table:table-cell table:formula="of:=[.Q81]*1000000" office:value-type="float" office:value="95.833">
            <text:p>95.833</text:p>
          </table:table-cell>
          <table:table-cell table:formula="of:=[.R81]*1000000" office:value-type="float" office:value="961.1">
            <text:p>961.1</text:p>
          </table:table-cell>
          <table:table-cell table:formula="of:=[.S81]*1000000" office:value-type="float" office:value="0.00032162">
            <text:p>0.00032162</text:p>
          </table:table-cell>
          <table:table-cell table:formula="of:=[.T81]*1000000" office:value-type="float" office:value="2.4672">
            <text:p>2.4672</text:p>
          </table:table-cell>
          <table:table-cell table:formula="of:=[.U81]*1000000" office:value-type="float" office:value="-0.000000000005606">
            <text:p>-5.606E-012</text:p>
          </table:table-cell>
          <table:table-cell table:formula="of:=[.V81]*1000000" office:value-type="float" office:value="0.000000095596">
            <text:p>9.5596E-008</text:p>
          </table:table-cell>
          <table:table-cell table:formula="of:=[.W81]*1000000" office:value-type="float" office:value="309.55">
            <text:p>309.55</text:p>
          </table:table-cell>
          <table:table-cell table:formula="of:=[.X81]*1000000" office:value-type="float" office:value="95.778">
            <text:p>95.778</text:p>
          </table:table-cell>
          <table:table-cell table:formula="of:=[.Y81]*1000000" office:value-type="float" office:value="961.12">
            <text:p>961.12</text:p>
          </table:table-cell>
          <table:table-cell table:formula="of:=[.Z81]*1000000" office:value-type="float" office:value="20.021">
            <text:p>20.021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-0.00000000000097787">
            <text:p>-9.7787E-013</text:p>
          </table:table-cell>
          <table:table-cell table:formula="of:=[.AC81]*1000000" office:value-type="float" office:value="0.000000095596">
            <text:p>9.5596E-008</text:p>
          </table:table-cell>
          <table:table-cell office:value-type="float" office:value="0.00030955">
            <text:p>0.00030955</text:p>
          </table:table-cell>
          <table:table-cell table:style-name="ce1" office:value-type="string">
            <text:p>9.5833e-05</text:p>
          </table:table-cell>
          <table:table-cell office:value-type="float" office:value="0.0009611">
            <text:p>0.0009611</text:p>
          </table:table-cell>
          <table:table-cell table:style-name="ce1" office:value-type="string">
            <text:p>3.2162e-10</text:p>
          </table:table-cell>
          <table:table-cell table:style-name="ce1" office:value-type="string">
            <text:p>2.4672e-06</text:p>
          </table:table-cell>
          <table:table-cell table:style-name="ce1" office:value-type="string">
            <text:p>-5.606e-18</text:p>
          </table:table-cell>
          <table:table-cell table:style-name="ce1" office:value-type="string">
            <text:p>9.5596e-14</text:p>
          </table:table-cell>
          <table:table-cell office:value-type="float" office:value="0.00030955">
            <text:p>0.00030955</text:p>
          </table:table-cell>
          <table:table-cell table:style-name="ce1" office:value-type="string">
            <text:p>9.5778e-05</text:p>
          </table:table-cell>
          <table:table-cell office:value-type="float" office:value="0.00096112">
            <text:p>0.00096112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9.7787e-19</text:p>
          </table:table-cell>
          <table:table-cell table:style-name="ce1" office:value-type="string">
            <text:p>9.5596e-14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305.28">
            <text:p>305.28</text:p>
          </table:table-cell>
          <table:table-cell table:formula="of:=[.Q82]*1000000" office:value-type="float" office:value="94.667">
            <text:p>94.667</text:p>
          </table:table-cell>
          <table:table-cell table:formula="of:=[.R82]*1000000" office:value-type="float" office:value="966.63">
            <text:p>966.63</text:p>
          </table:table-cell>
          <table:table-cell table:formula="of:=[.S82]*1000000" office:value-type="float" office:value="0.000307">
            <text:p>0.000307</text:p>
          </table:table-cell>
          <table:table-cell table:formula="of:=[.T82]*1000000" office:value-type="float" office:value="2.49">
            <text:p>2.49</text:p>
          </table:table-cell>
          <table:table-cell table:formula="of:=[.U82]*1000000" office:value-type="float" office:value="-0.0000000000073999">
            <text:p>-7.3999E-012</text:p>
          </table:table-cell>
          <table:table-cell table:formula="of:=[.V82]*1000000" office:value-type="float" office:value="0.000000092746">
            <text:p>9.2746E-008</text:p>
          </table:table-cell>
          <table:table-cell table:formula="of:=[.W82]*1000000" office:value-type="float" office:value="305.28">
            <text:p>305.28</text:p>
          </table:table-cell>
          <table:table-cell table:formula="of:=[.X82]*1000000" office:value-type="float" office:value="94.612">
            <text:p>94.612</text:p>
          </table:table-cell>
          <table:table-cell table:formula="of:=[.Y82]*1000000" office:value-type="float" office:value="966.65">
            <text:p>966.65</text:p>
          </table:table-cell>
          <table:table-cell table:formula="of:=[.Z82]*1000000" office:value-type="float" office:value="20.021">
            <text:p>20.021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-0.00000000000081871">
            <text:p>-8.1871E-013</text:p>
          </table:table-cell>
          <table:table-cell table:formula="of:=[.AC82]*1000000" office:value-type="float" office:value="0.000000092746">
            <text:p>9.2746E-008</text:p>
          </table:table-cell>
          <table:table-cell office:value-type="float" office:value="0.00030528">
            <text:p>0.00030528</text:p>
          </table:table-cell>
          <table:table-cell table:style-name="ce1" office:value-type="string">
            <text:p>9.4667e-05</text:p>
          </table:table-cell>
          <table:table-cell office:value-type="float" office:value="0.00096663">
            <text:p>0.00096663</text:p>
          </table:table-cell>
          <table:table-cell table:style-name="ce1" office:value-type="string">
            <text:p>3.07e-10</text:p>
          </table:table-cell>
          <table:table-cell table:style-name="ce1" office:value-type="string">
            <text:p>2.49e-06</text:p>
          </table:table-cell>
          <table:table-cell table:style-name="ce1" office:value-type="string">
            <text:p>-7.3999e-18</text:p>
          </table:table-cell>
          <table:table-cell table:style-name="ce1" office:value-type="string">
            <text:p>9.2746e-14</text:p>
          </table:table-cell>
          <table:table-cell office:value-type="float" office:value="0.00030528">
            <text:p>0.00030528</text:p>
          </table:table-cell>
          <table:table-cell table:style-name="ce1" office:value-type="string">
            <text:p>9.4612e-05</text:p>
          </table:table-cell>
          <table:table-cell office:value-type="float" office:value="0.00096665">
            <text:p>0.00096665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8.1871e-19</text:p>
          </table:table-cell>
          <table:table-cell table:style-name="ce1" office:value-type="string">
            <text:p>9.2746e-14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301.07">
            <text:p>301.07</text:p>
          </table:table-cell>
          <table:table-cell table:formula="of:=[.Q83]*1000000" office:value-type="float" office:value="93.514">
            <text:p>93.514</text:p>
          </table:table-cell>
          <table:table-cell table:formula="of:=[.R83]*1000000" office:value-type="float" office:value="972.09">
            <text:p>972.09</text:p>
          </table:table-cell>
          <table:table-cell table:formula="of:=[.S83]*1000000" office:value-type="float" office:value="0.00029303">
            <text:p>0.00029303</text:p>
          </table:table-cell>
          <table:table-cell table:formula="of:=[.T83]*1000000" office:value-type="float" office:value="2.5127">
            <text:p>2.5127</text:p>
          </table:table-cell>
          <table:table-cell table:formula="of:=[.U83]*1000000" office:value-type="float" office:value="-0.0000000000047615">
            <text:p>-4.7615E-012</text:p>
          </table:table-cell>
          <table:table-cell table:formula="of:=[.V83]*1000000" office:value-type="float" office:value="0.000000089984">
            <text:p>0.00000009</text:p>
          </table:table-cell>
          <table:table-cell table:formula="of:=[.W83]*1000000" office:value-type="float" office:value="301.07">
            <text:p>301.07</text:p>
          </table:table-cell>
          <table:table-cell table:formula="of:=[.X83]*1000000" office:value-type="float" office:value="93.459">
            <text:p>93.459</text:p>
          </table:table-cell>
          <table:table-cell table:formula="of:=[.Y83]*1000000" office:value-type="float" office:value="972.1">
            <text:p>972.1</text:p>
          </table:table-cell>
          <table:table-cell table:formula="of:=[.Z83]*1000000" office:value-type="float" office:value="20.021">
            <text:p>20.021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-0.0000000000010978">
            <text:p>-1.0978E-012</text:p>
          </table:table-cell>
          <table:table-cell table:formula="of:=[.AC83]*1000000" office:value-type="float" office:value="0.000000089984">
            <text:p>0.00000009</text:p>
          </table:table-cell>
          <table:table-cell office:value-type="float" office:value="0.00030107">
            <text:p>0.00030107</text:p>
          </table:table-cell>
          <table:table-cell table:style-name="ce1" office:value-type="string">
            <text:p>9.3514e-05</text:p>
          </table:table-cell>
          <table:table-cell office:value-type="float" office:value="0.00097209">
            <text:p>0.00097209</text:p>
          </table:table-cell>
          <table:table-cell table:style-name="ce1" office:value-type="string">
            <text:p>2.9303e-10</text:p>
          </table:table-cell>
          <table:table-cell table:style-name="ce1" office:value-type="string">
            <text:p>2.5127e-06</text:p>
          </table:table-cell>
          <table:table-cell table:style-name="ce1" office:value-type="string">
            <text:p>-4.7615e-18</text:p>
          </table:table-cell>
          <table:table-cell table:style-name="ce1" office:value-type="string">
            <text:p>8.9984e-14</text:p>
          </table:table-cell>
          <table:table-cell office:value-type="float" office:value="0.00030107">
            <text:p>0.00030107</text:p>
          </table:table-cell>
          <table:table-cell table:style-name="ce1" office:value-type="string">
            <text:p>9.3459e-05</text:p>
          </table:table-cell>
          <table:table-cell office:value-type="float" office:value="0.0009721">
            <text:p>0.0009721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978e-18</text:p>
          </table:table-cell>
          <table:table-cell table:style-name="ce1" office:value-type="string">
            <text:p>8.9984e-14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296.93">
            <text:p>296.93</text:p>
          </table:table-cell>
          <table:table-cell table:formula="of:=[.Q84]*1000000" office:value-type="float" office:value="92.373">
            <text:p>92.373</text:p>
          </table:table-cell>
          <table:table-cell table:formula="of:=[.R84]*1000000" office:value-type="float" office:value="977.47">
            <text:p>977.47</text:p>
          </table:table-cell>
          <table:table-cell table:formula="of:=[.S84]*1000000" office:value-type="float" office:value="0.00027969">
            <text:p>0.00027969</text:p>
          </table:table-cell>
          <table:table-cell table:formula="of:=[.T84]*1000000" office:value-type="float" office:value="2.5352">
            <text:p>2.5352</text:p>
          </table:table-cell>
          <table:table-cell table:formula="of:=[.U84]*1000000" office:value-type="float" office:value="-0.0000000000054645">
            <text:p>-5.4645E-012</text:p>
          </table:table-cell>
          <table:table-cell table:formula="of:=[.V84]*1000000" office:value-type="float" office:value="0.000000087306">
            <text:p>8.7306E-008</text:p>
          </table:table-cell>
          <table:table-cell table:formula="of:=[.W84]*1000000" office:value-type="float" office:value="296.93">
            <text:p>296.93</text:p>
          </table:table-cell>
          <table:table-cell table:formula="of:=[.X84]*1000000" office:value-type="float" office:value="92.318">
            <text:p>92.318</text:p>
          </table:table-cell>
          <table:table-cell table:formula="of:=[.Y84]*1000000" office:value-type="float" office:value="977.48">
            <text:p>977.48</text:p>
          </table:table-cell>
          <table:table-cell table:formula="of:=[.Z84]*1000000" office:value-type="float" office:value="20.021">
            <text:p>20.021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-0.00000000000047522">
            <text:p>-4.7522E-013</text:p>
          </table:table-cell>
          <table:table-cell table:formula="of:=[.AC84]*1000000" office:value-type="float" office:value="0.000000087307">
            <text:p>8.7307E-008</text:p>
          </table:table-cell>
          <table:table-cell office:value-type="float" office:value="0.00029693">
            <text:p>0.00029693</text:p>
          </table:table-cell>
          <table:table-cell table:style-name="ce1" office:value-type="string">
            <text:p>9.2373e-05</text:p>
          </table:table-cell>
          <table:table-cell office:value-type="float" office:value="0.00097747">
            <text:p>0.00097747</text:p>
          </table:table-cell>
          <table:table-cell table:style-name="ce1" office:value-type="string">
            <text:p>2.7969e-10</text:p>
          </table:table-cell>
          <table:table-cell table:style-name="ce1" office:value-type="string">
            <text:p>2.5352e-06</text:p>
          </table:table-cell>
          <table:table-cell table:style-name="ce1" office:value-type="string">
            <text:p>-5.4645e-18</text:p>
          </table:table-cell>
          <table:table-cell table:style-name="ce1" office:value-type="string">
            <text:p>8.7306e-14</text:p>
          </table:table-cell>
          <table:table-cell office:value-type="float" office:value="0.00029693">
            <text:p>0.00029693</text:p>
          </table:table-cell>
          <table:table-cell table:style-name="ce1" office:value-type="string">
            <text:p>9.2318e-05</text:p>
          </table:table-cell>
          <table:table-cell office:value-type="float" office:value="0.00097748">
            <text:p>0.00097748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522e-19</text:p>
          </table:table-cell>
          <table:table-cell table:style-name="ce1" office:value-type="string">
            <text:p>8.7307e-14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292.84">
            <text:p>292.84</text:p>
          </table:table-cell>
          <table:table-cell table:formula="of:=[.Q85]*1000000" office:value-type="float" office:value="91.243">
            <text:p>91.243</text:p>
          </table:table-cell>
          <table:table-cell table:formula="of:=[.R85]*1000000" office:value-type="float" office:value="982.77">
            <text:p>982.77</text:p>
          </table:table-cell>
          <table:table-cell table:formula="of:=[.S85]*1000000" office:value-type="float" office:value="0.00026695">
            <text:p>0.00026695</text:p>
          </table:table-cell>
          <table:table-cell table:formula="of:=[.T85]*1000000" office:value-type="float" office:value="2.5578">
            <text:p>2.5578</text:p>
          </table:table-cell>
          <table:table-cell table:formula="of:=[.U85]*1000000" office:value-type="float" office:value="-0.0000000000049764">
            <text:p>-4.9764E-012</text:p>
          </table:table-cell>
          <table:table-cell table:formula="of:=[.V85]*1000000" office:value-type="float" office:value="0.000000084711">
            <text:p>8.4711E-008</text:p>
          </table:table-cell>
          <table:table-cell table:formula="of:=[.W85]*1000000" office:value-type="float" office:value="292.84">
            <text:p>292.84</text:p>
          </table:table-cell>
          <table:table-cell table:formula="of:=[.X85]*1000000" office:value-type="float" office:value="91.189">
            <text:p>91.189</text:p>
          </table:table-cell>
          <table:table-cell table:formula="of:=[.Y85]*1000000" office:value-type="float" office:value="982.78">
            <text:p>982.78</text:p>
          </table:table-cell>
          <table:table-cell table:formula="of:=[.Z85]*1000000" office:value-type="float" office:value="20.021">
            <text:p>20.021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-0.00000000000029915">
            <text:p>-2.9915E-013</text:p>
          </table:table-cell>
          <table:table-cell table:formula="of:=[.AC85]*1000000" office:value-type="float" office:value="0.000000084712">
            <text:p>8.4712E-008</text:p>
          </table:table-cell>
          <table:table-cell office:value-type="float" office:value="0.00029284">
            <text:p>0.00029284</text:p>
          </table:table-cell>
          <table:table-cell table:style-name="ce1" office:value-type="string">
            <text:p>9.1243e-05</text:p>
          </table:table-cell>
          <table:table-cell office:value-type="float" office:value="0.00098277">
            <text:p>0.00098277</text:p>
          </table:table-cell>
          <table:table-cell table:style-name="ce1" office:value-type="string">
            <text:p>2.6695e-10</text:p>
          </table:table-cell>
          <table:table-cell table:style-name="ce1" office:value-type="string">
            <text:p>2.5578e-06</text:p>
          </table:table-cell>
          <table:table-cell table:style-name="ce1" office:value-type="string">
            <text:p>-4.9764e-18</text:p>
          </table:table-cell>
          <table:table-cell table:style-name="ce1" office:value-type="string">
            <text:p>8.4711e-14</text:p>
          </table:table-cell>
          <table:table-cell office:value-type="float" office:value="0.00029284">
            <text:p>0.00029284</text:p>
          </table:table-cell>
          <table:table-cell table:style-name="ce1" office:value-type="string">
            <text:p>9.1189e-05</text:p>
          </table:table-cell>
          <table:table-cell office:value-type="float" office:value="0.00098278">
            <text:p>0.00098278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915e-19</text:p>
          </table:table-cell>
          <table:table-cell table:style-name="ce1" office:value-type="string">
            <text:p>8.4712e-14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288.82">
            <text:p>288.82</text:p>
          </table:table-cell>
          <table:table-cell table:formula="of:=[.Q86]*1000000" office:value-type="float" office:value="90.126">
            <text:p>90.126</text:p>
          </table:table-cell>
          <table:table-cell table:formula="of:=[.R86]*1000000" office:value-type="float" office:value="988">
            <text:p>988</text:p>
          </table:table-cell>
          <table:table-cell table:formula="of:=[.S86]*1000000" office:value-type="float" office:value="0.00025478">
            <text:p>0.00025478</text:p>
          </table:table-cell>
          <table:table-cell table:formula="of:=[.T86]*1000000" office:value-type="float" office:value="2.5802">
            <text:p>2.5802</text:p>
          </table:table-cell>
          <table:table-cell table:formula="of:=[.U86]*1000000" office:value-type="float" office:value="-0.0000000000055352">
            <text:p>-5.5352E-012</text:p>
          </table:table-cell>
          <table:table-cell table:formula="of:=[.V86]*1000000" office:value-type="float" office:value="0.000000082196">
            <text:p>8.2196E-008</text:p>
          </table:table-cell>
          <table:table-cell table:formula="of:=[.W86]*1000000" office:value-type="float" office:value="288.82">
            <text:p>288.82</text:p>
          </table:table-cell>
          <table:table-cell table:formula="of:=[.X86]*1000000" office:value-type="float" office:value="90.071">
            <text:p>90.071</text:p>
          </table:table-cell>
          <table:table-cell table:formula="of:=[.Y86]*1000000" office:value-type="float" office:value="988.01">
            <text:p>988.01</text:p>
          </table:table-cell>
          <table:table-cell table:formula="of:=[.Z86]*1000000" office:value-type="float" office:value="20.021">
            <text:p>20.021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010607">
            <text:p>-1.0607E-012</text:p>
          </table:table-cell>
          <table:table-cell table:formula="of:=[.AC86]*1000000" office:value-type="float" office:value="0.000000082197">
            <text:p>8.2197E-008</text:p>
          </table:table-cell>
          <table:table-cell office:value-type="float" office:value="0.00028882">
            <text:p>0.00028882</text:p>
          </table:table-cell>
          <table:table-cell table:style-name="ce1" office:value-type="string">
            <text:p>9.0126e-05</text:p>
          </table:table-cell>
          <table:table-cell office:value-type="float" office:value="0.000988">
            <text:p>0.000988</text:p>
          </table:table-cell>
          <table:table-cell table:style-name="ce1" office:value-type="string">
            <text:p>2.5478e-10</text:p>
          </table:table-cell>
          <table:table-cell table:style-name="ce1" office:value-type="string">
            <text:p>2.5802e-06</text:p>
          </table:table-cell>
          <table:table-cell table:style-name="ce1" office:value-type="string">
            <text:p>-5.5352e-18</text:p>
          </table:table-cell>
          <table:table-cell table:style-name="ce1" office:value-type="string">
            <text:p>8.2196e-14</text:p>
          </table:table-cell>
          <table:table-cell office:value-type="float" office:value="0.00028882">
            <text:p>0.00028882</text:p>
          </table:table-cell>
          <table:table-cell table:style-name="ce1" office:value-type="string">
            <text:p>9.0071e-05</text:p>
          </table:table-cell>
          <table:table-cell office:value-type="float" office:value="0.00098801">
            <text:p>0.00098801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607e-18</text:p>
          </table:table-cell>
          <table:table-cell table:style-name="ce1" office:value-type="string">
            <text:p>8.2197e-14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284.85">
            <text:p>284.85</text:p>
          </table:table-cell>
          <table:table-cell table:formula="of:=[.Q87]*1000000" office:value-type="float" office:value="89.02">
            <text:p>89.02</text:p>
          </table:table-cell>
          <table:table-cell table:formula="of:=[.R87]*1000000" office:value-type="float" office:value="993.16">
            <text:p>993.16</text:p>
          </table:table-cell>
          <table:table-cell table:formula="of:=[.S87]*1000000" office:value-type="float" office:value="0.00024315">
            <text:p>0.00024315</text:p>
          </table:table-cell>
          <table:table-cell table:formula="of:=[.T87]*1000000" office:value-type="float" office:value="2.6025">
            <text:p>2.6025</text:p>
          </table:table-cell>
          <table:table-cell table:formula="of:=[.U87]*1000000" office:value-type="float" office:value="-0.0000000000046617">
            <text:p>-4.6617E-012</text:p>
          </table:table-cell>
          <table:table-cell table:formula="of:=[.V87]*1000000" office:value-type="float" office:value="0.000000079758">
            <text:p>7.9758E-008</text:p>
          </table:table-cell>
          <table:table-cell table:formula="of:=[.W87]*1000000" office:value-type="float" office:value="284.85">
            <text:p>284.85</text:p>
          </table:table-cell>
          <table:table-cell table:formula="of:=[.X87]*1000000" office:value-type="float" office:value="88.966">
            <text:p>88.966</text:p>
          </table:table-cell>
          <table:table-cell table:formula="of:=[.Y87]*1000000" office:value-type="float" office:value="993.17">
            <text:p>993.17</text:p>
          </table:table-cell>
          <table:table-cell table:formula="of:=[.Z87]*1000000" office:value-type="float" office:value="20.021">
            <text:p>20.021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-0.0000000000010195">
            <text:p>-1.0195E-012</text:p>
          </table:table-cell>
          <table:table-cell table:formula="of:=[.AC87]*1000000" office:value-type="float" office:value="0.000000079759">
            <text:p>7.9759E-008</text:p>
          </table:table-cell>
          <table:table-cell office:value-type="float" office:value="0.00028485">
            <text:p>0.00028485</text:p>
          </table:table-cell>
          <table:table-cell table:style-name="ce1" office:value-type="string">
            <text:p>8.902e-05</text:p>
          </table:table-cell>
          <table:table-cell office:value-type="float" office:value="0.00099316">
            <text:p>0.00099316</text:p>
          </table:table-cell>
          <table:table-cell table:style-name="ce1" office:value-type="string">
            <text:p>2.4315e-10</text:p>
          </table:table-cell>
          <table:table-cell table:style-name="ce1" office:value-type="string">
            <text:p>2.6025e-06</text:p>
          </table:table-cell>
          <table:table-cell table:style-name="ce1" office:value-type="string">
            <text:p>-4.6617e-18</text:p>
          </table:table-cell>
          <table:table-cell table:style-name="ce1" office:value-type="string">
            <text:p>7.9758e-14</text:p>
          </table:table-cell>
          <table:table-cell office:value-type="float" office:value="0.00028485">
            <text:p>0.00028485</text:p>
          </table:table-cell>
          <table:table-cell table:style-name="ce1" office:value-type="string">
            <text:p>8.8966e-05</text:p>
          </table:table-cell>
          <table:table-cell office:value-type="float" office:value="0.00099317">
            <text:p>0.00099317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195e-18</text:p>
          </table:table-cell>
          <table:table-cell table:style-name="ce1" office:value-type="string">
            <text:p>7.9759e-14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280.94">
            <text:p>280.94</text:p>
          </table:table-cell>
          <table:table-cell table:formula="of:=[.Q88]*1000000" office:value-type="float" office:value="87.926">
            <text:p>87.926</text:p>
          </table:table-cell>
          <table:table-cell table:formula="of:=[.R88]*1000000" office:value-type="float" office:value="998.25">
            <text:p>998.25</text:p>
          </table:table-cell>
          <table:table-cell table:formula="of:=[.S88]*1000000" office:value-type="float" office:value="0.00023204">
            <text:p>0.00023204</text:p>
          </table:table-cell>
          <table:table-cell table:formula="of:=[.T88]*1000000" office:value-type="float" office:value="2.6248">
            <text:p>2.6248</text:p>
          </table:table-cell>
          <table:table-cell table:formula="of:=[.U88]*1000000" office:value-type="float" office:value="-0.0000000000051548">
            <text:p>-5.1548E-012</text:p>
          </table:table-cell>
          <table:table-cell table:formula="of:=[.V88]*1000000" office:value-type="float" office:value="0.000000077395">
            <text:p>7.7395E-008</text:p>
          </table:table-cell>
          <table:table-cell table:formula="of:=[.W88]*1000000" office:value-type="float" office:value="280.94">
            <text:p>280.94</text:p>
          </table:table-cell>
          <table:table-cell table:formula="of:=[.X88]*1000000" office:value-type="float" office:value="87.872">
            <text:p>87.872</text:p>
          </table:table-cell>
          <table:table-cell table:formula="of:=[.Y88]*1000000" office:value-type="float" office:value="998.26">
            <text:p>998.26</text:p>
          </table:table-cell>
          <table:table-cell table:formula="of:=[.Z88]*1000000" office:value-type="float" office:value="20.021">
            <text:p>20.021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-0.0000000000017719">
            <text:p>-1.7719E-012</text:p>
          </table:table-cell>
          <table:table-cell table:formula="of:=[.AC88]*1000000" office:value-type="float" office:value="0.000000077396">
            <text:p>7.7396E-008</text:p>
          </table:table-cell>
          <table:table-cell office:value-type="float" office:value="0.00028094">
            <text:p>0.00028094</text:p>
          </table:table-cell>
          <table:table-cell table:style-name="ce1" office:value-type="string">
            <text:p>8.7926e-05</text:p>
          </table:table-cell>
          <table:table-cell office:value-type="float" office:value="0.00099825">
            <text:p>0.00099825</text:p>
          </table:table-cell>
          <table:table-cell table:style-name="ce1" office:value-type="string">
            <text:p>2.3204e-10</text:p>
          </table:table-cell>
          <table:table-cell table:style-name="ce1" office:value-type="string">
            <text:p>2.6248e-06</text:p>
          </table:table-cell>
          <table:table-cell table:style-name="ce1" office:value-type="string">
            <text:p>-5.1548e-18</text:p>
          </table:table-cell>
          <table:table-cell table:style-name="ce1" office:value-type="string">
            <text:p>7.7395e-14</text:p>
          </table:table-cell>
          <table:table-cell office:value-type="float" office:value="0.00028094">
            <text:p>0.00028094</text:p>
          </table:table-cell>
          <table:table-cell table:style-name="ce1" office:value-type="string">
            <text:p>8.7872e-05</text:p>
          </table:table-cell>
          <table:table-cell office:value-type="float" office:value="0.00099826">
            <text:p>0.00099826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719e-18</text:p>
          </table:table-cell>
          <table:table-cell table:style-name="ce1" office:value-type="string">
            <text:p>7.7396e-14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277.09">
            <text:p>277.09</text:p>
          </table:table-cell>
          <table:table-cell table:formula="of:=[.Q89]*1000000" office:value-type="float" office:value="86.844">
            <text:p>86.844</text:p>
          </table:table-cell>
          <table:table-cell table:formula="of:=[.R89]*1000000" office:value-type="float" office:value="1003.3">
            <text:p>1003.3</text:p>
          </table:table-cell>
          <table:table-cell table:formula="of:=[.S89]*1000000" office:value-type="float" office:value="0.00022142">
            <text:p>0.00022142</text:p>
          </table:table-cell>
          <table:table-cell table:formula="of:=[.T89]*1000000" office:value-type="float" office:value="2.6469">
            <text:p>2.6469</text:p>
          </table:table-cell>
          <table:table-cell table:formula="of:=[.U89]*1000000" office:value-type="float" office:value="-0.0000000000043073">
            <text:p>-4.3073E-012</text:p>
          </table:table-cell>
          <table:table-cell table:formula="of:=[.V89]*1000000" office:value-type="float" office:value="0.000000075105">
            <text:p>7.5105E-008</text:p>
          </table:table-cell>
          <table:table-cell table:formula="of:=[.W89]*1000000" office:value-type="float" office:value="277.09">
            <text:p>277.09</text:p>
          </table:table-cell>
          <table:table-cell table:formula="of:=[.X89]*1000000" office:value-type="float" office:value="86.79">
            <text:p>86.79</text:p>
          </table:table-cell>
          <table:table-cell table:formula="of:=[.Y89]*1000000" office:value-type="float" office:value="1003.3">
            <text:p>1003.3</text:p>
          </table:table-cell>
          <table:table-cell table:formula="of:=[.Z89]*1000000" office:value-type="float" office:value="20.021">
            <text:p>20.021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-0.0000000000011194">
            <text:p>-1.1194E-012</text:p>
          </table:table-cell>
          <table:table-cell table:formula="of:=[.AC89]*1000000" office:value-type="float" office:value="0.000000075105">
            <text:p>7.5105E-008</text:p>
          </table:table-cell>
          <table:table-cell office:value-type="float" office:value="0.00027709">
            <text:p>0.00027709</text:p>
          </table:table-cell>
          <table:table-cell table:style-name="ce1" office:value-type="string">
            <text:p>8.6844e-05</text:p>
          </table:table-cell>
          <table:table-cell office:value-type="float" office:value="0.0010033">
            <text:p>0.0010033</text:p>
          </table:table-cell>
          <table:table-cell table:style-name="ce1" office:value-type="string">
            <text:p>2.2142e-10</text:p>
          </table:table-cell>
          <table:table-cell table:style-name="ce1" office:value-type="string">
            <text:p>2.6469e-06</text:p>
          </table:table-cell>
          <table:table-cell table:style-name="ce1" office:value-type="string">
            <text:p>-4.3073e-18</text:p>
          </table:table-cell>
          <table:table-cell table:style-name="ce1" office:value-type="string">
            <text:p>7.5105e-14</text:p>
          </table:table-cell>
          <table:table-cell office:value-type="float" office:value="0.00027709">
            <text:p>0.00027709</text:p>
          </table:table-cell>
          <table:table-cell table:style-name="ce1" office:value-type="string">
            <text:p>8.679e-05</text:p>
          </table:table-cell>
          <table:table-cell office:value-type="float" office:value="0.0010033">
            <text:p>0.0010033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194e-18</text:p>
          </table:table-cell>
          <table:table-cell table:style-name="ce1" office:value-type="string">
            <text:p>7.5105e-14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273.29">
            <text:p>273.29</text:p>
          </table:table-cell>
          <table:table-cell table:formula="of:=[.Q90]*1000000" office:value-type="float" office:value="85.773">
            <text:p>85.773</text:p>
          </table:table-cell>
          <table:table-cell table:formula="of:=[.R90]*1000000" office:value-type="float" office:value="1008.2">
            <text:p>1008.2</text:p>
          </table:table-cell>
          <table:table-cell table:formula="of:=[.S90]*1000000" office:value-type="float" office:value="0.00021128">
            <text:p>0.00021128</text:p>
          </table:table-cell>
          <table:table-cell table:formula="of:=[.T90]*1000000" office:value-type="float" office:value="2.669">
            <text:p>2.669</text:p>
          </table:table-cell>
          <table:table-cell table:formula="of:=[.U90]*1000000" office:value-type="float" office:value="-0.0000000000043129">
            <text:p>-4.3129E-012</text:p>
          </table:table-cell>
          <table:table-cell table:formula="of:=[.V90]*1000000" office:value-type="float" office:value="0.000000072885">
            <text:p>7.2885E-008</text:p>
          </table:table-cell>
          <table:table-cell table:formula="of:=[.W90]*1000000" office:value-type="float" office:value="273.29">
            <text:p>273.29</text:p>
          </table:table-cell>
          <table:table-cell table:formula="of:=[.X90]*1000000" office:value-type="float" office:value="85.719">
            <text:p>85.719</text:p>
          </table:table-cell>
          <table:table-cell table:formula="of:=[.Y90]*1000000" office:value-type="float" office:value="1008.2">
            <text:p>1008.2</text:p>
          </table:table-cell>
          <table:table-cell table:formula="of:=[.Z90]*1000000" office:value-type="float" office:value="20.021">
            <text:p>20.021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-0.0000000000013233">
            <text:p>-1.3233E-012</text:p>
          </table:table-cell>
          <table:table-cell table:formula="of:=[.AC90]*1000000" office:value-type="float" office:value="0.000000072885">
            <text:p>7.2885E-008</text:p>
          </table:table-cell>
          <table:table-cell office:value-type="float" office:value="0.00027329">
            <text:p>0.00027329</text:p>
          </table:table-cell>
          <table:table-cell table:style-name="ce1" office:value-type="string">
            <text:p>8.5773e-05</text:p>
          </table:table-cell>
          <table:table-cell office:value-type="float" office:value="0.0010082">
            <text:p>0.0010082</text:p>
          </table:table-cell>
          <table:table-cell table:style-name="ce1" office:value-type="string">
            <text:p>2.1128e-10</text:p>
          </table:table-cell>
          <table:table-cell table:style-name="ce1" office:value-type="string">
            <text:p>2.669e-06</text:p>
          </table:table-cell>
          <table:table-cell table:style-name="ce1" office:value-type="string">
            <text:p>-4.3129e-18</text:p>
          </table:table-cell>
          <table:table-cell table:style-name="ce1" office:value-type="string">
            <text:p>7.2885e-14</text:p>
          </table:table-cell>
          <table:table-cell office:value-type="float" office:value="0.00027329">
            <text:p>0.00027329</text:p>
          </table:table-cell>
          <table:table-cell table:style-name="ce1" office:value-type="string">
            <text:p>8.5719e-05</text:p>
          </table:table-cell>
          <table:table-cell office:value-type="float" office:value="0.0010082">
            <text:p>0.0010082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233e-18</text:p>
          </table:table-cell>
          <table:table-cell table:style-name="ce1" office:value-type="string">
            <text:p>7.2885e-14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269.55">
            <text:p>269.55</text:p>
          </table:table-cell>
          <table:table-cell table:formula="of:=[.Q91]*1000000" office:value-type="float" office:value="84.713">
            <text:p>84.713</text:p>
          </table:table-cell>
          <table:table-cell table:formula="of:=[.R91]*1000000" office:value-type="float" office:value="1013.1">
            <text:p>1013.1</text:p>
          </table:table-cell>
          <table:table-cell table:formula="of:=[.S91]*1000000" office:value-type="float" office:value="0.00020158">
            <text:p>0.00020158</text:p>
          </table:table-cell>
          <table:table-cell table:formula="of:=[.T91]*1000000" office:value-type="float" office:value="2.691">
            <text:p>2.691</text:p>
          </table:table-cell>
          <table:table-cell table:formula="of:=[.U91]*1000000" office:value-type="float" office:value="-0.00000000000449">
            <text:p>-4.49E-012</text:p>
          </table:table-cell>
          <table:table-cell table:formula="of:=[.V91]*1000000" office:value-type="float" office:value="0.000000070733">
            <text:p>7.0733E-008</text:p>
          </table:table-cell>
          <table:table-cell table:formula="of:=[.W91]*1000000" office:value-type="float" office:value="269.55">
            <text:p>269.55</text:p>
          </table:table-cell>
          <table:table-cell table:formula="of:=[.X91]*1000000" office:value-type="float" office:value="84.659">
            <text:p>84.659</text:p>
          </table:table-cell>
          <table:table-cell table:formula="of:=[.Y91]*1000000" office:value-type="float" office:value="1013.1">
            <text:p>1013.1</text:p>
          </table:table-cell>
          <table:table-cell table:formula="of:=[.Z91]*1000000" office:value-type="float" office:value="20.021">
            <text:p>20.021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-0.0000000000011508">
            <text:p>-1.1508E-012</text:p>
          </table:table-cell>
          <table:table-cell table:formula="of:=[.AC91]*1000000" office:value-type="float" office:value="0.000000070733">
            <text:p>7.0733E-008</text:p>
          </table:table-cell>
          <table:table-cell office:value-type="float" office:value="0.00026955">
            <text:p>0.00026955</text:p>
          </table:table-cell>
          <table:table-cell table:style-name="ce1" office:value-type="string">
            <text:p>8.4713e-05</text:p>
          </table:table-cell>
          <table:table-cell office:value-type="float" office:value="0.0010131">
            <text:p>0.0010131</text:p>
          </table:table-cell>
          <table:table-cell table:style-name="ce1" office:value-type="string">
            <text:p>2.0158e-10</text:p>
          </table:table-cell>
          <table:table-cell table:style-name="ce1" office:value-type="string">
            <text:p>2.691e-06</text:p>
          </table:table-cell>
          <table:table-cell table:style-name="ce1" office:value-type="string">
            <text:p>-4.49e-18</text:p>
          </table:table-cell>
          <table:table-cell table:style-name="ce1" office:value-type="string">
            <text:p>7.0733e-14</text:p>
          </table:table-cell>
          <table:table-cell office:value-type="float" office:value="0.00026955">
            <text:p>0.00026955</text:p>
          </table:table-cell>
          <table:table-cell table:style-name="ce1" office:value-type="string">
            <text:p>8.4659e-05</text:p>
          </table:table-cell>
          <table:table-cell office:value-type="float" office:value="0.0010131">
            <text:p>0.0010131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508e-18</text:p>
          </table:table-cell>
          <table:table-cell table:style-name="ce1" office:value-type="string">
            <text:p>7.0733e-14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265.87">
            <text:p>265.87</text:p>
          </table:table-cell>
          <table:table-cell table:formula="of:=[.Q92]*1000000" office:value-type="float" office:value="83.665">
            <text:p>83.665</text:p>
          </table:table-cell>
          <table:table-cell table:formula="of:=[.R92]*1000000" office:value-type="float" office:value="1017.9">
            <text:p>1017.9</text:p>
          </table:table-cell>
          <table:table-cell table:formula="of:=[.S92]*1000000" office:value-type="float" office:value="0.00019232">
            <text:p>0.00019232</text:p>
          </table:table-cell>
          <table:table-cell table:formula="of:=[.T92]*1000000" office:value-type="float" office:value="2.7129">
            <text:p>2.7129</text:p>
          </table:table-cell>
          <table:table-cell table:formula="of:=[.U92]*1000000" office:value-type="float" office:value="-0.0000000000055578">
            <text:p>-5.5578E-012</text:p>
          </table:table-cell>
          <table:table-cell table:formula="of:=[.V92]*1000000" office:value-type="float" office:value="0.000000068647">
            <text:p>6.8647E-008</text:p>
          </table:table-cell>
          <table:table-cell table:formula="of:=[.W92]*1000000" office:value-type="float" office:value="265.86">
            <text:p>265.86</text:p>
          </table:table-cell>
          <table:table-cell table:formula="of:=[.X92]*1000000" office:value-type="float" office:value="83.612">
            <text:p>83.612</text:p>
          </table:table-cell>
          <table:table-cell table:formula="of:=[.Y92]*1000000" office:value-type="float" office:value="1017.9">
            <text:p>1017.9</text:p>
          </table:table-cell>
          <table:table-cell table:formula="of:=[.Z92]*1000000" office:value-type="float" office:value="20.021">
            <text:p>20.021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-0.0000000000012893">
            <text:p>-1.2893E-012</text:p>
          </table:table-cell>
          <table:table-cell table:formula="of:=[.AC92]*1000000" office:value-type="float" office:value="0.000000068647">
            <text:p>6.8647E-008</text:p>
          </table:table-cell>
          <table:table-cell office:value-type="float" office:value="0.00026587">
            <text:p>0.00026587</text:p>
          </table:table-cell>
          <table:table-cell table:style-name="ce1" office:value-type="string">
            <text:p>8.3665e-05</text:p>
          </table:table-cell>
          <table:table-cell office:value-type="float" office:value="0.0010179">
            <text:p>0.0010179</text:p>
          </table:table-cell>
          <table:table-cell table:style-name="ce1" office:value-type="string">
            <text:p>1.9232e-10</text:p>
          </table:table-cell>
          <table:table-cell table:style-name="ce1" office:value-type="string">
            <text:p>2.7129e-06</text:p>
          </table:table-cell>
          <table:table-cell table:style-name="ce1" office:value-type="string">
            <text:p>-5.5578e-18</text:p>
          </table:table-cell>
          <table:table-cell table:style-name="ce1" office:value-type="string">
            <text:p>6.8647e-14</text:p>
          </table:table-cell>
          <table:table-cell office:value-type="float" office:value="0.00026586">
            <text:p>0.00026586</text:p>
          </table:table-cell>
          <table:table-cell table:style-name="ce1" office:value-type="string">
            <text:p>8.3612e-05</text:p>
          </table:table-cell>
          <table:table-cell office:value-type="float" office:value="0.0010179">
            <text:p>0.0010179</text:p>
          </table:table-cell>
          <table:table-cell table:style-name="ce1" office:value-type="string">
            <text:p>2.002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893e-18</text:p>
          </table:table-cell>
          <table:table-cell table:style-name="ce1" office:value-type="string">
            <text:p>6.8647e-14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262.23">
            <text:p>262.23</text:p>
          </table:table-cell>
          <table:table-cell table:formula="of:=[.Q93]*1000000" office:value-type="float" office:value="82.629">
            <text:p>82.629</text:p>
          </table:table-cell>
          <table:table-cell table:formula="of:=[.R93]*1000000" office:value-type="float" office:value="1022.7">
            <text:p>1022.7</text:p>
          </table:table-cell>
          <table:table-cell table:formula="of:=[.S93]*1000000" office:value-type="float" office:value="0.00018347">
            <text:p>0.00018347</text:p>
          </table:table-cell>
          <table:table-cell table:formula="of:=[.T93]*1000000" office:value-type="float" office:value="2.7347">
            <text:p>2.7347</text:p>
          </table:table-cell>
          <table:table-cell table:formula="of:=[.U93]*1000000" office:value-type="float" office:value="-0.0000000000032936">
            <text:p>-3.2936E-012</text:p>
          </table:table-cell>
          <table:table-cell table:formula="of:=[.V93]*1000000" office:value-type="float" office:value="0.000000066625">
            <text:p>6.6625E-008</text:p>
          </table:table-cell>
          <table:table-cell table:formula="of:=[.W93]*1000000" office:value-type="float" office:value="262.23">
            <text:p>262.23</text:p>
          </table:table-cell>
          <table:table-cell table:formula="of:=[.X93]*1000000" office:value-type="float" office:value="82.575">
            <text:p>82.575</text:p>
          </table:table-cell>
          <table:table-cell table:formula="of:=[.Y93]*1000000" office:value-type="float" office:value="1022.7">
            <text:p>1022.7</text:p>
          </table:table-cell>
          <table:table-cell table:formula="of:=[.Z93]*1000000" office:value-type="float" office:value="20.02">
            <text:p>20.02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0.0000000000016575">
            <text:p>1.6575E-012</text:p>
          </table:table-cell>
          <table:table-cell table:formula="of:=[.AC93]*1000000" office:value-type="float" office:value="0.000000066625">
            <text:p>6.6625E-008</text:p>
          </table:table-cell>
          <table:table-cell office:value-type="float" office:value="0.00026223">
            <text:p>0.00026223</text:p>
          </table:table-cell>
          <table:table-cell table:style-name="ce1" office:value-type="string">
            <text:p>8.2629e-05</text:p>
          </table:table-cell>
          <table:table-cell office:value-type="float" office:value="0.0010227">
            <text:p>0.0010227</text:p>
          </table:table-cell>
          <table:table-cell table:style-name="ce1" office:value-type="string">
            <text:p>1.8347e-10</text:p>
          </table:table-cell>
          <table:table-cell table:style-name="ce1" office:value-type="string">
            <text:p>2.7347e-06</text:p>
          </table:table-cell>
          <table:table-cell table:style-name="ce1" office:value-type="string">
            <text:p>-3.2936e-18</text:p>
          </table:table-cell>
          <table:table-cell table:style-name="ce1" office:value-type="string">
            <text:p>6.6625e-14</text:p>
          </table:table-cell>
          <table:table-cell office:value-type="float" office:value="0.00026223">
            <text:p>0.00026223</text:p>
          </table:table-cell>
          <table:table-cell table:style-name="ce1" office:value-type="string">
            <text:p>8.2575e-05</text:p>
          </table:table-cell>
          <table:table-cell office:value-type="float" office:value="0.0010227">
            <text:p>0.0010227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6575e-18</text:p>
          </table:table-cell>
          <table:table-cell table:style-name="ce1" office:value-type="string">
            <text:p>6.6625e-14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258.65">
            <text:p>258.65</text:p>
          </table:table-cell>
          <table:table-cell table:formula="of:=[.Q94]*1000000" office:value-type="float" office:value="81.603">
            <text:p>81.603</text:p>
          </table:table-cell>
          <table:table-cell table:formula="of:=[.R94]*1000000" office:value-type="float" office:value="1027.3">
            <text:p>1027.3</text:p>
          </table:table-cell>
          <table:table-cell table:formula="of:=[.S94]*1000000" office:value-type="float" office:value="0.00017501">
            <text:p>0.00017501</text:p>
          </table:table-cell>
          <table:table-cell table:formula="of:=[.T94]*1000000" office:value-type="float" office:value="2.7564">
            <text:p>2.7564</text:p>
          </table:table-cell>
          <table:table-cell table:formula="of:=[.U94]*1000000" office:value-type="float" office:value="-0.0000000000040677">
            <text:p>-4.0677E-012</text:p>
          </table:table-cell>
          <table:table-cell table:formula="of:=[.V94]*1000000" office:value-type="float" office:value="0.000000064665">
            <text:p>6.4665E-008</text:p>
          </table:table-cell>
          <table:table-cell table:formula="of:=[.W94]*1000000" office:value-type="float" office:value="258.65">
            <text:p>258.65</text:p>
          </table:table-cell>
          <table:table-cell table:formula="of:=[.X94]*1000000" office:value-type="float" office:value="81.55">
            <text:p>81.55</text:p>
          </table:table-cell>
          <table:table-cell table:formula="of:=[.Y94]*1000000" office:value-type="float" office:value="1027.3">
            <text:p>1027.3</text:p>
          </table:table-cell>
          <table:table-cell table:formula="of:=[.Z94]*1000000" office:value-type="float" office:value="20.02">
            <text:p>20.02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-0.00000000000027866">
            <text:p>-2.7866E-013</text:p>
          </table:table-cell>
          <table:table-cell table:formula="of:=[.AC94]*1000000" office:value-type="float" office:value="0.000000064666">
            <text:p>6.4666E-008</text:p>
          </table:table-cell>
          <table:table-cell office:value-type="float" office:value="0.00025865">
            <text:p>0.00025865</text:p>
          </table:table-cell>
          <table:table-cell table:style-name="ce1" office:value-type="string">
            <text:p>8.1603e-05</text:p>
          </table:table-cell>
          <table:table-cell office:value-type="float" office:value="0.0010273">
            <text:p>0.0010273</text:p>
          </table:table-cell>
          <table:table-cell table:style-name="ce1" office:value-type="string">
            <text:p>1.7501e-10</text:p>
          </table:table-cell>
          <table:table-cell table:style-name="ce1" office:value-type="string">
            <text:p>2.7564e-06</text:p>
          </table:table-cell>
          <table:table-cell table:style-name="ce1" office:value-type="string">
            <text:p>-4.0677e-18</text:p>
          </table:table-cell>
          <table:table-cell table:style-name="ce1" office:value-type="string">
            <text:p>6.4665e-14</text:p>
          </table:table-cell>
          <table:table-cell office:value-type="float" office:value="0.00025865">
            <text:p>0.00025865</text:p>
          </table:table-cell>
          <table:table-cell table:style-name="ce1" office:value-type="string">
            <text:p>8.155e-05</text:p>
          </table:table-cell>
          <table:table-cell office:value-type="float" office:value="0.0010273">
            <text:p>0.0010273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866e-19</text:p>
          </table:table-cell>
          <table:table-cell table:style-name="ce1" office:value-type="string">
            <text:p>6.4666e-14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255.12">
            <text:p>255.12</text:p>
          </table:table-cell>
          <table:table-cell table:formula="of:=[.Q95]*1000000" office:value-type="float" office:value="80.589">
            <text:p>80.589</text:p>
          </table:table-cell>
          <table:table-cell table:formula="of:=[.R95]*1000000" office:value-type="float" office:value="1032">
            <text:p>1032</text:p>
          </table:table-cell>
          <table:table-cell table:formula="of:=[.S95]*1000000" office:value-type="float" office:value="0.00016693">
            <text:p>0.00016693</text:p>
          </table:table-cell>
          <table:table-cell table:formula="of:=[.T95]*1000000" office:value-type="float" office:value="2.778">
            <text:p>2.778</text:p>
          </table:table-cell>
          <table:table-cell table:formula="of:=[.U95]*1000000" office:value-type="float" office:value="-0.0000000000036956">
            <text:p>-3.6956E-012</text:p>
          </table:table-cell>
          <table:table-cell table:formula="of:=[.V95]*1000000" office:value-type="float" office:value="0.000000062765">
            <text:p>6.2765E-008</text:p>
          </table:table-cell>
          <table:table-cell table:formula="of:=[.W95]*1000000" office:value-type="float" office:value="255.12">
            <text:p>255.12</text:p>
          </table:table-cell>
          <table:table-cell table:formula="of:=[.X95]*1000000" office:value-type="float" office:value="80.536">
            <text:p>80.536</text:p>
          </table:table-cell>
          <table:table-cell table:formula="of:=[.Y95]*1000000" office:value-type="float" office:value="1032">
            <text:p>1032</text:p>
          </table:table-cell>
          <table:table-cell table:formula="of:=[.Z95]*1000000" office:value-type="float" office:value="20.02">
            <text:p>20.02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0.00000000000037976">
            <text:p>3.7976E-013</text:p>
          </table:table-cell>
          <table:table-cell table:formula="of:=[.AC95]*1000000" office:value-type="float" office:value="0.000000062766">
            <text:p>6.2766E-008</text:p>
          </table:table-cell>
          <table:table-cell office:value-type="float" office:value="0.00025512">
            <text:p>0.00025512</text:p>
          </table:table-cell>
          <table:table-cell table:style-name="ce1" office:value-type="string">
            <text:p>8.0589e-05</text:p>
          </table:table-cell>
          <table:table-cell office:value-type="float" office:value="0.001032">
            <text:p>0.001032</text:p>
          </table:table-cell>
          <table:table-cell table:style-name="ce1" office:value-type="string">
            <text:p>1.6693e-10</text:p>
          </table:table-cell>
          <table:table-cell table:style-name="ce1" office:value-type="string">
            <text:p>2.778e-06</text:p>
          </table:table-cell>
          <table:table-cell table:style-name="ce1" office:value-type="string">
            <text:p>-3.6956e-18</text:p>
          </table:table-cell>
          <table:table-cell table:style-name="ce1" office:value-type="string">
            <text:p>6.2765e-14</text:p>
          </table:table-cell>
          <table:table-cell office:value-type="float" office:value="0.00025512">
            <text:p>0.00025512</text:p>
          </table:table-cell>
          <table:table-cell table:style-name="ce1" office:value-type="string">
            <text:p>8.0536e-05</text:p>
          </table:table-cell>
          <table:table-cell office:value-type="float" office:value="0.001032">
            <text:p>0.001032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3.7976e-19</text:p>
          </table:table-cell>
          <table:table-cell table:style-name="ce1" office:value-type="string">
            <text:p>6.2766e-14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251.64">
            <text:p>251.64</text:p>
          </table:table-cell>
          <table:table-cell table:formula="of:=[.Q96]*1000000" office:value-type="float" office:value="79.586">
            <text:p>79.586</text:p>
          </table:table-cell>
          <table:table-cell table:formula="of:=[.R96]*1000000" office:value-type="float" office:value="1036.5">
            <text:p>1036.5</text:p>
          </table:table-cell>
          <table:table-cell table:formula="of:=[.S96]*1000000" office:value-type="float" office:value="0.0001592">
            <text:p>0.0001592</text:p>
          </table:table-cell>
          <table:table-cell table:formula="of:=[.T96]*1000000" office:value-type="float" office:value="2.7996">
            <text:p>2.7996</text:p>
          </table:table-cell>
          <table:table-cell table:formula="of:=[.U96]*1000000" office:value-type="float" office:value="-0.0000000000033093">
            <text:p>-3.3093E-012</text:p>
          </table:table-cell>
          <table:table-cell table:formula="of:=[.V96]*1000000" office:value-type="float" office:value="0.000000060924">
            <text:p>6.0924E-008</text:p>
          </table:table-cell>
          <table:table-cell table:formula="of:=[.W96]*1000000" office:value-type="float" office:value="251.64">
            <text:p>251.64</text:p>
          </table:table-cell>
          <table:table-cell table:formula="of:=[.X96]*1000000" office:value-type="float" office:value="79.533">
            <text:p>79.533</text:p>
          </table:table-cell>
          <table:table-cell table:formula="of:=[.Y96]*1000000" office:value-type="float" office:value="1036.5">
            <text:p>1036.5</text:p>
          </table:table-cell>
          <table:table-cell table:formula="of:=[.Z96]*1000000" office:value-type="float" office:value="20.02">
            <text:p>20.02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-0.00000000000096513">
            <text:p>-9.6513E-013</text:p>
          </table:table-cell>
          <table:table-cell table:formula="of:=[.AC96]*1000000" office:value-type="float" office:value="0.000000060924">
            <text:p>6.0924E-008</text:p>
          </table:table-cell>
          <table:table-cell office:value-type="float" office:value="0.00025164">
            <text:p>0.00025164</text:p>
          </table:table-cell>
          <table:table-cell table:style-name="ce1" office:value-type="string">
            <text:p>7.9586e-05</text:p>
          </table:table-cell>
          <table:table-cell office:value-type="float" office:value="0.0010365">
            <text:p>0.0010365</text:p>
          </table:table-cell>
          <table:table-cell table:style-name="ce1" office:value-type="string">
            <text:p>1.592e-10</text:p>
          </table:table-cell>
          <table:table-cell table:style-name="ce1" office:value-type="string">
            <text:p>2.7996e-06</text:p>
          </table:table-cell>
          <table:table-cell table:style-name="ce1" office:value-type="string">
            <text:p>-3.3093e-18</text:p>
          </table:table-cell>
          <table:table-cell table:style-name="ce1" office:value-type="string">
            <text:p>6.0924e-14</text:p>
          </table:table-cell>
          <table:table-cell office:value-type="float" office:value="0.00025164">
            <text:p>0.00025164</text:p>
          </table:table-cell>
          <table:table-cell table:style-name="ce1" office:value-type="string">
            <text:p>7.9533e-05</text:p>
          </table:table-cell>
          <table:table-cell office:value-type="float" office:value="0.0010365">
            <text:p>0.0010365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9.6513e-19</text:p>
          </table:table-cell>
          <table:table-cell table:style-name="ce1" office:value-type="string">
            <text:p>6.0924e-14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248.22">
            <text:p>248.22</text:p>
          </table:table-cell>
          <table:table-cell table:formula="of:=[.Q97]*1000000" office:value-type="float" office:value="78.594">
            <text:p>78.594</text:p>
          </table:table-cell>
          <table:table-cell table:formula="of:=[.R97]*1000000" office:value-type="float" office:value="1041">
            <text:p>1041</text:p>
          </table:table-cell>
          <table:table-cell table:formula="of:=[.S97]*1000000" office:value-type="float" office:value="0.00015182">
            <text:p>0.00015182</text:p>
          </table:table-cell>
          <table:table-cell table:formula="of:=[.T97]*1000000" office:value-type="float" office:value="2.821">
            <text:p>2.821</text:p>
          </table:table-cell>
          <table:table-cell table:formula="of:=[.U97]*1000000" office:value-type="float" office:value="-0.0000000000054541">
            <text:p>-5.4541E-012</text:p>
          </table:table-cell>
          <table:table-cell table:formula="of:=[.V97]*1000000" office:value-type="float" office:value="0.000000059139">
            <text:p>5.9139E-008</text:p>
          </table:table-cell>
          <table:table-cell table:formula="of:=[.W97]*1000000" office:value-type="float" office:value="248.22">
            <text:p>248.22</text:p>
          </table:table-cell>
          <table:table-cell table:formula="of:=[.X97]*1000000" office:value-type="float" office:value="78.541">
            <text:p>78.541</text:p>
          </table:table-cell>
          <table:table-cell table:formula="of:=[.Y97]*1000000" office:value-type="float" office:value="1041">
            <text:p>1041</text:p>
          </table:table-cell>
          <table:table-cell table:formula="of:=[.Z97]*1000000" office:value-type="float" office:value="20.02">
            <text:p>20.02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0009091">
            <text:p>9.091E-014</text:p>
          </table:table-cell>
          <table:table-cell table:formula="of:=[.AC97]*1000000" office:value-type="float" office:value="0.000000059139">
            <text:p>5.9139E-008</text:p>
          </table:table-cell>
          <table:table-cell office:value-type="float" office:value="0.00024822">
            <text:p>0.00024822</text:p>
          </table:table-cell>
          <table:table-cell table:style-name="ce1" office:value-type="string">
            <text:p>7.8594e-05</text:p>
          </table:table-cell>
          <table:table-cell office:value-type="float" office:value="0.001041">
            <text:p>0.001041</text:p>
          </table:table-cell>
          <table:table-cell table:style-name="ce1" office:value-type="string">
            <text:p>1.5182e-10</text:p>
          </table:table-cell>
          <table:table-cell table:style-name="ce1" office:value-type="string">
            <text:p>2.821e-06</text:p>
          </table:table-cell>
          <table:table-cell table:style-name="ce1" office:value-type="string">
            <text:p>-5.4541e-18</text:p>
          </table:table-cell>
          <table:table-cell table:style-name="ce1" office:value-type="string">
            <text:p>5.9139e-14</text:p>
          </table:table-cell>
          <table:table-cell office:value-type="float" office:value="0.00024822">
            <text:p>0.00024822</text:p>
          </table:table-cell>
          <table:table-cell table:style-name="ce1" office:value-type="string">
            <text:p>7.8541e-05</text:p>
          </table:table-cell>
          <table:table-cell office:value-type="float" office:value="0.001041">
            <text:p>0.001041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9.091e-20</text:p>
          </table:table-cell>
          <table:table-cell table:style-name="ce1" office:value-type="string">
            <text:p>5.9139e-14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244.84">
            <text:p>244.84</text:p>
          </table:table-cell>
          <table:table-cell table:formula="of:=[.Q98]*1000000" office:value-type="float" office:value="77.613">
            <text:p>77.613</text:p>
          </table:table-cell>
          <table:table-cell table:formula="of:=[.R98]*1000000" office:value-type="float" office:value="1045.4">
            <text:p>1045.4</text:p>
          </table:table-cell>
          <table:table-cell table:formula="of:=[.S98]*1000000" office:value-type="float" office:value="0.00014476">
            <text:p>0.00014476</text:p>
          </table:table-cell>
          <table:table-cell table:formula="of:=[.T98]*1000000" office:value-type="float" office:value="2.8423">
            <text:p>2.8423</text:p>
          </table:table-cell>
          <table:table-cell table:formula="of:=[.U98]*1000000" office:value-type="float" office:value="-0.0000000000045943">
            <text:p>-4.5943E-012</text:p>
          </table:table-cell>
          <table:table-cell table:formula="of:=[.V98]*1000000" office:value-type="float" office:value="0.000000057408">
            <text:p>5.7408E-008</text:p>
          </table:table-cell>
          <table:table-cell table:formula="of:=[.W98]*1000000" office:value-type="float" office:value="244.84">
            <text:p>244.84</text:p>
          </table:table-cell>
          <table:table-cell table:formula="of:=[.X98]*1000000" office:value-type="float" office:value="77.561">
            <text:p>77.561</text:p>
          </table:table-cell>
          <table:table-cell table:formula="of:=[.Y98]*1000000" office:value-type="float" office:value="1045.4">
            <text:p>1045.4</text:p>
          </table:table-cell>
          <table:table-cell table:formula="of:=[.Z98]*1000000" office:value-type="float" office:value="20.02">
            <text:p>20.02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-0.00000000000073242">
            <text:p>-7.3242E-013</text:p>
          </table:table-cell>
          <table:table-cell table:formula="of:=[.AC98]*1000000" office:value-type="float" office:value="0.000000057408">
            <text:p>5.7408E-008</text:p>
          </table:table-cell>
          <table:table-cell office:value-type="float" office:value="0.00024484">
            <text:p>0.00024484</text:p>
          </table:table-cell>
          <table:table-cell table:style-name="ce1" office:value-type="string">
            <text:p>7.7613e-05</text:p>
          </table:table-cell>
          <table:table-cell office:value-type="float" office:value="0.0010454">
            <text:p>0.0010454</text:p>
          </table:table-cell>
          <table:table-cell table:style-name="ce1" office:value-type="string">
            <text:p>1.4476e-10</text:p>
          </table:table-cell>
          <table:table-cell table:style-name="ce1" office:value-type="string">
            <text:p>2.8423e-06</text:p>
          </table:table-cell>
          <table:table-cell table:style-name="ce1" office:value-type="string">
            <text:p>-4.5943e-18</text:p>
          </table:table-cell>
          <table:table-cell table:style-name="ce1" office:value-type="string">
            <text:p>5.7408e-14</text:p>
          </table:table-cell>
          <table:table-cell office:value-type="float" office:value="0.00024484">
            <text:p>0.00024484</text:p>
          </table:table-cell>
          <table:table-cell table:style-name="ce1" office:value-type="string">
            <text:p>7.7561e-05</text:p>
          </table:table-cell>
          <table:table-cell office:value-type="float" office:value="0.0010454">
            <text:p>0.001045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7.3242e-19</text:p>
          </table:table-cell>
          <table:table-cell table:style-name="ce1" office:value-type="string">
            <text:p>5.7408e-14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241.51">
            <text:p>241.51</text:p>
          </table:table-cell>
          <table:table-cell table:formula="of:=[.Q99]*1000000" office:value-type="float" office:value="76.643">
            <text:p>76.643</text:p>
          </table:table-cell>
          <table:table-cell table:formula="of:=[.R99]*1000000" office:value-type="float" office:value="1049.8">
            <text:p>1049.8</text:p>
          </table:table-cell>
          <table:table-cell table:formula="of:=[.S99]*1000000" office:value-type="float" office:value="0.00013802">
            <text:p>0.00013802</text:p>
          </table:table-cell>
          <table:table-cell table:formula="of:=[.T99]*1000000" office:value-type="float" office:value="2.8636">
            <text:p>2.8636</text:p>
          </table:table-cell>
          <table:table-cell table:formula="of:=[.U99]*1000000" office:value-type="float" office:value="-0.0000000000042407">
            <text:p>-4.2407E-012</text:p>
          </table:table-cell>
          <table:table-cell table:formula="of:=[.V99]*1000000" office:value-type="float" office:value="0.000000055731">
            <text:p>5.5731E-008</text:p>
          </table:table-cell>
          <table:table-cell table:formula="of:=[.W99]*1000000" office:value-type="float" office:value="241.51">
            <text:p>241.51</text:p>
          </table:table-cell>
          <table:table-cell table:formula="of:=[.X99]*1000000" office:value-type="float" office:value="76.591">
            <text:p>76.591</text:p>
          </table:table-cell>
          <table:table-cell table:formula="of:=[.Y99]*1000000" office:value-type="float" office:value="1049.8">
            <text:p>1049.8</text:p>
          </table:table-cell>
          <table:table-cell table:formula="of:=[.Z99]*1000000" office:value-type="float" office:value="20.02">
            <text:p>20.02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-0.00000000000015415">
            <text:p>-1.5415E-013</text:p>
          </table:table-cell>
          <table:table-cell table:formula="of:=[.AC99]*1000000" office:value-type="float" office:value="0.000000055731">
            <text:p>5.5731E-008</text:p>
          </table:table-cell>
          <table:table-cell office:value-type="float" office:value="0.00024151">
            <text:p>0.00024151</text:p>
          </table:table-cell>
          <table:table-cell table:style-name="ce1" office:value-type="string">
            <text:p>7.6643e-05</text:p>
          </table:table-cell>
          <table:table-cell office:value-type="float" office:value="0.0010498">
            <text:p>0.0010498</text:p>
          </table:table-cell>
          <table:table-cell table:style-name="ce1" office:value-type="string">
            <text:p>1.3802e-10</text:p>
          </table:table-cell>
          <table:table-cell table:style-name="ce1" office:value-type="string">
            <text:p>2.8636e-06</text:p>
          </table:table-cell>
          <table:table-cell table:style-name="ce1" office:value-type="string">
            <text:p>-4.2407e-18</text:p>
          </table:table-cell>
          <table:table-cell table:style-name="ce1" office:value-type="string">
            <text:p>5.5731e-14</text:p>
          </table:table-cell>
          <table:table-cell office:value-type="float" office:value="0.00024151">
            <text:p>0.00024151</text:p>
          </table:table-cell>
          <table:table-cell table:style-name="ce1" office:value-type="string">
            <text:p>7.6591e-05</text:p>
          </table:table-cell>
          <table:table-cell office:value-type="float" office:value="0.0010498">
            <text:p>0.0010498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415e-19</text:p>
          </table:table-cell>
          <table:table-cell table:style-name="ce1" office:value-type="string">
            <text:p>5.5731e-14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238.23">
            <text:p>238.23</text:p>
          </table:table-cell>
          <table:table-cell table:formula="of:=[.Q100]*1000000" office:value-type="float" office:value="75.684">
            <text:p>75.684</text:p>
          </table:table-cell>
          <table:table-cell table:formula="of:=[.R100]*1000000" office:value-type="float" office:value="1054.1">
            <text:p>1054.1</text:p>
          </table:table-cell>
          <table:table-cell table:formula="of:=[.S100]*1000000" office:value-type="float" office:value="0.00013157">
            <text:p>0.00013157</text:p>
          </table:table-cell>
          <table:table-cell table:formula="of:=[.T100]*1000000" office:value-type="float" office:value="2.8847">
            <text:p>2.8847</text:p>
          </table:table-cell>
          <table:table-cell table:formula="of:=[.U100]*1000000" office:value-type="float" office:value="-0.0000000000026628">
            <text:p>-2.6628E-012</text:p>
          </table:table-cell>
          <table:table-cell table:formula="of:=[.V100]*1000000" office:value-type="float" office:value="0.000000054105">
            <text:p>5.4105E-008</text:p>
          </table:table-cell>
          <table:table-cell table:formula="of:=[.W100]*1000000" office:value-type="float" office:value="238.23">
            <text:p>238.23</text:p>
          </table:table-cell>
          <table:table-cell table:formula="of:=[.X100]*1000000" office:value-type="float" office:value="75.632">
            <text:p>75.632</text:p>
          </table:table-cell>
          <table:table-cell table:formula="of:=[.Y100]*1000000" office:value-type="float" office:value="1054.1">
            <text:p>1054.1</text:p>
          </table:table-cell>
          <table:table-cell table:formula="of:=[.Z100]*1000000" office:value-type="float" office:value="20.02">
            <text:p>20.02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0.0000000000012693">
            <text:p>1.2693E-012</text:p>
          </table:table-cell>
          <table:table-cell table:formula="of:=[.AC100]*1000000" office:value-type="float" office:value="0.000000054105">
            <text:p>5.4105E-008</text:p>
          </table:table-cell>
          <table:table-cell office:value-type="float" office:value="0.00023823">
            <text:p>0.00023823</text:p>
          </table:table-cell>
          <table:table-cell table:style-name="ce1" office:value-type="string">
            <text:p>7.5684e-05</text:p>
          </table:table-cell>
          <table:table-cell office:value-type="float" office:value="0.0010541">
            <text:p>0.0010541</text:p>
          </table:table-cell>
          <table:table-cell table:style-name="ce1" office:value-type="string">
            <text:p>1.3157e-10</text:p>
          </table:table-cell>
          <table:table-cell table:style-name="ce1" office:value-type="string">
            <text:p>2.8847e-06</text:p>
          </table:table-cell>
          <table:table-cell table:style-name="ce1" office:value-type="string">
            <text:p>-2.6628e-18</text:p>
          </table:table-cell>
          <table:table-cell table:style-name="ce1" office:value-type="string">
            <text:p>5.4105e-14</text:p>
          </table:table-cell>
          <table:table-cell office:value-type="float" office:value="0.00023823">
            <text:p>0.00023823</text:p>
          </table:table-cell>
          <table:table-cell table:style-name="ce1" office:value-type="string">
            <text:p>7.5632e-05</text:p>
          </table:table-cell>
          <table:table-cell office:value-type="float" office:value="0.0010541">
            <text:p>0.0010541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2693e-18</text:p>
          </table:table-cell>
          <table:table-cell table:style-name="ce1" office:value-type="string">
            <text:p>5.4105e-14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235">
            <text:p>235</text:p>
          </table:table-cell>
          <table:table-cell table:formula="of:=[.Q101]*1000000" office:value-type="float" office:value="74.736">
            <text:p>74.736</text:p>
          </table:table-cell>
          <table:table-cell table:formula="of:=[.R101]*1000000" office:value-type="float" office:value="1058.3">
            <text:p>1058.3</text:p>
          </table:table-cell>
          <table:table-cell table:formula="of:=[.S101]*1000000" office:value-type="float" office:value="0.00012541">
            <text:p>0.00012541</text:p>
          </table:table-cell>
          <table:table-cell table:formula="of:=[.T101]*1000000" office:value-type="float" office:value="2.9058">
            <text:p>2.9058</text:p>
          </table:table-cell>
          <table:table-cell table:formula="of:=[.U101]*1000000" office:value-type="float" office:value="-0.0000000000024954">
            <text:p>-2.4954E-012</text:p>
          </table:table-cell>
          <table:table-cell table:formula="of:=[.V101]*1000000" office:value-type="float" office:value="0.000000052528">
            <text:p>5.2528E-008</text:p>
          </table:table-cell>
          <table:table-cell table:formula="of:=[.W101]*1000000" office:value-type="float" office:value="235">
            <text:p>235</text:p>
          </table:table-cell>
          <table:table-cell table:formula="of:=[.X101]*1000000" office:value-type="float" office:value="74.683">
            <text:p>74.683</text:p>
          </table:table-cell>
          <table:table-cell table:formula="of:=[.Y101]*1000000" office:value-type="float" office:value="1058.4">
            <text:p>1058.4</text:p>
          </table:table-cell>
          <table:table-cell table:formula="of:=[.Z101]*1000000" office:value-type="float" office:value="20.02">
            <text:p>20.02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-0.00000000000051454">
            <text:p>-5.1454E-013</text:p>
          </table:table-cell>
          <table:table-cell table:formula="of:=[.AC101]*1000000" office:value-type="float" office:value="0.000000052529">
            <text:p>5.2529E-008</text:p>
          </table:table-cell>
          <table:table-cell office:value-type="float" office:value="0.000235">
            <text:p>0.000235</text:p>
          </table:table-cell>
          <table:table-cell table:style-name="ce1" office:value-type="string">
            <text:p>7.4736e-05</text:p>
          </table:table-cell>
          <table:table-cell office:value-type="float" office:value="0.0010583">
            <text:p>0.0010583</text:p>
          </table:table-cell>
          <table:table-cell table:style-name="ce1" office:value-type="string">
            <text:p>1.2541e-10</text:p>
          </table:table-cell>
          <table:table-cell table:style-name="ce1" office:value-type="string">
            <text:p>2.9058e-06</text:p>
          </table:table-cell>
          <table:table-cell table:style-name="ce1" office:value-type="string">
            <text:p>-2.4954e-18</text:p>
          </table:table-cell>
          <table:table-cell table:style-name="ce1" office:value-type="string">
            <text:p>5.2528e-14</text:p>
          </table:table-cell>
          <table:table-cell office:value-type="float" office:value="0.000235">
            <text:p>0.000235</text:p>
          </table:table-cell>
          <table:table-cell table:style-name="ce1" office:value-type="string">
            <text:p>7.4683e-05</text:p>
          </table:table-cell>
          <table:table-cell office:value-type="float" office:value="0.0010584">
            <text:p>0.001058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454e-19</text:p>
          </table:table-cell>
          <table:table-cell table:style-name="ce1" office:value-type="string">
            <text:p>5.2529e-14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231.81">
            <text:p>231.81</text:p>
          </table:table-cell>
          <table:table-cell table:formula="of:=[.Q102]*1000000" office:value-type="float" office:value="73.798">
            <text:p>73.798</text:p>
          </table:table-cell>
          <table:table-cell table:formula="of:=[.R102]*1000000" office:value-type="float" office:value="1062.5">
            <text:p>1062.5</text:p>
          </table:table-cell>
          <table:table-cell table:formula="of:=[.S102]*1000000" office:value-type="float" office:value="0.00011953">
            <text:p>0.00011953</text:p>
          </table:table-cell>
          <table:table-cell table:formula="of:=[.T102]*1000000" office:value-type="float" office:value="2.9268">
            <text:p>2.9268</text:p>
          </table:table-cell>
          <table:table-cell table:formula="of:=[.U102]*1000000" office:value-type="float" office:value="-0.0000000000048176">
            <text:p>-4.8176E-012</text:p>
          </table:table-cell>
          <table:table-cell table:formula="of:=[.V102]*1000000" office:value-type="float" office:value="0.000000051">
            <text:p>0.000000051</text:p>
          </table:table-cell>
          <table:table-cell table:formula="of:=[.W102]*1000000" office:value-type="float" office:value="231.81">
            <text:p>231.81</text:p>
          </table:table-cell>
          <table:table-cell table:formula="of:=[.X102]*1000000" office:value-type="float" office:value="73.746">
            <text:p>73.746</text:p>
          </table:table-cell>
          <table:table-cell table:formula="of:=[.Y102]*1000000" office:value-type="float" office:value="1062.5">
            <text:p>1062.5</text:p>
          </table:table-cell>
          <table:table-cell table:formula="of:=[.Z102]*1000000" office:value-type="float" office:value="20.02">
            <text:p>20.02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-0.0000000000024067">
            <text:p>-2.4067E-012</text:p>
          </table:table-cell>
          <table:table-cell table:formula="of:=[.AC102]*1000000" office:value-type="float" office:value="0.000000051001">
            <text:p>0.000000051</text:p>
          </table:table-cell>
          <table:table-cell office:value-type="float" office:value="0.00023181">
            <text:p>0.00023181</text:p>
          </table:table-cell>
          <table:table-cell table:style-name="ce1" office:value-type="string">
            <text:p>7.3798e-05</text:p>
          </table:table-cell>
          <table:table-cell office:value-type="float" office:value="0.0010625">
            <text:p>0.0010625</text:p>
          </table:table-cell>
          <table:table-cell table:style-name="ce1" office:value-type="string">
            <text:p>1.1953e-10</text:p>
          </table:table-cell>
          <table:table-cell table:style-name="ce1" office:value-type="string">
            <text:p>2.9268e-06</text:p>
          </table:table-cell>
          <table:table-cell table:style-name="ce1" office:value-type="string">
            <text:p>-4.8176e-18</text:p>
          </table:table-cell>
          <table:table-cell table:style-name="ce1" office:value-type="string">
            <text:p>5.1e-14</text:p>
          </table:table-cell>
          <table:table-cell office:value-type="float" office:value="0.00023181">
            <text:p>0.00023181</text:p>
          </table:table-cell>
          <table:table-cell table:style-name="ce1" office:value-type="string">
            <text:p>7.3746e-05</text:p>
          </table:table-cell>
          <table:table-cell office:value-type="float" office:value="0.0010625">
            <text:p>0.0010625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067e-18</text:p>
          </table:table-cell>
          <table:table-cell table:style-name="ce1" office:value-type="string">
            <text:p>5.1001e-14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228.67">
            <text:p>228.67</text:p>
          </table:table-cell>
          <table:table-cell table:formula="of:=[.Q103]*1000000" office:value-type="float" office:value="72.871">
            <text:p>72.871</text:p>
          </table:table-cell>
          <table:table-cell table:formula="of:=[.R103]*1000000" office:value-type="float" office:value="1066.7">
            <text:p>1066.7</text:p>
          </table:table-cell>
          <table:table-cell table:formula="of:=[.S103]*1000000" office:value-type="float" office:value="0.00011391">
            <text:p>0.00011391</text:p>
          </table:table-cell>
          <table:table-cell table:formula="of:=[.T103]*1000000" office:value-type="float" office:value="2.9477">
            <text:p>2.9477</text:p>
          </table:table-cell>
          <table:table-cell table:formula="of:=[.U103]*1000000" office:value-type="float" office:value="-0.0000000000035264">
            <text:p>-3.5264E-012</text:p>
          </table:table-cell>
          <table:table-cell table:formula="of:=[.V103]*1000000" office:value-type="float" office:value="0.000000049519">
            <text:p>4.9519E-008</text:p>
          </table:table-cell>
          <table:table-cell table:formula="of:=[.W103]*1000000" office:value-type="float" office:value="228.67">
            <text:p>228.67</text:p>
          </table:table-cell>
          <table:table-cell table:formula="of:=[.X103]*1000000" office:value-type="float" office:value="72.819">
            <text:p>72.819</text:p>
          </table:table-cell>
          <table:table-cell table:formula="of:=[.Y103]*1000000" office:value-type="float" office:value="1066.7">
            <text:p>1066.7</text:p>
          </table:table-cell>
          <table:table-cell table:formula="of:=[.Z103]*1000000" office:value-type="float" office:value="20.02">
            <text:p>20.02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-0.0000000000012646">
            <text:p>-1.2646E-012</text:p>
          </table:table-cell>
          <table:table-cell table:formula="of:=[.AC103]*1000000" office:value-type="float" office:value="0.000000049519">
            <text:p>4.9519E-008</text:p>
          </table:table-cell>
          <table:table-cell office:value-type="float" office:value="0.00022867">
            <text:p>0.00022867</text:p>
          </table:table-cell>
          <table:table-cell table:style-name="ce1" office:value-type="string">
            <text:p>7.2871e-05</text:p>
          </table:table-cell>
          <table:table-cell office:value-type="float" office:value="0.0010667">
            <text:p>0.0010667</text:p>
          </table:table-cell>
          <table:table-cell table:style-name="ce1" office:value-type="string">
            <text:p>1.1391e-10</text:p>
          </table:table-cell>
          <table:table-cell table:style-name="ce1" office:value-type="string">
            <text:p>2.9477e-06</text:p>
          </table:table-cell>
          <table:table-cell table:style-name="ce1" office:value-type="string">
            <text:p>-3.5264e-18</text:p>
          </table:table-cell>
          <table:table-cell table:style-name="ce1" office:value-type="string">
            <text:p>4.9519e-14</text:p>
          </table:table-cell>
          <table:table-cell office:value-type="float" office:value="0.00022867">
            <text:p>0.00022867</text:p>
          </table:table-cell>
          <table:table-cell table:style-name="ce1" office:value-type="string">
            <text:p>7.2819e-05</text:p>
          </table:table-cell>
          <table:table-cell office:value-type="float" office:value="0.0010667">
            <text:p>0.0010667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646e-18</text:p>
          </table:table-cell>
          <table:table-cell table:style-name="ce1" office:value-type="string">
            <text:p>4.9519e-14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225.58">
            <text:p>225.58</text:p>
          </table:table-cell>
          <table:table-cell table:formula="of:=[.Q104]*1000000" office:value-type="float" office:value="71.954">
            <text:p>71.954</text:p>
          </table:table-cell>
          <table:table-cell table:formula="of:=[.R104]*1000000" office:value-type="float" office:value="1070.7">
            <text:p>1070.7</text:p>
          </table:table-cell>
          <table:table-cell table:formula="of:=[.S104]*1000000" office:value-type="float" office:value="0.00010853">
            <text:p>0.00010853</text:p>
          </table:table-cell>
          <table:table-cell table:formula="of:=[.T104]*1000000" office:value-type="float" office:value="2.9684">
            <text:p>2.9684</text:p>
          </table:table-cell>
          <table:table-cell table:formula="of:=[.U104]*1000000" office:value-type="float" office:value="-0.0000000000038937">
            <text:p>-3.8937E-012</text:p>
          </table:table-cell>
          <table:table-cell table:formula="of:=[.V104]*1000000" office:value-type="float" office:value="0.000000048083">
            <text:p>4.8083E-008</text:p>
          </table:table-cell>
          <table:table-cell table:formula="of:=[.W104]*1000000" office:value-type="float" office:value="225.58">
            <text:p>225.58</text:p>
          </table:table-cell>
          <table:table-cell table:formula="of:=[.X104]*1000000" office:value-type="float" office:value="71.902">
            <text:p>71.902</text:p>
          </table:table-cell>
          <table:table-cell table:formula="of:=[.Y104]*1000000" office:value-type="float" office:value="1070.7">
            <text:p>1070.7</text:p>
          </table:table-cell>
          <table:table-cell table:formula="of:=[.Z104]*1000000" office:value-type="float" office:value="20.02">
            <text:p>20.02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0018746">
            <text:p>1.8746E-013</text:p>
          </table:table-cell>
          <table:table-cell table:formula="of:=[.AC104]*1000000" office:value-type="float" office:value="0.000000048083">
            <text:p>4.8083E-008</text:p>
          </table:table-cell>
          <table:table-cell office:value-type="float" office:value="0.00022558">
            <text:p>0.00022558</text:p>
          </table:table-cell>
          <table:table-cell table:style-name="ce1" office:value-type="string">
            <text:p>7.1954e-05</text:p>
          </table:table-cell>
          <table:table-cell office:value-type="float" office:value="0.0010707">
            <text:p>0.0010707</text:p>
          </table:table-cell>
          <table:table-cell table:style-name="ce1" office:value-type="string">
            <text:p>1.0853e-10</text:p>
          </table:table-cell>
          <table:table-cell table:style-name="ce1" office:value-type="string">
            <text:p>2.9684e-06</text:p>
          </table:table-cell>
          <table:table-cell table:style-name="ce1" office:value-type="string">
            <text:p>-3.8937e-18</text:p>
          </table:table-cell>
          <table:table-cell table:style-name="ce1" office:value-type="string">
            <text:p>4.8083e-14</text:p>
          </table:table-cell>
          <table:table-cell office:value-type="float" office:value="0.00022558">
            <text:p>0.00022558</text:p>
          </table:table-cell>
          <table:table-cell table:style-name="ce1" office:value-type="string">
            <text:p>7.1902e-05</text:p>
          </table:table-cell>
          <table:table-cell office:value-type="float" office:value="0.0010707">
            <text:p>0.0010707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746e-19</text:p>
          </table:table-cell>
          <table:table-cell table:style-name="ce1" office:value-type="string">
            <text:p>4.8083e-14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222.53">
            <text:p>222.53</text:p>
          </table:table-cell>
          <table:table-cell table:formula="of:=[.Q105]*1000000" office:value-type="float" office:value="71.048">
            <text:p>71.048</text:p>
          </table:table-cell>
          <table:table-cell table:formula="of:=[.R105]*1000000" office:value-type="float" office:value="1074.8">
            <text:p>1074.8</text:p>
          </table:table-cell>
          <table:table-cell table:formula="of:=[.S105]*1000000" office:value-type="float" office:value="0.0001034">
            <text:p>0.0001034</text:p>
          </table:table-cell>
          <table:table-cell table:formula="of:=[.T105]*1000000" office:value-type="float" office:value="2.9891">
            <text:p>2.9891</text:p>
          </table:table-cell>
          <table:table-cell table:formula="of:=[.U105]*1000000" office:value-type="float" office:value="-0.000000000002433">
            <text:p>-2.433E-012</text:p>
          </table:table-cell>
          <table:table-cell table:formula="of:=[.V105]*1000000" office:value-type="float" office:value="0.000000046691">
            <text:p>4.6691E-008</text:p>
          </table:table-cell>
          <table:table-cell table:formula="of:=[.W105]*1000000" office:value-type="float" office:value="222.53">
            <text:p>222.53</text:p>
          </table:table-cell>
          <table:table-cell table:formula="of:=[.X105]*1000000" office:value-type="float" office:value="70.996">
            <text:p>70.996</text:p>
          </table:table-cell>
          <table:table-cell table:formula="of:=[.Y105]*1000000" office:value-type="float" office:value="1074.8">
            <text:p>1074.8</text:p>
          </table:table-cell>
          <table:table-cell table:formula="of:=[.Z105]*1000000" office:value-type="float" office:value="20.02">
            <text:p>20.02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-0.00000000000067798">
            <text:p>-6.7798E-013</text:p>
          </table:table-cell>
          <table:table-cell table:formula="of:=[.AC105]*1000000" office:value-type="float" office:value="0.000000046691">
            <text:p>4.6691E-008</text:p>
          </table:table-cell>
          <table:table-cell office:value-type="float" office:value="0.00022253">
            <text:p>0.00022253</text:p>
          </table:table-cell>
          <table:table-cell table:style-name="ce1" office:value-type="string">
            <text:p>7.1048e-05</text:p>
          </table:table-cell>
          <table:table-cell office:value-type="float" office:value="0.0010748">
            <text:p>0.0010748</text:p>
          </table:table-cell>
          <table:table-cell table:style-name="ce1" office:value-type="string">
            <text:p>1.034e-10</text:p>
          </table:table-cell>
          <table:table-cell table:style-name="ce1" office:value-type="string">
            <text:p>2.9891e-06</text:p>
          </table:table-cell>
          <table:table-cell table:style-name="ce1" office:value-type="string">
            <text:p>-2.433e-18</text:p>
          </table:table-cell>
          <table:table-cell table:style-name="ce1" office:value-type="string">
            <text:p>4.6691e-14</text:p>
          </table:table-cell>
          <table:table-cell office:value-type="float" office:value="0.00022253">
            <text:p>0.00022253</text:p>
          </table:table-cell>
          <table:table-cell table:style-name="ce1" office:value-type="string">
            <text:p>7.0996e-05</text:p>
          </table:table-cell>
          <table:table-cell office:value-type="float" office:value="0.0010748">
            <text:p>0.0010748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7798e-19</text:p>
          </table:table-cell>
          <table:table-cell table:style-name="ce1" office:value-type="string">
            <text:p>4.6691e-14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219.52">
            <text:p>219.52</text:p>
          </table:table-cell>
          <table:table-cell table:formula="of:=[.Q106]*1000000" office:value-type="float" office:value="70.152">
            <text:p>70.152</text:p>
          </table:table-cell>
          <table:table-cell table:formula="of:=[.R106]*1000000" office:value-type="float" office:value="1078.7">
            <text:p>1078.7</text:p>
          </table:table-cell>
          <table:table-cell table:formula="of:=[.S106]*1000000" office:value-type="float" office:value="0.00009849">
            <text:p>0.00009849</text:p>
          </table:table-cell>
          <table:table-cell table:formula="of:=[.T106]*1000000" office:value-type="float" office:value="3.0097">
            <text:p>3.0097</text:p>
          </table:table-cell>
          <table:table-cell table:formula="of:=[.U106]*1000000" office:value-type="float" office:value="-0.0000000000014484">
            <text:p>-1.4484E-012</text:p>
          </table:table-cell>
          <table:table-cell table:formula="of:=[.V106]*1000000" office:value-type="float" office:value="0.000000045342">
            <text:p>4.5342E-008</text:p>
          </table:table-cell>
          <table:table-cell table:formula="of:=[.W106]*1000000" office:value-type="float" office:value="219.52">
            <text:p>219.52</text:p>
          </table:table-cell>
          <table:table-cell table:formula="of:=[.X106]*1000000" office:value-type="float" office:value="70.1">
            <text:p>70.1</text:p>
          </table:table-cell>
          <table:table-cell table:formula="of:=[.Y106]*1000000" office:value-type="float" office:value="1078.7">
            <text:p>1078.7</text:p>
          </table:table-cell>
          <table:table-cell table:formula="of:=[.Z106]*1000000" office:value-type="float" office:value="20.02">
            <text:p>20.02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0082973">
            <text:p>-8.2973E-013</text:p>
          </table:table-cell>
          <table:table-cell table:formula="of:=[.AC106]*1000000" office:value-type="float" office:value="0.000000045342">
            <text:p>4.5342E-008</text:p>
          </table:table-cell>
          <table:table-cell office:value-type="float" office:value="0.00021952">
            <text:p>0.00021952</text:p>
          </table:table-cell>
          <table:table-cell table:style-name="ce1" office:value-type="string">
            <text:p>7.0152e-05</text:p>
          </table:table-cell>
          <table:table-cell office:value-type="float" office:value="0.0010787">
            <text:p>0.0010787</text:p>
          </table:table-cell>
          <table:table-cell table:style-name="ce1" office:value-type="string">
            <text:p>9.849e-11</text:p>
          </table:table-cell>
          <table:table-cell table:style-name="ce1" office:value-type="string">
            <text:p>3.0097e-06</text:p>
          </table:table-cell>
          <table:table-cell table:style-name="ce1" office:value-type="string">
            <text:p>-1.4484e-18</text:p>
          </table:table-cell>
          <table:table-cell table:style-name="ce1" office:value-type="string">
            <text:p>4.5342e-14</text:p>
          </table:table-cell>
          <table:table-cell office:value-type="float" office:value="0.00021952">
            <text:p>0.00021952</text:p>
          </table:table-cell>
          <table:table-cell table:style-name="ce1" office:value-type="string">
            <text:p>7.01e-05</text:p>
          </table:table-cell>
          <table:table-cell office:value-type="float" office:value="0.0010787">
            <text:p>0.0010787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8.2973e-19</text:p>
          </table:table-cell>
          <table:table-cell table:style-name="ce1" office:value-type="string">
            <text:p>4.5342e-14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216.56">
            <text:p>216.56</text:p>
          </table:table-cell>
          <table:table-cell table:formula="of:=[.Q107]*1000000" office:value-type="float" office:value="69.267">
            <text:p>69.267</text:p>
          </table:table-cell>
          <table:table-cell table:formula="of:=[.R107]*1000000" office:value-type="float" office:value="1082.6">
            <text:p>1082.6</text:p>
          </table:table-cell>
          <table:table-cell table:formula="of:=[.S107]*1000000" office:value-type="float" office:value="0.000093803">
            <text:p>0.000093803</text:p>
          </table:table-cell>
          <table:table-cell table:formula="of:=[.T107]*1000000" office:value-type="float" office:value="3.0302">
            <text:p>3.0302</text:p>
          </table:table-cell>
          <table:table-cell table:formula="of:=[.U107]*1000000" office:value-type="float" office:value="-0.0000000000028958">
            <text:p>-2.8958E-012</text:p>
          </table:table-cell>
          <table:table-cell table:formula="of:=[.V107]*1000000" office:value-type="float" office:value="0.000000044034">
            <text:p>0.000000044</text:p>
          </table:table-cell>
          <table:table-cell table:formula="of:=[.W107]*1000000" office:value-type="float" office:value="216.56">
            <text:p>216.56</text:p>
          </table:table-cell>
          <table:table-cell table:formula="of:=[.X107]*1000000" office:value-type="float" office:value="69.215">
            <text:p>69.215</text:p>
          </table:table-cell>
          <table:table-cell table:formula="of:=[.Y107]*1000000" office:value-type="float" office:value="1082.6">
            <text:p>1082.6</text:p>
          </table:table-cell>
          <table:table-cell table:formula="of:=[.Z107]*1000000" office:value-type="float" office:value="20.02">
            <text:p>20.02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0.0000000000020239">
            <text:p>2.0239E-012</text:p>
          </table:table-cell>
          <table:table-cell table:formula="of:=[.AC107]*1000000" office:value-type="float" office:value="0.000000044034">
            <text:p>0.000000044</text:p>
          </table:table-cell>
          <table:table-cell office:value-type="float" office:value="0.00021656">
            <text:p>0.00021656</text:p>
          </table:table-cell>
          <table:table-cell table:style-name="ce1" office:value-type="string">
            <text:p>6.9267e-05</text:p>
          </table:table-cell>
          <table:table-cell office:value-type="float" office:value="0.0010826">
            <text:p>0.0010826</text:p>
          </table:table-cell>
          <table:table-cell table:style-name="ce1" office:value-type="string">
            <text:p>9.3803e-11</text:p>
          </table:table-cell>
          <table:table-cell table:style-name="ce1" office:value-type="string">
            <text:p>3.0302e-06</text:p>
          </table:table-cell>
          <table:table-cell table:style-name="ce1" office:value-type="string">
            <text:p>-2.8958e-18</text:p>
          </table:table-cell>
          <table:table-cell table:style-name="ce1" office:value-type="string">
            <text:p>4.4034e-14</text:p>
          </table:table-cell>
          <table:table-cell office:value-type="float" office:value="0.00021656">
            <text:p>0.00021656</text:p>
          </table:table-cell>
          <table:table-cell table:style-name="ce1" office:value-type="string">
            <text:p>6.9215e-05</text:p>
          </table:table-cell>
          <table:table-cell office:value-type="float" office:value="0.0010826">
            <text:p>0.0010826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239e-18</text:p>
          </table:table-cell>
          <table:table-cell table:style-name="ce1" office:value-type="string">
            <text:p>4.4034e-14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213.64">
            <text:p>213.64</text:p>
          </table:table-cell>
          <table:table-cell table:formula="of:=[.Q108]*1000000" office:value-type="float" office:value="68.391">
            <text:p>68.391</text:p>
          </table:table-cell>
          <table:table-cell table:formula="of:=[.R108]*1000000" office:value-type="float" office:value="1086.5">
            <text:p>1086.5</text:p>
          </table:table-cell>
          <table:table-cell table:formula="of:=[.S108]*1000000" office:value-type="float" office:value="0.000089324">
            <text:p>0.000089324</text:p>
          </table:table-cell>
          <table:table-cell table:formula="of:=[.T108]*1000000" office:value-type="float" office:value="3.0505">
            <text:p>3.0505</text:p>
          </table:table-cell>
          <table:table-cell table:formula="of:=[.U108]*1000000" office:value-type="float" office:value="-0.0000000000032829">
            <text:p>-3.2829E-012</text:p>
          </table:table-cell>
          <table:table-cell table:formula="of:=[.V108]*1000000" office:value-type="float" office:value="0.000000042766">
            <text:p>4.2766E-008</text:p>
          </table:table-cell>
          <table:table-cell table:formula="of:=[.W108]*1000000" office:value-type="float" office:value="213.64">
            <text:p>213.64</text:p>
          </table:table-cell>
          <table:table-cell table:formula="of:=[.X108]*1000000" office:value-type="float" office:value="68.34">
            <text:p>68.34</text:p>
          </table:table-cell>
          <table:table-cell table:formula="of:=[.Y108]*1000000" office:value-type="float" office:value="1086.5">
            <text:p>1086.5</text:p>
          </table:table-cell>
          <table:table-cell table:formula="of:=[.Z108]*1000000" office:value-type="float" office:value="20.02">
            <text:p>20.02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-0.00000000000011335">
            <text:p>-1.1335E-013</text:p>
          </table:table-cell>
          <table:table-cell table:formula="of:=[.AC108]*1000000" office:value-type="float" office:value="0.000000042766">
            <text:p>4.2766E-008</text:p>
          </table:table-cell>
          <table:table-cell office:value-type="float" office:value="0.00021364">
            <text:p>0.00021364</text:p>
          </table:table-cell>
          <table:table-cell table:style-name="ce1" office:value-type="string">
            <text:p>6.8391e-05</text:p>
          </table:table-cell>
          <table:table-cell office:value-type="float" office:value="0.0010865">
            <text:p>0.0010865</text:p>
          </table:table-cell>
          <table:table-cell table:style-name="ce1" office:value-type="string">
            <text:p>8.9324e-11</text:p>
          </table:table-cell>
          <table:table-cell table:style-name="ce1" office:value-type="string">
            <text:p>3.0505e-06</text:p>
          </table:table-cell>
          <table:table-cell table:style-name="ce1" office:value-type="string">
            <text:p>-3.2829e-18</text:p>
          </table:table-cell>
          <table:table-cell table:style-name="ce1" office:value-type="string">
            <text:p>4.2766e-14</text:p>
          </table:table-cell>
          <table:table-cell office:value-type="float" office:value="0.00021364">
            <text:p>0.00021364</text:p>
          </table:table-cell>
          <table:table-cell table:style-name="ce1" office:value-type="string">
            <text:p>6.834e-05</text:p>
          </table:table-cell>
          <table:table-cell office:value-type="float" office:value="0.0010865">
            <text:p>0.0010865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335e-19</text:p>
          </table:table-cell>
          <table:table-cell table:style-name="ce1" office:value-type="string">
            <text:p>4.2766e-14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210.76">
            <text:p>210.76</text:p>
          </table:table-cell>
          <table:table-cell table:formula="of:=[.Q109]*1000000" office:value-type="float" office:value="67.526">
            <text:p>67.526</text:p>
          </table:table-cell>
          <table:table-cell table:formula="of:=[.R109]*1000000" office:value-type="float" office:value="1090.3">
            <text:p>1090.3</text:p>
          </table:table-cell>
          <table:table-cell table:formula="of:=[.S109]*1000000" office:value-type="float" office:value="0.000085046">
            <text:p>0.000085046</text:p>
          </table:table-cell>
          <table:table-cell table:formula="of:=[.T109]*1000000" office:value-type="float" office:value="3.0708">
            <text:p>3.0708</text:p>
          </table:table-cell>
          <table:table-cell table:formula="of:=[.U109]*1000000" office:value-type="float" office:value="-0.0000000000050553">
            <text:p>-5.0553E-012</text:p>
          </table:table-cell>
          <table:table-cell table:formula="of:=[.V109]*1000000" office:value-type="float" office:value="0.000000041536">
            <text:p>4.1536E-008</text:p>
          </table:table-cell>
          <table:table-cell table:formula="of:=[.W109]*1000000" office:value-type="float" office:value="210.76">
            <text:p>210.76</text:p>
          </table:table-cell>
          <table:table-cell table:formula="of:=[.X109]*1000000" office:value-type="float" office:value="67.475">
            <text:p>67.475</text:p>
          </table:table-cell>
          <table:table-cell table:formula="of:=[.Y109]*1000000" office:value-type="float" office:value="1090.3">
            <text:p>1090.3</text:p>
          </table:table-cell>
          <table:table-cell table:formula="of:=[.Z109]*1000000" office:value-type="float" office:value="20.02">
            <text:p>20.02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-0.000000000000049443">
            <text:p>-4.9443E-014</text:p>
          </table:table-cell>
          <table:table-cell table:formula="of:=[.AC109]*1000000" office:value-type="float" office:value="0.000000041537">
            <text:p>4.1537E-008</text:p>
          </table:table-cell>
          <table:table-cell office:value-type="float" office:value="0.00021076">
            <text:p>0.00021076</text:p>
          </table:table-cell>
          <table:table-cell table:style-name="ce1" office:value-type="string">
            <text:p>6.7526e-05</text:p>
          </table:table-cell>
          <table:table-cell office:value-type="float" office:value="0.0010903">
            <text:p>0.0010903</text:p>
          </table:table-cell>
          <table:table-cell table:style-name="ce1" office:value-type="string">
            <text:p>8.5046e-11</text:p>
          </table:table-cell>
          <table:table-cell table:style-name="ce1" office:value-type="string">
            <text:p>3.0708e-06</text:p>
          </table:table-cell>
          <table:table-cell table:style-name="ce1" office:value-type="string">
            <text:p>-5.0553e-18</text:p>
          </table:table-cell>
          <table:table-cell table:style-name="ce1" office:value-type="string">
            <text:p>4.1536e-14</text:p>
          </table:table-cell>
          <table:table-cell office:value-type="float" office:value="0.00021076">
            <text:p>0.00021076</text:p>
          </table:table-cell>
          <table:table-cell table:style-name="ce1" office:value-type="string">
            <text:p>6.7475e-05</text:p>
          </table:table-cell>
          <table:table-cell office:value-type="float" office:value="0.0010903">
            <text:p>0.0010903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443e-20</text:p>
          </table:table-cell>
          <table:table-cell table:style-name="ce1" office:value-type="string">
            <text:p>4.1537e-14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207.92">
            <text:p>207.92</text:p>
          </table:table-cell>
          <table:table-cell table:formula="of:=[.Q110]*1000000" office:value-type="float" office:value="66.671">
            <text:p>66.671</text:p>
          </table:table-cell>
          <table:table-cell table:formula="of:=[.R110]*1000000" office:value-type="float" office:value="1094">
            <text:p>1094</text:p>
          </table:table-cell>
          <table:table-cell table:formula="of:=[.S110]*1000000" office:value-type="float" office:value="0.000080959">
            <text:p>0.000080959</text:p>
          </table:table-cell>
          <table:table-cell table:formula="of:=[.T110]*1000000" office:value-type="float" office:value="3.091">
            <text:p>3.091</text:p>
          </table:table-cell>
          <table:table-cell table:formula="of:=[.U110]*1000000" office:value-type="float" office:value="-0.0000000000025065">
            <text:p>-2.5065E-012</text:p>
          </table:table-cell>
          <table:table-cell table:formula="of:=[.V110]*1000000" office:value-type="float" office:value="0.000000040345">
            <text:p>4.0345E-008</text:p>
          </table:table-cell>
          <table:table-cell table:formula="of:=[.W110]*1000000" office:value-type="float" office:value="207.92">
            <text:p>207.92</text:p>
          </table:table-cell>
          <table:table-cell table:formula="of:=[.X110]*1000000" office:value-type="float" office:value="66.619">
            <text:p>66.619</text:p>
          </table:table-cell>
          <table:table-cell table:formula="of:=[.Y110]*1000000" office:value-type="float" office:value="1094">
            <text:p>1094</text:p>
          </table:table-cell>
          <table:table-cell table:formula="of:=[.Z110]*1000000" office:value-type="float" office:value="20.02">
            <text:p>20.02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0.00000000000033992">
            <text:p>3.3992E-013</text:p>
          </table:table-cell>
          <table:table-cell table:formula="of:=[.AC110]*1000000" office:value-type="float" office:value="0.000000040345">
            <text:p>4.0345E-008</text:p>
          </table:table-cell>
          <table:table-cell office:value-type="float" office:value="0.00020792">
            <text:p>0.00020792</text:p>
          </table:table-cell>
          <table:table-cell table:style-name="ce1" office:value-type="string">
            <text:p>6.6671e-05</text:p>
          </table:table-cell>
          <table:table-cell office:value-type="float" office:value="0.001094">
            <text:p>0.001094</text:p>
          </table:table-cell>
          <table:table-cell table:style-name="ce1" office:value-type="string">
            <text:p>8.0959e-11</text:p>
          </table:table-cell>
          <table:table-cell table:style-name="ce1" office:value-type="string">
            <text:p>3.091e-06</text:p>
          </table:table-cell>
          <table:table-cell table:style-name="ce1" office:value-type="string">
            <text:p>-2.5065e-18</text:p>
          </table:table-cell>
          <table:table-cell table:style-name="ce1" office:value-type="string">
            <text:p>4.0345e-14</text:p>
          </table:table-cell>
          <table:table-cell office:value-type="float" office:value="0.00020792">
            <text:p>0.00020792</text:p>
          </table:table-cell>
          <table:table-cell table:style-name="ce1" office:value-type="string">
            <text:p>6.6619e-05</text:p>
          </table:table-cell>
          <table:table-cell office:value-type="float" office:value="0.001094">
            <text:p>0.00109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3.3992e-19</text:p>
          </table:table-cell>
          <table:table-cell table:style-name="ce1" office:value-type="string">
            <text:p>4.0345e-14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205.13">
            <text:p>205.13</text:p>
          </table:table-cell>
          <table:table-cell table:formula="of:=[.Q111]*1000000" office:value-type="float" office:value="65.825">
            <text:p>65.825</text:p>
          </table:table-cell>
          <table:table-cell table:formula="of:=[.R111]*1000000" office:value-type="float" office:value="1097.7">
            <text:p>1097.7</text:p>
          </table:table-cell>
          <table:table-cell table:formula="of:=[.S111]*1000000" office:value-type="float" office:value="0.000077056">
            <text:p>0.000077056</text:p>
          </table:table-cell>
          <table:table-cell table:formula="of:=[.T111]*1000000" office:value-type="float" office:value="3.1111">
            <text:p>3.1111</text:p>
          </table:table-cell>
          <table:table-cell table:formula="of:=[.U111]*1000000" office:value-type="float" office:value="-0.000000000000011026">
            <text:p>-1.1026E-014</text:p>
          </table:table-cell>
          <table:table-cell table:formula="of:=[.V111]*1000000" office:value-type="float" office:value="0.000000039189">
            <text:p>3.9189E-008</text:p>
          </table:table-cell>
          <table:table-cell table:formula="of:=[.W111]*1000000" office:value-type="float" office:value="205.13">
            <text:p>205.13</text:p>
          </table:table-cell>
          <table:table-cell table:formula="of:=[.X111]*1000000" office:value-type="float" office:value="65.774">
            <text:p>65.774</text:p>
          </table:table-cell>
          <table:table-cell table:formula="of:=[.Y111]*1000000" office:value-type="float" office:value="1097.7">
            <text:p>1097.7</text:p>
          </table:table-cell>
          <table:table-cell table:formula="of:=[.Z111]*1000000" office:value-type="float" office:value="20.02">
            <text:p>20.02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0067852">
            <text:p>6.7852E-013</text:p>
          </table:table-cell>
          <table:table-cell table:formula="of:=[.AC111]*1000000" office:value-type="float" office:value="0.00000003919">
            <text:p>3.919E-008</text:p>
          </table:table-cell>
          <table:table-cell office:value-type="float" office:value="0.00020513">
            <text:p>0.00020513</text:p>
          </table:table-cell>
          <table:table-cell table:style-name="ce1" office:value-type="string">
            <text:p>6.5825e-05</text:p>
          </table:table-cell>
          <table:table-cell office:value-type="float" office:value="0.0010977">
            <text:p>0.0010977</text:p>
          </table:table-cell>
          <table:table-cell table:style-name="ce1" office:value-type="string">
            <text:p>7.7056e-11</text:p>
          </table:table-cell>
          <table:table-cell table:style-name="ce1" office:value-type="string">
            <text:p>3.1111e-06</text:p>
          </table:table-cell>
          <table:table-cell table:style-name="ce1" office:value-type="string">
            <text:p>-1.1026e-20</text:p>
          </table:table-cell>
          <table:table-cell table:style-name="ce1" office:value-type="string">
            <text:p>3.9189e-14</text:p>
          </table:table-cell>
          <table:table-cell office:value-type="float" office:value="0.00020513">
            <text:p>0.00020513</text:p>
          </table:table-cell>
          <table:table-cell table:style-name="ce1" office:value-type="string">
            <text:p>6.5774e-05</text:p>
          </table:table-cell>
          <table:table-cell office:value-type="float" office:value="0.0010977">
            <text:p>0.0010977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6.7852e-19</text:p>
          </table:table-cell>
          <table:table-cell table:style-name="ce1" office:value-type="string">
            <text:p>3.919e-14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202.37">
            <text:p>202.37</text:p>
          </table:table-cell>
          <table:table-cell table:formula="of:=[.Q112]*1000000" office:value-type="float" office:value="64.99">
            <text:p>64.99</text:p>
          </table:table-cell>
          <table:table-cell table:formula="of:=[.R112]*1000000" office:value-type="float" office:value="1101.4">
            <text:p>1101.4</text:p>
          </table:table-cell>
          <table:table-cell table:formula="of:=[.S112]*1000000" office:value-type="float" office:value="0.000073328">
            <text:p>0.000073328</text:p>
          </table:table-cell>
          <table:table-cell table:formula="of:=[.T112]*1000000" office:value-type="float" office:value="3.1311">
            <text:p>3.1311</text:p>
          </table:table-cell>
          <table:table-cell table:formula="of:=[.U112]*1000000" office:value-type="float" office:value="-2.0179E-015">
            <text:p>-2.0179E-015</text:p>
          </table:table-cell>
          <table:table-cell table:formula="of:=[.V112]*1000000" office:value-type="float" office:value="0.00000003807">
            <text:p>3.807E-008</text:p>
          </table:table-cell>
          <table:table-cell table:formula="of:=[.W112]*1000000" office:value-type="float" office:value="202.37">
            <text:p>202.37</text:p>
          </table:table-cell>
          <table:table-cell table:formula="of:=[.X112]*1000000" office:value-type="float" office:value="64.939">
            <text:p>64.939</text:p>
          </table:table-cell>
          <table:table-cell table:formula="of:=[.Y112]*1000000" office:value-type="float" office:value="1101.4">
            <text:p>1101.4</text:p>
          </table:table-cell>
          <table:table-cell table:formula="of:=[.Z112]*1000000" office:value-type="float" office:value="20.02">
            <text:p>20.02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00023014">
            <text:p>2.3014E-014</text:p>
          </table:table-cell>
          <table:table-cell table:formula="of:=[.AC112]*1000000" office:value-type="float" office:value="0.00000003807">
            <text:p>3.807E-008</text:p>
          </table:table-cell>
          <table:table-cell office:value-type="float" office:value="0.00020237">
            <text:p>0.00020237</text:p>
          </table:table-cell>
          <table:table-cell table:style-name="ce1" office:value-type="string">
            <text:p>6.499e-05</text:p>
          </table:table-cell>
          <table:table-cell office:value-type="float" office:value="0.0011014">
            <text:p>0.0011014</text:p>
          </table:table-cell>
          <table:table-cell table:style-name="ce1" office:value-type="string">
            <text:p>7.3328e-11</text:p>
          </table:table-cell>
          <table:table-cell table:style-name="ce1" office:value-type="string">
            <text:p>3.1311e-06</text:p>
          </table:table-cell>
          <table:table-cell table:style-name="ce1" office:value-type="string">
            <text:p>-2.0179e-21</text:p>
          </table:table-cell>
          <table:table-cell table:style-name="ce1" office:value-type="string">
            <text:p>3.807e-14</text:p>
          </table:table-cell>
          <table:table-cell office:value-type="float" office:value="0.00020237">
            <text:p>0.00020237</text:p>
          </table:table-cell>
          <table:table-cell table:style-name="ce1" office:value-type="string">
            <text:p>6.4939e-05</text:p>
          </table:table-cell>
          <table:table-cell office:value-type="float" office:value="0.0011014">
            <text:p>0.001101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3014e-20</text:p>
          </table:table-cell>
          <table:table-cell table:style-name="ce1" office:value-type="string">
            <text:p>3.807e-14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199.66">
            <text:p>199.66</text:p>
          </table:table-cell>
          <table:table-cell table:formula="of:=[.Q113]*1000000" office:value-type="float" office:value="64.164">
            <text:p>64.164</text:p>
          </table:table-cell>
          <table:table-cell table:formula="of:=[.R113]*1000000" office:value-type="float" office:value="1105">
            <text:p>1105</text:p>
          </table:table-cell>
          <table:table-cell table:formula="of:=[.S113]*1000000" office:value-type="float" office:value="0.000069767">
            <text:p>0.000069767</text:p>
          </table:table-cell>
          <table:table-cell table:formula="of:=[.T113]*1000000" office:value-type="float" office:value="3.1509">
            <text:p>3.1509</text:p>
          </table:table-cell>
          <table:table-cell table:formula="of:=[.U113]*1000000" office:value-type="float" office:value="-0.00000000000001015">
            <text:p>-1.015E-014</text:p>
          </table:table-cell>
          <table:table-cell table:formula="of:=[.V113]*1000000" office:value-type="float" office:value="0.000000036984">
            <text:p>0.000000037</text:p>
          </table:table-cell>
          <table:table-cell table:formula="of:=[.W113]*1000000" office:value-type="float" office:value="199.66">
            <text:p>199.66</text:p>
          </table:table-cell>
          <table:table-cell table:formula="of:=[.X113]*1000000" office:value-type="float" office:value="64.113">
            <text:p>64.113</text:p>
          </table:table-cell>
          <table:table-cell table:formula="of:=[.Y113]*1000000" office:value-type="float" office:value="1105">
            <text:p>1105</text:p>
          </table:table-cell>
          <table:table-cell table:formula="of:=[.Z113]*1000000" office:value-type="float" office:value="20.02">
            <text:p>20.02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0.0000000000011019">
            <text:p>1.1019E-012</text:p>
          </table:table-cell>
          <table:table-cell table:formula="of:=[.AC113]*1000000" office:value-type="float" office:value="0.000000036984">
            <text:p>0.000000037</text:p>
          </table:table-cell>
          <table:table-cell office:value-type="float" office:value="0.00019966">
            <text:p>0.00019966</text:p>
          </table:table-cell>
          <table:table-cell table:style-name="ce1" office:value-type="string">
            <text:p>6.4164e-05</text:p>
          </table:table-cell>
          <table:table-cell office:value-type="float" office:value="0.001105">
            <text:p>0.001105</text:p>
          </table:table-cell>
          <table:table-cell table:style-name="ce1" office:value-type="string">
            <text:p>6.9767e-11</text:p>
          </table:table-cell>
          <table:table-cell table:style-name="ce1" office:value-type="string">
            <text:p>3.1509e-06</text:p>
          </table:table-cell>
          <table:table-cell table:style-name="ce1" office:value-type="string">
            <text:p>-1.015e-20</text:p>
          </table:table-cell>
          <table:table-cell table:style-name="ce1" office:value-type="string">
            <text:p>3.6984e-14</text:p>
          </table:table-cell>
          <table:table-cell office:value-type="float" office:value="0.00019966">
            <text:p>0.00019966</text:p>
          </table:table-cell>
          <table:table-cell table:style-name="ce1" office:value-type="string">
            <text:p>6.4113e-05</text:p>
          </table:table-cell>
          <table:table-cell office:value-type="float" office:value="0.001105">
            <text:p>0.001105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019e-18</text:p>
          </table:table-cell>
          <table:table-cell table:style-name="ce1" office:value-type="string">
            <text:p>3.6984e-14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196.98">
            <text:p>196.98</text:p>
          </table:table-cell>
          <table:table-cell table:formula="of:=[.Q114]*1000000" office:value-type="float" office:value="63.348">
            <text:p>63.348</text:p>
          </table:table-cell>
          <table:table-cell table:formula="of:=[.R114]*1000000" office:value-type="float" office:value="1108.5">
            <text:p>1108.5</text:p>
          </table:table-cell>
          <table:table-cell table:formula="of:=[.S114]*1000000" office:value-type="float" office:value="0.000066367">
            <text:p>0.000066367</text:p>
          </table:table-cell>
          <table:table-cell table:formula="of:=[.T114]*1000000" office:value-type="float" office:value="3.1707">
            <text:p>3.1707</text:p>
          </table:table-cell>
          <table:table-cell table:formula="of:=[.U114]*1000000" office:value-type="float" office:value="0.00000000000011337">
            <text:p>1.1337E-013</text:p>
          </table:table-cell>
          <table:table-cell table:formula="of:=[.V114]*1000000" office:value-type="float" office:value="0.000000035931">
            <text:p>3.5931E-008</text:p>
          </table:table-cell>
          <table:table-cell table:formula="of:=[.W114]*1000000" office:value-type="float" office:value="196.98">
            <text:p>196.98</text:p>
          </table:table-cell>
          <table:table-cell table:formula="of:=[.X114]*1000000" office:value-type="float" office:value="63.298">
            <text:p>63.298</text:p>
          </table:table-cell>
          <table:table-cell table:formula="of:=[.Y114]*1000000" office:value-type="float" office:value="1108.5">
            <text:p>1108.5</text:p>
          </table:table-cell>
          <table:table-cell table:formula="of:=[.Z114]*1000000" office:value-type="float" office:value="20.02">
            <text:p>20.02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-0.00000000000027581">
            <text:p>-2.7581E-013</text:p>
          </table:table-cell>
          <table:table-cell table:formula="of:=[.AC114]*1000000" office:value-type="float" office:value="0.000000035932">
            <text:p>3.5932E-008</text:p>
          </table:table-cell>
          <table:table-cell office:value-type="float" office:value="0.00019698">
            <text:p>0.00019698</text:p>
          </table:table-cell>
          <table:table-cell table:style-name="ce1" office:value-type="string">
            <text:p>6.3348e-05</text:p>
          </table:table-cell>
          <table:table-cell office:value-type="float" office:value="0.0011085">
            <text:p>0.0011085</text:p>
          </table:table-cell>
          <table:table-cell table:style-name="ce1" office:value-type="string">
            <text:p>6.6367e-11</text:p>
          </table:table-cell>
          <table:table-cell table:style-name="ce1" office:value-type="string">
            <text:p>3.1707e-06</text:p>
          </table:table-cell>
          <table:table-cell table:style-name="ce1" office:value-type="string">
            <text:p>1.1337e-19</text:p>
          </table:table-cell>
          <table:table-cell table:style-name="ce1" office:value-type="string">
            <text:p>3.5931e-14</text:p>
          </table:table-cell>
          <table:table-cell office:value-type="float" office:value="0.00019698">
            <text:p>0.00019698</text:p>
          </table:table-cell>
          <table:table-cell table:style-name="ce1" office:value-type="string">
            <text:p>6.3298e-05</text:p>
          </table:table-cell>
          <table:table-cell office:value-type="float" office:value="0.0011085">
            <text:p>0.0011085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581e-19</text:p>
          </table:table-cell>
          <table:table-cell table:style-name="ce1" office:value-type="string">
            <text:p>3.5932e-14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194.34">
            <text:p>194.34</text:p>
          </table:table-cell>
          <table:table-cell table:formula="of:=[.Q115]*1000000" office:value-type="float" office:value="62.542">
            <text:p>62.542</text:p>
          </table:table-cell>
          <table:table-cell table:formula="of:=[.R115]*1000000" office:value-type="float" office:value="1112">
            <text:p>1112</text:p>
          </table:table-cell>
          <table:table-cell table:formula="of:=[.S115]*1000000" office:value-type="float" office:value="0.000063121">
            <text:p>0.000063121</text:p>
          </table:table-cell>
          <table:table-cell table:formula="of:=[.T115]*1000000" office:value-type="float" office:value="3.1904">
            <text:p>3.1904</text:p>
          </table:table-cell>
          <table:table-cell table:formula="of:=[.U115]*1000000" office:value-type="float" office:value="0.00000000000039437">
            <text:p>3.9437E-013</text:p>
          </table:table-cell>
          <table:table-cell table:formula="of:=[.V115]*1000000" office:value-type="float" office:value="0.000000034911">
            <text:p>3.4911E-008</text:p>
          </table:table-cell>
          <table:table-cell table:formula="of:=[.W115]*1000000" office:value-type="float" office:value="194.34">
            <text:p>194.34</text:p>
          </table:table-cell>
          <table:table-cell table:formula="of:=[.X115]*1000000" office:value-type="float" office:value="62.491">
            <text:p>62.491</text:p>
          </table:table-cell>
          <table:table-cell table:formula="of:=[.Y115]*1000000" office:value-type="float" office:value="1112">
            <text:p>1112</text:p>
          </table:table-cell>
          <table:table-cell table:formula="of:=[.Z115]*1000000" office:value-type="float" office:value="20.02">
            <text:p>20.02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0041737">
            <text:p>4.1737E-014</text:p>
          </table:table-cell>
          <table:table-cell table:formula="of:=[.AC115]*1000000" office:value-type="float" office:value="0.000000034911">
            <text:p>3.4911E-008</text:p>
          </table:table-cell>
          <table:table-cell office:value-type="float" office:value="0.00019434">
            <text:p>0.00019434</text:p>
          </table:table-cell>
          <table:table-cell table:style-name="ce1" office:value-type="string">
            <text:p>6.2542e-05</text:p>
          </table:table-cell>
          <table:table-cell office:value-type="float" office:value="0.001112">
            <text:p>0.001112</text:p>
          </table:table-cell>
          <table:table-cell table:style-name="ce1" office:value-type="string">
            <text:p>6.3121e-11</text:p>
          </table:table-cell>
          <table:table-cell table:style-name="ce1" office:value-type="string">
            <text:p>3.1904e-06</text:p>
          </table:table-cell>
          <table:table-cell table:style-name="ce1" office:value-type="string">
            <text:p>3.9437e-19</text:p>
          </table:table-cell>
          <table:table-cell table:style-name="ce1" office:value-type="string">
            <text:p>3.4911e-14</text:p>
          </table:table-cell>
          <table:table-cell office:value-type="float" office:value="0.00019434">
            <text:p>0.00019434</text:p>
          </table:table-cell>
          <table:table-cell table:style-name="ce1" office:value-type="string">
            <text:p>6.2491e-05</text:p>
          </table:table-cell>
          <table:table-cell office:value-type="float" office:value="0.001112">
            <text:p>0.001112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4.1737e-20</text:p>
          </table:table-cell>
          <table:table-cell table:style-name="ce1" office:value-type="string">
            <text:p>3.4911e-14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191.74">
            <text:p>191.74</text:p>
          </table:table-cell>
          <table:table-cell table:formula="of:=[.Q116]*1000000" office:value-type="float" office:value="61.745">
            <text:p>61.745</text:p>
          </table:table-cell>
          <table:table-cell table:formula="of:=[.R116]*1000000" office:value-type="float" office:value="1115.5">
            <text:p>1115.5</text:p>
          </table:table-cell>
          <table:table-cell table:formula="of:=[.S116]*1000000" office:value-type="float" office:value="0.000060022">
            <text:p>0.000060022</text:p>
          </table:table-cell>
          <table:table-cell table:formula="of:=[.T116]*1000000" office:value-type="float" office:value="3.2099">
            <text:p>3.2099</text:p>
          </table:table-cell>
          <table:table-cell table:formula="of:=[.U116]*1000000" office:value-type="float" office:value="-0.00000000000002127">
            <text:p>-2.127E-014</text:p>
          </table:table-cell>
          <table:table-cell table:formula="of:=[.V116]*1000000" office:value-type="float" office:value="0.000000033922">
            <text:p>3.3922E-008</text:p>
          </table:table-cell>
          <table:table-cell table:formula="of:=[.W116]*1000000" office:value-type="float" office:value="191.74">
            <text:p>191.74</text:p>
          </table:table-cell>
          <table:table-cell table:formula="of:=[.X116]*1000000" office:value-type="float" office:value="61.695">
            <text:p>61.695</text:p>
          </table:table-cell>
          <table:table-cell table:formula="of:=[.Y116]*1000000" office:value-type="float" office:value="1115.5">
            <text:p>1115.5</text:p>
          </table:table-cell>
          <table:table-cell table:formula="of:=[.Z116]*1000000" office:value-type="float" office:value="20.02">
            <text:p>20.02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0014984">
            <text:p>1.4984E-013</text:p>
          </table:table-cell>
          <table:table-cell table:formula="of:=[.AC116]*1000000" office:value-type="float" office:value="0.000000033922">
            <text:p>3.3922E-008</text:p>
          </table:table-cell>
          <table:table-cell office:value-type="float" office:value="0.00019174">
            <text:p>0.00019174</text:p>
          </table:table-cell>
          <table:table-cell table:style-name="ce1" office:value-type="string">
            <text:p>6.1745e-05</text:p>
          </table:table-cell>
          <table:table-cell office:value-type="float" office:value="0.0011155">
            <text:p>0.0011155</text:p>
          </table:table-cell>
          <table:table-cell table:style-name="ce1" office:value-type="string">
            <text:p>6.0022e-11</text:p>
          </table:table-cell>
          <table:table-cell table:style-name="ce1" office:value-type="string">
            <text:p>3.2099e-06</text:p>
          </table:table-cell>
          <table:table-cell table:style-name="ce1" office:value-type="string">
            <text:p>-2.127e-20</text:p>
          </table:table-cell>
          <table:table-cell table:style-name="ce1" office:value-type="string">
            <text:p>3.3922e-14</text:p>
          </table:table-cell>
          <table:table-cell office:value-type="float" office:value="0.00019174">
            <text:p>0.00019174</text:p>
          </table:table-cell>
          <table:table-cell table:style-name="ce1" office:value-type="string">
            <text:p>6.1695e-05</text:p>
          </table:table-cell>
          <table:table-cell office:value-type="float" office:value="0.0011155">
            <text:p>0.0011155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84e-19</text:p>
          </table:table-cell>
          <table:table-cell table:style-name="ce1" office:value-type="string">
            <text:p>3.3922e-14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189.18">
            <text:p>189.18</text:p>
          </table:table-cell>
          <table:table-cell table:formula="of:=[.Q117]*1000000" office:value-type="float" office:value="60.957">
            <text:p>60.957</text:p>
          </table:table-cell>
          <table:table-cell table:formula="of:=[.R117]*1000000" office:value-type="float" office:value="1118.9">
            <text:p>1118.9</text:p>
          </table:table-cell>
          <table:table-cell table:formula="of:=[.S117]*1000000" office:value-type="float" office:value="0.000057063">
            <text:p>0.000057063</text:p>
          </table:table-cell>
          <table:table-cell table:formula="of:=[.T117]*1000000" office:value-type="float" office:value="3.2294">
            <text:p>3.2294</text:p>
          </table:table-cell>
          <table:table-cell table:formula="of:=[.U117]*1000000" office:value-type="float" office:value="-2.2547E-016">
            <text:p>-2.2547E-016</text:p>
          </table:table-cell>
          <table:table-cell table:formula="of:=[.V117]*1000000" office:value-type="float" office:value="0.000000032963">
            <text:p>0.000000033</text:p>
          </table:table-cell>
          <table:table-cell table:formula="of:=[.W117]*1000000" office:value-type="float" office:value="189.18">
            <text:p>189.18</text:p>
          </table:table-cell>
          <table:table-cell table:formula="of:=[.X117]*1000000" office:value-type="float" office:value="60.907">
            <text:p>60.907</text:p>
          </table:table-cell>
          <table:table-cell table:formula="of:=[.Y117]*1000000" office:value-type="float" office:value="1118.9">
            <text:p>1118.9</text:p>
          </table:table-cell>
          <table:table-cell table:formula="of:=[.Z117]*1000000" office:value-type="float" office:value="20.02">
            <text:p>20.02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00035378">
            <text:p>3.5378E-014</text:p>
          </table:table-cell>
          <table:table-cell table:formula="of:=[.AC117]*1000000" office:value-type="float" office:value="0.000000032963">
            <text:p>0.000000033</text:p>
          </table:table-cell>
          <table:table-cell office:value-type="float" office:value="0.00018918">
            <text:p>0.00018918</text:p>
          </table:table-cell>
          <table:table-cell table:style-name="ce1" office:value-type="string">
            <text:p>6.0957e-05</text:p>
          </table:table-cell>
          <table:table-cell office:value-type="float" office:value="0.0011189">
            <text:p>0.0011189</text:p>
          </table:table-cell>
          <table:table-cell table:style-name="ce1" office:value-type="string">
            <text:p>5.7063e-11</text:p>
          </table:table-cell>
          <table:table-cell table:style-name="ce1" office:value-type="string">
            <text:p>3.2294e-06</text:p>
          </table:table-cell>
          <table:table-cell table:style-name="ce1" office:value-type="string">
            <text:p>-2.2547e-22</text:p>
          </table:table-cell>
          <table:table-cell table:style-name="ce1" office:value-type="string">
            <text:p>3.2963e-14</text:p>
          </table:table-cell>
          <table:table-cell office:value-type="float" office:value="0.00018918">
            <text:p>0.00018918</text:p>
          </table:table-cell>
          <table:table-cell table:style-name="ce1" office:value-type="string">
            <text:p>6.0907e-05</text:p>
          </table:table-cell>
          <table:table-cell office:value-type="float" office:value="0.0011189">
            <text:p>0.0011189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3.5378e-20</text:p>
          </table:table-cell>
          <table:table-cell table:style-name="ce1" office:value-type="string">
            <text:p>3.2963e-14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186.65">
            <text:p>186.65</text:p>
          </table:table-cell>
          <table:table-cell table:formula="of:=[.Q118]*1000000" office:value-type="float" office:value="60.179">
            <text:p>60.179</text:p>
          </table:table-cell>
          <table:table-cell table:formula="of:=[.R118]*1000000" office:value-type="float" office:value="1122.2">
            <text:p>1122.2</text:p>
          </table:table-cell>
          <table:table-cell table:formula="of:=[.S118]*1000000" office:value-type="float" office:value="0.000054239">
            <text:p>0.000054239</text:p>
          </table:table-cell>
          <table:table-cell table:formula="of:=[.T118]*1000000" office:value-type="float" office:value="3.2487">
            <text:p>3.2487</text:p>
          </table:table-cell>
          <table:table-cell table:formula="of:=[.U118]*1000000" office:value-type="float" office:value="-2.9105E-017">
            <text:p>-2.9105E-017</text:p>
          </table:table-cell>
          <table:table-cell table:formula="of:=[.V118]*1000000" office:value-type="float" office:value="0.000000032034">
            <text:p>0.000000032</text:p>
          </table:table-cell>
          <table:table-cell table:formula="of:=[.W118]*1000000" office:value-type="float" office:value="186.65">
            <text:p>186.65</text:p>
          </table:table-cell>
          <table:table-cell table:formula="of:=[.X118]*1000000" office:value-type="float" office:value="60.129">
            <text:p>60.129</text:p>
          </table:table-cell>
          <table:table-cell table:formula="of:=[.Y118]*1000000" office:value-type="float" office:value="1122.2">
            <text:p>1122.2</text:p>
          </table:table-cell>
          <table:table-cell table:formula="of:=[.Z118]*1000000" office:value-type="float" office:value="20.02">
            <text:p>20.02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-0.00000000000036607">
            <text:p>-3.6607E-013</text:p>
          </table:table-cell>
          <table:table-cell table:formula="of:=[.AC118]*1000000" office:value-type="float" office:value="0.000000032034">
            <text:p>0.000000032</text:p>
          </table:table-cell>
          <table:table-cell office:value-type="float" office:value="0.00018665">
            <text:p>0.00018665</text:p>
          </table:table-cell>
          <table:table-cell table:style-name="ce1" office:value-type="string">
            <text:p>6.0179e-05</text:p>
          </table:table-cell>
          <table:table-cell office:value-type="float" office:value="0.0011222">
            <text:p>0.0011222</text:p>
          </table:table-cell>
          <table:table-cell table:style-name="ce1" office:value-type="string">
            <text:p>5.4239e-11</text:p>
          </table:table-cell>
          <table:table-cell table:style-name="ce1" office:value-type="string">
            <text:p>3.2487e-06</text:p>
          </table:table-cell>
          <table:table-cell table:style-name="ce1" office:value-type="string">
            <text:p>-2.9105e-23</text:p>
          </table:table-cell>
          <table:table-cell table:style-name="ce1" office:value-type="string">
            <text:p>3.2034e-14</text:p>
          </table:table-cell>
          <table:table-cell office:value-type="float" office:value="0.00018665">
            <text:p>0.00018665</text:p>
          </table:table-cell>
          <table:table-cell table:style-name="ce1" office:value-type="string">
            <text:p>6.0129e-05</text:p>
          </table:table-cell>
          <table:table-cell office:value-type="float" office:value="0.0011222">
            <text:p>0.0011222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607e-19</text:p>
          </table:table-cell>
          <table:table-cell table:style-name="ce1" office:value-type="string">
            <text:p>3.2034e-14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184.16">
            <text:p>184.16</text:p>
          </table:table-cell>
          <table:table-cell table:formula="of:=[.Q119]*1000000" office:value-type="float" office:value="59.41">
            <text:p>59.41</text:p>
          </table:table-cell>
          <table:table-cell table:formula="of:=[.R119]*1000000" office:value-type="float" office:value="1125.5">
            <text:p>1125.5</text:p>
          </table:table-cell>
          <table:table-cell table:formula="of:=[.S119]*1000000" office:value-type="float" office:value="0.000051544">
            <text:p>0.000051544</text:p>
          </table:table-cell>
          <table:table-cell table:formula="of:=[.T119]*1000000" office:value-type="float" office:value="3.268">
            <text:p>3.268</text:p>
          </table:table-cell>
          <table:table-cell table:formula="of:=[.U119]*1000000" office:value-type="float" office:value="-4.139E-018">
            <text:p>-4.139E-018</text:p>
          </table:table-cell>
          <table:table-cell table:formula="of:=[.V119]*1000000" office:value-type="float" office:value="0.000000031132">
            <text:p>3.1132E-008</text:p>
          </table:table-cell>
          <table:table-cell table:formula="of:=[.W119]*1000000" office:value-type="float" office:value="184.16">
            <text:p>184.16</text:p>
          </table:table-cell>
          <table:table-cell table:formula="of:=[.X119]*1000000" office:value-type="float" office:value="59.36">
            <text:p>59.36</text:p>
          </table:table-cell>
          <table:table-cell table:formula="of:=[.Y119]*1000000" office:value-type="float" office:value="1125.5">
            <text:p>1125.5</text:p>
          </table:table-cell>
          <table:table-cell table:formula="of:=[.Z119]*1000000" office:value-type="float" office:value="20.02">
            <text:p>20.02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-0.00000000000060975">
            <text:p>-6.0975E-013</text:p>
          </table:table-cell>
          <table:table-cell table:formula="of:=[.AC119]*1000000" office:value-type="float" office:value="0.000000031133">
            <text:p>3.1133E-008</text:p>
          </table:table-cell>
          <table:table-cell office:value-type="float" office:value="0.00018416">
            <text:p>0.00018416</text:p>
          </table:table-cell>
          <table:table-cell table:style-name="ce1" office:value-type="string">
            <text:p>5.941e-05</text:p>
          </table:table-cell>
          <table:table-cell office:value-type="float" office:value="0.0011255">
            <text:p>0.0011255</text:p>
          </table:table-cell>
          <table:table-cell table:style-name="ce1" office:value-type="string">
            <text:p>5.1544e-11</text:p>
          </table:table-cell>
          <table:table-cell table:style-name="ce1" office:value-type="string">
            <text:p>3.268e-06</text:p>
          </table:table-cell>
          <table:table-cell table:style-name="ce1" office:value-type="string">
            <text:p>-4.139e-24</text:p>
          </table:table-cell>
          <table:table-cell table:style-name="ce1" office:value-type="string">
            <text:p>3.1132e-14</text:p>
          </table:table-cell>
          <table:table-cell office:value-type="float" office:value="0.00018416">
            <text:p>0.00018416</text:p>
          </table:table-cell>
          <table:table-cell table:style-name="ce1" office:value-type="string">
            <text:p>5.936e-05</text:p>
          </table:table-cell>
          <table:table-cell office:value-type="float" office:value="0.0011255">
            <text:p>0.0011255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0975e-19</text:p>
          </table:table-cell>
          <table:table-cell table:style-name="ce1" office:value-type="string">
            <text:p>3.1133e-14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181.71">
            <text:p>181.71</text:p>
          </table:table-cell>
          <table:table-cell table:formula="of:=[.Q120]*1000000" office:value-type="float" office:value="58.651">
            <text:p>58.651</text:p>
          </table:table-cell>
          <table:table-cell table:formula="of:=[.R120]*1000000" office:value-type="float" office:value="1128.8">
            <text:p>1128.8</text:p>
          </table:table-cell>
          <table:table-cell table:formula="of:=[.S120]*1000000" office:value-type="float" office:value="0.000048973">
            <text:p>0.000048973</text:p>
          </table:table-cell>
          <table:table-cell table:formula="of:=[.T120]*1000000" office:value-type="float" office:value="3.2871">
            <text:p>3.2871</text:p>
          </table:table-cell>
          <table:table-cell table:formula="of:=[.U120]*1000000" office:value-type="float" office:value="-6.2466E-020">
            <text:p>-6.2466E-020</text:p>
          </table:table-cell>
          <table:table-cell table:formula="of:=[.V120]*1000000" office:value-type="float" office:value="0.000000030259">
            <text:p>3.0259E-008</text:p>
          </table:table-cell>
          <table:table-cell table:formula="of:=[.W120]*1000000" office:value-type="float" office:value="181.71">
            <text:p>181.71</text:p>
          </table:table-cell>
          <table:table-cell table:formula="of:=[.X120]*1000000" office:value-type="float" office:value="58.601">
            <text:p>58.601</text:p>
          </table:table-cell>
          <table:table-cell table:formula="of:=[.Y120]*1000000" office:value-type="float" office:value="1128.8">
            <text:p>1128.8</text:p>
          </table:table-cell>
          <table:table-cell table:formula="of:=[.Z120]*1000000" office:value-type="float" office:value="20.02">
            <text:p>20.02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1.535E-015">
            <text:p>1.535E-015</text:p>
          </table:table-cell>
          <table:table-cell table:formula="of:=[.AC120]*1000000" office:value-type="float" office:value="0.000000030259">
            <text:p>3.0259E-008</text:p>
          </table:table-cell>
          <table:table-cell office:value-type="float" office:value="0.00018171">
            <text:p>0.00018171</text:p>
          </table:table-cell>
          <table:table-cell table:style-name="ce1" office:value-type="string">
            <text:p>5.8651e-05</text:p>
          </table:table-cell>
          <table:table-cell office:value-type="float" office:value="0.0011288">
            <text:p>0.0011288</text:p>
          </table:table-cell>
          <table:table-cell table:style-name="ce1" office:value-type="string">
            <text:p>4.8973e-11</text:p>
          </table:table-cell>
          <table:table-cell table:style-name="ce1" office:value-type="string">
            <text:p>3.2871e-06</text:p>
          </table:table-cell>
          <table:table-cell table:style-name="ce1" office:value-type="string">
            <text:p>-6.2466e-26</text:p>
          </table:table-cell>
          <table:table-cell table:style-name="ce1" office:value-type="string">
            <text:p>3.0259e-14</text:p>
          </table:table-cell>
          <table:table-cell office:value-type="float" office:value="0.00018171">
            <text:p>0.00018171</text:p>
          </table:table-cell>
          <table:table-cell table:style-name="ce1" office:value-type="string">
            <text:p>5.8601e-05</text:p>
          </table:table-cell>
          <table:table-cell office:value-type="float" office:value="0.0011288">
            <text:p>0.0011288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535e-21</text:p>
          </table:table-cell>
          <table:table-cell table:style-name="ce1" office:value-type="string">
            <text:p>3.0259e-14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179.29">
            <text:p>179.29</text:p>
          </table:table-cell>
          <table:table-cell table:formula="of:=[.Q121]*1000000" office:value-type="float" office:value="57.9">
            <text:p>57.9</text:p>
          </table:table-cell>
          <table:table-cell table:formula="of:=[.R121]*1000000" office:value-type="float" office:value="1132">
            <text:p>1132</text:p>
          </table:table-cell>
          <table:table-cell table:formula="of:=[.S121]*1000000" office:value-type="float" office:value="0.000046519">
            <text:p>0.000046519</text:p>
          </table:table-cell>
          <table:table-cell table:formula="of:=[.T121]*1000000" office:value-type="float" office:value="3.3061">
            <text:p>3.3061</text:p>
          </table:table-cell>
          <table:table-cell table:formula="of:=[.U121]*1000000" office:value-type="float" office:value="1.0844E-022">
            <text:p>1.0844E-022</text:p>
          </table:table-cell>
          <table:table-cell table:formula="of:=[.V121]*1000000" office:value-type="float" office:value="0.000000029412">
            <text:p>2.9412E-008</text:p>
          </table:table-cell>
          <table:table-cell table:formula="of:=[.W121]*1000000" office:value-type="float" office:value="179.29">
            <text:p>179.29</text:p>
          </table:table-cell>
          <table:table-cell table:formula="of:=[.X121]*1000000" office:value-type="float" office:value="57.85">
            <text:p>57.85</text:p>
          </table:table-cell>
          <table:table-cell table:formula="of:=[.Y121]*1000000" office:value-type="float" office:value="1132">
            <text:p>1132</text:p>
          </table:table-cell>
          <table:table-cell table:formula="of:=[.Z121]*1000000" office:value-type="float" office:value="20.02">
            <text:p>20.02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0036601">
            <text:p>-3.6601E-013</text:p>
          </table:table-cell>
          <table:table-cell table:formula="of:=[.AC121]*1000000" office:value-type="float" office:value="0.000000029412">
            <text:p>2.9412E-008</text:p>
          </table:table-cell>
          <table:table-cell office:value-type="float" office:value="0.00017929">
            <text:p>0.00017929</text:p>
          </table:table-cell>
          <table:table-cell table:style-name="ce1" office:value-type="string">
            <text:p>5.79e-05</text:p>
          </table:table-cell>
          <table:table-cell office:value-type="float" office:value="0.001132">
            <text:p>0.001132</text:p>
          </table:table-cell>
          <table:table-cell table:style-name="ce1" office:value-type="string">
            <text:p>4.6519e-11</text:p>
          </table:table-cell>
          <table:table-cell table:style-name="ce1" office:value-type="string">
            <text:p>3.3061e-06</text:p>
          </table:table-cell>
          <table:table-cell table:style-name="ce1" office:value-type="string">
            <text:p>1.0844e-28</text:p>
          </table:table-cell>
          <table:table-cell table:style-name="ce1" office:value-type="string">
            <text:p>2.9412e-14</text:p>
          </table:table-cell>
          <table:table-cell office:value-type="float" office:value="0.00017929">
            <text:p>0.00017929</text:p>
          </table:table-cell>
          <table:table-cell table:style-name="ce1" office:value-type="string">
            <text:p>5.785e-05</text:p>
          </table:table-cell>
          <table:table-cell office:value-type="float" office:value="0.001132">
            <text:p>0.001132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6601e-19</text:p>
          </table:table-cell>
          <table:table-cell table:style-name="ce1" office:value-type="string">
            <text:p>2.9412e-14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176.91">
            <text:p>176.91</text:p>
          </table:table-cell>
          <table:table-cell table:formula="of:=[.Q122]*1000000" office:value-type="float" office:value="57.158">
            <text:p>57.158</text:p>
          </table:table-cell>
          <table:table-cell table:formula="of:=[.R122]*1000000" office:value-type="float" office:value="1135.2">
            <text:p>1135.2</text:p>
          </table:table-cell>
          <table:table-cell table:formula="of:=[.S122]*1000000" office:value-type="float" office:value="0.000044178">
            <text:p>0.000044178</text:p>
          </table:table-cell>
          <table:table-cell table:formula="of:=[.T122]*1000000" office:value-type="float" office:value="3.325">
            <text:p>3.325</text:p>
          </table:table-cell>
          <table:table-cell table:formula="of:=[.U122]*1000000" office:value-type="float" office:value="5.1496E-023">
            <text:p>5.1496E-023</text:p>
          </table:table-cell>
          <table:table-cell table:formula="of:=[.V122]*1000000" office:value-type="float" office:value="0.000000028591">
            <text:p>2.8591E-008</text:p>
          </table:table-cell>
          <table:table-cell table:formula="of:=[.W122]*1000000" office:value-type="float" office:value="176.91">
            <text:p>176.91</text:p>
          </table:table-cell>
          <table:table-cell table:formula="of:=[.X122]*1000000" office:value-type="float" office:value="57.109">
            <text:p>57.109</text:p>
          </table:table-cell>
          <table:table-cell table:formula="of:=[.Y122]*1000000" office:value-type="float" office:value="1135.2">
            <text:p>1135.2</text:p>
          </table:table-cell>
          <table:table-cell table:formula="of:=[.Z122]*1000000" office:value-type="float" office:value="20.02">
            <text:p>20.02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0042564">
            <text:p>-4.2564E-013</text:p>
          </table:table-cell>
          <table:table-cell table:formula="of:=[.AC122]*1000000" office:value-type="float" office:value="0.000000028591">
            <text:p>2.8591E-008</text:p>
          </table:table-cell>
          <table:table-cell office:value-type="float" office:value="0.00017691">
            <text:p>0.00017691</text:p>
          </table:table-cell>
          <table:table-cell table:style-name="ce1" office:value-type="string">
            <text:p>5.7158e-05</text:p>
          </table:table-cell>
          <table:table-cell office:value-type="float" office:value="0.0011352">
            <text:p>0.0011352</text:p>
          </table:table-cell>
          <table:table-cell table:style-name="ce1" office:value-type="string">
            <text:p>4.4178e-11</text:p>
          </table:table-cell>
          <table:table-cell table:style-name="ce1" office:value-type="string">
            <text:p>3.325e-06</text:p>
          </table:table-cell>
          <table:table-cell table:style-name="ce1" office:value-type="string">
            <text:p>5.1496e-29</text:p>
          </table:table-cell>
          <table:table-cell table:style-name="ce1" office:value-type="string">
            <text:p>2.8591e-14</text:p>
          </table:table-cell>
          <table:table-cell office:value-type="float" office:value="0.00017691">
            <text:p>0.00017691</text:p>
          </table:table-cell>
          <table:table-cell table:style-name="ce1" office:value-type="string">
            <text:p>5.7109e-05</text:p>
          </table:table-cell>
          <table:table-cell office:value-type="float" office:value="0.0011352">
            <text:p>0.0011352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564e-19</text:p>
          </table:table-cell>
          <table:table-cell table:style-name="ce1" office:value-type="string">
            <text:p>2.8591e-14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174.56">
            <text:p>174.56</text:p>
          </table:table-cell>
          <table:table-cell table:formula="of:=[.Q123]*1000000" office:value-type="float" office:value="56.426">
            <text:p>56.426</text:p>
          </table:table-cell>
          <table:table-cell table:formula="of:=[.R123]*1000000" office:value-type="float" office:value="1138.3">
            <text:p>1138.3</text:p>
          </table:table-cell>
          <table:table-cell table:formula="of:=[.S123]*1000000" office:value-type="float" office:value="0.000041946">
            <text:p>0.000041946</text:p>
          </table:table-cell>
          <table:table-cell table:formula="of:=[.T123]*1000000" office:value-type="float" office:value="3.3439">
            <text:p>3.3439</text:p>
          </table:table-cell>
          <table:table-cell table:formula="of:=[.U123]*1000000" office:value-type="float" office:value="1.6975E-023">
            <text:p>1.6975E-023</text:p>
          </table:table-cell>
          <table:table-cell table:formula="of:=[.V123]*1000000" office:value-type="float" office:value="0.000000027795">
            <text:p>2.7795E-008</text:p>
          </table:table-cell>
          <table:table-cell table:formula="of:=[.W123]*1000000" office:value-type="float" office:value="174.55">
            <text:p>174.55</text:p>
          </table:table-cell>
          <table:table-cell table:formula="of:=[.X123]*1000000" office:value-type="float" office:value="56.376">
            <text:p>56.376</text:p>
          </table:table-cell>
          <table:table-cell table:formula="of:=[.Y123]*1000000" office:value-type="float" office:value="1138.3">
            <text:p>1138.3</text:p>
          </table:table-cell>
          <table:table-cell table:formula="of:=[.Z123]*1000000" office:value-type="float" office:value="20.02">
            <text:p>20.02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-0.00000000000042242">
            <text:p>-4.2242E-013</text:p>
          </table:table-cell>
          <table:table-cell table:formula="of:=[.AC123]*1000000" office:value-type="float" office:value="0.000000027795">
            <text:p>2.7795E-008</text:p>
          </table:table-cell>
          <table:table-cell office:value-type="float" office:value="0.00017456">
            <text:p>0.00017456</text:p>
          </table:table-cell>
          <table:table-cell table:style-name="ce1" office:value-type="string">
            <text:p>5.6426e-05</text:p>
          </table:table-cell>
          <table:table-cell office:value-type="float" office:value="0.0011383">
            <text:p>0.0011383</text:p>
          </table:table-cell>
          <table:table-cell table:style-name="ce1" office:value-type="string">
            <text:p>4.1946e-11</text:p>
          </table:table-cell>
          <table:table-cell table:style-name="ce1" office:value-type="string">
            <text:p>3.3439e-06</text:p>
          </table:table-cell>
          <table:table-cell table:style-name="ce1" office:value-type="string">
            <text:p>1.6975e-29</text:p>
          </table:table-cell>
          <table:table-cell table:style-name="ce1" office:value-type="string">
            <text:p>2.7795e-14</text:p>
          </table:table-cell>
          <table:table-cell office:value-type="float" office:value="0.00017455">
            <text:p>0.00017455</text:p>
          </table:table-cell>
          <table:table-cell table:style-name="ce1" office:value-type="string">
            <text:p>5.6376e-05</text:p>
          </table:table-cell>
          <table:table-cell office:value-type="float" office:value="0.0011383">
            <text:p>0.0011383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4.2242e-19</text:p>
          </table:table-cell>
          <table:table-cell table:style-name="ce1" office:value-type="string">
            <text:p>2.7795e-14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172.24">
            <text:p>172.24</text:p>
          </table:table-cell>
          <table:table-cell table:formula="of:=[.Q124]*1000000" office:value-type="float" office:value="55.702">
            <text:p>55.702</text:p>
          </table:table-cell>
          <table:table-cell table:formula="of:=[.R124]*1000000" office:value-type="float" office:value="1141.4">
            <text:p>1141.4</text:p>
          </table:table-cell>
          <table:table-cell table:formula="of:=[.S124]*1000000" office:value-type="float" office:value="0.000039816">
            <text:p>0.000039816</text:p>
          </table:table-cell>
          <table:table-cell table:formula="of:=[.T124]*1000000" office:value-type="float" office:value="3.3626">
            <text:p>3.3626</text:p>
          </table:table-cell>
          <table:table-cell table:formula="of:=[.U124]*1000000" office:value-type="float" office:value="5.672E-024">
            <text:p>5.672E-024</text:p>
          </table:table-cell>
          <table:table-cell table:formula="of:=[.V124]*1000000" office:value-type="float" office:value="0.000000027023">
            <text:p>0.000000027</text:p>
          </table:table-cell>
          <table:table-cell table:formula="of:=[.W124]*1000000" office:value-type="float" office:value="172.24">
            <text:p>172.24</text:p>
          </table:table-cell>
          <table:table-cell table:formula="of:=[.X124]*1000000" office:value-type="float" office:value="55.653">
            <text:p>55.653</text:p>
          </table:table-cell>
          <table:table-cell table:formula="of:=[.Y124]*1000000" office:value-type="float" office:value="1141.4">
            <text:p>1141.4</text:p>
          </table:table-cell>
          <table:table-cell table:formula="of:=[.Z124]*1000000" office:value-type="float" office:value="20.02">
            <text:p>20.02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-0.00000000000034728">
            <text:p>-3.4728E-013</text:p>
          </table:table-cell>
          <table:table-cell table:formula="of:=[.AC124]*1000000" office:value-type="float" office:value="0.000000027023">
            <text:p>0.000000027</text:p>
          </table:table-cell>
          <table:table-cell office:value-type="float" office:value="0.00017224">
            <text:p>0.00017224</text:p>
          </table:table-cell>
          <table:table-cell table:style-name="ce1" office:value-type="string">
            <text:p>5.5702e-05</text:p>
          </table:table-cell>
          <table:table-cell office:value-type="float" office:value="0.0011414">
            <text:p>0.0011414</text:p>
          </table:table-cell>
          <table:table-cell table:style-name="ce1" office:value-type="string">
            <text:p>3.9816e-11</text:p>
          </table:table-cell>
          <table:table-cell table:style-name="ce1" office:value-type="string">
            <text:p>3.3626e-06</text:p>
          </table:table-cell>
          <table:table-cell table:style-name="ce1" office:value-type="string">
            <text:p>5.672e-30</text:p>
          </table:table-cell>
          <table:table-cell table:style-name="ce1" office:value-type="string">
            <text:p>2.7023e-14</text:p>
          </table:table-cell>
          <table:table-cell office:value-type="float" office:value="0.00017224">
            <text:p>0.00017224</text:p>
          </table:table-cell>
          <table:table-cell table:style-name="ce1" office:value-type="string">
            <text:p>5.5653e-05</text:p>
          </table:table-cell>
          <table:table-cell office:value-type="float" office:value="0.0011414">
            <text:p>0.001141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3.4728e-19</text:p>
          </table:table-cell>
          <table:table-cell table:style-name="ce1" office:value-type="string">
            <text:p>2.7023e-14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169.96">
            <text:p>169.96</text:p>
          </table:table-cell>
          <table:table-cell table:formula="of:=[.Q125]*1000000" office:value-type="float" office:value="54.986">
            <text:p>54.986</text:p>
          </table:table-cell>
          <table:table-cell table:formula="of:=[.R125]*1000000" office:value-type="float" office:value="1144.4">
            <text:p>1144.4</text:p>
          </table:table-cell>
          <table:table-cell table:formula="of:=[.S125]*1000000" office:value-type="float" office:value="0.000037786">
            <text:p>0.000037786</text:p>
          </table:table-cell>
          <table:table-cell table:formula="of:=[.T125]*1000000" office:value-type="float" office:value="3.3812">
            <text:p>3.3812</text:p>
          </table:table-cell>
          <table:table-cell table:formula="of:=[.U125]*1000000" office:value-type="float" office:value="1.9211E-024">
            <text:p>1.9211E-024</text:p>
          </table:table-cell>
          <table:table-cell table:formula="of:=[.V125]*1000000" office:value-type="float" office:value="0.000000026275">
            <text:p>2.6275E-008</text:p>
          </table:table-cell>
          <table:table-cell table:formula="of:=[.W125]*1000000" office:value-type="float" office:value="169.95">
            <text:p>169.95</text:p>
          </table:table-cell>
          <table:table-cell table:formula="of:=[.X125]*1000000" office:value-type="float" office:value="54.937">
            <text:p>54.937</text:p>
          </table:table-cell>
          <table:table-cell table:formula="of:=[.Y125]*1000000" office:value-type="float" office:value="1144.4">
            <text:p>1144.4</text:p>
          </table:table-cell>
          <table:table-cell table:formula="of:=[.Z125]*1000000" office:value-type="float" office:value="20.02">
            <text:p>20.02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-0.00000000000023622">
            <text:p>-2.3622E-013</text:p>
          </table:table-cell>
          <table:table-cell table:formula="of:=[.AC125]*1000000" office:value-type="float" office:value="0.000000026275">
            <text:p>2.6275E-008</text:p>
          </table:table-cell>
          <table:table-cell office:value-type="float" office:value="0.00016996">
            <text:p>0.00016996</text:p>
          </table:table-cell>
          <table:table-cell table:style-name="ce1" office:value-type="string">
            <text:p>5.4986e-05</text:p>
          </table:table-cell>
          <table:table-cell office:value-type="float" office:value="0.0011444">
            <text:p>0.0011444</text:p>
          </table:table-cell>
          <table:table-cell table:style-name="ce1" office:value-type="string">
            <text:p>3.7786e-11</text:p>
          </table:table-cell>
          <table:table-cell table:style-name="ce1" office:value-type="string">
            <text:p>3.3812e-06</text:p>
          </table:table-cell>
          <table:table-cell table:style-name="ce1" office:value-type="string">
            <text:p>1.9211e-30</text:p>
          </table:table-cell>
          <table:table-cell table:style-name="ce1" office:value-type="string">
            <text:p>2.6275e-14</text:p>
          </table:table-cell>
          <table:table-cell office:value-type="float" office:value="0.00016995">
            <text:p>0.00016995</text:p>
          </table:table-cell>
          <table:table-cell table:style-name="ce1" office:value-type="string">
            <text:p>5.4937e-05</text:p>
          </table:table-cell>
          <table:table-cell office:value-type="float" office:value="0.0011444">
            <text:p>0.001144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622e-19</text:p>
          </table:table-cell>
          <table:table-cell table:style-name="ce1" office:value-type="string">
            <text:p>2.6275e-14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167.7">
            <text:p>167.7</text:p>
          </table:table-cell>
          <table:table-cell table:formula="of:=[.Q126]*1000000" office:value-type="float" office:value="54.28">
            <text:p>54.28</text:p>
          </table:table-cell>
          <table:table-cell table:formula="of:=[.R126]*1000000" office:value-type="float" office:value="1147.4">
            <text:p>1147.4</text:p>
          </table:table-cell>
          <table:table-cell table:formula="of:=[.S126]*1000000" office:value-type="float" office:value="0.00003585">
            <text:p>0.00003585</text:p>
          </table:table-cell>
          <table:table-cell table:formula="of:=[.T126]*1000000" office:value-type="float" office:value="3.3996">
            <text:p>3.3996</text:p>
          </table:table-cell>
          <table:table-cell table:formula="of:=[.U126]*1000000" office:value-type="float" office:value="6.5886E-025">
            <text:p>6.5886E-025</text:p>
          </table:table-cell>
          <table:table-cell table:formula="of:=[.V126]*1000000" office:value-type="float" office:value="0.00000002555">
            <text:p>2.555E-008</text:p>
          </table:table-cell>
          <table:table-cell table:formula="of:=[.W126]*1000000" office:value-type="float" office:value="167.7">
            <text:p>167.7</text:p>
          </table:table-cell>
          <table:table-cell table:formula="of:=[.X126]*1000000" office:value-type="float" office:value="54.231">
            <text:p>54.231</text:p>
          </table:table-cell>
          <table:table-cell table:formula="of:=[.Y126]*1000000" office:value-type="float" office:value="1147.4">
            <text:p>1147.4</text:p>
          </table:table-cell>
          <table:table-cell table:formula="of:=[.Z126]*1000000" office:value-type="float" office:value="20.02">
            <text:p>20.02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-0.00000000000062539">
            <text:p>-6.2539E-013</text:p>
          </table:table-cell>
          <table:table-cell table:formula="of:=[.AC126]*1000000" office:value-type="float" office:value="0.00000002555">
            <text:p>2.555E-008</text:p>
          </table:table-cell>
          <table:table-cell office:value-type="float" office:value="0.0001677">
            <text:p>0.0001677</text:p>
          </table:table-cell>
          <table:table-cell table:style-name="ce1" office:value-type="string">
            <text:p>5.428e-05</text:p>
          </table:table-cell>
          <table:table-cell office:value-type="float" office:value="0.0011474">
            <text:p>0.0011474</text:p>
          </table:table-cell>
          <table:table-cell table:style-name="ce1" office:value-type="string">
            <text:p>3.585e-11</text:p>
          </table:table-cell>
          <table:table-cell table:style-name="ce1" office:value-type="string">
            <text:p>3.3996e-06</text:p>
          </table:table-cell>
          <table:table-cell table:style-name="ce1" office:value-type="string">
            <text:p>6.5886e-31</text:p>
          </table:table-cell>
          <table:table-cell table:style-name="ce1" office:value-type="string">
            <text:p>2.555e-14</text:p>
          </table:table-cell>
          <table:table-cell office:value-type="float" office:value="0.0001677">
            <text:p>0.0001677</text:p>
          </table:table-cell>
          <table:table-cell table:style-name="ce1" office:value-type="string">
            <text:p>5.4231e-05</text:p>
          </table:table-cell>
          <table:table-cell office:value-type="float" office:value="0.0011474">
            <text:p>0.001147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539e-19</text:p>
          </table:table-cell>
          <table:table-cell table:style-name="ce1" office:value-type="string">
            <text:p>2.555e-14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165.49">
            <text:p>165.49</text:p>
          </table:table-cell>
          <table:table-cell table:formula="of:=[.Q127]*1000000" office:value-type="float" office:value="53.582">
            <text:p>53.582</text:p>
          </table:table-cell>
          <table:table-cell table:formula="of:=[.R127]*1000000" office:value-type="float" office:value="1150.4">
            <text:p>1150.4</text:p>
          </table:table-cell>
          <table:table-cell table:formula="of:=[.S127]*1000000" office:value-type="float" office:value="0.000034005">
            <text:p>0.000034005</text:p>
          </table:table-cell>
          <table:table-cell table:formula="of:=[.T127]*1000000" office:value-type="float" office:value="3.418">
            <text:p>3.418</text:p>
          </table:table-cell>
          <table:table-cell table:formula="of:=[.U127]*1000000" office:value-type="float" office:value="2.2864E-025">
            <text:p>2.2864E-025</text:p>
          </table:table-cell>
          <table:table-cell table:formula="of:=[.V127]*1000000" office:value-type="float" office:value="0.000000024847">
            <text:p>2.4847E-008</text:p>
          </table:table-cell>
          <table:table-cell table:formula="of:=[.W127]*1000000" office:value-type="float" office:value="165.48">
            <text:p>165.48</text:p>
          </table:table-cell>
          <table:table-cell table:formula="of:=[.X127]*1000000" office:value-type="float" office:value="53.533">
            <text:p>53.533</text:p>
          </table:table-cell>
          <table:table-cell table:formula="of:=[.Y127]*1000000" office:value-type="float" office:value="1150.4">
            <text:p>1150.4</text:p>
          </table:table-cell>
          <table:table-cell table:formula="of:=[.Z127]*1000000" office:value-type="float" office:value="20.02">
            <text:p>20.02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0.00000000000094642">
            <text:p>9.4642E-013</text:p>
          </table:table-cell>
          <table:table-cell table:formula="of:=[.AC127]*1000000" office:value-type="float" office:value="0.000000024847">
            <text:p>2.4847E-008</text:p>
          </table:table-cell>
          <table:table-cell office:value-type="float" office:value="0.00016549">
            <text:p>0.00016549</text:p>
          </table:table-cell>
          <table:table-cell table:style-name="ce1" office:value-type="string">
            <text:p>5.3582e-05</text:p>
          </table:table-cell>
          <table:table-cell office:value-type="float" office:value="0.0011504">
            <text:p>0.0011504</text:p>
          </table:table-cell>
          <table:table-cell table:style-name="ce1" office:value-type="string">
            <text:p>3.4005e-11</text:p>
          </table:table-cell>
          <table:table-cell table:style-name="ce1" office:value-type="string">
            <text:p>3.418e-06</text:p>
          </table:table-cell>
          <table:table-cell table:style-name="ce1" office:value-type="string">
            <text:p>2.2864e-31</text:p>
          </table:table-cell>
          <table:table-cell table:style-name="ce1" office:value-type="string">
            <text:p>2.4847e-14</text:p>
          </table:table-cell>
          <table:table-cell office:value-type="float" office:value="0.00016548">
            <text:p>0.00016548</text:p>
          </table:table-cell>
          <table:table-cell table:style-name="ce1" office:value-type="string">
            <text:p>5.3533e-05</text:p>
          </table:table-cell>
          <table:table-cell office:value-type="float" office:value="0.0011504">
            <text:p>0.001150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9.4642e-19</text:p>
          </table:table-cell>
          <table:table-cell table:style-name="ce1" office:value-type="string">
            <text:p>2.4847e-14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163.3">
            <text:p>163.3</text:p>
          </table:table-cell>
          <table:table-cell table:formula="of:=[.Q128]*1000000" office:value-type="float" office:value="52.892">
            <text:p>52.892</text:p>
          </table:table-cell>
          <table:table-cell table:formula="of:=[.R128]*1000000" office:value-type="float" office:value="1153.3">
            <text:p>1153.3</text:p>
          </table:table-cell>
          <table:table-cell table:formula="of:=[.S128]*1000000" office:value-type="float" office:value="0.000032246">
            <text:p>0.000032246</text:p>
          </table:table-cell>
          <table:table-cell table:formula="of:=[.T128]*1000000" office:value-type="float" office:value="3.4363">
            <text:p>3.4363</text:p>
          </table:table-cell>
          <table:table-cell table:formula="of:=[.U128]*1000000" office:value-type="float" office:value="8.025E-026">
            <text:p>8.025E-026</text:p>
          </table:table-cell>
          <table:table-cell table:formula="of:=[.V128]*1000000" office:value-type="float" office:value="0.000000024165">
            <text:p>2.4165E-008</text:p>
          </table:table-cell>
          <table:table-cell table:formula="of:=[.W128]*1000000" office:value-type="float" office:value="163.3">
            <text:p>163.3</text:p>
          </table:table-cell>
          <table:table-cell table:formula="of:=[.X128]*1000000" office:value-type="float" office:value="52.844">
            <text:p>52.844</text:p>
          </table:table-cell>
          <table:table-cell table:formula="of:=[.Y128]*1000000" office:value-type="float" office:value="1153.3">
            <text:p>1153.3</text:p>
          </table:table-cell>
          <table:table-cell table:formula="of:=[.Z128]*1000000" office:value-type="float" office:value="20.02">
            <text:p>20.02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-0.00000000000024138">
            <text:p>-2.4138E-013</text:p>
          </table:table-cell>
          <table:table-cell table:formula="of:=[.AC128]*1000000" office:value-type="float" office:value="0.000000024166">
            <text:p>2.4166E-008</text:p>
          </table:table-cell>
          <table:table-cell office:value-type="float" office:value="0.0001633">
            <text:p>0.0001633</text:p>
          </table:table-cell>
          <table:table-cell table:style-name="ce1" office:value-type="string">
            <text:p>5.2892e-05</text:p>
          </table:table-cell>
          <table:table-cell office:value-type="float" office:value="0.0011533">
            <text:p>0.0011533</text:p>
          </table:table-cell>
          <table:table-cell table:style-name="ce1" office:value-type="string">
            <text:p>3.2246e-11</text:p>
          </table:table-cell>
          <table:table-cell table:style-name="ce1" office:value-type="string">
            <text:p>3.4363e-06</text:p>
          </table:table-cell>
          <table:table-cell table:style-name="ce1" office:value-type="string">
            <text:p>8.025e-32</text:p>
          </table:table-cell>
          <table:table-cell table:style-name="ce1" office:value-type="string">
            <text:p>2.4165e-14</text:p>
          </table:table-cell>
          <table:table-cell office:value-type="float" office:value="0.0001633">
            <text:p>0.0001633</text:p>
          </table:table-cell>
          <table:table-cell table:style-name="ce1" office:value-type="string">
            <text:p>5.2844e-05</text:p>
          </table:table-cell>
          <table:table-cell office:value-type="float" office:value="0.0011533">
            <text:p>0.0011533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138e-19</text:p>
          </table:table-cell>
          <table:table-cell table:style-name="ce1" office:value-type="string">
            <text:p>2.4166e-14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161.14">
            <text:p>161.14</text:p>
          </table:table-cell>
          <table:table-cell table:formula="of:=[.Q129]*1000000" office:value-type="float" office:value="52.211">
            <text:p>52.211</text:p>
          </table:table-cell>
          <table:table-cell table:formula="of:=[.R129]*1000000" office:value-type="float" office:value="1156.2">
            <text:p>1156.2</text:p>
          </table:table-cell>
          <table:table-cell table:formula="of:=[.S129]*1000000" office:value-type="float" office:value="0.000030571">
            <text:p>0.000030571</text:p>
          </table:table-cell>
          <table:table-cell table:formula="of:=[.T129]*1000000" office:value-type="float" office:value="3.4544">
            <text:p>3.4544</text:p>
          </table:table-cell>
          <table:table-cell table:formula="of:=[.U129]*1000000" office:value-type="float" office:value="2.8484E-026">
            <text:p>2.8484E-026</text:p>
          </table:table-cell>
          <table:table-cell table:formula="of:=[.V129]*1000000" office:value-type="float" office:value="0.000000023505">
            <text:p>2.3505E-008</text:p>
          </table:table-cell>
          <table:table-cell table:formula="of:=[.W129]*1000000" office:value-type="float" office:value="161.14">
            <text:p>161.14</text:p>
          </table:table-cell>
          <table:table-cell table:formula="of:=[.X129]*1000000" office:value-type="float" office:value="52.163">
            <text:p>52.163</text:p>
          </table:table-cell>
          <table:table-cell table:formula="of:=[.Y129]*1000000" office:value-type="float" office:value="1156.2">
            <text:p>1156.2</text:p>
          </table:table-cell>
          <table:table-cell table:formula="of:=[.Z129]*1000000" office:value-type="float" office:value="20.02">
            <text:p>20.02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018054">
            <text:p>1.8054E-013</text:p>
          </table:table-cell>
          <table:table-cell table:formula="of:=[.AC129]*1000000" office:value-type="float" office:value="0.000000023505">
            <text:p>2.3505E-008</text:p>
          </table:table-cell>
          <table:table-cell office:value-type="float" office:value="0.00016114">
            <text:p>0.00016114</text:p>
          </table:table-cell>
          <table:table-cell table:style-name="ce1" office:value-type="string">
            <text:p>5.2211e-05</text:p>
          </table:table-cell>
          <table:table-cell office:value-type="float" office:value="0.0011562">
            <text:p>0.0011562</text:p>
          </table:table-cell>
          <table:table-cell table:style-name="ce1" office:value-type="string">
            <text:p>3.0571e-11</text:p>
          </table:table-cell>
          <table:table-cell table:style-name="ce1" office:value-type="string">
            <text:p>3.4544e-06</text:p>
          </table:table-cell>
          <table:table-cell table:style-name="ce1" office:value-type="string">
            <text:p>2.8484e-32</text:p>
          </table:table-cell>
          <table:table-cell table:style-name="ce1" office:value-type="string">
            <text:p>2.3505e-14</text:p>
          </table:table-cell>
          <table:table-cell office:value-type="float" office:value="0.00016114">
            <text:p>0.00016114</text:p>
          </table:table-cell>
          <table:table-cell table:style-name="ce1" office:value-type="string">
            <text:p>5.2163e-05</text:p>
          </table:table-cell>
          <table:table-cell office:value-type="float" office:value="0.0011562">
            <text:p>0.0011562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054e-19</text:p>
          </table:table-cell>
          <table:table-cell table:style-name="ce1" office:value-type="string">
            <text:p>2.3505e-14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159.02">
            <text:p>159.02</text:p>
          </table:table-cell>
          <table:table-cell table:formula="of:=[.Q130]*1000000" office:value-type="float" office:value="51.538">
            <text:p>51.538</text:p>
          </table:table-cell>
          <table:table-cell table:formula="of:=[.R130]*1000000" office:value-type="float" office:value="1159">
            <text:p>1159</text:p>
          </table:table-cell>
          <table:table-cell table:formula="of:=[.S130]*1000000" office:value-type="float" office:value="0.000028974">
            <text:p>0.000028974</text:p>
          </table:table-cell>
          <table:table-cell table:formula="of:=[.T130]*1000000" office:value-type="float" office:value="3.4724">
            <text:p>3.4724</text:p>
          </table:table-cell>
          <table:table-cell table:formula="of:=[.U130]*1000000" office:value-type="float" office:value="1.0222E-026">
            <text:p>1.0222E-026</text:p>
          </table:table-cell>
          <table:table-cell table:formula="of:=[.V130]*1000000" office:value-type="float" office:value="0.000000022864">
            <text:p>2.2864E-008</text:p>
          </table:table-cell>
          <table:table-cell table:formula="of:=[.W130]*1000000" office:value-type="float" office:value="159.02">
            <text:p>159.02</text:p>
          </table:table-cell>
          <table:table-cell table:formula="of:=[.X130]*1000000" office:value-type="float" office:value="51.49">
            <text:p>51.49</text:p>
          </table:table-cell>
          <table:table-cell table:formula="of:=[.Y130]*1000000" office:value-type="float" office:value="1159">
            <text:p>1159</text:p>
          </table:table-cell>
          <table:table-cell table:formula="of:=[.Z130]*1000000" office:value-type="float" office:value="20.02">
            <text:p>20.02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10567">
            <text:p>1.0567E-012</text:p>
          </table:table-cell>
          <table:table-cell table:formula="of:=[.AC130]*1000000" office:value-type="float" office:value="0.000000022864">
            <text:p>2.2864E-008</text:p>
          </table:table-cell>
          <table:table-cell office:value-type="float" office:value="0.00015902">
            <text:p>0.00015902</text:p>
          </table:table-cell>
          <table:table-cell table:style-name="ce1" office:value-type="string">
            <text:p>5.1538e-05</text:p>
          </table:table-cell>
          <table:table-cell office:value-type="float" office:value="0.001159">
            <text:p>0.001159</text:p>
          </table:table-cell>
          <table:table-cell table:style-name="ce1" office:value-type="string">
            <text:p>2.8974e-11</text:p>
          </table:table-cell>
          <table:table-cell table:style-name="ce1" office:value-type="string">
            <text:p>3.4724e-06</text:p>
          </table:table-cell>
          <table:table-cell table:style-name="ce1" office:value-type="string">
            <text:p>1.0222e-32</text:p>
          </table:table-cell>
          <table:table-cell table:style-name="ce1" office:value-type="string">
            <text:p>2.2864e-14</text:p>
          </table:table-cell>
          <table:table-cell office:value-type="float" office:value="0.00015902">
            <text:p>0.00015902</text:p>
          </table:table-cell>
          <table:table-cell table:style-name="ce1" office:value-type="string">
            <text:p>5.149e-05</text:p>
          </table:table-cell>
          <table:table-cell office:value-type="float" office:value="0.001159">
            <text:p>0.001159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67e-18</text:p>
          </table:table-cell>
          <table:table-cell table:style-name="ce1" office:value-type="string">
            <text:p>2.2864e-14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156.92">
            <text:p>156.92</text:p>
          </table:table-cell>
          <table:table-cell table:formula="of:=[.Q131]*1000000" office:value-type="float" office:value="50.874">
            <text:p>50.874</text:p>
          </table:table-cell>
          <table:table-cell table:formula="of:=[.R131]*1000000" office:value-type="float" office:value="1161.8">
            <text:p>1161.8</text:p>
          </table:table-cell>
          <table:table-cell table:formula="of:=[.S131]*1000000" office:value-type="float" office:value="0.000027454">
            <text:p>0.000027454</text:p>
          </table:table-cell>
          <table:table-cell table:formula="of:=[.T131]*1000000" office:value-type="float" office:value="3.4904">
            <text:p>3.4904</text:p>
          </table:table-cell>
          <table:table-cell table:formula="of:=[.U131]*1000000" office:value-type="float" office:value="3.7085E-027">
            <text:p>3.7085E-027</text:p>
          </table:table-cell>
          <table:table-cell table:formula="of:=[.V131]*1000000" office:value-type="float" office:value="0.000000022243">
            <text:p>2.2243E-008</text:p>
          </table:table-cell>
          <table:table-cell table:formula="of:=[.W131]*1000000" office:value-type="float" office:value="156.92">
            <text:p>156.92</text:p>
          </table:table-cell>
          <table:table-cell table:formula="of:=[.X131]*1000000" office:value-type="float" office:value="50.826">
            <text:p>50.826</text:p>
          </table:table-cell>
          <table:table-cell table:formula="of:=[.Y131]*1000000" office:value-type="float" office:value="1161.8">
            <text:p>1161.8</text:p>
          </table:table-cell>
          <table:table-cell table:formula="of:=[.Z131]*1000000" office:value-type="float" office:value="20.02">
            <text:p>20.02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0.00000000000061994">
            <text:p>6.1994E-013</text:p>
          </table:table-cell>
          <table:table-cell table:formula="of:=[.AC131]*1000000" office:value-type="float" office:value="0.000000022243">
            <text:p>2.2243E-008</text:p>
          </table:table-cell>
          <table:table-cell office:value-type="float" office:value="0.00015692">
            <text:p>0.00015692</text:p>
          </table:table-cell>
          <table:table-cell table:style-name="ce1" office:value-type="string">
            <text:p>5.0874e-05</text:p>
          </table:table-cell>
          <table:table-cell office:value-type="float" office:value="0.0011618">
            <text:p>0.0011618</text:p>
          </table:table-cell>
          <table:table-cell table:style-name="ce1" office:value-type="string">
            <text:p>2.7454e-11</text:p>
          </table:table-cell>
          <table:table-cell table:style-name="ce1" office:value-type="string">
            <text:p>3.4904e-06</text:p>
          </table:table-cell>
          <table:table-cell table:style-name="ce1" office:value-type="string">
            <text:p>3.7085e-33</text:p>
          </table:table-cell>
          <table:table-cell table:style-name="ce1" office:value-type="string">
            <text:p>2.2243e-14</text:p>
          </table:table-cell>
          <table:table-cell office:value-type="float" office:value="0.00015692">
            <text:p>0.00015692</text:p>
          </table:table-cell>
          <table:table-cell table:style-name="ce1" office:value-type="string">
            <text:p>5.0826e-05</text:p>
          </table:table-cell>
          <table:table-cell office:value-type="float" office:value="0.0011618">
            <text:p>0.0011618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6.1994e-19</text:p>
          </table:table-cell>
          <table:table-cell table:style-name="ce1" office:value-type="string">
            <text:p>2.2243e-14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154.86">
            <text:p>154.86</text:p>
          </table:table-cell>
          <table:table-cell table:formula="of:=[.Q132]*1000000" office:value-type="float" office:value="50.217">
            <text:p>50.217</text:p>
          </table:table-cell>
          <table:table-cell table:formula="of:=[.R132]*1000000" office:value-type="float" office:value="1164.6">
            <text:p>1164.6</text:p>
          </table:table-cell>
          <table:table-cell table:formula="of:=[.S132]*1000000" office:value-type="float" office:value="0.000026006">
            <text:p>0.000026006</text:p>
          </table:table-cell>
          <table:table-cell table:formula="of:=[.T132]*1000000" office:value-type="float" office:value="3.5082">
            <text:p>3.5082</text:p>
          </table:table-cell>
          <table:table-cell table:formula="of:=[.U132]*1000000" office:value-type="float" office:value="1.36E-027">
            <text:p>1.36E-027</text:p>
          </table:table-cell>
          <table:table-cell table:formula="of:=[.V132]*1000000" office:value-type="float" office:value="0.000000021641">
            <text:p>2.1641E-008</text:p>
          </table:table-cell>
          <table:table-cell table:formula="of:=[.W132]*1000000" office:value-type="float" office:value="154.86">
            <text:p>154.86</text:p>
          </table:table-cell>
          <table:table-cell table:formula="of:=[.X132]*1000000" office:value-type="float" office:value="50.169">
            <text:p>50.169</text:p>
          </table:table-cell>
          <table:table-cell table:formula="of:=[.Y132]*1000000" office:value-type="float" office:value="1164.6">
            <text:p>1164.6</text:p>
          </table:table-cell>
          <table:table-cell table:formula="of:=[.Z132]*1000000" office:value-type="float" office:value="20.02">
            <text:p>20.02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0.00000000000032888">
            <text:p>3.2888E-013</text:p>
          </table:table-cell>
          <table:table-cell table:formula="of:=[.AC132]*1000000" office:value-type="float" office:value="0.000000021641">
            <text:p>2.1641E-008</text:p>
          </table:table-cell>
          <table:table-cell office:value-type="float" office:value="0.00015486">
            <text:p>0.00015486</text:p>
          </table:table-cell>
          <table:table-cell table:style-name="ce1" office:value-type="string">
            <text:p>5.0217e-05</text:p>
          </table:table-cell>
          <table:table-cell office:value-type="float" office:value="0.0011646">
            <text:p>0.0011646</text:p>
          </table:table-cell>
          <table:table-cell table:style-name="ce1" office:value-type="string">
            <text:p>2.6006e-11</text:p>
          </table:table-cell>
          <table:table-cell table:style-name="ce1" office:value-type="string">
            <text:p>3.5082e-06</text:p>
          </table:table-cell>
          <table:table-cell table:style-name="ce1" office:value-type="string">
            <text:p>1.36e-33</text:p>
          </table:table-cell>
          <table:table-cell table:style-name="ce1" office:value-type="string">
            <text:p>2.1641e-14</text:p>
          </table:table-cell>
          <table:table-cell office:value-type="float" office:value="0.00015486">
            <text:p>0.00015486</text:p>
          </table:table-cell>
          <table:table-cell table:style-name="ce1" office:value-type="string">
            <text:p>5.0169e-05</text:p>
          </table:table-cell>
          <table:table-cell office:value-type="float" office:value="0.0011646">
            <text:p>0.0011646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3.2888e-19</text:p>
          </table:table-cell>
          <table:table-cell table:style-name="ce1" office:value-type="string">
            <text:p>2.1641e-14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152.82">
            <text:p>152.82</text:p>
          </table:table-cell>
          <table:table-cell table:formula="of:=[.Q133]*1000000" office:value-type="float" office:value="49.569">
            <text:p>49.569</text:p>
          </table:table-cell>
          <table:table-cell table:formula="of:=[.R133]*1000000" office:value-type="float" office:value="1167.3">
            <text:p>1167.3</text:p>
          </table:table-cell>
          <table:table-cell table:formula="of:=[.S133]*1000000" office:value-type="float" office:value="0.000024628">
            <text:p>0.000024628</text:p>
          </table:table-cell>
          <table:table-cell table:formula="of:=[.T133]*1000000" office:value-type="float" office:value="3.5259">
            <text:p>3.5259</text:p>
          </table:table-cell>
          <table:table-cell table:formula="of:=[.U133]*1000000" office:value-type="float" office:value="5.0414E-028">
            <text:p>5.0414E-028</text:p>
          </table:table-cell>
          <table:table-cell table:formula="of:=[.V133]*1000000" office:value-type="float" office:value="0.000000021058">
            <text:p>2.1058E-008</text:p>
          </table:table-cell>
          <table:table-cell table:formula="of:=[.W133]*1000000" office:value-type="float" office:value="152.82">
            <text:p>152.82</text:p>
          </table:table-cell>
          <table:table-cell table:formula="of:=[.X133]*1000000" office:value-type="float" office:value="49.521">
            <text:p>49.521</text:p>
          </table:table-cell>
          <table:table-cell table:formula="of:=[.Y133]*1000000" office:value-type="float" office:value="1167.3">
            <text:p>1167.3</text:p>
          </table:table-cell>
          <table:table-cell table:formula="of:=[.Z133]*1000000" office:value-type="float" office:value="20.02">
            <text:p>20.02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0.00000000000044129">
            <text:p>4.4129E-013</text:p>
          </table:table-cell>
          <table:table-cell table:formula="of:=[.AC133]*1000000" office:value-type="float" office:value="0.000000021058">
            <text:p>2.1058E-008</text:p>
          </table:table-cell>
          <table:table-cell office:value-type="float" office:value="0.00015282">
            <text:p>0.00015282</text:p>
          </table:table-cell>
          <table:table-cell table:style-name="ce1" office:value-type="string">
            <text:p>4.9569e-05</text:p>
          </table:table-cell>
          <table:table-cell office:value-type="float" office:value="0.0011673">
            <text:p>0.0011673</text:p>
          </table:table-cell>
          <table:table-cell table:style-name="ce1" office:value-type="string">
            <text:p>2.4628e-11</text:p>
          </table:table-cell>
          <table:table-cell table:style-name="ce1" office:value-type="string">
            <text:p>3.5259e-06</text:p>
          </table:table-cell>
          <table:table-cell table:style-name="ce1" office:value-type="string">
            <text:p>5.0414e-34</text:p>
          </table:table-cell>
          <table:table-cell table:style-name="ce1" office:value-type="string">
            <text:p>2.1058e-14</text:p>
          </table:table-cell>
          <table:table-cell office:value-type="float" office:value="0.00015282">
            <text:p>0.00015282</text:p>
          </table:table-cell>
          <table:table-cell table:style-name="ce1" office:value-type="string">
            <text:p>4.9521e-05</text:p>
          </table:table-cell>
          <table:table-cell office:value-type="float" office:value="0.0011673">
            <text:p>0.0011673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4.4129e-19</text:p>
          </table:table-cell>
          <table:table-cell table:style-name="ce1" office:value-type="string">
            <text:p>2.1058e-14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150.81">
            <text:p>150.81</text:p>
          </table:table-cell>
          <table:table-cell table:formula="of:=[.Q134]*1000000" office:value-type="float" office:value="48.928">
            <text:p>48.928</text:p>
          </table:table-cell>
          <table:table-cell table:formula="of:=[.R134]*1000000" office:value-type="float" office:value="1170">
            <text:p>1170</text:p>
          </table:table-cell>
          <table:table-cell table:formula="of:=[.S134]*1000000" office:value-type="float" office:value="0.000023316">
            <text:p>0.000023316</text:p>
          </table:table-cell>
          <table:table-cell table:formula="of:=[.T134]*1000000" office:value-type="float" office:value="3.5434">
            <text:p>3.5434</text:p>
          </table:table-cell>
          <table:table-cell table:formula="of:=[.U134]*1000000" office:value-type="float" office:value="1.8887E-028">
            <text:p>1.8887E-028</text:p>
          </table:table-cell>
          <table:table-cell table:formula="of:=[.V134]*1000000" office:value-type="float" office:value="0.000000020492">
            <text:p>2.0492E-008</text:p>
          </table:table-cell>
          <table:table-cell table:formula="of:=[.W134]*1000000" office:value-type="float" office:value="150.81">
            <text:p>150.81</text:p>
          </table:table-cell>
          <table:table-cell table:formula="of:=[.X134]*1000000" office:value-type="float" office:value="48.881">
            <text:p>48.881</text:p>
          </table:table-cell>
          <table:table-cell table:formula="of:=[.Y134]*1000000" office:value-type="float" office:value="1170">
            <text:p>1170</text:p>
          </table:table-cell>
          <table:table-cell table:formula="of:=[.Z134]*1000000" office:value-type="float" office:value="20.02">
            <text:p>20.02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0.00000000000005476">
            <text:p>5.476E-014</text:p>
          </table:table-cell>
          <table:table-cell table:formula="of:=[.AC134]*1000000" office:value-type="float" office:value="0.000000020492">
            <text:p>2.0492E-008</text:p>
          </table:table-cell>
          <table:table-cell office:value-type="float" office:value="0.00015081">
            <text:p>0.00015081</text:p>
          </table:table-cell>
          <table:table-cell table:style-name="ce1" office:value-type="string">
            <text:p>4.8928e-05</text:p>
          </table:table-cell>
          <table:table-cell office:value-type="float" office:value="0.00117">
            <text:p>0.00117</text:p>
          </table:table-cell>
          <table:table-cell table:style-name="ce1" office:value-type="string">
            <text:p>2.3316e-11</text:p>
          </table:table-cell>
          <table:table-cell table:style-name="ce1" office:value-type="string">
            <text:p>3.5434e-06</text:p>
          </table:table-cell>
          <table:table-cell table:style-name="ce1" office:value-type="string">
            <text:p>1.8887e-34</text:p>
          </table:table-cell>
          <table:table-cell table:style-name="ce1" office:value-type="string">
            <text:p>2.0492e-14</text:p>
          </table:table-cell>
          <table:table-cell office:value-type="float" office:value="0.00015081">
            <text:p>0.00015081</text:p>
          </table:table-cell>
          <table:table-cell table:style-name="ce1" office:value-type="string">
            <text:p>4.8881e-05</text:p>
          </table:table-cell>
          <table:table-cell office:value-type="float" office:value="0.00117">
            <text:p>0.00117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5.476e-20</text:p>
          </table:table-cell>
          <table:table-cell table:style-name="ce1" office:value-type="string">
            <text:p>2.0492e-14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148.84">
            <text:p>148.84</text:p>
          </table:table-cell>
          <table:table-cell table:formula="of:=[.Q135]*1000000" office:value-type="float" office:value="48.296">
            <text:p>48.296</text:p>
          </table:table-cell>
          <table:table-cell table:formula="of:=[.R135]*1000000" office:value-type="float" office:value="1172.6">
            <text:p>1172.6</text:p>
          </table:table-cell>
          <table:table-cell table:formula="of:=[.S135]*1000000" office:value-type="float" office:value="0.000022067">
            <text:p>0.000022067</text:p>
          </table:table-cell>
          <table:table-cell table:formula="of:=[.T135]*1000000" office:value-type="float" office:value="3.5609">
            <text:p>3.5609</text:p>
          </table:table-cell>
          <table:table-cell table:formula="of:=[.U135]*1000000" office:value-type="float" office:value="7.1506E-029">
            <text:p>7.1506E-029</text:p>
          </table:table-cell>
          <table:table-cell table:formula="of:=[.V135]*1000000" office:value-type="float" office:value="0.000000019943">
            <text:p>1.9943E-008</text:p>
          </table:table-cell>
          <table:table-cell table:formula="of:=[.W135]*1000000" office:value-type="float" office:value="148.83">
            <text:p>148.83</text:p>
          </table:table-cell>
          <table:table-cell table:formula="of:=[.X135]*1000000" office:value-type="float" office:value="48.248">
            <text:p>48.248</text:p>
          </table:table-cell>
          <table:table-cell table:formula="of:=[.Y135]*1000000" office:value-type="float" office:value="1172.6">
            <text:p>1172.6</text:p>
          </table:table-cell>
          <table:table-cell table:formula="of:=[.Z135]*1000000" office:value-type="float" office:value="20.02">
            <text:p>20.02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-0.00000000000054068">
            <text:p>-5.4068E-013</text:p>
          </table:table-cell>
          <table:table-cell table:formula="of:=[.AC135]*1000000" office:value-type="float" office:value="0.000000019943">
            <text:p>1.9943E-008</text:p>
          </table:table-cell>
          <table:table-cell office:value-type="float" office:value="0.00014884">
            <text:p>0.00014884</text:p>
          </table:table-cell>
          <table:table-cell table:style-name="ce1" office:value-type="string">
            <text:p>4.8296e-05</text:p>
          </table:table-cell>
          <table:table-cell office:value-type="float" office:value="0.0011726">
            <text:p>0.0011726</text:p>
          </table:table-cell>
          <table:table-cell table:style-name="ce1" office:value-type="string">
            <text:p>2.2067e-11</text:p>
          </table:table-cell>
          <table:table-cell table:style-name="ce1" office:value-type="string">
            <text:p>3.5609e-06</text:p>
          </table:table-cell>
          <table:table-cell table:style-name="ce1" office:value-type="string">
            <text:p>7.1506e-35</text:p>
          </table:table-cell>
          <table:table-cell table:style-name="ce1" office:value-type="string">
            <text:p>1.9943e-14</text:p>
          </table:table-cell>
          <table:table-cell office:value-type="float" office:value="0.00014883">
            <text:p>0.00014883</text:p>
          </table:table-cell>
          <table:table-cell table:style-name="ce1" office:value-type="string">
            <text:p>4.8248e-05</text:p>
          </table:table-cell>
          <table:table-cell office:value-type="float" office:value="0.0011726">
            <text:p>0.0011726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4068e-19</text:p>
          </table:table-cell>
          <table:table-cell table:style-name="ce1" office:value-type="string">
            <text:p>1.9943e-14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146.88">
            <text:p>146.88</text:p>
          </table:table-cell>
          <table:table-cell table:formula="of:=[.Q136]*1000000" office:value-type="float" office:value="47.671">
            <text:p>47.671</text:p>
          </table:table-cell>
          <table:table-cell table:formula="of:=[.R136]*1000000" office:value-type="float" office:value="1175.2">
            <text:p>1175.2</text:p>
          </table:table-cell>
          <table:table-cell table:formula="of:=[.S136]*1000000" office:value-type="float" office:value="0.000020879">
            <text:p>0.000020879</text:p>
          </table:table-cell>
          <table:table-cell table:formula="of:=[.T136]*1000000" office:value-type="float" office:value="3.5783">
            <text:p>3.5783</text:p>
          </table:table-cell>
          <table:table-cell table:formula="of:=[.U136]*1000000" office:value-type="float" office:value="2.7356E-029">
            <text:p>2.7356E-029</text:p>
          </table:table-cell>
          <table:table-cell table:formula="of:=[.V136]*1000000" office:value-type="float" office:value="0.000000019412">
            <text:p>1.9412E-008</text:p>
          </table:table-cell>
          <table:table-cell table:formula="of:=[.W136]*1000000" office:value-type="float" office:value="146.88">
            <text:p>146.88</text:p>
          </table:table-cell>
          <table:table-cell table:formula="of:=[.X136]*1000000" office:value-type="float" office:value="47.624">
            <text:p>47.624</text:p>
          </table:table-cell>
          <table:table-cell table:formula="of:=[.Y136]*1000000" office:value-type="float" office:value="1175.2">
            <text:p>1175.2</text:p>
          </table:table-cell>
          <table:table-cell table:formula="of:=[.Z136]*1000000" office:value-type="float" office:value="20.02">
            <text:p>20.02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0.00000000000018074">
            <text:p>1.8074E-013</text:p>
          </table:table-cell>
          <table:table-cell table:formula="of:=[.AC136]*1000000" office:value-type="float" office:value="0.000000019412">
            <text:p>1.9412E-008</text:p>
          </table:table-cell>
          <table:table-cell office:value-type="float" office:value="0.00014688">
            <text:p>0.00014688</text:p>
          </table:table-cell>
          <table:table-cell table:style-name="ce1" office:value-type="string">
            <text:p>4.7671e-05</text:p>
          </table:table-cell>
          <table:table-cell office:value-type="float" office:value="0.0011752">
            <text:p>0.0011752</text:p>
          </table:table-cell>
          <table:table-cell table:style-name="ce1" office:value-type="string">
            <text:p>2.0879e-11</text:p>
          </table:table-cell>
          <table:table-cell table:style-name="ce1" office:value-type="string">
            <text:p>3.5783e-06</text:p>
          </table:table-cell>
          <table:table-cell table:style-name="ce1" office:value-type="string">
            <text:p>2.7356e-35</text:p>
          </table:table-cell>
          <table:table-cell table:style-name="ce1" office:value-type="string">
            <text:p>1.9412e-14</text:p>
          </table:table-cell>
          <table:table-cell office:value-type="float" office:value="0.00014688">
            <text:p>0.00014688</text:p>
          </table:table-cell>
          <table:table-cell table:style-name="ce1" office:value-type="string">
            <text:p>4.7624e-05</text:p>
          </table:table-cell>
          <table:table-cell office:value-type="float" office:value="0.0011752">
            <text:p>0.0011752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1.8074e-19</text:p>
          </table:table-cell>
          <table:table-cell table:style-name="ce1" office:value-type="string">
            <text:p>1.9412e-14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144.96">
            <text:p>144.96</text:p>
          </table:table-cell>
          <table:table-cell table:formula="of:=[.Q137]*1000000" office:value-type="float" office:value="47.054">
            <text:p>47.054</text:p>
          </table:table-cell>
          <table:table-cell table:formula="of:=[.R137]*1000000" office:value-type="float" office:value="1177.8">
            <text:p>1177.8</text:p>
          </table:table-cell>
          <table:table-cell table:formula="of:=[.S137]*1000000" office:value-type="float" office:value="0.000019748">
            <text:p>0.000019748</text:p>
          </table:table-cell>
          <table:table-cell table:formula="of:=[.T137]*1000000" office:value-type="float" office:value="3.5955">
            <text:p>3.5955</text:p>
          </table:table-cell>
          <table:table-cell table:formula="of:=[.U137]*1000000" office:value-type="float" office:value="1.0575E-029">
            <text:p>1.0575E-029</text:p>
          </table:table-cell>
          <table:table-cell table:formula="of:=[.V137]*1000000" office:value-type="float" office:value="0.000000018896">
            <text:p>1.8896E-008</text:p>
          </table:table-cell>
          <table:table-cell table:formula="of:=[.W137]*1000000" office:value-type="float" office:value="144.96">
            <text:p>144.96</text:p>
          </table:table-cell>
          <table:table-cell table:formula="of:=[.X137]*1000000" office:value-type="float" office:value="47.007">
            <text:p>47.007</text:p>
          </table:table-cell>
          <table:table-cell table:formula="of:=[.Y137]*1000000" office:value-type="float" office:value="1177.8">
            <text:p>1177.8</text:p>
          </table:table-cell>
          <table:table-cell table:formula="of:=[.Z137]*1000000" office:value-type="float" office:value="20.02">
            <text:p>20.02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0.00000000000045044">
            <text:p>4.5044E-013</text:p>
          </table:table-cell>
          <table:table-cell table:formula="of:=[.AC137]*1000000" office:value-type="float" office:value="0.000000018896">
            <text:p>1.8896E-008</text:p>
          </table:table-cell>
          <table:table-cell office:value-type="float" office:value="0.00014496">
            <text:p>0.00014496</text:p>
          </table:table-cell>
          <table:table-cell table:style-name="ce1" office:value-type="string">
            <text:p>4.7054e-05</text:p>
          </table:table-cell>
          <table:table-cell office:value-type="float" office:value="0.0011778">
            <text:p>0.0011778</text:p>
          </table:table-cell>
          <table:table-cell table:style-name="ce1" office:value-type="string">
            <text:p>1.9748e-11</text:p>
          </table:table-cell>
          <table:table-cell table:style-name="ce1" office:value-type="string">
            <text:p>3.5955e-06</text:p>
          </table:table-cell>
          <table:table-cell table:style-name="ce1" office:value-type="string">
            <text:p>1.0575e-35</text:p>
          </table:table-cell>
          <table:table-cell table:style-name="ce1" office:value-type="string">
            <text:p>1.8896e-14</text:p>
          </table:table-cell>
          <table:table-cell office:value-type="float" office:value="0.00014496">
            <text:p>0.00014496</text:p>
          </table:table-cell>
          <table:table-cell table:style-name="ce1" office:value-type="string">
            <text:p>4.7007e-05</text:p>
          </table:table-cell>
          <table:table-cell office:value-type="float" office:value="0.0011778">
            <text:p>0.0011778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4.5044e-19</text:p>
          </table:table-cell>
          <table:table-cell table:style-name="ce1" office:value-type="string">
            <text:p>1.8896e-14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143.07">
            <text:p>143.07</text:p>
          </table:table-cell>
          <table:table-cell table:formula="of:=[.Q138]*1000000" office:value-type="float" office:value="46.444">
            <text:p>46.444</text:p>
          </table:table-cell>
          <table:table-cell table:formula="of:=[.R138]*1000000" office:value-type="float" office:value="1180.4">
            <text:p>1180.4</text:p>
          </table:table-cell>
          <table:table-cell table:formula="of:=[.S138]*1000000" office:value-type="float" office:value="0.000018673">
            <text:p>0.000018673</text:p>
          </table:table-cell>
          <table:table-cell table:formula="of:=[.T138]*1000000" office:value-type="float" office:value="3.6126">
            <text:p>3.6126</text:p>
          </table:table-cell>
          <table:table-cell table:formula="of:=[.U138]*1000000" office:value-type="float" office:value="4.13E-030">
            <text:p>4.13E-030</text:p>
          </table:table-cell>
          <table:table-cell table:formula="of:=[.V138]*1000000" office:value-type="float" office:value="0.000000018396">
            <text:p>1.8396E-008</text:p>
          </table:table-cell>
          <table:table-cell table:formula="of:=[.W138]*1000000" office:value-type="float" office:value="143.06">
            <text:p>143.06</text:p>
          </table:table-cell>
          <table:table-cell table:formula="of:=[.X138]*1000000" office:value-type="float" office:value="46.397">
            <text:p>46.397</text:p>
          </table:table-cell>
          <table:table-cell table:formula="of:=[.Y138]*1000000" office:value-type="float" office:value="1180.4">
            <text:p>1180.4</text:p>
          </table:table-cell>
          <table:table-cell table:formula="of:=[.Z138]*1000000" office:value-type="float" office:value="20.02">
            <text:p>20.02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0.00000000000020949">
            <text:p>2.0949E-013</text:p>
          </table:table-cell>
          <table:table-cell table:formula="of:=[.AC138]*1000000" office:value-type="float" office:value="0.000000018397">
            <text:p>1.8397E-008</text:p>
          </table:table-cell>
          <table:table-cell office:value-type="float" office:value="0.00014307">
            <text:p>0.00014307</text:p>
          </table:table-cell>
          <table:table-cell table:style-name="ce1" office:value-type="string">
            <text:p>4.6444e-05</text:p>
          </table:table-cell>
          <table:table-cell office:value-type="float" office:value="0.0011804">
            <text:p>0.0011804</text:p>
          </table:table-cell>
          <table:table-cell table:style-name="ce1" office:value-type="string">
            <text:p>1.8673e-11</text:p>
          </table:table-cell>
          <table:table-cell table:style-name="ce1" office:value-type="string">
            <text:p>3.6126e-06</text:p>
          </table:table-cell>
          <table:table-cell table:style-name="ce1" office:value-type="string">
            <text:p>4.13e-36</text:p>
          </table:table-cell>
          <table:table-cell table:style-name="ce1" office:value-type="string">
            <text:p>1.8396e-14</text:p>
          </table:table-cell>
          <table:table-cell office:value-type="float" office:value="0.00014306">
            <text:p>0.00014306</text:p>
          </table:table-cell>
          <table:table-cell table:style-name="ce1" office:value-type="string">
            <text:p>4.6397e-05</text:p>
          </table:table-cell>
          <table:table-cell office:value-type="float" office:value="0.0011804">
            <text:p>0.0011804</text:p>
          </table:table-cell>
          <table:table-cell table:style-name="ce1" office:value-type="string">
            <text:p>2.0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949e-19</text:p>
          </table:table-cell>
          <table:table-cell table:style-name="ce1" office:value-type="string">
            <text:p>1.8397e-14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141.2">
            <text:p>141.2</text:p>
          </table:table-cell>
          <table:table-cell table:formula="of:=[.Q139]*1000000" office:value-type="float" office:value="45.842">
            <text:p>45.842</text:p>
          </table:table-cell>
          <table:table-cell table:formula="of:=[.R139]*1000000" office:value-type="float" office:value="1182.9">
            <text:p>1182.9</text:p>
          </table:table-cell>
          <table:table-cell table:formula="of:=[.S139]*1000000" office:value-type="float" office:value="0.000017651">
            <text:p>0.000017651</text:p>
          </table:table-cell>
          <table:table-cell table:formula="of:=[.T139]*1000000" office:value-type="float" office:value="3.6296">
            <text:p>3.6296</text:p>
          </table:table-cell>
          <table:table-cell table:formula="of:=[.U139]*1000000" office:value-type="float" office:value="1.6295E-030">
            <text:p>1.6295E-030</text:p>
          </table:table-cell>
          <table:table-cell table:formula="of:=[.V139]*1000000" office:value-type="float" office:value="0.000000017912">
            <text:p>1.7912E-008</text:p>
          </table:table-cell>
          <table:table-cell table:formula="of:=[.W139]*1000000" office:value-type="float" office:value="141.2">
            <text:p>141.2</text:p>
          </table:table-cell>
          <table:table-cell table:formula="of:=[.X139]*1000000" office:value-type="float" office:value="45.795">
            <text:p>45.795</text:p>
          </table:table-cell>
          <table:table-cell table:formula="of:=[.Y139]*1000000" office:value-type="float" office:value="1182.9">
            <text:p>1182.9</text:p>
          </table:table-cell>
          <table:table-cell table:formula="of:=[.Z139]*1000000" office:value-type="float" office:value="20.019">
            <text:p>20.019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0.00000000000087524">
            <text:p>8.7524E-013</text:p>
          </table:table-cell>
          <table:table-cell table:formula="of:=[.AC139]*1000000" office:value-type="float" office:value="0.000000017912">
            <text:p>1.7912E-008</text:p>
          </table:table-cell>
          <table:table-cell office:value-type="float" office:value="0.0001412">
            <text:p>0.0001412</text:p>
          </table:table-cell>
          <table:table-cell table:style-name="ce1" office:value-type="string">
            <text:p>4.5842e-05</text:p>
          </table:table-cell>
          <table:table-cell office:value-type="float" office:value="0.0011829">
            <text:p>0.0011829</text:p>
          </table:table-cell>
          <table:table-cell table:style-name="ce1" office:value-type="string">
            <text:p>1.7651e-11</text:p>
          </table:table-cell>
          <table:table-cell table:style-name="ce1" office:value-type="string">
            <text:p>3.6296e-06</text:p>
          </table:table-cell>
          <table:table-cell table:style-name="ce1" office:value-type="string">
            <text:p>1.6295e-36</text:p>
          </table:table-cell>
          <table:table-cell table:style-name="ce1" office:value-type="string">
            <text:p>1.7912e-14</text:p>
          </table:table-cell>
          <table:table-cell office:value-type="float" office:value="0.0001412">
            <text:p>0.0001412</text:p>
          </table:table-cell>
          <table:table-cell table:style-name="ce1" office:value-type="string">
            <text:p>4.5795e-05</text:p>
          </table:table-cell>
          <table:table-cell office:value-type="float" office:value="0.0011829">
            <text:p>0.001182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8.7524e-19</text:p>
          </table:table-cell>
          <table:table-cell table:style-name="ce1" office:value-type="string">
            <text:p>1.7912e-14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139.35">
            <text:p>139.35</text:p>
          </table:table-cell>
          <table:table-cell table:formula="of:=[.Q140]*1000000" office:value-type="float" office:value="45.248">
            <text:p>45.248</text:p>
          </table:table-cell>
          <table:table-cell table:formula="of:=[.R140]*1000000" office:value-type="float" office:value="1185.3">
            <text:p>1185.3</text:p>
          </table:table-cell>
          <table:table-cell table:formula="of:=[.S140]*1000000" office:value-type="float" office:value="0.00001668">
            <text:p>0.00001668</text:p>
          </table:table-cell>
          <table:table-cell table:formula="of:=[.T140]*1000000" office:value-type="float" office:value="3.6465">
            <text:p>3.6465</text:p>
          </table:table-cell>
          <table:table-cell table:formula="of:=[.U140]*1000000" office:value-type="float" office:value="6.4944E-031">
            <text:p>6.4944E-031</text:p>
          </table:table-cell>
          <table:table-cell table:formula="of:=[.V140]*1000000" office:value-type="float" office:value="0.000000017442">
            <text:p>1.7442E-008</text:p>
          </table:table-cell>
          <table:table-cell table:formula="of:=[.W140]*1000000" office:value-type="float" office:value="139.35">
            <text:p>139.35</text:p>
          </table:table-cell>
          <table:table-cell table:formula="of:=[.X140]*1000000" office:value-type="float" office:value="45.201">
            <text:p>45.201</text:p>
          </table:table-cell>
          <table:table-cell table:formula="of:=[.Y140]*1000000" office:value-type="float" office:value="1185.3">
            <text:p>1185.3</text:p>
          </table:table-cell>
          <table:table-cell table:formula="of:=[.Z140]*1000000" office:value-type="float" office:value="20.019">
            <text:p>20.019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0.00000000000022793">
            <text:p>2.2793E-013</text:p>
          </table:table-cell>
          <table:table-cell table:formula="of:=[.AC140]*1000000" office:value-type="float" office:value="0.000000017442">
            <text:p>1.7442E-008</text:p>
          </table:table-cell>
          <table:table-cell office:value-type="float" office:value="0.00013935">
            <text:p>0.00013935</text:p>
          </table:table-cell>
          <table:table-cell table:style-name="ce1" office:value-type="string">
            <text:p>4.5248e-05</text:p>
          </table:table-cell>
          <table:table-cell office:value-type="float" office:value="0.0011853">
            <text:p>0.0011853</text:p>
          </table:table-cell>
          <table:table-cell table:style-name="ce1" office:value-type="string">
            <text:p>1.668e-11</text:p>
          </table:table-cell>
          <table:table-cell table:style-name="ce1" office:value-type="string">
            <text:p>3.6465e-06</text:p>
          </table:table-cell>
          <table:table-cell table:style-name="ce1" office:value-type="string">
            <text:p>6.4944e-37</text:p>
          </table:table-cell>
          <table:table-cell table:style-name="ce1" office:value-type="string">
            <text:p>1.7442e-14</text:p>
          </table:table-cell>
          <table:table-cell office:value-type="float" office:value="0.00013935">
            <text:p>0.00013935</text:p>
          </table:table-cell>
          <table:table-cell table:style-name="ce1" office:value-type="string">
            <text:p>4.5201e-05</text:p>
          </table:table-cell>
          <table:table-cell office:value-type="float" office:value="0.0011853">
            <text:p>0.0011853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2793e-19</text:p>
          </table:table-cell>
          <table:table-cell table:style-name="ce1" office:value-type="string">
            <text:p>1.7442e-14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137.54">
            <text:p>137.54</text:p>
          </table:table-cell>
          <table:table-cell table:formula="of:=[.Q141]*1000000" office:value-type="float" office:value="44.661">
            <text:p>44.661</text:p>
          </table:table-cell>
          <table:table-cell table:formula="of:=[.R141]*1000000" office:value-type="float" office:value="1187.8">
            <text:p>1187.8</text:p>
          </table:table-cell>
          <table:table-cell table:formula="of:=[.S141]*1000000" office:value-type="float" office:value="0.000015757">
            <text:p>0.000015757</text:p>
          </table:table-cell>
          <table:table-cell table:formula="of:=[.T141]*1000000" office:value-type="float" office:value="3.6632">
            <text:p>3.6632</text:p>
          </table:table-cell>
          <table:table-cell table:formula="of:=[.U141]*1000000" office:value-type="float" office:value="2.6144E-031">
            <text:p>2.6144E-031</text:p>
          </table:table-cell>
          <table:table-cell table:formula="of:=[.V141]*1000000" office:value-type="float" office:value="0.000000016987">
            <text:p>0.000000017</text:p>
          </table:table-cell>
          <table:table-cell table:formula="of:=[.W141]*1000000" office:value-type="float" office:value="137.54">
            <text:p>137.54</text:p>
          </table:table-cell>
          <table:table-cell table:formula="of:=[.X141]*1000000" office:value-type="float" office:value="44.614">
            <text:p>44.614</text:p>
          </table:table-cell>
          <table:table-cell table:formula="of:=[.Y141]*1000000" office:value-type="float" office:value="1187.8">
            <text:p>1187.8</text:p>
          </table:table-cell>
          <table:table-cell table:formula="of:=[.Z141]*1000000" office:value-type="float" office:value="20.019">
            <text:p>20.019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0.000000000000054043">
            <text:p>5.4043E-014</text:p>
          </table:table-cell>
          <table:table-cell table:formula="of:=[.AC141]*1000000" office:value-type="float" office:value="0.000000016987">
            <text:p>0.000000017</text:p>
          </table:table-cell>
          <table:table-cell office:value-type="float" office:value="0.00013754">
            <text:p>0.00013754</text:p>
          </table:table-cell>
          <table:table-cell table:style-name="ce1" office:value-type="string">
            <text:p>4.4661e-05</text:p>
          </table:table-cell>
          <table:table-cell office:value-type="float" office:value="0.0011878">
            <text:p>0.0011878</text:p>
          </table:table-cell>
          <table:table-cell table:style-name="ce1" office:value-type="string">
            <text:p>1.5757e-11</text:p>
          </table:table-cell>
          <table:table-cell table:style-name="ce1" office:value-type="string">
            <text:p>3.6632e-06</text:p>
          </table:table-cell>
          <table:table-cell table:style-name="ce1" office:value-type="string">
            <text:p>2.6144e-37</text:p>
          </table:table-cell>
          <table:table-cell table:style-name="ce1" office:value-type="string">
            <text:p>1.6987e-14</text:p>
          </table:table-cell>
          <table:table-cell office:value-type="float" office:value="0.00013754">
            <text:p>0.00013754</text:p>
          </table:table-cell>
          <table:table-cell table:style-name="ce1" office:value-type="string">
            <text:p>4.4614e-05</text:p>
          </table:table-cell>
          <table:table-cell office:value-type="float" office:value="0.0011878">
            <text:p>0.0011878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5.4043e-20</text:p>
          </table:table-cell>
          <table:table-cell table:style-name="ce1" office:value-type="string">
            <text:p>1.6987e-14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135.75">
            <text:p>135.75</text:p>
          </table:table-cell>
          <table:table-cell table:formula="of:=[.Q142]*1000000" office:value-type="float" office:value="44.081">
            <text:p>44.081</text:p>
          </table:table-cell>
          <table:table-cell table:formula="of:=[.R142]*1000000" office:value-type="float" office:value="1190.2">
            <text:p>1190.2</text:p>
          </table:table-cell>
          <table:table-cell table:formula="of:=[.S142]*1000000" office:value-type="float" office:value="0.00001488">
            <text:p>0.00001488</text:p>
          </table:table-cell>
          <table:table-cell table:formula="of:=[.T142]*1000000" office:value-type="float" office:value="3.6799">
            <text:p>3.6799</text:p>
          </table:table-cell>
          <table:table-cell table:formula="of:=[.U142]*1000000" office:value-type="float" office:value="1.063E-031">
            <text:p>1.063E-031</text:p>
          </table:table-cell>
          <table:table-cell table:formula="of:=[.V142]*1000000" office:value-type="float" office:value="0.000000016546">
            <text:p>1.6546E-008</text:p>
          </table:table-cell>
          <table:table-cell table:formula="of:=[.W142]*1000000" office:value-type="float" office:value="135.75">
            <text:p>135.75</text:p>
          </table:table-cell>
          <table:table-cell table:formula="of:=[.X142]*1000000" office:value-type="float" office:value="44.034">
            <text:p>44.034</text:p>
          </table:table-cell>
          <table:table-cell table:formula="of:=[.Y142]*1000000" office:value-type="float" office:value="1190.2">
            <text:p>1190.2</text:p>
          </table:table-cell>
          <table:table-cell table:formula="of:=[.Z142]*1000000" office:value-type="float" office:value="20.019">
            <text:p>20.019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0.00000000000024384">
            <text:p>2.4384E-013</text:p>
          </table:table-cell>
          <table:table-cell table:formula="of:=[.AC142]*1000000" office:value-type="float" office:value="0.000000016546">
            <text:p>1.6546E-008</text:p>
          </table:table-cell>
          <table:table-cell office:value-type="float" office:value="0.00013575">
            <text:p>0.00013575</text:p>
          </table:table-cell>
          <table:table-cell table:style-name="ce1" office:value-type="string">
            <text:p>4.4081e-05</text:p>
          </table:table-cell>
          <table:table-cell office:value-type="float" office:value="0.0011902">
            <text:p>0.0011902</text:p>
          </table:table-cell>
          <table:table-cell table:style-name="ce1" office:value-type="string">
            <text:p>1.488e-11</text:p>
          </table:table-cell>
          <table:table-cell table:style-name="ce1" office:value-type="string">
            <text:p>3.6799e-06</text:p>
          </table:table-cell>
          <table:table-cell table:style-name="ce1" office:value-type="string">
            <text:p>1.063e-37</text:p>
          </table:table-cell>
          <table:table-cell table:style-name="ce1" office:value-type="string">
            <text:p>1.6546e-14</text:p>
          </table:table-cell>
          <table:table-cell office:value-type="float" office:value="0.00013575">
            <text:p>0.00013575</text:p>
          </table:table-cell>
          <table:table-cell table:style-name="ce1" office:value-type="string">
            <text:p>4.4034e-05</text:p>
          </table:table-cell>
          <table:table-cell office:value-type="float" office:value="0.0011902">
            <text:p>0.0011902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4384e-19</text:p>
          </table:table-cell>
          <table:table-cell table:style-name="ce1" office:value-type="string">
            <text:p>1.6546e-14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133.98">
            <text:p>133.98</text:p>
          </table:table-cell>
          <table:table-cell table:formula="of:=[.Q143]*1000000" office:value-type="float" office:value="43.508">
            <text:p>43.508</text:p>
          </table:table-cell>
          <table:table-cell table:formula="of:=[.R143]*1000000" office:value-type="float" office:value="1192.6">
            <text:p>1192.6</text:p>
          </table:table-cell>
          <table:table-cell table:formula="of:=[.S143]*1000000" office:value-type="float" office:value="0.000014047">
            <text:p>0.000014047</text:p>
          </table:table-cell>
          <table:table-cell table:formula="of:=[.T143]*1000000" office:value-type="float" office:value="3.6964">
            <text:p>3.6964</text:p>
          </table:table-cell>
          <table:table-cell table:formula="of:=[.U143]*1000000" office:value-type="float" office:value="4.3645E-032">
            <text:p>4.3645E-032</text:p>
          </table:table-cell>
          <table:table-cell table:formula="of:=[.V143]*1000000" office:value-type="float" office:value="0.000000016118">
            <text:p>1.6118E-008</text:p>
          </table:table-cell>
          <table:table-cell table:formula="of:=[.W143]*1000000" office:value-type="float" office:value="133.98">
            <text:p>133.98</text:p>
          </table:table-cell>
          <table:table-cell table:formula="of:=[.X143]*1000000" office:value-type="float" office:value="43.462">
            <text:p>43.462</text:p>
          </table:table-cell>
          <table:table-cell table:formula="of:=[.Y143]*1000000" office:value-type="float" office:value="1192.5">
            <text:p>1192.5</text:p>
          </table:table-cell>
          <table:table-cell table:formula="of:=[.Z143]*1000000" office:value-type="float" office:value="20.019">
            <text:p>20.019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0.00000000000021262">
            <text:p>2.1262E-013</text:p>
          </table:table-cell>
          <table:table-cell table:formula="of:=[.AC143]*1000000" office:value-type="float" office:value="0.000000016118">
            <text:p>1.6118E-008</text:p>
          </table:table-cell>
          <table:table-cell office:value-type="float" office:value="0.00013398">
            <text:p>0.00013398</text:p>
          </table:table-cell>
          <table:table-cell table:style-name="ce1" office:value-type="string">
            <text:p>4.3508e-05</text:p>
          </table:table-cell>
          <table:table-cell office:value-type="float" office:value="0.0011926">
            <text:p>0.0011926</text:p>
          </table:table-cell>
          <table:table-cell table:style-name="ce1" office:value-type="string">
            <text:p>1.4047e-11</text:p>
          </table:table-cell>
          <table:table-cell table:style-name="ce1" office:value-type="string">
            <text:p>3.6964e-06</text:p>
          </table:table-cell>
          <table:table-cell table:style-name="ce1" office:value-type="string">
            <text:p>4.3645e-38</text:p>
          </table:table-cell>
          <table:table-cell table:style-name="ce1" office:value-type="string">
            <text:p>1.6118e-14</text:p>
          </table:table-cell>
          <table:table-cell office:value-type="float" office:value="0.00013398">
            <text:p>0.00013398</text:p>
          </table:table-cell>
          <table:table-cell table:style-name="ce1" office:value-type="string">
            <text:p>4.3462e-05</text:p>
          </table:table-cell>
          <table:table-cell office:value-type="float" office:value="0.0011925">
            <text:p>0.001192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1262e-19</text:p>
          </table:table-cell>
          <table:table-cell table:style-name="ce1" office:value-type="string">
            <text:p>1.6118e-14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132.24">
            <text:p>132.24</text:p>
          </table:table-cell>
          <table:table-cell table:formula="of:=[.Q144]*1000000" office:value-type="float" office:value="42.943">
            <text:p>42.943</text:p>
          </table:table-cell>
          <table:table-cell table:formula="of:=[.R144]*1000000" office:value-type="float" office:value="1194.9">
            <text:p>1194.9</text:p>
          </table:table-cell>
          <table:table-cell table:formula="of:=[.S144]*1000000" office:value-type="float" office:value="0.000013256">
            <text:p>0.000013256</text:p>
          </table:table-cell>
          <table:table-cell table:formula="of:=[.T144]*1000000" office:value-type="float" office:value="3.7128">
            <text:p>3.7128</text:p>
          </table:table-cell>
          <table:table-cell table:formula="of:=[.U144]*1000000" office:value-type="float" office:value="1.8096E-032">
            <text:p>1.8096E-032</text:p>
          </table:table-cell>
          <table:table-cell table:formula="of:=[.V144]*1000000" office:value-type="float" office:value="0.000000015703">
            <text:p>1.5703E-008</text:p>
          </table:table-cell>
          <table:table-cell table:formula="of:=[.W144]*1000000" office:value-type="float" office:value="132.24">
            <text:p>132.24</text:p>
          </table:table-cell>
          <table:table-cell table:formula="of:=[.X144]*1000000" office:value-type="float" office:value="42.897">
            <text:p>42.897</text:p>
          </table:table-cell>
          <table:table-cell table:formula="of:=[.Y144]*1000000" office:value-type="float" office:value="1194.9">
            <text:p>1194.9</text:p>
          </table:table-cell>
          <table:table-cell table:formula="of:=[.Z144]*1000000" office:value-type="float" office:value="20.019">
            <text:p>20.019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022642">
            <text:p>-2.2642E-013</text:p>
          </table:table-cell>
          <table:table-cell table:formula="of:=[.AC144]*1000000" office:value-type="float" office:value="0.000000015703">
            <text:p>1.5703E-008</text:p>
          </table:table-cell>
          <table:table-cell office:value-type="float" office:value="0.00013224">
            <text:p>0.00013224</text:p>
          </table:table-cell>
          <table:table-cell table:style-name="ce1" office:value-type="string">
            <text:p>4.2943e-05</text:p>
          </table:table-cell>
          <table:table-cell office:value-type="float" office:value="0.0011949">
            <text:p>0.0011949</text:p>
          </table:table-cell>
          <table:table-cell table:style-name="ce1" office:value-type="string">
            <text:p>1.3256e-11</text:p>
          </table:table-cell>
          <table:table-cell table:style-name="ce1" office:value-type="string">
            <text:p>3.7128e-06</text:p>
          </table:table-cell>
          <table:table-cell table:style-name="ce1" office:value-type="string">
            <text:p>1.8096e-38</text:p>
          </table:table-cell>
          <table:table-cell table:style-name="ce1" office:value-type="string">
            <text:p>1.5703e-14</text:p>
          </table:table-cell>
          <table:table-cell office:value-type="float" office:value="0.00013224">
            <text:p>0.00013224</text:p>
          </table:table-cell>
          <table:table-cell table:style-name="ce1" office:value-type="string">
            <text:p>4.2897e-05</text:p>
          </table:table-cell>
          <table:table-cell office:value-type="float" office:value="0.0011949">
            <text:p>0.001194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642e-19</text:p>
          </table:table-cell>
          <table:table-cell table:style-name="ce1" office:value-type="string">
            <text:p>1.5703e-14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130.52">
            <text:p>130.52</text:p>
          </table:table-cell>
          <table:table-cell table:formula="of:=[.Q145]*1000000" office:value-type="float" office:value="42.384">
            <text:p>42.384</text:p>
          </table:table-cell>
          <table:table-cell table:formula="of:=[.R145]*1000000" office:value-type="float" office:value="1197.2">
            <text:p>1197.2</text:p>
          </table:table-cell>
          <table:table-cell table:formula="of:=[.S145]*1000000" office:value-type="float" office:value="0.000012506">
            <text:p>0.000012506</text:p>
          </table:table-cell>
          <table:table-cell table:formula="of:=[.T145]*1000000" office:value-type="float" office:value="3.7291">
            <text:p>3.7291</text:p>
          </table:table-cell>
          <table:table-cell table:formula="of:=[.U145]*1000000" office:value-type="float" office:value="7.5759E-033">
            <text:p>7.5759E-033</text:p>
          </table:table-cell>
          <table:table-cell table:formula="of:=[.V145]*1000000" office:value-type="float" office:value="0.000000015301">
            <text:p>1.5301E-008</text:p>
          </table:table-cell>
          <table:table-cell table:formula="of:=[.W145]*1000000" office:value-type="float" office:value="130.52">
            <text:p>130.52</text:p>
          </table:table-cell>
          <table:table-cell table:formula="of:=[.X145]*1000000" office:value-type="float" office:value="42.339">
            <text:p>42.339</text:p>
          </table:table-cell>
          <table:table-cell table:formula="of:=[.Y145]*1000000" office:value-type="float" office:value="1197.2">
            <text:p>1197.2</text:p>
          </table:table-cell>
          <table:table-cell table:formula="of:=[.Z145]*1000000" office:value-type="float" office:value="20.019">
            <text:p>20.019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0.000000000000028503">
            <text:p>2.8503E-014</text:p>
          </table:table-cell>
          <table:table-cell table:formula="of:=[.AC145]*1000000" office:value-type="float" office:value="0.000000015301">
            <text:p>1.5301E-008</text:p>
          </table:table-cell>
          <table:table-cell office:value-type="float" office:value="0.00013052">
            <text:p>0.00013052</text:p>
          </table:table-cell>
          <table:table-cell table:style-name="ce1" office:value-type="string">
            <text:p>4.2384e-05</text:p>
          </table:table-cell>
          <table:table-cell office:value-type="float" office:value="0.0011972">
            <text:p>0.0011972</text:p>
          </table:table-cell>
          <table:table-cell table:style-name="ce1" office:value-type="string">
            <text:p>1.2506e-11</text:p>
          </table:table-cell>
          <table:table-cell table:style-name="ce1" office:value-type="string">
            <text:p>3.7291e-06</text:p>
          </table:table-cell>
          <table:table-cell table:style-name="ce1" office:value-type="string">
            <text:p>7.5759e-39</text:p>
          </table:table-cell>
          <table:table-cell table:style-name="ce1" office:value-type="string">
            <text:p>1.5301e-14</text:p>
          </table:table-cell>
          <table:table-cell office:value-type="float" office:value="0.00013052">
            <text:p>0.00013052</text:p>
          </table:table-cell>
          <table:table-cell table:style-name="ce1" office:value-type="string">
            <text:p>4.2339e-05</text:p>
          </table:table-cell>
          <table:table-cell office:value-type="float" office:value="0.0011972">
            <text:p>0.0011972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8503e-20</text:p>
          </table:table-cell>
          <table:table-cell table:style-name="ce1" office:value-type="string">
            <text:p>1.5301e-14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128.83">
            <text:p>128.83</text:p>
          </table:table-cell>
          <table:table-cell table:formula="of:=[.Q146]*1000000" office:value-type="float" office:value="41.833">
            <text:p>41.833</text:p>
          </table:table-cell>
          <table:table-cell table:formula="of:=[.R146]*1000000" office:value-type="float" office:value="1199.5">
            <text:p>1199.5</text:p>
          </table:table-cell>
          <table:table-cell table:formula="of:=[.S146]*1000000" office:value-type="float" office:value="0.000011794">
            <text:p>0.000011794</text:p>
          </table:table-cell>
          <table:table-cell table:formula="of:=[.T146]*1000000" office:value-type="float" office:value="3.7453">
            <text:p>3.7453</text:p>
          </table:table-cell>
          <table:table-cell table:formula="of:=[.U146]*1000000" office:value-type="float" office:value="3.2021E-033">
            <text:p>3.2021E-033</text:p>
          </table:table-cell>
          <table:table-cell table:formula="of:=[.V146]*1000000" office:value-type="float" office:value="0.000000014911">
            <text:p>1.4911E-008</text:p>
          </table:table-cell>
          <table:table-cell table:formula="of:=[.W146]*1000000" office:value-type="float" office:value="128.83">
            <text:p>128.83</text:p>
          </table:table-cell>
          <table:table-cell table:formula="of:=[.X146]*1000000" office:value-type="float" office:value="41.787">
            <text:p>41.787</text:p>
          </table:table-cell>
          <table:table-cell table:formula="of:=[.Y146]*1000000" office:value-type="float" office:value="1199.5">
            <text:p>1199.5</text:p>
          </table:table-cell>
          <table:table-cell table:formula="of:=[.Z146]*1000000" office:value-type="float" office:value="20.019">
            <text:p>20.019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010878">
            <text:p>-1.0878E-013</text:p>
          </table:table-cell>
          <table:table-cell table:formula="of:=[.AC146]*1000000" office:value-type="float" office:value="0.000000014911">
            <text:p>1.4911E-008</text:p>
          </table:table-cell>
          <table:table-cell office:value-type="float" office:value="0.00012883">
            <text:p>0.00012883</text:p>
          </table:table-cell>
          <table:table-cell table:style-name="ce1" office:value-type="string">
            <text:p>4.1833e-05</text:p>
          </table:table-cell>
          <table:table-cell office:value-type="float" office:value="0.0011995">
            <text:p>0.0011995</text:p>
          </table:table-cell>
          <table:table-cell table:style-name="ce1" office:value-type="string">
            <text:p>1.1794e-11</text:p>
          </table:table-cell>
          <table:table-cell table:style-name="ce1" office:value-type="string">
            <text:p>3.7453e-06</text:p>
          </table:table-cell>
          <table:table-cell table:style-name="ce1" office:value-type="string">
            <text:p>3.2021e-39</text:p>
          </table:table-cell>
          <table:table-cell table:style-name="ce1" office:value-type="string">
            <text:p>1.4911e-14</text:p>
          </table:table-cell>
          <table:table-cell office:value-type="float" office:value="0.00012883">
            <text:p>0.00012883</text:p>
          </table:table-cell>
          <table:table-cell table:style-name="ce1" office:value-type="string">
            <text:p>4.1787e-05</text:p>
          </table:table-cell>
          <table:table-cell office:value-type="float" office:value="0.0011995">
            <text:p>0.001199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878e-19</text:p>
          </table:table-cell>
          <table:table-cell table:style-name="ce1" office:value-type="string">
            <text:p>1.4911e-14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127.16">
            <text:p>127.16</text:p>
          </table:table-cell>
          <table:table-cell table:formula="of:=[.Q147]*1000000" office:value-type="float" office:value="41.288">
            <text:p>41.288</text:p>
          </table:table-cell>
          <table:table-cell table:formula="of:=[.R147]*1000000" office:value-type="float" office:value="1201.7">
            <text:p>1201.7</text:p>
          </table:table-cell>
          <table:table-cell table:formula="of:=[.S147]*1000000" office:value-type="float" office:value="0.000011118">
            <text:p>0.000011118</text:p>
          </table:table-cell>
          <table:table-cell table:formula="of:=[.T147]*1000000" office:value-type="float" office:value="3.7613">
            <text:p>3.7613</text:p>
          </table:table-cell>
          <table:table-cell table:formula="of:=[.U147]*1000000" office:value-type="float" office:value="1.3663E-033">
            <text:p>1.3663E-033</text:p>
          </table:table-cell>
          <table:table-cell table:formula="of:=[.V147]*1000000" office:value-type="float" office:value="0.000000014533">
            <text:p>1.4533E-008</text:p>
          </table:table-cell>
          <table:table-cell table:formula="of:=[.W147]*1000000" office:value-type="float" office:value="127.16">
            <text:p>127.16</text:p>
          </table:table-cell>
          <table:table-cell table:formula="of:=[.X147]*1000000" office:value-type="float" office:value="41.243">
            <text:p>41.243</text:p>
          </table:table-cell>
          <table:table-cell table:formula="of:=[.Y147]*1000000" office:value-type="float" office:value="1201.7">
            <text:p>1201.7</text:p>
          </table:table-cell>
          <table:table-cell table:formula="of:=[.Z147]*1000000" office:value-type="float" office:value="20.019">
            <text:p>20.019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0.00000000000028481">
            <text:p>2.8481E-013</text:p>
          </table:table-cell>
          <table:table-cell table:formula="of:=[.AC147]*1000000" office:value-type="float" office:value="0.000000014533">
            <text:p>1.4533E-008</text:p>
          </table:table-cell>
          <table:table-cell office:value-type="float" office:value="0.00012716">
            <text:p>0.00012716</text:p>
          </table:table-cell>
          <table:table-cell table:style-name="ce1" office:value-type="string">
            <text:p>4.1288e-05</text:p>
          </table:table-cell>
          <table:table-cell office:value-type="float" office:value="0.0012017">
            <text:p>0.0012017</text:p>
          </table:table-cell>
          <table:table-cell table:style-name="ce1" office:value-type="string">
            <text:p>1.1118e-11</text:p>
          </table:table-cell>
          <table:table-cell table:style-name="ce1" office:value-type="string">
            <text:p>3.7613e-06</text:p>
          </table:table-cell>
          <table:table-cell table:style-name="ce1" office:value-type="string">
            <text:p>1.3663e-39</text:p>
          </table:table-cell>
          <table:table-cell table:style-name="ce1" office:value-type="string">
            <text:p>1.4533e-14</text:p>
          </table:table-cell>
          <table:table-cell office:value-type="float" office:value="0.00012716">
            <text:p>0.00012716</text:p>
          </table:table-cell>
          <table:table-cell table:style-name="ce1" office:value-type="string">
            <text:p>4.1243e-05</text:p>
          </table:table-cell>
          <table:table-cell office:value-type="float" office:value="0.0012017">
            <text:p>0.0012017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8481e-19</text:p>
          </table:table-cell>
          <table:table-cell table:style-name="ce1" office:value-type="string">
            <text:p>1.4533e-14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125.52">
            <text:p>125.52</text:p>
          </table:table-cell>
          <table:table-cell table:formula="of:=[.Q148]*1000000" office:value-type="float" office:value="40.751">
            <text:p>40.751</text:p>
          </table:table-cell>
          <table:table-cell table:formula="of:=[.R148]*1000000" office:value-type="float" office:value="1203.9">
            <text:p>1203.9</text:p>
          </table:table-cell>
          <table:table-cell table:formula="of:=[.S148]*1000000" office:value-type="float" office:value="0.000010477">
            <text:p>0.000010477</text:p>
          </table:table-cell>
          <table:table-cell table:formula="of:=[.T148]*1000000" office:value-type="float" office:value="3.7773">
            <text:p>3.7773</text:p>
          </table:table-cell>
          <table:table-cell table:formula="of:=[.U148]*1000000" office:value-type="float" office:value="5.8852E-034">
            <text:p>5.8852E-034</text:p>
          </table:table-cell>
          <table:table-cell table:formula="of:=[.V148]*1000000" office:value-type="float" office:value="0.000000014167">
            <text:p>1.4167E-008</text:p>
          </table:table-cell>
          <table:table-cell table:formula="of:=[.W148]*1000000" office:value-type="float" office:value="125.52">
            <text:p>125.52</text:p>
          </table:table-cell>
          <table:table-cell table:formula="of:=[.X148]*1000000" office:value-type="float" office:value="40.705">
            <text:p>40.705</text:p>
          </table:table-cell>
          <table:table-cell table:formula="of:=[.Y148]*1000000" office:value-type="float" office:value="1203.9">
            <text:p>1203.9</text:p>
          </table:table-cell>
          <table:table-cell table:formula="of:=[.Z148]*1000000" office:value-type="float" office:value="20.019">
            <text:p>20.019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0.00000000000021498">
            <text:p>2.1498E-013</text:p>
          </table:table-cell>
          <table:table-cell table:formula="of:=[.AC148]*1000000" office:value-type="float" office:value="0.000000014167">
            <text:p>1.4167E-008</text:p>
          </table:table-cell>
          <table:table-cell office:value-type="float" office:value="0.00012552">
            <text:p>0.00012552</text:p>
          </table:table-cell>
          <table:table-cell table:style-name="ce1" office:value-type="string">
            <text:p>4.0751e-05</text:p>
          </table:table-cell>
          <table:table-cell office:value-type="float" office:value="0.0012039">
            <text:p>0.0012039</text:p>
          </table:table-cell>
          <table:table-cell table:style-name="ce1" office:value-type="string">
            <text:p>1.0477e-11</text:p>
          </table:table-cell>
          <table:table-cell table:style-name="ce1" office:value-type="string">
            <text:p>3.7773e-06</text:p>
          </table:table-cell>
          <table:table-cell table:style-name="ce1" office:value-type="string">
            <text:p>5.8852e-40</text:p>
          </table:table-cell>
          <table:table-cell table:style-name="ce1" office:value-type="string">
            <text:p>1.4167e-14</text:p>
          </table:table-cell>
          <table:table-cell office:value-type="float" office:value="0.00012552">
            <text:p>0.00012552</text:p>
          </table:table-cell>
          <table:table-cell table:style-name="ce1" office:value-type="string">
            <text:p>4.0705e-05</text:p>
          </table:table-cell>
          <table:table-cell office:value-type="float" office:value="0.0012039">
            <text:p>0.001203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1498e-19</text:p>
          </table:table-cell>
          <table:table-cell table:style-name="ce1" office:value-type="string">
            <text:p>1.4167e-14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123.9">
            <text:p>123.9</text:p>
          </table:table-cell>
          <table:table-cell table:formula="of:=[.Q149]*1000000" office:value-type="float" office:value="40.22">
            <text:p>40.22</text:p>
          </table:table-cell>
          <table:table-cell table:formula="of:=[.R149]*1000000" office:value-type="float" office:value="1206.1">
            <text:p>1206.1</text:p>
          </table:table-cell>
          <table:table-cell table:formula="of:=[.S149]*1000000" office:value-type="float" office:value="0.0000098696">
            <text:p>9.8696E-006</text:p>
          </table:table-cell>
          <table:table-cell table:formula="of:=[.T149]*1000000" office:value-type="float" office:value="3.7931">
            <text:p>3.7931</text:p>
          </table:table-cell>
          <table:table-cell table:formula="of:=[.U149]*1000000" office:value-type="float" office:value="2.5586E-034">
            <text:p>2.5586E-034</text:p>
          </table:table-cell>
          <table:table-cell table:formula="of:=[.V149]*1000000" office:value-type="float" office:value="0.000000013811">
            <text:p>1.3811E-008</text:p>
          </table:table-cell>
          <table:table-cell table:formula="of:=[.W149]*1000000" office:value-type="float" office:value="123.9">
            <text:p>123.9</text:p>
          </table:table-cell>
          <table:table-cell table:formula="of:=[.X149]*1000000" office:value-type="float" office:value="40.175">
            <text:p>40.175</text:p>
          </table:table-cell>
          <table:table-cell table:formula="of:=[.Y149]*1000000" office:value-type="float" office:value="1206.1">
            <text:p>1206.1</text:p>
          </table:table-cell>
          <table:table-cell table:formula="of:=[.Z149]*1000000" office:value-type="float" office:value="20.019">
            <text:p>20.019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0.00000000000024078">
            <text:p>2.4078E-013</text:p>
          </table:table-cell>
          <table:table-cell table:formula="of:=[.AC149]*1000000" office:value-type="float" office:value="0.000000013812">
            <text:p>1.3812E-008</text:p>
          </table:table-cell>
          <table:table-cell office:value-type="float" office:value="0.0001239">
            <text:p>0.0001239</text:p>
          </table:table-cell>
          <table:table-cell table:style-name="ce1" office:value-type="string">
            <text:p>4.022e-05</text:p>
          </table:table-cell>
          <table:table-cell office:value-type="float" office:value="0.0012061">
            <text:p>0.0012061</text:p>
          </table:table-cell>
          <table:table-cell table:style-name="ce1" office:value-type="string">
            <text:p>9.8696e-12</text:p>
          </table:table-cell>
          <table:table-cell table:style-name="ce1" office:value-type="string">
            <text:p>3.7931e-06</text:p>
          </table:table-cell>
          <table:table-cell table:style-name="ce1" office:value-type="string">
            <text:p>2.5586e-40</text:p>
          </table:table-cell>
          <table:table-cell table:style-name="ce1" office:value-type="string">
            <text:p>1.3811e-14</text:p>
          </table:table-cell>
          <table:table-cell office:value-type="float" office:value="0.0001239">
            <text:p>0.0001239</text:p>
          </table:table-cell>
          <table:table-cell table:style-name="ce1" office:value-type="string">
            <text:p>4.0175e-05</text:p>
          </table:table-cell>
          <table:table-cell office:value-type="float" office:value="0.0012061">
            <text:p>0.0012061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4078e-19</text:p>
          </table:table-cell>
          <table:table-cell table:style-name="ce1" office:value-type="string">
            <text:p>1.3812e-14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122.3">
            <text:p>122.3</text:p>
          </table:table-cell>
          <table:table-cell table:formula="of:=[.Q150]*1000000" office:value-type="float" office:value="39.696">
            <text:p>39.696</text:p>
          </table:table-cell>
          <table:table-cell table:formula="of:=[.R150]*1000000" office:value-type="float" office:value="1208.3">
            <text:p>1208.3</text:p>
          </table:table-cell>
          <table:table-cell table:formula="of:=[.S150]*1000000" office:value-type="float" office:value="0.0000092939">
            <text:p>9.2939E-006</text:p>
          </table:table-cell>
          <table:table-cell table:formula="of:=[.T150]*1000000" office:value-type="float" office:value="3.8088">
            <text:p>3.8088</text:p>
          </table:table-cell>
          <table:table-cell table:formula="of:=[.U150]*1000000" office:value-type="float" office:value="1.1227E-034">
            <text:p>1.1227E-034</text:p>
          </table:table-cell>
          <table:table-cell table:formula="of:=[.V150]*1000000" office:value-type="float" office:value="0.000000013467">
            <text:p>1.3467E-008</text:p>
          </table:table-cell>
          <table:table-cell table:formula="of:=[.W150]*1000000" office:value-type="float" office:value="122.3">
            <text:p>122.3</text:p>
          </table:table-cell>
          <table:table-cell table:formula="of:=[.X150]*1000000" office:value-type="float" office:value="39.65">
            <text:p>39.65</text:p>
          </table:table-cell>
          <table:table-cell table:formula="of:=[.Y150]*1000000" office:value-type="float" office:value="1208.3">
            <text:p>1208.3</text:p>
          </table:table-cell>
          <table:table-cell table:formula="of:=[.Z150]*1000000" office:value-type="float" office:value="20.019">
            <text:p>20.019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0.00000000000021648">
            <text:p>2.1648E-013</text:p>
          </table:table-cell>
          <table:table-cell table:formula="of:=[.AC150]*1000000" office:value-type="float" office:value="0.000000013467">
            <text:p>1.3467E-008</text:p>
          </table:table-cell>
          <table:table-cell office:value-type="float" office:value="0.0001223">
            <text:p>0.0001223</text:p>
          </table:table-cell>
          <table:table-cell table:style-name="ce1" office:value-type="string">
            <text:p>3.9696e-05</text:p>
          </table:table-cell>
          <table:table-cell office:value-type="float" office:value="0.0012083">
            <text:p>0.0012083</text:p>
          </table:table-cell>
          <table:table-cell table:style-name="ce1" office:value-type="string">
            <text:p>9.2939e-12</text:p>
          </table:table-cell>
          <table:table-cell table:style-name="ce1" office:value-type="string">
            <text:p>3.8088e-06</text:p>
          </table:table-cell>
          <table:table-cell table:style-name="ce1" office:value-type="string">
            <text:p>1.1227e-40</text:p>
          </table:table-cell>
          <table:table-cell table:style-name="ce1" office:value-type="string">
            <text:p>1.3467e-14</text:p>
          </table:table-cell>
          <table:table-cell office:value-type="float" office:value="0.0001223">
            <text:p>0.0001223</text:p>
          </table:table-cell>
          <table:table-cell table:style-name="ce1" office:value-type="string">
            <text:p>3.965e-05</text:p>
          </table:table-cell>
          <table:table-cell office:value-type="float" office:value="0.0012083">
            <text:p>0.0012083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1648e-19</text:p>
          </table:table-cell>
          <table:table-cell table:style-name="ce1" office:value-type="string">
            <text:p>1.3467e-14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120.72">
            <text:p>120.72</text:p>
          </table:table-cell>
          <table:table-cell table:formula="of:=[.Q151]*1000000" office:value-type="float" office:value="39.178">
            <text:p>39.178</text:p>
          </table:table-cell>
          <table:table-cell table:formula="of:=[.R151]*1000000" office:value-type="float" office:value="1210.4">
            <text:p>1210.4</text:p>
          </table:table-cell>
          <table:table-cell table:formula="of:=[.S151]*1000000" office:value-type="float" office:value="0.0000087484">
            <text:p>8.7484E-006</text:p>
          </table:table-cell>
          <table:table-cell table:formula="of:=[.T151]*1000000" office:value-type="float" office:value="3.8243">
            <text:p>3.8243</text:p>
          </table:table-cell>
          <table:table-cell table:formula="of:=[.U151]*1000000" office:value-type="float" office:value="4.9713E-035">
            <text:p>4.9713E-035</text:p>
          </table:table-cell>
          <table:table-cell table:formula="of:=[.V151]*1000000" office:value-type="float" office:value="0.000000013133">
            <text:p>1.3133E-008</text:p>
          </table:table-cell>
          <table:table-cell table:formula="of:=[.W151]*1000000" office:value-type="float" office:value="120.72">
            <text:p>120.72</text:p>
          </table:table-cell>
          <table:table-cell table:formula="of:=[.X151]*1000000" office:value-type="float" office:value="39.133">
            <text:p>39.133</text:p>
          </table:table-cell>
          <table:table-cell table:formula="of:=[.Y151]*1000000" office:value-type="float" office:value="1210.4">
            <text:p>1210.4</text:p>
          </table:table-cell>
          <table:table-cell table:formula="of:=[.Z151]*1000000" office:value-type="float" office:value="20.019">
            <text:p>20.019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0.0000000000003032">
            <text:p>3.032E-013</text:p>
          </table:table-cell>
          <table:table-cell table:formula="of:=[.AC151]*1000000" office:value-type="float" office:value="0.000000013133">
            <text:p>1.3133E-008</text:p>
          </table:table-cell>
          <table:table-cell office:value-type="float" office:value="0.00012072">
            <text:p>0.00012072</text:p>
          </table:table-cell>
          <table:table-cell table:style-name="ce1" office:value-type="string">
            <text:p>3.9178e-05</text:p>
          </table:table-cell>
          <table:table-cell office:value-type="float" office:value="0.0012104">
            <text:p>0.0012104</text:p>
          </table:table-cell>
          <table:table-cell table:style-name="ce1" office:value-type="string">
            <text:p>8.7484e-12</text:p>
          </table:table-cell>
          <table:table-cell table:style-name="ce1" office:value-type="string">
            <text:p>3.8243e-06</text:p>
          </table:table-cell>
          <table:table-cell table:style-name="ce1" office:value-type="string">
            <text:p>4.9713e-41</text:p>
          </table:table-cell>
          <table:table-cell table:style-name="ce1" office:value-type="string">
            <text:p>1.3133e-14</text:p>
          </table:table-cell>
          <table:table-cell office:value-type="float" office:value="0.00012072">
            <text:p>0.00012072</text:p>
          </table:table-cell>
          <table:table-cell table:style-name="ce1" office:value-type="string">
            <text:p>3.9133e-05</text:p>
          </table:table-cell>
          <table:table-cell office:value-type="float" office:value="0.0012104">
            <text:p>0.0012104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032e-19</text:p>
          </table:table-cell>
          <table:table-cell table:style-name="ce1" office:value-type="string">
            <text:p>1.3133e-14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119.17">
            <text:p>119.17</text:p>
          </table:table-cell>
          <table:table-cell table:formula="of:=[.Q152]*1000000" office:value-type="float" office:value="38.667">
            <text:p>38.667</text:p>
          </table:table-cell>
          <table:table-cell table:formula="of:=[.R152]*1000000" office:value-type="float" office:value="1212.5">
            <text:p>1212.5</text:p>
          </table:table-cell>
          <table:table-cell table:formula="of:=[.S152]*1000000" office:value-type="float" office:value="0.0000082317">
            <text:p>8.2317E-006</text:p>
          </table:table-cell>
          <table:table-cell table:formula="of:=[.T152]*1000000" office:value-type="float" office:value="3.8398">
            <text:p>3.8398</text:p>
          </table:table-cell>
          <table:table-cell table:formula="of:=[.U152]*1000000" office:value-type="float" office:value="2.2213E-035">
            <text:p>2.2213E-035</text:p>
          </table:table-cell>
          <table:table-cell table:formula="of:=[.V152]*1000000" office:value-type="float" office:value="0.00000001281">
            <text:p>1.281E-008</text:p>
          </table:table-cell>
          <table:table-cell table:formula="of:=[.W152]*1000000" office:value-type="float" office:value="119.17">
            <text:p>119.17</text:p>
          </table:table-cell>
          <table:table-cell table:formula="of:=[.X152]*1000000" office:value-type="float" office:value="38.622">
            <text:p>38.622</text:p>
          </table:table-cell>
          <table:table-cell table:formula="of:=[.Y152]*1000000" office:value-type="float" office:value="1212.5">
            <text:p>1212.5</text:p>
          </table:table-cell>
          <table:table-cell table:formula="of:=[.Z152]*1000000" office:value-type="float" office:value="20.019">
            <text:p>20.019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-0.00000000000012839">
            <text:p>-1.2839E-013</text:p>
          </table:table-cell>
          <table:table-cell table:formula="of:=[.AC152]*1000000" office:value-type="float" office:value="0.00000001281">
            <text:p>1.281E-008</text:p>
          </table:table-cell>
          <table:table-cell office:value-type="float" office:value="0.00011917">
            <text:p>0.00011917</text:p>
          </table:table-cell>
          <table:table-cell table:style-name="ce1" office:value-type="string">
            <text:p>3.8667e-05</text:p>
          </table:table-cell>
          <table:table-cell office:value-type="float" office:value="0.0012125">
            <text:p>0.0012125</text:p>
          </table:table-cell>
          <table:table-cell table:style-name="ce1" office:value-type="string">
            <text:p>8.2317e-12</text:p>
          </table:table-cell>
          <table:table-cell table:style-name="ce1" office:value-type="string">
            <text:p>3.8398e-06</text:p>
          </table:table-cell>
          <table:table-cell table:style-name="ce1" office:value-type="string">
            <text:p>2.2213e-41</text:p>
          </table:table-cell>
          <table:table-cell table:style-name="ce1" office:value-type="string">
            <text:p>1.281e-14</text:p>
          </table:table-cell>
          <table:table-cell office:value-type="float" office:value="0.00011917">
            <text:p>0.00011917</text:p>
          </table:table-cell>
          <table:table-cell table:style-name="ce1" office:value-type="string">
            <text:p>3.8622e-05</text:p>
          </table:table-cell>
          <table:table-cell office:value-type="float" office:value="0.0012125">
            <text:p>0.001212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839e-19</text:p>
          </table:table-cell>
          <table:table-cell table:style-name="ce1" office:value-type="string">
            <text:p>1.281e-14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117.64">
            <text:p>117.64</text:p>
          </table:table-cell>
          <table:table-cell table:formula="of:=[.Q153]*1000000" office:value-type="float" office:value="38.162">
            <text:p>38.162</text:p>
          </table:table-cell>
          <table:table-cell table:formula="of:=[.R153]*1000000" office:value-type="float" office:value="1214.6">
            <text:p>1214.6</text:p>
          </table:table-cell>
          <table:table-cell table:formula="of:=[.S153]*1000000" office:value-type="float" office:value="0.0000077425">
            <text:p>7.7425E-006</text:p>
          </table:table-cell>
          <table:table-cell table:formula="of:=[.T153]*1000000" office:value-type="float" office:value="3.8551">
            <text:p>3.8551</text:p>
          </table:table-cell>
          <table:table-cell table:formula="of:=[.U153]*1000000" office:value-type="float" office:value="1.0015E-035">
            <text:p>1.0015E-035</text:p>
          </table:table-cell>
          <table:table-cell table:formula="of:=[.V153]*1000000" office:value-type="float" office:value="0.000000012496">
            <text:p>1.2496E-008</text:p>
          </table:table-cell>
          <table:table-cell table:formula="of:=[.W153]*1000000" office:value-type="float" office:value="117.63">
            <text:p>117.63</text:p>
          </table:table-cell>
          <table:table-cell table:formula="of:=[.X153]*1000000" office:value-type="float" office:value="38.117">
            <text:p>38.117</text:p>
          </table:table-cell>
          <table:table-cell table:formula="of:=[.Y153]*1000000" office:value-type="float" office:value="1214.5">
            <text:p>1214.5</text:p>
          </table:table-cell>
          <table:table-cell table:formula="of:=[.Z153]*1000000" office:value-type="float" office:value="20.019">
            <text:p>20.019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0.000000000000092023">
            <text:p>9.2023E-014</text:p>
          </table:table-cell>
          <table:table-cell table:formula="of:=[.AC153]*1000000" office:value-type="float" office:value="0.000000012496">
            <text:p>1.2496E-008</text:p>
          </table:table-cell>
          <table:table-cell office:value-type="float" office:value="0.00011764">
            <text:p>0.00011764</text:p>
          </table:table-cell>
          <table:table-cell table:style-name="ce1" office:value-type="string">
            <text:p>3.8162e-05</text:p>
          </table:table-cell>
          <table:table-cell office:value-type="float" office:value="0.0012146">
            <text:p>0.0012146</text:p>
          </table:table-cell>
          <table:table-cell table:style-name="ce1" office:value-type="string">
            <text:p>7.7425e-12</text:p>
          </table:table-cell>
          <table:table-cell table:style-name="ce1" office:value-type="string">
            <text:p>3.8551e-06</text:p>
          </table:table-cell>
          <table:table-cell table:style-name="ce1" office:value-type="string">
            <text:p>1.0015e-41</text:p>
          </table:table-cell>
          <table:table-cell table:style-name="ce1" office:value-type="string">
            <text:p>1.2496e-14</text:p>
          </table:table-cell>
          <table:table-cell office:value-type="float" office:value="0.00011763">
            <text:p>0.00011763</text:p>
          </table:table-cell>
          <table:table-cell table:style-name="ce1" office:value-type="string">
            <text:p>3.8117e-05</text:p>
          </table:table-cell>
          <table:table-cell office:value-type="float" office:value="0.0012145">
            <text:p>0.001214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9.2023e-20</text:p>
          </table:table-cell>
          <table:table-cell table:style-name="ce1" office:value-type="string">
            <text:p>1.2496e-14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116.12">
            <text:p>116.12</text:p>
          </table:table-cell>
          <table:table-cell table:formula="of:=[.Q154]*1000000" office:value-type="float" office:value="37.664">
            <text:p>37.664</text:p>
          </table:table-cell>
          <table:table-cell table:formula="of:=[.R154]*1000000" office:value-type="float" office:value="1216.6">
            <text:p>1216.6</text:p>
          </table:table-cell>
          <table:table-cell table:formula="of:=[.S154]*1000000" office:value-type="float" office:value="0.0000072795">
            <text:p>7.2795E-006</text:p>
          </table:table-cell>
          <table:table-cell table:formula="of:=[.T154]*1000000" office:value-type="float" office:value="3.8703">
            <text:p>3.8703</text:p>
          </table:table-cell>
          <table:table-cell table:formula="of:=[.U154]*1000000" office:value-type="float" office:value="4.5554E-036">
            <text:p>4.5554E-036</text:p>
          </table:table-cell>
          <table:table-cell table:formula="of:=[.V154]*1000000" office:value-type="float" office:value="0.000000012192">
            <text:p>1.2192E-008</text:p>
          </table:table-cell>
          <table:table-cell table:formula="of:=[.W154]*1000000" office:value-type="float" office:value="116.12">
            <text:p>116.12</text:p>
          </table:table-cell>
          <table:table-cell table:formula="of:=[.X154]*1000000" office:value-type="float" office:value="37.619">
            <text:p>37.619</text:p>
          </table:table-cell>
          <table:table-cell table:formula="of:=[.Y154]*1000000" office:value-type="float" office:value="1216.6">
            <text:p>1216.6</text:p>
          </table:table-cell>
          <table:table-cell table:formula="of:=[.Z154]*1000000" office:value-type="float" office:value="20.019">
            <text:p>20.019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013382">
            <text:p>-1.3382E-013</text:p>
          </table:table-cell>
          <table:table-cell table:formula="of:=[.AC154]*1000000" office:value-type="float" office:value="0.000000012192">
            <text:p>1.2192E-008</text:p>
          </table:table-cell>
          <table:table-cell office:value-type="float" office:value="0.00011612">
            <text:p>0.00011612</text:p>
          </table:table-cell>
          <table:table-cell table:style-name="ce1" office:value-type="string">
            <text:p>3.7664e-05</text:p>
          </table:table-cell>
          <table:table-cell office:value-type="float" office:value="0.0012166">
            <text:p>0.0012166</text:p>
          </table:table-cell>
          <table:table-cell table:style-name="ce1" office:value-type="string">
            <text:p>7.2795e-12</text:p>
          </table:table-cell>
          <table:table-cell table:style-name="ce1" office:value-type="string">
            <text:p>3.8703e-06</text:p>
          </table:table-cell>
          <table:table-cell table:style-name="ce1" office:value-type="string">
            <text:p>4.5554e-42</text:p>
          </table:table-cell>
          <table:table-cell table:style-name="ce1" office:value-type="string">
            <text:p>1.2192e-14</text:p>
          </table:table-cell>
          <table:table-cell office:value-type="float" office:value="0.00011612">
            <text:p>0.00011612</text:p>
          </table:table-cell>
          <table:table-cell table:style-name="ce1" office:value-type="string">
            <text:p>3.7619e-05</text:p>
          </table:table-cell>
          <table:table-cell office:value-type="float" office:value="0.0012166">
            <text:p>0.0012166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382e-19</text:p>
          </table:table-cell>
          <table:table-cell table:style-name="ce1" office:value-type="string">
            <text:p>1.2192e-14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114.63">
            <text:p>114.63</text:p>
          </table:table-cell>
          <table:table-cell table:formula="of:=[.Q155]*1000000" office:value-type="float" office:value="37.172">
            <text:p>37.172</text:p>
          </table:table-cell>
          <table:table-cell table:formula="of:=[.R155]*1000000" office:value-type="float" office:value="1218.6">
            <text:p>1218.6</text:p>
          </table:table-cell>
          <table:table-cell table:formula="of:=[.S155]*1000000" office:value-type="float" office:value="0.0000068414">
            <text:p>6.8414E-006</text:p>
          </table:table-cell>
          <table:table-cell table:formula="of:=[.T155]*1000000" office:value-type="float" office:value="3.8854">
            <text:p>3.8854</text:p>
          </table:table-cell>
          <table:table-cell table:formula="of:=[.U155]*1000000" office:value-type="float" office:value="2.0904E-036">
            <text:p>2.0904E-036</text:p>
          </table:table-cell>
          <table:table-cell table:formula="of:=[.V155]*1000000" office:value-type="float" office:value="0.000000011897">
            <text:p>1.1897E-008</text:p>
          </table:table-cell>
          <table:table-cell table:formula="of:=[.W155]*1000000" office:value-type="float" office:value="114.63">
            <text:p>114.63</text:p>
          </table:table-cell>
          <table:table-cell table:formula="of:=[.X155]*1000000" office:value-type="float" office:value="37.127">
            <text:p>37.127</text:p>
          </table:table-cell>
          <table:table-cell table:formula="of:=[.Y155]*1000000" office:value-type="float" office:value="1218.6">
            <text:p>1218.6</text:p>
          </table:table-cell>
          <table:table-cell table:formula="of:=[.Z155]*1000000" office:value-type="float" office:value="20.019">
            <text:p>20.019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0060617">
            <text:p>-6.0617E-014</text:p>
          </table:table-cell>
          <table:table-cell table:formula="of:=[.AC155]*1000000" office:value-type="float" office:value="0.000000011897">
            <text:p>1.1897E-008</text:p>
          </table:table-cell>
          <table:table-cell office:value-type="float" office:value="0.00011463">
            <text:p>0.00011463</text:p>
          </table:table-cell>
          <table:table-cell table:style-name="ce1" office:value-type="string">
            <text:p>3.7172e-05</text:p>
          </table:table-cell>
          <table:table-cell office:value-type="float" office:value="0.0012186">
            <text:p>0.0012186</text:p>
          </table:table-cell>
          <table:table-cell table:style-name="ce1" office:value-type="string">
            <text:p>6.8414e-12</text:p>
          </table:table-cell>
          <table:table-cell table:style-name="ce1" office:value-type="string">
            <text:p>3.8854e-06</text:p>
          </table:table-cell>
          <table:table-cell table:style-name="ce1" office:value-type="string">
            <text:p>2.0904e-42</text:p>
          </table:table-cell>
          <table:table-cell table:style-name="ce1" office:value-type="string">
            <text:p>1.1897e-14</text:p>
          </table:table-cell>
          <table:table-cell office:value-type="float" office:value="0.00011463">
            <text:p>0.00011463</text:p>
          </table:table-cell>
          <table:table-cell table:style-name="ce1" office:value-type="string">
            <text:p>3.7127e-05</text:p>
          </table:table-cell>
          <table:table-cell office:value-type="float" office:value="0.0012186">
            <text:p>0.0012186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0617e-20</text:p>
          </table:table-cell>
          <table:table-cell table:style-name="ce1" office:value-type="string">
            <text:p>1.1897e-14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113.16">
            <text:p>113.16</text:p>
          </table:table-cell>
          <table:table-cell table:formula="of:=[.Q156]*1000000" office:value-type="float" office:value="36.686">
            <text:p>36.686</text:p>
          </table:table-cell>
          <table:table-cell table:formula="of:=[.R156]*1000000" office:value-type="float" office:value="1220.6">
            <text:p>1220.6</text:p>
          </table:table-cell>
          <table:table-cell table:formula="of:=[.S156]*1000000" office:value-type="float" office:value="0.0000064271">
            <text:p>6.4271E-006</text:p>
          </table:table-cell>
          <table:table-cell table:formula="of:=[.T156]*1000000" office:value-type="float" office:value="3.9003">
            <text:p>3.9003</text:p>
          </table:table-cell>
          <table:table-cell table:formula="of:=[.U156]*1000000" office:value-type="float" office:value="9.676E-037">
            <text:p>9.676E-037</text:p>
          </table:table-cell>
          <table:table-cell table:formula="of:=[.V156]*1000000" office:value-type="float" office:value="0.000000011611">
            <text:p>1.1611E-008</text:p>
          </table:table-cell>
          <table:table-cell table:formula="of:=[.W156]*1000000" office:value-type="float" office:value="113.16">
            <text:p>113.16</text:p>
          </table:table-cell>
          <table:table-cell table:formula="of:=[.X156]*1000000" office:value-type="float" office:value="36.642">
            <text:p>36.642</text:p>
          </table:table-cell>
          <table:table-cell table:formula="of:=[.Y156]*1000000" office:value-type="float" office:value="1220.6">
            <text:p>1220.6</text:p>
          </table:table-cell>
          <table:table-cell table:formula="of:=[.Z156]*1000000" office:value-type="float" office:value="20.019">
            <text:p>20.019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0015097">
            <text:p>-1.5097E-014</text:p>
          </table:table-cell>
          <table:table-cell table:formula="of:=[.AC156]*1000000" office:value-type="float" office:value="0.000000011611">
            <text:p>1.1611E-008</text:p>
          </table:table-cell>
          <table:table-cell office:value-type="float" office:value="0.00011316">
            <text:p>0.00011316</text:p>
          </table:table-cell>
          <table:table-cell table:style-name="ce1" office:value-type="string">
            <text:p>3.6686e-05</text:p>
          </table:table-cell>
          <table:table-cell office:value-type="float" office:value="0.0012206">
            <text:p>0.0012206</text:p>
          </table:table-cell>
          <table:table-cell table:style-name="ce1" office:value-type="string">
            <text:p>6.4271e-12</text:p>
          </table:table-cell>
          <table:table-cell table:style-name="ce1" office:value-type="string">
            <text:p>3.9003e-06</text:p>
          </table:table-cell>
          <table:table-cell table:style-name="ce1" office:value-type="string">
            <text:p>9.676e-43</text:p>
          </table:table-cell>
          <table:table-cell table:style-name="ce1" office:value-type="string">
            <text:p>1.1611e-14</text:p>
          </table:table-cell>
          <table:table-cell office:value-type="float" office:value="0.00011316">
            <text:p>0.00011316</text:p>
          </table:table-cell>
          <table:table-cell table:style-name="ce1" office:value-type="string">
            <text:p>3.6642e-05</text:p>
          </table:table-cell>
          <table:table-cell office:value-type="float" office:value="0.0012206">
            <text:p>0.0012206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097e-20</text:p>
          </table:table-cell>
          <table:table-cell table:style-name="ce1" office:value-type="string">
            <text:p>1.1611e-14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111.72">
            <text:p>111.72</text:p>
          </table:table-cell>
          <table:table-cell table:formula="of:=[.Q157]*1000000" office:value-type="float" office:value="36.206">
            <text:p>36.206</text:p>
          </table:table-cell>
          <table:table-cell table:formula="of:=[.R157]*1000000" office:value-type="float" office:value="1222.5">
            <text:p>1222.5</text:p>
          </table:table-cell>
          <table:table-cell table:formula="of:=[.S157]*1000000" office:value-type="float" office:value="0.0000060353">
            <text:p>6.0353E-006</text:p>
          </table:table-cell>
          <table:table-cell table:formula="of:=[.T157]*1000000" office:value-type="float" office:value="3.9151">
            <text:p>3.9151</text:p>
          </table:table-cell>
          <table:table-cell table:formula="of:=[.U157]*1000000" office:value-type="float" office:value="4.5176E-037">
            <text:p>4.5176E-037</text:p>
          </table:table-cell>
          <table:table-cell table:formula="of:=[.V157]*1000000" office:value-type="float" office:value="0.000000011334">
            <text:p>1.1334E-008</text:p>
          </table:table-cell>
          <table:table-cell table:formula="of:=[.W157]*1000000" office:value-type="float" office:value="111.71">
            <text:p>111.71</text:p>
          </table:table-cell>
          <table:table-cell table:formula="of:=[.X157]*1000000" office:value-type="float" office:value="36.162">
            <text:p>36.162</text:p>
          </table:table-cell>
          <table:table-cell table:formula="of:=[.Y157]*1000000" office:value-type="float" office:value="1222.5">
            <text:p>1222.5</text:p>
          </table:table-cell>
          <table:table-cell table:formula="of:=[.Z157]*1000000" office:value-type="float" office:value="20.019">
            <text:p>20.019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8.3171E-016">
            <text:p>-8.3171E-016</text:p>
          </table:table-cell>
          <table:table-cell table:formula="of:=[.AC157]*1000000" office:value-type="float" office:value="0.000000011334">
            <text:p>1.1334E-008</text:p>
          </table:table-cell>
          <table:table-cell office:value-type="float" office:value="0.00011172">
            <text:p>0.00011172</text:p>
          </table:table-cell>
          <table:table-cell table:style-name="ce1" office:value-type="string">
            <text:p>3.6206e-05</text:p>
          </table:table-cell>
          <table:table-cell office:value-type="float" office:value="0.0012225">
            <text:p>0.0012225</text:p>
          </table:table-cell>
          <table:table-cell table:style-name="ce1" office:value-type="string">
            <text:p>6.0353e-12</text:p>
          </table:table-cell>
          <table:table-cell table:style-name="ce1" office:value-type="string">
            <text:p>3.9151e-06</text:p>
          </table:table-cell>
          <table:table-cell table:style-name="ce1" office:value-type="string">
            <text:p>4.5176e-43</text:p>
          </table:table-cell>
          <table:table-cell table:style-name="ce1" office:value-type="string">
            <text:p>1.1334e-14</text:p>
          </table:table-cell>
          <table:table-cell office:value-type="float" office:value="0.00011171">
            <text:p>0.00011171</text:p>
          </table:table-cell>
          <table:table-cell table:style-name="ce1" office:value-type="string">
            <text:p>3.6162e-05</text:p>
          </table:table-cell>
          <table:table-cell office:value-type="float" office:value="0.0012225">
            <text:p>0.001222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8.3171e-22</text:p>
          </table:table-cell>
          <table:table-cell table:style-name="ce1" office:value-type="string">
            <text:p>1.1334e-14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110.29">
            <text:p>110.29</text:p>
          </table:table-cell>
          <table:table-cell table:formula="of:=[.Q158]*1000000" office:value-type="float" office:value="35.733">
            <text:p>35.733</text:p>
          </table:table-cell>
          <table:table-cell table:formula="of:=[.R158]*1000000" office:value-type="float" office:value="1224.5">
            <text:p>1224.5</text:p>
          </table:table-cell>
          <table:table-cell table:formula="of:=[.S158]*1000000" office:value-type="float" office:value="0.0000056651">
            <text:p>5.6651E-006</text:p>
          </table:table-cell>
          <table:table-cell table:formula="of:=[.T158]*1000000" office:value-type="float" office:value="3.9298">
            <text:p>3.9298</text:p>
          </table:table-cell>
          <table:table-cell table:formula="of:=[.U158]*1000000" office:value-type="float" office:value="2.1272E-037">
            <text:p>2.1272E-037</text:p>
          </table:table-cell>
          <table:table-cell table:formula="of:=[.V158]*1000000" office:value-type="float" office:value="0.000000011066">
            <text:p>1.1066E-008</text:p>
          </table:table-cell>
          <table:table-cell table:formula="of:=[.W158]*1000000" office:value-type="float" office:value="110.29">
            <text:p>110.29</text:p>
          </table:table-cell>
          <table:table-cell table:formula="of:=[.X158]*1000000" office:value-type="float" office:value="35.689">
            <text:p>35.689</text:p>
          </table:table-cell>
          <table:table-cell table:formula="of:=[.Y158]*1000000" office:value-type="float" office:value="1224.5">
            <text:p>1224.5</text:p>
          </table:table-cell>
          <table:table-cell table:formula="of:=[.Z158]*1000000" office:value-type="float" office:value="20.019">
            <text:p>20.019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-5.739E-016">
            <text:p>-5.739E-016</text:p>
          </table:table-cell>
          <table:table-cell table:formula="of:=[.AC158]*1000000" office:value-type="float" office:value="0.000000011066">
            <text:p>1.1066E-008</text:p>
          </table:table-cell>
          <table:table-cell office:value-type="float" office:value="0.00011029">
            <text:p>0.00011029</text:p>
          </table:table-cell>
          <table:table-cell table:style-name="ce1" office:value-type="string">
            <text:p>3.5733e-05</text:p>
          </table:table-cell>
          <table:table-cell office:value-type="float" office:value="0.0012245">
            <text:p>0.0012245</text:p>
          </table:table-cell>
          <table:table-cell table:style-name="ce1" office:value-type="string">
            <text:p>5.6651e-12</text:p>
          </table:table-cell>
          <table:table-cell table:style-name="ce1" office:value-type="string">
            <text:p>3.9298e-06</text:p>
          </table:table-cell>
          <table:table-cell table:style-name="ce1" office:value-type="string">
            <text:p>2.1272e-43</text:p>
          </table:table-cell>
          <table:table-cell table:style-name="ce1" office:value-type="string">
            <text:p>1.1066e-14</text:p>
          </table:table-cell>
          <table:table-cell office:value-type="float" office:value="0.00011029">
            <text:p>0.00011029</text:p>
          </table:table-cell>
          <table:table-cell table:style-name="ce1" office:value-type="string">
            <text:p>3.5689e-05</text:p>
          </table:table-cell>
          <table:table-cell office:value-type="float" office:value="0.0012245">
            <text:p>0.001224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5.739e-22</text:p>
          </table:table-cell>
          <table:table-cell table:style-name="ce1" office:value-type="string">
            <text:p>1.1066e-14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108.88">
            <text:p>108.88</text:p>
          </table:table-cell>
          <table:table-cell table:formula="of:=[.Q159]*1000000" office:value-type="float" office:value="35.265">
            <text:p>35.265</text:p>
          </table:table-cell>
          <table:table-cell table:formula="of:=[.R159]*1000000" office:value-type="float" office:value="1226.4">
            <text:p>1226.4</text:p>
          </table:table-cell>
          <table:table-cell table:formula="of:=[.S159]*1000000" office:value-type="float" office:value="0.0000053153">
            <text:p>5.3153E-006</text:p>
          </table:table-cell>
          <table:table-cell table:formula="of:=[.T159]*1000000" office:value-type="float" office:value="3.9444">
            <text:p>3.9444</text:p>
          </table:table-cell>
          <table:table-cell table:formula="of:=[.U159]*1000000" office:value-type="float" office:value="1.0101E-037">
            <text:p>1.0101E-037</text:p>
          </table:table-cell>
          <table:table-cell table:formula="of:=[.V159]*1000000" office:value-type="float" office:value="0.000000010806">
            <text:p>1.0806E-008</text:p>
          </table:table-cell>
          <table:table-cell table:formula="of:=[.W159]*1000000" office:value-type="float" office:value="108.88">
            <text:p>108.88</text:p>
          </table:table-cell>
          <table:table-cell table:formula="of:=[.X159]*1000000" office:value-type="float" office:value="35.221">
            <text:p>35.221</text:p>
          </table:table-cell>
          <table:table-cell table:formula="of:=[.Y159]*1000000" office:value-type="float" office:value="1226.4">
            <text:p>1226.4</text:p>
          </table:table-cell>
          <table:table-cell table:formula="of:=[.Z159]*1000000" office:value-type="float" office:value="20.019">
            <text:p>20.019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0.00000000000003201">
            <text:p>3.201E-014</text:p>
          </table:table-cell>
          <table:table-cell table:formula="of:=[.AC159]*1000000" office:value-type="float" office:value="0.000000010806">
            <text:p>1.0806E-008</text:p>
          </table:table-cell>
          <table:table-cell office:value-type="float" office:value="0.00010888">
            <text:p>0.00010888</text:p>
          </table:table-cell>
          <table:table-cell table:style-name="ce1" office:value-type="string">
            <text:p>3.5265e-05</text:p>
          </table:table-cell>
          <table:table-cell office:value-type="float" office:value="0.0012264">
            <text:p>0.0012264</text:p>
          </table:table-cell>
          <table:table-cell table:style-name="ce1" office:value-type="string">
            <text:p>5.3153e-12</text:p>
          </table:table-cell>
          <table:table-cell table:style-name="ce1" office:value-type="string">
            <text:p>3.9444e-06</text:p>
          </table:table-cell>
          <table:table-cell table:style-name="ce1" office:value-type="string">
            <text:p>1.0101e-43</text:p>
          </table:table-cell>
          <table:table-cell table:style-name="ce1" office:value-type="string">
            <text:p>1.0806e-14</text:p>
          </table:table-cell>
          <table:table-cell office:value-type="float" office:value="0.00010888">
            <text:p>0.00010888</text:p>
          </table:table-cell>
          <table:table-cell table:style-name="ce1" office:value-type="string">
            <text:p>3.5221e-05</text:p>
          </table:table-cell>
          <table:table-cell office:value-type="float" office:value="0.0012264">
            <text:p>0.0012264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201e-20</text:p>
          </table:table-cell>
          <table:table-cell table:style-name="ce1" office:value-type="string">
            <text:p>1.0806e-14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107.49">
            <text:p>107.49</text:p>
          </table:table-cell>
          <table:table-cell table:formula="of:=[.Q160]*1000000" office:value-type="float" office:value="34.803">
            <text:p>34.803</text:p>
          </table:table-cell>
          <table:table-cell table:formula="of:=[.R160]*1000000" office:value-type="float" office:value="1228.3">
            <text:p>1228.3</text:p>
          </table:table-cell>
          <table:table-cell table:formula="of:=[.S160]*1000000" office:value-type="float" office:value="0.0000049849">
            <text:p>4.9849E-006</text:p>
          </table:table-cell>
          <table:table-cell table:formula="of:=[.T160]*1000000" office:value-type="float" office:value="3.9589">
            <text:p>3.9589</text:p>
          </table:table-cell>
          <table:table-cell table:formula="of:=[.U160]*1000000" office:value-type="float" office:value="4.837E-038">
            <text:p>4.837E-038</text:p>
          </table:table-cell>
          <table:table-cell table:formula="of:=[.V160]*1000000" office:value-type="float" office:value="0.000000010553">
            <text:p>1.0553E-008</text:p>
          </table:table-cell>
          <table:table-cell table:formula="of:=[.W160]*1000000" office:value-type="float" office:value="107.49">
            <text:p>107.49</text:p>
          </table:table-cell>
          <table:table-cell table:formula="of:=[.X160]*1000000" office:value-type="float" office:value="34.76">
            <text:p>34.76</text:p>
          </table:table-cell>
          <table:table-cell table:formula="of:=[.Y160]*1000000" office:value-type="float" office:value="1228.2">
            <text:p>1228.2</text:p>
          </table:table-cell>
          <table:table-cell table:formula="of:=[.Z160]*1000000" office:value-type="float" office:value="20.019">
            <text:p>20.019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0.000000000000021074">
            <text:p>-2.1074E-014</text:p>
          </table:table-cell>
          <table:table-cell table:formula="of:=[.AC160]*1000000" office:value-type="float" office:value="0.000000010553">
            <text:p>1.0553E-008</text:p>
          </table:table-cell>
          <table:table-cell office:value-type="float" office:value="0.00010749">
            <text:p>0.00010749</text:p>
          </table:table-cell>
          <table:table-cell table:style-name="ce1" office:value-type="string">
            <text:p>3.4803e-05</text:p>
          </table:table-cell>
          <table:table-cell office:value-type="float" office:value="0.0012283">
            <text:p>0.0012283</text:p>
          </table:table-cell>
          <table:table-cell table:style-name="ce1" office:value-type="string">
            <text:p>4.9849e-12</text:p>
          </table:table-cell>
          <table:table-cell table:style-name="ce1" office:value-type="string">
            <text:p>3.9589e-06</text:p>
          </table:table-cell>
          <table:table-cell table:style-name="ce1" office:value-type="string">
            <text:p>4.837e-44</text:p>
          </table:table-cell>
          <table:table-cell table:style-name="ce1" office:value-type="string">
            <text:p>1.0553e-14</text:p>
          </table:table-cell>
          <table:table-cell office:value-type="float" office:value="0.00010749">
            <text:p>0.00010749</text:p>
          </table:table-cell>
          <table:table-cell table:style-name="ce1" office:value-type="string">
            <text:p>3.476e-05</text:p>
          </table:table-cell>
          <table:table-cell office:value-type="float" office:value="0.0012282">
            <text:p>0.0012282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074e-20</text:p>
          </table:table-cell>
          <table:table-cell table:style-name="ce1" office:value-type="string">
            <text:p>1.0553e-14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106.12">
            <text:p>106.12</text:p>
          </table:table-cell>
          <table:table-cell table:formula="of:=[.Q161]*1000000" office:value-type="float" office:value="34.348">
            <text:p>34.348</text:p>
          </table:table-cell>
          <table:table-cell table:formula="of:=[.R161]*1000000" office:value-type="float" office:value="1230.1">
            <text:p>1230.1</text:p>
          </table:table-cell>
          <table:table-cell table:formula="of:=[.S161]*1000000" office:value-type="float" office:value="0.0000046731">
            <text:p>4.6731E-006</text:p>
          </table:table-cell>
          <table:table-cell table:formula="of:=[.T161]*1000000" office:value-type="float" office:value="3.9732">
            <text:p>3.9732</text:p>
          </table:table-cell>
          <table:table-cell table:formula="of:=[.U161]*1000000" office:value-type="float" office:value="2.3354E-038">
            <text:p>2.3354E-038</text:p>
          </table:table-cell>
          <table:table-cell table:formula="of:=[.V161]*1000000" office:value-type="float" office:value="0.000000010308">
            <text:p>1.0308E-008</text:p>
          </table:table-cell>
          <table:table-cell table:formula="of:=[.W161]*1000000" office:value-type="float" office:value="106.12">
            <text:p>106.12</text:p>
          </table:table-cell>
          <table:table-cell table:formula="of:=[.X161]*1000000" office:value-type="float" office:value="34.304">
            <text:p>34.304</text:p>
          </table:table-cell>
          <table:table-cell table:formula="of:=[.Y161]*1000000" office:value-type="float" office:value="1230.1">
            <text:p>1230.1</text:p>
          </table:table-cell>
          <table:table-cell table:formula="of:=[.Z161]*1000000" office:value-type="float" office:value="20.019">
            <text:p>20.019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1.6034E-015">
            <text:p>1.6034E-015</text:p>
          </table:table-cell>
          <table:table-cell table:formula="of:=[.AC161]*1000000" office:value-type="float" office:value="0.000000010309">
            <text:p>1.0309E-008</text:p>
          </table:table-cell>
          <table:table-cell office:value-type="float" office:value="0.00010612">
            <text:p>0.00010612</text:p>
          </table:table-cell>
          <table:table-cell table:style-name="ce1" office:value-type="string">
            <text:p>3.4348e-05</text:p>
          </table:table-cell>
          <table:table-cell office:value-type="float" office:value="0.0012301">
            <text:p>0.0012301</text:p>
          </table:table-cell>
          <table:table-cell table:style-name="ce1" office:value-type="string">
            <text:p>4.6731e-12</text:p>
          </table:table-cell>
          <table:table-cell table:style-name="ce1" office:value-type="string">
            <text:p>3.9732e-06</text:p>
          </table:table-cell>
          <table:table-cell table:style-name="ce1" office:value-type="string">
            <text:p>2.3354e-44</text:p>
          </table:table-cell>
          <table:table-cell table:style-name="ce1" office:value-type="string">
            <text:p>1.0308e-14</text:p>
          </table:table-cell>
          <table:table-cell office:value-type="float" office:value="0.00010612">
            <text:p>0.00010612</text:p>
          </table:table-cell>
          <table:table-cell table:style-name="ce1" office:value-type="string">
            <text:p>3.4304e-05</text:p>
          </table:table-cell>
          <table:table-cell office:value-type="float" office:value="0.0012301">
            <text:p>0.0012301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6034e-21</text:p>
          </table:table-cell>
          <table:table-cell table:style-name="ce1" office:value-type="string">
            <text:p>1.0309e-14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104.77">
            <text:p>104.77</text:p>
          </table:table-cell>
          <table:table-cell table:formula="of:=[.Q162]*1000000" office:value-type="float" office:value="33.898">
            <text:p>33.898</text:p>
          </table:table-cell>
          <table:table-cell table:formula="of:=[.R162]*1000000" office:value-type="float" office:value="1231.9">
            <text:p>1231.9</text:p>
          </table:table-cell>
          <table:table-cell table:formula="of:=[.S162]*1000000" office:value-type="float" office:value="0.0000043788">
            <text:p>4.3788E-006</text:p>
          </table:table-cell>
          <table:table-cell table:formula="of:=[.T162]*1000000" office:value-type="float" office:value="3.9874">
            <text:p>3.9874</text:p>
          </table:table-cell>
          <table:table-cell table:formula="of:=[.U162]*1000000" office:value-type="float" office:value="1.1368E-038">
            <text:p>1.1368E-038</text:p>
          </table:table-cell>
          <table:table-cell table:formula="of:=[.V162]*1000000" office:value-type="float" office:value="0.000000010071">
            <text:p>1.0071E-008</text:p>
          </table:table-cell>
          <table:table-cell table:formula="of:=[.W162]*1000000" office:value-type="float" office:value="104.77">
            <text:p>104.77</text:p>
          </table:table-cell>
          <table:table-cell table:formula="of:=[.X162]*1000000" office:value-type="float" office:value="33.854">
            <text:p>33.854</text:p>
          </table:table-cell>
          <table:table-cell table:formula="of:=[.Y162]*1000000" office:value-type="float" office:value="1231.9">
            <text:p>1231.9</text:p>
          </table:table-cell>
          <table:table-cell table:formula="of:=[.Z162]*1000000" office:value-type="float" office:value="20.019">
            <text:p>20.019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6.1205E-017">
            <text:p>6.1205E-017</text:p>
          </table:table-cell>
          <table:table-cell table:formula="of:=[.AC162]*1000000" office:value-type="float" office:value="0.000000010071">
            <text:p>1.0071E-008</text:p>
          </table:table-cell>
          <table:table-cell office:value-type="float" office:value="0.00010477">
            <text:p>0.00010477</text:p>
          </table:table-cell>
          <table:table-cell table:style-name="ce1" office:value-type="string">
            <text:p>3.3898e-05</text:p>
          </table:table-cell>
          <table:table-cell office:value-type="float" office:value="0.0012319">
            <text:p>0.0012319</text:p>
          </table:table-cell>
          <table:table-cell table:style-name="ce1" office:value-type="string">
            <text:p>4.3788e-12</text:p>
          </table:table-cell>
          <table:table-cell table:style-name="ce1" office:value-type="string">
            <text:p>3.9874e-06</text:p>
          </table:table-cell>
          <table:table-cell table:style-name="ce1" office:value-type="string">
            <text:p>1.1368e-44</text:p>
          </table:table-cell>
          <table:table-cell table:style-name="ce1" office:value-type="string">
            <text:p>1.0071e-14</text:p>
          </table:table-cell>
          <table:table-cell office:value-type="float" office:value="0.00010477">
            <text:p>0.00010477</text:p>
          </table:table-cell>
          <table:table-cell table:style-name="ce1" office:value-type="string">
            <text:p>3.3854e-05</text:p>
          </table:table-cell>
          <table:table-cell office:value-type="float" office:value="0.0012319">
            <text:p>0.001231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6.1205e-23</text:p>
          </table:table-cell>
          <table:table-cell table:style-name="ce1" office:value-type="string">
            <text:p>1.0071e-14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103.44">
            <text:p>103.44</text:p>
          </table:table-cell>
          <table:table-cell table:formula="of:=[.Q163]*1000000" office:value-type="float" office:value="33.453">
            <text:p>33.453</text:p>
          </table:table-cell>
          <table:table-cell table:formula="of:=[.R163]*1000000" office:value-type="float" office:value="1233.7">
            <text:p>1233.7</text:p>
          </table:table-cell>
          <table:table-cell table:formula="of:=[.S163]*1000000" office:value-type="float" office:value="0.0000041012">
            <text:p>4.1012E-006</text:p>
          </table:table-cell>
          <table:table-cell table:formula="of:=[.T163]*1000000" office:value-type="float" office:value="4.0015">
            <text:p>4.0015</text:p>
          </table:table-cell>
          <table:table-cell table:formula="of:=[.U163]*1000000" office:value-type="float" office:value="5.5788E-039">
            <text:p>5.5788E-039</text:p>
          </table:table-cell>
          <table:table-cell table:formula="of:=[.V163]*1000000" office:value-type="float" office:value="0.0000000098415">
            <text:p>9.8415E-009</text:p>
          </table:table-cell>
          <table:table-cell table:formula="of:=[.W163]*1000000" office:value-type="float" office:value="103.43">
            <text:p>103.43</text:p>
          </table:table-cell>
          <table:table-cell table:formula="of:=[.X163]*1000000" office:value-type="float" office:value="33.41">
            <text:p>33.41</text:p>
          </table:table-cell>
          <table:table-cell table:formula="of:=[.Y163]*1000000" office:value-type="float" office:value="1233.7">
            <text:p>1233.7</text:p>
          </table:table-cell>
          <table:table-cell table:formula="of:=[.Z163]*1000000" office:value-type="float" office:value="20.019">
            <text:p>20.019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1.6196E-018">
            <text:p>1.6196E-018</text:p>
          </table:table-cell>
          <table:table-cell table:formula="of:=[.AC163]*1000000" office:value-type="float" office:value="0.0000000098415">
            <text:p>9.8415E-009</text:p>
          </table:table-cell>
          <table:table-cell office:value-type="float" office:value="0.00010344">
            <text:p>0.00010344</text:p>
          </table:table-cell>
          <table:table-cell table:style-name="ce1" office:value-type="string">
            <text:p>3.3453e-05</text:p>
          </table:table-cell>
          <table:table-cell office:value-type="float" office:value="0.0012337">
            <text:p>0.0012337</text:p>
          </table:table-cell>
          <table:table-cell table:style-name="ce1" office:value-type="string">
            <text:p>4.1012e-12</text:p>
          </table:table-cell>
          <table:table-cell table:style-name="ce1" office:value-type="string">
            <text:p>4.0015e-06</text:p>
          </table:table-cell>
          <table:table-cell table:style-name="ce1" office:value-type="string">
            <text:p>5.5788e-45</text:p>
          </table:table-cell>
          <table:table-cell table:style-name="ce1" office:value-type="string">
            <text:p>9.8415e-15</text:p>
          </table:table-cell>
          <table:table-cell office:value-type="float" office:value="0.00010343">
            <text:p>0.00010343</text:p>
          </table:table-cell>
          <table:table-cell table:style-name="ce1" office:value-type="string">
            <text:p>3.341e-05</text:p>
          </table:table-cell>
          <table:table-cell office:value-type="float" office:value="0.0012337">
            <text:p>0.0012337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6196e-24</text:p>
          </table:table-cell>
          <table:table-cell table:style-name="ce1" office:value-type="string">
            <text:p>9.8415e-15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102.12">
            <text:p>102.12</text:p>
          </table:table-cell>
          <table:table-cell table:formula="of:=[.Q164]*1000000" office:value-type="float" office:value="33.015">
            <text:p>33.015</text:p>
          </table:table-cell>
          <table:table-cell table:formula="of:=[.R164]*1000000" office:value-type="float" office:value="1235.5">
            <text:p>1235.5</text:p>
          </table:table-cell>
          <table:table-cell table:formula="of:=[.S164]*1000000" office:value-type="float" office:value="0.0000038394">
            <text:p>3.8394E-006</text:p>
          </table:table-cell>
          <table:table-cell table:formula="of:=[.T164]*1000000" office:value-type="float" office:value="4.0155">
            <text:p>4.0155</text:p>
          </table:table-cell>
          <table:table-cell table:formula="of:=[.U164]*1000000" office:value-type="float" office:value="2.7597E-039">
            <text:p>2.7597E-039</text:p>
          </table:table-cell>
          <table:table-cell table:formula="of:=[.V164]*1000000" office:value-type="float" office:value="0.0000000096186">
            <text:p>9.6186E-009</text:p>
          </table:table-cell>
          <table:table-cell table:formula="of:=[.W164]*1000000" office:value-type="float" office:value="102.12">
            <text:p>102.12</text:p>
          </table:table-cell>
          <table:table-cell table:formula="of:=[.X164]*1000000" office:value-type="float" office:value="32.972">
            <text:p>32.972</text:p>
          </table:table-cell>
          <table:table-cell table:formula="of:=[.Y164]*1000000" office:value-type="float" office:value="1235.5">
            <text:p>1235.5</text:p>
          </table:table-cell>
          <table:table-cell table:formula="of:=[.Z164]*1000000" office:value-type="float" office:value="20.019">
            <text:p>20.019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3.6234E-020">
            <text:p>3.6234E-020</text:p>
          </table:table-cell>
          <table:table-cell table:formula="of:=[.AC164]*1000000" office:value-type="float" office:value="0.0000000096186">
            <text:p>9.6186E-009</text:p>
          </table:table-cell>
          <table:table-cell office:value-type="float" office:value="0.00010212">
            <text:p>0.00010212</text:p>
          </table:table-cell>
          <table:table-cell table:style-name="ce1" office:value-type="string">
            <text:p>3.3015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3.8394e-12</text:p>
          </table:table-cell>
          <table:table-cell table:style-name="ce1" office:value-type="string">
            <text:p>4.0155e-06</text:p>
          </table:table-cell>
          <table:table-cell table:style-name="ce1" office:value-type="string">
            <text:p>2.7597e-45</text:p>
          </table:table-cell>
          <table:table-cell table:style-name="ce1" office:value-type="string">
            <text:p>9.6186e-15</text:p>
          </table:table-cell>
          <table:table-cell office:value-type="float" office:value="0.00010212">
            <text:p>0.00010212</text:p>
          </table:table-cell>
          <table:table-cell table:style-name="ce1" office:value-type="string">
            <text:p>3.2972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6234e-26</text:p>
          </table:table-cell>
          <table:table-cell table:style-name="ce1" office:value-type="string">
            <text:p>9.6186e-15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100.83">
            <text:p>100.83</text:p>
          </table:table-cell>
          <table:table-cell table:formula="of:=[.Q165]*1000000" office:value-type="float" office:value="32.582">
            <text:p>32.582</text:p>
          </table:table-cell>
          <table:table-cell table:formula="of:=[.R165]*1000000" office:value-type="float" office:value="1237.3">
            <text:p>1237.3</text:p>
          </table:table-cell>
          <table:table-cell table:formula="of:=[.S165]*1000000" office:value-type="float" office:value="0.0000035928">
            <text:p>3.5928E-006</text:p>
          </table:table-cell>
          <table:table-cell table:formula="of:=[.T165]*1000000" office:value-type="float" office:value="4.0293">
            <text:p>4.0293</text:p>
          </table:table-cell>
          <table:table-cell table:formula="of:=[.U165]*1000000" office:value-type="float" office:value="1.376E-039">
            <text:p>1.376E-039</text:p>
          </table:table-cell>
          <table:table-cell table:formula="of:=[.V165]*1000000" office:value-type="float" office:value="0.0000000094026">
            <text:p>9.4026E-009</text:p>
          </table:table-cell>
          <table:table-cell table:formula="of:=[.W165]*1000000" office:value-type="float" office:value="100.83">
            <text:p>100.83</text:p>
          </table:table-cell>
          <table:table-cell table:formula="of:=[.X165]*1000000" office:value-type="float" office:value="32.539">
            <text:p>32.539</text:p>
          </table:table-cell>
          <table:table-cell table:formula="of:=[.Y165]*1000000" office:value-type="float" office:value="1237.3">
            <text:p>1237.3</text:p>
          </table:table-cell>
          <table:table-cell table:formula="of:=[.Z165]*1000000" office:value-type="float" office:value="20.019">
            <text:p>20.019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5.6124E-022">
            <text:p>5.6124E-022</text:p>
          </table:table-cell>
          <table:table-cell table:formula="of:=[.AC165]*1000000" office:value-type="float" office:value="0.0000000094026">
            <text:p>9.4026E-009</text:p>
          </table:table-cell>
          <table:table-cell office:value-type="float" office:value="0.00010083">
            <text:p>0.00010083</text:p>
          </table:table-cell>
          <table:table-cell table:style-name="ce1" office:value-type="string">
            <text:p>3.2582e-05</text:p>
          </table:table-cell>
          <table:table-cell office:value-type="float" office:value="0.0012373">
            <text:p>0.0012373</text:p>
          </table:table-cell>
          <table:table-cell table:style-name="ce1" office:value-type="string">
            <text:p>3.5928e-12</text:p>
          </table:table-cell>
          <table:table-cell table:style-name="ce1" office:value-type="string">
            <text:p>4.0293e-06</text:p>
          </table:table-cell>
          <table:table-cell table:style-name="ce1" office:value-type="string">
            <text:p>1.376e-45</text:p>
          </table:table-cell>
          <table:table-cell table:style-name="ce1" office:value-type="string">
            <text:p>9.4026e-15</text:p>
          </table:table-cell>
          <table:table-cell office:value-type="float" office:value="0.00010083">
            <text:p>0.00010083</text:p>
          </table:table-cell>
          <table:table-cell table:style-name="ce1" office:value-type="string">
            <text:p>3.2539e-05</text:p>
          </table:table-cell>
          <table:table-cell office:value-type="float" office:value="0.0012373">
            <text:p>0.0012373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5.6124e-28</text:p>
          </table:table-cell>
          <table:table-cell table:style-name="ce1" office:value-type="string">
            <text:p>9.4026e-15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99.549">
            <text:p>99.549</text:p>
          </table:table-cell>
          <table:table-cell table:formula="of:=[.Q166]*1000000" office:value-type="float" office:value="32.154">
            <text:p>32.154</text:p>
          </table:table-cell>
          <table:table-cell table:formula="of:=[.R166]*1000000" office:value-type="float" office:value="1239">
            <text:p>1239</text:p>
          </table:table-cell>
          <table:table-cell table:formula="of:=[.S166]*1000000" office:value-type="float" office:value="0.0000033604">
            <text:p>3.3604E-006</text:p>
          </table:table-cell>
          <table:table-cell table:formula="of:=[.T166]*1000000" office:value-type="float" office:value="4.043">
            <text:p>4.043</text:p>
          </table:table-cell>
          <table:table-cell table:formula="of:=[.U166]*1000000" office:value-type="float" office:value="6.915E-040">
            <text:p>6.915E-040</text:p>
          </table:table-cell>
          <table:table-cell table:formula="of:=[.V166]*1000000" office:value-type="float" office:value="0.0000000091932">
            <text:p>9.1932E-009</text:p>
          </table:table-cell>
          <table:table-cell table:formula="of:=[.W166]*1000000" office:value-type="float" office:value="99.547">
            <text:p>99.547</text:p>
          </table:table-cell>
          <table:table-cell table:formula="of:=[.X166]*1000000" office:value-type="float" office:value="32.112">
            <text:p>32.112</text:p>
          </table:table-cell>
          <table:table-cell table:formula="of:=[.Y166]*1000000" office:value-type="float" office:value="1239">
            <text:p>1239</text:p>
          </table:table-cell>
          <table:table-cell table:formula="of:=[.Z166]*1000000" office:value-type="float" office:value="20.019">
            <text:p>20.019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8.2926E-023">
            <text:p>8.2926E-023</text:p>
          </table:table-cell>
          <table:table-cell table:formula="of:=[.AC166]*1000000" office:value-type="float" office:value="0.0000000091932">
            <text:p>9.1932E-009</text:p>
          </table:table-cell>
          <table:table-cell table:style-name="ce1" office:value-type="string">
            <text:p>9.9549e-05</text:p>
          </table:table-cell>
          <table:table-cell table:style-name="ce1" office:value-type="string">
            <text:p>3.2154e-05</text:p>
          </table:table-cell>
          <table:table-cell office:value-type="float" office:value="0.001239">
            <text:p>0.001239</text:p>
          </table:table-cell>
          <table:table-cell table:style-name="ce1" office:value-type="string">
            <text:p>3.3604e-12</text:p>
          </table:table-cell>
          <table:table-cell table:style-name="ce1" office:value-type="string">
            <text:p>4.043e-06</text:p>
          </table:table-cell>
          <table:table-cell table:style-name="ce1" office:value-type="string">
            <text:p>6.915e-46</text:p>
          </table:table-cell>
          <table:table-cell table:style-name="ce1" office:value-type="string">
            <text:p>9.1932e-15</text:p>
          </table:table-cell>
          <table:table-cell table:style-name="ce1" office:value-type="string">
            <text:p>9.9547e-05</text:p>
          </table:table-cell>
          <table:table-cell table:style-name="ce1" office:value-type="string">
            <text:p>3.2112e-05</text:p>
          </table:table-cell>
          <table:table-cell office:value-type="float" office:value="0.001239">
            <text:p>0.00123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8.2926e-29</text:p>
          </table:table-cell>
          <table:table-cell table:style-name="ce1" office:value-type="string">
            <text:p>9.1932e-15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98.289">
            <text:p>98.289</text:p>
          </table:table-cell>
          <table:table-cell table:formula="of:=[.Q167]*1000000" office:value-type="float" office:value="31.732">
            <text:p>31.732</text:p>
          </table:table-cell>
          <table:table-cell table:formula="of:=[.R167]*1000000" office:value-type="float" office:value="1240.7">
            <text:p>1240.7</text:p>
          </table:table-cell>
          <table:table-cell table:formula="of:=[.S167]*1000000" office:value-type="float" office:value="0.0000031415">
            <text:p>3.1415E-006</text:p>
          </table:table-cell>
          <table:table-cell table:formula="of:=[.T167]*1000000" office:value-type="float" office:value="4.0566">
            <text:p>4.0566</text:p>
          </table:table-cell>
          <table:table-cell table:formula="of:=[.U167]*1000000" office:value-type="float" office:value="3.5021E-040">
            <text:p>3.5021E-040</text:p>
          </table:table-cell>
          <table:table-cell table:formula="of:=[.V167]*1000000" office:value-type="float" office:value="0.0000000089902">
            <text:p>0.000000009</text:p>
          </table:table-cell>
          <table:table-cell table:formula="of:=[.W167]*1000000" office:value-type="float" office:value="98.288">
            <text:p>98.288</text:p>
          </table:table-cell>
          <table:table-cell table:formula="of:=[.X167]*1000000" office:value-type="float" office:value="31.69">
            <text:p>31.69</text:p>
          </table:table-cell>
          <table:table-cell table:formula="of:=[.Y167]*1000000" office:value-type="float" office:value="1240.7">
            <text:p>1240.7</text:p>
          </table:table-cell>
          <table:table-cell table:formula="of:=[.Z167]*1000000" office:value-type="float" office:value="20.019">
            <text:p>20.019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3.9833E-023">
            <text:p>3.9833E-023</text:p>
          </table:table-cell>
          <table:table-cell table:formula="of:=[.AC167]*1000000" office:value-type="float" office:value="0.0000000089902">
            <text:p>0.000000009</text:p>
          </table:table-cell>
          <table:table-cell table:style-name="ce1" office:value-type="string">
            <text:p>9.8289e-05</text:p>
          </table:table-cell>
          <table:table-cell table:style-name="ce1" office:value-type="string">
            <text:p>3.1732e-05</text:p>
          </table:table-cell>
          <table:table-cell office:value-type="float" office:value="0.0012407">
            <text:p>0.0012407</text:p>
          </table:table-cell>
          <table:table-cell table:style-name="ce1" office:value-type="string">
            <text:p>3.1415e-12</text:p>
          </table:table-cell>
          <table:table-cell table:style-name="ce1" office:value-type="string">
            <text:p>4.0566e-06</text:p>
          </table:table-cell>
          <table:table-cell table:style-name="ce1" office:value-type="string">
            <text:p>3.5021e-46</text:p>
          </table:table-cell>
          <table:table-cell table:style-name="ce1" office:value-type="string">
            <text:p>8.9902e-15</text:p>
          </table:table-cell>
          <table:table-cell table:style-name="ce1" office:value-type="string">
            <text:p>9.8288e-05</text:p>
          </table:table-cell>
          <table:table-cell table:style-name="ce1" office:value-type="string">
            <text:p>3.169e-05</text:p>
          </table:table-cell>
          <table:table-cell office:value-type="float" office:value="0.0012407">
            <text:p>0.0012407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9833e-29</text:p>
          </table:table-cell>
          <table:table-cell table:style-name="ce1" office:value-type="string">
            <text:p>8.9902e-15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97.046">
            <text:p>97.046</text:p>
          </table:table-cell>
          <table:table-cell table:formula="of:=[.Q168]*1000000" office:value-type="float" office:value="31.316">
            <text:p>31.316</text:p>
          </table:table-cell>
          <table:table-cell table:formula="of:=[.R168]*1000000" office:value-type="float" office:value="1242.4">
            <text:p>1242.4</text:p>
          </table:table-cell>
          <table:table-cell table:formula="of:=[.S168]*1000000" office:value-type="float" office:value="0.0000029356">
            <text:p>2.9356E-006</text:p>
          </table:table-cell>
          <table:table-cell table:formula="of:=[.T168]*1000000" office:value-type="float" office:value="4.07">
            <text:p>4.07</text:p>
          </table:table-cell>
          <table:table-cell table:formula="of:=[.U168]*1000000" office:value-type="float" office:value="1.7873E-040">
            <text:p>1.7873E-040</text:p>
          </table:table-cell>
          <table:table-cell table:formula="of:=[.V168]*1000000" office:value-type="float" office:value="0.0000000087934">
            <text:p>8.7934E-009</text:p>
          </table:table-cell>
          <table:table-cell table:formula="of:=[.W168]*1000000" office:value-type="float" office:value="97.045">
            <text:p>97.045</text:p>
          </table:table-cell>
          <table:table-cell table:formula="of:=[.X168]*1000000" office:value-type="float" office:value="31.274">
            <text:p>31.274</text:p>
          </table:table-cell>
          <table:table-cell table:formula="of:=[.Y168]*1000000" office:value-type="float" office:value="1242.4">
            <text:p>1242.4</text:p>
          </table:table-cell>
          <table:table-cell table:formula="of:=[.Z168]*1000000" office:value-type="float" office:value="20.019">
            <text:p>20.019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1.9498E-023">
            <text:p>1.9498E-023</text:p>
          </table:table-cell>
          <table:table-cell table:formula="of:=[.AC168]*1000000" office:value-type="float" office:value="0.0000000087935">
            <text:p>8.7935E-009</text:p>
          </table:table-cell>
          <table:table-cell table:style-name="ce1" office:value-type="string">
            <text:p>9.7046e-05</text:p>
          </table:table-cell>
          <table:table-cell table:style-name="ce1" office:value-type="string">
            <text:p>3.1316e-05</text:p>
          </table:table-cell>
          <table:table-cell office:value-type="float" office:value="0.0012424">
            <text:p>0.0012424</text:p>
          </table:table-cell>
          <table:table-cell table:style-name="ce1" office:value-type="string">
            <text:p>2.9356e-12</text:p>
          </table:table-cell>
          <table:table-cell table:style-name="ce1" office:value-type="string">
            <text:p>4.07e-06</text:p>
          </table:table-cell>
          <table:table-cell table:style-name="ce1" office:value-type="string">
            <text:p>1.7873e-46</text:p>
          </table:table-cell>
          <table:table-cell table:style-name="ce1" office:value-type="string">
            <text:p>8.7934e-15</text:p>
          </table:table-cell>
          <table:table-cell table:style-name="ce1" office:value-type="string">
            <text:p>9.7045e-05</text:p>
          </table:table-cell>
          <table:table-cell table:style-name="ce1" office:value-type="string">
            <text:p>3.1274e-05</text:p>
          </table:table-cell>
          <table:table-cell office:value-type="float" office:value="0.0012424">
            <text:p>0.0012424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9498e-29</text:p>
          </table:table-cell>
          <table:table-cell table:style-name="ce1" office:value-type="string">
            <text:p>8.7935e-15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95.821">
            <text:p>95.821</text:p>
          </table:table-cell>
          <table:table-cell table:formula="of:=[.Q169]*1000000" office:value-type="float" office:value="30.904">
            <text:p>30.904</text:p>
          </table:table-cell>
          <table:table-cell table:formula="of:=[.R169]*1000000" office:value-type="float" office:value="1244">
            <text:p>1244</text:p>
          </table:table-cell>
          <table:table-cell table:formula="of:=[.S169]*1000000" office:value-type="float" office:value="0.0000027418">
            <text:p>2.7418E-006</text:p>
          </table:table-cell>
          <table:table-cell table:formula="of:=[.T169]*1000000" office:value-type="float" office:value="4.0834">
            <text:p>4.0834</text:p>
          </table:table-cell>
          <table:table-cell table:formula="of:=[.U169]*1000000" office:value-type="float" office:value="9.1909E-041">
            <text:p>9.1909E-041</text:p>
          </table:table-cell>
          <table:table-cell table:formula="of:=[.V169]*1000000" office:value-type="float" office:value="0.0000000086027">
            <text:p>8.6027E-009</text:p>
          </table:table-cell>
          <table:table-cell table:formula="of:=[.W169]*1000000" office:value-type="float" office:value="95.82">
            <text:p>95.82</text:p>
          </table:table-cell>
          <table:table-cell table:formula="of:=[.X169]*1000000" office:value-type="float" office:value="30.862">
            <text:p>30.862</text:p>
          </table:table-cell>
          <table:table-cell table:formula="of:=[.Y169]*1000000" office:value-type="float" office:value="1244">
            <text:p>1244</text:p>
          </table:table-cell>
          <table:table-cell table:formula="of:=[.Z169]*1000000" office:value-type="float" office:value="20.019">
            <text:p>20.019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9.8031E-024">
            <text:p>9.8031E-024</text:p>
          </table:table-cell>
          <table:table-cell table:formula="of:=[.AC169]*1000000" office:value-type="float" office:value="0.0000000086027">
            <text:p>8.6027E-009</text:p>
          </table:table-cell>
          <table:table-cell table:style-name="ce1" office:value-type="string">
            <text:p>9.5821e-05</text:p>
          </table:table-cell>
          <table:table-cell table:style-name="ce1" office:value-type="string">
            <text:p>3.0904e-05</text:p>
          </table:table-cell>
          <table:table-cell office:value-type="float" office:value="0.001244">
            <text:p>0.001244</text:p>
          </table:table-cell>
          <table:table-cell table:style-name="ce1" office:value-type="string">
            <text:p>2.7418e-12</text:p>
          </table:table-cell>
          <table:table-cell table:style-name="ce1" office:value-type="string">
            <text:p>4.0834e-06</text:p>
          </table:table-cell>
          <table:table-cell table:style-name="ce1" office:value-type="string">
            <text:p>9.1909e-47</text:p>
          </table:table-cell>
          <table:table-cell table:style-name="ce1" office:value-type="string">
            <text:p>8.6027e-15</text:p>
          </table:table-cell>
          <table:table-cell table:style-name="ce1" office:value-type="string">
            <text:p>9.582e-05</text:p>
          </table:table-cell>
          <table:table-cell table:style-name="ce1" office:value-type="string">
            <text:p>3.0862e-05</text:p>
          </table:table-cell>
          <table:table-cell office:value-type="float" office:value="0.001244">
            <text:p>0.001244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9.8031e-30</text:p>
          </table:table-cell>
          <table:table-cell table:style-name="ce1" office:value-type="string">
            <text:p>8.6027e-15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94.613">
            <text:p>94.613</text:p>
          </table:table-cell>
          <table:table-cell table:formula="of:=[.Q170]*1000000" office:value-type="float" office:value="30.498">
            <text:p>30.498</text:p>
          </table:table-cell>
          <table:table-cell table:formula="of:=[.R170]*1000000" office:value-type="float" office:value="1245.7">
            <text:p>1245.7</text:p>
          </table:table-cell>
          <table:table-cell table:formula="of:=[.S170]*1000000" office:value-type="float" office:value="0.0000025595">
            <text:p>2.5595E-006</text:p>
          </table:table-cell>
          <table:table-cell table:formula="of:=[.T170]*1000000" office:value-type="float" office:value="4.0966">
            <text:p>4.0966</text:p>
          </table:table-cell>
          <table:table-cell table:formula="of:=[.U170]*1000000" office:value-type="float" office:value="4.7619E-041">
            <text:p>4.7619E-041</text:p>
          </table:table-cell>
          <table:table-cell table:formula="of:=[.V170]*1000000" office:value-type="float" office:value="0.0000000084178">
            <text:p>8.4178E-009</text:p>
          </table:table-cell>
          <table:table-cell table:formula="of:=[.W170]*1000000" office:value-type="float" office:value="94.611">
            <text:p>94.611</text:p>
          </table:table-cell>
          <table:table-cell table:formula="of:=[.X170]*1000000" office:value-type="float" office:value="30.457">
            <text:p>30.457</text:p>
          </table:table-cell>
          <table:table-cell table:formula="of:=[.Y170]*1000000" office:value-type="float" office:value="1245.7">
            <text:p>1245.7</text:p>
          </table:table-cell>
          <table:table-cell table:formula="of:=[.Z170]*1000000" office:value-type="float" office:value="20.019">
            <text:p>20.019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5.0169E-024">
            <text:p>5.0169E-024</text:p>
          </table:table-cell>
          <table:table-cell table:formula="of:=[.AC170]*1000000" office:value-type="float" office:value="0.0000000084178">
            <text:p>8.4178E-009</text:p>
          </table:table-cell>
          <table:table-cell table:style-name="ce1" office:value-type="string">
            <text:p>9.4613e-05</text:p>
          </table:table-cell>
          <table:table-cell table:style-name="ce1" office:value-type="string">
            <text:p>3.0498e-05</text:p>
          </table:table-cell>
          <table:table-cell office:value-type="float" office:value="0.0012457">
            <text:p>0.0012457</text:p>
          </table:table-cell>
          <table:table-cell table:style-name="ce1" office:value-type="string">
            <text:p>2.5595e-12</text:p>
          </table:table-cell>
          <table:table-cell table:style-name="ce1" office:value-type="string">
            <text:p>4.0966e-06</text:p>
          </table:table-cell>
          <table:table-cell table:style-name="ce1" office:value-type="string">
            <text:p>4.7619e-47</text:p>
          </table:table-cell>
          <table:table-cell table:style-name="ce1" office:value-type="string">
            <text:p>8.4178e-15</text:p>
          </table:table-cell>
          <table:table-cell table:style-name="ce1" office:value-type="string">
            <text:p>9.4611e-05</text:p>
          </table:table-cell>
          <table:table-cell table:style-name="ce1" office:value-type="string">
            <text:p>3.0457e-05</text:p>
          </table:table-cell>
          <table:table-cell office:value-type="float" office:value="0.0012457">
            <text:p>0.0012457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5.0169e-30</text:p>
          </table:table-cell>
          <table:table-cell table:style-name="ce1" office:value-type="string">
            <text:p>8.4178e-15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93.421">
            <text:p>93.421</text:p>
          </table:table-cell>
          <table:table-cell table:formula="of:=[.Q171]*1000000" office:value-type="float" office:value="30.098">
            <text:p>30.098</text:p>
          </table:table-cell>
          <table:table-cell table:formula="of:=[.R171]*1000000" office:value-type="float" office:value="1247.3">
            <text:p>1247.3</text:p>
          </table:table-cell>
          <table:table-cell table:formula="of:=[.S171]*1000000" office:value-type="float" office:value="0.0000023882">
            <text:p>2.3882E-006</text:p>
          </table:table-cell>
          <table:table-cell table:formula="of:=[.T171]*1000000" office:value-type="float" office:value="4.1096">
            <text:p>4.1096</text:p>
          </table:table-cell>
          <table:table-cell table:formula="of:=[.U171]*1000000" office:value-type="float" office:value="2.4856E-041">
            <text:p>2.4856E-041</text:p>
          </table:table-cell>
          <table:table-cell table:formula="of:=[.V171]*1000000" office:value-type="float" office:value="0.0000000082386">
            <text:p>8.2386E-009</text:p>
          </table:table-cell>
          <table:table-cell table:formula="of:=[.W171]*1000000" office:value-type="float" office:value="93.42">
            <text:p>93.42</text:p>
          </table:table-cell>
          <table:table-cell table:formula="of:=[.X171]*1000000" office:value-type="float" office:value="30.056">
            <text:p>30.056</text:p>
          </table:table-cell>
          <table:table-cell table:formula="of:=[.Y171]*1000000" office:value-type="float" office:value="1247.3">
            <text:p>1247.3</text:p>
          </table:table-cell>
          <table:table-cell table:formula="of:=[.Z171]*1000000" office:value-type="float" office:value="20.019">
            <text:p>20.019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2.6014E-024">
            <text:p>2.6014E-024</text:p>
          </table:table-cell>
          <table:table-cell table:formula="of:=[.AC171]*1000000" office:value-type="float" office:value="0.0000000082386">
            <text:p>8.2386E-009</text:p>
          </table:table-cell>
          <table:table-cell table:style-name="ce1" office:value-type="string">
            <text:p>9.3421e-05</text:p>
          </table:table-cell>
          <table:table-cell table:style-name="ce1" office:value-type="string">
            <text:p>3.0098e-05</text:p>
          </table:table-cell>
          <table:table-cell office:value-type="float" office:value="0.0012473">
            <text:p>0.0012473</text:p>
          </table:table-cell>
          <table:table-cell table:style-name="ce1" office:value-type="string">
            <text:p>2.3882e-12</text:p>
          </table:table-cell>
          <table:table-cell table:style-name="ce1" office:value-type="string">
            <text:p>4.1096e-06</text:p>
          </table:table-cell>
          <table:table-cell table:style-name="ce1" office:value-type="string">
            <text:p>2.4856e-47</text:p>
          </table:table-cell>
          <table:table-cell table:style-name="ce1" office:value-type="string">
            <text:p>8.2386e-15</text:p>
          </table:table-cell>
          <table:table-cell table:style-name="ce1" office:value-type="string">
            <text:p>9.342e-05</text:p>
          </table:table-cell>
          <table:table-cell table:style-name="ce1" office:value-type="string">
            <text:p>3.0056e-05</text:p>
          </table:table-cell>
          <table:table-cell office:value-type="float" office:value="0.0012473">
            <text:p>0.0012473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6014e-30</text:p>
          </table:table-cell>
          <table:table-cell table:style-name="ce1" office:value-type="string">
            <text:p>8.2386e-15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92.245">
            <text:p>92.245</text:p>
          </table:table-cell>
          <table:table-cell table:formula="of:=[.Q172]*1000000" office:value-type="float" office:value="29.702">
            <text:p>29.702</text:p>
          </table:table-cell>
          <table:table-cell table:formula="of:=[.R172]*1000000" office:value-type="float" office:value="1248.9">
            <text:p>1248.9</text:p>
          </table:table-cell>
          <table:table-cell table:formula="of:=[.S172]*1000000" office:value-type="float" office:value="0.0000022272">
            <text:p>2.2272E-006</text:p>
          </table:table-cell>
          <table:table-cell table:formula="of:=[.T172]*1000000" office:value-type="float" office:value="4.1226">
            <text:p>4.1226</text:p>
          </table:table-cell>
          <table:table-cell table:formula="of:=[.U172]*1000000" office:value-type="float" office:value="1.307E-041">
            <text:p>1.307E-041</text:p>
          </table:table-cell>
          <table:table-cell table:formula="of:=[.V172]*1000000" office:value-type="float" office:value="0.0000000080649">
            <text:p>8.0649E-009</text:p>
          </table:table-cell>
          <table:table-cell table:formula="of:=[.W172]*1000000" office:value-type="float" office:value="92.244">
            <text:p>92.244</text:p>
          </table:table-cell>
          <table:table-cell table:formula="of:=[.X172]*1000000" office:value-type="float" office:value="29.66">
            <text:p>29.66</text:p>
          </table:table-cell>
          <table:table-cell table:formula="of:=[.Y172]*1000000" office:value-type="float" office:value="1248.9">
            <text:p>1248.9</text:p>
          </table:table-cell>
          <table:table-cell table:formula="of:=[.Z172]*1000000" office:value-type="float" office:value="20.019">
            <text:p>20.019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1.3631E-024">
            <text:p>1.3631E-024</text:p>
          </table:table-cell>
          <table:table-cell table:formula="of:=[.AC172]*1000000" office:value-type="float" office:value="0.0000000080649">
            <text:p>8.0649E-009</text:p>
          </table:table-cell>
          <table:table-cell table:style-name="ce1" office:value-type="string">
            <text:p>9.2245e-05</text:p>
          </table:table-cell>
          <table:table-cell table:style-name="ce1" office:value-type="string">
            <text:p>2.9702e-05</text:p>
          </table:table-cell>
          <table:table-cell office:value-type="float" office:value="0.0012489">
            <text:p>0.0012489</text:p>
          </table:table-cell>
          <table:table-cell table:style-name="ce1" office:value-type="string">
            <text:p>2.2272e-12</text:p>
          </table:table-cell>
          <table:table-cell table:style-name="ce1" office:value-type="string">
            <text:p>4.1226e-06</text:p>
          </table:table-cell>
          <table:table-cell table:style-name="ce1" office:value-type="string">
            <text:p>1.307e-47</text:p>
          </table:table-cell>
          <table:table-cell table:style-name="ce1" office:value-type="string">
            <text:p>8.0649e-15</text:p>
          </table:table-cell>
          <table:table-cell table:style-name="ce1" office:value-type="string">
            <text:p>9.2244e-05</text:p>
          </table:table-cell>
          <table:table-cell table:style-name="ce1" office:value-type="string">
            <text:p>2.966e-05</text:p>
          </table:table-cell>
          <table:table-cell office:value-type="float" office:value="0.0012489">
            <text:p>0.001248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3631e-30</text:p>
          </table:table-cell>
          <table:table-cell table:style-name="ce1" office:value-type="string">
            <text:p>8.0649e-15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91.086">
            <text:p>91.086</text:p>
          </table:table-cell>
          <table:table-cell table:formula="of:=[.Q173]*1000000" office:value-type="float" office:value="29.311">
            <text:p>29.311</text:p>
          </table:table-cell>
          <table:table-cell table:formula="of:=[.R173]*1000000" office:value-type="float" office:value="1250.5">
            <text:p>1250.5</text:p>
          </table:table-cell>
          <table:table-cell table:formula="of:=[.S173]*1000000" office:value-type="float" office:value="0.0000020761">
            <text:p>2.0761E-006</text:p>
          </table:table-cell>
          <table:table-cell table:formula="of:=[.T173]*1000000" office:value-type="float" office:value="4.1354">
            <text:p>4.1354</text:p>
          </table:table-cell>
          <table:table-cell table:formula="of:=[.U173]*1000000" office:value-type="float" office:value="6.9225E-042">
            <text:p>6.9225E-042</text:p>
          </table:table-cell>
          <table:table-cell table:formula="of:=[.V173]*1000000" office:value-type="float" office:value="0.0000000078965">
            <text:p>7.8965E-009</text:p>
          </table:table-cell>
          <table:table-cell table:formula="of:=[.W173]*1000000" office:value-type="float" office:value="91.085">
            <text:p>91.085</text:p>
          </table:table-cell>
          <table:table-cell table:formula="of:=[.X173]*1000000" office:value-type="float" office:value="29.27">
            <text:p>29.27</text:p>
          </table:table-cell>
          <table:table-cell table:formula="of:=[.Y173]*1000000" office:value-type="float" office:value="1250.5">
            <text:p>1250.5</text:p>
          </table:table-cell>
          <table:table-cell table:formula="of:=[.Z173]*1000000" office:value-type="float" office:value="20.019">
            <text:p>20.019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7.2073E-025">
            <text:p>7.2073E-025</text:p>
          </table:table-cell>
          <table:table-cell table:formula="of:=[.AC173]*1000000" office:value-type="float" office:value="0.0000000078965">
            <text:p>7.8965E-009</text:p>
          </table:table-cell>
          <table:table-cell table:style-name="ce1" office:value-type="string">
            <text:p>9.1086e-05</text:p>
          </table:table-cell>
          <table:table-cell table:style-name="ce1" office:value-type="string">
            <text:p>2.9311e-05</text:p>
          </table:table-cell>
          <table:table-cell office:value-type="float" office:value="0.0012505">
            <text:p>0.0012505</text:p>
          </table:table-cell>
          <table:table-cell table:style-name="ce1" office:value-type="string">
            <text:p>2.0761e-12</text:p>
          </table:table-cell>
          <table:table-cell table:style-name="ce1" office:value-type="string">
            <text:p>4.1354e-06</text:p>
          </table:table-cell>
          <table:table-cell table:style-name="ce1" office:value-type="string">
            <text:p>6.9225e-48</text:p>
          </table:table-cell>
          <table:table-cell table:style-name="ce1" office:value-type="string">
            <text:p>7.8965e-15</text:p>
          </table:table-cell>
          <table:table-cell table:style-name="ce1" office:value-type="string">
            <text:p>9.1085e-05</text:p>
          </table:table-cell>
          <table:table-cell table:style-name="ce1" office:value-type="string">
            <text:p>2.927e-05</text:p>
          </table:table-cell>
          <table:table-cell office:value-type="float" office:value="0.0012505">
            <text:p>0.001250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7.2073e-31</text:p>
          </table:table-cell>
          <table:table-cell table:style-name="ce1" office:value-type="string">
            <text:p>7.8965e-15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89.943">
            <text:p>89.943</text:p>
          </table:table-cell>
          <table:table-cell table:formula="of:=[.Q174]*1000000" office:value-type="float" office:value="28.926">
            <text:p>28.926</text:p>
          </table:table-cell>
          <table:table-cell table:formula="of:=[.R174]*1000000" office:value-type="float" office:value="1252">
            <text:p>1252</text:p>
          </table:table-cell>
          <table:table-cell table:formula="of:=[.S174]*1000000" office:value-type="float" office:value="0.0000019342">
            <text:p>1.9342E-006</text:p>
          </table:table-cell>
          <table:table-cell table:formula="of:=[.T174]*1000000" office:value-type="float" office:value="4.1481">
            <text:p>4.1481</text:p>
          </table:table-cell>
          <table:table-cell table:formula="of:=[.U174]*1000000" office:value-type="float" office:value="3.693E-042">
            <text:p>3.693E-042</text:p>
          </table:table-cell>
          <table:table-cell table:formula="of:=[.V174]*1000000" office:value-type="float" office:value="0.0000000077333">
            <text:p>7.7333E-009</text:p>
          </table:table-cell>
          <table:table-cell table:formula="of:=[.W174]*1000000" office:value-type="float" office:value="89.942">
            <text:p>89.942</text:p>
          </table:table-cell>
          <table:table-cell table:formula="of:=[.X174]*1000000" office:value-type="float" office:value="28.885">
            <text:p>28.885</text:p>
          </table:table-cell>
          <table:table-cell table:formula="of:=[.Y174]*1000000" office:value-type="float" office:value="1252">
            <text:p>1252</text:p>
          </table:table-cell>
          <table:table-cell table:formula="of:=[.Z174]*1000000" office:value-type="float" office:value="20.019">
            <text:p>20.019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3.842E-025">
            <text:p>3.842E-025</text:p>
          </table:table-cell>
          <table:table-cell table:formula="of:=[.AC174]*1000000" office:value-type="float" office:value="0.0000000077333">
            <text:p>7.7333E-009</text:p>
          </table:table-cell>
          <table:table-cell table:style-name="ce1" office:value-type="string">
            <text:p>8.9943e-05</text:p>
          </table:table-cell>
          <table:table-cell table:style-name="ce1" office:value-type="string">
            <text:p>2.8926e-05</text:p>
          </table:table-cell>
          <table:table-cell office:value-type="float" office:value="0.001252">
            <text:p>0.001252</text:p>
          </table:table-cell>
          <table:table-cell table:style-name="ce1" office:value-type="string">
            <text:p>1.9342e-12</text:p>
          </table:table-cell>
          <table:table-cell table:style-name="ce1" office:value-type="string">
            <text:p>4.1481e-06</text:p>
          </table:table-cell>
          <table:table-cell table:style-name="ce1" office:value-type="string">
            <text:p>3.693e-48</text:p>
          </table:table-cell>
          <table:table-cell table:style-name="ce1" office:value-type="string">
            <text:p>7.7333e-15</text:p>
          </table:table-cell>
          <table:table-cell table:style-name="ce1" office:value-type="string">
            <text:p>8.9942e-05</text:p>
          </table:table-cell>
          <table:table-cell table:style-name="ce1" office:value-type="string">
            <text:p>2.8885e-05</text:p>
          </table:table-cell>
          <table:table-cell office:value-type="float" office:value="0.001252">
            <text:p>0.001252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842e-31</text:p>
          </table:table-cell>
          <table:table-cell table:style-name="ce1" office:value-type="string">
            <text:p>7.7333e-15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88.816">
            <text:p>88.816</text:p>
          </table:table-cell>
          <table:table-cell table:formula="of:=[.Q175]*1000000" office:value-type="float" office:value="28.545">
            <text:p>28.545</text:p>
          </table:table-cell>
          <table:table-cell table:formula="of:=[.R175]*1000000" office:value-type="float" office:value="1253.6">
            <text:p>1253.6</text:p>
          </table:table-cell>
          <table:table-cell table:formula="of:=[.S175]*1000000" office:value-type="float" office:value="0.0000018011">
            <text:p>1.8011E-006</text:p>
          </table:table-cell>
          <table:table-cell table:formula="of:=[.T175]*1000000" office:value-type="float" office:value="4.1606">
            <text:p>4.1606</text:p>
          </table:table-cell>
          <table:table-cell table:formula="of:=[.U175]*1000000" office:value-type="float" office:value="1.9842E-042">
            <text:p>1.9842E-042</text:p>
          </table:table-cell>
          <table:table-cell table:formula="of:=[.V175]*1000000" office:value-type="float" office:value="0.0000000075751">
            <text:p>7.5751E-009</text:p>
          </table:table-cell>
          <table:table-cell table:formula="of:=[.W175]*1000000" office:value-type="float" office:value="88.814">
            <text:p>88.814</text:p>
          </table:table-cell>
          <table:table-cell table:formula="of:=[.X175]*1000000" office:value-type="float" office:value="28.504">
            <text:p>28.504</text:p>
          </table:table-cell>
          <table:table-cell table:formula="of:=[.Y175]*1000000" office:value-type="float" office:value="1253.5">
            <text:p>1253.5</text:p>
          </table:table-cell>
          <table:table-cell table:formula="of:=[.Z175]*1000000" office:value-type="float" office:value="20.019">
            <text:p>20.019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2.0639E-025">
            <text:p>2.0639E-025</text:p>
          </table:table-cell>
          <table:table-cell table:formula="of:=[.AC175]*1000000" office:value-type="float" office:value="0.0000000075751">
            <text:p>7.5751E-009</text:p>
          </table:table-cell>
          <table:table-cell table:style-name="ce1" office:value-type="string">
            <text:p>8.8816e-05</text:p>
          </table:table-cell>
          <table:table-cell table:style-name="ce1" office:value-type="string">
            <text:p>2.8545e-05</text:p>
          </table:table-cell>
          <table:table-cell office:value-type="float" office:value="0.0012536">
            <text:p>0.0012536</text:p>
          </table:table-cell>
          <table:table-cell table:style-name="ce1" office:value-type="string">
            <text:p>1.8011e-12</text:p>
          </table:table-cell>
          <table:table-cell table:style-name="ce1" office:value-type="string">
            <text:p>4.1606e-06</text:p>
          </table:table-cell>
          <table:table-cell table:style-name="ce1" office:value-type="string">
            <text:p>1.9842e-48</text:p>
          </table:table-cell>
          <table:table-cell table:style-name="ce1" office:value-type="string">
            <text:p>7.5751e-15</text:p>
          </table:table-cell>
          <table:table-cell table:style-name="ce1" office:value-type="string">
            <text:p>8.8814e-05</text:p>
          </table:table-cell>
          <table:table-cell table:style-name="ce1" office:value-type="string">
            <text:p>2.8504e-05</text:p>
          </table:table-cell>
          <table:table-cell office:value-type="float" office:value="0.0012535">
            <text:p>0.001253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0639e-31</text:p>
          </table:table-cell>
          <table:table-cell table:style-name="ce1" office:value-type="string">
            <text:p>7.5751e-15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87.703">
            <text:p>87.703</text:p>
          </table:table-cell>
          <table:table-cell table:formula="of:=[.Q176]*1000000" office:value-type="float" office:value="28.17">
            <text:p>28.17</text:p>
          </table:table-cell>
          <table:table-cell table:formula="of:=[.R176]*1000000" office:value-type="float" office:value="1255.1">
            <text:p>1255.1</text:p>
          </table:table-cell>
          <table:table-cell table:formula="of:=[.S176]*1000000" office:value-type="float" office:value="0.0000016762">
            <text:p>1.6762E-006</text:p>
          </table:table-cell>
          <table:table-cell table:formula="of:=[.T176]*1000000" office:value-type="float" office:value="4.1731">
            <text:p>4.1731</text:p>
          </table:table-cell>
          <table:table-cell table:formula="of:=[.U176]*1000000" office:value-type="float" office:value="1.0736E-042">
            <text:p>1.0736E-042</text:p>
          </table:table-cell>
          <table:table-cell table:formula="of:=[.V176]*1000000" office:value-type="float" office:value="0.0000000074217">
            <text:p>7.4217E-009</text:p>
          </table:table-cell>
          <table:table-cell table:formula="of:=[.W176]*1000000" office:value-type="float" office:value="87.702">
            <text:p>87.702</text:p>
          </table:table-cell>
          <table:table-cell table:formula="of:=[.X176]*1000000" office:value-type="float" office:value="28.129">
            <text:p>28.129</text:p>
          </table:table-cell>
          <table:table-cell table:formula="of:=[.Y176]*1000000" office:value-type="float" office:value="1255">
            <text:p>1255</text:p>
          </table:table-cell>
          <table:table-cell table:formula="of:=[.Z176]*1000000" office:value-type="float" office:value="20.019">
            <text:p>20.019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1.1168E-025">
            <text:p>1.1168E-025</text:p>
          </table:table-cell>
          <table:table-cell table:formula="of:=[.AC176]*1000000" office:value-type="float" office:value="0.0000000074217">
            <text:p>7.4217E-009</text:p>
          </table:table-cell>
          <table:table-cell table:style-name="ce1" office:value-type="string">
            <text:p>8.7703e-05</text:p>
          </table:table-cell>
          <table:table-cell table:style-name="ce1" office:value-type="string">
            <text:p>2.817e-05</text:p>
          </table:table-cell>
          <table:table-cell office:value-type="float" office:value="0.0012551">
            <text:p>0.0012551</text:p>
          </table:table-cell>
          <table:table-cell table:style-name="ce1" office:value-type="string">
            <text:p>1.6762e-12</text:p>
          </table:table-cell>
          <table:table-cell table:style-name="ce1" office:value-type="string">
            <text:p>4.1731e-06</text:p>
          </table:table-cell>
          <table:table-cell table:style-name="ce1" office:value-type="string">
            <text:p>1.0736e-48</text:p>
          </table:table-cell>
          <table:table-cell table:style-name="ce1" office:value-type="string">
            <text:p>7.4217e-15</text:p>
          </table:table-cell>
          <table:table-cell table:style-name="ce1" office:value-type="string">
            <text:p>8.7702e-05</text:p>
          </table:table-cell>
          <table:table-cell table:style-name="ce1" office:value-type="string">
            <text:p>2.8129e-05</text:p>
          </table:table-cell>
          <table:table-cell office:value-type="float" office:value="0.001255">
            <text:p>0.00125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168e-31</text:p>
          </table:table-cell>
          <table:table-cell table:style-name="ce1" office:value-type="string">
            <text:p>7.4217e-15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86.607">
            <text:p>86.607</text:p>
          </table:table-cell>
          <table:table-cell table:formula="of:=[.Q177]*1000000" office:value-type="float" office:value="27.799">
            <text:p>27.799</text:p>
          </table:table-cell>
          <table:table-cell table:formula="of:=[.R177]*1000000" office:value-type="float" office:value="1256.5">
            <text:p>1256.5</text:p>
          </table:table-cell>
          <table:table-cell table:formula="of:=[.S177]*1000000" office:value-type="float" office:value="0.0000015592">
            <text:p>1.5592E-006</text:p>
          </table:table-cell>
          <table:table-cell table:formula="of:=[.T177]*1000000" office:value-type="float" office:value="4.1854">
            <text:p>4.1854</text:p>
          </table:table-cell>
          <table:table-cell table:formula="of:=[.U177]*1000000" office:value-type="float" office:value="5.8493E-043">
            <text:p>5.8493E-043</text:p>
          </table:table-cell>
          <table:table-cell table:formula="of:=[.V177]*1000000" office:value-type="float" office:value="0.0000000072731">
            <text:p>7.2731E-009</text:p>
          </table:table-cell>
          <table:table-cell table:formula="of:=[.W177]*1000000" office:value-type="float" office:value="86.606">
            <text:p>86.606</text:p>
          </table:table-cell>
          <table:table-cell table:formula="of:=[.X177]*1000000" office:value-type="float" office:value="27.758">
            <text:p>27.758</text:p>
          </table:table-cell>
          <table:table-cell table:formula="of:=[.Y177]*1000000" office:value-type="float" office:value="1256.5">
            <text:p>1256.5</text:p>
          </table:table-cell>
          <table:table-cell table:formula="of:=[.Z177]*1000000" office:value-type="float" office:value="20.019">
            <text:p>20.019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6.0867E-026">
            <text:p>6.0867E-026</text:p>
          </table:table-cell>
          <table:table-cell table:formula="of:=[.AC177]*1000000" office:value-type="float" office:value="0.0000000072731">
            <text:p>7.2731E-009</text:p>
          </table:table-cell>
          <table:table-cell table:style-name="ce1" office:value-type="string">
            <text:p>8.6607e-05</text:p>
          </table:table-cell>
          <table:table-cell table:style-name="ce1" office:value-type="string">
            <text:p>2.7799e-05</text:p>
          </table:table-cell>
          <table:table-cell office:value-type="float" office:value="0.0012565">
            <text:p>0.0012565</text:p>
          </table:table-cell>
          <table:table-cell table:style-name="ce1" office:value-type="string">
            <text:p>1.5592e-12</text:p>
          </table:table-cell>
          <table:table-cell table:style-name="ce1" office:value-type="string">
            <text:p>4.1854e-06</text:p>
          </table:table-cell>
          <table:table-cell table:style-name="ce1" office:value-type="string">
            <text:p>5.8493e-49</text:p>
          </table:table-cell>
          <table:table-cell table:style-name="ce1" office:value-type="string">
            <text:p>7.2731e-15</text:p>
          </table:table-cell>
          <table:table-cell table:style-name="ce1" office:value-type="string">
            <text:p>8.6606e-05</text:p>
          </table:table-cell>
          <table:table-cell table:style-name="ce1" office:value-type="string">
            <text:p>2.7758e-05</text:p>
          </table:table-cell>
          <table:table-cell office:value-type="float" office:value="0.0012565">
            <text:p>0.001256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6.0867e-32</text:p>
          </table:table-cell>
          <table:table-cell table:style-name="ce1" office:value-type="string">
            <text:p>7.2731e-15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85.525">
            <text:p>85.525</text:p>
          </table:table-cell>
          <table:table-cell table:formula="of:=[.Q178]*1000000" office:value-type="float" office:value="27.433">
            <text:p>27.433</text:p>
          </table:table-cell>
          <table:table-cell table:formula="of:=[.R178]*1000000" office:value-type="float" office:value="1258">
            <text:p>1258</text:p>
          </table:table-cell>
          <table:table-cell table:formula="of:=[.S178]*1000000" office:value-type="float" office:value="0.0000014496">
            <text:p>1.4496E-006</text:p>
          </table:table-cell>
          <table:table-cell table:formula="of:=[.T178]*1000000" office:value-type="float" office:value="4.1975">
            <text:p>4.1975</text:p>
          </table:table-cell>
          <table:table-cell table:formula="of:=[.U178]*1000000" office:value-type="float" office:value="3.2089E-043">
            <text:p>3.2089E-043</text:p>
          </table:table-cell>
          <table:table-cell table:formula="of:=[.V178]*1000000" office:value-type="float" office:value="0.000000007129">
            <text:p>7.129E-009</text:p>
          </table:table-cell>
          <table:table-cell table:formula="of:=[.W178]*1000000" office:value-type="float" office:value="85.524">
            <text:p>85.524</text:p>
          </table:table-cell>
          <table:table-cell table:formula="of:=[.X178]*1000000" office:value-type="float" office:value="27.392">
            <text:p>27.392</text:p>
          </table:table-cell>
          <table:table-cell table:formula="of:=[.Y178]*1000000" office:value-type="float" office:value="1258">
            <text:p>1258</text:p>
          </table:table-cell>
          <table:table-cell table:formula="of:=[.Z178]*1000000" office:value-type="float" office:value="20.019">
            <text:p>20.019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3.3405E-026">
            <text:p>3.3405E-026</text:p>
          </table:table-cell>
          <table:table-cell table:formula="of:=[.AC178]*1000000" office:value-type="float" office:value="0.000000007129">
            <text:p>7.129E-009</text:p>
          </table:table-cell>
          <table:table-cell table:style-name="ce1" office:value-type="string">
            <text:p>8.5525e-05</text:p>
          </table:table-cell>
          <table:table-cell table:style-name="ce1" office:value-type="string">
            <text:p>2.7433e-05</text:p>
          </table:table-cell>
          <table:table-cell office:value-type="float" office:value="0.001258">
            <text:p>0.001258</text:p>
          </table:table-cell>
          <table:table-cell table:style-name="ce1" office:value-type="string">
            <text:p>1.4496e-12</text:p>
          </table:table-cell>
          <table:table-cell table:style-name="ce1" office:value-type="string">
            <text:p>4.1975e-06</text:p>
          </table:table-cell>
          <table:table-cell table:style-name="ce1" office:value-type="string">
            <text:p>3.2089e-49</text:p>
          </table:table-cell>
          <table:table-cell table:style-name="ce1" office:value-type="string">
            <text:p>7.129e-15</text:p>
          </table:table-cell>
          <table:table-cell table:style-name="ce1" office:value-type="string">
            <text:p>8.5524e-05</text:p>
          </table:table-cell>
          <table:table-cell table:style-name="ce1" office:value-type="string">
            <text:p>2.7392e-05</text:p>
          </table:table-cell>
          <table:table-cell office:value-type="float" office:value="0.001258">
            <text:p>0.001258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3405e-32</text:p>
          </table:table-cell>
          <table:table-cell table:style-name="ce1" office:value-type="string">
            <text:p>7.129e-15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84.458">
            <text:p>84.458</text:p>
          </table:table-cell>
          <table:table-cell table:formula="of:=[.Q179]*1000000" office:value-type="float" office:value="27.071">
            <text:p>27.071</text:p>
          </table:table-cell>
          <table:table-cell table:formula="of:=[.R179]*1000000" office:value-type="float" office:value="1259.5">
            <text:p>1259.5</text:p>
          </table:table-cell>
          <table:table-cell table:formula="of:=[.S179]*1000000" office:value-type="float" office:value="0.000001347">
            <text:p>0.000001347</text:p>
          </table:table-cell>
          <table:table-cell table:formula="of:=[.T179]*1000000" office:value-type="float" office:value="4.2096">
            <text:p>4.2096</text:p>
          </table:table-cell>
          <table:table-cell table:formula="of:=[.U179]*1000000" office:value-type="float" office:value="1.7724E-043">
            <text:p>1.7724E-043</text:p>
          </table:table-cell>
          <table:table-cell table:formula="of:=[.V179]*1000000" office:value-type="float" office:value="0.0000000069893">
            <text:p>0.000000007</text:p>
          </table:table-cell>
          <table:table-cell table:formula="of:=[.W179]*1000000" office:value-type="float" office:value="84.457">
            <text:p>84.457</text:p>
          </table:table-cell>
          <table:table-cell table:formula="of:=[.X179]*1000000" office:value-type="float" office:value="27.031">
            <text:p>27.031</text:p>
          </table:table-cell>
          <table:table-cell table:formula="of:=[.Y179]*1000000" office:value-type="float" office:value="1259.5">
            <text:p>1259.5</text:p>
          </table:table-cell>
          <table:table-cell table:formula="of:=[.Z179]*1000000" office:value-type="float" office:value="20.019">
            <text:p>20.019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1.8459E-026">
            <text:p>1.8459E-026</text:p>
          </table:table-cell>
          <table:table-cell table:formula="of:=[.AC179]*1000000" office:value-type="float" office:value="0.0000000069894">
            <text:p>0.000000007</text:p>
          </table:table-cell>
          <table:table-cell table:style-name="ce1" office:value-type="string">
            <text:p>8.4458e-05</text:p>
          </table:table-cell>
          <table:table-cell table:style-name="ce1" office:value-type="string">
            <text:p>2.7071e-05</text:p>
          </table:table-cell>
          <table:table-cell office:value-type="float" office:value="0.0012595">
            <text:p>0.0012595</text:p>
          </table:table-cell>
          <table:table-cell table:style-name="ce1" office:value-type="string">
            <text:p>1.347e-12</text:p>
          </table:table-cell>
          <table:table-cell table:style-name="ce1" office:value-type="string">
            <text:p>4.2096e-06</text:p>
          </table:table-cell>
          <table:table-cell table:style-name="ce1" office:value-type="string">
            <text:p>1.7724e-49</text:p>
          </table:table-cell>
          <table:table-cell table:style-name="ce1" office:value-type="string">
            <text:p>6.9893e-15</text:p>
          </table:table-cell>
          <table:table-cell table:style-name="ce1" office:value-type="string">
            <text:p>8.4457e-05</text:p>
          </table:table-cell>
          <table:table-cell table:style-name="ce1" office:value-type="string">
            <text:p>2.7031e-05</text:p>
          </table:table-cell>
          <table:table-cell office:value-type="float" office:value="0.0012595">
            <text:p>0.001259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8459e-32</text:p>
          </table:table-cell>
          <table:table-cell table:style-name="ce1" office:value-type="string">
            <text:p>6.9894e-15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83.406">
            <text:p>83.406</text:p>
          </table:table-cell>
          <table:table-cell table:formula="of:=[.Q180]*1000000" office:value-type="float" office:value="26.715">
            <text:p>26.715</text:p>
          </table:table-cell>
          <table:table-cell table:formula="of:=[.R180]*1000000" office:value-type="float" office:value="1260.9">
            <text:p>1260.9</text:p>
          </table:table-cell>
          <table:table-cell table:formula="of:=[.S180]*1000000" office:value-type="float" office:value="0.0000012509">
            <text:p>1.2509E-006</text:p>
          </table:table-cell>
          <table:table-cell table:formula="of:=[.T180]*1000000" office:value-type="float" office:value="4.2215">
            <text:p>4.2215</text:p>
          </table:table-cell>
          <table:table-cell table:formula="of:=[.U180]*1000000" office:value-type="float" office:value="9.8559E-044">
            <text:p>9.8559E-044</text:p>
          </table:table-cell>
          <table:table-cell table:formula="of:=[.V180]*1000000" office:value-type="float" office:value="0.000000006854">
            <text:p>6.854E-009</text:p>
          </table:table-cell>
          <table:table-cell table:formula="of:=[.W180]*1000000" office:value-type="float" office:value="83.405">
            <text:p>83.405</text:p>
          </table:table-cell>
          <table:table-cell table:formula="of:=[.X180]*1000000" office:value-type="float" office:value="26.674">
            <text:p>26.674</text:p>
          </table:table-cell>
          <table:table-cell table:formula="of:=[.Y180]*1000000" office:value-type="float" office:value="1260.9">
            <text:p>1260.9</text:p>
          </table:table-cell>
          <table:table-cell table:formula="of:=[.Z180]*1000000" office:value-type="float" office:value="20.019">
            <text:p>20.019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1.027E-026">
            <text:p>1.027E-026</text:p>
          </table:table-cell>
          <table:table-cell table:formula="of:=[.AC180]*1000000" office:value-type="float" office:value="0.000000006854">
            <text:p>6.854E-009</text:p>
          </table:table-cell>
          <table:table-cell table:style-name="ce1" office:value-type="string">
            <text:p>8.3406e-05</text:p>
          </table:table-cell>
          <table:table-cell table:style-name="ce1" office:value-type="string">
            <text:p>2.6715e-05</text:p>
          </table:table-cell>
          <table:table-cell office:value-type="float" office:value="0.0012609">
            <text:p>0.0012609</text:p>
          </table:table-cell>
          <table:table-cell table:style-name="ce1" office:value-type="string">
            <text:p>1.2509e-12</text:p>
          </table:table-cell>
          <table:table-cell table:style-name="ce1" office:value-type="string">
            <text:p>4.2215e-06</text:p>
          </table:table-cell>
          <table:table-cell table:style-name="ce1" office:value-type="string">
            <text:p>9.8559e-50</text:p>
          </table:table-cell>
          <table:table-cell table:style-name="ce1" office:value-type="string">
            <text:p>6.854e-15</text:p>
          </table:table-cell>
          <table:table-cell table:style-name="ce1" office:value-type="string">
            <text:p>8.3405e-05</text:p>
          </table:table-cell>
          <table:table-cell table:style-name="ce1" office:value-type="string">
            <text:p>2.6674e-05</text:p>
          </table:table-cell>
          <table:table-cell office:value-type="float" office:value="0.0012609">
            <text:p>0.001260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027e-32</text:p>
          </table:table-cell>
          <table:table-cell table:style-name="ce1" office:value-type="string">
            <text:p>6.854e-15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82.368">
            <text:p>82.368</text:p>
          </table:table-cell>
          <table:table-cell table:formula="of:=[.Q181]*1000000" office:value-type="float" office:value="26.362">
            <text:p>26.362</text:p>
          </table:table-cell>
          <table:table-cell table:formula="of:=[.R181]*1000000" office:value-type="float" office:value="1262.3">
            <text:p>1262.3</text:p>
          </table:table-cell>
          <table:table-cell table:formula="of:=[.S181]*1000000" office:value-type="float" office:value="0.0000011611">
            <text:p>1.1611E-006</text:p>
          </table:table-cell>
          <table:table-cell table:formula="of:=[.T181]*1000000" office:value-type="float" office:value="4.2333">
            <text:p>4.2333</text:p>
          </table:table-cell>
          <table:table-cell table:formula="of:=[.U181]*1000000" office:value-type="float" office:value="5.5171E-044">
            <text:p>5.5171E-044</text:p>
          </table:table-cell>
          <table:table-cell table:formula="of:=[.V181]*1000000" office:value-type="float" office:value="0.0000000067228">
            <text:p>6.7228E-009</text:p>
          </table:table-cell>
          <table:table-cell table:formula="of:=[.W181]*1000000" office:value-type="float" office:value="82.367">
            <text:p>82.367</text:p>
          </table:table-cell>
          <table:table-cell table:formula="of:=[.X181]*1000000" office:value-type="float" office:value="26.322">
            <text:p>26.322</text:p>
          </table:table-cell>
          <table:table-cell table:formula="of:=[.Y181]*1000000" office:value-type="float" office:value="1262.3">
            <text:p>1262.3</text:p>
          </table:table-cell>
          <table:table-cell table:formula="of:=[.Z181]*1000000" office:value-type="float" office:value="20.019">
            <text:p>20.019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5.7515E-027">
            <text:p>5.7515E-027</text:p>
          </table:table-cell>
          <table:table-cell table:formula="of:=[.AC181]*1000000" office:value-type="float" office:value="0.0000000067228">
            <text:p>6.7228E-009</text:p>
          </table:table-cell>
          <table:table-cell table:style-name="ce1" office:value-type="string">
            <text:p>8.2368e-05</text:p>
          </table:table-cell>
          <table:table-cell table:style-name="ce1" office:value-type="string">
            <text:p>2.6362e-05</text:p>
          </table:table-cell>
          <table:table-cell office:value-type="float" office:value="0.0012623">
            <text:p>0.0012623</text:p>
          </table:table-cell>
          <table:table-cell table:style-name="ce1" office:value-type="string">
            <text:p>1.1611e-12</text:p>
          </table:table-cell>
          <table:table-cell table:style-name="ce1" office:value-type="string">
            <text:p>4.2333e-06</text:p>
          </table:table-cell>
          <table:table-cell table:style-name="ce1" office:value-type="string">
            <text:p>5.5171e-50</text:p>
          </table:table-cell>
          <table:table-cell table:style-name="ce1" office:value-type="string">
            <text:p>6.7228e-15</text:p>
          </table:table-cell>
          <table:table-cell table:style-name="ce1" office:value-type="string">
            <text:p>8.2367e-05</text:p>
          </table:table-cell>
          <table:table-cell table:style-name="ce1" office:value-type="string">
            <text:p>2.6322e-05</text:p>
          </table:table-cell>
          <table:table-cell office:value-type="float" office:value="0.0012623">
            <text:p>0.0012623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5.7515e-33</text:p>
          </table:table-cell>
          <table:table-cell table:style-name="ce1" office:value-type="string">
            <text:p>6.7228e-15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81.344">
            <text:p>81.344</text:p>
          </table:table-cell>
          <table:table-cell table:formula="of:=[.Q182]*1000000" office:value-type="float" office:value="26.015">
            <text:p>26.015</text:p>
          </table:table-cell>
          <table:table-cell table:formula="of:=[.R182]*1000000" office:value-type="float" office:value="1263.7">
            <text:p>1263.7</text:p>
          </table:table-cell>
          <table:table-cell table:formula="of:=[.S182]*1000000" office:value-type="float" office:value="0.0000010771">
            <text:p>1.0771E-006</text:p>
          </table:table-cell>
          <table:table-cell table:formula="of:=[.T182]*1000000" office:value-type="float" office:value="4.245">
            <text:p>4.245</text:p>
          </table:table-cell>
          <table:table-cell table:formula="of:=[.U182]*1000000" office:value-type="float" office:value="3.1087E-044">
            <text:p>3.1087E-044</text:p>
          </table:table-cell>
          <table:table-cell table:formula="of:=[.V182]*1000000" office:value-type="float" office:value="0.0000000065957">
            <text:p>6.5957E-009</text:p>
          </table:table-cell>
          <table:table-cell table:formula="of:=[.W182]*1000000" office:value-type="float" office:value="81.343">
            <text:p>81.343</text:p>
          </table:table-cell>
          <table:table-cell table:formula="of:=[.X182]*1000000" office:value-type="float" office:value="25.975">
            <text:p>25.975</text:p>
          </table:table-cell>
          <table:table-cell table:formula="of:=[.Y182]*1000000" office:value-type="float" office:value="1263.7">
            <text:p>1263.7</text:p>
          </table:table-cell>
          <table:table-cell table:formula="of:=[.Z182]*1000000" office:value-type="float" office:value="20.019">
            <text:p>20.019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3.2425E-027">
            <text:p>3.2425E-027</text:p>
          </table:table-cell>
          <table:table-cell table:formula="of:=[.AC182]*1000000" office:value-type="float" office:value="0.0000000065957">
            <text:p>6.5957E-009</text:p>
          </table:table-cell>
          <table:table-cell table:style-name="ce1" office:value-type="string">
            <text:p>8.1344e-05</text:p>
          </table:table-cell>
          <table:table-cell table:style-name="ce1" office:value-type="string">
            <text:p>2.6015e-05</text:p>
          </table:table-cell>
          <table:table-cell office:value-type="float" office:value="0.0012637">
            <text:p>0.0012637</text:p>
          </table:table-cell>
          <table:table-cell table:style-name="ce1" office:value-type="string">
            <text:p>1.0771e-12</text:p>
          </table:table-cell>
          <table:table-cell table:style-name="ce1" office:value-type="string">
            <text:p>4.245e-06</text:p>
          </table:table-cell>
          <table:table-cell table:style-name="ce1" office:value-type="string">
            <text:p>3.1087e-50</text:p>
          </table:table-cell>
          <table:table-cell table:style-name="ce1" office:value-type="string">
            <text:p>6.5957e-15</text:p>
          </table:table-cell>
          <table:table-cell table:style-name="ce1" office:value-type="string">
            <text:p>8.1343e-05</text:p>
          </table:table-cell>
          <table:table-cell table:style-name="ce1" office:value-type="string">
            <text:p>2.5975e-05</text:p>
          </table:table-cell>
          <table:table-cell office:value-type="float" office:value="0.0012637">
            <text:p>0.0012637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2425e-33</text:p>
          </table:table-cell>
          <table:table-cell table:style-name="ce1" office:value-type="string">
            <text:p>6.5957e-15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80.334">
            <text:p>80.334</text:p>
          </table:table-cell>
          <table:table-cell table:formula="of:=[.Q183]*1000000" office:value-type="float" office:value="25.672">
            <text:p>25.672</text:p>
          </table:table-cell>
          <table:table-cell table:formula="of:=[.R183]*1000000" office:value-type="float" office:value="1265.1">
            <text:p>1265.1</text:p>
          </table:table-cell>
          <table:table-cell table:formula="of:=[.S183]*1000000" office:value-type="float" office:value="0.00000099865">
            <text:p>9.9865E-007</text:p>
          </table:table-cell>
          <table:table-cell table:formula="of:=[.T183]*1000000" office:value-type="float" office:value="4.2565">
            <text:p>4.2565</text:p>
          </table:table-cell>
          <table:table-cell table:formula="of:=[.U183]*1000000" office:value-type="float" office:value="1.7631E-044">
            <text:p>1.7631E-044</text:p>
          </table:table-cell>
          <table:table-cell table:formula="of:=[.V183]*1000000" office:value-type="float" office:value="0.0000000064724">
            <text:p>6.4724E-009</text:p>
          </table:table-cell>
          <table:table-cell table:formula="of:=[.W183]*1000000" office:value-type="float" office:value="80.333">
            <text:p>80.333</text:p>
          </table:table-cell>
          <table:table-cell table:formula="of:=[.X183]*1000000" office:value-type="float" office:value="25.632">
            <text:p>25.632</text:p>
          </table:table-cell>
          <table:table-cell table:formula="of:=[.Y183]*1000000" office:value-type="float" office:value="1265.1">
            <text:p>1265.1</text:p>
          </table:table-cell>
          <table:table-cell table:formula="of:=[.Z183]*1000000" office:value-type="float" office:value="20.019">
            <text:p>20.019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1.8399E-027">
            <text:p>1.8399E-027</text:p>
          </table:table-cell>
          <table:table-cell table:formula="of:=[.AC183]*1000000" office:value-type="float" office:value="0.0000000064724">
            <text:p>6.4724E-009</text:p>
          </table:table-cell>
          <table:table-cell table:style-name="ce1" office:value-type="string">
            <text:p>8.0334e-05</text:p>
          </table:table-cell>
          <table:table-cell table:style-name="ce1" office:value-type="string">
            <text:p>2.5672e-05</text:p>
          </table:table-cell>
          <table:table-cell office:value-type="float" office:value="0.0012651">
            <text:p>0.0012651</text:p>
          </table:table-cell>
          <table:table-cell table:style-name="ce1" office:value-type="string">
            <text:p>9.9865e-13</text:p>
          </table:table-cell>
          <table:table-cell table:style-name="ce1" office:value-type="string">
            <text:p>4.2565e-06</text:p>
          </table:table-cell>
          <table:table-cell table:style-name="ce1" office:value-type="string">
            <text:p>1.7631e-50</text:p>
          </table:table-cell>
          <table:table-cell table:style-name="ce1" office:value-type="string">
            <text:p>6.4724e-15</text:p>
          </table:table-cell>
          <table:table-cell table:style-name="ce1" office:value-type="string">
            <text:p>8.0333e-05</text:p>
          </table:table-cell>
          <table:table-cell table:style-name="ce1" office:value-type="string">
            <text:p>2.5632e-05</text:p>
          </table:table-cell>
          <table:table-cell office:value-type="float" office:value="0.0012651">
            <text:p>0.0012651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8399e-33</text:p>
          </table:table-cell>
          <table:table-cell table:style-name="ce1" office:value-type="string">
            <text:p>6.4724e-15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79.338">
            <text:p>79.338</text:p>
          </table:table-cell>
          <table:table-cell table:formula="of:=[.Q184]*1000000" office:value-type="float" office:value="25.333">
            <text:p>25.333</text:p>
          </table:table-cell>
          <table:table-cell table:formula="of:=[.R184]*1000000" office:value-type="float" office:value="1266.4">
            <text:p>1266.4</text:p>
          </table:table-cell>
          <table:table-cell table:formula="of:=[.S184]*1000000" office:value-type="float" office:value="0.00000092537">
            <text:p>9.2537E-007</text:p>
          </table:table-cell>
          <table:table-cell table:formula="of:=[.T184]*1000000" office:value-type="float" office:value="4.2679">
            <text:p>4.2679</text:p>
          </table:table-cell>
          <table:table-cell table:formula="of:=[.U184]*1000000" office:value-type="float" office:value="1.0063E-044">
            <text:p>1.0063E-044</text:p>
          </table:table-cell>
          <table:table-cell table:formula="of:=[.V184]*1000000" office:value-type="float" office:value="0.000000006353">
            <text:p>6.353E-009</text:p>
          </table:table-cell>
          <table:table-cell table:formula="of:=[.W184]*1000000" office:value-type="float" office:value="79.337">
            <text:p>79.337</text:p>
          </table:table-cell>
          <table:table-cell table:formula="of:=[.X184]*1000000" office:value-type="float" office:value="25.294">
            <text:p>25.294</text:p>
          </table:table-cell>
          <table:table-cell table:formula="of:=[.Y184]*1000000" office:value-type="float" office:value="1266.4">
            <text:p>1266.4</text:p>
          </table:table-cell>
          <table:table-cell table:formula="of:=[.Z184]*1000000" office:value-type="float" office:value="20.019">
            <text:p>20.019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1.0507E-027">
            <text:p>1.0507E-027</text:p>
          </table:table-cell>
          <table:table-cell table:formula="of:=[.AC184]*1000000" office:value-type="float" office:value="0.000000006353">
            <text:p>6.353E-009</text:p>
          </table:table-cell>
          <table:table-cell table:style-name="ce1" office:value-type="string">
            <text:p>7.9338e-05</text:p>
          </table:table-cell>
          <table:table-cell table:style-name="ce1" office:value-type="string">
            <text:p>2.5333e-05</text:p>
          </table:table-cell>
          <table:table-cell office:value-type="float" office:value="0.0012664">
            <text:p>0.0012664</text:p>
          </table:table-cell>
          <table:table-cell table:style-name="ce1" office:value-type="string">
            <text:p>9.2537e-13</text:p>
          </table:table-cell>
          <table:table-cell table:style-name="ce1" office:value-type="string">
            <text:p>4.2679e-06</text:p>
          </table:table-cell>
          <table:table-cell table:style-name="ce1" office:value-type="string">
            <text:p>1.0063e-50</text:p>
          </table:table-cell>
          <table:table-cell table:style-name="ce1" office:value-type="string">
            <text:p>6.353e-15</text:p>
          </table:table-cell>
          <table:table-cell table:style-name="ce1" office:value-type="string">
            <text:p>7.9337e-05</text:p>
          </table:table-cell>
          <table:table-cell table:style-name="ce1" office:value-type="string">
            <text:p>2.5294e-05</text:p>
          </table:table-cell>
          <table:table-cell office:value-type="float" office:value="0.0012664">
            <text:p>0.0012664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0507e-33</text:p>
          </table:table-cell>
          <table:table-cell table:style-name="ce1" office:value-type="string">
            <text:p>6.353e-15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78.356">
            <text:p>78.356</text:p>
          </table:table-cell>
          <table:table-cell table:formula="of:=[.Q185]*1000000" office:value-type="float" office:value="24.999">
            <text:p>24.999</text:p>
          </table:table-cell>
          <table:table-cell table:formula="of:=[.R185]*1000000" office:value-type="float" office:value="1267.8">
            <text:p>1267.8</text:p>
          </table:table-cell>
          <table:table-cell table:formula="of:=[.S185]*1000000" office:value-type="float" office:value="0.00000085698">
            <text:p>0.000000857</text:p>
          </table:table-cell>
          <table:table-cell table:formula="of:=[.T185]*1000000" office:value-type="float" office:value="4.2792">
            <text:p>4.2792</text:p>
          </table:table-cell>
          <table:table-cell table:formula="of:=[.U185]*1000000" office:value-type="float" office:value="5.7808E-045">
            <text:p>5.7808E-045</text:p>
          </table:table-cell>
          <table:table-cell table:formula="of:=[.V185]*1000000" office:value-type="float" office:value="0.0000000062372">
            <text:p>6.2372E-009</text:p>
          </table:table-cell>
          <table:table-cell table:formula="of:=[.W185]*1000000" office:value-type="float" office:value="78.355">
            <text:p>78.355</text:p>
          </table:table-cell>
          <table:table-cell table:formula="of:=[.X185]*1000000" office:value-type="float" office:value="24.959">
            <text:p>24.959</text:p>
          </table:table-cell>
          <table:table-cell table:formula="of:=[.Y185]*1000000" office:value-type="float" office:value="1267.8">
            <text:p>1267.8</text:p>
          </table:table-cell>
          <table:table-cell table:formula="of:=[.Z185]*1000000" office:value-type="float" office:value="20.019">
            <text:p>20.019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6.0389E-028">
            <text:p>6.0389E-028</text:p>
          </table:table-cell>
          <table:table-cell table:formula="of:=[.AC185]*1000000" office:value-type="float" office:value="0.0000000062372">
            <text:p>6.2372E-009</text:p>
          </table:table-cell>
          <table:table-cell table:style-name="ce1" office:value-type="string">
            <text:p>7.8356e-05</text:p>
          </table:table-cell>
          <table:table-cell table:style-name="ce1" office:value-type="string">
            <text:p>2.4999e-05</text:p>
          </table:table-cell>
          <table:table-cell office:value-type="float" office:value="0.0012678">
            <text:p>0.0012678</text:p>
          </table:table-cell>
          <table:table-cell table:style-name="ce1" office:value-type="string">
            <text:p>8.5698e-13</text:p>
          </table:table-cell>
          <table:table-cell table:style-name="ce1" office:value-type="string">
            <text:p>4.2792e-06</text:p>
          </table:table-cell>
          <table:table-cell table:style-name="ce1" office:value-type="string">
            <text:p>5.7808e-51</text:p>
          </table:table-cell>
          <table:table-cell table:style-name="ce1" office:value-type="string">
            <text:p>6.2372e-15</text:p>
          </table:table-cell>
          <table:table-cell table:style-name="ce1" office:value-type="string">
            <text:p>7.8355e-05</text:p>
          </table:table-cell>
          <table:table-cell table:style-name="ce1" office:value-type="string">
            <text:p>2.4959e-05</text:p>
          </table:table-cell>
          <table:table-cell office:value-type="float" office:value="0.0012678">
            <text:p>0.0012678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6.0389e-34</text:p>
          </table:table-cell>
          <table:table-cell table:style-name="ce1" office:value-type="string">
            <text:p>6.2372e-15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77.386">
            <text:p>77.386</text:p>
          </table:table-cell>
          <table:table-cell table:formula="of:=[.Q186]*1000000" office:value-type="float" office:value="24.669">
            <text:p>24.669</text:p>
          </table:table-cell>
          <table:table-cell table:formula="of:=[.R186]*1000000" office:value-type="float" office:value="1269.1">
            <text:p>1269.1</text:p>
          </table:table-cell>
          <table:table-cell table:formula="of:=[.S186]*1000000" office:value-type="float" office:value="0.00000079318">
            <text:p>7.9318E-007</text:p>
          </table:table-cell>
          <table:table-cell table:formula="of:=[.T186]*1000000" office:value-type="float" office:value="4.2903">
            <text:p>4.2903</text:p>
          </table:table-cell>
          <table:table-cell table:formula="of:=[.U186]*1000000" office:value-type="float" office:value="3.2697E-045">
            <text:p>3.2697E-045</text:p>
          </table:table-cell>
          <table:table-cell table:formula="of:=[.V186]*1000000" office:value-type="float" office:value="0.000000006125">
            <text:p>6.125E-009</text:p>
          </table:table-cell>
          <table:table-cell table:formula="of:=[.W186]*1000000" office:value-type="float" office:value="77.385">
            <text:p>77.385</text:p>
          </table:table-cell>
          <table:table-cell table:formula="of:=[.X186]*1000000" office:value-type="float" office:value="24.63">
            <text:p>24.63</text:p>
          </table:table-cell>
          <table:table-cell table:formula="of:=[.Y186]*1000000" office:value-type="float" office:value="1269.1">
            <text:p>1269.1</text:p>
          </table:table-cell>
          <table:table-cell table:formula="of:=[.Z186]*1000000" office:value-type="float" office:value="20.019">
            <text:p>20.019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3.4926E-028">
            <text:p>3.4926E-028</text:p>
          </table:table-cell>
          <table:table-cell table:formula="of:=[.AC186]*1000000" office:value-type="float" office:value="0.000000006125">
            <text:p>6.125E-009</text:p>
          </table:table-cell>
          <table:table-cell table:style-name="ce1" office:value-type="string">
            <text:p>7.7386e-05</text:p>
          </table:table-cell>
          <table:table-cell table:style-name="ce1" office:value-type="string">
            <text:p>2.4669e-05</text:p>
          </table:table-cell>
          <table:table-cell office:value-type="float" office:value="0.0012691">
            <text:p>0.0012691</text:p>
          </table:table-cell>
          <table:table-cell table:style-name="ce1" office:value-type="string">
            <text:p>7.9318e-13</text:p>
          </table:table-cell>
          <table:table-cell table:style-name="ce1" office:value-type="string">
            <text:p>4.2903e-06</text:p>
          </table:table-cell>
          <table:table-cell table:style-name="ce1" office:value-type="string">
            <text:p>3.2697e-51</text:p>
          </table:table-cell>
          <table:table-cell table:style-name="ce1" office:value-type="string">
            <text:p>6.125e-15</text:p>
          </table:table-cell>
          <table:table-cell table:style-name="ce1" office:value-type="string">
            <text:p>7.7385e-05</text:p>
          </table:table-cell>
          <table:table-cell table:style-name="ce1" office:value-type="string">
            <text:p>2.463e-05</text:p>
          </table:table-cell>
          <table:table-cell office:value-type="float" office:value="0.0012691">
            <text:p>0.0012691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4926e-34</text:p>
          </table:table-cell>
          <table:table-cell table:style-name="ce1" office:value-type="string">
            <text:p>6.125e-15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76.431">
            <text:p>76.431</text:p>
          </table:table-cell>
          <table:table-cell table:formula="of:=[.Q187]*1000000" office:value-type="float" office:value="24.343">
            <text:p>24.343</text:p>
          </table:table-cell>
          <table:table-cell table:formula="of:=[.R187]*1000000" office:value-type="float" office:value="1270.4">
            <text:p>1270.4</text:p>
          </table:table-cell>
          <table:table-cell table:formula="of:=[.S187]*1000000" office:value-type="float" office:value="0.0000007337">
            <text:p>7.337E-007</text:p>
          </table:table-cell>
          <table:table-cell table:formula="of:=[.T187]*1000000" office:value-type="float" office:value="4.3013">
            <text:p>4.3013</text:p>
          </table:table-cell>
          <table:table-cell table:formula="of:=[.U187]*1000000" office:value-type="float" office:value="1.9245E-045">
            <text:p>1.9245E-045</text:p>
          </table:table-cell>
          <table:table-cell table:formula="of:=[.V187]*1000000" office:value-type="float" office:value="0.0000000060163">
            <text:p>0.000000006</text:p>
          </table:table-cell>
          <table:table-cell table:formula="of:=[.W187]*1000000" office:value-type="float" office:value="76.429">
            <text:p>76.429</text:p>
          </table:table-cell>
          <table:table-cell table:formula="of:=[.X187]*1000000" office:value-type="float" office:value="24.304">
            <text:p>24.304</text:p>
          </table:table-cell>
          <table:table-cell table:formula="of:=[.Y187]*1000000" office:value-type="float" office:value="1270.4">
            <text:p>1270.4</text:p>
          </table:table-cell>
          <table:table-cell table:formula="of:=[.Z187]*1000000" office:value-type="float" office:value="20.019">
            <text:p>20.019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2.0325E-028">
            <text:p>2.0325E-028</text:p>
          </table:table-cell>
          <table:table-cell table:formula="of:=[.AC187]*1000000" office:value-type="float" office:value="0.0000000060163">
            <text:p>0.000000006</text:p>
          </table:table-cell>
          <table:table-cell table:style-name="ce1" office:value-type="string">
            <text:p>7.6431e-05</text:p>
          </table:table-cell>
          <table:table-cell table:style-name="ce1" office:value-type="string">
            <text:p>2.4343e-05</text:p>
          </table:table-cell>
          <table:table-cell office:value-type="float" office:value="0.0012704">
            <text:p>0.0012704</text:p>
          </table:table-cell>
          <table:table-cell table:style-name="ce1" office:value-type="string">
            <text:p>7.337e-13</text:p>
          </table:table-cell>
          <table:table-cell table:style-name="ce1" office:value-type="string">
            <text:p>4.3013e-06</text:p>
          </table:table-cell>
          <table:table-cell table:style-name="ce1" office:value-type="string">
            <text:p>1.9245e-51</text:p>
          </table:table-cell>
          <table:table-cell table:style-name="ce1" office:value-type="string">
            <text:p>6.0163e-15</text:p>
          </table:table-cell>
          <table:table-cell table:style-name="ce1" office:value-type="string">
            <text:p>7.6429e-05</text:p>
          </table:table-cell>
          <table:table-cell table:style-name="ce1" office:value-type="string">
            <text:p>2.4304e-05</text:p>
          </table:table-cell>
          <table:table-cell office:value-type="float" office:value="0.0012704">
            <text:p>0.0012704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0325e-34</text:p>
          </table:table-cell>
          <table:table-cell table:style-name="ce1" office:value-type="string">
            <text:p>6.0163e-15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75.488">
            <text:p>75.488</text:p>
          </table:table-cell>
          <table:table-cell table:formula="of:=[.Q188]*1000000" office:value-type="float" office:value="24.022">
            <text:p>24.022</text:p>
          </table:table-cell>
          <table:table-cell table:formula="of:=[.R188]*1000000" office:value-type="float" office:value="1271.7">
            <text:p>1271.7</text:p>
          </table:table-cell>
          <table:table-cell table:formula="of:=[.S188]*1000000" office:value-type="float" office:value="0.00000067829">
            <text:p>6.7829E-007</text:p>
          </table:table-cell>
          <table:table-cell table:formula="of:=[.T188]*1000000" office:value-type="float" office:value="4.3122">
            <text:p>4.3122</text:p>
          </table:table-cell>
          <table:table-cell table:formula="of:=[.U188]*1000000" office:value-type="float" office:value="1.1708E-045">
            <text:p>1.1708E-045</text:p>
          </table:table-cell>
          <table:table-cell table:formula="of:=[.V188]*1000000" office:value-type="float" office:value="0.0000000059109">
            <text:p>5.9109E-009</text:p>
          </table:table-cell>
          <table:table-cell table:formula="of:=[.W188]*1000000" office:value-type="float" office:value="75.487">
            <text:p>75.487</text:p>
          </table:table-cell>
          <table:table-cell table:formula="of:=[.X188]*1000000" office:value-type="float" office:value="23.983">
            <text:p>23.983</text:p>
          </table:table-cell>
          <table:table-cell table:formula="of:=[.Y188]*1000000" office:value-type="float" office:value="1271.7">
            <text:p>1271.7</text:p>
          </table:table-cell>
          <table:table-cell table:formula="of:=[.Z188]*1000000" office:value-type="float" office:value="20.019">
            <text:p>20.019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1.1901E-028">
            <text:p>1.1901E-028</text:p>
          </table:table-cell>
          <table:table-cell table:formula="of:=[.AC188]*1000000" office:value-type="float" office:value="0.0000000059109">
            <text:p>5.9109E-009</text:p>
          </table:table-cell>
          <table:table-cell table:style-name="ce1" office:value-type="string">
            <text:p>7.5488e-05</text:p>
          </table:table-cell>
          <table:table-cell table:style-name="ce1" office:value-type="string">
            <text:p>2.4022e-05</text:p>
          </table:table-cell>
          <table:table-cell office:value-type="float" office:value="0.0012717">
            <text:p>0.0012717</text:p>
          </table:table-cell>
          <table:table-cell table:style-name="ce1" office:value-type="string">
            <text:p>6.7829e-13</text:p>
          </table:table-cell>
          <table:table-cell table:style-name="ce1" office:value-type="string">
            <text:p>4.3122e-06</text:p>
          </table:table-cell>
          <table:table-cell table:style-name="ce1" office:value-type="string">
            <text:p>1.1708e-51</text:p>
          </table:table-cell>
          <table:table-cell table:style-name="ce1" office:value-type="string">
            <text:p>5.9109e-15</text:p>
          </table:table-cell>
          <table:table-cell table:style-name="ce1" office:value-type="string">
            <text:p>7.5487e-05</text:p>
          </table:table-cell>
          <table:table-cell table:style-name="ce1" office:value-type="string">
            <text:p>2.3983e-05</text:p>
          </table:table-cell>
          <table:table-cell office:value-type="float" office:value="0.0012717">
            <text:p>0.0012717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01e-34</text:p>
          </table:table-cell>
          <table:table-cell table:style-name="ce1" office:value-type="string">
            <text:p>5.9109e-15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74.557">
            <text:p>74.557</text:p>
          </table:table-cell>
          <table:table-cell table:formula="of:=[.Q189]*1000000" office:value-type="float" office:value="23.705">
            <text:p>23.705</text:p>
          </table:table-cell>
          <table:table-cell table:formula="of:=[.R189]*1000000" office:value-type="float" office:value="1272.9">
            <text:p>1272.9</text:p>
          </table:table-cell>
          <table:table-cell table:formula="of:=[.S189]*1000000" office:value-type="float" office:value="0.00000062667">
            <text:p>6.2667E-007</text:p>
          </table:table-cell>
          <table:table-cell table:formula="of:=[.T189]*1000000" office:value-type="float" office:value="4.323">
            <text:p>4.323</text:p>
          </table:table-cell>
          <table:table-cell table:formula="of:=[.U189]*1000000" office:value-type="float" office:value="7.2836E-046">
            <text:p>7.2836E-046</text:p>
          </table:table-cell>
          <table:table-cell table:formula="of:=[.V189]*1000000" office:value-type="float" office:value="0.0000000058088">
            <text:p>5.8088E-009</text:p>
          </table:table-cell>
          <table:table-cell table:formula="of:=[.W189]*1000000" office:value-type="float" office:value="74.556">
            <text:p>74.556</text:p>
          </table:table-cell>
          <table:table-cell table:formula="of:=[.X189]*1000000" office:value-type="float" office:value="23.666">
            <text:p>23.666</text:p>
          </table:table-cell>
          <table:table-cell table:formula="of:=[.Y189]*1000000" office:value-type="float" office:value="1272.9">
            <text:p>1272.9</text:p>
          </table:table-cell>
          <table:table-cell table:formula="of:=[.Z189]*1000000" office:value-type="float" office:value="20.019">
            <text:p>20.019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7.011E-029">
            <text:p>7.011E-029</text:p>
          </table:table-cell>
          <table:table-cell table:formula="of:=[.AC189]*1000000" office:value-type="float" office:value="0.0000000058088">
            <text:p>5.8088E-009</text:p>
          </table:table-cell>
          <table:table-cell table:style-name="ce1" office:value-type="string">
            <text:p>7.4557e-05</text:p>
          </table:table-cell>
          <table:table-cell table:style-name="ce1" office:value-type="string">
            <text:p>2.3705e-05</text:p>
          </table:table-cell>
          <table:table-cell office:value-type="float" office:value="0.0012729">
            <text:p>0.0012729</text:p>
          </table:table-cell>
          <table:table-cell table:style-name="ce1" office:value-type="string">
            <text:p>6.2667e-13</text:p>
          </table:table-cell>
          <table:table-cell table:style-name="ce1" office:value-type="string">
            <text:p>4.323e-06</text:p>
          </table:table-cell>
          <table:table-cell table:style-name="ce1" office:value-type="string">
            <text:p>7.2836e-52</text:p>
          </table:table-cell>
          <table:table-cell table:style-name="ce1" office:value-type="string">
            <text:p>5.8088e-15</text:p>
          </table:table-cell>
          <table:table-cell table:style-name="ce1" office:value-type="string">
            <text:p>7.4556e-05</text:p>
          </table:table-cell>
          <table:table-cell table:style-name="ce1" office:value-type="string">
            <text:p>2.3666e-05</text:p>
          </table:table-cell>
          <table:table-cell office:value-type="float" office:value="0.0012729">
            <text:p>0.001272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7.011e-35</text:p>
          </table:table-cell>
          <table:table-cell table:style-name="ce1" office:value-type="string">
            <text:p>5.8088e-15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73.64">
            <text:p>73.64</text:p>
          </table:table-cell>
          <table:table-cell table:formula="of:=[.Q190]*1000000" office:value-type="float" office:value="23.392">
            <text:p>23.392</text:p>
          </table:table-cell>
          <table:table-cell table:formula="of:=[.R190]*1000000" office:value-type="float" office:value="1274.2">
            <text:p>1274.2</text:p>
          </table:table-cell>
          <table:table-cell table:formula="of:=[.S190]*1000000" office:value-type="float" office:value="0.00000057863">
            <text:p>5.7863E-007</text:p>
          </table:table-cell>
          <table:table-cell table:formula="of:=[.T190]*1000000" office:value-type="float" office:value="4.3336">
            <text:p>4.3336</text:p>
          </table:table-cell>
          <table:table-cell table:formula="of:=[.U190]*1000000" office:value-type="float" office:value="4.6087E-046">
            <text:p>4.6087E-046</text:p>
          </table:table-cell>
          <table:table-cell table:formula="of:=[.V190]*1000000" office:value-type="float" office:value="0.0000000057098">
            <text:p>5.7098E-009</text:p>
          </table:table-cell>
          <table:table-cell table:formula="of:=[.W190]*1000000" office:value-type="float" office:value="73.639">
            <text:p>73.639</text:p>
          </table:table-cell>
          <table:table-cell table:formula="of:=[.X190]*1000000" office:value-type="float" office:value="23.353">
            <text:p>23.353</text:p>
          </table:table-cell>
          <table:table-cell table:formula="of:=[.Y190]*1000000" office:value-type="float" office:value="1274.2">
            <text:p>1274.2</text:p>
          </table:table-cell>
          <table:table-cell table:formula="of:=[.Z190]*1000000" office:value-type="float" office:value="20.019">
            <text:p>20.019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4.155E-029">
            <text:p>4.155E-029</text:p>
          </table:table-cell>
          <table:table-cell table:formula="of:=[.AC190]*1000000" office:value-type="float" office:value="0.0000000057098">
            <text:p>5.7098E-009</text:p>
          </table:table-cell>
          <table:table-cell table:style-name="ce1" office:value-type="string">
            <text:p>7.364e-05</text:p>
          </table:table-cell>
          <table:table-cell table:style-name="ce1" office:value-type="string">
            <text:p>2.3392e-05</text:p>
          </table:table-cell>
          <table:table-cell office:value-type="float" office:value="0.0012742">
            <text:p>0.0012742</text:p>
          </table:table-cell>
          <table:table-cell table:style-name="ce1" office:value-type="string">
            <text:p>5.7863e-13</text:p>
          </table:table-cell>
          <table:table-cell table:style-name="ce1" office:value-type="string">
            <text:p>4.3336e-06</text:p>
          </table:table-cell>
          <table:table-cell table:style-name="ce1" office:value-type="string">
            <text:p>4.6087e-52</text:p>
          </table:table-cell>
          <table:table-cell table:style-name="ce1" office:value-type="string">
            <text:p>5.7098e-15</text:p>
          </table:table-cell>
          <table:table-cell table:style-name="ce1" office:value-type="string">
            <text:p>7.3639e-05</text:p>
          </table:table-cell>
          <table:table-cell table:style-name="ce1" office:value-type="string">
            <text:p>2.3353e-05</text:p>
          </table:table-cell>
          <table:table-cell office:value-type="float" office:value="0.0012742">
            <text:p>0.0012742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4.155e-35</text:p>
          </table:table-cell>
          <table:table-cell table:style-name="ce1" office:value-type="string">
            <text:p>5.7098e-15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72.735">
            <text:p>72.735</text:p>
          </table:table-cell>
          <table:table-cell table:formula="of:=[.Q191]*1000000" office:value-type="float" office:value="23.083">
            <text:p>23.083</text:p>
          </table:table-cell>
          <table:table-cell table:formula="of:=[.R191]*1000000" office:value-type="float" office:value="1275.4">
            <text:p>1275.4</text:p>
          </table:table-cell>
          <table:table-cell table:formula="of:=[.S191]*1000000" office:value-type="float" office:value="0.00000053396">
            <text:p>0.000000534</text:p>
          </table:table-cell>
          <table:table-cell table:formula="of:=[.T191]*1000000" office:value-type="float" office:value="4.3441">
            <text:p>4.3441</text:p>
          </table:table-cell>
          <table:table-cell table:formula="of:=[.U191]*1000000" office:value-type="float" office:value="2.9566E-046">
            <text:p>2.9566E-046</text:p>
          </table:table-cell>
          <table:table-cell table:formula="of:=[.V191]*1000000" office:value-type="float" office:value="0.0000000056139">
            <text:p>5.6139E-009</text:p>
          </table:table-cell>
          <table:table-cell table:formula="of:=[.W191]*1000000" office:value-type="float" office:value="72.734">
            <text:p>72.734</text:p>
          </table:table-cell>
          <table:table-cell table:formula="of:=[.X191]*1000000" office:value-type="float" office:value="23.044">
            <text:p>23.044</text:p>
          </table:table-cell>
          <table:table-cell table:formula="of:=[.Y191]*1000000" office:value-type="float" office:value="1275.4">
            <text:p>1275.4</text:p>
          </table:table-cell>
          <table:table-cell table:formula="of:=[.Z191]*1000000" office:value-type="float" office:value="20.019">
            <text:p>20.019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2.4771E-029">
            <text:p>2.4771E-029</text:p>
          </table:table-cell>
          <table:table-cell table:formula="of:=[.AC191]*1000000" office:value-type="float" office:value="0.0000000056139">
            <text:p>5.6139E-009</text:p>
          </table:table-cell>
          <table:table-cell table:style-name="ce1" office:value-type="string">
            <text:p>7.2735e-05</text:p>
          </table:table-cell>
          <table:table-cell table:style-name="ce1" office:value-type="string">
            <text:p>2.3083e-05</text:p>
          </table:table-cell>
          <table:table-cell office:value-type="float" office:value="0.0012754">
            <text:p>0.0012754</text:p>
          </table:table-cell>
          <table:table-cell table:style-name="ce1" office:value-type="string">
            <text:p>5.3396e-13</text:p>
          </table:table-cell>
          <table:table-cell table:style-name="ce1" office:value-type="string">
            <text:p>4.3441e-06</text:p>
          </table:table-cell>
          <table:table-cell table:style-name="ce1" office:value-type="string">
            <text:p>2.9566e-52</text:p>
          </table:table-cell>
          <table:table-cell table:style-name="ce1" office:value-type="string">
            <text:p>5.6139e-15</text:p>
          </table:table-cell>
          <table:table-cell table:style-name="ce1" office:value-type="string">
            <text:p>7.2734e-05</text:p>
          </table:table-cell>
          <table:table-cell table:style-name="ce1" office:value-type="string">
            <text:p>2.3044e-05</text:p>
          </table:table-cell>
          <table:table-cell office:value-type="float" office:value="0.0012754">
            <text:p>0.0012754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4771e-35</text:p>
          </table:table-cell>
          <table:table-cell table:style-name="ce1" office:value-type="string">
            <text:p>5.6139e-15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71.842">
            <text:p>71.842</text:p>
          </table:table-cell>
          <table:table-cell table:formula="of:=[.Q192]*1000000" office:value-type="float" office:value="22.778">
            <text:p>22.778</text:p>
          </table:table-cell>
          <table:table-cell table:formula="of:=[.R192]*1000000" office:value-type="float" office:value="1276.6">
            <text:p>1276.6</text:p>
          </table:table-cell>
          <table:table-cell table:formula="of:=[.S192]*1000000" office:value-type="float" office:value="0.00000049243">
            <text:p>4.9243E-007</text:p>
          </table:table-cell>
          <table:table-cell table:formula="of:=[.T192]*1000000" office:value-type="float" office:value="4.3545">
            <text:p>4.3545</text:p>
          </table:table-cell>
          <table:table-cell table:formula="of:=[.U192]*1000000" office:value-type="float" office:value="1.9191E-046">
            <text:p>1.9191E-046</text:p>
          </table:table-cell>
          <table:table-cell table:formula="of:=[.V192]*1000000" office:value-type="float" office:value="0.0000000055209">
            <text:p>5.5209E-009</text:p>
          </table:table-cell>
          <table:table-cell table:formula="of:=[.W192]*1000000" office:value-type="float" office:value="71.841">
            <text:p>71.841</text:p>
          </table:table-cell>
          <table:table-cell table:formula="of:=[.X192]*1000000" office:value-type="float" office:value="22.739">
            <text:p>22.739</text:p>
          </table:table-cell>
          <table:table-cell table:formula="of:=[.Y192]*1000000" office:value-type="float" office:value="1276.6">
            <text:p>1276.6</text:p>
          </table:table-cell>
          <table:table-cell table:formula="of:=[.Z192]*1000000" office:value-type="float" office:value="20.019">
            <text:p>20.019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1.4854E-029">
            <text:p>1.4854E-029</text:p>
          </table:table-cell>
          <table:table-cell table:formula="of:=[.AC192]*1000000" office:value-type="float" office:value="0.0000000055209">
            <text:p>5.5209E-009</text:p>
          </table:table-cell>
          <table:table-cell table:style-name="ce1" office:value-type="string">
            <text:p>7.1842e-05</text:p>
          </table:table-cell>
          <table:table-cell table:style-name="ce1" office:value-type="string">
            <text:p>2.2778e-05</text:p>
          </table:table-cell>
          <table:table-cell office:value-type="float" office:value="0.0012766">
            <text:p>0.0012766</text:p>
          </table:table-cell>
          <table:table-cell table:style-name="ce1" office:value-type="string">
            <text:p>4.9243e-13</text:p>
          </table:table-cell>
          <table:table-cell table:style-name="ce1" office:value-type="string">
            <text:p>4.3545e-06</text:p>
          </table:table-cell>
          <table:table-cell table:style-name="ce1" office:value-type="string">
            <text:p>1.9191e-52</text:p>
          </table:table-cell>
          <table:table-cell table:style-name="ce1" office:value-type="string">
            <text:p>5.5209e-15</text:p>
          </table:table-cell>
          <table:table-cell table:style-name="ce1" office:value-type="string">
            <text:p>7.1841e-05</text:p>
          </table:table-cell>
          <table:table-cell table:style-name="ce1" office:value-type="string">
            <text:p>2.2739e-05</text:p>
          </table:table-cell>
          <table:table-cell office:value-type="float" office:value="0.0012766">
            <text:p>0.0012766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854e-35</text:p>
          </table:table-cell>
          <table:table-cell table:style-name="ce1" office:value-type="string">
            <text:p>5.5209e-15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70.961">
            <text:p>70.961</text:p>
          </table:table-cell>
          <table:table-cell table:formula="of:=[.Q193]*1000000" office:value-type="float" office:value="22.476">
            <text:p>22.476</text:p>
          </table:table-cell>
          <table:table-cell table:formula="of:=[.R193]*1000000" office:value-type="float" office:value="1277.8">
            <text:p>1277.8</text:p>
          </table:table-cell>
          <table:table-cell table:formula="of:=[.S193]*1000000" office:value-type="float" office:value="0.00000045385">
            <text:p>4.5385E-007</text:p>
          </table:table-cell>
          <table:table-cell table:formula="of:=[.T193]*1000000" office:value-type="float" office:value="4.3647">
            <text:p>4.3647</text:p>
          </table:table-cell>
          <table:table-cell table:formula="of:=[.U193]*1000000" office:value-type="float" office:value="1.2586E-046">
            <text:p>1.2586E-046</text:p>
          </table:table-cell>
          <table:table-cell table:formula="of:=[.V193]*1000000" office:value-type="float" office:value="0.0000000054308">
            <text:p>5.4308E-009</text:p>
          </table:table-cell>
          <table:table-cell table:formula="of:=[.W193]*1000000" office:value-type="float" office:value="70.96">
            <text:p>70.96</text:p>
          </table:table-cell>
          <table:table-cell table:formula="of:=[.X193]*1000000" office:value-type="float" office:value="22.438">
            <text:p>22.438</text:p>
          </table:table-cell>
          <table:table-cell table:formula="of:=[.Y193]*1000000" office:value-type="float" office:value="1277.8">
            <text:p>1277.8</text:p>
          </table:table-cell>
          <table:table-cell table:formula="of:=[.Z193]*1000000" office:value-type="float" office:value="20.019">
            <text:p>20.019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8.9593E-030">
            <text:p>8.9593E-030</text:p>
          </table:table-cell>
          <table:table-cell table:formula="of:=[.AC193]*1000000" office:value-type="float" office:value="0.0000000054308">
            <text:p>5.4308E-009</text:p>
          </table:table-cell>
          <table:table-cell table:style-name="ce1" office:value-type="string">
            <text:p>7.0961e-05</text:p>
          </table:table-cell>
          <table:table-cell table:style-name="ce1" office:value-type="string">
            <text:p>2.2476e-05</text:p>
          </table:table-cell>
          <table:table-cell office:value-type="float" office:value="0.0012778">
            <text:p>0.0012778</text:p>
          </table:table-cell>
          <table:table-cell table:style-name="ce1" office:value-type="string">
            <text:p>4.5385e-13</text:p>
          </table:table-cell>
          <table:table-cell table:style-name="ce1" office:value-type="string">
            <text:p>4.3647e-06</text:p>
          </table:table-cell>
          <table:table-cell table:style-name="ce1" office:value-type="string">
            <text:p>1.2586e-52</text:p>
          </table:table-cell>
          <table:table-cell table:style-name="ce1" office:value-type="string">
            <text:p>5.4308e-15</text:p>
          </table:table-cell>
          <table:table-cell table:style-name="ce1" office:value-type="string">
            <text:p>7.096e-05</text:p>
          </table:table-cell>
          <table:table-cell table:style-name="ce1" office:value-type="string">
            <text:p>2.2438e-05</text:p>
          </table:table-cell>
          <table:table-cell office:value-type="float" office:value="0.0012778">
            <text:p>0.0012778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8.9593e-36</text:p>
          </table:table-cell>
          <table:table-cell table:style-name="ce1" office:value-type="string">
            <text:p>5.4308e-15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70.092">
            <text:p>70.092</text:p>
          </table:table-cell>
          <table:table-cell table:formula="of:=[.Q194]*1000000" office:value-type="float" office:value="22.179">
            <text:p>22.179</text:p>
          </table:table-cell>
          <table:table-cell table:formula="of:=[.R194]*1000000" office:value-type="float" office:value="1279">
            <text:p>1279</text:p>
          </table:table-cell>
          <table:table-cell table:formula="of:=[.S194]*1000000" office:value-type="float" office:value="0.00000041802">
            <text:p>0.000000418</text:p>
          </table:table-cell>
          <table:table-cell table:formula="of:=[.T194]*1000000" office:value-type="float" office:value="4.3748">
            <text:p>4.3748</text:p>
          </table:table-cell>
          <table:table-cell table:formula="of:=[.U194]*1000000" office:value-type="float" office:value="8.3311E-047">
            <text:p>8.3311E-047</text:p>
          </table:table-cell>
          <table:table-cell table:formula="of:=[.V194]*1000000" office:value-type="float" office:value="0.0000000053435">
            <text:p>5.3435E-009</text:p>
          </table:table-cell>
          <table:table-cell table:formula="of:=[.W194]*1000000" office:value-type="float" office:value="70.091">
            <text:p>70.091</text:p>
          </table:table-cell>
          <table:table-cell table:formula="of:=[.X194]*1000000" office:value-type="float" office:value="22.141">
            <text:p>22.141</text:p>
          </table:table-cell>
          <table:table-cell table:formula="of:=[.Y194]*1000000" office:value-type="float" office:value="1279">
            <text:p>1279</text:p>
          </table:table-cell>
          <table:table-cell table:formula="of:=[.Z194]*1000000" office:value-type="float" office:value="20.019">
            <text:p>20.019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5.4349E-030">
            <text:p>5.4349E-030</text:p>
          </table:table-cell>
          <table:table-cell table:formula="of:=[.AC194]*1000000" office:value-type="float" office:value="0.0000000053435">
            <text:p>5.3435E-009</text:p>
          </table:table-cell>
          <table:table-cell table:style-name="ce1" office:value-type="string">
            <text:p>7.0092e-05</text:p>
          </table:table-cell>
          <table:table-cell table:style-name="ce1" office:value-type="string">
            <text:p>2.2179e-05</text:p>
          </table:table-cell>
          <table:table-cell office:value-type="float" office:value="0.001279">
            <text:p>0.001279</text:p>
          </table:table-cell>
          <table:table-cell table:style-name="ce1" office:value-type="string">
            <text:p>4.1802e-13</text:p>
          </table:table-cell>
          <table:table-cell table:style-name="ce1" office:value-type="string">
            <text:p>4.3748e-06</text:p>
          </table:table-cell>
          <table:table-cell table:style-name="ce1" office:value-type="string">
            <text:p>8.3311e-53</text:p>
          </table:table-cell>
          <table:table-cell table:style-name="ce1" office:value-type="string">
            <text:p>5.3435e-15</text:p>
          </table:table-cell>
          <table:table-cell table:style-name="ce1" office:value-type="string">
            <text:p>7.0091e-05</text:p>
          </table:table-cell>
          <table:table-cell table:style-name="ce1" office:value-type="string">
            <text:p>2.2141e-05</text:p>
          </table:table-cell>
          <table:table-cell office:value-type="float" office:value="0.001279">
            <text:p>0.00127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5.4349e-36</text:p>
          </table:table-cell>
          <table:table-cell table:style-name="ce1" office:value-type="string">
            <text:p>5.3435e-15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69.235">
            <text:p>69.235</text:p>
          </table:table-cell>
          <table:table-cell table:formula="of:=[.Q195]*1000000" office:value-type="float" office:value="21.886">
            <text:p>21.886</text:p>
          </table:table-cell>
          <table:table-cell table:formula="of:=[.R195]*1000000" office:value-type="float" office:value="1280.2">
            <text:p>1280.2</text:p>
          </table:table-cell>
          <table:table-cell table:formula="of:=[.S195]*1000000" office:value-type="float" office:value="0.00000038479">
            <text:p>3.8479E-007</text:p>
          </table:table-cell>
          <table:table-cell table:formula="of:=[.T195]*1000000" office:value-type="float" office:value="4.3848">
            <text:p>4.3848</text:p>
          </table:table-cell>
          <table:table-cell table:formula="of:=[.U195]*1000000" office:value-type="float" office:value="5.5614E-047">
            <text:p>5.5614E-047</text:p>
          </table:table-cell>
          <table:table-cell table:formula="of:=[.V195]*1000000" office:value-type="float" office:value="0.0000000052589">
            <text:p>5.2589E-009</text:p>
          </table:table-cell>
          <table:table-cell table:formula="of:=[.W195]*1000000" office:value-type="float" office:value="69.234">
            <text:p>69.234</text:p>
          </table:table-cell>
          <table:table-cell table:formula="of:=[.X195]*1000000" office:value-type="float" office:value="21.848">
            <text:p>21.848</text:p>
          </table:table-cell>
          <table:table-cell table:formula="of:=[.Y195]*1000000" office:value-type="float" office:value="1280.2">
            <text:p>1280.2</text:p>
          </table:table-cell>
          <table:table-cell table:formula="of:=[.Z195]*1000000" office:value-type="float" office:value="20.019">
            <text:p>20.019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3.3156E-030">
            <text:p>3.3156E-030</text:p>
          </table:table-cell>
          <table:table-cell table:formula="of:=[.AC195]*1000000" office:value-type="float" office:value="0.0000000052589">
            <text:p>5.2589E-009</text:p>
          </table:table-cell>
          <table:table-cell table:style-name="ce1" office:value-type="string">
            <text:p>6.9235e-05</text:p>
          </table:table-cell>
          <table:table-cell table:style-name="ce1" office:value-type="string">
            <text:p>2.1886e-05</text:p>
          </table:table-cell>
          <table:table-cell office:value-type="float" office:value="0.0012802">
            <text:p>0.0012802</text:p>
          </table:table-cell>
          <table:table-cell table:style-name="ce1" office:value-type="string">
            <text:p>3.8479e-13</text:p>
          </table:table-cell>
          <table:table-cell table:style-name="ce1" office:value-type="string">
            <text:p>4.3848e-06</text:p>
          </table:table-cell>
          <table:table-cell table:style-name="ce1" office:value-type="string">
            <text:p>5.5614e-53</text:p>
          </table:table-cell>
          <table:table-cell table:style-name="ce1" office:value-type="string">
            <text:p>5.2589e-15</text:p>
          </table:table-cell>
          <table:table-cell table:style-name="ce1" office:value-type="string">
            <text:p>6.9234e-05</text:p>
          </table:table-cell>
          <table:table-cell table:style-name="ce1" office:value-type="string">
            <text:p>2.1848e-05</text:p>
          </table:table-cell>
          <table:table-cell office:value-type="float" office:value="0.0012802">
            <text:p>0.0012802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3156e-36</text:p>
          </table:table-cell>
          <table:table-cell table:style-name="ce1" office:value-type="string">
            <text:p>5.2589e-15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68.39">
            <text:p>68.39</text:p>
          </table:table-cell>
          <table:table-cell table:formula="of:=[.Q196]*1000000" office:value-type="float" office:value="21.597">
            <text:p>21.597</text:p>
          </table:table-cell>
          <table:table-cell table:formula="of:=[.R196]*1000000" office:value-type="float" office:value="1281.3">
            <text:p>1281.3</text:p>
          </table:table-cell>
          <table:table-cell table:formula="of:=[.S196]*1000000" office:value-type="float" office:value="0.00000035397">
            <text:p>0.000000354</text:p>
          </table:table-cell>
          <table:table-cell table:formula="of:=[.T196]*1000000" office:value-type="float" office:value="4.3946">
            <text:p>4.3946</text:p>
          </table:table-cell>
          <table:table-cell table:formula="of:=[.U196]*1000000" office:value-type="float" office:value="3.7416E-047">
            <text:p>3.7416E-047</text:p>
          </table:table-cell>
          <table:table-cell table:formula="of:=[.V196]*1000000" office:value-type="float" office:value="0.000000005177">
            <text:p>5.177E-009</text:p>
          </table:table-cell>
          <table:table-cell table:formula="of:=[.W196]*1000000" office:value-type="float" office:value="68.388">
            <text:p>68.388</text:p>
          </table:table-cell>
          <table:table-cell table:formula="of:=[.X196]*1000000" office:value-type="float" office:value="21.559">
            <text:p>21.559</text:p>
          </table:table-cell>
          <table:table-cell table:formula="of:=[.Y196]*1000000" office:value-type="float" office:value="1281.3">
            <text:p>1281.3</text:p>
          </table:table-cell>
          <table:table-cell table:formula="of:=[.Z196]*1000000" office:value-type="float" office:value="20.019">
            <text:p>20.019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2.034E-030">
            <text:p>2.034E-030</text:p>
          </table:table-cell>
          <table:table-cell table:formula="of:=[.AC196]*1000000" office:value-type="float" office:value="0.000000005177">
            <text:p>5.177E-009</text:p>
          </table:table-cell>
          <table:table-cell table:style-name="ce1" office:value-type="string">
            <text:p>6.839e-05</text:p>
          </table:table-cell>
          <table:table-cell table:style-name="ce1" office:value-type="string">
            <text:p>2.1597e-05</text:p>
          </table:table-cell>
          <table:table-cell office:value-type="float" office:value="0.0012813">
            <text:p>0.0012813</text:p>
          </table:table-cell>
          <table:table-cell table:style-name="ce1" office:value-type="string">
            <text:p>3.5397e-13</text:p>
          </table:table-cell>
          <table:table-cell table:style-name="ce1" office:value-type="string">
            <text:p>4.3946e-06</text:p>
          </table:table-cell>
          <table:table-cell table:style-name="ce1" office:value-type="string">
            <text:p>3.7416e-53</text:p>
          </table:table-cell>
          <table:table-cell table:style-name="ce1" office:value-type="string">
            <text:p>5.177e-15</text:p>
          </table:table-cell>
          <table:table-cell table:style-name="ce1" office:value-type="string">
            <text:p>6.8388e-05</text:p>
          </table:table-cell>
          <table:table-cell table:style-name="ce1" office:value-type="string">
            <text:p>2.1559e-05</text:p>
          </table:table-cell>
          <table:table-cell office:value-type="float" office:value="0.0012813">
            <text:p>0.0012813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2.034e-36</text:p>
          </table:table-cell>
          <table:table-cell table:style-name="ce1" office:value-type="string">
            <text:p>5.177e-15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67.555">
            <text:p>67.555</text:p>
          </table:table-cell>
          <table:table-cell table:formula="of:=[.Q197]*1000000" office:value-type="float" office:value="21.311">
            <text:p>21.311</text:p>
          </table:table-cell>
          <table:table-cell table:formula="of:=[.R197]*1000000" office:value-type="float" office:value="1282.5">
            <text:p>1282.5</text:p>
          </table:table-cell>
          <table:table-cell table:formula="of:=[.S197]*1000000" office:value-type="float" office:value="0.00000032542">
            <text:p>3.2542E-007</text:p>
          </table:table-cell>
          <table:table-cell table:formula="of:=[.T197]*1000000" office:value-type="float" office:value="4.4043">
            <text:p>4.4043</text:p>
          </table:table-cell>
          <table:table-cell table:formula="of:=[.U197]*1000000" office:value-type="float" office:value="2.5358E-047">
            <text:p>2.5358E-047</text:p>
          </table:table-cell>
          <table:table-cell table:formula="of:=[.V197]*1000000" office:value-type="float" office:value="0.0000000050975">
            <text:p>5.0975E-009</text:p>
          </table:table-cell>
          <table:table-cell table:formula="of:=[.W197]*1000000" office:value-type="float" office:value="67.554">
            <text:p>67.554</text:p>
          </table:table-cell>
          <table:table-cell table:formula="of:=[.X197]*1000000" office:value-type="float" office:value="21.273">
            <text:p>21.273</text:p>
          </table:table-cell>
          <table:table-cell table:formula="of:=[.Y197]*1000000" office:value-type="float" office:value="1282.5">
            <text:p>1282.5</text:p>
          </table:table-cell>
          <table:table-cell table:formula="of:=[.Z197]*1000000" office:value-type="float" office:value="20.019">
            <text:p>20.019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1.2547E-030">
            <text:p>1.2547E-030</text:p>
          </table:table-cell>
          <table:table-cell table:formula="of:=[.AC197]*1000000" office:value-type="float" office:value="0.0000000050975">
            <text:p>5.0975E-009</text:p>
          </table:table-cell>
          <table:table-cell table:style-name="ce1" office:value-type="string">
            <text:p>6.7555e-05</text:p>
          </table:table-cell>
          <table:table-cell table:style-name="ce1" office:value-type="string">
            <text:p>2.1311e-05</text:p>
          </table:table-cell>
          <table:table-cell office:value-type="float" office:value="0.0012825">
            <text:p>0.0012825</text:p>
          </table:table-cell>
          <table:table-cell table:style-name="ce1" office:value-type="string">
            <text:p>3.2542e-13</text:p>
          </table:table-cell>
          <table:table-cell table:style-name="ce1" office:value-type="string">
            <text:p>4.4043e-06</text:p>
          </table:table-cell>
          <table:table-cell table:style-name="ce1" office:value-type="string">
            <text:p>2.5358e-53</text:p>
          </table:table-cell>
          <table:table-cell table:style-name="ce1" office:value-type="string">
            <text:p>5.0975e-15</text:p>
          </table:table-cell>
          <table:table-cell table:style-name="ce1" office:value-type="string">
            <text:p>6.7554e-05</text:p>
          </table:table-cell>
          <table:table-cell table:style-name="ce1" office:value-type="string">
            <text:p>2.1273e-05</text:p>
          </table:table-cell>
          <table:table-cell office:value-type="float" office:value="0.0012825">
            <text:p>0.0012825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47e-36</text:p>
          </table:table-cell>
          <table:table-cell table:style-name="ce1" office:value-type="string">
            <text:p>5.0975e-15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66.732">
            <text:p>66.732</text:p>
          </table:table-cell>
          <table:table-cell table:formula="of:=[.Q198]*1000000" office:value-type="float" office:value="21.029">
            <text:p>21.029</text:p>
          </table:table-cell>
          <table:table-cell table:formula="of:=[.R198]*1000000" office:value-type="float" office:value="1283.6">
            <text:p>1283.6</text:p>
          </table:table-cell>
          <table:table-cell table:formula="of:=[.S198]*1000000" office:value-type="float" office:value="0.00000029896">
            <text:p>0.000000299</text:p>
          </table:table-cell>
          <table:table-cell table:formula="of:=[.T198]*1000000" office:value-type="float" office:value="4.4139">
            <text:p>4.4139</text:p>
          </table:table-cell>
          <table:table-cell table:formula="of:=[.U198]*1000000" office:value-type="float" office:value="1.7305E-047">
            <text:p>1.7305E-047</text:p>
          </table:table-cell>
          <table:table-cell table:formula="of:=[.V198]*1000000" office:value-type="float" office:value="0.0000000050206">
            <text:p>0.000000005</text:p>
          </table:table-cell>
          <table:table-cell table:formula="of:=[.W198]*1000000" office:value-type="float" office:value="66.731">
            <text:p>66.731</text:p>
          </table:table-cell>
          <table:table-cell table:formula="of:=[.X198]*1000000" office:value-type="float" office:value="20.992">
            <text:p>20.992</text:p>
          </table:table-cell>
          <table:table-cell table:formula="of:=[.Y198]*1000000" office:value-type="float" office:value="1283.6">
            <text:p>1283.6</text:p>
          </table:table-cell>
          <table:table-cell table:formula="of:=[.Z198]*1000000" office:value-type="float" office:value="20.019">
            <text:p>20.019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7.7825E-031">
            <text:p>7.7825E-031</text:p>
          </table:table-cell>
          <table:table-cell table:formula="of:=[.AC198]*1000000" office:value-type="float" office:value="0.0000000050206">
            <text:p>0.000000005</text:p>
          </table:table-cell>
          <table:table-cell table:style-name="ce1" office:value-type="string">
            <text:p>6.6732e-05</text:p>
          </table:table-cell>
          <table:table-cell table:style-name="ce1" office:value-type="string">
            <text:p>2.1029e-05</text:p>
          </table:table-cell>
          <table:table-cell office:value-type="float" office:value="0.0012836">
            <text:p>0.0012836</text:p>
          </table:table-cell>
          <table:table-cell table:style-name="ce1" office:value-type="string">
            <text:p>2.9896e-13</text:p>
          </table:table-cell>
          <table:table-cell table:style-name="ce1" office:value-type="string">
            <text:p>4.4139e-06</text:p>
          </table:table-cell>
          <table:table-cell table:style-name="ce1" office:value-type="string">
            <text:p>1.7305e-53</text:p>
          </table:table-cell>
          <table:table-cell table:style-name="ce1" office:value-type="string">
            <text:p>5.0206e-15</text:p>
          </table:table-cell>
          <table:table-cell table:style-name="ce1" office:value-type="string">
            <text:p>6.6731e-05</text:p>
          </table:table-cell>
          <table:table-cell table:style-name="ce1" office:value-type="string">
            <text:p>2.0992e-05</text:p>
          </table:table-cell>
          <table:table-cell office:value-type="float" office:value="0.0012836">
            <text:p>0.0012836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7.7825e-37</text:p>
          </table:table-cell>
          <table:table-cell table:style-name="ce1" office:value-type="string">
            <text:p>5.0206e-15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65.92">
            <text:p>65.92</text:p>
          </table:table-cell>
          <table:table-cell table:formula="of:=[.Q199]*1000000" office:value-type="float" office:value="20.751">
            <text:p>20.751</text:p>
          </table:table-cell>
          <table:table-cell table:formula="of:=[.R199]*1000000" office:value-type="float" office:value="1284.7">
            <text:p>1284.7</text:p>
          </table:table-cell>
          <table:table-cell table:formula="of:=[.S199]*1000000" office:value-type="float" office:value="0.00000027449">
            <text:p>2.7449E-007</text:p>
          </table:table-cell>
          <table:table-cell table:formula="of:=[.T199]*1000000" office:value-type="float" office:value="4.4234">
            <text:p>4.4234</text:p>
          </table:table-cell>
          <table:table-cell table:formula="of:=[.U199]*1000000" office:value-type="float" office:value="1.1887E-047">
            <text:p>1.1887E-047</text:p>
          </table:table-cell>
          <table:table-cell table:formula="of:=[.V199]*1000000" office:value-type="float" office:value="0.000000004946">
            <text:p>4.946E-009</text:p>
          </table:table-cell>
          <table:table-cell table:formula="of:=[.W199]*1000000" office:value-type="float" office:value="65.919">
            <text:p>65.919</text:p>
          </table:table-cell>
          <table:table-cell table:formula="of:=[.X199]*1000000" office:value-type="float" office:value="20.713">
            <text:p>20.713</text:p>
          </table:table-cell>
          <table:table-cell table:formula="of:=[.Y199]*1000000" office:value-type="float" office:value="1284.7">
            <text:p>1284.7</text:p>
          </table:table-cell>
          <table:table-cell table:formula="of:=[.Z199]*1000000" office:value-type="float" office:value="20.019">
            <text:p>20.019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4.8533E-031">
            <text:p>4.8533E-031</text:p>
          </table:table-cell>
          <table:table-cell table:formula="of:=[.AC199]*1000000" office:value-type="float" office:value="0.000000004946">
            <text:p>4.946E-009</text:p>
          </table:table-cell>
          <table:table-cell table:style-name="ce1" office:value-type="string">
            <text:p>6.592e-05</text:p>
          </table:table-cell>
          <table:table-cell table:style-name="ce1" office:value-type="string">
            <text:p>2.0751e-05</text:p>
          </table:table-cell>
          <table:table-cell office:value-type="float" office:value="0.0012847">
            <text:p>0.0012847</text:p>
          </table:table-cell>
          <table:table-cell table:style-name="ce1" office:value-type="string">
            <text:p>2.7449e-13</text:p>
          </table:table-cell>
          <table:table-cell table:style-name="ce1" office:value-type="string">
            <text:p>4.4234e-06</text:p>
          </table:table-cell>
          <table:table-cell table:style-name="ce1" office:value-type="string">
            <text:p>1.1887e-53</text:p>
          </table:table-cell>
          <table:table-cell table:style-name="ce1" office:value-type="string">
            <text:p>4.946e-15</text:p>
          </table:table-cell>
          <table:table-cell table:style-name="ce1" office:value-type="string">
            <text:p>6.5919e-05</text:p>
          </table:table-cell>
          <table:table-cell table:style-name="ce1" office:value-type="string">
            <text:p>2.0713e-05</text:p>
          </table:table-cell>
          <table:table-cell office:value-type="float" office:value="0.0012847">
            <text:p>0.0012847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4.8533e-37</text:p>
          </table:table-cell>
          <table:table-cell table:style-name="ce1" office:value-type="string">
            <text:p>4.946e-15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65.119">
            <text:p>65.119</text:p>
          </table:table-cell>
          <table:table-cell table:formula="of:=[.Q200]*1000000" office:value-type="float" office:value="20.476">
            <text:p>20.476</text:p>
          </table:table-cell>
          <table:table-cell table:formula="of:=[.R200]*1000000" office:value-type="float" office:value="1285.8">
            <text:p>1285.8</text:p>
          </table:table-cell>
          <table:table-cell table:formula="of:=[.S200]*1000000" office:value-type="float" office:value="0.00000025185">
            <text:p>2.5185E-007</text:p>
          </table:table-cell>
          <table:table-cell table:formula="of:=[.T200]*1000000" office:value-type="float" office:value="4.4327">
            <text:p>4.4327</text:p>
          </table:table-cell>
          <table:table-cell table:formula="of:=[.U200]*1000000" office:value-type="float" office:value="8.2169E-048">
            <text:p>8.2169E-048</text:p>
          </table:table-cell>
          <table:table-cell table:formula="of:=[.V200]*1000000" office:value-type="float" office:value="0.0000000048737">
            <text:p>4.8737E-009</text:p>
          </table:table-cell>
          <table:table-cell table:formula="of:=[.W200]*1000000" office:value-type="float" office:value="65.118">
            <text:p>65.118</text:p>
          </table:table-cell>
          <table:table-cell table:formula="of:=[.X200]*1000000" office:value-type="float" office:value="20.439">
            <text:p>20.439</text:p>
          </table:table-cell>
          <table:table-cell table:formula="of:=[.Y200]*1000000" office:value-type="float" office:value="1285.8">
            <text:p>1285.8</text:p>
          </table:table-cell>
          <table:table-cell table:formula="of:=[.Z200]*1000000" office:value-type="float" office:value="20.019">
            <text:p>20.019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3.0428E-031">
            <text:p>3.0428E-031</text:p>
          </table:table-cell>
          <table:table-cell table:formula="of:=[.AC200]*1000000" office:value-type="float" office:value="0.0000000048737">
            <text:p>4.8737E-009</text:p>
          </table:table-cell>
          <table:table-cell table:style-name="ce1" office:value-type="string">
            <text:p>6.5119e-05</text:p>
          </table:table-cell>
          <table:table-cell table:style-name="ce1" office:value-type="string">
            <text:p>2.0476e-05</text:p>
          </table:table-cell>
          <table:table-cell office:value-type="float" office:value="0.0012858">
            <text:p>0.0012858</text:p>
          </table:table-cell>
          <table:table-cell table:style-name="ce1" office:value-type="string">
            <text:p>2.5185e-13</text:p>
          </table:table-cell>
          <table:table-cell table:style-name="ce1" office:value-type="string">
            <text:p>4.4327e-06</text:p>
          </table:table-cell>
          <table:table-cell table:style-name="ce1" office:value-type="string">
            <text:p>8.2169e-54</text:p>
          </table:table-cell>
          <table:table-cell table:style-name="ce1" office:value-type="string">
            <text:p>4.8737e-15</text:p>
          </table:table-cell>
          <table:table-cell table:style-name="ce1" office:value-type="string">
            <text:p>6.5118e-05</text:p>
          </table:table-cell>
          <table:table-cell table:style-name="ce1" office:value-type="string">
            <text:p>2.0439e-05</text:p>
          </table:table-cell>
          <table:table-cell office:value-type="float" office:value="0.0012858">
            <text:p>0.0012858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3.0428e-37</text:p>
          </table:table-cell>
          <table:table-cell table:style-name="ce1" office:value-type="string">
            <text:p>4.8737e-15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64.329">
            <text:p>64.329</text:p>
          </table:table-cell>
          <table:table-cell table:formula="of:=[.Q201]*1000000" office:value-type="float" office:value="20.205">
            <text:p>20.205</text:p>
          </table:table-cell>
          <table:table-cell table:formula="of:=[.R201]*1000000" office:value-type="float" office:value="1286.9">
            <text:p>1286.9</text:p>
          </table:table-cell>
          <table:table-cell table:formula="of:=[.S201]*1000000" office:value-type="float" office:value="0.00000023093">
            <text:p>2.3093E-007</text:p>
          </table:table-cell>
          <table:table-cell table:formula="of:=[.T201]*1000000" office:value-type="float" office:value="4.4419">
            <text:p>4.4419</text:p>
          </table:table-cell>
          <table:table-cell table:formula="of:=[.U201]*1000000" office:value-type="float" office:value="5.7139E-048">
            <text:p>5.7139E-048</text:p>
          </table:table-cell>
          <table:table-cell table:formula="of:=[.V201]*1000000" office:value-type="float" office:value="0.0000000048037">
            <text:p>4.8037E-009</text:p>
          </table:table-cell>
          <table:table-cell table:formula="of:=[.W201]*1000000" office:value-type="float" office:value="64.328">
            <text:p>64.328</text:p>
          </table:table-cell>
          <table:table-cell table:formula="of:=[.X201]*1000000" office:value-type="float" office:value="20.168">
            <text:p>20.168</text:p>
          </table:table-cell>
          <table:table-cell table:formula="of:=[.Y201]*1000000" office:value-type="float" office:value="1286.9">
            <text:p>1286.9</text:p>
          </table:table-cell>
          <table:table-cell table:formula="of:=[.Z201]*1000000" office:value-type="float" office:value="20.019">
            <text:p>20.019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1.9177E-031">
            <text:p>1.9177E-031</text:p>
          </table:table-cell>
          <table:table-cell table:formula="of:=[.AC201]*1000000" office:value-type="float" office:value="0.0000000048037">
            <text:p>4.8037E-009</text:p>
          </table:table-cell>
          <table:table-cell table:style-name="ce1" office:value-type="string">
            <text:p>6.4329e-05</text:p>
          </table:table-cell>
          <table:table-cell table:style-name="ce1" office:value-type="string">
            <text:p>2.0205e-05</text:p>
          </table:table-cell>
          <table:table-cell office:value-type="float" office:value="0.0012869">
            <text:p>0.0012869</text:p>
          </table:table-cell>
          <table:table-cell table:style-name="ce1" office:value-type="string">
            <text:p>2.3093e-13</text:p>
          </table:table-cell>
          <table:table-cell table:style-name="ce1" office:value-type="string">
            <text:p>4.4419e-06</text:p>
          </table:table-cell>
          <table:table-cell table:style-name="ce1" office:value-type="string">
            <text:p>5.7139e-54</text:p>
          </table:table-cell>
          <table:table-cell table:style-name="ce1" office:value-type="string">
            <text:p>4.8037e-15</text:p>
          </table:table-cell>
          <table:table-cell table:style-name="ce1" office:value-type="string">
            <text:p>6.4328e-05</text:p>
          </table:table-cell>
          <table:table-cell table:style-name="ce1" office:value-type="string">
            <text:p>2.0168e-05</text:p>
          </table:table-cell>
          <table:table-cell office:value-type="float" office:value="0.0012869">
            <text:p>0.001286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77e-37</text:p>
          </table:table-cell>
          <table:table-cell table:style-name="ce1" office:value-type="string">
            <text:p>4.8037e-15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63.55">
            <text:p>63.55</text:p>
          </table:table-cell>
          <table:table-cell table:formula="of:=[.Q202]*1000000" office:value-type="float" office:value="19.937">
            <text:p>19.937</text:p>
          </table:table-cell>
          <table:table-cell table:formula="of:=[.R202]*1000000" office:value-type="float" office:value="1287.9">
            <text:p>1287.9</text:p>
          </table:table-cell>
          <table:table-cell table:formula="of:=[.S202]*1000000" office:value-type="float" office:value="0.0000002116">
            <text:p>2.116E-007</text:p>
          </table:table-cell>
          <table:table-cell table:formula="of:=[.T202]*1000000" office:value-type="float" office:value="4.4509">
            <text:p>4.4509</text:p>
          </table:table-cell>
          <table:table-cell table:formula="of:=[.U202]*1000000" office:value-type="float" office:value="3.9963E-048">
            <text:p>3.9963E-048</text:p>
          </table:table-cell>
          <table:table-cell table:formula="of:=[.V202]*1000000" office:value-type="float" office:value="0.0000000047359">
            <text:p>4.7359E-009</text:p>
          </table:table-cell>
          <table:table-cell table:formula="of:=[.W202]*1000000" office:value-type="float" office:value="63.549">
            <text:p>63.549</text:p>
          </table:table-cell>
          <table:table-cell table:formula="of:=[.X202]*1000000" office:value-type="float" office:value="19.901">
            <text:p>19.901</text:p>
          </table:table-cell>
          <table:table-cell table:formula="of:=[.Y202]*1000000" office:value-type="float" office:value="1287.9">
            <text:p>1287.9</text:p>
          </table:table-cell>
          <table:table-cell table:formula="of:=[.Z202]*1000000" office:value-type="float" office:value="20.019">
            <text:p>20.019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1.215E-031">
            <text:p>1.215E-031</text:p>
          </table:table-cell>
          <table:table-cell table:formula="of:=[.AC202]*1000000" office:value-type="float" office:value="0.0000000047359">
            <text:p>4.7359E-009</text:p>
          </table:table-cell>
          <table:table-cell table:style-name="ce1" office:value-type="string">
            <text:p>6.355e-05</text:p>
          </table:table-cell>
          <table:table-cell table:style-name="ce1" office:value-type="string">
            <text:p>1.9937e-05</text:p>
          </table:table-cell>
          <table:table-cell office:value-type="float" office:value="0.0012879">
            <text:p>0.0012879</text:p>
          </table:table-cell>
          <table:table-cell table:style-name="ce1" office:value-type="string">
            <text:p>2.116e-13</text:p>
          </table:table-cell>
          <table:table-cell table:style-name="ce1" office:value-type="string">
            <text:p>4.4509e-06</text:p>
          </table:table-cell>
          <table:table-cell table:style-name="ce1" office:value-type="string">
            <text:p>3.9963e-54</text:p>
          </table:table-cell>
          <table:table-cell table:style-name="ce1" office:value-type="string">
            <text:p>4.7359e-15</text:p>
          </table:table-cell>
          <table:table-cell table:style-name="ce1" office:value-type="string">
            <text:p>6.3549e-05</text:p>
          </table:table-cell>
          <table:table-cell table:style-name="ce1" office:value-type="string">
            <text:p>1.9901e-05</text:p>
          </table:table-cell>
          <table:table-cell office:value-type="float" office:value="0.0012879">
            <text:p>0.0012879</text:p>
          </table:table-cell>
          <table:table-cell table:style-name="ce1" office:value-type="string">
            <text:p>2.001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15e-37</text:p>
          </table:table-cell>
          <table:table-cell table:style-name="ce1" office:value-type="string">
            <text:p>4.7359e-15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05T15:48:36</dc:date>
    <dc:creator>Tie Wu</dc:creator>
    <meta:editing-duration>PT2M28S</meta:editing-duration>
    <meta:editing-cycles>4</meta:editing-cycles>
    <meta:document-statistic meta:table-count="4" meta:cell-count="116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I1:'1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I2:'10 percent'.I202" chart:label-cell-address="'10 percent'.I1:'1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I1:'1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I2:'1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7.9">
                <text:p>1397.9</text:p>
              </table:table-cell>
              <table:table-cell office:value-type="float" office:value="1397.9">
                <text:p>139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4.6">
                <text:p>1394.6</text:p>
              </table:table-cell>
              <table:table-cell office:value-type="float" office:value="1394.6">
                <text:p>139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82.3">
                <text:p>1382.3</text:p>
              </table:table-cell>
              <table:table-cell office:value-type="float" office:value="1382.3">
                <text:p>138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58.5">
                <text:p>1358.5</text:p>
              </table:table-cell>
              <table:table-cell office:value-type="float" office:value="1358.5">
                <text:p>135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30.7">
                <text:p>1330.7</text:p>
              </table:table-cell>
              <table:table-cell office:value-type="float" office:value="1330.7">
                <text:p>133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02.7">
                <text:p>1302.7</text:p>
              </table:table-cell>
              <table:table-cell office:value-type="float" office:value="1302.7">
                <text:p>130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274.8">
                <text:p>1274.8</text:p>
              </table:table-cell>
              <table:table-cell office:value-type="float" office:value="1274.8">
                <text:p>127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250.6">
                <text:p>1250.6</text:p>
              </table:table-cell>
              <table:table-cell office:value-type="float" office:value="1250.6">
                <text:p>125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227.4">
                <text:p>1227.4</text:p>
              </table:table-cell>
              <table:table-cell office:value-type="float" office:value="1227.4">
                <text:p>122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205.6">
                <text:p>1205.6</text:p>
              </table:table-cell>
              <table:table-cell office:value-type="float" office:value="1205.6">
                <text:p>120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186.2">
                <text:p>1186.2</text:p>
              </table:table-cell>
              <table:table-cell office:value-type="float" office:value="1186.2">
                <text:p>118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168.1">
                <text:p>1168.1</text:p>
              </table:table-cell>
              <table:table-cell office:value-type="float" office:value="1168.1">
                <text:p>116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151.1">
                <text:p>1151.1</text:p>
              </table:table-cell>
              <table:table-cell office:value-type="float" office:value="1151.1">
                <text:p>115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135.1">
                <text:p>1135.1</text:p>
              </table:table-cell>
              <table:table-cell office:value-type="float" office:value="1135.1">
                <text:p>113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119.9">
                <text:p>1119.9</text:p>
              </table:table-cell>
              <table:table-cell office:value-type="float" office:value="1119.9">
                <text:p>111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105.4">
                <text:p>1105.4</text:p>
              </table:table-cell>
              <table:table-cell office:value-type="float" office:value="1105.4">
                <text:p>110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091.7">
                <text:p>1091.7</text:p>
              </table:table-cell>
              <table:table-cell office:value-type="float" office:value="1091.7">
                <text:p>109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078.5">
                <text:p>1078.5</text:p>
              </table:table-cell>
              <table:table-cell office:value-type="float" office:value="1078.5">
                <text:p>107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065.9">
                <text:p>1065.9</text:p>
              </table:table-cell>
              <table:table-cell office:value-type="float" office:value="1065.9">
                <text:p>1065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053.7">
                <text:p>1053.7</text:p>
              </table:table-cell>
              <table:table-cell office:value-type="float" office:value="1053.7">
                <text:p>105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042.1">
                <text:p>1042.1</text:p>
              </table:table-cell>
              <table:table-cell office:value-type="float" office:value="1042.1">
                <text:p>104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030.8">
                <text:p>1030.8</text:p>
              </table:table-cell>
              <table:table-cell office:value-type="float" office:value="1030.8">
                <text:p>103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019.9">
                <text:p>1019.9</text:p>
              </table:table-cell>
              <table:table-cell office:value-type="float" office:value="1019.9">
                <text:p>1019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009.3">
                <text:p>1009.3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999.05">
                <text:p>999.05</text:p>
              </table:table-cell>
              <table:table-cell office:value-type="float" office:value="999.05">
                <text:p>999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989.09">
                <text:p>989.09</text:p>
              </table:table-cell>
              <table:table-cell office:value-type="float" office:value="989.09">
                <text:p>989.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979.4">
                <text:p>979.4</text:p>
              </table:table-cell>
              <table:table-cell office:value-type="float" office:value="979.4">
                <text:p>97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969.95">
                <text:p>969.95</text:p>
              </table:table-cell>
              <table:table-cell office:value-type="float" office:value="969.95">
                <text:p>969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960.74">
                <text:p>960.74</text:p>
              </table:table-cell>
              <table:table-cell office:value-type="float" office:value="960.74">
                <text:p>960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951.74">
                <text:p>951.74</text:p>
              </table:table-cell>
              <table:table-cell office:value-type="float" office:value="951.74">
                <text:p>951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942.94">
                <text:p>942.94</text:p>
              </table:table-cell>
              <table:table-cell office:value-type="float" office:value="942.94">
                <text:p>942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934.32">
                <text:p>934.32</text:p>
              </table:table-cell>
              <table:table-cell office:value-type="float" office:value="934.32">
                <text:p>934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925.88">
                <text:p>925.88</text:p>
              </table:table-cell>
              <table:table-cell office:value-type="float" office:value="925.88">
                <text:p>925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917.6">
                <text:p>917.6</text:p>
              </table:table-cell>
              <table:table-cell office:value-type="float" office:value="917.6">
                <text:p>917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909.48">
                <text:p>909.48</text:p>
              </table:table-cell>
              <table:table-cell office:value-type="float" office:value="909.48">
                <text:p>909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901.5">
                <text:p>901.5</text:p>
              </table:table-cell>
              <table:table-cell office:value-type="float" office:value="901.5">
                <text:p>90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893.66">
                <text:p>893.66</text:p>
              </table:table-cell>
              <table:table-cell office:value-type="float" office:value="893.66">
                <text:p>893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885.94">
                <text:p>885.94</text:p>
              </table:table-cell>
              <table:table-cell office:value-type="float" office:value="885.94">
                <text:p>885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878.35">
                <text:p>878.35</text:p>
              </table:table-cell>
              <table:table-cell office:value-type="float" office:value="878.35">
                <text:p>878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870.87">
                <text:p>870.87</text:p>
              </table:table-cell>
              <table:table-cell office:value-type="float" office:value="870.87">
                <text:p>870.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863.5">
                <text:p>863.5</text:p>
              </table:table-cell>
              <table:table-cell office:value-type="float" office:value="863.5">
                <text:p>86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856.24">
                <text:p>856.24</text:p>
              </table:table-cell>
              <table:table-cell office:value-type="float" office:value="856.24">
                <text:p>856.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849.07">
                <text:p>849.07</text:p>
              </table:table-cell>
              <table:table-cell office:value-type="float" office:value="849.07">
                <text:p>849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842">
                <text:p>84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835.03">
                <text:p>835.03</text:p>
              </table:table-cell>
              <table:table-cell office:value-type="float" office:value="835.02">
                <text:p>835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828.14">
                <text:p>828.14</text:p>
              </table:table-cell>
              <table:table-cell office:value-type="float" office:value="828.13">
                <text:p>828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821.33">
                <text:p>821.33</text:p>
              </table:table-cell>
              <table:table-cell office:value-type="float" office:value="821.33">
                <text:p>821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814.61">
                <text:p>814.61</text:p>
              </table:table-cell>
              <table:table-cell office:value-type="float" office:value="814.6">
                <text:p>814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807.96">
                <text:p>807.96</text:p>
              </table:table-cell>
              <table:table-cell office:value-type="float" office:value="807.96">
                <text:p>807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801.39">
                <text:p>801.39</text:p>
              </table:table-cell>
              <table:table-cell office:value-type="float" office:value="801.39">
                <text:p>801.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794.89">
                <text:p>794.89</text:p>
              </table:table-cell>
              <table:table-cell office:value-type="float" office:value="794.89">
                <text:p>794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788.47">
                <text:p>788.47</text:p>
              </table:table-cell>
              <table:table-cell office:value-type="float" office:value="788.47">
                <text:p>788.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782.11">
                <text:p>782.11</text:p>
              </table:table-cell>
              <table:table-cell office:value-type="float" office:value="782.11">
                <text:p>782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775.82">
                <text:p>775.82</text:p>
              </table:table-cell>
              <table:table-cell office:value-type="float" office:value="775.82">
                <text:p>775.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769.6">
                <text:p>769.6</text:p>
              </table:table-cell>
              <table:table-cell office:value-type="float" office:value="769.6">
                <text:p>769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763.44">
                <text:p>763.44</text:p>
              </table:table-cell>
              <table:table-cell office:value-type="float" office:value="763.44">
                <text:p>763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757.34">
                <text:p>757.34</text:p>
              </table:table-cell>
              <table:table-cell office:value-type="float" office:value="757.34">
                <text:p>757.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751.31">
                <text:p>751.31</text:p>
              </table:table-cell>
              <table:table-cell office:value-type="float" office:value="751.31">
                <text:p>751.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745.33">
                <text:p>745.33</text:p>
              </table:table-cell>
              <table:table-cell office:value-type="float" office:value="745.33">
                <text:p>745.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739.42">
                <text:p>739.42</text:p>
              </table:table-cell>
              <table:table-cell office:value-type="float" office:value="739.42">
                <text:p>739.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733.56">
                <text:p>733.56</text:p>
              </table:table-cell>
              <table:table-cell office:value-type="float" office:value="733.56">
                <text:p>733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727.76">
                <text:p>727.76</text:p>
              </table:table-cell>
              <table:table-cell office:value-type="float" office:value="727.76">
                <text:p>727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722.01">
                <text:p>722.01</text:p>
              </table:table-cell>
              <table:table-cell office:value-type="float" office:value="722.01">
                <text:p>722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716.32">
                <text:p>716.32</text:p>
              </table:table-cell>
              <table:table-cell office:value-type="float" office:value="716.32">
                <text:p>716.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710.68">
                <text:p>710.68</text:p>
              </table:table-cell>
              <table:table-cell office:value-type="float" office:value="710.68">
                <text:p>710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705.1">
                <text:p>705.1</text:p>
              </table:table-cell>
              <table:table-cell office:value-type="float" office:value="705.1">
                <text:p>705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699.57">
                <text:p>699.57</text:p>
              </table:table-cell>
              <table:table-cell office:value-type="float" office:value="699.57">
                <text:p>699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694.09">
                <text:p>694.09</text:p>
              </table:table-cell>
              <table:table-cell office:value-type="float" office:value="694.09">
                <text:p>694.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688.66">
                <text:p>688.66</text:p>
              </table:table-cell>
              <table:table-cell office:value-type="float" office:value="688.66">
                <text:p>688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683.28">
                <text:p>683.28</text:p>
              </table:table-cell>
              <table:table-cell office:value-type="float" office:value="683.28">
                <text:p>683.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677.95">
                <text:p>677.95</text:p>
              </table:table-cell>
              <table:table-cell office:value-type="float" office:value="677.95">
                <text:p>677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672.67">
                <text:p>672.67</text:p>
              </table:table-cell>
              <table:table-cell office:value-type="float" office:value="672.67">
                <text:p>672.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667.44">
                <text:p>667.44</text:p>
              </table:table-cell>
              <table:table-cell office:value-type="float" office:value="667.44">
                <text:p>667.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662.25">
                <text:p>662.25</text:p>
              </table:table-cell>
              <table:table-cell office:value-type="float" office:value="662.25">
                <text:p>662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657.12">
                <text:p>657.12</text:p>
              </table:table-cell>
              <table:table-cell office:value-type="float" office:value="657.12">
                <text:p>657.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652.03">
                <text:p>652.03</text:p>
              </table:table-cell>
              <table:table-cell office:value-type="float" office:value="652.03">
                <text:p>652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646.99">
                <text:p>646.99</text:p>
              </table:table-cell>
              <table:table-cell office:value-type="float" office:value="646.99">
                <text:p>646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641.99">
                <text:p>641.99</text:p>
              </table:table-cell>
              <table:table-cell office:value-type="float" office:value="641.99">
                <text:p>641.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637.04">
                <text:p>637.04</text:p>
              </table:table-cell>
              <table:table-cell office:value-type="float" office:value="637.04">
                <text:p>637.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632.14">
                <text:p>632.14</text:p>
              </table:table-cell>
              <table:table-cell office:value-type="float" office:value="632.13">
                <text:p>632.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27.28">
                <text:p>627.28</text:p>
              </table:table-cell>
              <table:table-cell office:value-type="float" office:value="627.27">
                <text:p>627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22.46">
                <text:p>622.46</text:p>
              </table:table-cell>
              <table:table-cell office:value-type="float" office:value="622.46">
                <text:p>622.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17.69">
                <text:p>617.69</text:p>
              </table:table-cell>
              <table:table-cell office:value-type="float" office:value="617.69">
                <text:p>617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12.96">
                <text:p>612.96</text:p>
              </table:table-cell>
              <table:table-cell office:value-type="float" office:value="612.96">
                <text:p>612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08.27">
                <text:p>608.27</text:p>
              </table:table-cell>
              <table:table-cell office:value-type="float" office:value="608.27">
                <text:p>608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03.63">
                <text:p>603.63</text:p>
              </table:table-cell>
              <table:table-cell office:value-type="float" office:value="603.63">
                <text:p>603.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599.03">
                <text:p>599.03</text:p>
              </table:table-cell>
              <table:table-cell office:value-type="float" office:value="599.03">
                <text:p>599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594.47">
                <text:p>594.47</text:p>
              </table:table-cell>
              <table:table-cell office:value-type="float" office:value="594.47">
                <text:p>594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589.95">
                <text:p>589.95</text:p>
              </table:table-cell>
              <table:table-cell office:value-type="float" office:value="589.95">
                <text:p>589.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585.48">
                <text:p>585.48</text:p>
              </table:table-cell>
              <table:table-cell office:value-type="float" office:value="585.47">
                <text:p>585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581.04">
                <text:p>581.04</text:p>
              </table:table-cell>
              <table:table-cell office:value-type="float" office:value="581.04">
                <text:p>581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576.65">
                <text:p>576.65</text:p>
              </table:table-cell>
              <table:table-cell office:value-type="float" office:value="576.64">
                <text:p>576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572.29">
                <text:p>572.29</text:p>
              </table:table-cell>
              <table:table-cell office:value-type="float" office:value="572.29">
                <text:p>572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567.98">
                <text:p>567.98</text:p>
              </table:table-cell>
              <table:table-cell office:value-type="float" office:value="567.97">
                <text:p>567.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563.7">
                <text:p>563.7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559.46">
                <text:p>559.46</text:p>
              </table:table-cell>
              <table:table-cell office:value-type="float" office:value="559.46">
                <text:p>559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555.26">
                <text:p>555.26</text:p>
              </table:table-cell>
              <table:table-cell office:value-type="float" office:value="555.26">
                <text:p>555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551.1">
                <text:p>551.1</text:p>
              </table:table-cell>
              <table:table-cell office:value-type="float" office:value="551.1">
                <text:p>551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546.98">
                <text:p>546.98</text:p>
              </table:table-cell>
              <table:table-cell office:value-type="float" office:value="546.98">
                <text:p>546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542.9">
                <text:p>542.9</text:p>
              </table:table-cell>
              <table:table-cell office:value-type="float" office:value="542.9">
                <text:p>542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538.85">
                <text:p>538.85</text:p>
              </table:table-cell>
              <table:table-cell office:value-type="float" office:value="538.85">
                <text:p>538.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534.84">
                <text:p>534.84</text:p>
              </table:table-cell>
              <table:table-cell office:value-type="float" office:value="534.84">
                <text:p>534.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530.87">
                <text:p>530.87</text:p>
              </table:table-cell>
              <table:table-cell office:value-type="float" office:value="530.87">
                <text:p>530.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526.93">
                <text:p>526.93</text:p>
              </table:table-cell>
              <table:table-cell office:value-type="float" office:value="526.93">
                <text:p>526.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523.03">
                <text:p>523.03</text:p>
              </table:table-cell>
              <table:table-cell office:value-type="float" office:value="523.03">
                <text:p>523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519.17">
                <text:p>519.17</text:p>
              </table:table-cell>
              <table:table-cell office:value-type="float" office:value="519.17">
                <text:p>519.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515.34">
                <text:p>515.34</text:p>
              </table:table-cell>
              <table:table-cell office:value-type="float" office:value="515.34">
                <text:p>515.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511.54">
                <text:p>511.54</text:p>
              </table:table-cell>
              <table:table-cell office:value-type="float" office:value="511.54">
                <text:p>511.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507.78">
                <text:p>507.78</text:p>
              </table:table-cell>
              <table:table-cell office:value-type="float" office:value="507.78">
                <text:p>507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504.06">
                <text:p>504.06</text:p>
              </table:table-cell>
              <table:table-cell office:value-type="float" office:value="504.06">
                <text:p>504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500.37">
                <text:p>500.37</text:p>
              </table:table-cell>
              <table:table-cell office:value-type="float" office:value="500.37">
                <text:p>500.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496.71">
                <text:p>496.71</text:p>
              </table:table-cell>
              <table:table-cell office:value-type="float" office:value="496.71">
                <text:p>496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493.09">
                <text:p>493.09</text:p>
              </table:table-cell>
              <table:table-cell office:value-type="float" office:value="493.09">
                <text:p>493.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489.5">
                <text:p>489.5</text:p>
              </table:table-cell>
              <table:table-cell office:value-type="float" office:value="489.49">
                <text:p>489.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485.94">
                <text:p>485.94</text:p>
              </table:table-cell>
              <table:table-cell office:value-type="float" office:value="485.94">
                <text:p>485.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482.42">
                <text:p>482.42</text:p>
              </table:table-cell>
              <table:table-cell office:value-type="float" office:value="482.41">
                <text:p>482.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478.92">
                <text:p>478.92</text:p>
              </table:table-cell>
              <table:table-cell office:value-type="float" office:value="478.92">
                <text:p>478.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475.46">
                <text:p>475.46</text:p>
              </table:table-cell>
              <table:table-cell office:value-type="float" office:value="475.46">
                <text:p>475.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472.03">
                <text:p>472.03</text:p>
              </table:table-cell>
              <table:table-cell office:value-type="float" office:value="472.03">
                <text:p>472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468.64">
                <text:p>468.64</text:p>
              </table:table-cell>
              <table:table-cell office:value-type="float" office:value="468.63">
                <text:p>468.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465.27">
                <text:p>465.27</text:p>
              </table:table-cell>
              <table:table-cell office:value-type="float" office:value="465.27">
                <text:p>465.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461.94">
                <text:p>461.94</text:p>
              </table:table-cell>
              <table:table-cell office:value-type="float" office:value="461.93">
                <text:p>461.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458.63">
                <text:p>458.63</text:p>
              </table:table-cell>
              <table:table-cell office:value-type="float" office:value="458.63">
                <text:p>458.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455.36">
                <text:p>455.36</text:p>
              </table:table-cell>
              <table:table-cell office:value-type="float" office:value="455.36">
                <text:p>455.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452.12">
                <text:p>452.12</text:p>
              </table:table-cell>
              <table:table-cell office:value-type="float" office:value="452.11">
                <text:p>452.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448.9">
                <text:p>448.9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445.72">
                <text:p>445.72</text:p>
              </table:table-cell>
              <table:table-cell office:value-type="float" office:value="445.71">
                <text:p>445.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442.56">
                <text:p>442.56</text:p>
              </table:table-cell>
              <table:table-cell office:value-type="float" office:value="442.56">
                <text:p>442.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439.44">
                <text:p>439.44</text:p>
              </table:table-cell>
              <table:table-cell office:value-type="float" office:value="439.43">
                <text:p>439.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36.34">
                <text:p>436.34</text:p>
              </table:table-cell>
              <table:table-cell office:value-type="float" office:value="436.34">
                <text:p>436.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33.27">
                <text:p>433.27</text:p>
              </table:table-cell>
              <table:table-cell office:value-type="float" office:value="433.27">
                <text:p>433.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30.23">
                <text:p>430.23</text:p>
              </table:table-cell>
              <table:table-cell office:value-type="float" office:value="430.23">
                <text:p>430.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27.22">
                <text:p>427.22</text:p>
              </table:table-cell>
              <table:table-cell office:value-type="float" office:value="427.21">
                <text:p>427.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24.23">
                <text:p>424.23</text:p>
              </table:table-cell>
              <table:table-cell office:value-type="float" office:value="424.23">
                <text:p>424.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21.28">
                <text:p>421.28</text:p>
              </table:table-cell>
              <table:table-cell office:value-type="float" office:value="421.27">
                <text:p>421.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18.35">
                <text:p>418.35</text:p>
              </table:table-cell>
              <table:table-cell office:value-type="float" office:value="418.34">
                <text:p>418.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15.44">
                <text:p>415.44</text:p>
              </table:table-cell>
              <table:table-cell office:value-type="float" office:value="415.44">
                <text:p>415.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12.57">
                <text:p>412.57</text:p>
              </table:table-cell>
              <table:table-cell office:value-type="float" office:value="412.56">
                <text:p>412.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09.72">
                <text:p>409.72</text:p>
              </table:table-cell>
              <table:table-cell office:value-type="float" office:value="409.71">
                <text:p>409.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06.89">
                <text:p>406.89</text:p>
              </table:table-cell>
              <table:table-cell office:value-type="float" office:value="406.89">
                <text:p>406.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04.09">
                <text:p>404.09</text:p>
              </table:table-cell>
              <table:table-cell office:value-type="float" office:value="404.09">
                <text:p>404.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01.32">
                <text:p>401.32</text:p>
              </table:table-cell>
              <table:table-cell office:value-type="float" office:value="401.32">
                <text:p>401.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398.58">
                <text:p>398.58</text:p>
              </table:table-cell>
              <table:table-cell office:value-type="float" office:value="398.57">
                <text:p>398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395.85">
                <text:p>395.85</text:p>
              </table:table-cell>
              <table:table-cell office:value-type="float" office:value="395.85">
                <text:p>395.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393.16">
                <text:p>393.16</text:p>
              </table:table-cell>
              <table:table-cell office:value-type="float" office:value="393.15">
                <text:p>393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390.49">
                <text:p>390.49</text:p>
              </table:table-cell>
              <table:table-cell office:value-type="float" office:value="390.48">
                <text:p>390.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387.84">
                <text:p>387.84</text:p>
              </table:table-cell>
              <table:table-cell office:value-type="float" office:value="387.84">
                <text:p>387.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385.22">
                <text:p>385.22</text:p>
              </table:table-cell>
              <table:table-cell office:value-type="float" office:value="385.21">
                <text:p>385.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382.62">
                <text:p>382.62</text:p>
              </table:table-cell>
              <table:table-cell office:value-type="float" office:value="382.62">
                <text:p>382.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380.04">
                <text:p>380.04</text:p>
              </table:table-cell>
              <table:table-cell office:value-type="float" office:value="380.04">
                <text:p>380.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377.49">
                <text:p>377.49</text:p>
              </table:table-cell>
              <table:table-cell office:value-type="float" office:value="377.49">
                <text:p>377.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374.97">
                <text:p>374.97</text:p>
              </table:table-cell>
              <table:table-cell office:value-type="float" office:value="374.96">
                <text:p>374.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372.46">
                <text:p>372.46</text:p>
              </table:table-cell>
              <table:table-cell office:value-type="float" office:value="372.46">
                <text:p>372.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369.98">
                <text:p>369.98</text:p>
              </table:table-cell>
              <table:table-cell office:value-type="float" office:value="369.98">
                <text:p>369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367.52">
                <text:p>367.52</text:p>
              </table:table-cell>
              <table:table-cell office:value-type="float" office:value="367.52">
                <text:p>367.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365.09">
                <text:p>365.09</text:p>
              </table:table-cell>
              <table:table-cell office:value-type="float" office:value="365.08">
                <text:p>365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62.67">
                <text:p>362.67</text:p>
              </table:table-cell>
              <table:table-cell office:value-type="float" office:value="362.67">
                <text:p>362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60.28">
                <text:p>360.28</text:p>
              </table:table-cell>
              <table:table-cell office:value-type="float" office:value="360.28">
                <text:p>360.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57.91">
                <text:p>357.91</text:p>
              </table:table-cell>
              <table:table-cell office:value-type="float" office:value="357.91">
                <text:p>357.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55.57">
                <text:p>355.57</text:p>
              </table:table-cell>
              <table:table-cell office:value-type="float" office:value="355.56">
                <text:p>355.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53.24">
                <text:p>353.24</text:p>
              </table:table-cell>
              <table:table-cell office:value-type="float" office:value="353.24">
                <text:p>353.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50.94">
                <text:p>350.94</text:p>
              </table:table-cell>
              <table:table-cell office:value-type="float" office:value="350.93">
                <text:p>350.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48.65">
                <text:p>348.65</text:p>
              </table:table-cell>
              <table:table-cell office:value-type="float" office:value="348.65">
                <text:p>348.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46.39">
                <text:p>346.39</text:p>
              </table:table-cell>
              <table:table-cell office:value-type="float" office:value="346.39">
                <text:p>346.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44.15">
                <text:p>344.15</text:p>
              </table:table-cell>
              <table:table-cell office:value-type="float" office:value="344.15">
                <text:p>344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41.93">
                <text:p>341.93</text:p>
              </table:table-cell>
              <table:table-cell office:value-type="float" office:value="341.92">
                <text:p>341.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39.73">
                <text:p>339.73</text:p>
              </table:table-cell>
              <table:table-cell office:value-type="float" office:value="339.72">
                <text:p>339.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37.55">
                <text:p>337.55</text:p>
              </table:table-cell>
              <table:table-cell office:value-type="float" office:value="337.54">
                <text:p>337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35.39">
                <text:p>335.39</text:p>
              </table:table-cell>
              <table:table-cell office:value-type="float" office:value="335.38">
                <text:p>335.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33.25">
                <text:p>333.25</text:p>
              </table:table-cell>
              <table:table-cell office:value-type="float" office:value="333.24">
                <text:p>333.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31.13">
                <text:p>331.13</text:p>
              </table:table-cell>
              <table:table-cell office:value-type="float" office:value="331.12">
                <text:p>331.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29.02">
                <text:p>329.02</text:p>
              </table:table-cell>
              <table:table-cell office:value-type="float" office:value="329.02">
                <text:p>329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26.94">
                <text:p>326.94</text:p>
              </table:table-cell>
              <table:table-cell office:value-type="float" office:value="326.94">
                <text:p>326.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24.88">
                <text:p>324.88</text:p>
              </table:table-cell>
              <table:table-cell office:value-type="float" office:value="324.87">
                <text:p>324.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22.83">
                <text:p>322.83</text:p>
              </table:table-cell>
              <table:table-cell office:value-type="float" office:value="322.83">
                <text:p>322.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20.81">
                <text:p>320.81</text:p>
              </table:table-cell>
              <table:table-cell office:value-type="float" office:value="320.8">
                <text:p>320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18.8">
                <text:p>318.8</text:p>
              </table:table-cell>
              <table:table-cell office:value-type="float" office:value="318.8">
                <text:p>318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16.81">
                <text:p>316.81</text:p>
              </table:table-cell>
              <table:table-cell office:value-type="float" office:value="316.81">
                <text:p>316.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14.84">
                <text:p>314.84</text:p>
              </table:table-cell>
              <table:table-cell office:value-type="float" office:value="314.84">
                <text:p>314.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12.89">
                <text:p>312.89</text:p>
              </table:table-cell>
              <table:table-cell office:value-type="float" office:value="312.88">
                <text:p>312.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10.95">
                <text:p>310.95</text:p>
              </table:table-cell>
              <table:table-cell office:value-type="float" office:value="310.95">
                <text:p>310.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09.04">
                <text:p>309.04</text:p>
              </table:table-cell>
              <table:table-cell office:value-type="float" office:value="309.03">
                <text:p>309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07.14">
                <text:p>307.14</text:p>
              </table:table-cell>
              <table:table-cell office:value-type="float" office:value="307.13">
                <text:p>307.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05.26">
                <text:p>305.26</text:p>
              </table:table-cell>
              <table:table-cell office:value-type="float" office:value="305.25">
                <text:p>305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03.39">
                <text:p>303.39</text:p>
              </table:table-cell>
              <table:table-cell office:value-type="float" office:value="303.39">
                <text:p>303.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01.54">
                <text:p>301.54</text:p>
              </table:table-cell>
              <table:table-cell office:value-type="float" office:value="301.54">
                <text:p>301.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99.71">
                <text:p>299.71</text:p>
              </table:table-cell>
              <table:table-cell office:value-type="float" office:value="299.71">
                <text:p>299.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97.9">
                <text:p>297.9</text:p>
              </table:table-cell>
              <table:table-cell office:value-type="float" office:value="297.89">
                <text:p>297.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96.1">
                <text:p>296.1</text:p>
              </table:table-cell>
              <table:table-cell office:value-type="float" office:value="296.09">
                <text:p>296.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94.32">
                <text:p>294.32</text:p>
              </table:table-cell>
              <table:table-cell office:value-type="float" office:value="294.31">
                <text:p>294.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92.55">
                <text:p>292.55</text:p>
              </table:table-cell>
              <table:table-cell office:value-type="float" office:value="292.55">
                <text:p>292.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90.8">
                <text:p>290.8</text:p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89.07">
                <text:p>289.07</text:p>
              </table:table-cell>
              <table:table-cell office:value-type="float" office:value="289.06">
                <text:p>289.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87.35">
                <text:p>287.35</text:p>
              </table:table-cell>
              <table:table-cell office:value-type="float" office:value="287.34">
                <text:p>287.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85.65">
                <text:p>285.65</text:p>
              </table:table-cell>
              <table:table-cell office:value-type="float" office:value="285.64">
                <text:p>285.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83.96">
                <text:p>283.96</text:p>
              </table:table-cell>
              <table:table-cell office:value-type="float" office:value="283.96">
                <text:p>283.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82.29">
                <text:p>282.29</text:p>
              </table:table-cell>
              <table:table-cell office:value-type="float" office:value="282.28">
                <text:p>282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80.63">
                <text:p>280.63</text:p>
              </table:table-cell>
              <table:table-cell office:value-type="float" office:value="280.63">
                <text:p>280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78.99">
                <text:p>278.99</text:p>
              </table:table-cell>
              <table:table-cell office:value-type="float" office:value="278.98">
                <text:p>278.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77.36">
                <text:p>277.36</text:p>
              </table:table-cell>
              <table:table-cell office:value-type="float" office:value="277.36">
                <text:p>277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J1:'1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18281">
                <text:p>0.18281</text:p>
              </table:table-cell>
              <table:table-cell office:value-type="float" office:value="0.18356">
                <text:p>0.18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.0359">
                <text:p>1.0359</text:p>
              </table:table-cell>
              <table:table-cell office:value-type="float" office:value="1.0353">
                <text:p>1.0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4.6262">
                <text:p>4.6262</text:p>
              </table:table-cell>
              <table:table-cell office:value-type="float" office:value="4.6236">
                <text:p>4.6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4.8">
                <text:p>14.8</text:p>
              </table:table-cell>
              <table:table-cell office:value-type="float" office:value="14.794">
                <text:p>14.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29.627">
                <text:p>29.627</text:p>
              </table:table-cell>
              <table:table-cell office:value-type="float" office:value="29.615">
                <text:p>29.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45.192">
                <text:p>45.192</text:p>
              </table:table-cell>
              <table:table-cell office:value-type="float" office:value="45.174">
                <text:p>45.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60.128">
                <text:p>60.128</text:p>
              </table:table-cell>
              <table:table-cell office:value-type="float" office:value="60.102">
                <text:p>60.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71.903">
                <text:p>71.903</text:p>
              </table:table-cell>
              <table:table-cell office:value-type="float" office:value="71.871">
                <text:p>71.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81.802">
                <text:p>81.802</text:p>
              </table:table-cell>
              <table:table-cell office:value-type="float" office:value="81.764">
                <text:p>81.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89.703">
                <text:p>89.703</text:p>
              </table:table-cell>
              <table:table-cell office:value-type="float" office:value="89.661">
                <text:p>89.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95.452">
                <text:p>95.452</text:p>
              </table:table-cell>
              <table:table-cell office:value-type="float" office:value="95.406">
                <text:p>95.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99.788">
                <text:p>99.788</text:p>
              </table:table-cell>
              <table:table-cell office:value-type="float" office:value="99.741">
                <text:p>99.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03.03">
                <text:p>103.03</text:p>
              </table:table-cell>
              <table:table-cell office:value-type="float" office:value="102.98">
                <text:p>102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05.41">
                <text:p>105.41</text:p>
              </table:table-cell>
              <table:table-cell office:value-type="float" office:value="105.36">
                <text:p>105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07.12">
                <text:p>107.12</text:p>
              </table:table-cell>
              <table:table-cell office:value-type="float" office:value="107.07">
                <text:p>107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08.3">
                <text:p>108.3</text:p>
              </table:table-cell>
              <table:table-cell office:value-type="float" office:value="108.25">
                <text:p>108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09.09">
                <text:p>109.09</text:p>
              </table:table-cell>
              <table:table-cell office:value-type="float" office:value="109.03">
                <text:p>109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09.55">
                <text:p>109.5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09.78">
                <text:p>109.78</text:p>
              </table:table-cell>
              <table:table-cell office:value-type="float" office:value="109.72">
                <text:p>109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09.81">
                <text:p>109.81</text:p>
              </table:table-cell>
              <table:table-cell office:value-type="float" office:value="109.76">
                <text:p>109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09.7">
                <text:p>109.7</text:p>
              </table:table-cell>
              <table:table-cell office:value-type="float" office:value="109.64">
                <text:p>109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09.47">
                <text:p>109.47</text:p>
              </table:table-cell>
              <table:table-cell office:value-type="float" office:value="109.42">
                <text:p>109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09.16">
                <text:p>109.16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08.78">
                <text:p>108.78</text:p>
              </table:table-cell>
              <table:table-cell office:value-type="float" office:value="108.73">
                <text:p>108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08.35">
                <text:p>108.35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07.89">
                <text:p>107.89</text:p>
              </table:table-cell>
              <table:table-cell office:value-type="float" office:value="107.84">
                <text:p>107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07.4">
                <text:p>107.4</text:p>
              </table:table-cell>
              <table:table-cell office:value-type="float" office:value="107.34">
                <text:p>107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06.88">
                <text:p>106.88</text:p>
              </table:table-cell>
              <table:table-cell office:value-type="float" office:value="106.83">
                <text:p>106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6.36">
                <text:p>106.36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05.82">
                <text:p>105.82</text:p>
              </table:table-cell>
              <table:table-cell office:value-type="float" office:value="105.76">
                <text:p>105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05.27">
                <text:p>105.27</text:p>
              </table:table-cell>
              <table:table-cell office:value-type="float" office:value="105.21">
                <text:p>105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4.71">
                <text:p>104.71</text:p>
              </table:table-cell>
              <table:table-cell office:value-type="float" office:value="104.66">
                <text:p>104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04.16">
                <text:p>104.16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03.6">
                <text:p>103.6</text:p>
              </table:table-cell>
              <table:table-cell office:value-type="float" office:value="103.54">
                <text:p>103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3.04">
                <text:p>103.04</text:p>
              </table:table-cell>
              <table:table-cell office:value-type="float" office:value="102.98">
                <text:p>102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2.48">
                <text:p>102.48</text:p>
              </table:table-cell>
              <table:table-cell office:value-type="float" office:value="102.42">
                <text:p>102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1.92">
                <text:p>101.92</text:p>
              </table:table-cell>
              <table:table-cell office:value-type="float" office:value="101.86">
                <text:p>101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1.36">
                <text:p>101.36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0.8">
                <text:p>100.8</text:p>
              </table:table-cell>
              <table:table-cell office:value-type="float" office:value="100.74">
                <text:p>100.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0.24">
                <text:p>100.24</text:p>
              </table:table-cell>
              <table:table-cell office:value-type="float" office:value="100.18">
                <text:p>100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99.679">
                <text:p>99.679</text:p>
              </table:table-cell>
              <table:table-cell office:value-type="float" office:value="99.624">
                <text:p>99.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99.122">
                <text:p>99.122</text:p>
              </table:table-cell>
              <table:table-cell office:value-type="float" office:value="99.066">
                <text:p>99.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98.565">
                <text:p>98.565</text:p>
              </table:table-cell>
              <table:table-cell office:value-type="float" office:value="98.509">
                <text:p>98.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98.009">
                <text:p>98.009</text:p>
              </table:table-cell>
              <table:table-cell office:value-type="float" office:value="97.953">
                <text:p>97.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97.454">
                <text:p>97.454</text:p>
              </table:table-cell>
              <table:table-cell office:value-type="float" office:value="97.398">
                <text:p>97.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96.899">
                <text:p>96.899</text:p>
              </table:table-cell>
              <table:table-cell office:value-type="float" office:value="96.843">
                <text:p>96.8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96.345">
                <text:p>96.345</text:p>
              </table:table-cell>
              <table:table-cell office:value-type="float" office:value="96.289">
                <text:p>96.2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95.792">
                <text:p>95.792</text:p>
              </table:table-cell>
              <table:table-cell office:value-type="float" office:value="95.736">
                <text:p>95.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95.239">
                <text:p>95.239</text:p>
              </table:table-cell>
              <table:table-cell office:value-type="float" office:value="95.183">
                <text:p>95.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94.687">
                <text:p>94.687</text:p>
              </table:table-cell>
              <table:table-cell office:value-type="float" office:value="94.631">
                <text:p>94.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94.134">
                <text:p>94.134</text:p>
              </table:table-cell>
              <table:table-cell office:value-type="float" office:value="94.078">
                <text:p>94.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93.583">
                <text:p>93.583</text:p>
              </table:table-cell>
              <table:table-cell office:value-type="float" office:value="93.527">
                <text:p>93.5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93.031">
                <text:p>93.031</text:p>
              </table:table-cell>
              <table:table-cell office:value-type="float" office:value="92.975">
                <text:p>92.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92.48">
                <text:p>92.48</text:p>
              </table:table-cell>
              <table:table-cell office:value-type="float" office:value="92.424">
                <text:p>92.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91.93">
                <text:p>91.93</text:p>
              </table:table-cell>
              <table:table-cell office:value-type="float" office:value="91.874">
                <text:p>91.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91.379">
                <text:p>91.379</text:p>
              </table:table-cell>
              <table:table-cell office:value-type="float" office:value="91.323">
                <text:p>91.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90.829">
                <text:p>90.829</text:p>
              </table:table-cell>
              <table:table-cell office:value-type="float" office:value="90.773">
                <text:p>90.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90.279">
                <text:p>90.279</text:p>
              </table:table-cell>
              <table:table-cell office:value-type="float" office:value="90.223">
                <text:p>90.2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9.73">
                <text:p>89.73</text:p>
              </table:table-cell>
              <table:table-cell office:value-type="float" office:value="89.674">
                <text:p>89.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9.181">
                <text:p>89.181</text:p>
              </table:table-cell>
              <table:table-cell office:value-type="float" office:value="89.125">
                <text:p>89.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8.632">
                <text:p>88.632</text:p>
              </table:table-cell>
              <table:table-cell office:value-type="float" office:value="88.576">
                <text:p>88.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8.084">
                <text:p>88.084</text:p>
              </table:table-cell>
              <table:table-cell office:value-type="float" office:value="88.028">
                <text:p>88.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7.536">
                <text:p>87.536</text:p>
              </table:table-cell>
              <table:table-cell office:value-type="float" office:value="87.48">
                <text:p>87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6.988">
                <text:p>86.988</text:p>
              </table:table-cell>
              <table:table-cell office:value-type="float" office:value="86.932">
                <text:p>86.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6.442">
                <text:p>86.442</text:p>
              </table:table-cell>
              <table:table-cell office:value-type="float" office:value="86.386">
                <text:p>86.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5.895">
                <text:p>85.895</text:p>
              </table:table-cell>
              <table:table-cell office:value-type="float" office:value="85.839">
                <text:p>85.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5.35">
                <text:p>85.35</text:p>
              </table:table-cell>
              <table:table-cell office:value-type="float" office:value="85.294">
                <text:p>85.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4.805">
                <text:p>84.805</text:p>
              </table:table-cell>
              <table:table-cell office:value-type="float" office:value="84.749">
                <text:p>84.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4.261">
                <text:p>84.261</text:p>
              </table:table-cell>
              <table:table-cell office:value-type="float" office:value="84.205">
                <text:p>84.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3.717">
                <text:p>83.717</text:p>
              </table:table-cell>
              <table:table-cell office:value-type="float" office:value="83.661">
                <text:p>83.6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3.175">
                <text:p>83.175</text:p>
              </table:table-cell>
              <table:table-cell office:value-type="float" office:value="83.119">
                <text:p>83.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2.633">
                <text:p>82.633</text:p>
              </table:table-cell>
              <table:table-cell office:value-type="float" office:value="82.577">
                <text:p>82.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2.093">
                <text:p>82.093</text:p>
              </table:table-cell>
              <table:table-cell office:value-type="float" office:value="82.037">
                <text:p>82.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1.553">
                <text:p>81.553</text:p>
              </table:table-cell>
              <table:table-cell office:value-type="float" office:value="81.497">
                <text:p>81.4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1.014">
                <text:p>81.014</text:p>
              </table:table-cell>
              <table:table-cell office:value-type="float" office:value="80.959">
                <text:p>80.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0.477">
                <text:p>80.477</text:p>
              </table:table-cell>
              <table:table-cell office:value-type="float" office:value="80.421">
                <text:p>80.4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79.941">
                <text:p>79.941</text:p>
              </table:table-cell>
              <table:table-cell office:value-type="float" office:value="79.885">
                <text:p>79.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79.406">
                <text:p>79.40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78.872">
                <text:p>78.872</text:p>
              </table:table-cell>
              <table:table-cell office:value-type="float" office:value="78.817">
                <text:p>78.8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78.34">
                <text:p>78.34</text:p>
              </table:table-cell>
              <table:table-cell office:value-type="float" office:value="78.285">
                <text:p>78.2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77.809">
                <text:p>77.809</text:p>
              </table:table-cell>
              <table:table-cell office:value-type="float" office:value="77.754">
                <text:p>77.7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77.28">
                <text:p>77.28</text:p>
              </table:table-cell>
              <table:table-cell office:value-type="float" office:value="77.225">
                <text:p>77.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76.752">
                <text:p>76.752</text:p>
              </table:table-cell>
              <table:table-cell office:value-type="float" office:value="76.697">
                <text:p>76.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76.226">
                <text:p>76.226</text:p>
              </table:table-cell>
              <table:table-cell office:value-type="float" office:value="76.171">
                <text:p>76.1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75.701">
                <text:p>75.701</text:p>
              </table:table-cell>
              <table:table-cell office:value-type="float" office:value="75.646">
                <text:p>75.6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75.179">
                <text:p>75.179</text:p>
              </table:table-cell>
              <table:table-cell office:value-type="float" office:value="75.123">
                <text:p>75.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74.657">
                <text:p>74.657</text:p>
              </table:table-cell>
              <table:table-cell office:value-type="float" office:value="74.602">
                <text:p>74.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74.138">
                <text:p>74.138</text:p>
              </table:table-cell>
              <table:table-cell office:value-type="float" office:value="74.083">
                <text:p>74.0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73.621">
                <text:p>73.621</text:p>
              </table:table-cell>
              <table:table-cell office:value-type="float" office:value="73.566">
                <text:p>73.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3.105">
                <text:p>73.105</text:p>
              </table:table-cell>
              <table:table-cell office:value-type="float" office:value="73.05">
                <text:p>73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2.591">
                <text:p>72.591</text:p>
              </table:table-cell>
              <table:table-cell office:value-type="float" office:value="72.537">
                <text:p>72.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2.08">
                <text:p>72.08</text:p>
              </table:table-cell>
              <table:table-cell office:value-type="float" office:value="72.025">
                <text:p>72.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1.57">
                <text:p>71.57</text:p>
              </table:table-cell>
              <table:table-cell office:value-type="float" office:value="71.515">
                <text:p>71.5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1.062">
                <text:p>71.062</text:p>
              </table:table-cell>
              <table:table-cell office:value-type="float" office:value="71.008">
                <text:p>71.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0.557">
                <text:p>70.557</text:p>
              </table:table-cell>
              <table:table-cell office:value-type="float" office:value="70.502">
                <text:p>70.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0.053">
                <text:p>70.053</text:p>
              </table:table-cell>
              <table:table-cell office:value-type="float" office:value="69.999">
                <text:p>69.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9.552">
                <text:p>69.552</text:p>
              </table:table-cell>
              <table:table-cell office:value-type="float" office:value="69.498">
                <text:p>69.4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9.053">
                <text:p>69.053</text:p>
              </table:table-cell>
              <table:table-cell office:value-type="float" office:value="68.999">
                <text:p>68.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8.556">
                <text:p>68.556</text:p>
              </table:table-cell>
              <table:table-cell office:value-type="float" office:value="68.502">
                <text:p>68.5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8.061">
                <text:p>68.061</text:p>
              </table:table-cell>
              <table:table-cell office:value-type="float" office:value="68.007">
                <text:p>68.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67.569">
                <text:p>67.569</text:p>
              </table:table-cell>
              <table:table-cell office:value-type="float" office:value="67.515">
                <text:p>67.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7.078">
                <text:p>67.078</text:p>
              </table:table-cell>
              <table:table-cell office:value-type="float" office:value="67.025">
                <text:p>67.0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6.591">
                <text:p>66.591</text:p>
              </table:table-cell>
              <table:table-cell office:value-type="float" office:value="66.537">
                <text:p>66.5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66.105">
                <text:p>66.105</text:p>
              </table:table-cell>
              <table:table-cell office:value-type="float" office:value="66.052">
                <text:p>66.0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5.622">
                <text:p>65.622</text:p>
              </table:table-cell>
              <table:table-cell office:value-type="float" office:value="65.569">
                <text:p>65.5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5.141">
                <text:p>65.141</text:p>
              </table:table-cell>
              <table:table-cell office:value-type="float" office:value="65.088">
                <text:p>65.0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4.663">
                <text:p>64.663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4.187">
                <text:p>64.187</text:p>
              </table:table-cell>
              <table:table-cell office:value-type="float" office:value="64.134">
                <text:p>64.1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3.713">
                <text:p>63.713</text:p>
              </table:table-cell>
              <table:table-cell office:value-type="float" office:value="63.66">
                <text:p>63.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3.242">
                <text:p>63.242</text:p>
              </table:table-cell>
              <table:table-cell office:value-type="float" office:value="63.19">
                <text:p>63.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2.774">
                <text:p>62.774</text:p>
              </table:table-cell>
              <table:table-cell office:value-type="float" office:value="62.721">
                <text:p>62.7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2.308">
                <text:p>62.308</text:p>
              </table:table-cell>
              <table:table-cell office:value-type="float" office:value="62.255">
                <text:p>62.2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1.844">
                <text:p>61.844</text:p>
              </table:table-cell>
              <table:table-cell office:value-type="float" office:value="61.792">
                <text:p>61.7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1.383">
                <text:p>61.383</text:p>
              </table:table-cell>
              <table:table-cell office:value-type="float" office:value="61.331">
                <text:p>61.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0.924">
                <text:p>60.924</text:p>
              </table:table-cell>
              <table:table-cell office:value-type="float" office:value="60.872">
                <text:p>60.8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0.468">
                <text:p>60.468</text:p>
              </table:table-cell>
              <table:table-cell office:value-type="float" office:value="60.416">
                <text:p>60.4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0.015">
                <text:p>60.015</text:p>
              </table:table-cell>
              <table:table-cell office:value-type="float" office:value="59.963">
                <text:p>59.9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59.564">
                <text:p>59.564</text:p>
              </table:table-cell>
              <table:table-cell office:value-type="float" office:value="59.512">
                <text:p>59.5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59.115">
                <text:p>59.115</text:p>
              </table:table-cell>
              <table:table-cell office:value-type="float" office:value="59.064">
                <text:p>59.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58.669">
                <text:p>58.669</text:p>
              </table:table-cell>
              <table:table-cell office:value-type="float" office:value="58.618">
                <text:p>58.6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58.226">
                <text:p>58.226</text:p>
              </table:table-cell>
              <table:table-cell office:value-type="float" office:value="58.175">
                <text:p>58.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57.785">
                <text:p>57.785</text:p>
              </table:table-cell>
              <table:table-cell office:value-type="float" office:value="57.734">
                <text:p>57.7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7.347">
                <text:p>57.347</text:p>
              </table:table-cell>
              <table:table-cell office:value-type="float" office:value="57.296">
                <text:p>57.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6.912">
                <text:p>56.912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6.478">
                <text:p>56.478</text:p>
              </table:table-cell>
              <table:table-cell office:value-type="float" office:value="56.427">
                <text:p>56.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6.048">
                <text:p>56.048</text:p>
              </table:table-cell>
              <table:table-cell office:value-type="float" office:value="55.997">
                <text:p>55.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5.62">
                <text:p>55.62</text:p>
              </table:table-cell>
              <table:table-cell office:value-type="float" office:value="55.569">
                <text:p>55.5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5.195">
                <text:p>55.195</text:p>
              </table:table-cell>
              <table:table-cell office:value-type="float" office:value="55.144">
                <text:p>55.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4.772">
                <text:p>54.772</text:p>
              </table:table-cell>
              <table:table-cell office:value-type="float" office:value="54.721">
                <text:p>54.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4.352">
                <text:p>54.352</text:p>
              </table:table-cell>
              <table:table-cell office:value-type="float" office:value="54.301">
                <text:p>54.3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3.934">
                <text:p>53.934</text:p>
              </table:table-cell>
              <table:table-cell office:value-type="float" office:value="53.884">
                <text:p>53.8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3.519">
                <text:p>53.519</text:p>
              </table:table-cell>
              <table:table-cell office:value-type="float" office:value="53.469">
                <text:p>53.4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3.107">
                <text:p>53.107</text:p>
              </table:table-cell>
              <table:table-cell office:value-type="float" office:value="53.057">
                <text:p>53.0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2.697">
                <text:p>52.697</text:p>
              </table:table-cell>
              <table:table-cell office:value-type="float" office:value="52.647">
                <text:p>52.6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2.289">
                <text:p>52.289</text:p>
              </table:table-cell>
              <table:table-cell office:value-type="float" office:value="52.24">
                <text:p>52.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1.885">
                <text:p>51.885</text:p>
              </table:table-cell>
              <table:table-cell office:value-type="float" office:value="51.835">
                <text:p>51.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1.482">
                <text:p>51.482</text:p>
              </table:table-cell>
              <table:table-cell office:value-type="float" office:value="51.433">
                <text:p>51.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1.083">
                <text:p>51.083</text:p>
              </table:table-cell>
              <table:table-cell office:value-type="float" office:value="51.033">
                <text:p>51.0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0.686">
                <text:p>50.686</text:p>
              </table:table-cell>
              <table:table-cell office:value-type="float" office:value="50.636">
                <text:p>50.6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0.291">
                <text:p>50.291</text:p>
              </table:table-cell>
              <table:table-cell office:value-type="float" office:value="50.242">
                <text:p>50.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9.899">
                <text:p>49.899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9.509">
                <text:p>49.509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9.122">
                <text:p>49.122</text:p>
              </table:table-cell>
              <table:table-cell office:value-type="float" office:value="49.074">
                <text:p>49.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8.738">
                <text:p>48.738</text:p>
              </table:table-cell>
              <table:table-cell office:value-type="float" office:value="48.689">
                <text:p>48.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8.356">
                <text:p>48.356</text:p>
              </table:table-cell>
              <table:table-cell office:value-type="float" office:value="48.307">
                <text:p>48.3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7.976">
                <text:p>47.976</text:p>
              </table:table-cell>
              <table:table-cell office:value-type="float" office:value="47.928">
                <text:p>47.9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7.599">
                <text:p>47.599</text:p>
              </table:table-cell>
              <table:table-cell office:value-type="float" office:value="47.551">
                <text:p>47.5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7.225">
                <text:p>47.225</text:p>
              </table:table-cell>
              <table:table-cell office:value-type="float" office:value="47.177">
                <text:p>47.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6.853">
                <text:p>46.853</text:p>
              </table:table-cell>
              <table:table-cell office:value-type="float" office:value="46.805">
                <text:p>46.8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6.483">
                <text:p>46.483</text:p>
              </table:table-cell>
              <table:table-cell office:value-type="float" office:value="46.435">
                <text:p>46.4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6.116">
                <text:p>46.116</text:p>
              </table:table-cell>
              <table:table-cell office:value-type="float" office:value="46.068">
                <text:p>46.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5.751">
                <text:p>45.751</text:p>
              </table:table-cell>
              <table:table-cell office:value-type="float" office:value="45.704">
                <text:p>45.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5.389">
                <text:p>45.389</text:p>
              </table:table-cell>
              <table:table-cell office:value-type="float" office:value="45.342">
                <text:p>45.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5.029">
                <text:p>45.029</text:p>
              </table:table-cell>
              <table:table-cell office:value-type="float" office:value="44.982">
                <text:p>44.9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4.672">
                <text:p>44.672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4.317">
                <text:p>44.317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3.965">
                <text:p>43.965</text:p>
              </table:table-cell>
              <table:table-cell office:value-type="float" office:value="43.918">
                <text:p>43.9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3.614">
                <text:p>43.614</text:p>
              </table:table-cell>
              <table:table-cell office:value-type="float" office:value="43.568">
                <text:p>43.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3.267">
                <text:p>43.267</text:p>
              </table:table-cell>
              <table:table-cell office:value-type="float" office:value="43.22">
                <text:p>43.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2.921">
                <text:p>42.921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2.578">
                <text:p>42.578</text:p>
              </table:table-cell>
              <table:table-cell office:value-type="float" office:value="42.532">
                <text:p>42.5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2.238">
                <text:p>42.238</text:p>
              </table:table-cell>
              <table:table-cell office:value-type="float" office:value="42.191">
                <text:p>42.1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1.899">
                <text:p>41.899</text:p>
              </table:table-cell>
              <table:table-cell office:value-type="float" office:value="41.853">
                <text:p>41.8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1.563">
                <text:p>41.563</text:p>
              </table:table-cell>
              <table:table-cell office:value-type="float" office:value="41.517">
                <text:p>41.5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1.23">
                <text:p>41.23</text:p>
              </table:table-cell>
              <table:table-cell office:value-type="float" office:value="41.184">
                <text:p>41.1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0.898">
                <text:p>40.898</text:p>
              </table:table-cell>
              <table:table-cell office:value-type="float" office:value="40.853">
                <text:p>40.8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0.569">
                <text:p>40.569</text:p>
              </table:table-cell>
              <table:table-cell office:value-type="float" office:value="40.524">
                <text:p>40.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0.243">
                <text:p>40.243</text:p>
              </table:table-cell>
              <table:table-cell office:value-type="float" office:value="40.197">
                <text:p>40.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9.918">
                <text:p>39.918</text:p>
              </table:table-cell>
              <table:table-cell office:value-type="float" office:value="39.873">
                <text:p>39.8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9.596">
                <text:p>39.596</text:p>
              </table:table-cell>
              <table:table-cell office:value-type="float" office:value="39.551">
                <text:p>39.5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9.276">
                <text:p>39.276</text:p>
              </table:table-cell>
              <table:table-cell office:value-type="float" office:value="39.231">
                <text:p>39.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8.959">
                <text:p>38.959</text:p>
              </table:table-cell>
              <table:table-cell office:value-type="float" office:value="38.914">
                <text:p>38.9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8.644">
                <text:p>38.644</text:p>
              </table:table-cell>
              <table:table-cell office:value-type="float" office:value="38.599">
                <text:p>38.5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8.33">
                <text:p>38.33</text:p>
              </table:table-cell>
              <table:table-cell office:value-type="float" office:value="38.286">
                <text:p>38.2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8.02">
                <text:p>38.02</text:p>
              </table:table-cell>
              <table:table-cell office:value-type="float" office:value="37.975">
                <text:p>37.9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7.711">
                <text:p>37.711</text:p>
              </table:table-cell>
              <table:table-cell office:value-type="float" office:value="37.667">
                <text:p>37.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7.405">
                <text:p>37.405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7.1">
                <text:p>37.1</text:p>
              </table:table-cell>
              <table:table-cell office:value-type="float" office:value="37.056">
                <text:p>37.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6.798">
                <text:p>36.798</text:p>
              </table:table-cell>
              <table:table-cell office:value-type="float" office:value="36.754">
                <text:p>36.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6.499">
                <text:p>36.499</text:p>
              </table:table-cell>
              <table:table-cell office:value-type="float" office:value="36.455">
                <text:p>36.4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6.201">
                <text:p>36.201</text:p>
              </table:table-cell>
              <table:table-cell office:value-type="float" office:value="36.157">
                <text:p>36.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5.905">
                <text:p>35.905</text:p>
              </table:table-cell>
              <table:table-cell office:value-type="float" office:value="35.862">
                <text:p>35.8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5.612">
                <text:p>35.612</text:p>
              </table:table-cell>
              <table:table-cell office:value-type="float" office:value="35.569">
                <text:p>35.5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5.321">
                <text:p>35.321</text:p>
              </table:table-cell>
              <table:table-cell office:value-type="float" office:value="35.277">
                <text:p>35.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5.032">
                <text:p>35.032</text:p>
              </table:table-cell>
              <table:table-cell office:value-type="float" office:value="34.989">
                <text:p>34.9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4.745">
                <text:p>34.745</text:p>
              </table:table-cell>
              <table:table-cell office:value-type="float" office:value="34.702">
                <text:p>34.7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4.46">
                <text:p>34.46</text:p>
              </table:table-cell>
              <table:table-cell office:value-type="float" office:value="34.417">
                <text:p>34.4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4.177">
                <text:p>34.177</text:p>
              </table:table-cell>
              <table:table-cell office:value-type="float" office:value="34.135">
                <text:p>34.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3.897">
                <text:p>33.897</text:p>
              </table:table-cell>
              <table:table-cell office:value-type="float" office:value="33.854">
                <text:p>33.8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3.618">
                <text:p>33.618</text:p>
              </table:table-cell>
              <table:table-cell office:value-type="float" office:value="33.576">
                <text:p>33.5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3.342">
                <text:p>33.342</text:p>
              </table:table-cell>
              <table:table-cell office:value-type="float" office:value="33.299">
                <text:p>33.2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3.068">
                <text:p>33.068</text:p>
              </table:table-cell>
              <table:table-cell office:value-type="float" office:value="33.025">
                <text:p>33.0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2.795">
                <text:p>32.795</text:p>
              </table:table-cell>
              <table:table-cell office:value-type="float" office:value="32.753">
                <text:p>32.7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2.525">
                <text:p>32.525</text:p>
              </table:table-cell>
              <table:table-cell office:value-type="float" office:value="32.483">
                <text:p>32.4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2.257">
                <text:p>32.257</text:p>
              </table:table-cell>
              <table:table-cell office:value-type="float" office:value="32.215">
                <text:p>32.2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1.991">
                <text:p>31.991</text:p>
              </table:table-cell>
              <table:table-cell office:value-type="float" office:value="31.949">
                <text:p>31.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1.727">
                <text:p>31.727</text:p>
              </table:table-cell>
              <table:table-cell office:value-type="float" office:value="31.685">
                <text:p>31.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1.464">
                <text:p>31.464</text:p>
              </table:table-cell>
              <table:table-cell office:value-type="float" office:value="31.423">
                <text:p>31.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1.204">
                <text:p>31.204</text:p>
              </table:table-cell>
              <table:table-cell office:value-type="float" office:value="31.163">
                <text:p>31.1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0.946">
                <text:p>30.946</text:p>
              </table:table-cell>
              <table:table-cell office:value-type="float" office:value="30.905">
                <text:p>30.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K1:'10 percent'.K202" chart:data-source-has-labels="row" svg:x="0.769cm" svg:y="1.635cm" svg:width="11.554cm" svg:height="6.771cm">
          <chartooo:coordinate-region svg:x="1.761cm" svg:y="1.835cm" svg:width="10.191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21004">
                <text:p>0.021004</text:p>
              </table:table-cell>
              <table:table-cell office:value-type="float" office:value="0.021535">
                <text:p>0.021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14576">
                <text:p>0.14576</text:p>
              </table:table-cell>
              <table:table-cell office:value-type="float" office:value="0.14713">
                <text:p>0.14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64669">
                <text:p>0.64669</text:p>
              </table:table-cell>
              <table:table-cell office:value-type="float" office:value="0.64894">
                <text:p>0.64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2.4299">
                <text:p>2.4299</text:p>
              </table:table-cell>
              <table:table-cell office:value-type="float" office:value="2.4335">
                <text:p>2.4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6.4552">
                <text:p>6.4552</text:p>
              </table:table-cell>
              <table:table-cell office:value-type="float" office:value="6.4609">
                <text:p>6.4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.013">
                <text:p>13.013</text:p>
              </table:table-cell>
              <table:table-cell office:value-type="float" office:value="13.021">
                <text:p>13.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22.374">
                <text:p>22.374</text:p>
              </table:table-cell>
              <table:table-cell office:value-type="float" office:value="22.387">
                <text:p>22.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32.972">
                <text:p>32.972</text:p>
              </table:table-cell>
              <table:table-cell office:value-type="float" office:value="32.988">
                <text:p>32.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45.387">
                <text:p>45.387</text:p>
              </table:table-cell>
              <table:table-cell office:value-type="float" office:value="45.407">
                <text:p>45.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59.076">
                <text:p>59.076</text:p>
              </table:table-cell>
              <table:table-cell office:value-type="float" office:value="59.099">
                <text:p>59.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72.73">
                <text:p>72.73</text:p>
              </table:table-cell>
              <table:table-cell office:value-type="float" office:value="72.755">
                <text:p>72.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86.664">
                <text:p>86.664</text:p>
              </table:table-cell>
              <table:table-cell office:value-type="float" office:value="86.691">
                <text:p>86.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00.68">
                <text:p>100.68</text:p>
              </table:table-cell>
              <table:table-cell office:value-type="float" office:value="100.71">
                <text:p>100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14.65">
                <text:p>114.65</text:p>
              </table:table-cell>
              <table:table-cell office:value-type="float" office:value="114.68">
                <text:p>114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28.46">
                <text:p>128.46</text:p>
              </table:table-cell>
              <table:table-cell office:value-type="float" office:value="128.49">
                <text:p>128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42.05">
                <text:p>142.05</text:p>
              </table:table-cell>
              <table:table-cell office:value-type="float" office:value="142.08">
                <text:p>142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55.38">
                <text:p>155.38</text:p>
              </table:table-cell>
              <table:table-cell office:value-type="float" office:value="155.41">
                <text:p>155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68.42">
                <text:p>168.42</text:p>
              </table:table-cell>
              <table:table-cell office:value-type="float" office:value="168.46">
                <text:p>168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81.16">
                <text:p>181.16</text:p>
              </table:table-cell>
              <table:table-cell office:value-type="float" office:value="181.19">
                <text:p>181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93.58">
                <text:p>193.58</text:p>
              </table:table-cell>
              <table:table-cell office:value-type="float" office:value="193.62">
                <text:p>193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05.7">
                <text:p>205.7</text:p>
              </table:table-cell>
              <table:table-cell office:value-type="float" office:value="205.74">
                <text:p>205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217.51">
                <text:p>217.51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229.03">
                <text:p>229.03</text:p>
              </table:table-cell>
              <table:table-cell office:value-type="float" office:value="229.07">
                <text:p>229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40.27">
                <text:p>240.27</text:p>
              </table:table-cell>
              <table:table-cell office:value-type="float" office:value="240.31">
                <text:p>240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51.23">
                <text:p>251.23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61.93">
                <text:p>261.93</text:p>
              </table:table-cell>
              <table:table-cell office:value-type="float" office:value="261.97">
                <text:p>261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72.39">
                <text:p>272.39</text:p>
              </table:table-cell>
              <table:table-cell office:value-type="float" office:value="272.43">
                <text:p>272.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282.61">
                <text:p>282.61</text:p>
              </table:table-cell>
              <table:table-cell office:value-type="float" office:value="282.65">
                <text:p>282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92.61">
                <text:p>292.61</text:p>
              </table:table-cell>
              <table:table-cell office:value-type="float" office:value="292.65">
                <text:p>292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302.41">
                <text:p>302.41</text:p>
              </table:table-cell>
              <table:table-cell office:value-type="float" office:value="302.44">
                <text:p>302.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312">
                <text:p>312</text:p>
              </table:table-cell>
              <table:table-cell office:value-type="float" office:value="312.04">
                <text:p>312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321.41">
                <text:p>321.41</text:p>
              </table:table-cell>
              <table:table-cell office:value-type="float" office:value="321.45">
                <text:p>321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330.64">
                <text:p>330.64</text:p>
              </table:table-cell>
              <table:table-cell office:value-type="float" office:value="330.68">
                <text:p>33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339.7">
                <text:p>339.7</text:p>
              </table:table-cell>
              <table:table-cell office:value-type="float" office:value="339.74">
                <text:p>339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348.61">
                <text:p>348.61</text:p>
              </table:table-cell>
              <table:table-cell office:value-type="float" office:value="348.64">
                <text:p>348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357.36">
                <text:p>357.36</text:p>
              </table:table-cell>
              <table:table-cell office:value-type="float" office:value="357.4">
                <text:p>357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365.98">
                <text:p>365.98</text:p>
              </table:table-cell>
              <table:table-cell office:value-type="float" office:value="366.02">
                <text:p>366.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374.46">
                <text:p>374.46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382.81">
                <text:p>382.81</text:p>
              </table:table-cell>
              <table:table-cell office:value-type="float" office:value="382.85">
                <text:p>382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391.05">
                <text:p>391.05</text:p>
              </table:table-cell>
              <table:table-cell office:value-type="float" office:value="391.08">
                <text:p>391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399.16">
                <text:p>399.16</text:p>
              </table:table-cell>
              <table:table-cell office:value-type="float" office:value="399.2">
                <text:p>399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407.17">
                <text:p>407.17</text:p>
              </table:table-cell>
              <table:table-cell office:value-type="float" office:value="407.21">
                <text:p>407.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415.07">
                <text:p>415.07</text:p>
              </table:table-cell>
              <table:table-cell office:value-type="float" office:value="415.11">
                <text:p>415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422.87">
                <text:p>422.87</text:p>
              </table:table-cell>
              <table:table-cell office:value-type="float" office:value="422.91">
                <text:p>422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430.58">
                <text:p>430.58</text:p>
              </table:table-cell>
              <table:table-cell office:value-type="float" office:value="430.62">
                <text:p>430.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438.19">
                <text:p>438.19</text:p>
              </table:table-cell>
              <table:table-cell office:value-type="float" office:value="438.23">
                <text:p>438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445.72">
                <text:p>445.72</text:p>
              </table:table-cell>
              <table:table-cell office:value-type="float" office:value="445.75">
                <text:p>44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453.16">
                <text:p>453.16</text:p>
              </table:table-cell>
              <table:table-cell office:value-type="float" office:value="453.19">
                <text:p>453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460.51">
                <text:p>460.51</text:p>
              </table:table-cell>
              <table:table-cell office:value-type="float" office:value="460.55">
                <text:p>460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467.79">
                <text:p>467.79</text:p>
              </table:table-cell>
              <table:table-cell office:value-type="float" office:value="467.82">
                <text:p>467.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474.99">
                <text:p>474.99</text:p>
              </table:table-cell>
              <table:table-cell office:value-type="float" office:value="475.02">
                <text:p>475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482.11">
                <text:p>482.11</text:p>
              </table:table-cell>
              <table:table-cell office:value-type="float" office:value="482.14">
                <text:p>482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489.16">
                <text:p>489.16</text:p>
              </table:table-cell>
              <table:table-cell office:value-type="float" office:value="489.19">
                <text:p>489.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496.14">
                <text:p>496.14</text:p>
              </table:table-cell>
              <table:table-cell office:value-type="float" office:value="496.17">
                <text:p>496.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503.05">
                <text:p>503.05</text:p>
              </table:table-cell>
              <table:table-cell office:value-type="float" office:value="503.08">
                <text:p>503.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509.89">
                <text:p>509.89</text:p>
              </table:table-cell>
              <table:table-cell office:value-type="float" office:value="509.92">
                <text:p>509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516.67">
                <text:p>516.67</text:p>
              </table:table-cell>
              <table:table-cell office:value-type="float" office:value="516.7">
                <text:p>516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523.38">
                <text:p>523.38</text:p>
              </table:table-cell>
              <table:table-cell office:value-type="float" office:value="523.41">
                <text:p>523.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530.03">
                <text:p>530.03</text:p>
              </table:table-cell>
              <table:table-cell office:value-type="float" office:value="530.06">
                <text:p>530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536.61">
                <text:p>536.61</text:p>
              </table:table-cell>
              <table:table-cell office:value-type="float" office:value="536.64">
                <text:p>536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543.14">
                <text:p>543.14</text:p>
              </table:table-cell>
              <table:table-cell office:value-type="float" office:value="543.17">
                <text:p>543.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549.61">
                <text:p>549.61</text:p>
              </table:table-cell>
              <table:table-cell office:value-type="float" office:value="549.63">
                <text:p>549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556.01">
                <text:p>556.01</text:p>
              </table:table-cell>
              <table:table-cell office:value-type="float" office:value="556.04">
                <text:p>556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562.36">
                <text:p>562.36</text:p>
              </table:table-cell>
              <table:table-cell office:value-type="float" office:value="562.39">
                <text:p>562.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568.65">
                <text:p>568.65</text:p>
              </table:table-cell>
              <table:table-cell office:value-type="float" office:value="568.68">
                <text:p>568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574.89">
                <text:p>574.89</text:p>
              </table:table-cell>
              <table:table-cell office:value-type="float" office:value="574.92">
                <text:p>574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581.07">
                <text:p>581.07</text:p>
              </table:table-cell>
              <table:table-cell office:value-type="float" office:value="581.1">
                <text:p>581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587.2">
                <text:p>587.2</text:p>
              </table:table-cell>
              <table:table-cell office:value-type="float" office:value="587.22">
                <text:p>587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593.27">
                <text:p>593.27</text:p>
              </table:table-cell>
              <table:table-cell office:value-type="float" office:value="593.29">
                <text:p>593.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599.29">
                <text:p>599.29</text:p>
              </table:table-cell>
              <table:table-cell office:value-type="float" office:value="599.31">
                <text:p>599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605.25">
                <text:p>605.25</text:p>
              </table:table-cell>
              <table:table-cell office:value-type="float" office:value="605.28">
                <text:p>605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611.17">
                <text:p>611.17</text:p>
              </table:table-cell>
              <table:table-cell office:value-type="float" office:value="611.19">
                <text:p>611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617.03">
                <text:p>617.03</text:p>
              </table:table-cell>
              <table:table-cell office:value-type="float" office:value="617.05">
                <text:p>617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622.84">
                <text:p>622.84</text:p>
              </table:table-cell>
              <table:table-cell office:value-type="float" office:value="622.86">
                <text:p>622.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628.6">
                <text:p>628.6</text:p>
              </table:table-cell>
              <table:table-cell office:value-type="float" office:value="628.62">
                <text:p>628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634.31">
                <text:p>634.31</text:p>
              </table:table-cell>
              <table:table-cell office:value-type="float" office:value="634.33">
                <text:p>634.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639.97">
                <text:p>639.97</text:p>
              </table:table-cell>
              <table:table-cell office:value-type="float" office:value="639.99">
                <text:p>639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645.58">
                <text:p>645.58</text:p>
              </table:table-cell>
              <table:table-cell office:value-type="float" office:value="645.6">
                <text:p>645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651.14">
                <text:p>651.14</text:p>
              </table:table-cell>
              <table:table-cell office:value-type="float" office:value="651.16">
                <text:p>651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656.66">
                <text:p>656.66</text:p>
              </table:table-cell>
              <table:table-cell office:value-type="float" office:value="656.68">
                <text:p>656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662.12">
                <text:p>662.12</text:p>
              </table:table-cell>
              <table:table-cell office:value-type="float" office:value="662.14">
                <text:p>662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667.54">
                <text:p>667.54</text:p>
              </table:table-cell>
              <table:table-cell office:value-type="float" office:value="667.56">
                <text:p>667.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72.91">
                <text:p>672.91</text:p>
              </table:table-cell>
              <table:table-cell office:value-type="float" office:value="672.93">
                <text:p>672.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78.24">
                <text:p>678.24</text:p>
              </table:table-cell>
              <table:table-cell office:value-type="float" office:value="678.26">
                <text:p>678.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83.52">
                <text:p>683.52</text:p>
              </table:table-cell>
              <table:table-cell office:value-type="float" office:value="683.53">
                <text:p>683.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88.75">
                <text:p>688.75</text:p>
              </table:table-cell>
              <table:table-cell office:value-type="float" office:value="688.77">
                <text:p>688.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93.94">
                <text:p>693.94</text:p>
              </table:table-cell>
              <table:table-cell office:value-type="float" office:value="693.95">
                <text:p>693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99.08">
                <text:p>699.08</text:p>
              </table:table-cell>
              <table:table-cell office:value-type="float" office:value="699.09">
                <text:p>699.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704.18">
                <text:p>704.18</text:p>
              </table:table-cell>
              <table:table-cell office:value-type="float" office:value="704.19">
                <text:p>704.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709.23">
                <text:p>709.23</text:p>
              </table:table-cell>
              <table:table-cell office:value-type="float" office:value="709.24">
                <text:p>709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714.24">
                <text:p>714.24</text:p>
              </table:table-cell>
              <table:table-cell office:value-type="float" office:value="714.25">
                <text:p>714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719.2">
                <text:p>719.2</text:p>
              </table:table-cell>
              <table:table-cell office:value-type="float" office:value="719.21">
                <text:p>719.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24.12">
                <text:p>724.12</text:p>
              </table:table-cell>
              <table:table-cell office:value-type="float" office:value="724.14">
                <text:p>724.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29">
                <text:p>729</text:p>
              </table:table-cell>
              <table:table-cell office:value-type="float" office:value="729.01">
                <text:p>729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33.84">
                <text:p>733.84</text:p>
              </table:table-cell>
              <table:table-cell office:value-type="float" office:value="733.85">
                <text:p>733.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38.63">
                <text:p>738.63</text:p>
              </table:table-cell>
              <table:table-cell office:value-type="float" office:value="738.64">
                <text:p>738.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43.38">
                <text:p>743.38</text:p>
              </table:table-cell>
              <table:table-cell office:value-type="float" office:value="743.39">
                <text:p>743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48.09">
                <text:p>748.09</text:p>
              </table:table-cell>
              <table:table-cell office:value-type="float" office:value="748.1">
                <text:p>748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52.76">
                <text:p>752.76</text:p>
              </table:table-cell>
              <table:table-cell office:value-type="float" office:value="752.77">
                <text:p>752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57.39">
                <text:p>757.39</text:p>
              </table:table-cell>
              <table:table-cell office:value-type="float" office:value="757.4">
                <text:p>757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61.97">
                <text:p>761.97</text:p>
              </table:table-cell>
              <table:table-cell office:value-type="float" office:value="761.98">
                <text:p>761.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66.52">
                <text:p>766.52</text:p>
              </table:table-cell>
              <table:table-cell office:value-type="float" office:value="766.53">
                <text:p>766.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71.03">
                <text:p>771.03</text:p>
              </table:table-cell>
              <table:table-cell office:value-type="float" office:value="771.03">
                <text:p>771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75.49">
                <text:p>775.49</text:p>
              </table:table-cell>
              <table:table-cell office:value-type="float" office:value="775.5">
                <text:p>775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79.92">
                <text:p>779.92</text:p>
              </table:table-cell>
              <table:table-cell office:value-type="float" office:value="779.93">
                <text:p>779.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84.31">
                <text:p>784.31</text:p>
              </table:table-cell>
              <table:table-cell office:value-type="float" office:value="784.31">
                <text:p>784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88.66">
                <text:p>788.66</text:p>
              </table:table-cell>
              <table:table-cell office:value-type="float" office:value="788.66">
                <text:p>788.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92.97">
                <text:p>792.97</text:p>
              </table:table-cell>
              <table:table-cell office:value-type="float" office:value="792.97">
                <text:p>792.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97.24">
                <text:p>797.24</text:p>
              </table:table-cell>
              <table:table-cell office:value-type="float" office:value="797.25">
                <text:p>797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801.48">
                <text:p>801.48</text:p>
              </table:table-cell>
              <table:table-cell office:value-type="float" office:value="801.48">
                <text:p>801.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805.67">
                <text:p>805.67</text:p>
              </table:table-cell>
              <table:table-cell office:value-type="float" office:value="805.68">
                <text:p>805.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809.83">
                <text:p>809.83</text:p>
              </table:table-cell>
              <table:table-cell office:value-type="float" office:value="809.84">
                <text:p>809.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813.96">
                <text:p>813.96</text:p>
              </table:table-cell>
              <table:table-cell office:value-type="float" office:value="813.96">
                <text:p>813.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818.04">
                <text:p>818.04</text:p>
              </table:table-cell>
              <table:table-cell office:value-type="float" office:value="818.05">
                <text:p>818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822.09">
                <text:p>822.09</text:p>
              </table:table-cell>
              <table:table-cell office:value-type="float" office:value="822.1">
                <text:p>822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826.11">
                <text:p>826.11</text:p>
              </table:table-cell>
              <table:table-cell office:value-type="float" office:value="826.11">
                <text:p>826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830.09">
                <text:p>830.09</text:p>
              </table:table-cell>
              <table:table-cell office:value-type="float" office:value="830.09">
                <text:p>830.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834.03">
                <text:p>834.03</text:p>
              </table:table-cell>
              <table:table-cell office:value-type="float" office:value="834.03">
                <text:p>834.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837.94">
                <text:p>837.94</text:p>
              </table:table-cell>
              <table:table-cell office:value-type="float" office:value="837.94">
                <text:p>837.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841.82">
                <text:p>841.82</text:p>
              </table:table-cell>
              <table:table-cell office:value-type="float" office:value="841.82">
                <text:p>841.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845.66">
                <text:p>845.66</text:p>
              </table:table-cell>
              <table:table-cell office:value-type="float" office:value="845.66">
                <text:p>845.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849.46">
                <text:p>849.46</text:p>
              </table:table-cell>
              <table:table-cell office:value-type="float" office:value="849.46">
                <text:p>849.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853.23">
                <text:p>853.23</text:p>
              </table:table-cell>
              <table:table-cell office:value-type="float" office:value="853.23">
                <text:p>853.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856.97">
                <text:p>856.97</text:p>
              </table:table-cell>
              <table:table-cell office:value-type="float" office:value="856.97">
                <text:p>856.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860.68">
                <text:p>860.68</text:p>
              </table:table-cell>
              <table:table-cell office:value-type="float" office:value="860.68">
                <text:p>860.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864.35">
                <text:p>864.35</text:p>
              </table:table-cell>
              <table:table-cell office:value-type="float" office:value="864.35">
                <text:p>864.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867.99">
                <text:p>867.99</text:p>
              </table:table-cell>
              <table:table-cell office:value-type="float" office:value="867.99">
                <text:p>867.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871.59">
                <text:p>871.59</text:p>
              </table:table-cell>
              <table:table-cell office:value-type="float" office:value="871.59">
                <text:p>871.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875.17">
                <text:p>875.17</text:p>
              </table:table-cell>
              <table:table-cell office:value-type="float" office:value="875.17">
                <text:p>875.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878.71">
                <text:p>878.71</text:p>
              </table:table-cell>
              <table:table-cell office:value-type="float" office:value="878.71">
                <text:p>878.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882.22">
                <text:p>882.22</text:p>
              </table:table-cell>
              <table:table-cell office:value-type="float" office:value="882.22">
                <text:p>882.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885.7">
                <text:p>885.7</text:p>
              </table:table-cell>
              <table:table-cell office:value-type="float" office:value="885.7">
                <text:p>885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889.15">
                <text:p>889.15</text:p>
              </table:table-cell>
              <table:table-cell office:value-type="float" office:value="889.15">
                <text:p>889.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892.57">
                <text:p>892.57</text:p>
              </table:table-cell>
              <table:table-cell office:value-type="float" office:value="892.57">
                <text:p>892.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895.96">
                <text:p>895.96</text:p>
              </table:table-cell>
              <table:table-cell office:value-type="float" office:value="895.95">
                <text:p>895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899.32">
                <text:p>899.32</text:p>
              </table:table-cell>
              <table:table-cell office:value-type="float" office:value="899.31">
                <text:p>899.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902.64">
                <text:p>902.64</text:p>
              </table:table-cell>
              <table:table-cell office:value-type="float" office:value="902.64">
                <text:p>902.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905.94">
                <text:p>905.94</text:p>
              </table:table-cell>
              <table:table-cell office:value-type="float" office:value="905.94">
                <text:p>905.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909.21">
                <text:p>909.21</text:p>
              </table:table-cell>
              <table:table-cell office:value-type="float" office:value="909.21">
                <text:p>909.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912.45">
                <text:p>912.45</text:p>
              </table:table-cell>
              <table:table-cell office:value-type="float" office:value="912.44">
                <text:p>912.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915.66">
                <text:p>915.66</text:p>
              </table:table-cell>
              <table:table-cell office:value-type="float" office:value="915.66">
                <text:p>915.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918.84">
                <text:p>918.84</text:p>
              </table:table-cell>
              <table:table-cell office:value-type="float" office:value="918.84">
                <text:p>918.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922">
                <text:p>922</text:p>
              </table:table-cell>
              <table:table-cell office:value-type="float" office:value="921.99">
                <text:p>921.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925.12">
                <text:p>925.12</text:p>
              </table:table-cell>
              <table:table-cell office:value-type="float" office:value="925.12">
                <text:p>925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928.22">
                <text:p>928.22</text:p>
              </table:table-cell>
              <table:table-cell office:value-type="float" office:value="928.21">
                <text:p>928.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931.29">
                <text:p>931.29</text:p>
              </table:table-cell>
              <table:table-cell office:value-type="float" office:value="931.28">
                <text:p>931.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934.33">
                <text:p>934.33</text:p>
              </table:table-cell>
              <table:table-cell office:value-type="float" office:value="934.33">
                <text:p>934.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937.35">
                <text:p>937.35</text:p>
              </table:table-cell>
              <table:table-cell office:value-type="float" office:value="937.34">
                <text:p>937.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940.34">
                <text:p>940.34</text:p>
              </table:table-cell>
              <table:table-cell office:value-type="float" office:value="940.33">
                <text:p>940.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943.3">
                <text:p>943.3</text:p>
              </table:table-cell>
              <table:table-cell office:value-type="float" office:value="943.29">
                <text:p>943.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946.24">
                <text:p>946.24</text:p>
              </table:table-cell>
              <table:table-cell office:value-type="float" office:value="946.23">
                <text:p>946.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949.15">
                <text:p>949.15</text:p>
              </table:table-cell>
              <table:table-cell office:value-type="float" office:value="949.14">
                <text:p>949.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952.03">
                <text:p>952.03</text:p>
              </table:table-cell>
              <table:table-cell office:value-type="float" office:value="952.02">
                <text:p>952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954.89">
                <text:p>954.89</text:p>
              </table:table-cell>
              <table:table-cell office:value-type="float" office:value="954.88">
                <text:p>954.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957.72">
                <text:p>957.72</text:p>
              </table:table-cell>
              <table:table-cell office:value-type="float" office:value="957.71">
                <text:p>957.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960.53">
                <text:p>960.53</text:p>
              </table:table-cell>
              <table:table-cell office:value-type="float" office:value="960.52">
                <text:p>960.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963.31">
                <text:p>963.31</text:p>
              </table:table-cell>
              <table:table-cell office:value-type="float" office:value="963.3">
                <text:p>963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966.07">
                <text:p>966.07</text:p>
              </table:table-cell>
              <table:table-cell office:value-type="float" office:value="966.05">
                <text:p>966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968.8">
                <text:p>968.8</text:p>
              </table:table-cell>
              <table:table-cell office:value-type="float" office:value="968.79">
                <text:p>968.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971.51">
                <text:p>971.51</text:p>
              </table:table-cell>
              <table:table-cell office:value-type="float" office:value="971.49">
                <text:p>971.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974.19">
                <text:p>974.19</text:p>
              </table:table-cell>
              <table:table-cell office:value-type="float" office:value="974.18">
                <text:p>974.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976.85">
                <text:p>976.85</text:p>
              </table:table-cell>
              <table:table-cell office:value-type="float" office:value="976.84">
                <text:p>976.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979.49">
                <text:p>979.49</text:p>
              </table:table-cell>
              <table:table-cell office:value-type="float" office:value="979.47">
                <text:p>979.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982.1">
                <text:p>982.1</text:p>
              </table:table-cell>
              <table:table-cell office:value-type="float" office:value="982.09">
                <text:p>982.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984.69">
                <text:p>984.69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987.26">
                <text:p>987.26</text:p>
              </table:table-cell>
              <table:table-cell office:value-type="float" office:value="987.24">
                <text:p>987.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989.8">
                <text:p>989.8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92.32">
                <text:p>992.32</text:p>
              </table:table-cell>
              <table:table-cell office:value-type="float" office:value="992.31">
                <text:p>992.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94.82">
                <text:p>994.82</text:p>
              </table:table-cell>
              <table:table-cell office:value-type="float" office:value="994.81">
                <text:p>994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97.3">
                <text:p>997.3</text:p>
              </table:table-cell>
              <table:table-cell office:value-type="float" office:value="997.28">
                <text:p>997.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99.75">
                <text:p>999.75</text:p>
              </table:table-cell>
              <table:table-cell office:value-type="float" office:value="999.74">
                <text:p>999.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002.2">
                <text:p>1002.2</text:p>
              </table:table-cell>
              <table:table-cell office:value-type="float" office:value="1002.2">
                <text:p>1002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004.6">
                <text:p>1004.6</text:p>
              </table:table-cell>
              <table:table-cell office:value-type="float" office:value="1004.6">
                <text:p>1004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007">
                <text:p>100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009.4">
                <text:p>1009.4</text:p>
              </table:table-cell>
              <table:table-cell office:value-type="float" office:value="1009.3">
                <text:p>1009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011.7">
                <text:p>1011.7</text:p>
              </table:table-cell>
              <table:table-cell office:value-type="float" office:value="1011.7">
                <text:p>1011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016.3">
                <text:p>1016.3</text:p>
              </table:table-cell>
              <table:table-cell office:value-type="float" office:value="1016.3">
                <text:p>1016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018.6">
                <text:p>1018.6</text:p>
              </table:table-cell>
              <table:table-cell office:value-type="float" office:value="1018.6">
                <text:p>1018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020.9">
                <text:p>1020.9</text:p>
              </table:table-cell>
              <table:table-cell office:value-type="float" office:value="1020.9">
                <text:p>1020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023.1">
                <text:p>1023.1</text:p>
              </table:table-cell>
              <table:table-cell office:value-type="float" office:value="1023.1">
                <text:p>1023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025.4">
                <text:p>1025.4</text:p>
              </table:table-cell>
              <table:table-cell office:value-type="float" office:value="1025.3">
                <text:p>1025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027.6">
                <text:p>1027.6</text:p>
              </table:table-cell>
              <table:table-cell office:value-type="float" office:value="1027.5">
                <text:p>1027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029.7">
                <text:p>1029.7</text:p>
              </table:table-cell>
              <table:table-cell office:value-type="float" office:value="1029.7">
                <text:p>1029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031.9">
                <text:p>1031.9</text:p>
              </table:table-cell>
              <table:table-cell office:value-type="float" office:value="1031.9">
                <text:p>1031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034.1">
                <text:p>1034.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036.2">
                <text:p>1036.2</text:p>
              </table:table-cell>
              <table:table-cell office:value-type="float" office:value="1036.2">
                <text:p>1036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038.3">
                <text:p>1038.3</text:p>
              </table:table-cell>
              <table:table-cell office:value-type="float" office:value="1038.3">
                <text:p>1038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40.4">
                <text:p>1040.4</text:p>
              </table:table-cell>
              <table:table-cell office:value-type="float" office:value="1040.4">
                <text:p>1040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42.5">
                <text:p>1042.5</text:p>
              </table:table-cell>
              <table:table-cell office:value-type="float" office:value="1042.4">
                <text:p>1042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44.5">
                <text:p>1044.5</text:p>
              </table:table-cell>
              <table:table-cell office:value-type="float" office:value="1044.5">
                <text:p>1044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46.5">
                <text:p>1046.5</text:p>
              </table:table-cell>
              <table:table-cell office:value-type="float" office:value="1046.5">
                <text:p>1046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48.6">
                <text:p>1048.6</text:p>
              </table:table-cell>
              <table:table-cell office:value-type="float" office:value="1048.5">
                <text:p>1048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50.6">
                <text:p>1050.6</text:p>
              </table:table-cell>
              <table:table-cell office:value-type="float" office:value="1050.5">
                <text:p>1050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52.5">
                <text:p>1052.5</text:p>
              </table:table-cell>
              <table:table-cell office:value-type="float" office:value="1052.5">
                <text:p>105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54.5">
                <text:p>1054.5</text:p>
              </table:table-cell>
              <table:table-cell office:value-type="float" office:value="1054.5">
                <text:p>1054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56.5">
                <text:p>1056.5</text:p>
              </table:table-cell>
              <table:table-cell office:value-type="float" office:value="1056.4">
                <text:p>1056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58.4">
                <text:p>1058.4</text:p>
              </table:table-cell>
              <table:table-cell office:value-type="float" office:value="1058.4">
                <text:p>1058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60.3">
                <text:p>1060.3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62.2">
                <text:p>1062.2</text:p>
              </table:table-cell>
              <table:table-cell office:value-type="float" office:value="1062.2">
                <text:p>106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30 percent'.A2:'30 percent'.B202 '30 percent'.B1:'30 percent'.B1 '30 percent'.I1:'3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B2:'30 percent'.B202" chart:label-cell-address="'30 percent'.B1:'30 percent'.B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I2:'30 percent'.I202" chart:label-cell-address="'30 percent'.I1:'3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30 percent'.B1:'30 percent'.B1</svg:desc>
                </draw:g>
              </table:table-cell>
              <table:table-cell office:value-type="string">
                <text:p>noapc II</text:p>
                <draw:g>
                  <svg:desc>'30 percent'.I1:'3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1400">
                <text:p>1400</text:p>
                <draw:g>
                  <svg:desc>'30 percent'.B2:'30 percent'.B202</svg:desc>
                </draw:g>
              </table:table-cell>
              <table:table-cell office:value-type="float" office:value="1400">
                <text:p>1400</text:p>
                <draw:g>
                  <svg:desc>'30 percent'.I2:'3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3.7">
                <text:p>1393.7</text:p>
              </table:table-cell>
              <table:table-cell office:value-type="float" office:value="1393.7">
                <text:p>139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84">
                <text:p>138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46.7">
                <text:p>1346.7</text:p>
              </table:table-cell>
              <table:table-cell office:value-type="float" office:value="1346.7">
                <text:p>134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278.9">
                <text:p>1278.9</text:p>
              </table:table-cell>
              <table:table-cell office:value-type="float" office:value="1278.9">
                <text:p>127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211.3">
                <text:p>1211.3</text:p>
              </table:table-cell>
              <table:table-cell office:value-type="float" office:value="1211.3">
                <text:p>121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150.5">
                <text:p>1150.5</text:p>
              </table:table-cell>
              <table:table-cell office:value-type="float" office:value="1150.5">
                <text:p>11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094.1">
                <text:p>1094.1</text:p>
              </table:table-cell>
              <table:table-cell office:value-type="float" office:value="1094.1">
                <text:p>109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048.2">
                <text:p>1048.2</text:p>
              </table:table-cell>
              <table:table-cell office:value-type="float" office:value="1048.2">
                <text:p>104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006.7">
                <text:p>1006.7</text:p>
              </table:table-cell>
              <table:table-cell office:value-type="float" office:value="1006.7">
                <text:p>100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969.6">
                <text:p>969.6</text:p>
              </table:table-cell>
              <table:table-cell office:value-type="float" office:value="969.6">
                <text:p>96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938.14">
                <text:p>938.14</text:p>
              </table:table-cell>
              <table:table-cell office:value-type="float" office:value="938.14">
                <text:p>938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909.81">
                <text:p>909.81</text:p>
              </table:table-cell>
              <table:table-cell office:value-type="float" office:value="909.81">
                <text:p>909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884.05">
                <text:p>884.05</text:p>
              </table:table-cell>
              <table:table-cell office:value-type="float" office:value="884.05">
                <text:p>884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860.47">
                <text:p>860.47</text:p>
              </table:table-cell>
              <table:table-cell office:value-type="float" office:value="860.47">
                <text:p>860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838.74">
                <text:p>838.74</text:p>
              </table:table-cell>
              <table:table-cell office:value-type="float" office:value="838.74">
                <text:p>838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818.59">
                <text:p>818.59</text:p>
              </table:table-cell>
              <table:table-cell office:value-type="float" office:value="818.59">
                <text:p>81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799.81">
                <text:p>799.81</text:p>
              </table:table-cell>
              <table:table-cell office:value-type="float" office:value="799.81">
                <text:p>799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782.23">
                <text:p>782.23</text:p>
              </table:table-cell>
              <table:table-cell office:value-type="float" office:value="782.23">
                <text:p>782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765.68">
                <text:p>765.68</text:p>
              </table:table-cell>
              <table:table-cell office:value-type="float" office:value="765.68">
                <text:p>765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750.06">
                <text:p>750.06</text:p>
              </table:table-cell>
              <table:table-cell office:value-type="float" office:value="750.06">
                <text:p>75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735.26">
                <text:p>735.26</text:p>
              </table:table-cell>
              <table:table-cell office:value-type="float" office:value="735.25">
                <text:p>73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721.18">
                <text:p>721.18</text:p>
              </table:table-cell>
              <table:table-cell office:value-type="float" office:value="721.17">
                <text:p>721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707.75">
                <text:p>707.75</text:p>
              </table:table-cell>
              <table:table-cell office:value-type="float" office:value="707.75">
                <text:p>707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694.9">
                <text:p>694.9</text:p>
              </table:table-cell>
              <table:table-cell office:value-type="float" office:value="694.9">
                <text:p>69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682.59">
                <text:p>682.59</text:p>
              </table:table-cell>
              <table:table-cell office:value-type="float" office:value="682.58">
                <text:p>682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670.75">
                <text:p>670.75</text:p>
              </table:table-cell>
              <table:table-cell office:value-type="float" office:value="670.75">
                <text:p>670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659.34">
                <text:p>659.34</text:p>
              </table:table-cell>
              <table:table-cell office:value-type="float" office:value="659.34">
                <text:p>659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648.34">
                <text:p>648.34</text:p>
              </table:table-cell>
              <table:table-cell office:value-type="float" office:value="648.33">
                <text:p>648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637.69">
                <text:p>637.69</text:p>
              </table:table-cell>
              <table:table-cell office:value-type="float" office:value="637.69">
                <text:p>637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627.38">
                <text:p>627.38</text:p>
              </table:table-cell>
              <table:table-cell office:value-type="float" office:value="627.38">
                <text:p>627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617.38">
                <text:p>617.38</text:p>
              </table:table-cell>
              <table:table-cell office:value-type="float" office:value="617.37">
                <text:p>617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607.66">
                <text:p>607.66</text:p>
              </table:table-cell>
              <table:table-cell office:value-type="float" office:value="607.65">
                <text:p>607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598.2">
                <text:p>598.2</text:p>
              </table:table-cell>
              <table:table-cell office:value-type="float" office:value="598.2">
                <text:p>59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588.98">
                <text:p>588.98</text:p>
              </table:table-cell>
              <table:table-cell office:value-type="float" office:value="588.98">
                <text:p>588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571.23">
                <text:p>571.23</text:p>
              </table:table-cell>
              <table:table-cell office:value-type="float" office:value="571.22">
                <text:p>571.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562.65">
                <text:p>562.65</text:p>
              </table:table-cell>
              <table:table-cell office:value-type="float" office:value="562.65">
                <text:p>562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554.27">
                <text:p>554.27</text:p>
              </table:table-cell>
              <table:table-cell office:value-type="float" office:value="554.27">
                <text:p>554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546.06">
                <text:p>546.06</text:p>
              </table:table-cell>
              <table:table-cell office:value-type="float" office:value="546.06">
                <text:p>546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538.02">
                <text:p>538.02</text:p>
              </table:table-cell>
              <table:table-cell office:value-type="float" office:value="538.02">
                <text:p>538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530.15">
                <text:p>530.15</text:p>
              </table:table-cell>
              <table:table-cell office:value-type="float" office:value="530.15">
                <text:p>53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522.42">
                <text:p>522.42</text:p>
              </table:table-cell>
              <table:table-cell office:value-type="float" office:value="522.42">
                <text:p>522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514.84">
                <text:p>514.84</text:p>
              </table:table-cell>
              <table:table-cell office:value-type="float" office:value="514.84">
                <text:p>514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507.4">
                <text:p>507.4</text:p>
              </table:table-cell>
              <table:table-cell office:value-type="float" office:value="507.4">
                <text:p>507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500.09">
                <text:p>500.09</text:p>
              </table:table-cell>
              <table:table-cell office:value-type="float" office:value="500.09">
                <text:p>500.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492.91">
                <text:p>492.91</text:p>
              </table:table-cell>
              <table:table-cell office:value-type="float" office:value="492.91">
                <text:p>492.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485.85">
                <text:p>485.85</text:p>
              </table:table-cell>
              <table:table-cell office:value-type="float" office:value="485.85">
                <text:p>485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478.92">
                <text:p>478.92</text:p>
              </table:table-cell>
              <table:table-cell office:value-type="float" office:value="478.92">
                <text:p>478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472.09">
                <text:p>472.09</text:p>
              </table:table-cell>
              <table:table-cell office:value-type="float" office:value="472.09">
                <text:p>472.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465.38">
                <text:p>465.38</text:p>
              </table:table-cell>
              <table:table-cell office:value-type="float" office:value="465.38">
                <text:p>465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458.78">
                <text:p>458.78</text:p>
              </table:table-cell>
              <table:table-cell office:value-type="float" office:value="458.78">
                <text:p>458.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452.29">
                <text:p>452.29</text:p>
              </table:table-cell>
              <table:table-cell office:value-type="float" office:value="452.29">
                <text:p>452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445.89">
                <text:p>445.89</text:p>
              </table:table-cell>
              <table:table-cell office:value-type="float" office:value="445.89">
                <text:p>445.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439.6">
                <text:p>439.6</text:p>
              </table:table-cell>
              <table:table-cell office:value-type="float" office:value="439.6">
                <text:p>43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433.4">
                <text:p>433.4</text:p>
              </table:table-cell>
              <table:table-cell office:value-type="float" office:value="433.4">
                <text:p>433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27.3">
                <text:p>427.3</text:p>
              </table:table-cell>
              <table:table-cell office:value-type="float" office:value="427.3">
                <text:p>427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21.3">
                <text:p>421.3</text:p>
              </table:table-cell>
              <table:table-cell office:value-type="float" office:value="421.3">
                <text:p>421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15.38">
                <text:p>415.38</text:p>
              </table:table-cell>
              <table:table-cell office:value-type="float" office:value="415.38">
                <text:p>415.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09.56">
                <text:p>409.56</text:p>
              </table:table-cell>
              <table:table-cell office:value-type="float" office:value="409.55">
                <text:p>409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03.82">
                <text:p>403.82</text:p>
              </table:table-cell>
              <table:table-cell office:value-type="float" office:value="403.82">
                <text:p>403.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398.16">
                <text:p>398.16</text:p>
              </table:table-cell>
              <table:table-cell office:value-type="float" office:value="398.16">
                <text:p>398.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392.6">
                <text:p>392.6</text:p>
              </table:table-cell>
              <table:table-cell office:value-type="float" office:value="392.6">
                <text:p>392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387.11">
                <text:p>387.11</text:p>
              </table:table-cell>
              <table:table-cell office:value-type="float" office:value="387.11">
                <text:p>387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381.71">
                <text:p>381.71</text:p>
              </table:table-cell>
              <table:table-cell office:value-type="float" office:value="381.71">
                <text:p>381.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376.38">
                <text:p>376.38</text:p>
              </table:table-cell>
              <table:table-cell office:value-type="float" office:value="376.38">
                <text:p>376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371.14">
                <text:p>371.14</text:p>
              </table:table-cell>
              <table:table-cell office:value-type="float" office:value="371.14">
                <text:p>371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365.97">
                <text:p>365.97</text:p>
              </table:table-cell>
              <table:table-cell office:value-type="float" office:value="365.97">
                <text:p>365.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360.88">
                <text:p>360.88</text:p>
              </table:table-cell>
              <table:table-cell office:value-type="float" office:value="360.88">
                <text:p>360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355.86">
                <text:p>355.86</text:p>
              </table:table-cell>
              <table:table-cell office:value-type="float" office:value="355.86">
                <text:p>355.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350.92">
                <text:p>350.92</text:p>
              </table:table-cell>
              <table:table-cell office:value-type="float" office:value="350.91">
                <text:p>350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346.04">
                <text:p>346.04</text:p>
              </table:table-cell>
              <table:table-cell office:value-type="float" office:value="346.04">
                <text:p>346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341.24">
                <text:p>341.24</text:p>
              </table:table-cell>
              <table:table-cell office:value-type="float" office:value="341.24">
                <text:p>341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336.51">
                <text:p>336.51</text:p>
              </table:table-cell>
              <table:table-cell office:value-type="float" office:value="336.51">
                <text:p>336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331.85">
                <text:p>331.85</text:p>
              </table:table-cell>
              <table:table-cell office:value-type="float" office:value="331.85">
                <text:p>331.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327.26">
                <text:p>327.26</text:p>
              </table:table-cell>
              <table:table-cell office:value-type="float" office:value="327.26">
                <text:p>327.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322.73">
                <text:p>322.73</text:p>
              </table:table-cell>
              <table:table-cell office:value-type="float" office:value="322.73">
                <text:p>322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318.27">
                <text:p>318.27</text:p>
              </table:table-cell>
              <table:table-cell office:value-type="float" office:value="318.27">
                <text:p>318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313.88">
                <text:p>313.88</text:p>
              </table:table-cell>
              <table:table-cell office:value-type="float" office:value="313.88">
                <text:p>313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09.55">
                <text:p>309.55</text:p>
              </table:table-cell>
              <table:table-cell office:value-type="float" office:value="309.55">
                <text:p>309.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305.28">
                <text:p>305.28</text:p>
              </table:table-cell>
              <table:table-cell office:value-type="float" office:value="305.28">
                <text:p>305.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301.07">
                <text:p>301.07</text:p>
              </table:table-cell>
              <table:table-cell office:value-type="float" office:value="301.07">
                <text:p>301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296.93">
                <text:p>296.93</text:p>
              </table:table-cell>
              <table:table-cell office:value-type="float" office:value="296.93">
                <text:p>296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292.84">
                <text:p>292.84</text:p>
              </table:table-cell>
              <table:table-cell office:value-type="float" office:value="292.84">
                <text:p>292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288.82">
                <text:p>288.82</text:p>
              </table:table-cell>
              <table:table-cell office:value-type="float" office:value="288.82">
                <text:p>288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284.85">
                <text:p>284.85</text:p>
              </table:table-cell>
              <table:table-cell office:value-type="float" office:value="284.85">
                <text:p>284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280.94">
                <text:p>280.94</text:p>
              </table:table-cell>
              <table:table-cell office:value-type="float" office:value="280.94">
                <text:p>280.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277.09">
                <text:p>277.09</text:p>
              </table:table-cell>
              <table:table-cell office:value-type="float" office:value="277.09">
                <text:p>277.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273.29">
                <text:p>273.29</text:p>
              </table:table-cell>
              <table:table-cell office:value-type="float" office:value="273.29">
                <text:p>273.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269.55">
                <text:p>269.55</text:p>
              </table:table-cell>
              <table:table-cell office:value-type="float" office:value="269.55">
                <text:p>269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265.87">
                <text:p>265.87</text:p>
              </table:table-cell>
              <table:table-cell office:value-type="float" office:value="265.86">
                <text:p>265.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262.23">
                <text:p>262.23</text:p>
              </table:table-cell>
              <table:table-cell office:value-type="float" office:value="262.23">
                <text:p>262.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258.65">
                <text:p>258.65</text:p>
              </table:table-cell>
              <table:table-cell office:value-type="float" office:value="258.65">
                <text:p>258.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255.12">
                <text:p>255.12</text:p>
              </table:table-cell>
              <table:table-cell office:value-type="float" office:value="255.12">
                <text:p>255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51.64">
                <text:p>251.64</text:p>
              </table:table-cell>
              <table:table-cell office:value-type="float" office:value="251.64">
                <text:p>251.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48.22">
                <text:p>248.22</text:p>
              </table:table-cell>
              <table:table-cell office:value-type="float" office:value="248.22">
                <text:p>248.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44.84">
                <text:p>244.84</text:p>
              </table:table-cell>
              <table:table-cell office:value-type="float" office:value="244.84">
                <text:p>244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41.51">
                <text:p>241.51</text:p>
              </table:table-cell>
              <table:table-cell office:value-type="float" office:value="241.51">
                <text:p>241.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38.23">
                <text:p>238.23</text:p>
              </table:table-cell>
              <table:table-cell office:value-type="float" office:value="238.23">
                <text:p>238.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31.81">
                <text:p>231.81</text:p>
              </table:table-cell>
              <table:table-cell office:value-type="float" office:value="231.81">
                <text:p>231.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28.67">
                <text:p>228.67</text:p>
              </table:table-cell>
              <table:table-cell office:value-type="float" office:value="228.67">
                <text:p>228.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25.58">
                <text:p>225.58</text:p>
              </table:table-cell>
              <table:table-cell office:value-type="float" office:value="225.58">
                <text:p>225.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22.53">
                <text:p>222.53</text:p>
              </table:table-cell>
              <table:table-cell office:value-type="float" office:value="222.53">
                <text:p>222.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19.52">
                <text:p>219.52</text:p>
              </table:table-cell>
              <table:table-cell office:value-type="float" office:value="219.52">
                <text:p>219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16.56">
                <text:p>216.56</text:p>
              </table:table-cell>
              <table:table-cell office:value-type="float" office:value="216.56">
                <text:p>216.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13.64">
                <text:p>213.64</text:p>
              </table:table-cell>
              <table:table-cell office:value-type="float" office:value="213.64">
                <text:p>213.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10.76">
                <text:p>210.76</text:p>
              </table:table-cell>
              <table:table-cell office:value-type="float" office:value="210.76">
                <text:p>210.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07.92">
                <text:p>207.92</text:p>
              </table:table-cell>
              <table:table-cell office:value-type="float" office:value="207.92">
                <text:p>207.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05.13">
                <text:p>205.13</text:p>
              </table:table-cell>
              <table:table-cell office:value-type="float" office:value="205.13">
                <text:p>205.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02.37">
                <text:p>202.37</text:p>
              </table:table-cell>
              <table:table-cell office:value-type="float" office:value="202.37">
                <text:p>202.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99.66">
                <text:p>199.66</text:p>
              </table:table-cell>
              <table:table-cell office:value-type="float" office:value="199.66">
                <text:p>199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96.98">
                <text:p>196.98</text:p>
              </table:table-cell>
              <table:table-cell office:value-type="float" office:value="196.98">
                <text:p>196.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94.34">
                <text:p>194.34</text:p>
              </table:table-cell>
              <table:table-cell office:value-type="float" office:value="194.34">
                <text:p>194.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91.74">
                <text:p>191.74</text:p>
              </table:table-cell>
              <table:table-cell office:value-type="float" office:value="191.74">
                <text:p>191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89.18">
                <text:p>189.18</text:p>
              </table:table-cell>
              <table:table-cell office:value-type="float" office:value="189.18">
                <text:p>189.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86.65">
                <text:p>186.65</text:p>
              </table:table-cell>
              <table:table-cell office:value-type="float" office:value="186.65">
                <text:p>186.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84.16">
                <text:p>184.16</text:p>
              </table:table-cell>
              <table:table-cell office:value-type="float" office:value="184.16">
                <text:p>184.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81.71">
                <text:p>181.71</text:p>
              </table:table-cell>
              <table:table-cell office:value-type="float" office:value="181.71">
                <text:p>181.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79.29">
                <text:p>179.29</text:p>
              </table:table-cell>
              <table:table-cell office:value-type="float" office:value="179.29">
                <text:p>179.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76.91">
                <text:p>176.91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74.56">
                <text:p>174.56</text:p>
              </table:table-cell>
              <table:table-cell office:value-type="float" office:value="174.55">
                <text:p>174.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72.24">
                <text:p>172.24</text:p>
              </table:table-cell>
              <table:table-cell office:value-type="float" office:value="172.24">
                <text:p>172.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69.96">
                <text:p>169.96</text:p>
              </table:table-cell>
              <table:table-cell office:value-type="float" office:value="169.95">
                <text:p>169.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67.7">
                <text:p>167.7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65.49">
                <text:p>165.49</text:p>
              </table:table-cell>
              <table:table-cell office:value-type="float" office:value="165.48">
                <text:p>165.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63.3">
                <text:p>163.3</text:p>
              </table:table-cell>
              <table:table-cell office:value-type="float" office:value="163.3">
                <text:p>163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61.14">
                <text:p>161.14</text:p>
              </table:table-cell>
              <table:table-cell office:value-type="float" office:value="161.14">
                <text:p>161.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59.02">
                <text:p>159.02</text:p>
              </table:table-cell>
              <table:table-cell office:value-type="float" office:value="159.02">
                <text:p>159.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56.92">
                <text:p>156.92</text:p>
              </table:table-cell>
              <table:table-cell office:value-type="float" office:value="156.92">
                <text:p>156.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54.86">
                <text:p>154.86</text:p>
              </table:table-cell>
              <table:table-cell office:value-type="float" office:value="154.86">
                <text:p>154.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52.82">
                <text:p>152.82</text:p>
              </table:table-cell>
              <table:table-cell office:value-type="float" office:value="152.82">
                <text:p>152.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50.81">
                <text:p>150.81</text:p>
              </table:table-cell>
              <table:table-cell office:value-type="float" office:value="150.81">
                <text:p>150.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48.84">
                <text:p>148.84</text:p>
              </table:table-cell>
              <table:table-cell office:value-type="float" office:value="148.83">
                <text:p>148.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46.88">
                <text:p>146.88</text:p>
              </table:table-cell>
              <table:table-cell office:value-type="float" office:value="146.88">
                <text:p>146.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44.96">
                <text:p>144.96</text:p>
              </table:table-cell>
              <table:table-cell office:value-type="float" office:value="144.96">
                <text:p>144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43.07">
                <text:p>143.07</text:p>
              </table:table-cell>
              <table:table-cell office:value-type="float" office:value="143.06">
                <text:p>143.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41.2">
                <text:p>141.2</text:p>
              </table:table-cell>
              <table:table-cell office:value-type="float" office:value="141.2">
                <text:p>141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39.35">
                <text:p>139.35</text:p>
              </table:table-cell>
              <table:table-cell office:value-type="float" office:value="139.35">
                <text:p>139.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37.54">
                <text:p>137.54</text:p>
              </table:table-cell>
              <table:table-cell office:value-type="float" office:value="137.54">
                <text:p>137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35.75">
                <text:p>135.75</text:p>
              </table:table-cell>
              <table:table-cell office:value-type="float" office:value="135.75">
                <text:p>135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33.98">
                <text:p>133.98</text:p>
              </table:table-cell>
              <table:table-cell office:value-type="float" office:value="133.98">
                <text:p>133.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32.24">
                <text:p>132.24</text:p>
              </table:table-cell>
              <table:table-cell office:value-type="float" office:value="132.24">
                <text:p>132.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30.52">
                <text:p>130.52</text:p>
              </table:table-cell>
              <table:table-cell office:value-type="float" office:value="130.52">
                <text:p>130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28.83">
                <text:p>128.83</text:p>
              </table:table-cell>
              <table:table-cell office:value-type="float" office:value="128.83">
                <text:p>128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27.16">
                <text:p>127.16</text:p>
              </table:table-cell>
              <table:table-cell office:value-type="float" office:value="127.16">
                <text:p>127.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25.52">
                <text:p>125.52</text:p>
              </table:table-cell>
              <table:table-cell office:value-type="float" office:value="125.52">
                <text:p>125.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23.9">
                <text:p>123.9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22.3">
                <text:p>122.3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20.72">
                <text:p>120.72</text:p>
              </table:table-cell>
              <table:table-cell office:value-type="float" office:value="120.72">
                <text:p>120.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19.17">
                <text:p>119.17</text:p>
              </table:table-cell>
              <table:table-cell office:value-type="float" office:value="119.17">
                <text:p>119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17.64">
                <text:p>117.64</text:p>
              </table:table-cell>
              <table:table-cell office:value-type="float" office:value="117.63">
                <text:p>117.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16.12">
                <text:p>116.12</text:p>
              </table:table-cell>
              <table:table-cell office:value-type="float" office:value="116.12">
                <text:p>116.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14.63">
                <text:p>114.63</text:p>
              </table:table-cell>
              <table:table-cell office:value-type="float" office:value="114.63">
                <text:p>114.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13.16">
                <text:p>113.16</text:p>
              </table:table-cell>
              <table:table-cell office:value-type="float" office:value="113.16">
                <text:p>113.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11.72">
                <text:p>111.72</text:p>
              </table:table-cell>
              <table:table-cell office:value-type="float" office:value="111.71">
                <text:p>111.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10.29">
                <text:p>110.29</text:p>
              </table:table-cell>
              <table:table-cell office:value-type="float" office:value="110.29">
                <text:p>110.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08.88">
                <text:p>108.88</text:p>
              </table:table-cell>
              <table:table-cell office:value-type="float" office:value="108.88">
                <text:p>108.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07.49">
                <text:p>107.49</text:p>
              </table:table-cell>
              <table:table-cell office:value-type="float" office:value="107.49">
                <text:p>107.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06.12">
                <text:p>106.12</text:p>
              </table:table-cell>
              <table:table-cell office:value-type="float" office:value="106.12">
                <text:p>106.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04.77">
                <text:p>104.77</text:p>
              </table:table-cell>
              <table:table-cell office:value-type="float" office:value="104.77">
                <text:p>104.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03.44">
                <text:p>103.44</text:p>
              </table:table-cell>
              <table:table-cell office:value-type="float" office:value="103.43">
                <text:p>103.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02.12">
                <text:p>102.12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00.83">
                <text:p>100.83</text:p>
              </table:table-cell>
              <table:table-cell office:value-type="float" office:value="100.83">
                <text:p>100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99.549">
                <text:p>99.549</text:p>
              </table:table-cell>
              <table:table-cell office:value-type="float" office:value="99.547">
                <text:p>99.5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98.289">
                <text:p>98.289</text:p>
              </table:table-cell>
              <table:table-cell office:value-type="float" office:value="98.288">
                <text:p>98.2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97.046">
                <text:p>97.046</text:p>
              </table:table-cell>
              <table:table-cell office:value-type="float" office:value="97.045">
                <text:p>97.0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95.821">
                <text:p>95.821</text:p>
              </table:table-cell>
              <table:table-cell office:value-type="float" office:value="95.82">
                <text:p>95.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4.613">
                <text:p>94.613</text:p>
              </table:table-cell>
              <table:table-cell office:value-type="float" office:value="94.611">
                <text:p>94.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3.421">
                <text:p>93.421</text:p>
              </table:table-cell>
              <table:table-cell office:value-type="float" office:value="93.42">
                <text:p>93.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2.245">
                <text:p>92.245</text:p>
              </table:table-cell>
              <table:table-cell office:value-type="float" office:value="92.244">
                <text:p>92.2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1.086">
                <text:p>91.086</text:p>
              </table:table-cell>
              <table:table-cell office:value-type="float" office:value="91.085">
                <text:p>91.0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89.943">
                <text:p>89.943</text:p>
              </table:table-cell>
              <table:table-cell office:value-type="float" office:value="89.942">
                <text:p>89.9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88.816">
                <text:p>88.816</text:p>
              </table:table-cell>
              <table:table-cell office:value-type="float" office:value="88.814">
                <text:p>88.8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87.703">
                <text:p>87.703</text:p>
              </table:table-cell>
              <table:table-cell office:value-type="float" office:value="87.702">
                <text:p>87.7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86.607">
                <text:p>86.607</text:p>
              </table:table-cell>
              <table:table-cell office:value-type="float" office:value="86.606">
                <text:p>86.6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85.525">
                <text:p>85.525</text:p>
              </table:table-cell>
              <table:table-cell office:value-type="float" office:value="85.524">
                <text:p>85.5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84.458">
                <text:p>84.458</text:p>
              </table:table-cell>
              <table:table-cell office:value-type="float" office:value="84.457">
                <text:p>84.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83.406">
                <text:p>83.406</text:p>
              </table:table-cell>
              <table:table-cell office:value-type="float" office:value="83.405">
                <text:p>83.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82.368">
                <text:p>82.368</text:p>
              </table:table-cell>
              <table:table-cell office:value-type="float" office:value="82.367">
                <text:p>82.3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81.344">
                <text:p>81.344</text:p>
              </table:table-cell>
              <table:table-cell office:value-type="float" office:value="81.343">
                <text:p>81.3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80.334">
                <text:p>80.334</text:p>
              </table:table-cell>
              <table:table-cell office:value-type="float" office:value="80.333">
                <text:p>80.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79.338">
                <text:p>79.338</text:p>
              </table:table-cell>
              <table:table-cell office:value-type="float" office:value="79.337">
                <text:p>79.3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78.356">
                <text:p>78.356</text:p>
              </table:table-cell>
              <table:table-cell office:value-type="float" office:value="78.355">
                <text:p>78.3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77.386">
                <text:p>77.386</text:p>
              </table:table-cell>
              <table:table-cell office:value-type="float" office:value="77.385">
                <text:p>77.3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76.431">
                <text:p>76.431</text:p>
              </table:table-cell>
              <table:table-cell office:value-type="float" office:value="76.429">
                <text:p>76.4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75.488">
                <text:p>75.488</text:p>
              </table:table-cell>
              <table:table-cell office:value-type="float" office:value="75.487">
                <text:p>75.4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74.557">
                <text:p>74.557</text:p>
              </table:table-cell>
              <table:table-cell office:value-type="float" office:value="74.556">
                <text:p>74.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73.64">
                <text:p>73.64</text:p>
              </table:table-cell>
              <table:table-cell office:value-type="float" office:value="73.639">
                <text:p>73.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72.735">
                <text:p>72.735</text:p>
              </table:table-cell>
              <table:table-cell office:value-type="float" office:value="72.734">
                <text:p>72.7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71.842">
                <text:p>71.842</text:p>
              </table:table-cell>
              <table:table-cell office:value-type="float" office:value="71.841">
                <text:p>71.8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70.961">
                <text:p>70.961</text:p>
              </table:table-cell>
              <table:table-cell office:value-type="float" office:value="70.96">
                <text:p>70.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70.092">
                <text:p>70.092</text:p>
              </table:table-cell>
              <table:table-cell office:value-type="float" office:value="70.091">
                <text:p>70.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69.235">
                <text:p>69.235</text:p>
              </table:table-cell>
              <table:table-cell office:value-type="float" office:value="69.234">
                <text:p>69.2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68.39">
                <text:p>68.39</text:p>
              </table:table-cell>
              <table:table-cell office:value-type="float" office:value="68.388">
                <text:p>68.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67.555">
                <text:p>67.555</text:p>
              </table:table-cell>
              <table:table-cell office:value-type="float" office:value="67.554">
                <text:p>67.5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66.732">
                <text:p>66.732</text:p>
              </table:table-cell>
              <table:table-cell office:value-type="float" office:value="66.731">
                <text:p>66.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65.92">
                <text:p>65.92</text:p>
              </table:table-cell>
              <table:table-cell office:value-type="float" office:value="65.919">
                <text:p>65.9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65.119">
                <text:p>65.119</text:p>
              </table:table-cell>
              <table:table-cell office:value-type="float" office:value="65.118">
                <text:p>65.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64.329">
                <text:p>64.329</text:p>
              </table:table-cell>
              <table:table-cell office:value-type="float" office:value="64.328">
                <text:p>64.3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63.55">
                <text:p>63.55</text:p>
              </table:table-cell>
              <table:table-cell office:value-type="float" office:value="63.549">
                <text:p>63.5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30 percent'.A2:'30 percent'.A202 '30 percent'.C1:'30 percent'.C202 '30 percent'.J1:'3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C2:'30 percent'.C202" chart:label-cell-address="'30 percent'.C1:'30 percent'.C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J2:'30 percent'.J202" chart:label-cell-address="'30 percent'.J1:'3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30 percent'.C1:'30 percent'.C1</svg:desc>
                </draw:g>
              </table:table-cell>
              <table:table-cell office:value-type="string">
                <text:p>noapc Iia</text:p>
                <draw:g>
                  <svg:desc>'30 percent'.J1:'3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C2:'30 percent'.C202</svg:desc>
                </draw:g>
              </table:table-cell>
              <table:table-cell office:value-type="float" office:value="0">
                <text:p>0</text:p>
                <draw:g>
                  <svg:desc>'30 percent'.J2:'3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54068">
                <text:p>0.54068</text:p>
              </table:table-cell>
              <table:table-cell office:value-type="float" office:value="0.54285">
                <text:p>0.54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3.1913">
                <text:p>3.1913</text:p>
              </table:table-cell>
              <table:table-cell office:value-type="float" office:value="3.1887">
                <text:p>3.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6.838">
                <text:p>16.838</text:p>
              </table:table-cell>
              <table:table-cell office:value-type="float" office:value="16.831">
                <text:p>16.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55.128">
                <text:p>55.128</text:p>
              </table:table-cell>
              <table:table-cell office:value-type="float" office:value="55.116">
                <text:p>55.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99.253">
                <text:p>99.253</text:p>
              </table:table-cell>
              <table:table-cell office:value-type="float" office:value="99.233">
                <text:p>99.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6.73">
                <text:p>136.73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67.26">
                <text:p>167.26</text:p>
              </table:table-cell>
              <table:table-cell office:value-type="float" office:value="167.23">
                <text:p>167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87.83">
                <text:p>187.83</text:p>
              </table:table-cell>
              <table:table-cell office:value-type="float" office:value="187.78">
                <text:p>187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202.21">
                <text:p>202.21</text:p>
              </table:table-cell>
              <table:table-cell office:value-type="float" office:value="202.16">
                <text:p>202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211.29">
                <text:p>211.29</text:p>
              </table:table-cell>
              <table:table-cell office:value-type="float" office:value="211.24">
                <text:p>211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216.12">
                <text:p>216.12</text:p>
              </table:table-cell>
              <table:table-cell office:value-type="float" office:value="216.07">
                <text:p>216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218.29">
                <text:p>218.29</text:p>
              </table:table-cell>
              <table:table-cell office:value-type="float" office:value="218.24">
                <text:p>218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218.64">
                <text:p>218.64</text:p>
              </table:table-cell>
              <table:table-cell office:value-type="float" office:value="218.58">
                <text:p>218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217.72">
                <text:p>217.72</text:p>
              </table:table-cell>
              <table:table-cell office:value-type="float" office:value="217.67">
                <text:p>217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15.94">
                <text:p>215.94</text:p>
              </table:table-cell>
              <table:table-cell office:value-type="float" office:value="215.89">
                <text:p>215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213.59">
                <text:p>213.59</text:p>
              </table:table-cell>
              <table:table-cell office:value-type="float" office:value="213.54">
                <text:p>213.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210.87">
                <text:p>210.87</text:p>
              </table:table-cell>
              <table:table-cell office:value-type="float" office:value="210.81">
                <text:p>210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07.92">
                <text:p>207.92</text:p>
              </table:table-cell>
              <table:table-cell office:value-type="float" office:value="207.87">
                <text:p>207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204.86">
                <text:p>204.86</text:p>
              </table:table-cell>
              <table:table-cell office:value-type="float" office:value="204.81">
                <text:p>204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201.75">
                <text:p>201.75</text:p>
              </table:table-cell>
              <table:table-cell office:value-type="float" office:value="201.69">
                <text:p>201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98.63">
                <text:p>198.63</text:p>
              </table:table-cell>
              <table:table-cell office:value-type="float" office:value="198.58">
                <text:p>198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95.56">
                <text:p>195.56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92.54">
                <text:p>192.54</text:p>
              </table:table-cell>
              <table:table-cell office:value-type="float" office:value="192.48">
                <text:p>192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89.59">
                <text:p>189.59</text:p>
              </table:table-cell>
              <table:table-cell office:value-type="float" office:value="189.54">
                <text:p>189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86.72">
                <text:p>186.72</text:p>
              </table:table-cell>
              <table:table-cell office:value-type="float" office:value="186.67">
                <text:p>186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83.94">
                <text:p>183.94</text:p>
              </table:table-cell>
              <table:table-cell office:value-type="float" office:value="183.88">
                <text:p>183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81.24">
                <text:p>181.24</text:p>
              </table:table-cell>
              <table:table-cell office:value-type="float" office:value="181.19">
                <text:p>181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78.63">
                <text:p>178.63</text:p>
              </table:table-cell>
              <table:table-cell office:value-type="float" office:value="178.57">
                <text:p>178.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76.1">
                <text:p>176.1</text:p>
              </table:table-cell>
              <table:table-cell office:value-type="float" office:value="176.04">
                <text:p>176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73.64">
                <text:p>173.64</text:p>
              </table:table-cell>
              <table:table-cell office:value-type="float" office:value="173.59">
                <text:p>173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71.26">
                <text:p>171.26</text:p>
              </table:table-cell>
              <table:table-cell office:value-type="float" office:value="171.21">
                <text:p>171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68.95">
                <text:p>168.95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66.71">
                <text:p>166.71</text:p>
              </table:table-cell>
              <table:table-cell office:value-type="float" office:value="166.66">
                <text:p>166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64.53">
                <text:p>164.53</text:p>
              </table:table-cell>
              <table:table-cell office:value-type="float" office:value="164.48">
                <text:p>164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62.41">
                <text:p>162.41</text:p>
              </table:table-cell>
              <table:table-cell office:value-type="float" office:value="162.35">
                <text:p>162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60.34">
                <text:p>160.34</text:p>
              </table:table-cell>
              <table:table-cell office:value-type="float" office:value="160.28">
                <text:p>16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58.32">
                <text:p>158.32</text:p>
              </table:table-cell>
              <table:table-cell office:value-type="float" office:value="158.27">
                <text:p>158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56.35">
                <text:p>156.35</text:p>
              </table:table-cell>
              <table:table-cell office:value-type="float" office:value="156.29">
                <text:p>156.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54.42">
                <text:p>154.42</text:p>
              </table:table-cell>
              <table:table-cell office:value-type="float" office:value="154.37">
                <text:p>154.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52.54">
                <text:p>152.54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50.69">
                <text:p>150.69</text:p>
              </table:table-cell>
              <table:table-cell office:value-type="float" office:value="150.63">
                <text:p>150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48.87">
                <text:p>148.87</text:p>
              </table:table-cell>
              <table:table-cell office:value-type="float" office:value="148.81">
                <text:p>148.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47.09">
                <text:p>147.09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45.34">
                <text:p>145.34</text:p>
              </table:table-cell>
              <table:table-cell office:value-type="float" office:value="145.28">
                <text:p>145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43.62">
                <text:p>143.62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41.92">
                <text:p>141.92</text:p>
              </table:table-cell>
              <table:table-cell office:value-type="float" office:value="141.86">
                <text:p>141.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40.25">
                <text:p>140.25</text:p>
              </table:table-cell>
              <table:table-cell office:value-type="float" office:value="140.19">
                <text:p>140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38.61">
                <text:p>138.61</text:p>
              </table:table-cell>
              <table:table-cell office:value-type="float" office:value="138.55">
                <text:p>138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36.98">
                <text:p>136.98</text:p>
              </table:table-cell>
              <table:table-cell office:value-type="float" office:value="136.93">
                <text:p>136.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35.38">
                <text:p>135.38</text:p>
              </table:table-cell>
              <table:table-cell office:value-type="float" office:value="135.32">
                <text:p>135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33.8">
                <text:p>133.8</text:p>
              </table:table-cell>
              <table:table-cell office:value-type="float" office:value="133.74">
                <text:p>133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32.24">
                <text:p>132.24</text:p>
              </table:table-cell>
              <table:table-cell office:value-type="float" office:value="132.18">
                <text:p>132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30.7">
                <text:p>130.7</text:p>
              </table:table-cell>
              <table:table-cell office:value-type="float" office:value="130.64">
                <text:p>130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29.17">
                <text:p>129.17</text:p>
              </table:table-cell>
              <table:table-cell office:value-type="float" office:value="129.12">
                <text:p>129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27.67">
                <text:p>127.67</text:p>
              </table:table-cell>
              <table:table-cell office:value-type="float" office:value="127.61">
                <text:p>127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26.18">
                <text:p>126.18</text:p>
              </table:table-cell>
              <table:table-cell office:value-type="float" office:value="126.12">
                <text:p>126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24.7">
                <text:p>124.7</text:p>
              </table:table-cell>
              <table:table-cell office:value-type="float" office:value="124.65">
                <text:p>124.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23.24">
                <text:p>123.24</text:p>
              </table:table-cell>
              <table:table-cell office:value-type="float" office:value="123.19">
                <text:p>123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21.8">
                <text:p>121.8</text:p>
              </table:table-cell>
              <table:table-cell office:value-type="float" office:value="121.75">
                <text:p>121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20.38">
                <text:p>120.38</text:p>
              </table:table-cell>
              <table:table-cell office:value-type="float" office:value="120.32">
                <text:p>120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18.96">
                <text:p>118.96</text:p>
              </table:table-cell>
              <table:table-cell office:value-type="float" office:value="118.91">
                <text:p>118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17.56">
                <text:p>117.56</text:p>
              </table:table-cell>
              <table:table-cell office:value-type="float" office:value="117.51">
                <text:p>117.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16.18">
                <text:p>116.18</text:p>
              </table:table-cell>
              <table:table-cell office:value-type="float" office:value="116.12">
                <text:p>116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14.81">
                <text:p>114.81</text:p>
              </table:table-cell>
              <table:table-cell office:value-type="float" office:value="114.75">
                <text:p>114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13.45">
                <text:p>113.45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12.11">
                <text:p>112.11</text:p>
              </table:table-cell>
              <table:table-cell office:value-type="float" office:value="112.06">
                <text:p>112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10.78">
                <text:p>110.78</text:p>
              </table:table-cell>
              <table:table-cell office:value-type="float" office:value="110.73">
                <text:p>110.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09.47">
                <text:p>109.47</text:p>
              </table:table-cell>
              <table:table-cell office:value-type="float" office:value="109.41">
                <text:p>109.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08.16">
                <text:p>108.16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06.87">
                <text:p>106.87</text:p>
              </table:table-cell>
              <table:table-cell office:value-type="float" office:value="106.82">
                <text:p>106.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05.6">
                <text:p>105.6</text:p>
              </table:table-cell>
              <table:table-cell office:value-type="float" office:value="105.54">
                <text:p>105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04.33">
                <text:p>104.33</text:p>
              </table:table-cell>
              <table:table-cell office:value-type="float" office:value="104.28">
                <text:p>104.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03.08">
                <text:p>103.08</text:p>
              </table:table-cell>
              <table:table-cell office:value-type="float" office:value="103.03">
                <text:p>103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01.84">
                <text:p>101.84</text:p>
              </table:table-cell>
              <table:table-cell office:value-type="float" office:value="101.79">
                <text:p>101.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00.62">
                <text:p>100.62</text:p>
              </table:table-cell>
              <table:table-cell office:value-type="float" office:value="100.56">
                <text:p>100.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9.402">
                <text:p>99.402</text:p>
              </table:table-cell>
              <table:table-cell office:value-type="float" office:value="99.346">
                <text:p>99.3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8.2">
                <text:p>98.2</text:p>
              </table:table-cell>
              <table:table-cell office:value-type="float" office:value="98.144">
                <text:p>98.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97.01">
                <text:p>97.01</text:p>
              </table:table-cell>
              <table:table-cell office:value-type="float" office:value="96.955">
                <text:p>96.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95.833">
                <text:p>95.833</text:p>
              </table:table-cell>
              <table:table-cell office:value-type="float" office:value="95.778">
                <text:p>95.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4.667">
                <text:p>94.667</text:p>
              </table:table-cell>
              <table:table-cell office:value-type="float" office:value="94.612">
                <text:p>94.6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3.514">
                <text:p>93.514</text:p>
              </table:table-cell>
              <table:table-cell office:value-type="float" office:value="93.459">
                <text:p>93.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2.373">
                <text:p>92.373</text:p>
              </table:table-cell>
              <table:table-cell office:value-type="float" office:value="92.318">
                <text:p>92.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1.243">
                <text:p>91.243</text:p>
              </table:table-cell>
              <table:table-cell office:value-type="float" office:value="91.189">
                <text:p>91.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0.126">
                <text:p>90.126</text:p>
              </table:table-cell>
              <table:table-cell office:value-type="float" office:value="90.071">
                <text:p>90.0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9.02">
                <text:p>89.02</text:p>
              </table:table-cell>
              <table:table-cell office:value-type="float" office:value="88.966">
                <text:p>88.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7.926">
                <text:p>87.926</text:p>
              </table:table-cell>
              <table:table-cell office:value-type="float" office:value="87.872">
                <text:p>87.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86.844">
                <text:p>86.844</text:p>
              </table:table-cell>
              <table:table-cell office:value-type="float" office:value="86.79">
                <text:p>86.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85.773">
                <text:p>85.773</text:p>
              </table:table-cell>
              <table:table-cell office:value-type="float" office:value="85.719">
                <text:p>85.7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84.713">
                <text:p>84.713</text:p>
              </table:table-cell>
              <table:table-cell office:value-type="float" office:value="84.659">
                <text:p>84.6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83.665">
                <text:p>83.665</text:p>
              </table:table-cell>
              <table:table-cell office:value-type="float" office:value="83.612">
                <text:p>83.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2.629">
                <text:p>82.629</text:p>
              </table:table-cell>
              <table:table-cell office:value-type="float" office:value="82.575">
                <text:p>82.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1.603">
                <text:p>81.603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80.589">
                <text:p>80.589</text:p>
              </table:table-cell>
              <table:table-cell office:value-type="float" office:value="80.536">
                <text:p>80.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9.586">
                <text:p>79.586</text:p>
              </table:table-cell>
              <table:table-cell office:value-type="float" office:value="79.533">
                <text:p>79.5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8.594">
                <text:p>78.594</text:p>
              </table:table-cell>
              <table:table-cell office:value-type="float" office:value="78.541">
                <text:p>78.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7.613">
                <text:p>77.613</text:p>
              </table:table-cell>
              <table:table-cell office:value-type="float" office:value="77.561">
                <text:p>77.5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6.643">
                <text:p>76.643</text:p>
              </table:table-cell>
              <table:table-cell office:value-type="float" office:value="76.591">
                <text:p>76.5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5.684">
                <text:p>75.684</text:p>
              </table:table-cell>
              <table:table-cell office:value-type="float" office:value="75.632">
                <text:p>75.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4.736">
                <text:p>74.736</text:p>
              </table:table-cell>
              <table:table-cell office:value-type="float" office:value="74.683">
                <text:p>74.6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3.798">
                <text:p>73.798</text:p>
              </table:table-cell>
              <table:table-cell office:value-type="float" office:value="73.746">
                <text:p>73.7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2.871">
                <text:p>72.871</text:p>
              </table:table-cell>
              <table:table-cell office:value-type="float" office:value="72.819">
                <text:p>72.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1.954">
                <text:p>71.954</text:p>
              </table:table-cell>
              <table:table-cell office:value-type="float" office:value="71.902">
                <text:p>71.9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1.048">
                <text:p>71.048</text:p>
              </table:table-cell>
              <table:table-cell office:value-type="float" office:value="70.996">
                <text:p>70.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0.152">
                <text:p>70.15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69.267">
                <text:p>69.267</text:p>
              </table:table-cell>
              <table:table-cell office:value-type="float" office:value="69.215">
                <text:p>69.2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68.391">
                <text:p>68.391</text:p>
              </table:table-cell>
              <table:table-cell office:value-type="float" office:value="68.34">
                <text:p>68.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67.526">
                <text:p>67.526</text:p>
              </table:table-cell>
              <table:table-cell office:value-type="float" office:value="67.475">
                <text:p>67.4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66.671">
                <text:p>66.671</text:p>
              </table:table-cell>
              <table:table-cell office:value-type="float" office:value="66.619">
                <text:p>66.6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65.825">
                <text:p>65.825</text:p>
              </table:table-cell>
              <table:table-cell office:value-type="float" office:value="65.774">
                <text:p>65.7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64.99">
                <text:p>64.99</text:p>
              </table:table-cell>
              <table:table-cell office:value-type="float" office:value="64.939">
                <text:p>64.9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64.164">
                <text:p>64.164</text:p>
              </table:table-cell>
              <table:table-cell office:value-type="float" office:value="64.113">
                <text:p>64.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3.348">
                <text:p>63.348</text:p>
              </table:table-cell>
              <table:table-cell office:value-type="float" office:value="63.298">
                <text:p>63.2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2.542">
                <text:p>62.542</text:p>
              </table:table-cell>
              <table:table-cell office:value-type="float" office:value="62.491">
                <text:p>62.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1.745">
                <text:p>61.745</text:p>
              </table:table-cell>
              <table:table-cell office:value-type="float" office:value="61.695">
                <text:p>61.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0.957">
                <text:p>60.957</text:p>
              </table:table-cell>
              <table:table-cell office:value-type="float" office:value="60.907">
                <text:p>60.9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0.179">
                <text:p>60.179</text:p>
              </table:table-cell>
              <table:table-cell office:value-type="float" office:value="60.129">
                <text:p>60.1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59.41">
                <text:p>59.41</text:p>
              </table:table-cell>
              <table:table-cell office:value-type="float" office:value="59.36">
                <text:p>59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58.651">
                <text:p>58.651</text:p>
              </table:table-cell>
              <table:table-cell office:value-type="float" office:value="58.601">
                <text:p>58.6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57.9">
                <text:p>57.9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57.158">
                <text:p>57.158</text:p>
              </table:table-cell>
              <table:table-cell office:value-type="float" office:value="57.109">
                <text:p>57.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56.426">
                <text:p>56.426</text:p>
              </table:table-cell>
              <table:table-cell office:value-type="float" office:value="56.376">
                <text:p>56.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55.702">
                <text:p>55.702</text:p>
              </table:table-cell>
              <table:table-cell office:value-type="float" office:value="55.653">
                <text:p>55.6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4.986">
                <text:p>54.986</text:p>
              </table:table-cell>
              <table:table-cell office:value-type="float" office:value="54.937">
                <text:p>54.9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4.28">
                <text:p>54.28</text:p>
              </table:table-cell>
              <table:table-cell office:value-type="float" office:value="54.231">
                <text:p>54.2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3.582">
                <text:p>53.582</text:p>
              </table:table-cell>
              <table:table-cell office:value-type="float" office:value="53.533">
                <text:p>53.5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2.892">
                <text:p>52.892</text:p>
              </table:table-cell>
              <table:table-cell office:value-type="float" office:value="52.844">
                <text:p>52.8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2.211">
                <text:p>52.211</text:p>
              </table:table-cell>
              <table:table-cell office:value-type="float" office:value="52.163">
                <text:p>52.1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51.538">
                <text:p>51.538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50.874">
                <text:p>50.874</text:p>
              </table:table-cell>
              <table:table-cell office:value-type="float" office:value="50.826">
                <text:p>50.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0.217">
                <text:p>50.217</text:p>
              </table:table-cell>
              <table:table-cell office:value-type="float" office:value="50.169">
                <text:p>50.1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9.569">
                <text:p>49.569</text:p>
              </table:table-cell>
              <table:table-cell office:value-type="float" office:value="49.521">
                <text:p>49.5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8.928">
                <text:p>48.928</text:p>
              </table:table-cell>
              <table:table-cell office:value-type="float" office:value="48.881">
                <text:p>48.8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8.296">
                <text:p>48.296</text:p>
              </table:table-cell>
              <table:table-cell office:value-type="float" office:value="48.248">
                <text:p>48.2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7.671">
                <text:p>47.671</text:p>
              </table:table-cell>
              <table:table-cell office:value-type="float" office:value="47.624">
                <text:p>47.6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7.054">
                <text:p>47.054</text:p>
              </table:table-cell>
              <table:table-cell office:value-type="float" office:value="47.007">
                <text:p>47.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6.444">
                <text:p>46.444</text:p>
              </table:table-cell>
              <table:table-cell office:value-type="float" office:value="46.397">
                <text:p>46.3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5.842">
                <text:p>45.842</text:p>
              </table:table-cell>
              <table:table-cell office:value-type="float" office:value="45.795">
                <text:p>45.7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5.248">
                <text:p>45.248</text:p>
              </table:table-cell>
              <table:table-cell office:value-type="float" office:value="45.201">
                <text:p>45.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4.661">
                <text:p>44.661</text:p>
              </table:table-cell>
              <table:table-cell office:value-type="float" office:value="44.614">
                <text:p>44.6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4.081">
                <text:p>44.081</text:p>
              </table:table-cell>
              <table:table-cell office:value-type="float" office:value="44.034">
                <text:p>44.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3.508">
                <text:p>43.508</text:p>
              </table:table-cell>
              <table:table-cell office:value-type="float" office:value="43.462">
                <text:p>43.4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2.943">
                <text:p>42.943</text:p>
              </table:table-cell>
              <table:table-cell office:value-type="float" office:value="42.897">
                <text:p>42.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2.384">
                <text:p>42.384</text:p>
              </table:table-cell>
              <table:table-cell office:value-type="float" office:value="42.339">
                <text:p>42.3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1.833">
                <text:p>41.833</text:p>
              </table:table-cell>
              <table:table-cell office:value-type="float" office:value="41.787">
                <text:p>41.7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1.288">
                <text:p>41.288</text:p>
              </table:table-cell>
              <table:table-cell office:value-type="float" office:value="41.243">
                <text:p>41.2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0.751">
                <text:p>40.751</text:p>
              </table:table-cell>
              <table:table-cell office:value-type="float" office:value="40.705">
                <text:p>40.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0.22">
                <text:p>40.22</text:p>
              </table:table-cell>
              <table:table-cell office:value-type="float" office:value="40.175">
                <text:p>40.1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39.696">
                <text:p>39.696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39.178">
                <text:p>39.178</text:p>
              </table:table-cell>
              <table:table-cell office:value-type="float" office:value="39.133">
                <text:p>39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38.667">
                <text:p>38.667</text:p>
              </table:table-cell>
              <table:table-cell office:value-type="float" office:value="38.622">
                <text:p>38.6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38.162">
                <text:p>38.162</text:p>
              </table:table-cell>
              <table:table-cell office:value-type="float" office:value="38.117">
                <text:p>38.1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37.664">
                <text:p>37.664</text:p>
              </table:table-cell>
              <table:table-cell office:value-type="float" office:value="37.619">
                <text:p>37.6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37.172">
                <text:p>37.172</text:p>
              </table:table-cell>
              <table:table-cell office:value-type="float" office:value="37.127">
                <text:p>37.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36.686">
                <text:p>36.686</text:p>
              </table:table-cell>
              <table:table-cell office:value-type="float" office:value="36.642">
                <text:p>36.6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36.206">
                <text:p>36.206</text:p>
              </table:table-cell>
              <table:table-cell office:value-type="float" office:value="36.162">
                <text:p>36.1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35.733">
                <text:p>35.733</text:p>
              </table:table-cell>
              <table:table-cell office:value-type="float" office:value="35.689">
                <text:p>35.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35.265">
                <text:p>35.265</text:p>
              </table:table-cell>
              <table:table-cell office:value-type="float" office:value="35.221">
                <text:p>35.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34.803">
                <text:p>34.803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34.348">
                <text:p>34.348</text:p>
              </table:table-cell>
              <table:table-cell office:value-type="float" office:value="34.304">
                <text:p>34.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3.898">
                <text:p>33.898</text:p>
              </table:table-cell>
              <table:table-cell office:value-type="float" office:value="33.854">
                <text:p>33.8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3.453">
                <text:p>33.453</text:p>
              </table:table-cell>
              <table:table-cell office:value-type="float" office:value="33.41">
                <text:p>33.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3.015">
                <text:p>33.015</text:p>
              </table:table-cell>
              <table:table-cell office:value-type="float" office:value="32.972">
                <text:p>32.9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2.582">
                <text:p>32.582</text:p>
              </table:table-cell>
              <table:table-cell office:value-type="float" office:value="32.539">
                <text:p>32.5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2.154">
                <text:p>32.154</text:p>
              </table:table-cell>
              <table:table-cell office:value-type="float" office:value="32.112">
                <text:p>32.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1.732">
                <text:p>31.732</text:p>
              </table:table-cell>
              <table:table-cell office:value-type="float" office:value="31.69">
                <text:p>31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1.316">
                <text:p>31.316</text:p>
              </table:table-cell>
              <table:table-cell office:value-type="float" office:value="31.274">
                <text:p>31.2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0.904">
                <text:p>30.904</text:p>
              </table:table-cell>
              <table:table-cell office:value-type="float" office:value="30.862">
                <text:p>30.8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0.498">
                <text:p>30.498</text:p>
              </table:table-cell>
              <table:table-cell office:value-type="float" office:value="30.457">
                <text:p>30.4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0.098">
                <text:p>30.098</text:p>
              </table:table-cell>
              <table:table-cell office:value-type="float" office:value="30.056">
                <text:p>30.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29.702">
                <text:p>29.702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29.311">
                <text:p>29.311</text:p>
              </table:table-cell>
              <table:table-cell office:value-type="float" office:value="29.27">
                <text:p>29.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28.926">
                <text:p>28.926</text:p>
              </table:table-cell>
              <table:table-cell office:value-type="float" office:value="28.885">
                <text:p>28.8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28.545">
                <text:p>28.545</text:p>
              </table:table-cell>
              <table:table-cell office:value-type="float" office:value="28.504">
                <text:p>28.5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28.17">
                <text:p>28.17</text:p>
              </table:table-cell>
              <table:table-cell office:value-type="float" office:value="28.129">
                <text:p>28.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27.799">
                <text:p>27.799</text:p>
              </table:table-cell>
              <table:table-cell office:value-type="float" office:value="27.758">
                <text:p>27.7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27.433">
                <text:p>27.433</text:p>
              </table:table-cell>
              <table:table-cell office:value-type="float" office:value="27.392">
                <text:p>27.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27.071">
                <text:p>27.071</text:p>
              </table:table-cell>
              <table:table-cell office:value-type="float" office:value="27.031">
                <text:p>27.0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26.715">
                <text:p>26.715</text:p>
              </table:table-cell>
              <table:table-cell office:value-type="float" office:value="26.674">
                <text:p>26.6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26.362">
                <text:p>26.362</text:p>
              </table:table-cell>
              <table:table-cell office:value-type="float" office:value="26.322">
                <text:p>26.3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26.015">
                <text:p>26.015</text:p>
              </table:table-cell>
              <table:table-cell office:value-type="float" office:value="25.975">
                <text:p>25.9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25.672">
                <text:p>25.672</text:p>
              </table:table-cell>
              <table:table-cell office:value-type="float" office:value="25.632">
                <text:p>25.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25.333">
                <text:p>25.333</text:p>
              </table:table-cell>
              <table:table-cell office:value-type="float" office:value="25.294">
                <text:p>25.2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24.999">
                <text:p>24.999</text:p>
              </table:table-cell>
              <table:table-cell office:value-type="float" office:value="24.959">
                <text:p>24.9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4.669">
                <text:p>24.66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4.343">
                <text:p>24.343</text:p>
              </table:table-cell>
              <table:table-cell office:value-type="float" office:value="24.304">
                <text:p>24.3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4.022">
                <text:p>24.022</text:p>
              </table:table-cell>
              <table:table-cell office:value-type="float" office:value="23.983">
                <text:p>23.9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3.705">
                <text:p>23.705</text:p>
              </table:table-cell>
              <table:table-cell office:value-type="float" office:value="23.666">
                <text:p>23.6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3.392">
                <text:p>23.392</text:p>
              </table:table-cell>
              <table:table-cell office:value-type="float" office:value="23.353">
                <text:p>23.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3.083">
                <text:p>23.083</text:p>
              </table:table-cell>
              <table:table-cell office:value-type="float" office:value="23.044">
                <text:p>23.0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2.778">
                <text:p>22.778</text:p>
              </table:table-cell>
              <table:table-cell office:value-type="float" office:value="22.739">
                <text:p>22.7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2.476">
                <text:p>22.476</text:p>
              </table:table-cell>
              <table:table-cell office:value-type="float" office:value="22.438">
                <text:p>22.4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2.179">
                <text:p>22.179</text:p>
              </table:table-cell>
              <table:table-cell office:value-type="float" office:value="22.141">
                <text:p>22.1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1.886">
                <text:p>21.886</text:p>
              </table:table-cell>
              <table:table-cell office:value-type="float" office:value="21.848">
                <text:p>21.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1.597">
                <text:p>21.597</text:p>
              </table:table-cell>
              <table:table-cell office:value-type="float" office:value="21.559">
                <text:p>21.5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1.311">
                <text:p>21.311</text:p>
              </table:table-cell>
              <table:table-cell office:value-type="float" office:value="21.273">
                <text:p>21.2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1.029">
                <text:p>21.029</text:p>
              </table:table-cell>
              <table:table-cell office:value-type="float" office:value="20.992">
                <text:p>20.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0.751">
                <text:p>20.751</text:p>
              </table:table-cell>
              <table:table-cell office:value-type="float" office:value="20.713">
                <text:p>20.7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0.476">
                <text:p>20.476</text:p>
              </table:table-cell>
              <table:table-cell office:value-type="float" office:value="20.439">
                <text:p>20.4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0.205">
                <text:p>20.205</text:p>
              </table:table-cell>
              <table:table-cell office:value-type="float" office:value="20.168">
                <text:p>20.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9.937">
                <text:p>19.937</text:p>
              </table:table-cell>
              <table:table-cell office:value-type="float" office:value="19.901">
                <text:p>19.9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30 percent'.A2:'30 percent'.A202 '30 percent'.D1:'30 percent'.D202 '30 percent'.K1:'30 percent'.K202" chart:data-source-has-labels="row" svg:x="0.769cm" svg:y="1.635cm" svg:width="11.554cm" svg:height="6.771cm">
          <chartooo:coordinate-region svg:x="1.761cm" svg:y="1.834cm" svg:width="10.191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D2:'30 percent'.D202" chart:label-cell-address="'30 percent'.D1:'30 percent'.D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K2:'30 percent'.K202" chart:label-cell-address="'30 percent'.K1:'3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30 percent'.D1:'30 percent'.D1</svg:desc>
                </draw:g>
              </table:table-cell>
              <table:table-cell office:value-type="string">
                <text:p>noapc TAT</text:p>
                <draw:g>
                  <svg:desc>'30 percent'.K1:'3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D2:'30 percent'.D202</svg:desc>
                </draw:g>
              </table:table-cell>
              <table:table-cell office:value-type="float" office:value="0">
                <text:p>0</text:p>
                <draw:g>
                  <svg:desc>'30 percent'.K2:'3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61689">
                <text:p>0.061689</text:p>
              </table:table-cell>
              <table:table-cell office:value-type="float" office:value="0.063243">
                <text:p>0.063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42708">
                <text:p>0.42708</text:p>
              </table:table-cell>
              <table:table-cell office:value-type="float" office:value="0.43056">
                <text:p>0.43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2.1102">
                <text:p>2.1102</text:p>
              </table:table-cell>
              <table:table-cell office:value-type="float" office:value="2.1152">
                <text:p>2.1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8.7304">
                <text:p>8.7304</text:p>
              </table:table-cell>
              <table:table-cell office:value-type="float" office:value="8.7383">
                <text:p>8.7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22.565">
                <text:p>22.565</text:p>
              </table:table-cell>
              <table:table-cell office:value-type="float" office:value="22.577">
                <text:p>22.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42.595">
                <text:p>42.595</text:p>
              </table:table-cell>
              <table:table-cell office:value-type="float" office:value="42.611">
                <text:p>42.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68.419">
                <text:p>68.419</text:p>
              </table:table-cell>
              <table:table-cell office:value-type="float" office:value="68.439">
                <text:p>68.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95.343">
                <text:p>95.343</text:p>
              </table:table-cell>
              <table:table-cell office:value-type="float" office:value="95.367">
                <text:p>95.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24.77">
                <text:p>124.77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55.26">
                <text:p>155.26</text:p>
              </table:table-cell>
              <table:table-cell office:value-type="float" office:value="155.29">
                <text:p>155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84.08">
                <text:p>184.08</text:p>
              </table:table-cell>
              <table:table-cell office:value-type="float" office:value="184.11">
                <text:p>184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212.15">
                <text:p>212.15</text:p>
              </table:table-cell>
              <table:table-cell office:value-type="float" office:value="212.18">
                <text:p>212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239.25">
                <text:p>239.25</text:p>
              </table:table-cell>
              <table:table-cell office:value-type="float" office:value="239.29">
                <text:p>239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265.26">
                <text:p>265.26</text:p>
              </table:table-cell>
              <table:table-cell office:value-type="float" office:value="265.3">
                <text:p>26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90.13">
                <text:p>290.13</text:p>
              </table:table-cell>
              <table:table-cell office:value-type="float" office:value="290.17">
                <text:p>290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313.86">
                <text:p>313.86</text:p>
              </table:table-cell>
              <table:table-cell office:value-type="float" office:value="313.9">
                <text:p>31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336.49">
                <text:p>336.49</text:p>
              </table:table-cell>
              <table:table-cell office:value-type="float" office:value="336.53">
                <text:p>336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358.05">
                <text:p>358.05</text:p>
              </table:table-cell>
              <table:table-cell office:value-type="float" office:value="358.09">
                <text:p>358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378.6">
                <text:p>378.6</text:p>
              </table:table-cell>
              <table:table-cell office:value-type="float" office:value="378.64">
                <text:p>378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398.22">
                <text:p>398.22</text:p>
              </table:table-cell>
              <table:table-cell office:value-type="float" office:value="398.26">
                <text:p>398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416.95">
                <text:p>416.95</text:p>
              </table:table-cell>
              <table:table-cell office:value-type="float" office:value="416.99">
                <text:p>416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434.86">
                <text:p>434.86</text:p>
              </table:table-cell>
              <table:table-cell office:value-type="float" office:value="434.9">
                <text:p>434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452.02">
                <text:p>452.02</text:p>
              </table:table-cell>
              <table:table-cell office:value-type="float" office:value="452.06">
                <text:p>452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468.48">
                <text:p>468.48</text:p>
              </table:table-cell>
              <table:table-cell office:value-type="float" office:value="468.52">
                <text:p>468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484.28">
                <text:p>484.28</text:p>
              </table:table-cell>
              <table:table-cell office:value-type="float" office:value="484.32">
                <text:p>484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499.49">
                <text:p>499.49</text:p>
              </table:table-cell>
              <table:table-cell office:value-type="float" office:value="499.53">
                <text:p>499.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514.15">
                <text:p>514.15</text:p>
              </table:table-cell>
              <table:table-cell office:value-type="float" office:value="514.19">
                <text:p>514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528.29">
                <text:p>528.29</text:p>
              </table:table-cell>
              <table:table-cell office:value-type="float" office:value="528.33">
                <text:p>528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541.97">
                <text:p>541.97</text:p>
              </table:table-cell>
              <table:table-cell office:value-type="float" office:value="542.01">
                <text:p>542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555.2">
                <text:p>555.2</text:p>
              </table:table-cell>
              <table:table-cell office:value-type="float" office:value="555.24">
                <text:p>555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568.03">
                <text:p>568.03</text:p>
              </table:table-cell>
              <table:table-cell office:value-type="float" office:value="568.07">
                <text:p>568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580.49">
                <text:p>580.49</text:p>
              </table:table-cell>
              <table:table-cell office:value-type="float" office:value="580.53">
                <text:p>580.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592.59">
                <text:p>592.59</text:p>
              </table:table-cell>
              <table:table-cell office:value-type="float" office:value="592.63">
                <text:p>592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604.37">
                <text:p>604.37</text:p>
              </table:table-cell>
              <table:table-cell office:value-type="float" office:value="604.41">
                <text:p>604.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615.85">
                <text:p>615.85</text:p>
              </table:table-cell>
              <table:table-cell office:value-type="float" office:value="615.89">
                <text:p>615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627.05">
                <text:p>627.05</text:p>
              </table:table-cell>
              <table:table-cell office:value-type="float" office:value="627.08">
                <text:p>627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637.97">
                <text:p>637.97</text:p>
              </table:table-cell>
              <table:table-cell office:value-type="float" office:value="638.01">
                <text:p>638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648.65">
                <text:p>648.65</text:p>
              </table:table-cell>
              <table:table-cell office:value-type="float" office:value="648.69">
                <text:p>648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659.1">
                <text:p>659.1</text:p>
              </table:table-cell>
              <table:table-cell office:value-type="float" office:value="659.14">
                <text:p>659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669.32">
                <text:p>669.32</text:p>
              </table:table-cell>
              <table:table-cell office:value-type="float" office:value="669.36">
                <text:p>669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679.34">
                <text:p>679.34</text:p>
              </table:table-cell>
              <table:table-cell office:value-type="float" office:value="679.38">
                <text:p>679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689.16">
                <text:p>689.16</text:p>
              </table:table-cell>
              <table:table-cell office:value-type="float" office:value="689.19">
                <text:p>689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698.79">
                <text:p>698.79</text:p>
              </table:table-cell>
              <table:table-cell office:value-type="float" office:value="698.82">
                <text:p>698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708.24">
                <text:p>708.24</text:p>
              </table:table-cell>
              <table:table-cell office:value-type="float" office:value="708.27">
                <text:p>708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717.52">
                <text:p>717.52</text:p>
              </table:table-cell>
              <table:table-cell office:value-type="float" office:value="717.55">
                <text:p>717.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726.63">
                <text:p>726.63</text:p>
              </table:table-cell>
              <table:table-cell office:value-type="float" office:value="726.66">
                <text:p>726.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735.59">
                <text:p>735.59</text:p>
              </table:table-cell>
              <table:table-cell office:value-type="float" office:value="735.62">
                <text:p>735.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744.4">
                <text:p>744.4</text:p>
              </table:table-cell>
              <table:table-cell office:value-type="float" office:value="744.43">
                <text:p>744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753.06">
                <text:p>753.06</text:p>
              </table:table-cell>
              <table:table-cell office:value-type="float" office:value="753.09">
                <text:p>753.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761.58">
                <text:p>761.58</text:p>
              </table:table-cell>
              <table:table-cell office:value-type="float" office:value="761.61">
                <text:p>761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769.97">
                <text:p>769.9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778.22">
                <text:p>778.22</text:p>
              </table:table-cell>
              <table:table-cell office:value-type="float" office:value="778.25">
                <text:p>778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786.35">
                <text:p>786.35</text:p>
              </table:table-cell>
              <table:table-cell office:value-type="float" office:value="786.38">
                <text:p>786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794.35">
                <text:p>794.35</text:p>
              </table:table-cell>
              <table:table-cell office:value-type="float" office:value="794.38">
                <text:p>794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802.23">
                <text:p>802.23</text:p>
              </table:table-cell>
              <table:table-cell office:value-type="float" office:value="802.26">
                <text:p>802.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810">
                <text:p>810</text:p>
              </table:table-cell>
              <table:table-cell office:value-type="float" office:value="810.03">
                <text:p>81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817.65">
                <text:p>817.65</text:p>
              </table:table-cell>
              <table:table-cell office:value-type="float" office:value="817.68">
                <text:p>817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25.19">
                <text:p>825.19</text:p>
              </table:table-cell>
              <table:table-cell office:value-type="float" office:value="825.22">
                <text:p>825.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32.62">
                <text:p>832.62</text:p>
              </table:table-cell>
              <table:table-cell office:value-type="float" office:value="832.65">
                <text:p>832.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39.94">
                <text:p>839.94</text:p>
              </table:table-cell>
              <table:table-cell office:value-type="float" office:value="839.97">
                <text:p>839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47.16">
                <text:p>847.16</text:p>
              </table:table-cell>
              <table:table-cell office:value-type="float" office:value="847.19">
                <text:p>847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54.28">
                <text:p>854.28</text:p>
              </table:table-cell>
              <table:table-cell office:value-type="float" office:value="854.3">
                <text:p>854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61.29">
                <text:p>861.29</text:p>
              </table:table-cell>
              <table:table-cell office:value-type="float" office:value="861.32">
                <text:p>861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68.21">
                <text:p>868.21</text:p>
              </table:table-cell>
              <table:table-cell office:value-type="float" office:value="868.23">
                <text:p>868.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75.03">
                <text:p>875.03</text:p>
              </table:table-cell>
              <table:table-cell office:value-type="float" office:value="875.05">
                <text:p>875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881.75">
                <text:p>881.75</text:p>
              </table:table-cell>
              <table:table-cell office:value-type="float" office:value="881.77">
                <text:p>881.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888.38">
                <text:p>888.38</text:p>
              </table:table-cell>
              <table:table-cell office:value-type="float" office:value="888.4">
                <text:p>888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94.91">
                <text:p>894.91</text:p>
              </table:table-cell>
              <table:table-cell office:value-type="float" office:value="894.93">
                <text:p>894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901.36">
                <text:p>901.36</text:p>
              </table:table-cell>
              <table:table-cell office:value-type="float" office:value="901.38">
                <text:p>901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907.71">
                <text:p>907.71</text:p>
              </table:table-cell>
              <table:table-cell office:value-type="float" office:value="907.73">
                <text:p>907.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913.98">
                <text:p>913.9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920.16">
                <text:p>920.16</text:p>
              </table:table-cell>
              <table:table-cell office:value-type="float" office:value="920.18">
                <text:p>920.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926.26">
                <text:p>926.26</text:p>
              </table:table-cell>
              <table:table-cell office:value-type="float" office:value="926.28">
                <text:p>926.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932.27">
                <text:p>932.27</text:p>
              </table:table-cell>
              <table:table-cell office:value-type="float" office:value="932.29">
                <text:p>932.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938.2">
                <text:p>938.2</text:p>
              </table:table-cell>
              <table:table-cell office:value-type="float" office:value="938.21">
                <text:p>938.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944.04">
                <text:p>944.04</text:p>
              </table:table-cell>
              <table:table-cell office:value-type="float" office:value="944.06">
                <text:p>944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949.81">
                <text:p>949.81</text:p>
              </table:table-cell>
              <table:table-cell office:value-type="float" office:value="949.82">
                <text:p>949.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955.49">
                <text:p>955.49</text:p>
              </table:table-cell>
              <table:table-cell office:value-type="float" office:value="955.51">
                <text:p>955.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961.1">
                <text:p>961.1</text:p>
              </table:table-cell>
              <table:table-cell office:value-type="float" office:value="961.12">
                <text:p>961.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966.63">
                <text:p>966.63</text:p>
              </table:table-cell>
              <table:table-cell office:value-type="float" office:value="966.65">
                <text:p>966.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972.09">
                <text:p>972.09</text:p>
              </table:table-cell>
              <table:table-cell office:value-type="float" office:value="972.1">
                <text:p>972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977.47">
                <text:p>977.47</text:p>
              </table:table-cell>
              <table:table-cell office:value-type="float" office:value="977.48">
                <text:p>977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82.77">
                <text:p>982.77</text:p>
              </table:table-cell>
              <table:table-cell office:value-type="float" office:value="982.78">
                <text:p>982.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88">
                <text:p>988</text:p>
              </table:table-cell>
              <table:table-cell office:value-type="float" office:value="988.01">
                <text:p>988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93.16">
                <text:p>993.16</text:p>
              </table:table-cell>
              <table:table-cell office:value-type="float" office:value="993.17">
                <text:p>993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98.25">
                <text:p>998.25</text:p>
              </table:table-cell>
              <table:table-cell office:value-type="float" office:value="998.26">
                <text:p>998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003.3">
                <text:p>1003.3</text:p>
              </table:table-cell>
              <table:table-cell office:value-type="float" office:value="1003.3">
                <text:p>1003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008.2">
                <text:p>1008.2</text:p>
              </table:table-cell>
              <table:table-cell office:value-type="float" office:value="1008.2">
                <text:p>1008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1013.1">
                <text:p>1013.1</text:p>
              </table:table-cell>
              <table:table-cell office:value-type="float" office:value="1013.1">
                <text:p>1013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1017.9">
                <text:p>1017.9</text:p>
              </table:table-cell>
              <table:table-cell office:value-type="float" office:value="1017.9">
                <text:p>1017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1022.7">
                <text:p>1022.7</text:p>
              </table:table-cell>
              <table:table-cell office:value-type="float" office:value="1022.7">
                <text:p>1022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1027.3">
                <text:p>1027.3</text:p>
              </table:table-cell>
              <table:table-cell office:value-type="float" office:value="1027.3">
                <text:p>1027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1036.5">
                <text:p>1036.5</text:p>
              </table:table-cell>
              <table:table-cell office:value-type="float" office:value="1036.5">
                <text:p>1036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1041">
                <text:p>104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1045.4">
                <text:p>1045.4</text:p>
              </table:table-cell>
              <table:table-cell office:value-type="float" office:value="1045.4">
                <text:p>1045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1049.8">
                <text:p>1049.8</text:p>
              </table:table-cell>
              <table:table-cell office:value-type="float" office:value="1049.8">
                <text:p>1049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1054.1">
                <text:p>1054.1</text:p>
              </table:table-cell>
              <table:table-cell office:value-type="float" office:value="1054.1">
                <text:p>1054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1058.3">
                <text:p>1058.3</text:p>
              </table:table-cell>
              <table:table-cell office:value-type="float" office:value="1058.4">
                <text:p>1058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1062.5">
                <text:p>1062.5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066.7">
                <text:p>1066.7</text:p>
              </table:table-cell>
              <table:table-cell office:value-type="float" office:value="1066.7">
                <text:p>1066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070.7">
                <text:p>1070.7</text:p>
              </table:table-cell>
              <table:table-cell office:value-type="float" office:value="1070.7">
                <text:p>1070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074.8">
                <text:p>1074.8</text:p>
              </table:table-cell>
              <table:table-cell office:value-type="float" office:value="1074.8">
                <text:p>1074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078.7">
                <text:p>1078.7</text:p>
              </table:table-cell>
              <table:table-cell office:value-type="float" office:value="1078.7">
                <text:p>1078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082.6">
                <text:p>1082.6</text:p>
              </table:table-cell>
              <table:table-cell office:value-type="float" office:value="1082.6">
                <text:p>1082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086.5">
                <text:p>1086.5</text:p>
              </table:table-cell>
              <table:table-cell office:value-type="float" office:value="1086.5">
                <text:p>1086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090.3">
                <text:p>1090.3</text:p>
              </table:table-cell>
              <table:table-cell office:value-type="float" office:value="1090.3">
                <text:p>1090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094">
                <text:p>109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097.7">
                <text:p>1097.7</text:p>
              </table:table-cell>
              <table:table-cell office:value-type="float" office:value="1097.7">
                <text:p>1097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101.4">
                <text:p>1101.4</text:p>
              </table:table-cell>
              <table:table-cell office:value-type="float" office:value="1101.4">
                <text:p>110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105">
                <text:p>110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108.5">
                <text:p>1108.5</text:p>
              </table:table-cell>
              <table:table-cell office:value-type="float" office:value="1108.5">
                <text:p>1108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112">
                <text:p>11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115.5">
                <text:p>1115.5</text:p>
              </table:table-cell>
              <table:table-cell office:value-type="float" office:value="1115.5">
                <text:p>1115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118.9">
                <text:p>1118.9</text:p>
              </table:table-cell>
              <table:table-cell office:value-type="float" office:value="1118.9">
                <text:p>1118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122.2">
                <text:p>1122.2</text:p>
              </table:table-cell>
              <table:table-cell office:value-type="float" office:value="1122.2">
                <text:p>1122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125.5">
                <text:p>1125.5</text:p>
              </table:table-cell>
              <table:table-cell office:value-type="float" office:value="1125.5">
                <text:p>1125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128.8">
                <text:p>1128.8</text:p>
              </table:table-cell>
              <table:table-cell office:value-type="float" office:value="1128.8">
                <text:p>1128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132">
                <text:p>113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135.2">
                <text:p>1135.2</text:p>
              </table:table-cell>
              <table:table-cell office:value-type="float" office:value="1135.2">
                <text:p>1135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138.3">
                <text:p>1138.3</text:p>
              </table:table-cell>
              <table:table-cell office:value-type="float" office:value="1138.3">
                <text:p>1138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141.4">
                <text:p>1141.4</text:p>
              </table:table-cell>
              <table:table-cell office:value-type="float" office:value="1141.4">
                <text:p>1141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144.4">
                <text:p>1144.4</text:p>
              </table:table-cell>
              <table:table-cell office:value-type="float" office:value="1144.4">
                <text:p>1144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147.4">
                <text:p>1147.4</text:p>
              </table:table-cell>
              <table:table-cell office:value-type="float" office:value="1147.4">
                <text:p>1147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150.4">
                <text:p>1150.4</text:p>
              </table:table-cell>
              <table:table-cell office:value-type="float" office:value="1150.4">
                <text:p>1150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153.3">
                <text:p>1153.3</text:p>
              </table:table-cell>
              <table:table-cell office:value-type="float" office:value="1153.3">
                <text:p>1153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156.2">
                <text:p>1156.2</text:p>
              </table:table-cell>
              <table:table-cell office:value-type="float" office:value="1156.2">
                <text:p>1156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159">
                <text:p>115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161.8">
                <text:p>1161.8</text:p>
              </table:table-cell>
              <table:table-cell office:value-type="float" office:value="1161.8">
                <text:p>1161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164.6">
                <text:p>1164.6</text:p>
              </table:table-cell>
              <table:table-cell office:value-type="float" office:value="1164.6">
                <text:p>1164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167.3">
                <text:p>1167.3</text:p>
              </table:table-cell>
              <table:table-cell office:value-type="float" office:value="1167.3">
                <text:p>116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172.6">
                <text:p>1172.6</text:p>
              </table:table-cell>
              <table:table-cell office:value-type="float" office:value="1172.6">
                <text:p>1172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175.2">
                <text:p>1175.2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177.8">
                <text:p>1177.8</text:p>
              </table:table-cell>
              <table:table-cell office:value-type="float" office:value="1177.8">
                <text:p>1177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180.4">
                <text:p>1180.4</text:p>
              </table:table-cell>
              <table:table-cell office:value-type="float" office:value="1180.4">
                <text:p>1180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182.9">
                <text:p>1182.9</text:p>
              </table:table-cell>
              <table:table-cell office:value-type="float" office:value="1182.9">
                <text:p>1182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185.3">
                <text:p>1185.3</text:p>
              </table:table-cell>
              <table:table-cell office:value-type="float" office:value="1185.3">
                <text:p>1185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187.8">
                <text:p>1187.8</text:p>
              </table:table-cell>
              <table:table-cell office:value-type="float" office:value="1187.8">
                <text:p>1187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190.2">
                <text:p>1190.2</text:p>
              </table:table-cell>
              <table:table-cell office:value-type="float" office:value="1190.2">
                <text:p>1190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192.6">
                <text:p>1192.6</text:p>
              </table:table-cell>
              <table:table-cell office:value-type="float" office:value="1192.5">
                <text:p>1192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194.9">
                <text:p>1194.9</text:p>
              </table:table-cell>
              <table:table-cell office:value-type="float" office:value="1194.9">
                <text:p>1194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197.2">
                <text:p>1197.2</text:p>
              </table:table-cell>
              <table:table-cell office:value-type="float" office:value="1197.2">
                <text:p>119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199.5">
                <text:p>1199.5</text:p>
              </table:table-cell>
              <table:table-cell office:value-type="float" office:value="1199.5">
                <text:p>1199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201.7">
                <text:p>1201.7</text:p>
              </table:table-cell>
              <table:table-cell office:value-type="float" office:value="1201.7">
                <text:p>1201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203.9">
                <text:p>1203.9</text:p>
              </table:table-cell>
              <table:table-cell office:value-type="float" office:value="1203.9">
                <text:p>1203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206.1">
                <text:p>1206.1</text:p>
              </table:table-cell>
              <table:table-cell office:value-type="float" office:value="1206.1">
                <text:p>1206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208.3">
                <text:p>1208.3</text:p>
              </table:table-cell>
              <table:table-cell office:value-type="float" office:value="1208.3">
                <text:p>1208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210.4">
                <text:p>1210.4</text:p>
              </table:table-cell>
              <table:table-cell office:value-type="float" office:value="1210.4">
                <text:p>1210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212.5">
                <text:p>1212.5</text:p>
              </table:table-cell>
              <table:table-cell office:value-type="float" office:value="1212.5">
                <text:p>1212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214.6">
                <text:p>1214.6</text:p>
              </table:table-cell>
              <table:table-cell office:value-type="float" office:value="1214.5">
                <text:p>1214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216.6">
                <text:p>1216.6</text:p>
              </table:table-cell>
              <table:table-cell office:value-type="float" office:value="1216.6">
                <text:p>1216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218.6">
                <text:p>1218.6</text:p>
              </table:table-cell>
              <table:table-cell office:value-type="float" office:value="1218.6">
                <text:p>1218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220.6">
                <text:p>1220.6</text:p>
              </table:table-cell>
              <table:table-cell office:value-type="float" office:value="1220.6">
                <text:p>1220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222.5">
                <text:p>1222.5</text:p>
              </table:table-cell>
              <table:table-cell office:value-type="float" office:value="1222.5">
                <text:p>1222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224.5">
                <text:p>1224.5</text:p>
              </table:table-cell>
              <table:table-cell office:value-type="float" office:value="1224.5">
                <text:p>122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26.4">
                <text:p>1226.4</text:p>
              </table:table-cell>
              <table:table-cell office:value-type="float" office:value="1226.4">
                <text:p>1226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28.3">
                <text:p>1228.3</text:p>
              </table:table-cell>
              <table:table-cell office:value-type="float" office:value="1228.2">
                <text:p>1228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30.1">
                <text:p>1230.1</text:p>
              </table:table-cell>
              <table:table-cell office:value-type="float" office:value="1230.1">
                <text:p>1230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31.9">
                <text:p>1231.9</text:p>
              </table:table-cell>
              <table:table-cell office:value-type="float" office:value="1231.9">
                <text:p>1231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33.7">
                <text:p>1233.7</text:p>
              </table:table-cell>
              <table:table-cell office:value-type="float" office:value="1233.7">
                <text:p>1233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35.5">
                <text:p>1235.5</text:p>
              </table:table-cell>
              <table:table-cell office:value-type="float" office:value="1235.5">
                <text:p>1235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37.3">
                <text:p>1237.3</text:p>
              </table:table-cell>
              <table:table-cell office:value-type="float" office:value="1237.3">
                <text:p>1237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40.7">
                <text:p>1240.7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42.4">
                <text:p>1242.4</text:p>
              </table:table-cell>
              <table:table-cell office:value-type="float" office:value="1242.4">
                <text:p>1242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44">
                <text:p>124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45.7">
                <text:p>1245.7</text:p>
              </table:table-cell>
              <table:table-cell office:value-type="float" office:value="1245.7">
                <text:p>1245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47.3">
                <text:p>1247.3</text:p>
              </table:table-cell>
              <table:table-cell office:value-type="float" office:value="1247.3">
                <text:p>1247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48.9">
                <text:p>1248.9</text:p>
              </table:table-cell>
              <table:table-cell office:value-type="float" office:value="1248.9">
                <text:p>1248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50.5">
                <text:p>1250.5</text:p>
              </table:table-cell>
              <table:table-cell office:value-type="float" office:value="1250.5">
                <text:p>125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52">
                <text:p>125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53.6">
                <text:p>1253.6</text:p>
              </table:table-cell>
              <table:table-cell office:value-type="float" office:value="1253.5">
                <text:p>125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55.1">
                <text:p>1255.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56.5">
                <text:p>1256.5</text:p>
              </table:table-cell>
              <table:table-cell office:value-type="float" office:value="1256.5">
                <text:p>1256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58">
                <text:p>125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59.5">
                <text:p>1259.5</text:p>
              </table:table-cell>
              <table:table-cell office:value-type="float" office:value="1259.5">
                <text:p>1259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60.9">
                <text:p>1260.9</text:p>
              </table:table-cell>
              <table:table-cell office:value-type="float" office:value="1260.9">
                <text:p>1260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62.3">
                <text:p>1262.3</text:p>
              </table:table-cell>
              <table:table-cell office:value-type="float" office:value="1262.3">
                <text:p>1262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63.7">
                <text:p>1263.7</text:p>
              </table:table-cell>
              <table:table-cell office:value-type="float" office:value="1263.7">
                <text:p>1263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65.1">
                <text:p>1265.1</text:p>
              </table:table-cell>
              <table:table-cell office:value-type="float" office:value="1265.1">
                <text:p>1265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266.4">
                <text:p>1266.4</text:p>
              </table:table-cell>
              <table:table-cell office:value-type="float" office:value="1266.4">
                <text:p>1266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267.8">
                <text:p>1267.8</text:p>
              </table:table-cell>
              <table:table-cell office:value-type="float" office:value="1267.8">
                <text:p>126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269.1">
                <text:p>1269.1</text:p>
              </table:table-cell>
              <table:table-cell office:value-type="float" office:value="1269.1">
                <text:p>1269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270.4">
                <text:p>1270.4</text:p>
              </table:table-cell>
              <table:table-cell office:value-type="float" office:value="1270.4">
                <text:p>1270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271.7">
                <text:p>1271.7</text:p>
              </table:table-cell>
              <table:table-cell office:value-type="float" office:value="1271.7">
                <text:p>1271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272.9">
                <text:p>1272.9</text:p>
              </table:table-cell>
              <table:table-cell office:value-type="float" office:value="1272.9">
                <text:p>1272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274.2">
                <text:p>1274.2</text:p>
              </table:table-cell>
              <table:table-cell office:value-type="float" office:value="1274.2">
                <text:p>1274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275.4">
                <text:p>1275.4</text:p>
              </table:table-cell>
              <table:table-cell office:value-type="float" office:value="1275.4">
                <text:p>1275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276.6">
                <text:p>1276.6</text:p>
              </table:table-cell>
              <table:table-cell office:value-type="float" office:value="1276.6">
                <text:p>1276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277.8">
                <text:p>1277.8</text:p>
              </table:table-cell>
              <table:table-cell office:value-type="float" office:value="1277.8">
                <text:p>1277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279">
                <text:p>127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280.2">
                <text:p>1280.2</text:p>
              </table:table-cell>
              <table:table-cell office:value-type="float" office:value="1280.2">
                <text:p>1280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281.3">
                <text:p>1281.3</text:p>
              </table:table-cell>
              <table:table-cell office:value-type="float" office:value="1281.3">
                <text:p>1281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282.5">
                <text:p>1282.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283.6">
                <text:p>1283.6</text:p>
              </table:table-cell>
              <table:table-cell office:value-type="float" office:value="1283.6">
                <text:p>1283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284.7">
                <text:p>1284.7</text:p>
              </table:table-cell>
              <table:table-cell office:value-type="float" office:value="1284.7">
                <text:p>1284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285.8">
                <text:p>1285.8</text:p>
              </table:table-cell>
              <table:table-cell office:value-type="float" office:value="1285.8">
                <text:p>1285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286.9">
                <text:p>1286.9</text:p>
              </table:table-cell>
              <table:table-cell office:value-type="float" office:value="1286.9">
                <text:p>1286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287.9">
                <text:p>1287.9</text:p>
              </table:table-cell>
              <table:table-cell office:value-type="float" office:value="1287.9">
                <text:p>1287.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